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5-09</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Origin</text:span>
</text:h>
      <text:h text:style-name="P10" text:outline-level="1">
<text:span text:style-name="T4">
At Sivershchyna and Slobozhanschyna directions Russian army shelled Orlykivka, Tymonovychi, Z...</text:span>
</text:h>
      <text:p text:style-name="P4">
Authors: liveuamap (Language: en)</text:p>
      <text:p text:style-name="P4">
Time: 2023-05-08T-65:02:00</text:p>
      <text:p text:style-name="P4">
Location: Chernihiv (Latitude:52.23179 Longtitude:32.91615)</text:p>
      <text:p text:style-name="P4">
Videos: []</text:p>
      <text:p text:style-name="P4">
Images: []</text:p>
      <text:p text:style-name="P4">
Tags: ["Russia"]</text:p>
      <text:p text:style-name="P4">
ID: 22561307</text:p>
      <!--METADATA-->
      <text:p text:style-name="P4">
At Sivershchyna and Slobozhanschyna directions Russian army shelled Orlykivka,Tymonovychi, Zarichchya, Bleshnya, Zaliznyy Mist, Arkhypivka, Leonivka, Buchkyof Chernihiv region; Stara Huta, Seredyna-Buda, Bachivsk, Ulanove, Vorozhba,Iskryskivschyna and Novhorodske of Sumy region, also Udy, Vovchansk,Pletenivka, Bochkove, Mala Vovcha, Nesterne, Budarky and Stroyivka of Kharkivregion. Russian aviation conducted airstrikes at Zarichchya, Leonivka andKostobobriv of Chernihiv region and Hlukhiv of Sumy region, - General Staff ofArmed Forces of Ukraine says in the morning report</text:p>
      <text:p text:style-name="P4">
News Collection Link: <text:a xlink:type="simple" xlink:href="https://liveuamap.com/en/2023/8-may-at-sivershchyna-and-slobozhanschyna-directions-russian" text:style-name="Internet_20_link" text:visited-style-name="Visited_20_Internet_20_Link">
https://liveuamap.com/en/2023/8-may-at-sivershchyna-and-slobozhanschyna-directions-russian</text:a>
</text:p>
      <text:p text:style-name="P4">
Source: <text:a xlink:type="simple" xlink:href="https://t.me/lumsrc/4718" text:style-name="Internet_20_link" text:visited-style-name="Visited_20_Internet_20_Link">
https://t.me/lumsrc/4718</text:a>
</text:p>
      <!--NEWS-->
      <text:h text:style-name="P10" text:outline-level="1">
<text:span text:style-name="T4">
At Kupiansk direction Russian army shelled Krasne Pershe, Fyholivka, Novomlynsk, Zapadne, Lym...</text:span>
</text:h>
      <text:p text:style-name="P4">
Authors: liveuamap (Language: en)</text:p>
      <text:p text:style-name="P4">
Time: 2023-05-08T-67:02:00</text:p>
      <text:p text:style-name="P4">
Location: Dvorichna (Latitude:49.78803 Longtitude:37.75331)</text:p>
      <text:p text:style-name="P4">
Videos: []</text:p>
      <text:p text:style-name="P4">
Images: []</text:p>
      <text:p text:style-name="P4">
Tags: ["Russia"]</text:p>
      <text:p text:style-name="P4">
ID: 22561306</text:p>
      <!--METADATA-->
      <text:p text:style-name="P4">
At Kupiansk direction Russian army shelled Krasne Pershe, Fyholivka,Novomlynsk, Zapadne, Lyman Pershyy, Berestove of Kharkiv region andNovoselivske and Stelmakhivka of Luhansk region. Russian aviation conductedairstrikes at Hryanykivka and Vilshana, - General Staff of Armed Forces ofUkraine says in the morning report</text:p>
      <text:p text:style-name="P4">
News Collection Link: <text:a xlink:type="simple" xlink:href="https://liveuamap.com/en/2023/8-may-at-kupiansk-direction-russian-army-shelled-krasne-pershe" text:style-name="Internet_20_link" text:visited-style-name="Visited_20_Internet_20_Link">
https://liveuamap.com/en/2023/8-may-at-kupiansk-direction-russian-army-shelled-krasne-pershe</text:a>
</text:p>
      <text:p text:style-name="P4">
Source: <text:a xlink:type="simple" xlink:href="https://t.me/lumsrc/4719" text:style-name="Internet_20_link" text:visited-style-name="Visited_20_Internet_20_Link">
https://t.me/lumsrc/4719</text:a>
</text:p>
      <!--NEWS-->
      <text:h text:style-name="P10" text:outline-level="1">
<text:span text:style-name="T4">
At Lyman direction Russian army shelled Stelmakhivka, Makiyivka and Nevske of Luhansk region ...</text:span>
</text:h>
      <text:p text:style-name="P4">
Authors: liveuamap (Language: en)</text:p>
      <text:p text:style-name="P4">
Time: 2023-05-08T-69:02:00</text:p>
      <text:p text:style-name="P4">
Location: Luhansk (Latitude:49.022 Longtitude:37.9545)</text:p>
      <text:p text:style-name="P4">
Videos: []</text:p>
      <text:p text:style-name="P4">
Images: []</text:p>
      <text:p text:style-name="P4">
Tags: ["Russia"]</text:p>
      <text:p text:style-name="P4">
ID: 22561305</text:p>
      <!--METADATA-->
      <text:p text:style-name="P4">
At Lyman direction Russian army shelled Stelmakhivka, Makiyivka and Nevske ofLuhansk region and Bilohorivka and Spirne of Donetsk region. Russian aviationconducted airstrikes at Bilohorivka of Luhansk region, also Torske and Spirneof Donetsk region, - General Staff of Armed Forces of Ukraine says in themorning report</text:p>
      <text:p text:style-name="P4">
News Collection Link: <text:a xlink:type="simple" xlink:href="https://liveuamap.com/en/2023/8-may-at-lyman-direction-russian-army-shelled-stelmakhivka" text:style-name="Internet_20_link" text:visited-style-name="Visited_20_Internet_20_Link">
https://liveuamap.com/en/2023/8-may-at-lyman-direction-russian-army-shelled-stelmakhivka</text:a>
</text:p>
      <text:p text:style-name="P4">
Source: <text:a xlink:type="simple" xlink:href="https://t.me/lumsrc/4720" text:style-name="Internet_20_link" text:visited-style-name="Visited_20_Internet_20_Link">
https://t.me/lumsrc/4720</text:a>
</text:p>
      <!--NEWS-->
      <text:h text:style-name="P10" text:outline-level="1">
<text:span text:style-name="T4">
At Bakhmut direction Russian army shelled Zaliznyanske, Orikhovo-Vasylivka, Novomarkove, Mark...</text:span>
</text:h>
      <text:p text:style-name="P4">
Authors: liveuamap (Language: en)</text:p>
      <text:p text:style-name="P4">
Time: 2023-05-08T-71:02:00</text:p>
      <text:p text:style-name="P4">
Location: New York, Donetsk Oblast (Latitude:48.32647 Longtitude:37.84447)</text:p>
      <text:p text:style-name="P4">
Videos: []</text:p>
      <text:p text:style-name="P4">
Images: []</text:p>
      <text:p text:style-name="P4">
Tags: ["Russia"]</text:p>
      <text:p text:style-name="P4">
ID: 22561304</text:p>
      <!--METADATA-->
      <text:p text:style-name="P4">
At Bakhmut direction Russian army shelled Zaliznyanske, Orikhovo-Vasylivka,Novomarkove, Markove, Bakhmut, Ivanivske, Chasiv Yar, Stupochky, Oleksandro-Shultyne and Leonidivka of Donetsk region. Russian aviation conductedairstrikes at Bakhmut, Bohdanivka, Kurdumivka and New York, - General Staff ofArmed Forces of Ukraine says in the morning report</text:p>
      <text:p text:style-name="P4">
News Collection Link: <text:a xlink:type="simple" xlink:href="https://liveuamap.com/en/2023/8-may-at-bakhmut-direction-russian-army-shelled-zaliznyanske" text:style-name="Internet_20_link" text:visited-style-name="Visited_20_Internet_20_Link">
https://liveuamap.com/en/2023/8-may-at-bakhmut-direction-russian-army-shelled-zaliznyanske</text:a>
</text:p>
      <text:p text:style-name="P4">
Source: <text:a xlink:type="simple" xlink:href="https://t.me/lumsrc/4721" text:style-name="Internet_20_link" text:visited-style-name="Visited_20_Internet_20_Link">
https://t.me/lumsrc/4721</text:a>
</text:p>
      <!--NEWS-->
      <text:h text:style-name="P10" text:outline-level="1">
<text:span text:style-name="T4">
At Avdiyivka direction Russian army shelled Keramik, Novokalynove, Ocheretyne, Berdychi, Avdi...</text:span>
</text:h>
      <text:p text:style-name="P4">
Authors: liveuamap (Language: en)</text:p>
      <text:p text:style-name="P4">
Time: 2023-05-08T-73:02:00</text:p>
      <text:p text:style-name="P4">
Location: Donetsk (Latitude:47.98981 Longtitude:37.40227)</text:p>
      <text:p text:style-name="P4">
Videos: []</text:p>
      <text:p text:style-name="P4">
Images: []</text:p>
      <text:p text:style-name="P4">
Tags: ["Russia"]</text:p>
      <text:p text:style-name="P4">
ID: 22561303</text:p>
      <!--METADATA-->
      <text:p text:style-name="P4">
At Avdiyivka direction Russian army shelled Keramik, Novokalynove, Ocheretyne,Berdychi, Avdiyivka, Vodyane, Pervomayske, Nevelske, Netaylove, Karlivka andHostre of Donetsk region, - General Staff of Armed Forces of Ukraine says inthe morning report</text:p>
      <text:p text:style-name="P4">
News Collection Link: <text:a xlink:type="simple" xlink:href="https://liveuamap.com/en/2023/8-may-at-avdiyivka-direction-russian-army-shelled-keramik" text:style-name="Internet_20_link" text:visited-style-name="Visited_20_Internet_20_Link">
https://liveuamap.com/en/2023/8-may-at-avdiyivka-direction-russian-army-shelled-keramik</text:a>
</text:p>
      <text:p text:style-name="P4">
Source: <text:a xlink:type="simple" xlink:href="https://t.me/lumsrc/4722" text:style-name="Internet_20_link" text:visited-style-name="Visited_20_Internet_20_Link">
https://t.me/lumsrc/4722</text:a>
</text:p>
      <!--NEWS-->
      <text:h text:style-name="P10" text:outline-level="1">
<text:span text:style-name="T4">
At Maryinka direction Russian army shelled Krasnohorivka, Heorhiyivka, Kurakhove and Pobyeda ...</text:span>
</text:h>
      <text:p text:style-name="P4">
Authors: liveuamap (Language: en)</text:p>
      <text:p text:style-name="P4">
Time: 2023-05-08T-75:02:00</text:p>
      <text:p text:style-name="P4">
Location: Donetsk Oblast (Latitude:47.91473 Longtitude:37.46183)</text:p>
      <text:p text:style-name="P4">
Videos: []</text:p>
      <text:p text:style-name="P4">
Images: []</text:p>
      <text:p text:style-name="P4">
Tags: ["Russia"]</text:p>
      <text:p text:style-name="P4">
ID: 22561302</text:p>
      <!--METADATA-->
      <text:p text:style-name="P4">
At Maryinka direction Russian army shelled Krasnohorivka, Heorhiyivka,Kurakhove and Pobyeda of Donetsk region, - General Staff of Armed Forces ofUkraine says in the morning report</text:p>
      <text:p text:style-name="P4">
News Collection Link: <text:a xlink:type="simple" xlink:href="https://liveuamap.com/en/2023/8-may-at-maryinka-direction-russian-army-shelled-krasnohorivka" text:style-name="Internet_20_link" text:visited-style-name="Visited_20_Internet_20_Link">
https://liveuamap.com/en/2023/8-may-at-maryinka-direction-russian-army-shelled-krasnohorivka</text:a>
</text:p>
      <text:p text:style-name="P4">
Source: <text:a xlink:type="simple" xlink:href="https://t.me/lumsrc/4723" text:style-name="Internet_20_link" text:visited-style-name="Visited_20_Internet_20_Link">
https://t.me/lumsrc/4723</text:a>
</text:p>
      <!--NEWS-->
      <text:h text:style-name="P10" text:outline-level="1">
<text:span text:style-name="T4">
At Shakhtarske direction Russian army shelled Novomykhaylivka, Katerynivka, Yelyzavetivka, Vu...</text:span>
</text:h>
      <text:p text:style-name="P4">
Authors: liveuamap (Language: en)</text:p>
      <text:p text:style-name="P4">
Time: 2023-05-08T-77:02:00</text:p>
      <text:p text:style-name="P4">
Location: Velyka Novosilka (Latitude:47.83309 Longtitude:36.83836)</text:p>
      <text:p text:style-name="P4">
Videos: []</text:p>
      <text:p text:style-name="P4">
Images: []</text:p>
      <text:p text:style-name="P4">
Tags: ["Russia"]</text:p>
      <text:p text:style-name="P4">
ID: 22561301</text:p>
      <!--METADATA-->
      <text:p text:style-name="P4">
At Shakhtarske direction Russian army shelled Novomykhaylivka, Katerynivka,Yelyzavetivka, Vuhledar, Pavlivka, Prechystivka, Zolota Nyva, Novoukrayinka,Shakhtarske and Velyka Novosilka of Donetsk region, - General Staff of ArmedForces of Ukraine says in the morning report</text:p>
      <text:p text:style-name="P4">
News Collection Link: <text:a xlink:type="simple" xlink:href="https://liveuamap.com/en/2023/8-may-at-shakhtarske-direction-russian-army-shelled-novomykhaylivka" text:style-name="Internet_20_link" text:visited-style-name="Visited_20_Internet_20_Link">
https://liveuamap.com/en/2023/8-may-at-shakhtarske-direction-russian-army-shelled-novomykhaylivka</text:a>
</text:p>
      <text:p text:style-name="P4">
Source: <text:a xlink:type="simple" xlink:href="https://t.me/lumsrc/4724" text:style-name="Internet_20_link" text:visited-style-name="Visited_20_Internet_20_Link">
https://t.me/lumsrc/4724</text:a>
</text:p>
      <!--NEWS-->
      <text:h text:style-name="P10" text:outline-level="1">
<text:span text:style-name="T4">
Zaporizka Oblast(20:47). Red Alert: aerial threat. Sirens sounding. Take cover now!</text:span>
</text:h>
      <text:p text:style-name="P4">
Authors: liveuamap (Language: en)</text:p>
      <text:p text:style-name="P4">
Time: 2023-05-08T14:48:00</text:p>
      <text:p text:style-name="P4">
Location: Zaporizka Oblast (Latitude:47.612501 Longtitude:35.764751)</text:p>
      <text:p text:style-name="P4">
Videos: []</text:p>
      <text:p text:style-name="P4">
Images: []</text:p>
      <text:p text:style-name="P4">
Tags: []</text:p>
      <text:p text:style-name="P4">
ID: 22561383</text:p>
      <!--METADATA-->
      <text:p text:style-name="P4">
None</text:p>
      <text:p text:style-name="P4">
News Collection Link: <text:a xlink:type="simple" xlink:href="https://liveuamap.com/en/2023/08-may-zaporizka-oblast2047-red-alert-aerial-g" text:style-name="Internet_20_link" text:visited-style-name="Visited_20_Internet_20_Link">
https://liveuamap.com/en/2023/08-may-zaporizka-oblast2047-red-alert-aerial-g</text:a>
</text:p>
      <text:p text:style-name="P4">
Source: <text:a xlink:type="simple" xlink:href="https://liveuamap.com/en/2023/08-may-zaporizka-oblast2047-red-alert-aerial-g" text:style-name="Internet_20_link" text:visited-style-name="Visited_20_Internet_20_Link">
https://liveuamap.com/en/2023/08-may-zaporizka-oblast2047-red-alert-aerial-g</text:a>
</text:p>
      <!--NEWS-->
      <text:h text:style-name="P10" text:outline-level="1">
<text:span text:style-name="T4">
Dnipro, Dnipropetrovska Oblast(22:52). Red Alert: aerial threat. Sirens sounding. Take cover ...</text:span>
</text:h>
      <text:p text:style-name="P4">
Authors: liveuamap (Language: en)</text:p>
      <text:p text:style-name="P4">
Time: 2023-05-08T16:53:00</text:p>
      <text:p text:style-name="P4">
Location: Dnipro (Latitude:48.45973 Longtitude:35.03747)</text:p>
      <text:p text:style-name="P4">
Videos: []</text:p>
      <text:p text:style-name="P4">
Images: []</text:p>
      <text:p text:style-name="P4">
Tags: ["Europe", "Central and Eastern Europe"]</text:p>
      <text:p text:style-name="P4">
ID: 22561397</text:p>
      <!--METADATA-->
      <text:p text:style-name="P4">
Dnipro, Dnipropetrovska Oblast(22:52). Red Alert: aerial threat. Sirenssounding. Take cover now!</text:p>
      <text:p text:style-name="P4">
News Collection Link: <text:a xlink:type="simple" xlink:href="https://liveuamap.com/en/2023/08-may-dnipro-dnipropetrovska-oblast2252-red-g" text:style-name="Internet_20_link" text:visited-style-name="Visited_20_Internet_20_Link">
https://liveuamap.com/en/2023/08-may-dnipro-dnipropetrovska-oblast2252-red-g</text:a>
</text:p>
      <text:p text:style-name="P4">
Source: <text:a xlink:type="simple" xlink:href="https://t.me/air_alert_ua/44813" text:style-name="Internet_20_link" text:visited-style-name="Visited_20_Internet_20_Link">
https://t.me/air_alert_ua/44813</text:a>
</text:p>
      <!--NEWS-->
      <text:h text:style-name="P10" text:outline-level="1">
<text:span text:style-name="T4">
Donetsk Oblast(23:55). Red Alert: aerial threat. Sirens sounding. Take cover now!</text:span>
</text:h>
      <text:p text:style-name="P4">
Authors: liveuamap (Language: en)</text:p>
      <text:p text:style-name="P4">
Time: 2023-05-08T17:56:00</text:p>
      <text:p text:style-name="P4">
Location: Donetsk Oblast (Latitude:48.72757 Longtitude:37.57844)</text:p>
      <text:p text:style-name="P4">
Videos: []</text:p>
      <text:p text:style-name="P4">
Images: []</text:p>
      <text:p text:style-name="P4">
Tags: ["Europe", "Central and Eastern Europe"]</text:p>
      <text:p text:style-name="P4">
ID: 22561398</text:p>
      <!--METADATA-->
      <text:p text:style-name="P4">
Donetsk Oblast(23:55). Red Alert: aerial threat. Sirens sounding. Take covernow!</text:p>
      <text:p text:style-name="P4">
News Collection Link: <text:a xlink:type="simple" xlink:href="https://liveuamap.com/en/2023/08-may-donetsk-oblast2355-red-alert-aerial-thg" text:style-name="Internet_20_link" text:visited-style-name="Visited_20_Internet_20_Link">
https://liveuamap.com/en/2023/08-may-donetsk-oblast2355-red-alert-aerial-thg</text:a>
</text:p>
      <text:p text:style-name="P4">
Source: <text:a xlink:type="simple" xlink:href="https://t.me/air_alert_ua/44816" text:style-name="Internet_20_link" text:visited-style-name="Visited_20_Internet_20_Link">
https://t.me/air_alert_ua/44816</text:a>
</text:p>
      <!--NEWS-->
      <text:h text:style-name="P10" text:outline-level="1">
<text:span text:style-name="T4">
Zaporizka Oblast, Dnipro, Dnipropetrovska Oblast, Kharkiv, Kharkivska Oblast(02:33). Red Aler...</text:span>
</text:h>
      <text:p text:style-name="P4">
Authors: liveuamap (Language: en)</text:p>
      <text:p text:style-name="P4">
Time: 2023-05-08T20:33:00</text:p>
      <text:p text:style-name="P4">
Location: Zaporizka Oblast (Latitude:47.611291 Longtitude:35.766471)</text:p>
      <text:p text:style-name="P4">
Videos: []</text:p>
      <text:p text:style-name="P4">
Images: []</text:p>
      <text:p text:style-name="P4">
Tags: ["Europe", "Central and Eastern Europe"]</text:p>
      <text:p text:style-name="P4">
ID: 22561399</text:p>
      <!--METADATA-->
      <text:p text:style-name="P4">
Zaporizka Oblast, Dnipro, Dnipropetrovska Oblast, Kharkiv, KharkivskaOblast(02:33). Red Alert: aerial threat. Sirens sounding. Take cover now!</text:p>
      <text:p text:style-name="P4">
News Collection Link: <text:a xlink:type="simple" xlink:href="https://liveuamap.com/en/2023/09-may-zaporizka-oblast-dnipro-dnipropetrovskg" text:style-name="Internet_20_link" text:visited-style-name="Visited_20_Internet_20_Link">
https://liveuamap.com/en/2023/09-may-zaporizka-oblast-dnipro-dnipropetrovskg</text:a>
</text:p>
      <text:p text:style-name="P4">
Source: <text:a xlink:type="simple" xlink:href="https://t.me/air_alert_ua/44820" text:style-name="Internet_20_link" text:visited-style-name="Visited_20_Internet_20_Link">
https://t.me/air_alert_ua/44820</text:a>
</text:p>
      <!--NEWS-->
      <text:h text:style-name="P10" text:outline-level="1">
<text:span text:style-name="T4">
Poltavska Oblast(02:33). Red Alert: aerial threat. Sirens sounding. Take cover now!</text:span>
</text:h>
      <text:p text:style-name="P4">
Authors: liveuamap (Language: en)</text:p>
      <text:p text:style-name="P4">
Time: 2023-05-08T20:35:00</text:p>
      <text:p text:style-name="P4">
Location: Poltavska Oblast (Latitude:49.47751 Longtitude:33.81964)</text:p>
      <text:p text:style-name="P4">
Videos: []</text:p>
      <text:p text:style-name="P4">
Images: []</text:p>
      <text:p text:style-name="P4">
Tags: ["Europe", "Central and Eastern Europe"]</text:p>
      <text:p text:style-name="P4">
ID: 22561400</text:p>
      <!--METADATA-->
      <text:p text:style-name="P4">
Poltavska Oblast(02:33). Red Alert: aerial threat. Sirens sounding. Take covernow!</text:p>
      <text:p text:style-name="P4">
News Collection Link: <text:a xlink:type="simple" xlink:href="https://liveuamap.com/en/2023/09-may-poltavska-oblast0233-red-alert-aerial-g" text:style-name="Internet_20_link" text:visited-style-name="Visited_20_Internet_20_Link">
https://liveuamap.com/en/2023/09-may-poltavska-oblast0233-red-alert-aerial-g</text:a>
</text:p>
      <text:p text:style-name="P4">
Source: <text:a xlink:type="simple" xlink:href="https://t.me/suspilnepoltava/11072" text:style-name="Internet_20_link" text:visited-style-name="Visited_20_Internet_20_Link">
https://t.me/suspilnepoltava/11072</text:a>
</text:p>
      <!--NEWS-->
      <text:h text:style-name="P10" text:outline-level="1">
<text:span text:style-name="T4">
Odeska Oblast, Sumska Oblast, Mykolaiv, Mykolayivska Oblast, Donetsk Oblast(02:35). Red Alert...</text:span>
</text:h>
      <text:p text:style-name="P4">
Authors: liveuamap (Language: en)</text:p>
      <text:p text:style-name="P4">
Time: 2023-05-08T20:36:00</text:p>
      <text:p text:style-name="P4">
Location: Odeska Oblast (Latitude:46.75000000 Longtitude:30.25000000)</text:p>
      <text:p text:style-name="P4">
Videos: []</text:p>
      <text:p text:style-name="P4">
Images: []</text:p>
      <text:p text:style-name="P4">
Tags: ["Europe", "Central and Eastern Europe"]</text:p>
      <text:p text:style-name="P4">
ID: 22561401</text:p>
      <!--METADATA-->
      <text:p text:style-name="P4">
Odeska Oblast, Sumska Oblast, Mykolaiv, Mykolayivska Oblast, DonetskOblast(02:35). Red Alert: aerial threat. Sirens sounding. Take cover now!</text:p>
      <text:p text:style-name="P4">
News Collection Link: <text:a xlink:type="simple" xlink:href="https://liveuamap.com/en/2023/09-may-odeska-oblast-sumska-oblast-mykolaiv-mg" text:style-name="Internet_20_link" text:visited-style-name="Visited_20_Internet_20_Link">
https://liveuamap.com/en/2023/09-may-odeska-oblast-sumska-oblast-mykolaiv-mg</text:a>
</text:p>
      <text:p text:style-name="P4">
Source: <text:a xlink:type="simple" xlink:href="https://t.me/air_alert_ua/44825" text:style-name="Internet_20_link" text:visited-style-name="Visited_20_Internet_20_Link">
https://t.me/air_alert_ua/44825</text:a>
</text:p>
      <!--NEWS-->
      <text:h text:style-name="P10" text:outline-level="1">
<text:span text:style-name="T4">
Kherson, Khersonska Oblast(02:35). Red Alert: aerial threat. Sirens sounding. Take cover now!</text:span>
</text:h>
      <text:p text:style-name="P4">
Authors: liveuamap (Language: en)</text:p>
      <text:p text:style-name="P4">
Time: 2023-05-08T20:38:00</text:p>
      <text:p text:style-name="P4">
Location: Kherson (Latitude:46.65581000 Longtitude:32.61780000)</text:p>
      <text:p text:style-name="P4">
Videos: []</text:p>
      <text:p text:style-name="P4">
Images: []</text:p>
      <text:p text:style-name="P4">
Tags: ["Europe", "Central and Eastern Europe"]</text:p>
      <text:p text:style-name="P4">
ID: 22561402</text:p>
      <!--METADATA-->
      <text:p text:style-name="P4">
Kherson, Khersonska Oblast(02:35). Red Alert: aerial threat. Sirens sounding.Take cover now!</text:p>
      <text:p text:style-name="P4">
News Collection Link: <text:a xlink:type="simple" xlink:href="https://liveuamap.com/en/2023/09-may-kherson-khersonska-oblast0235-red-alerg" text:style-name="Internet_20_link" text:visited-style-name="Visited_20_Internet_20_Link">
https://liveuamap.com/en/2023/09-may-kherson-khersonska-oblast0235-red-alerg</text:a>
</text:p>
      <text:p text:style-name="P4">
Source: <text:a xlink:type="simple" xlink:href="https://t.me/air_alert_ua/44826" text:style-name="Internet_20_link" text:visited-style-name="Visited_20_Internet_20_Link">
https://t.me/air_alert_ua/44826</text:a>
</text:p>
      <!--NEWS-->
      <text:h text:style-name="P10" text:outline-level="1">
<text:span text:style-name="T4">
Kyiv(03:04). Red Alert: aerial threat. Sirens sounding. Take cover now!</text:span>
</text:h>
      <text:p text:style-name="P4">
Authors: liveuamap (Language: en)</text:p>
      <text:p text:style-name="P4">
Time: 2023-05-08T21:04:00</text:p>
      <text:p text:style-name="P4">
Location: Kyiv (Latitude:50.44343 Longtitude:30.53022)</text:p>
      <text:p text:style-name="P4">
Videos: []</text:p>
      <text:p text:style-name="P4">
Images: []</text:p>
      <text:p text:style-name="P4">
Tags: ["Europe", "Central and Eastern Europe"]</text:p>
      <text:p text:style-name="P4">
ID: 22561403</text:p>
      <!--METADATA-->
      <text:p text:style-name="P4">
Kyiv(03:04). Red Alert: aerial threat. Sirens sounding. Take cover now!</text:p>
      <text:p text:style-name="P4">
News Collection Link: <text:a xlink:type="simple" xlink:href="https://liveuamap.com/en/2023/09-may-kyiv0304-red-alert-aerial-threat-sireng" text:style-name="Internet_20_link" text:visited-style-name="Visited_20_Internet_20_Link">
https://liveuamap.com/en/2023/09-may-kyiv0304-red-alert-aerial-threat-sireng</text:a>
</text:p>
      <text:p text:style-name="P4">
Source: <text:a xlink:type="simple" xlink:href="https://t.me/air_alert_ua/44829" text:style-name="Internet_20_link" text:visited-style-name="Visited_20_Internet_20_Link">
https://t.me/air_alert_ua/44829</text:a>
</text:p>
      <!--NEWS-->
      <text:h text:style-name="P10" text:outline-level="1">
<text:span text:style-name="T4">
Chernihivska Oblast(03:06). Red Alert: aerial threat. Sirens sounding. Take cover now!</text:span>
</text:h>
      <text:p text:style-name="P4">
Authors: liveuamap (Language: en)</text:p>
      <text:p text:style-name="P4">
Time: 2023-05-08T21:10:00</text:p>
      <text:p text:style-name="P4">
Location: Chernihivska Oblast (Latitude:51.33333000 Longtitude:32.00000000)</text:p>
      <text:p text:style-name="P4">
Videos: []</text:p>
      <text:p text:style-name="P4">
Images: []</text:p>
      <text:p text:style-name="P4">
Tags: ["Europe", "Central and Eastern Europe"]</text:p>
      <text:p text:style-name="P4">
ID: 22561404</text:p>
      <!--METADATA-->
      <text:p text:style-name="P4">
Chernihivska Oblast(03:06). Red Alert: aerial threat. Sirens sounding. Takecover now!</text:p>
      <text:p text:style-name="P4">
News Collection Link: <text:a xlink:type="simple" xlink:href="https://liveuamap.com/en/2023/09-may-chernihivska-oblast0306-red-alert-aerig" text:style-name="Internet_20_link" text:visited-style-name="Visited_20_Internet_20_Link">
https://liveuamap.com/en/2023/09-may-chernihivska-oblast0306-red-alert-aerig</text:a>
</text:p>
      <text:p text:style-name="P4">
Source: <text:a xlink:type="simple" xlink:href="https://t.me/suspilnechernihiv/18392" text:style-name="Internet_20_link" text:visited-style-name="Visited_20_Internet_20_Link">
https://t.me/suspilnechernihiv/18392</text:a>
</text:p>
      <!--NEWS-->
      <text:h text:style-name="P10" text:outline-level="1">
<text:span text:style-name="T4">
Kyiv Oblast(03:07). Red Alert: aerial threat. Sirens sounding. Take cover now!</text:span>
</text:h>
      <text:p text:style-name="P4">
Authors: liveuamap (Language: en)</text:p>
      <text:p text:style-name="P4">
Time: 2023-05-08T21:17:00</text:p>
      <text:p text:style-name="P4">
Location: Kyiv Oblast (Latitude:50.24018000 Longtitude:30.23163000)</text:p>
      <text:p text:style-name="P4">
Videos: []</text:p>
      <text:p text:style-name="P4">
Images: []</text:p>
      <text:p text:style-name="P4">
Tags: ["Europe", "Central and Eastern Europe"]</text:p>
      <text:p text:style-name="P4">
ID: 22561405</text:p>
      <!--METADATA-->
      <text:p text:style-name="P4">
Kyiv Oblast(03:07). Red Alert: aerial threat. Sirens sounding. Take cover now!</text:p>
      <text:p text:style-name="P4">
News Collection Link: <text:a xlink:type="simple" xlink:href="https://liveuamap.com/en/2023/09-may-kyiv-oblast0307-red-alert-aerial-threag" text:style-name="Internet_20_link" text:visited-style-name="Visited_20_Internet_20_Link">
https://liveuamap.com/en/2023/09-may-kyiv-oblast0307-red-alert-aerial-threag</text:a>
</text:p>
      <text:p text:style-name="P4">
Source: <text:a xlink:type="simple" xlink:href="https://t.me/air_alert_ua/44835" text:style-name="Internet_20_link" text:visited-style-name="Visited_20_Internet_20_Link">
https://t.me/air_alert_ua/44835</text:a>
</text:p>
      <!--NEWS-->
      <text:h text:style-name="P10" text:outline-level="1">
<text:span text:style-name="T4">
Khmelnytska Oblast(03:25). Red Alert: aerial threat. Sirens sounding. Take cover now!</text:span>
</text:h>
      <text:p text:style-name="P4">
Authors: liveuamap (Language: en)</text:p>
      <text:p text:style-name="P4">
Time: 2023-05-08T21:26:00</text:p>
      <text:p text:style-name="P4">
Location: Khmelnytska Oblast (Latitude:49.50000000 Longtitude:27.00000000)</text:p>
      <text:p text:style-name="P4">
Videos: []</text:p>
      <text:p text:style-name="P4">
Images: []</text:p>
      <text:p text:style-name="P4">
Tags: ["Europe", "Central and Eastern Europe"]</text:p>
      <text:p text:style-name="P4">
ID: 22561406</text:p>
      <!--METADATA-->
      <text:p text:style-name="P4">
Khmelnytska Oblast(03:25). Red Alert: aerial threat. Sirens sounding. Takecover now!</text:p>
      <text:p text:style-name="P4">
News Collection Link: <text:a xlink:type="simple" xlink:href="https://liveuamap.com/en/2023/09-may-khmelnytska-oblast0325-red-alert-aeriag" text:style-name="Internet_20_link" text:visited-style-name="Visited_20_Internet_20_Link">
https://liveuamap.com/en/2023/09-may-khmelnytska-oblast0325-red-alert-aeriag</text:a>
</text:p>
      <text:p text:style-name="P4">
Source: <text:a xlink:type="simple" xlink:href="https://t.me/air_alert_ua/44836" text:style-name="Internet_20_link" text:visited-style-name="Visited_20_Internet_20_Link">
https://t.me/air_alert_ua/44836</text:a>
</text:p>
      <!--NEWS-->
      <text:h text:style-name="P10" text:outline-level="1">
<text:span text:style-name="T4">
Chernivetska Oblast(03:26). Red Alert: aerial threat. Sirens sounding. Take cover now!</text:span>
</text:h>
      <text:p text:style-name="P4">
Authors: liveuamap (Language: en)</text:p>
      <text:p text:style-name="P4">
Time: 2023-05-08T21:28:00</text:p>
      <text:p text:style-name="P4">
Location: Chernivetska Oblast (Latitude:48.25000000 Longtitude:26.00000000)</text:p>
      <text:p text:style-name="P4">
Videos: []</text:p>
      <text:p text:style-name="P4">
Images: []</text:p>
      <text:p text:style-name="P4">
Tags: ["Europe", "Central and Eastern Europe"]</text:p>
      <text:p text:style-name="P4">
ID: 22561407</text:p>
      <!--METADATA-->
      <text:p text:style-name="P4">
Chernivetska Oblast(03:26). Red Alert: aerial threat. Sirens sounding. Takecover now!</text:p>
      <text:p text:style-name="P4">
News Collection Link: <text:a xlink:type="simple" xlink:href="https://liveuamap.com/en/2023/09-may-chernivetska-oblast0326-red-alert-aerig" text:style-name="Internet_20_link" text:visited-style-name="Visited_20_Internet_20_Link">
https://liveuamap.com/en/2023/09-may-chernivetska-oblast0326-red-alert-aerig</text:a>
</text:p>
      <text:p text:style-name="P4">
Source: <text:a xlink:type="simple" xlink:href="https://t.me/air_alert_ua/44837" text:style-name="Internet_20_link" text:visited-style-name="Visited_20_Internet_20_Link">
https://t.me/air_alert_ua/44837</text:a>
</text:p>
      <!--NEWS-->
      <text:h text:style-name="P10" text:outline-level="1">
<text:span text:style-name="T4">
Lviv, Lvivska Oblast, Ternopil, Ternopilska Oblast, Ivano-Frankivsk, Ivano-Frankivska Oblast,...</text:span>
</text:h>
      <text:p text:style-name="P4">
Authors: liveuamap (Language: en)</text:p>
      <text:p text:style-name="P4">
Time: 2023-05-08T21:45:00</text:p>
      <text:p text:style-name="P4">
Location: Lviv (Latitude:49.83826000 Longtitude:24.02324000)</text:p>
      <text:p text:style-name="P4">
Videos: []</text:p>
      <text:p text:style-name="P4">
Images: []</text:p>
      <text:p text:style-name="P4">
Tags: ["Europe", "Central and Eastern Europe"]</text:p>
      <text:p text:style-name="P4">
ID: 22561408</text:p>
      <!--METADATA-->
      <text:p text:style-name="P4">
Lviv, Lvivska Oblast, Ternopil, Ternopilska Oblast, Ivano-Frankivsk, Ivano-Frankivska Oblast, Zakarpattia Oblast, Rivne, Rivnenska Oblast, VolynskaOblast(03:45). Red Alert: aerial threat. Sirens sounding. Take cover now!</text:p>
      <text:p text:style-name="P4">
News Collection Link: <text:a xlink:type="simple" xlink:href="https://liveuamap.com/en/2023/09-may-lviv-lvivska-oblast-ternopil-ternopilsg" text:style-name="Internet_20_link" text:visited-style-name="Visited_20_Internet_20_Link">
https://liveuamap.com/en/2023/09-may-lviv-lvivska-oblast-ternopil-ternopilsg</text:a>
</text:p>
      <text:p text:style-name="P4">
Source: <text:a xlink:type="simple" xlink:href="https://t.me/air_alert_ua/44843" text:style-name="Internet_20_link" text:visited-style-name="Visited_20_Internet_20_Link">
https://t.me/air_alert_ua/44843</text:a>
</text:p>
      <!--NEWS-->
      <text:h text:style-name="P10" text:outline-level="1">
<text:span text:style-name="T4">
Donetsk Oblast(05:31). Red Alert: aerial threat. Sirens sounding. Take cover now!</text:span>
</text:h>
      <text:p text:style-name="P4">
Authors: liveuamap (Language: en)</text:p>
      <text:p text:style-name="P4">
Time: 2023-05-08T23:33:00</text:p>
      <text:p text:style-name="P4">
Location: Donetsk Oblast (Latitude:48.72802 Longtitude:37.57747)</text:p>
      <text:p text:style-name="P4">
Videos: []</text:p>
      <text:p text:style-name="P4">
Images: []</text:p>
      <text:p text:style-name="P4">
Tags: ["Europe", "Central and Eastern Europe"]</text:p>
      <text:p text:style-name="P4">
ID: 22561410</text:p>
      <!--METADATA-->
      <text:p text:style-name="P4">
Donetsk Oblast(05:31). Red Alert: aerial threat. Sirens sounding. Take covernow!</text:p>
      <text:p text:style-name="P4">
News Collection Link: <text:a xlink:type="simple" xlink:href="https://liveuamap.com/en/2023/09-may-donetsk-oblast0531-red-alert-aerial-thg" text:style-name="Internet_20_link" text:visited-style-name="Visited_20_Internet_20_Link">
https://liveuamap.com/en/2023/09-may-donetsk-oblast0531-red-alert-aerial-thg</text:a>
</text:p>
      <text:p text:style-name="P4">
Source: <text:a xlink:type="simple" xlink:href="https://t.me/air_alert_ua/44869" text:style-name="Internet_20_link" text:visited-style-name="Visited_20_Internet_20_Link">
https://t.me/air_alert_ua/44869</text:a>
</text:p>
      <!--NEWS-->
      <text:h text:style-name="P10" text:outline-level="1">
<text:span text:style-name="T4">
«Зараз відбувається катастрофа, та найгірше попереду» — Олексій Данілов про росію</text:span>
</text:h>
      <text:p text:style-name="P4">
Author: ['АРМІЯINFORM']</text:p>
      <text:p text:style-name="P4">
Time: 2023-05-08T38:00:00-04:00</text:p>
      <text:p text:style-name="P4">
Description: Секретар Ради національної безпеки і оборони Олексій Данілов наголосив, що для рос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4e613a013471eaae1b3aad63a09477f8.jpeg" text:style-name="Internet_20_link" text:visited-style-name="Visited_20_Internet_20_Link">
4e613a013471eaae1b3aad63a09477f8.jpeg</text:a>
']</text:p>
      <text:p text:style-name="P4">
Tags: ['ОЛЕКСІЙ ДАНІЛОВ', 'РНБО УКРАЇНИ', 'СЕКРЕТАР РАДИ НАЦІОНАЛЬНОЇ БЕЗПЕКИ І\xa0ОБОРОНИ']</text:p>
      <text:p text:style-name="P4">
Category: News</text:p>
      <!--METADATA-->
      <text:p text:style-name="P4">
<draw:frame draw:style-name="fr1" draw:name="Image2" text:anchor-type="as-char" svg:width="6.9236in" svg:height="4.330592in" draw:z-index="0">
<draw:image xlink:href="../Images/AРМІЯINFORM/2023-05-08T38-00-00-04-00/4e613a013471eaae1b3aad63a09477f8.jpeg" xlink:type="simple" xlink:show="embed" xlink:actuate="onLoad" draw:mime-type="image/jpeg"/>
</draw:frame>
 Олексій Данілов</text:p>
      <text:p text:style-name="P4">
Секретар Ради національної безпеки і оборони Олексій Данілов наголосив, що дляросії зараз відбувається катастрофа, однак найгірше — попереду.</text:p>
      <text:p text:style-name="P4">
Про це Олексій Данілов<text:a xlink:type="simple" xlink:href="https://twitter.com/OleksiyDanilov/status/1655127038422925312" text:style-name="Internet_20_link" text:visited-style-name="Visited_20_Internet_20_Link">
написав</text:a>
у Twitter.</text:p>
      <text:p text:style-name="P4">
«Найбільша геополітична катастрофа», про яку казав путін, виявилась прогнозом,а не фактом. Катастрофа для росії відбувається зараз, і найгірше попереду —поразка, розпад, суд, контрибуції. Все буде Україна!», — йдеться у дописі.</text:p>
      <text:p text:style-name="P4">
Source: <text:a xlink:type="simple" xlink:href="https://armyinform.com.ua/2023/05/08/zaraz-vidbuvayetsya-katastrofa-ta-najgirshe-poperedu-oleksij-danilov-pro-rosiyu/" text:style-name="Internet_20_link" text:visited-style-name="Visited_20_Internet_20_Link">
https://armyinform.com.ua/2023/05/08/zaraz-vidbuvayetsya-katastrofa-ta-najgirshe-poperedu-oleksij-danilov-pro-rosiyu/</text:a>
</text:p>
      <!--NEWS-->
      <text:h text:style-name="P10" text:outline-level="1">
<text:span text:style-name="T4">
Синдром відкладеного життя — МОЗ опублікувало поради українцям під час війни</text:span>
</text:h>
      <text:p text:style-name="P4">
Author: ['АРМІЯINFORM']</text:p>
      <text:p text:style-name="P4">
Time: 2023-05-08T39:00:00-04:00</text:p>
      <text:p text:style-name="P4">
Description: Вплив війни і кризових обставин відбувається щодня — навіть якщо ми це не одраз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yanina-omelchenko.jpg" text:style-name="Internet_20_link" text:visited-style-name="Visited_20_Internet_20_Link">
yanina-omelchenko.jpg</text:a>
', '<text:a xlink:type="simple" xlink:href="https://armyinform.com.ua/wp-content/uploads/2023/05/101-150x150.jpg" text:style-name="Internet_20_link" text:visited-style-name="Visited_20_Internet_20_Link">
101-150x150.jpg</text:a>
', '<text:a xlink:type="simple" xlink:href="https://armyinform.com.ua/wp-content/uploads/2023/05/102-150x150.jpg" text:style-name="Internet_20_link" text:visited-style-name="Visited_20_Internet_20_Link">
102-150x150.jpg</text:a>
', '<text:a xlink:type="simple" xlink:href="https://armyinform.com.ua/wp-content/uploads/2023/05/103-150x150.jpg" text:style-name="Internet_20_link" text:visited-style-name="Visited_20_Internet_20_Link">
103-150x150.jpg</text:a>
', '<text:a xlink:type="simple" xlink:href="https://armyinform.com.ua/wp-content/uploads/2023/05/104-150x150.jpg" text:style-name="Internet_20_link" text:visited-style-name="Visited_20_Internet_20_Link">
104-150x150.jpg</text:a>
']</text:p>
      <text:p text:style-name="P4">
Tags: ['ІНФОГРАФІКА', 'МІНІСТЕРСТВО ОХОРОНИ ЗДОРОВ’Я УКРАЇНИ', 'ПОРАДИ', 'ПСИХОЛОГІЯ', 'ПТСР']</text:p>
      <text:p text:style-name="P4">
Category: News</text:p>
      <!--METADATA-->
      <text:p text:style-name="P4">
<draw:frame draw:style-name="fr1" draw:name="Image3" text:anchor-type="as-char" svg:width="6.9236in" svg:height="4.598424in" draw:z-index="0">
<draw:image xlink:href="../Images/AРМІЯINFORM/2023-05-08T39-00-00-04-00/yanina-omelchenko.jpg" xlink:type="simple" xlink:show="embed" xlink:actuate="onLoad" draw:mime-type="image/jpeg"/>
</draw:frame>
 Психолог Яніна Омельченко. Фото: Євген Котенко</text:p>
      <text:p text:style-name="P4">
Вплив війни і кризових обставин відбувається щодня — навіть якщо ми це неодразу помічаємо. Навіть якщо ми далеко від місць активних бойових дій.</text:p>
      <text:p text:style-name="P4">
Про це<text:a xlink:type="simple" xlink:href="https://www.facebook.com/moz.ukr/posts/pfbid0aLVbb1MG7CrnfCuAu2ztoBgBNfByKG5vCwV26Kteba5UdSJiw1LaAyoaN6JG8UfGl" text:style-name="Internet_20_link" text:visited-style-name="Visited_20_Internet_20_Link">
нагадує</text:a>
Міністерство охорони здоров’я України</text:p>
      <text:p text:style-name="P4">
<text:span text:style-name="T5">
«Одним із впливів, який зараз можуть відчувати Українці, є синдромвідкладеного життя. Коли ми ніби ставимо життя на паузу в очікуваннісприятливого моменту. І від того, що не маємо можливості не те що планувати івпливати, а навіть прогнозувати свої майбутнє — відчуваємо роздратування,занепокоєння і навіть значний стрес»,</text:span>
 — зазначає пресслужба Міністерства.</text:p>
      <text:p text:style-name="P4">
Про синдром відкладеного життя в рамках Всеукраїнської програми ментальногоздоровʼя, ініційованої Першою леді України Оленою Зеленською, розказалакандидатка психологічних наук, завідувачка лабораторії консультативноїпсихології та психотерапії Інституту психології ім. Г. С. Костюка Національноїакадемії педагогічних наук України Яніна Омельченко.</text:p>
      <text:p text:style-name="P4">
<text:a xlink:type="simple" xlink:href="https://armyinform.com.ua/wp-content/uploads/2023/05/101.jpg" text:style-name="Internet_20_link" text:visited-style-name="Visited_20_Internet_20_Link">
<draw:frame draw:style-name="fr1" draw:name="Image4" text:anchor-type="as-char" svg:width="6.9236in" svg:height="6.9236in" draw:z-index="0">
<draw:image xlink:href="../Images/AРМІЯINFORM/2023-05-08T39-00-00-04-00/101-150x150.jpg" xlink:type="simple" xlink:show="embed" xlink:actuate="onLoad" draw:mime-type="image/jpeg"/>
</draw:frame>
</text:a>
</text:p>
      <text:p text:style-name="P4">
<text:a xlink:type="simple" xlink:href="https://armyinform.com.ua/wp-content/uploads/2023/05/102.jpg" text:style-name="Internet_20_link" text:visited-style-name="Visited_20_Internet_20_Link">
<draw:frame draw:style-name="fr1" draw:name="Image5" text:anchor-type="as-char" svg:width="6.9236in" svg:height="6.9236in" draw:z-index="0">
<draw:image xlink:href="../Images/AРМІЯINFORM/2023-05-08T39-00-00-04-00/102-150x150.jpg" xlink:type="simple" xlink:show="embed" xlink:actuate="onLoad" draw:mime-type="image/jpeg"/>
</draw:frame>
</text:a>
</text:p>
      <text:p text:style-name="P4">
<text:a xlink:type="simple" xlink:href="https://armyinform.com.ua/wp-content/uploads/2023/05/103.jpg" text:style-name="Internet_20_link" text:visited-style-name="Visited_20_Internet_20_Link">
<draw:frame draw:style-name="fr1" draw:name="Image6" text:anchor-type="as-char" svg:width="6.9236in" svg:height="6.9236in" draw:z-index="0">
<draw:image xlink:href="../Images/AРМІЯINFORM/2023-05-08T39-00-00-04-00/103-150x150.jpg" xlink:type="simple" xlink:show="embed" xlink:actuate="onLoad" draw:mime-type="image/jpeg"/>
</draw:frame>
</text:a>
</text:p>
      <text:p text:style-name="P4">
<text:a xlink:type="simple" xlink:href="https://armyinform.com.ua/wp-content/uploads/2023/05/104.jpg" text:style-name="Internet_20_link" text:visited-style-name="Visited_20_Internet_20_Link">
<draw:frame draw:style-name="fr1" draw:name="Image7" text:anchor-type="as-char" svg:width="6.9236in" svg:height="6.9236in" draw:z-index="0">
<draw:image xlink:href="../Images/AРМІЯINFORM/2023-05-08T39-00-00-04-00/104-150x150.jpg" xlink:type="simple" xlink:show="embed" xlink:actuate="onLoad" draw:mime-type="image/jpeg"/>
</draw:frame>
</text:a>
</text:p>
      <text:p text:style-name="P4">
Source: <text:a xlink:type="simple" xlink:href="https://armyinform.com.ua/2023/05/08/syndrom-vidkladenogo-zhyttya-moz-opublikuvalo-porady/" text:style-name="Internet_20_link" text:visited-style-name="Visited_20_Internet_20_Link">
https://armyinform.com.ua/2023/05/08/syndrom-vidkladenogo-zhyttya-moz-opublikuvalo-porady/</text:a>
</text:p>
      <!--NEWS-->
      <text:h text:style-name="P10" text:outline-level="1">
<text:span text:style-name="T4">
Благодійна виставка картин і військових трофеїв «На межі життя» стартує в Кракові</text:span>
</text:h>
      <text:p text:style-name="P4">
Author: ['АРМІЯINFORM']</text:p>
      <text:p text:style-name="P4">
Time: 2023-05-08T40:00:00-04:00</text:p>
      <text:p text:style-name="P4">
Description: У Кракові 10-11 травня в палаці Потоцьких відбудеться благодійна виставка та аукціон під...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vystavka.jpg" text:style-name="Internet_20_link" text:visited-style-name="Visited_20_Internet_20_Link">
vystavka.jpg</text:a>
']</text:p>
      <text:p text:style-name="P4">
Tags: ['БЛАГОДІЙНІСТЬ', 'ВИСТАВКИ', 'ВІЙСЬКОВІ ТРОФЕЇ', 'КАРТИНИ', 'КРАКОВ', 'МИСТЕЦТВО', 'ПОЛЬЩА']</text:p>
      <text:p text:style-name="P4">
Category: News</text:p>
      <!--METADATA-->
      <text:p text:style-name="P4">
<draw:frame draw:style-name="fr1" draw:name="Image8" text:anchor-type="as-char" svg:width="6.9236in" svg:height="3.894525in" draw:z-index="0">
<draw:image xlink:href="../Images/AРМІЯINFORM/2023-05-08T40-00-00-04-00/vystavka.jpg" xlink:type="simple" xlink:show="embed" xlink:actuate="onLoad" draw:mime-type="image/jpeg"/>
</draw:frame>
</text:p>
      <text:p text:style-name="P4">
У Кракові 10-11 травня в палаці Потоцьких відбудеться благодійна виставка тааукціон під назвою «На межі життя».</text:p>
      <text:p text:style-name="P4">
На виставці будуть представлені картини української художниці Юлії Ангелюк івійськові трофеї з різних куточків України.</text:p>
      <text:p text:style-name="P4">
Про це<text:a xlink:type="simple" xlink:href="https://www.facebook.com/events/907391523890030/" text:style-name="Internet_20_link" text:visited-style-name="Visited_20_Internet_20_Link">
 повідомляють</text:a>
організатори виставки, як зазначають, що хочуть «показати українськесьогодення, а також зібрати кошти на підтримку військових, які перебувають напередовій».</text:p>
      <text:p text:style-name="P4">
На думку організаторів, виставка у нетиповий спосіб демонструє реальність вякій живуть українці, співставляючи картини і військові трофеї, мистецтвоволодіння пензлями і мистецтво володіння зброєю.</text:p>
      <text:p text:style-name="P4">
На виставці можна буде придбати не лише картини, але також майже всі військовітрофеї, окрім великих експонатів під склом. Деякі з цих предметів організаториотримали від благодійного фонду «До мрії», який провів вже декілька виставок вКиєві, зокрема в міністерстві оборони України. Серед представлених предметівна виставці будуть: гільзи, одяг, шоломи, шеврони, зброя, аптечки,бронежилети, пропагандистська література. Трофеї матимуть QR-коди. З їхдопомогою кожен охочий зможе прочитати історію цього експонату трьома мовами(польською, англійською та українською).</text:p>
      <text:p text:style-name="P4">
Виставка триватиме упродовж двох днів. Першого дня, 10 травня, запланованийзакритий захід за участі представників влади міста, дипкорпусу, фірм,організацій, преси, діячів культури та лідерів думок. Тоді гості матимутьзмогу ознайомитись з виставкою, послухати виступи артистів, зокрема живумузику та взяти участь у благодійному аукціоні.</text:p>
      <text:p text:style-name="P4">
Наступного дня, 11 травня, експозиція буде відкрита з 10:00 по 20:00 для всіхохочих. Цього дня буде вхід за довільний донат. Окрім безпосередньо виставкитакож Юлія Ангелюк планує зробити перфоманс — малювання картини «Оберіг»наживо.</text:p>
      <text:p text:style-name="P4">
Організаторами виставки «На межі життя» є організація Sun for Ukraine іхудожниця Юлія Ангелюк. Захід пройде під патронатом генерального консульстваУкраїни в Кракові, краківського відділу фестивалів (KBF), галереї сучасногомистецтва Bunkier Sztuki, комунікаційного медіацентру при Посольстві України,благодійного фонду «Вдячні».</text:p>
      <text:p text:style-name="P4">
Source: <text:a xlink:type="simple" xlink:href="https://armyinform.com.ua/2023/05/08/blagodijna-vystavka-na-mezhi-zhyttya/" text:style-name="Internet_20_link" text:visited-style-name="Visited_20_Internet_20_Link">
https://armyinform.com.ua/2023/05/08/blagodijna-vystavka-na-mezhi-zhyttya/</text:a>
</text:p>
      <!--NEWS-->
      <text:h text:style-name="P10" text:outline-level="1">
<text:span text:style-name="T4">
Українські електронні підписи та печатки на цифрових документах можуть перевіряти в державах-членах ЄС</text:span>
</text:h>
      <text:p text:style-name="P4">
Author: ['АРМІЯINFORM']</text:p>
      <text:p text:style-name="P4">
Time: 2023-05-08T41:00:00-04:00</text:p>
      <text:p text:style-name="P4">
Description: Європейська комісія опублікувала перелік країн, які увійшли до списку TC AdES LOTL. Він...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ukrayina-yes.jpg" text:style-name="Internet_20_link" text:visited-style-name="Visited_20_Internet_20_Link">
ukrayina-yes.jpg</text:a>
']</text:p>
      <text:p text:style-name="P4">
Tags: ['МІНІСТЕРСТВА ЦИФРОВОЇ ТРАНСФОРМАЦІЇ УКРАЇНИ']</text:p>
      <text:p text:style-name="P4">
Category: News</text:p>
      <!--METADATA-->
      <text:p text:style-name="P4">
<draw:frame draw:style-name="fr1" draw:name="Image9" text:anchor-type="as-char" svg:width="6.9236in" svg:height="4.15416in" draw:z-index="0">
<draw:image xlink:href="../Images/AРМІЯINFORM/2023-05-08T41-00-00-04-00/ukrayina-yes.jpg" xlink:type="simple" xlink:show="embed" xlink:actuate="onLoad" draw:mime-type="image/jpeg"/>
</draw:frame>
</text:p>
      <text:p text:style-name="P4">
Європейська комісія <text:a xlink:type="simple" xlink:href="https://eidas.ec.europa.eu/efda/tl-browser/#/screen/tc-tl" text:style-name="Internet_20_link" text:visited-style-name="Visited_20_Internet_20_Link">
опублікувала</text:a>
 перелік країн, які увійшли до списку TC AdES LOTL. Вінмістить інформацію про електронні підписи та печатки держав, які не є членамиЄвропейського Союзу, що дозволяє перевіряти їх у країнах ЄС. Україна сталапершою країною, яка потрапила до цього переліку.</text:p>
      <text:p text:style-name="P4">
Про це йдеться у <text:a xlink:type="simple" xlink:href="https://thedigital.gov.ua/news/vazhliviy-krok-do-tsifrovogo-bezvizu-ukrainski-elektronni-pidpisi-ta-pechatki-na-tsifrovikh-dokumentakh-mozhut-pereviryati-v-derzhavakh-chlenakh-es" text:style-name="Internet_20_link" text:visited-style-name="Visited_20_Internet_20_Link">
повідомленні</text:a>
 Міністерства цифровоїтрансформації України.</text:p>
      <text:p text:style-name="P4">
«Українські електронні підписи та печатки на цифрових документах зможутьперевіряти за допомогою інфраструктури ЄС. Це відкриває можливості дляукраїнських біженців у ЄС та українського бізнесу, який бажає використовуватиелектронну форму контрактів й інших документів. Тепер європейські країнизможуть приймати електронні заяви та документи, підписані за допомогоюДія.Підпис-ЄС.</text:p>
      <text:p text:style-name="P4">
Використовуючи TC AdES LOTL, програмне забезпечення в країнах ЄС можеавтоматично перевіряти підписи й печатки на цифрових документах тапідтверджувати їх дійсність. У результаті успішної перевірки користувачотримає повідомлення «Підпис AdES» або «Печатка AdES». Вважається, що такіелектронні підписи мають юридичну силу та відповідають вимогам довдосконалених електронних підписів чи печаток», — повідомляє Мінцифри.</text:p>
      <text:p text:style-name="P4">
У Міністерстві цифрової трансформації зазначають, що це важливий крок довзаємного визнання кваліфікованих довірчих послуг, яке відбудеться післяукладення міжнародної угоди. Напередодні Європейська комісія провела технічнуоцінку правового та технічного складника українських електронних підписів іпідтвердила, що українська інфраструктура відповідає всім вимогам ЄС для того,щоб бути частиною довірчого списку ЄС.</text:p>
      <text:p text:style-name="P4">
У Європейській комісії також визнали, що <text:a xlink:type="simple" xlink:href="https://thedigital.gov.ua/news/vazhliviy-krok-do-tsifrovogo-bezvizu-doluchaytesya-do-beta-testu-diyapidpisu-yakiy-vidpovidae-vimogam-es" text:style-name="Internet_20_link" text:visited-style-name="Visited_20_Internet_20_Link">
Дія.Підпис-EU</text:a>
відповідає регламенту eIDAS Європейського Союзу і ним можна підписуватидокументи чи контракти, які дійсні як в Україні, так і в країнах ЄС.</text:p>
      <text:p text:style-name="P4">
Зі свого боку Україна вже визнала кваліфіковані довірчі послуги ЄС. Це даєможливість громадянам ЄС використовувати свої національні кваліфікованісертифікати для електронних підписів чи печаток в Україні або під час веденнябізнесу з компаніями в Україні.</text:p>
      <text:p text:style-name="P4">
Роботи для інтеграції довірчого списку України та ЄС виконані за підтримкупроєкту EU4DigitalUA, який фінансується Європейським Союзом.</text:p>
      <text:p text:style-name="P4">
Source: <text:a xlink:type="simple" xlink:href="https://armyinform.com.ua/2023/05/08/ukrayinski-elektronni-pidpysy-ta-pechatky-na-czyfrovyh-dokumentah-mozhut-pereviryaty-v-derzhavah-chlenah-yes/" text:style-name="Internet_20_link" text:visited-style-name="Visited_20_Internet_20_Link">
https://armyinform.com.ua/2023/05/08/ukrayinski-elektronni-pidpysy-ta-pechatky-na-czyfrovyh-dokumentah-mozhut-pereviryaty-v-derzhavah-chlenah-yes/</text:a>
</text:p>
      <!--NEWS-->
      <text:h text:style-name="P10" text:outline-level="1">
<text:span text:style-name="T4">
Ми почнемо наш контрнаступ. І коли це станеться, росія буде в паніці — Володимир Гаврилов</text:span>
</text:h>
      <text:p text:style-name="P4">
Author: ['АРМІЯINFORM']</text:p>
      <text:p text:style-name="P4">
Time: 2023-05-08T42:00:00-04:00</text:p>
      <text:p text:style-name="P4">
Description: Коли Сили оборони України розпочнуть контрнаступальну операцію, у росіян з’явиться велик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fs2a6396-scaled.jpg" text:style-name="Internet_20_link" text:visited-style-name="Visited_20_Internet_20_Link">
fs2a6396-scaled.jpg</text:a>
']</text:p>
      <text:p text:style-name="P4">
Tags: ['ВОЛОДИМИР ГАВРИЛОВ', 'ЗАСТУПНИК МІНІСТРА ОБОРОНИ УКРАЇНИ', 'ІНТЕРВ’Ю', 'КОНТРНАСТУП']</text:p>
      <text:p text:style-name="P4">
Category: News</text:p>
      <!--METADATA-->
      <text:p text:style-name="P4">
<draw:frame draw:style-name="fr1" draw:name="Image10" text:anchor-type="as-char" svg:width="6.9236in" svg:height="4.614606in" draw:z-index="0">
<draw:image xlink:href="../Images/AРМІЯINFORM/2023-05-08T42-00-00-04-00/fs2a6396-scaled.jpg" xlink:type="simple" xlink:show="embed" xlink:actuate="onLoad" draw:mime-type="image/jpeg"/>
</draw:frame>
Володимир Гаврилов, заступник Міністра оборони України</text:p>
      <text:p text:style-name="P4">
<text:span text:style-name="T4">
Коли Сили оборони України розпочнуть контрнаступальну операцію, у росіянз’явиться велика паніка через хибне уявлення реальності, яку їм показує їхняпропаганда.</text:span>
</text:p>
      <text:p text:style-name="P4">
Про це заявив заступник Міністра оборони України Володимир Гаврилов в<text:a xlink:type="simple" xlink:href="https://www.independent.co.uk/news/world/europe/ukraine-war-counterattack-russia-putin-bakhmut-b2332396.html" text:style-name="Internet_20_link" text:visited-style-name="Visited_20_Internet_20_Link">
інтерв’ю</text:a>
 The Independent.</text:p>
      <text:p text:style-name="P4">
«Ми почнемо наш контрнаступ. Коли і де — це зараз не має значення. І коли цестанеться, росія буде в паніці, ви побачите багато паніки. Вони досі нерозуміють, що їхня пропаганда показує неправдиву картину того, що насправдівідбувається на місцях. Цю війну виграють на землі, а не на екранахтелевізорів, і не в Інтернеті», — сказав заступник Міністра оборони.</text:p>
      <text:p text:style-name="P4">
Володимир Гаврилов додав, що кремль приховав справжній масштаб втрат росії вУкраїні від власного народу, але більше не зможе цього робити, коли Українапочне відвойовувати свої території, і ці втрати зростуть ще більше.</text:p>
      <text:p text:style-name="P4">
«Ви не можете обдурити свій народ протягом багатьох років… особливо, якщо вонипочинають бачити різницю на місцях, вони починають бачити вбитих і поранених,вони бачать сім’ї, які втратили чоловіків, свої домівки. Ви не можетеприховати смерть свого сина, чоловіка чи брата», — зазначив ВолодимирГаврилов.</text:p>
      <text:p text:style-name="P4">
Він також висловив думку, що не здивується, якщо в якийсь день, можливо, вжецього місяця чи наступного місяця, світ побачить щось, що сприятиме негайномукраху російської стратегії, її війська чи її економіки.</text:p>
      <text:p text:style-name="P4">
«Бахмут продемонстрував не тільки нам в Україні, а й ворогу, що для росіїнемає військового рішення в цій війні, навіть гірше, що наприкінці цієї війнина росію чекає військова катастрофа, і ми це побачимо скоро», — додавзаступник Міністра оборони України.</text:p>
      <text:p text:style-name="P4">
Source: <text:a xlink:type="simple" xlink:href="https://armyinform.com.ua/2023/05/08/my-pochnemo-nash-kontrnastup-volodymyr-gavrylov/" text:style-name="Internet_20_link" text:visited-style-name="Visited_20_Internet_20_Link">
https://armyinform.com.ua/2023/05/08/my-pochnemo-nash-kontrnastup-volodymyr-gavrylov/</text:a>
</text:p>
      <!--NEWS-->
      <text:h text:style-name="P10" text:outline-level="1">
<text:span text:style-name="T4">
На Київщині відбувся марафон «Незламна Буча: з Україною в серці»</text:span>
</text:h>
      <text:p text:style-name="P4">
Author: ['АРМІЯINFORM']</text:p>
      <text:p text:style-name="P4">
Time: 2023-05-08T43:00:00-04:00</text:p>
      <text:p text:style-name="P4">
Description: Спортивна Буча продемонструвала свою силу та витривалість на марафоні «Незламна Буча: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bucha-golovna.jpg" text:style-name="Internet_20_link" text:visited-style-name="Visited_20_Internet_20_Link">
bucha-golovna.jpg</text:a>
', '<text:a xlink:type="simple" xlink:href="https://armyinform.com.ua/wp-content/uploads/2023/05/200-150x150.jpg" text:style-name="Internet_20_link" text:visited-style-name="Visited_20_Internet_20_Link">
200-150x150.jpg</text:a>
', '<text:a xlink:type="simple" xlink:href="https://armyinform.com.ua/wp-content/uploads/2023/05/199-150x150.jpg" text:style-name="Internet_20_link" text:visited-style-name="Visited_20_Internet_20_Link">
199-150x150.jpg</text:a>
', '<text:a xlink:type="simple" xlink:href="https://armyinform.com.ua/wp-content/uploads/2023/05/201-150x150.jpg" text:style-name="Internet_20_link" text:visited-style-name="Visited_20_Internet_20_Link">
201-150x150.jpg</text:a>
', '<text:a xlink:type="simple" xlink:href="https://armyinform.com.ua/wp-content/uploads/2023/05/202-150x150.jpg" text:style-name="Internet_20_link" text:visited-style-name="Visited_20_Internet_20_Link">
202-150x150.jpg</text:a>
', '<text:a xlink:type="simple" xlink:href="https://armyinform.com.ua/wp-content/uploads/2023/05/203-150x150.jpg" text:style-name="Internet_20_link" text:visited-style-name="Visited_20_Internet_20_Link">
203-150x150.jpg</text:a>
']</text:p>
      <text:p text:style-name="P4">
Tags: ['БУЧА', 'КИЇВЩИНА', 'МАРАФОН', 'МІСТО-ГЕРОЙ', 'СПОРТСМЕНИ']</text:p>
      <text:p text:style-name="P4">
Category: News</text:p>
      <!--METADATA-->
      <text:p text:style-name="P4">
<draw:frame draw:style-name="fr1" draw:name="Image11" text:anchor-type="as-char" svg:width="6.9236in" svg:height="4.613823in" draw:z-index="0">
<draw:image xlink:href="../Images/AРМІЯINFORM/2023-05-08T43-00-00-04-00/bucha-golovna.jpg" xlink:type="simple" xlink:show="embed" xlink:actuate="onLoad" draw:mime-type="image/jpeg"/>
</draw:frame>
Фото: Anatolii Fedoruk - Mayor of Bucha / facebook.com</text:p>
      <text:p text:style-name="P4">
Спортивна Буча продемонструвала свою силу та витривалість на марафоні«Незламна Буча: з Україною в серці». Це наймасштабніша спортивна подія з часівзвільнення громади.</text:p>
      <text:p text:style-name="P4">
Про це<text:a xlink:type="simple" xlink:href="https://www.facebook.com/buchagolova/posts/pfbid0RE2UCJBqjH2YWRVY43rcB8AiyNyVVqWHhsLNfey9yAwJQGWGsUZK6AcJ4k9QfFXyl" text:style-name="Internet_20_link" text:visited-style-name="Visited_20_Internet_20_Link">
повідомив</text:a>
мер Міста-героя Анатолій Федорук.</text:p>
      <text:p text:style-name="P4">
Забіг стартував із Бучанського міського парку та зібрав 750 учасників з усієїкраїни, які змагалися на дистанціях 5 та 10 кілометрів, а також в5-кілометровій скандинавській ході.</text:p>
      <text:p text:style-name="P4">
<text:a xlink:type="simple" xlink:href="https://armyinform.com.ua/wp-content/uploads/2023/05/200.jpg" text:style-name="Internet_20_link" text:visited-style-name="Visited_20_Internet_20_Link">
<draw:frame draw:style-name="fr1" draw:name="Image12" text:anchor-type="as-char" svg:width="6.9236in" svg:height="6.9236in" draw:z-index="0">
<draw:image xlink:href="../Images/AРМІЯINFORM/2023-05-08T43-00-00-04-00/200-150x150.jpg" xlink:type="simple" xlink:show="embed" xlink:actuate="onLoad" draw:mime-type="image/jpeg"/>
</draw:frame>
</text:a>
</text:p>
      <text:p text:style-name="P4">
<text:a xlink:type="simple" xlink:href="https://armyinform.com.ua/wp-content/uploads/2023/05/199.jpg" text:style-name="Internet_20_link" text:visited-style-name="Visited_20_Internet_20_Link">
<draw:frame draw:style-name="fr1" draw:name="Image13" text:anchor-type="as-char" svg:width="6.9236in" svg:height="6.9236in" draw:z-index="0">
<draw:image xlink:href="../Images/AРМІЯINFORM/2023-05-08T43-00-00-04-00/199-150x150.jpg" xlink:type="simple" xlink:show="embed" xlink:actuate="onLoad" draw:mime-type="image/jpeg"/>
</draw:frame>
</text:a>
</text:p>
      <text:p text:style-name="P4">
<text:a xlink:type="simple" xlink:href="https://armyinform.com.ua/wp-content/uploads/2023/05/201.jpg" text:style-name="Internet_20_link" text:visited-style-name="Visited_20_Internet_20_Link">
<draw:frame draw:style-name="fr1" draw:name="Image14" text:anchor-type="as-char" svg:width="6.9236in" svg:height="6.9236in" draw:z-index="0">
<draw:image xlink:href="../Images/AРМІЯINFORM/2023-05-08T43-00-00-04-00/201-150x150.jpg" xlink:type="simple" xlink:show="embed" xlink:actuate="onLoad" draw:mime-type="image/jpeg"/>
</draw:frame>
</text:a>
</text:p>
      <text:p text:style-name="P4">
<text:a xlink:type="simple" xlink:href="https://armyinform.com.ua/wp-content/uploads/2023/05/202.jpg" text:style-name="Internet_20_link" text:visited-style-name="Visited_20_Internet_20_Link">
<draw:frame draw:style-name="fr1" draw:name="Image15" text:anchor-type="as-char" svg:width="6.9236in" svg:height="6.9236in" draw:z-index="0">
<draw:image xlink:href="../Images/AРМІЯINFORM/2023-05-08T43-00-00-04-00/202-150x150.jpg" xlink:type="simple" xlink:show="embed" xlink:actuate="onLoad" draw:mime-type="image/jpeg"/>
</draw:frame>
</text:a>
</text:p>
      <text:p text:style-name="P4">
<text:a xlink:type="simple" xlink:href="https://armyinform.com.ua/wp-content/uploads/2023/05/203.jpg" text:style-name="Internet_20_link" text:visited-style-name="Visited_20_Internet_20_Link">
<draw:frame draw:style-name="fr1" draw:name="Image16" text:anchor-type="as-char" svg:width="6.9236in" svg:height="6.9236in" draw:z-index="0">
<draw:image xlink:href="../Images/AРМІЯINFORM/2023-05-08T43-00-00-04-00/203-150x150.jpg" xlink:type="simple" xlink:show="embed" xlink:actuate="onLoad" draw:mime-type="image/jpeg"/>
</draw:frame>
</text:a>
</text:p>
      <text:p text:style-name="P4">
«Цей марафон не просто спортивна подія, а й символ відродження міста. Дякуємоучасникам та всім, хто долучився до організації цього заходу. Пишаємося нашоюгромадою та її досягненнями!» — зазначив Анатолій Федорук.</text:p>
      <text:p text:style-name="P4">
Source: <text:a xlink:type="simple" xlink:href="https://armyinform.com.ua/2023/05/08/na-kyyivshhyni-vidbuvsya-marafon-nezlamna-bucha-z-ukrayinoyu-v-serczi/" text:style-name="Internet_20_link" text:visited-style-name="Visited_20_Internet_20_Link">
https://armyinform.com.ua/2023/05/08/na-kyyivshhyni-vidbuvsya-marafon-nezlamna-bucha-z-ukrayinoyu-v-serczi/</text:a>
</text:p>
      <!--NEWS-->
      <text:h text:style-name="P10" text:outline-level="1">
<text:span text:style-name="T4">
У російському полоні перебуває декілька сотень жінок-військовослужбовців — Координаційний штаб</text:span>
</text:h>
      <text:p text:style-name="P4">
Author: ['АРМІЯINFORM']</text:p>
      <text:p text:style-name="P4">
Time: 2023-05-08T44:00:00-04:00</text:p>
      <text:p text:style-name="P4">
Description: Про це під час брифінгу повідомили представники Координаційного штабу з питань поводже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28.jpg" text:style-name="Internet_20_link" text:visited-style-name="Visited_20_Internet_20_Link">
3-28.jpg</text:a>
']</text:p>
      <text:p text:style-name="P4">
Tags: ['STOPRUSSIA', 'АГРЕСІЯ РФ', 'ВІЙСЬКОВОПОЛОНЕНІ', 'ВТОРГНЕННЯ РФ', 'ЖІНКИ-ВІЙСЬКОВОСЛУЖБОВЦІ', 'КООРДИНАЦІЙНИЙ ШТАБ З ПИТАНЬ ПОВОДЖЕННЯ З ВІЙСЬКОВОПОЛОНЕНИМИ']</text:p>
      <text:p text:style-name="P4">
Category: News</text:p>
      <!--METADATA-->
      <text:p text:style-name="P4">
<draw:frame draw:style-name="fr1" draw:name="Image17" text:anchor-type="as-char" svg:width="6.9236in" svg:height="4.615733in" draw:z-index="0">
<draw:image xlink:href="../Images/AРМІЯINFORM/2023-05-08T44-00-00-04-00/3-28.jpg" xlink:type="simple" xlink:show="embed" xlink:actuate="onLoad" draw:mime-type="image/jpeg"/>
</draw:frame>
 Фото: ЄвгенПроворний, АрміяInform</text:p>
      <text:p text:style-name="P4">
Про це під час<text:a xlink:type="simple" xlink:href="https://armyinform.com.ua/2023/05/06/u-koordynaczijnomu-shtabi-predstavyly-blagodijnu-inicziatyvu-malenki-serczya-micznishi-za-stal/" text:style-name="Internet_20_link" text:visited-style-name="Visited_20_Internet_20_Link">
брифінгу</text:a>
повідомили представники Координаційного штабу з питань поводження звійськовополоненими Богдан Охріменко і Вікторія Цимбалюк.</text:p>
      <text:p text:style-name="P4">
«У ворожих казематах перебуває декілька сотень українських жінок-військових.Координаційний штаб і всі органи державної влади працюють для того, щобякнайшвидше домогтися їхнього повернення», — сказав Богдан Охріменко.</text:p>
      <text:p text:style-name="P4">
Своєю чергою Вікторія Цимбалюк додала, що Україна зі свого боку дотримуєтьсянорм Женевської конвенції, які передбачають неутримання в полоні жінок-військових, і також вимагає цього від рф.</text:p>
      <text:p text:style-name="P4">
«Україна дотримується Женевської конвенції. російські військові жінки, якіпотрапили у полон, були репатрійовані. Цього ми вимагаємо і від російськоїсторони: повернути жінок-полонених без умов і обмінів», — зазначила вона.</text:p>
      <text:p text:style-name="P4">
За словами представниці Координаційного штабу, на відміну від жінок-військових, точна кількість цивільних українських жінок, які перебувають в рф,невідома. Водночас органи влади працюють над тим, щоб з’ясувати це і домогтисяповернення їх додому. Проміжним результатом у Координаційному штабі вважаютьповернення понад 300 українських дітей.</text:p>
      <text:p text:style-name="P4">
Source: <text:a xlink:type="simple" xlink:href="https://armyinform.com.ua/2023/05/08/dekilka-soten-zhinok-vijskovyh-koordynaczijnyj-shtab/" text:style-name="Internet_20_link" text:visited-style-name="Visited_20_Internet_20_Link">
https://armyinform.com.ua/2023/05/08/dekilka-soten-zhinok-vijskovyh-koordynaczijnyj-shtab/</text:a>
</text:p>
      <!--NEWS-->
      <text:h text:style-name="P10" text:outline-level="1">
<text:span text:style-name="T4">
Наша авіація протягом доби завдала вісім ударів по ворогу</text:span>
</text:h>
      <text:p text:style-name="P4">
Author: ['АРМІЯINFORM']</text:p>
      <text:p text:style-name="P4">
Time: 2023-05-08T45:00:00-04:00</text:p>
      <text:p text:style-name="P4">
Description: Авіація Сил оборони за минулу добу завдала 8 ударів по районах зосередження особов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avicziya_udar-e1680493056934.jpg" text:style-name="Internet_20_link" text:visited-style-name="Visited_20_Internet_20_Link">
avicziya_udar-e1680493056934.jpg</text:a>
']</text:p>
      <text:p text:style-name="P4">
Tags: ['STOPRUSSIA', 'АГРЕСІЯ РФ', 'ВІЙНА', 'ВТОРГНЕННЯ РФ', 'ОПЕРАТИВНА ІНФОРМАЦІЯ', 'ХРОНІКА ОБОРОНИ']</text:p>
      <text:p text:style-name="P4">
Category: News</text:p>
      <!--METADATA-->
      <text:p text:style-name="P4">
<draw:frame draw:style-name="fr1" draw:name="Image18" text:anchor-type="as-char" svg:width="6.9236in" svg:height="4.658699in" draw:z-index="0">
<draw:image xlink:href="../Images/AРМІЯINFORM/2023-05-08T45-00-00-04-00/avicziya_udar-e1680493056934.jpg" xlink:type="simple" xlink:show="embed" xlink:actuate="onLoad" draw:mime-type="image/jpeg"/>
</draw:frame>
 Ілюстративне фото<text:span text:style-name="T4">
🔥 Ситуація щодо російського вторгнення</text:span>
</text:p>
      <text:p text:style-name="P4">
Авіація Сил оборони за минулу добу завдала 8 ударів по районах зосередженняособового складу та військової техніки противника, а також удару по ворожомузенітно-ракетному комплексу.</text:p>
      <text:p text:style-name="P4">
Про це<text:a xlink:type="simple" xlink:href="https://www.facebook.com/GeneralStaff.ua/posts/pfbid02xN9BYo6Tg37idsWr7TVeUCeQNVeME6scYxiCTKCQY2yDZRWftX8VzmiLTBLneUjsl" text:style-name="Internet_20_link" text:visited-style-name="Visited_20_Internet_20_Link">
йдеться</text:a>
в оперативній інформації Генерального штабу ЗС України.</text:p>
      <text:p text:style-name="P4">
«Також, наші захисники знищили 2 ударних та 6 розвідувальних БПЛА противника»,— йдеться у повідомленні.</text:p>
      <text:p text:style-name="P4">
У Генштабі ЗС України зазначають, що інформація щодо втрат ворога постійноуточнюється.</text:p>
      <text:p text:style-name="P4">
Source: <text:a xlink:type="simple" xlink:href="https://armyinform.com.ua/2023/05/08/nasha-aviacziya-protyagom-doby-zavdala-visim-udariv-po-vorogu-2/" text:style-name="Internet_20_link" text:visited-style-name="Visited_20_Internet_20_Link">
https://armyinform.com.ua/2023/05/08/nasha-aviacziya-protyagom-doby-zavdala-visim-udariv-po-vorogu-2/</text:a>
</text:p>
      <!--NEWS-->
      <text:h text:style-name="P10" text:outline-level="1">
<text:span text:style-name="T4">
Підрозділи ракетних військ і артилерії Сил оборони уразили два пункти управління</text:span>
</text:h>
      <text:p text:style-name="P4">
Author: ['АРМІЯINFORM']</text:p>
      <text:p text:style-name="P4">
Time: 2023-05-08T46:00:00-04:00</text:p>
      <text:p text:style-name="P4">
Description: Про це йдеться в оперативній інформації Генерального штабу Збройних Сил України.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9/raketni-vijska-ta-artyleriya-nazemnyh-ugrupovan-vijsk.jpg" text:style-name="Internet_20_link" text:visited-style-name="Visited_20_Internet_20_Link">
raketni-vijska-ta-artyleriya-nazemnyh-ugrupovan-vijsk.jpg</text:a>
']</text:p>
      <text:p text:style-name="P4">
Tags: ['STOPRUSSIA', 'АГРЕСІЯ РФ', 'ВІЙНА', 'ВТОРГНЕННЯ РФ', 'ОПЕРАТИВНА ІНФОРМАЦІЯ']</text:p>
      <text:p text:style-name="P4">
Category: News</text:p>
      <!--METADATA-->
      <text:p text:style-name="P4">
<draw:frame draw:style-name="fr1" draw:name="Image19" text:anchor-type="as-char" svg:width="6.9236in" svg:height="3.80798in" draw:z-index="0">
<draw:image xlink:href="../Images/AРМІЯINFORM/2023-05-08T46-00-00-04-00/raketni-vijska-ta-artyleriya-nazemnyh-ugrupovan-vijsk.jpg" xlink:type="simple" xlink:show="embed" xlink:actuate="onLoad" draw:mime-type="image/jpeg"/>
</draw:frame>
 Ілюстративне фото <text:span text:style-name="T4">
🔥 Ситуація щодоросійського вторгнення</text:span>
</text:p>
      <text:p text:style-name="P4">
Про це<text:a xlink:type="simple" xlink:href="https://www.facebook.com/GeneralStaff.ua/posts/pfbid02xN9BYo6Tg37idsWr7TVeUCeQNVeME6scYxiCTKCQY2yDZRWftX8VzmiLTBLneUjsl" text:style-name="Internet_20_link" text:visited-style-name="Visited_20_Internet_20_Link">
йдеться</text:a>
в оперативній інформації Генерального штабу Збройних Сил України.</text:p>
      <text:p text:style-name="P4">
«Підрозділи ракетних військ і артилерії уразили 2 пункти управління, 2 районизосередження озброєння та військової техніки окупантів, а також 3 складибоєприпасів ворога», — зазначено у повідомленні.</text:p>
      <text:p text:style-name="P4">
Source: <text:a xlink:type="simple" xlink:href="https://armyinform.com.ua/2023/05/08/pidrozdily-raketnyh-vijsk-i-artyleriyi-syl-oborony-urazyly-dva-punkty-upravlinnya/" text:style-name="Internet_20_link" text:visited-style-name="Visited_20_Internet_20_Link">
https://armyinform.com.ua/2023/05/08/pidrozdily-raketnyh-vijsk-i-artyleriyi-syl-oborony-urazyly-dva-punkty-upravlinnya/</text:a>
</text:p>
      <!--NEWS-->
      <text:h text:style-name="P10" text:outline-level="1">
<text:span text:style-name="T4">
Окупанти проводять «евакуацію» мешканців тимчасово окупованого Токмака</text:span>
</text:h>
      <text:p text:style-name="P4">
Author: ['АРМІЯINFORM']</text:p>
      <text:p text:style-name="P4">
Time: 2023-05-08T47:00:00-04:00</text:p>
      <text:p text:style-name="P4">
Description: Про це йдеться в оперативній інформації Генерального штабу Збройних Сил України.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okupanty-strilby.jpg" text:style-name="Internet_20_link" text:visited-style-name="Visited_20_Internet_20_Link">
okupanty-strilby.jpg</text:a>
']</text:p>
      <text:p text:style-name="P4">
Tags: ['STOPRUSSIA', 'АГРЕСІЯ РФ', 'ВІЙНА', 'ВТОРГНЕННЯ РФ', 'ГЕНЕРАЛЬНИЙ ШТАБ ЗС УКРАЇНИ', 'ОПЕРАТИВНА ІНФОРМАЦІЯ']</text:p>
      <text:p text:style-name="P4">
Category: News</text:p>
      <!--METADATA-->
      <text:p text:style-name="P4">
<draw:frame draw:style-name="fr1" draw:name="Image20" text:anchor-type="as-char" svg:width="6.9236in" svg:height="4.33302in" draw:z-index="0">
<draw:image xlink:href="../Images/AРМІЯINFORM/2023-05-08T47-00-00-04-00/okupanty-strilby.jpg" xlink:type="simple" xlink:show="embed" xlink:actuate="onLoad" draw:mime-type="image/jpeg"/>
</draw:frame>
Ілюстративне фото <text:span text:style-name="T4">
🔥 Ситуація щодо російського вторгнення</text:span>
</text:p>
      <text:p text:style-name="P4">
Про це<text:a xlink:type="simple" xlink:href="https://www.facebook.com/GeneralStaff.ua/posts/pfbid02xN9BYo6Tg37idsWr7TVeUCeQNVeME6scYxiCTKCQY2yDZRWftX8VzmiLTBLneUjsl" text:style-name="Internet_20_link" text:visited-style-name="Visited_20_Internet_20_Link">
йдеться</text:a>
в оперативній інформації Генерального штабу Збройних Сил України.</text:p>
      <text:p text:style-name="P4">
«російські окупанти проводять так звану евакуацію місцевих жителів з тимчасовоокупованого Токмака Запорізької області у напрямку населеного пунктуБердянськ. Цій процедурі підлягають представники так званої місцевої «влади»,колаборанти, діти, вчителі та вихователі. При цьому, батькам дітей погрожуютьне зарахувати навчальний рік в разі відмови «евакуювати» дитину.», — зазначеноу повідомленні.</text:p>
      <text:p text:style-name="P4">
На АЗС спостерігаються черги за пальним, усім водіям повідомлено, що новихпоставок пального не планується.</text:p>
      <text:p text:style-name="P4">
У повідомленні Генерального штабу зазначається, що в населеному пункті ВеселеЗапорізької області зачинено та не функціонує місцевий відділ поліції ворога.Напередодні спостерігалось знищення документації цієї установи.</text:p>
      <text:p text:style-name="P4">
Source: <text:a xlink:type="simple" xlink:href="https://armyinform.com.ua/2023/05/08/okupanty-provodyat-evakuacziyu-meshkancziv-tymchasovo-okupovanogo-tokmaka/" text:style-name="Internet_20_link" text:visited-style-name="Visited_20_Internet_20_Link">
https://armyinform.com.ua/2023/05/08/okupanty-provodyat-evakuacziyu-meshkancziv-tymchasovo-okupovanogo-tokmaka/</text:a>
</text:p>
      <!--NEWS-->
      <text:h text:style-name="P10" text:outline-level="1">
<text:span text:style-name="T4">
Ліквідували всі «шахеди» ворога: Генштаб розповів про наслідки російських ракетних та авіаційних ударів</text:span>
</text:h>
      <text:p text:style-name="P4">
Author: ['АРМІЯINFORM']</text:p>
      <text:p text:style-name="P4">
Time: 2023-05-08T48:00:00-04:00</text:p>
      <text:p text:style-name="P4">
Description: У ніч на 8 травня ворог знову атакував територію України, застосувавши іранськ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zelenskyj-shahed.jpg" text:style-name="Internet_20_link" text:visited-style-name="Visited_20_Internet_20_Link">
zelenskyj-shahed.jpg</text:a>
']</text:p>
      <text:p text:style-name="P4">
Tags: ['SHAHED', 'STOPRUSSIA', 'АГРЕСІЯ РФ', 'ВТОРГНЕННЯ РФ', 'ГШ ЗСУ', 'ОПЕРАТИВНА ІНФОРМАЦІЯ', 'РАКЕТНІ УДАРИ', 'РАНКОВЕ ЗВЕДЕННЯ']</text:p>
      <text:p text:style-name="P4">
Category: News</text:p>
      <!--METADATA-->
      <text:p text:style-name="P4">
<draw:frame draw:style-name="fr1" draw:name="Image21" text:anchor-type="as-char" svg:width="6.9236in" svg:height="4.617948in" draw:z-index="0">
<draw:image xlink:href="../Images/AРМІЯINFORM/2023-05-08T48-00-00-04-00/zelenskyj-shahed.jpg" xlink:type="simple" xlink:show="embed" xlink:actuate="onLoad" draw:mime-type="image/jpeg"/>
</draw:frame>
Президент України Володимир Зеленський поряд зі збитим дроном-камікадзе,кінець жовтня 2022 року. Фото: president.gov.ua <text:span text:style-name="T4">
🔥 Ситуація щодо російськоговторгнення</text:span>
</text:p>
      <text:p text:style-name="P4">
<text:span text:style-name="T4">
У ніч на 8 травня ворог знову атакував територію України, застосувавшиіранські ударні БПЛА Shahed — 35 із 35 дронів було знищено нашимизахисниками.</text:span>
</text:p>
      <text:p text:style-name="P4">
Про це<text:a xlink:type="simple" xlink:href="https://www.facebook.com/GeneralStaff.ua/posts/pfbid02xN9BYo6Tg37idsWr7TVeUCeQNVeME6scYxiCTKCQY2yDZRWftX8VzmiLTBLneUjsl" text:style-name="Internet_20_link" text:visited-style-name="Visited_20_Internet_20_Link">
повідомляє</text:a>
Генеральний штаб Збройних Сил України.</text:p>
      <text:p text:style-name="P4">
«Продовжуючи тактику терору, минулої доби російська федерація завдала 16ракетних ударів, зокрема по містах Харківської, Херсонської, Миколаївської таОдеської областей», — також йдеться в повідомленні.</text:p>
      <text:p text:style-name="P4">
Крім того, за інформацією Генштабу ЗСУ, зафіксовано 61 авіаційний удар та 52ворожі обстріли з реактивних систем залпового вогню по позиціях наших військта населених пунктах.</text:p>
      <text:p text:style-name="P4">
«На жаль, є загиблі та поранені серед мирного населення, пошкодженобагатоповерховий будинок, приватні оселі та інша цивільна інфраструктура», —повідомляє ГШ ЗС України.</text:p>
      <text:p text:style-name="P4">
Військові попереджають, що ймовірність подальших російських ракетних таавіаційних ударів по всій території України залишається високою.</text:p>
      <text:p text:style-name="P4">
Source: <text:a xlink:type="simple" xlink:href="https://armyinform.com.ua/2023/05/08/likviduvaly-vsi-shahedy-voroga-genshtab/" text:style-name="Internet_20_link" text:visited-style-name="Visited_20_Internet_20_Link">
https://armyinform.com.ua/2023/05/08/likviduvaly-vsi-shahedy-voroga-genshtab/</text:a>
</text:p>
      <!--NEWS-->
      <text:h text:style-name="P10" text:outline-level="1">
<text:span text:style-name="T4">
На східному фронті відбито 55 атак окупантів: важкі бої тривають за Бахмут і Мар’їнку</text:span>
</text:h>
      <text:p text:style-name="P4">
Author: ['АРМІЯINFORM']</text:p>
      <text:p text:style-name="P4">
Time: 2023-05-08T49:00:00-04:00</text:p>
      <text:p text:style-name="P4">
Description: Противник зосереджує основні зусилля на Лиманському, Бахмутському, Авдіївсько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tanky.jpg" text:style-name="Internet_20_link" text:visited-style-name="Visited_20_Internet_20_Link">
tanky.jpg</text:a>
']</text:p>
      <text:p text:style-name="P4">
Tags: ['STOPRUSSIA', 'АГРЕСІЯ РФ', 'БАХМУТ', 'ВІЙНА', 'ВТОРГНЕННЯ РФ', 'ГШ ЗСУ', 'МАР’ЇНКА', 'ОПЕРАТИВНА ІНФОРМАЦІЯ', 'РАНКОВЕ ЗВЕДЕННЯ', 'ХРОНІКА ОБОРОНИ']</text:p>
      <text:p text:style-name="P4">
Category: News</text:p>
      <!--METADATA-->
      <text:p text:style-name="P4">
<draw:frame draw:style-name="fr1" draw:name="Image22" text:anchor-type="as-char" svg:width="6.9236in" svg:height="4.611463in" draw:z-index="0">
<draw:image xlink:href="../Images/AРМІЯINFORM/2023-05-08T49-00-00-04-00/tanky.jpg" xlink:type="simple" xlink:show="embed" xlink:actuate="onLoad" draw:mime-type="image/jpeg"/>
</draw:frame>
 Танкиокремої мотопіхотної Маріупольської бригади. Ілюстративне фото <text:span text:style-name="T4">
🔥 Ситуаціящодо російського вторгнення</text:span>
</text:p>
      <text:p text:style-name="P4">
Противник зосереджує основні зусилля на Лиманському, Бахмутському,Авдіївському та Мар’їнському напрямках. Тривають важкі бої за міста Бахмут таМар’їнка. Загалом, протягом минулої доби було відбито 55 атак противника назазначених ділянках фронту.</text:p>
      <text:p text:style-name="P4">
Про це<text:a xlink:type="simple" xlink:href="https://www.facebook.com/GeneralStaff.ua/posts/pfbid02xN9BYo6Tg37idsWr7TVeUCeQNVeME6scYxiCTKCQY2yDZRWftX8VzmiLTBLneUjsl" text:style-name="Internet_20_link" text:visited-style-name="Visited_20_Internet_20_Link">
повідомляє</text:a>
Генеральний штаб Збройних Сил України.</text:p>
      <text:p text:style-name="P4">
За оперативною інформацією Генштабу ЗСУ, наступальні дії ворога на Лиманськомута Авдіївському напрямках успіху не мали. На Бахмутському та Мар’їнськомунапрямках сили оборони стримують та відбивають численні атаки противника.</text:p>
      <text:p text:style-name="P4">
«На Бахмутському напрямку ворог продовжує вести наступальні дії. Тривають боїу місті Бахмут, окупанти обстрілювали місто запалювальними та фосфорнимибоєприпасами. Протягом доби противник вів безуспішні наступальні дії унапрямку населених пунктів Хромове, Іванівське, Часів Яр та Ступочки. Завдававіаційних ударів», — йдеться в повідомленні.</text:p>
      <text:p text:style-name="P4">
Військові повідомляють, що на Куп’янському та Шахтарському напрямках ворогнаступальних дій не проводив, завдав авіаційних та артилерійських ударів.</text:p>
      <text:p text:style-name="P4">
«На Волинському та Поліському напрямках ознак формування наступальнихугруповань ворога не виявлено. На Сіверському та Слобожанському напрямкахпротивник зберігає військову присутність у прикордонних з Україною районах. НаЗапорізькому та Херсонському напрямках — продовжує вести оборонні дії», —повідомляє Генеральний штаб ЗС України.</text:p>
      <text:p text:style-name="P4">
Source: <text:a xlink:type="simple" xlink:href="https://armyinform.com.ua/2023/05/08/na-shidnomu-fronti-vidbyto-55-atak-okupantiv-vazhki-boyi-tryvayut-za-bahmut-i-maryinku/" text:style-name="Internet_20_link" text:visited-style-name="Visited_20_Internet_20_Link">
https://armyinform.com.ua/2023/05/08/na-shidnomu-fronti-vidbyto-55-atak-okupantiv-vazhki-boyi-tryvayut-za-bahmut-i-maryinku/</text:a>
</text:p>
      <!--NEWS-->
      <text:h text:style-name="P10" text:outline-level="1">
<text:span text:style-name="T4">
Широкомасштабне вторгнення росії в Україну об’єднало НАТО — Жозеп Боррель</text:span>
</text:h>
      <text:p text:style-name="P4">
Author: ['АРМІЯINFORM']</text:p>
      <text:p text:style-name="P4">
Time: 2023-05-08T50:00:00-04:00</text:p>
      <text:p text:style-name="P4">
Description: Про це Високий представник Європейського Союзу з питань закордонних справ і політик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zhozep-borrel.jpg" text:style-name="Internet_20_link" text:visited-style-name="Visited_20_Internet_20_Link">
zhozep-borrel.jpg</text:a>
']</text:p>
      <text:p text:style-name="P4">
Tags: ['ЄВРОПЕЙСЬКИЙ СОЮЗ', 'ЖОЗЕП БОРРЕЛЬ', 'НАТО']</text:p>
      <text:p text:style-name="P4">
Category: News</text:p>
      <!--METADATA-->
      <text:p text:style-name="P4">
<draw:frame draw:style-name="fr1" draw:name="Image23" text:anchor-type="as-char" svg:width="6.9236in" svg:height="4.612615in" draw:z-index="0">
<draw:image xlink:href="../Images/AРМІЯINFORM/2023-05-08T50-00-00-04-00/zhozep-borrel.jpg" xlink:type="simple" xlink:show="embed" xlink:actuate="onLoad" draw:mime-type="image/jpeg"/>
</draw:frame>
Жозеп Боррель</text:p>
      <text:p text:style-name="P4">
Про це Високий представник Європейського Союзу з питань закордонних справ іполітики безпеки Жозеп Боррель<text:a xlink:type="simple" xlink:href="https://www.eeas.europa.eu/eeas/meeting-expectations-fragmenting-world_en" text:style-name="Internet_20_link" text:visited-style-name="Visited_20_Internet_20_Link">
заявив</text:a>
 у своєму дописі в блозі.</text:p>
      <text:p text:style-name="P4">
«Вражає, наскільки війна росії проти України принесла більше єдності і навітьвідродження трансатлантичного альянсу. Війна (росії — Ред.) проти Українипояснила, що спільного між США, Канадою та європейцями», — написав ЖозепБоррель.</text:p>
      <text:p text:style-name="P4">
Він зазначив, що на додачу до допомоги Україні, були присутні також загальневідчуття оновлення, мети та готовності заплатити ціну за дотримання принципівміжнародного верховенства права, свободи та демократії.</text:p>
      <text:p text:style-name="P4">
Жозеп Боррель зазначив, що попри політичні розбіжності, у стратегічнихпитаннях Альянс рухається разом.</text:p>
      <text:p text:style-name="P4">
«Звичайно, як завжди, політичні розбіжності залишаються. Візьмемопротекціоністські аспекти Закону про зниження інфляції або наші суперечки щодоСОТ чи різні підходи до боротьби зі зміною клімату (субсидії протиціноутворення на вуглець). Але в стратегічних питаннях ми рухаємося разом,принаймні з адміністрацією Байдена», — зазначив політик.</text:p>
      <text:p text:style-name="P4">
Водночас Високий представник Європейського Союзу вважає, що такатрансатлантична єдність і єдність G7 супроводжується більшим політичнимрозривом зі світом, що розвивається.</text:p>
      <text:p text:style-name="P4">
На його переконання, більшість засідань щодо війни в Україні зумовлені уявнимиподвійними стандартами та розчаруванням у зв’язку з тим, що інші питання неотримують такої ж уваги та значних ресурсів, як ті, що важливі для України.</text:p>
      <text:p text:style-name="P4">
«Ми часто справедливо кажемо, що хочемо перемоги України і зробимо всеможливе, щоб цього досягти. Нам потрібно взяти на себе такий самий рівеньзобов’язань, щоб перемогти у суді світової громадської думки», — йдеться ублозі політика.</text:p>
      <text:p text:style-name="P4">
Source: <text:a xlink:type="simple" xlink:href="https://armyinform.com.ua/2023/05/08/obyednalo-nato-zhozep-borrel/" text:style-name="Internet_20_link" text:visited-style-name="Visited_20_Internet_20_Link">
https://armyinform.com.ua/2023/05/08/obyednalo-nato-zhozep-borrel/</text:a>
</text:p>
      <!--NEWS-->
      <text:h text:style-name="P10" text:outline-level="1">
<text:span text:style-name="T4">
Десятки дронів-камікадзе вночі атакували Київщину з рахунком 35:0 на користь ППО України</text:span>
</text:h>
      <text:p text:style-name="P4">
Author: ['АРМІЯINFORM']</text:p>
      <text:p text:style-name="P4">
Time: 2023-05-08T51:00:00-04:00</text:p>
      <text:p text:style-name="P4">
Description: У ніч на 8 травня 2023 року противник атакував Київщину ударними дронами іранськ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znyshheni-shahedy.jpg" text:style-name="Internet_20_link" text:visited-style-name="Visited_20_Internet_20_Link">
znyshheni-shahedy.jpg</text:a>
']</text:p>
      <text:p text:style-name="P4">
Tags: ['SHAHED-136/131', 'АТАКА ДРОНІВ', 'КИЇВЩИНА', 'ПОВІТРЯНІ СИЛИ ЗБРОЙНИХ СИЛ УКРАЇНИ']</text:p>
      <text:p text:style-name="P4">
Category: News</text:p>
      <!--METADATA-->
      <text:p text:style-name="P4">
<draw:frame draw:style-name="fr1" draw:name="Image24" text:anchor-type="as-char" svg:width="6.9236in" svg:height="6.9236in" draw:z-index="0">
<draw:image xlink:href="../Images/AРМІЯINFORM/2023-05-08T51-00-00-04-00/znyshheni-shahedy.jpg" xlink:type="simple" xlink:show="embed" xlink:actuate="onLoad" draw:mime-type="image/jpeg"/>
</draw:frame>
 <text:span text:style-name="T4">
🔥 Ситуація щодо російського вторгнення</text:span>
</text:p>
      <text:p text:style-name="P4">
У ніч на 8 травня 2023 року противник атакував Київщину ударними дронамиіранського виробництва Shahed-136/131. Було застосовано 35 ударних БПЛА, якіатакували з північного напрямку — аеродром Сеща (брянська область).</text:p>
      <text:p text:style-name="P4">
Про це<text:a xlink:type="simple" xlink:href="https://www.facebook.com/kpszsu/posts/pfbid0LvUrVCcpQSy6LR3yhAgytkHvBaZHP5jrubc4vsFFkAHWY39nCvPCrN1wcxW7pD5ol" text:style-name="Internet_20_link" text:visited-style-name="Visited_20_Internet_20_Link">
повідомляє</text:a>
Командування Повітряних Сил Збройних Сил України.</text:p>
      <text:p text:style-name="P4">
«Силами та засобами протиповітряної оборони Повітряного командування „Центр“Повітряних Сил, у взаємодії зі складовими Сил оборони України, <text:span text:style-name="T4">
знищено всітридцять п’ять Shahed-136/131»,</text:span>
 — йдеться в повідомленні.</text:p>
      <text:p text:style-name="P4">
Разом з тим, Командування ПС ЗСУ нагадує, що «навіть 100-відсотковий результатуражень повітряних цілей не гарантує безпечне перебування там, де працює ППО».</text:p>
      <text:p text:style-name="P4">
«Уламки зенітних ракет та уражених БПЛА обов’язково повертаються на землю! Тожбережіть себе та своїх рідних», — зазначають захисники українського неба.</text:p>
      <text:p text:style-name="P4">
Також повідомляється, що близько опівночі російські окупанти атакували Одещинуз бомбардувальників дальньої авіації Ту-22м3.</text:p>
      <text:p text:style-name="P4">
«Усього здійснено вісім пусків з району мису Тарханкут (окупований Крим).Частина ракет не досягла своїх цілей. Про наслідки влучань, повідомить місцевавійськова адміністрація», — зазначили в Командуванні Повітряних Сил.</text:p>
      <text:p text:style-name="P4">
Source: <text:a xlink:type="simple" xlink:href="https://armyinform.com.ua/2023/05/08/desyatky-droniv-kamikadze-vnochi-atakuvaly-kyyivshhynu/" text:style-name="Internet_20_link" text:visited-style-name="Visited_20_Internet_20_Link">
https://armyinform.com.ua/2023/05/08/desyatky-droniv-kamikadze-vnochi-atakuvaly-kyyivshhynu/</text:a>
</text:p>
      <!--NEWS-->
      <text:h text:style-name="P10" text:outline-level="1">
<text:span text:style-name="T4">
Чи буде загострення на 9 травня — роз’яснення Ганни Маляр</text:span>
</text:h>
      <text:p text:style-name="P4">
Author: ['АРМІЯINFORM']</text:p>
      <text:p text:style-name="P4">
Time: 2023-05-08T52:00:00-04:00</text:p>
      <text:p text:style-name="P4">
Description: Неможливо на 100% стверджувати або спростовувати загострення на 9 травня.    Про ц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malyar-53.jpg" text:style-name="Internet_20_link" text:visited-style-name="Visited_20_Internet_20_Link">
malyar-53.jpg</text:a>
']</text:p>
      <text:p text:style-name="P4">
Tags: ['9 ТРАВНЯ', 'АГРЕСІЯ РФ', 'ВТОРГНЕННЯ РФ', 'ГАННА МАЛЯР']</text:p>
      <text:p text:style-name="P4">
Category: News</text:p>
      <!--METADATA-->
      <text:p text:style-name="P4">
<draw:frame draw:style-name="fr1" draw:name="Image25" text:anchor-type="as-char" svg:width="6.9236in" svg:height="4.615733in" draw:z-index="0">
<draw:image xlink:href="../Images/AРМІЯINFORM/2023-05-08T52-00-00-04-00/malyar-53.jpg" xlink:type="simple" xlink:show="embed" xlink:actuate="onLoad" draw:mime-type="image/jpeg"/>
</draw:frame>
 ФотоДмитра Юрченка</text:p>
      <text:p text:style-name="P4">
Неможливо на 100% стверджувати або спростовувати загострення на 9 травня.</text:p>
      <text:p text:style-name="P4">
Про це <text:a xlink:type="simple" xlink:href="https://t.me/annamaliar/709" text:style-name="Internet_20_link" text:visited-style-name="Visited_20_Internet_20_Link">
зазначила</text:a>
 заступниця Міністра оборониУкраїни Ганна Маляр.</text:p>
      <text:p text:style-name="P4">
«Ймовірність загострення буде завжди, незалежно від дати, поки триватимевійна. Те що росіяни люблять дати та історичні паралелі — так. Але вже булочимало історичних та святкових дат, до яких вони «не загострились». Тому,загострення може бути, може не бути», — написала Ганна Маляр і закликала бутиготовими до підступності ворога та оборони.</text:p>
      <text:p text:style-name="P4">
Source: <text:a xlink:type="simple" xlink:href="https://armyinform.com.ua/2023/05/08/chy-bude-zagostrennya-na-9-travnya-rozyasnennya-ganny-malyar/" text:style-name="Internet_20_link" text:visited-style-name="Visited_20_Internet_20_Link">
https://armyinform.com.ua/2023/05/08/chy-bude-zagostrennya-na-9-travnya-rozyasnennya-ganny-malyar/</text:a>
</text:p>
      <!--NEWS-->
      <text:h text:style-name="P10" text:outline-level="1">
<text:span text:style-name="T4">
Українські захисники ліквідували понад 500 окупантів, знищили 7 танків і 8 артсистем</text:span>
</text:h>
      <text:p text:style-name="P4">
Author: ['АРМІЯINFORM']</text:p>
      <text:p text:style-name="P4">
Time: 2023-05-08T53:00:00-04:00</text:p>
      <text:p text:style-name="P4">
Description: Загальні бойові втрати противника з 24.02.22 по 08.05.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605bf339-e146-4008-be2a-6aa161d0ee4c-scaled.jpg" text:style-name="Internet_20_link" text:visited-style-name="Visited_20_Internet_20_Link">
605bf339-e146-4008-be2a-6aa161d0ee4c-scaled.jpg</text:a>
']</text:p>
      <text:p text:style-name="P4">
Tags: ['STOPRUSSIA', 'АГРЕСІЯ РФ', 'ВТОРГНЕННЯ РФ', 'ВТРАТИ ВОРОГА', 'ГШ ЗСУ']</text:p>
      <text:p text:style-name="P4">
Category: News</text:p>
      <!--METADATA-->
      <text:p text:style-name="P4">
<draw:frame draw:style-name="fr1" draw:name="Image26" text:anchor-type="as-char" svg:width="6.9236in" svg:height="6.975527in" draw:z-index="0">
<draw:image xlink:href="../Images/AРМІЯINFORM/2023-05-08T53-00-00-04-00/605bf339-e146-4008-be2a-6aa161d0ee4c-scaled.jpg" xlink:type="simple" xlink:show="embed" xlink:actuate="onLoad" draw:mime-type="image/jpeg"/>
</draw:frame>
</text:p>
      <text:p text:style-name="P4">
Загальні бойові втрати противника з 24.02.22 по 08.05.23 орієнтовностановлять:</text:p>
      <ul>
        <li>
<text:span text:style-name="T4">
особового складу ‒</text:span>
 194970 (+540) осіб ліквідовано  * <text:span text:style-name="T4">
танків ‒</text:span>
 3730 (+7)  * <text:span text:style-name="T4">
бойових броньованих машин ‒</text:span>
 7253 (+5)  * <text:span text:style-name="T4">
артилерійських систем ‒</text:span>
 3018 (+8)  * <text:span text:style-name="T4">
РСЗВ ‒</text:span>
 554 (0)  * <text:span text:style-name="T4">
засоби ППО ‒</text:span>
 306 (0)  * <text:span text:style-name="T4">
літаків ‒</text:span>
 308 (0)  * <text:span text:style-name="T4">
гелікоптерів ‒</text:span>
 294 (0)  * <text:span text:style-name="T4">
БПЛА оперативно-тактичного рівня ‒</text:span>
 2614 (+42)  * <text:span text:style-name="T4">
крилаті ракети ‒</text:span>
 947 (0)  * <text:span text:style-name="T4">
кораблі / катери ‒</text:span>
 18 (0)  * <text:span text:style-name="T4">
автомобільної техніки та автоцистерн ‒</text:span>
 5958 (+6)  * <text:span text:style-name="T4">
спеціальна техніка ‒</text:span>
 384 (+4)</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08.05.23.</text:p>
      <text:p text:style-name="P4">
Source: <text:a xlink:type="simple" xlink:href="https://armyinform.com.ua/2023/05/08/ukrayinski-zahysnyky-likviduvaly-ponad-500-okupantiv-znyshhyly-7-tankiv-i-8-artsystem/" text:style-name="Internet_20_link" text:visited-style-name="Visited_20_Internet_20_Link">
https://armyinform.com.ua/2023/05/08/ukrayinski-zahysnyky-likviduvaly-ponad-500-okupantiv-znyshhyly-7-tankiv-i-8-artsystem/</text:a>
</text:p>
      <!--NEWS-->
      <text:h text:style-name="P10" text:outline-level="1">
<text:span text:style-name="T4">
Сьогодні відзначається День пам’яті та примирення</text:span>
</text:h>
      <text:p text:style-name="P4">
Author: ['АРМІЯINFORM']</text:p>
      <text:p text:style-name="P4">
Time: 2023-05-08T54:00:00-04:00</text:p>
      <text:p text:style-name="P4">
Description: Щороку 8 травня в Україні та світі відзначають День пам’яті та примирення.    Друг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1683388081-9680.webp" text:style-name="Internet_20_link" text:visited-style-name="Visited_20_Internet_20_Link">
1683388081-9680.webp</text:a>
']</text:p>
      <text:p text:style-name="P4">
Tags: ['ВТОРГНЕННЯ РФ', "ДЕНЬ ПАМ'ЯТІ ТА ПРИМИРЕННЯ"]</text:p>
      <text:p text:style-name="P4">
Category: News</text:p>
      <!--METADATA-->
      <text:p text:style-name="P4">
<draw:frame draw:style-name="fr1" draw:name="Image27" text:anchor-type="as-char" svg:width="6.9236in" svg:height="4.615733in" draw:z-index="0">
<draw:image xlink:href="../ConvertedIMGs/AРМІЯINFORM/2023-05-08T54-00-00-04-00/1683388081-9680.png" xlink:type="simple" xlink:show="embed" xlink:actuate="onLoad" draw:mime-type="image/png"/>
</draw:frame>
</text:p>
      <text:p text:style-name="P4">
Щороку 8 травня в Україні та світі відзначають День пам’яті та примирення.</text:p>
      <text:p text:style-name="P4">
Друга світова війна 1939–1945 років стала найбільшою трагедієюзагальносвітового масштабу у ХХ ст. Забравши десятки мільйонів життів,зламавши долі сотням мільйонів людей, зруйнувавши вщент цілі міста й навітькраїни, вона проклала свій кривавий шлях також і Україною.</text:p>
      <text:p text:style-name="P4">
Фронт двічі прокотився землями України — спочатку із заходу на схід, потім зісходу на захід. Мільйони українців поклали життя заради перемоги над нацизмомі відновлення миру. Мільйони зазнали поневірянь під час і після завершеннявійни, яка давалася взнаки впродовж наступних десятиліть і є відчутною досьогодні.</text:p>
      <text:p text:style-name="P4">
Зламані долі тих, хто опинився у таборах чи у вимушеній еміграції вже післязавершення війни, вибухи боєприпасів, які з часів війни таїлися в землі, апотім калічили й убивали вже у мирний час, важкі хвороби й тяжкий тягар сумуза загиблими по сьогодні не відпускають людей у всьому світі.</text:p>
      <text:p text:style-name="P4">
Друга світова війна стала найбільшою трагедією людства у ХХ ст. Про неї слідпам’ятати, бо війна не повинна повторюватися.</text:p>
      <text:p text:style-name="P4">
Ніколи знову!</text:p>
      <text:p text:style-name="P4">
На жаль, нині це гасло не спрацювало.</text:p>
      <text:p text:style-name="P4">
Вкотре. Знову.</text:p>
      <text:p text:style-name="P4">
Українське і світове «Ніколи знову!» не зупинило російських агресорів з їхнім«Можем повторить».</text:p>
      <text:p text:style-name="P4">
І росіяни повторюють. А українці зупиняють.</text:p>
      <text:p text:style-name="P4">
Росіяни прагнуть зруйнувати мир і славлять війну.</text:p>
      <text:p text:style-name="P4">
Українці нищать війну і боронять мир.</text:p>
      <text:p text:style-name="P4">
Щоб зупинити російське «можем повторить».</text:p>
      <text:p text:style-name="P4">
Щоб перемогло українське і загальносвітове — «Ніколи знову!».</text:p>
      <text:p text:style-name="P4">
Source: <text:a xlink:type="simple" xlink:href="https://armyinform.com.ua/2023/05/08/sogodni-vidznachayetsya-den-pamyati-ta-prymyrennya/" text:style-name="Internet_20_link" text:visited-style-name="Visited_20_Internet_20_Link">
https://armyinform.com.ua/2023/05/08/sogodni-vidznachayetsya-den-pamyati-ta-prymyrennya/</text:a>
</text:p>
      <!--NEWS-->
      <text:h text:style-name="P10" text:outline-level="1">
<text:span text:style-name="T4">
росіяни мають тактичне завдання захопити Мар’їнку та заблокувати логістичне постачання Авдіївки — Валерій Шершень</text:span>
</text:h>
      <text:p text:style-name="P4">
Author: ['Оксана Іванець']</text:p>
      <text:p text:style-name="P4">
Time: 2023-05-08T94:00:00-04:00</text:p>
      <text:p text:style-name="P4">
Description: На Таврійському напрямку ворог продовжує зосереджувати зусилля на наступальних діях 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shershen.jpg" text:style-name="Internet_20_link" text:visited-style-name="Visited_20_Internet_20_Link">
shershen.jpg</text:a>
']</text:p>
      <text:p text:style-name="P4">
Tags: ['STOPRUSSIA', 'АГРЕСІЯ РФ']</text:p>
      <text:p text:style-name="P4">
Category: News</text:p>
      <!--METADATA-->
      <text:p text:style-name="P4">
<draw:frame draw:style-name="fr1" draw:name="Image28" text:anchor-type="as-char" svg:width="6.9236in" svg:height="3.921331in" draw:z-index="0">
<draw:image xlink:href="../Images/AРМІЯINFORM/2023-05-08T94-00-00-04-00/shershen.jpg" xlink:type="simple" xlink:show="embed" xlink:actuate="onLoad" draw:mime-type="image/jpeg"/>
</draw:frame>
</text:p>
      <text:p text:style-name="P4">
На Таврійському напрямку ворог продовжує зосереджувати зусилля на наступальнихдіях у районі Мар’їнки та Авдіївки. На Запорізькому напрямку окупанти ведутьактивну оборону в районі Новопавлівки та Оріхова. Про це повідомив речникоб’єднаного пресцентру Сил оборони Таврійського напрямку Валерій Шершень.</text:p>
      <text:p text:style-name="P4">
За словами спікера, росіяни мають тактичне завдання захопити Мар’їнку тазаблокувати логістичне постачання Авдіївки.</text:p>
      <text:p text:style-name="P4">
— Упродовж минулої доби на Таврійському напрямку противник 26 разівбезрезультатно атакував українські позиції. Було зафіксовано 376 обстрілів,зокрема й понад 20 населених пунктів. В результаті постраждали місцеві жителі,зруйновані об’єкти цивільної та критичної інфраструктури. Ворог завдав 13авіаударів, — зазначив Валерій Шершень.</text:p>
      <text:p text:style-name="P4">
Своєю чергою Сили оборони надали гідну відповідь окупантам — українськіпідрозділи виконали 644 бойових завдання, в результаті чого ворог втративвбитими та пораненими особового складу близько роти, знищено 16 одиницьвійськового озброєння та техніки противника.</text:p>
      <text:p text:style-name="P4">
Крім того, речник об’єднаного пресцентру Сил оборони Таврійського напрямкузазначив, що на Запорізькому напрямку серед окупантів панують панічні настрої— вони покидають насиджені позиції та залякують місцевих жителів контрнаступомукраїнських військ.</text:p>
      <text:p text:style-name="P4">
— Усі, хто перебуває у вимушеній окупації, мають єдину мету на цей момент —зберегти своє життя. Потрібно бути максимально обачливим, зайвий раз непотрапляти на очі російським військовим, аби не бути насильно вивезеним натериторію росії, або не постраждати від дій окупантів, — зазначив ВалерійШершень.</text:p>
      <text:p text:style-name="P4">
Source: <text:a xlink:type="simple" xlink:href="https://armyinform.com.ua/2023/05/08/rosiyany-mayut-taktychne-zavdannya-zahopyty-maryinku-ta-zablokuvaty-logistychne-postachannya-avdiyivky-valerij-shershen/" text:style-name="Internet_20_link" text:visited-style-name="Visited_20_Internet_20_Link">
https://armyinform.com.ua/2023/05/08/rosiyany-mayut-taktychne-zavdannya-zahopyty-maryinku-ta-zablokuvaty-logistychne-postachannya-avdiyivky-valerij-shershen/</text:a>
</text:p>
      <!--NEWS-->
      <text:h text:style-name="P10" text:outline-level="1">
<text:span text:style-name="T4">
У Верховній Раді обговорили питання грошового забезпечення та виплати додаткової винагороди військовим</text:span>
</text:h>
      <text:p text:style-name="P4">
Author: ['АРМІЯINFORM']</text:p>
      <text:p text:style-name="P4">
Time: 2023-05-08T97:00:00-04:00</text:p>
      <text:p text:style-name="P4">
Description: У Верховній Раді України обговорили питання грошового забезпечення та виплати додатков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2023-05-08_134128.png" text:style-name="Internet_20_link" text:visited-style-name="Visited_20_Internet_20_Link">
2023-05-08_134128.png</text:a>
']</text:p>
      <text:p text:style-name="P4">
Tags: ['STOPRUSSIA', 'АГРЕСІЯ РФ', 'ВЕРХОВНА РАДА УКРАЇНИ', 'ВТОРГНЕННЯ РФ']</text:p>
      <text:p text:style-name="P4">
Category: News</text:p>
      <!--METADATA-->
      <text:p text:style-name="P4">
<draw:frame draw:style-name="fr1" draw:name="Image29" text:anchor-type="as-char" svg:width="6.9236in" svg:height="4.992981in" draw:z-index="0">
<draw:image xlink:href="../Images/AРМІЯINFORM/2023-05-08T97-00-00-04-00/2023-05-08_134128.png" xlink:type="simple" xlink:show="embed" xlink:actuate="onLoad" draw:mime-type="image/png"/>
</draw:frame>
 Ілюстративне фото</text:p>
      <text:p text:style-name="P4">
У Верховній Раді України обговорили питання грошового забезпечення та виплатидодаткової винагороди військовим.</text:p>
      <text:p text:style-name="P4">
Про це <text:a xlink:type="simple" xlink:href="https://www.rada.gov.ua/news/razom/236240.html" text:style-name="Internet_20_link" text:visited-style-name="Visited_20_Internet_20_Link">
повідомила</text:a>
 пресслужбаАпарату ВРУ.</text:p>
      <text:p text:style-name="P4">
Так, учасники обговорили комплекс питань, зокрема, щодо:</text:p>
      <ul>
        <li>
підвищення рівня заробітної плати особам, призваним на строкову військову службу (не нижче рівня мінімальної заробітної плати);  * збільшення розміру стипендій курсантам вищих військових закладів та закладів освіти, які мають військові навчальні підрозділи (не нижче рівня стипендій цивільних вишів);  * підвищення рівня грошового забезпечення інструкторів;  * уніфікації оплати праці військовослужбовців усіх структур сил оборони і безпеки в контексті запровадження єдиного стандарту (порядку) грошового забезпечення;  * виплати додаткової винагороди, зокрема, створення законодавчих підстав для стимулюючих виплат для проведення наступу.</li>
      </ul>
      <text:p text:style-name="P4">
Робоча група також обговорила проблемні питання виплат компенсації членамсімей військовослужбовців, які вважаються зниклими безвісти, та індексаціїпенсій військовослужбовцям. Крім того, було запропоновано врегулювати питанняреєстрації у військових підрозділах транспортних засобів із правимрозташуванням керма в період дії воєнного стану та спростити процедурусписання відповідної техніки.</text:p>
      <text:p text:style-name="P4">
Окремо обговорювалося питання звільнення з військової служби деяких категорійвійськовослужбовців.</text:p>
      <text:p text:style-name="P4">
Як зазначається, результатом спільної роботи має стати так званийстимуляційний пакет законодавчих змін щодо впорядкування вказаних питань.</text:p>
      <text:p text:style-name="P4">
До складу робочої групи увійшли, зокрема, представники Міністерства оборони,Генерального штабу ЗСУ, Служби зовнішньої розвідки України, СБУ, ГУР МОУ таінших.</text:p>
      <text:p text:style-name="P4">
Source: <text:a xlink:type="simple" xlink:href="https://armyinform.com.ua/2023/05/08/robocha-grupa-obgovoryla-pytannya-groshovogo-zabezpechennya-ta-vyplaty-dodatkovoyi-vynagorody-vijskovym/" text:style-name="Internet_20_link" text:visited-style-name="Visited_20_Internet_20_Link">
https://armyinform.com.ua/2023/05/08/robocha-grupa-obgovoryla-pytannya-groshovogo-zabezpechennya-ta-vyplaty-dodatkovoyi-vynagorody-vijskovym/</text:a>
</text:p>
      <!--NEWS-->
      <text:h text:style-name="P10" text:outline-level="1">
<text:span text:style-name="T4">
Посол Німеччини в День пам’яті та примирення відвідала село Мощун</text:span>
</text:h>
      <text:p text:style-name="P4">
Author: ['АРМІЯINFORM']</text:p>
      <text:p text:style-name="P4">
Time: 2023-05-08T99:00:00-04:00</text:p>
      <text:p text:style-name="P4">
Description: Посол Німеччини в Україні Анка Фельдгузен у День пам’яті та примирення відвідал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fvnrvvgxsayfgx6.jpg" text:style-name="Internet_20_link" text:visited-style-name="Visited_20_Internet_20_Link">
fvnrvvgxsayfgx6.jpg</text:a>
']</text:p>
      <text:p text:style-name="P4">
Tags: ['АНКА ФЕЛЬДГУЗЕН', 'МОЩУН']</text:p>
      <text:p text:style-name="P4">
Category: News</text:p>
      <!--METADATA-->
      <text:p text:style-name="P4">
<draw:frame draw:style-name="fr1" draw:name="Image30" text:anchor-type="as-char" svg:width="6.9236in" svg:height="6.772853in" draw:z-index="0">
<draw:image xlink:href="../Images/AРМІЯINFORM/2023-05-08T99-00-00-04-00/fvnrvvgxsayfgx6.jpg" xlink:type="simple" xlink:show="embed" xlink:actuate="onLoad" draw:mime-type="image/jpeg"/>
</draw:frame>
</text:p>
      <text:p text:style-name="P4">
Посол Німеччини в Україні Анка Фельдгузен у День пам’яті та примиреннявідвідала постраждале під час війни село<text:a xlink:type="simple" xlink:href="https://armyinform.com.ua/2023/03/21/bytva-za-moshhun-stala-odnym-iz-perelomnyh-momentiv-v-istoriyi-suchasnoyi-ukrayiny-glava-derzhavy/" text:style-name="Internet_20_link" text:visited-style-name="Visited_20_Internet_20_Link">
Мощун</text:a>
 уКиївській області.</text:p>
      <text:p text:style-name="P4">
Про це вона<text:a xlink:type="simple" xlink:href="https://twitter.com/AnkaFeldhusen/status/1655613107828408320" text:style-name="Internet_20_link" text:visited-style-name="Visited_20_Internet_20_Link">
написала</text:a>
 у Twitter.</text:p>
      <text:p text:style-name="P4">
«Розстріляні дерева стоять як меморіали, де загинуло так багато людей,захищаючи рідну землю у березні 2022 року. У 1943 році тут проходила лініяфронту між Червоною Армією та Вермахтом. Саме тут я сьогодні вшанувалазавершення Другої світової війни 78 років тому», — йдеться в повідомленні.</text:p>
      <text:p text:style-name="Quotations">

<text:p text:style-name="P4">
Мощун: Розстріляні дерева стоять як меморіали, де загинуло так багато людей,&gt;
 захищаючи рідну землю у березні 2022 року. У 1943 році тут проходила лінія&gt;
 фронту між Червоною Армією та Вермахтом. Саме тут я сьогодні вшановувала&gt;
 завершення Другої світової війни 78 років тому.&gt;
 <text:a xlink:type="simple" xlink:href="https://t.co/9QN9W277aT" text:style-name="Internet_20_link" text:visited-style-name="Visited_20_Internet_20_Link">
pic.twitter.com/9QN9W277aT</text:a>
&gt;
&gt;
 — Anka Feldhusen (@AnkaFeldhusen) <text:a xlink:type="simple" xlink:href="https://twitter.com/AnkaFeldhusen/status/1655613107828408320" text:style-name="Internet_20_link" text:visited-style-name="Visited_20_Internet_20_Link">
May 8,&gt;
 2023</text:a>
</text:p>

</text:p>
      <text:p text:style-name="P4">
Source: <text:a xlink:type="simple" xlink:href="https://armyinform.com.ua/2023/05/08/posol-nimechchyny-u-den-pamyati-ta-prymyrennya-vidvidala-selo-moshhun/" text:style-name="Internet_20_link" text:visited-style-name="Visited_20_Internet_20_Link">
https://armyinform.com.ua/2023/05/08/posol-nimechchyny-u-den-pamyati-ta-prymyrennya-vidvidala-selo-moshhun/</text:a>
</text:p>
      <!--NEWS-->
      <text:h text:style-name="P10" text:outline-level="1">
<text:span text:style-name="T4">
Черкащина має значний потенціал для релокованого бізнесу - голова ОВА</text:span>
</text:h>
      <text:p text:style-name="P4">
Authors: Ukrinform (Person)</text:p>
      <text:p text:style-name="P4">
Publisher: Укринформ (Organization)</text:p>
      <text:p text:style-name="P4">
Published Time: 2023-05-09T-136:22:00+03:00</text:p>
      <text:p text:style-name="P4">
Modified Time: 2023-05-09T17:22:00+03:00</text:p>
      <text:p text:style-name="P4">
Description: Черкаський регіон має один з найкращих потенціалів для залучення релокованого бізнесу. Зі свого боку влада буде всіляко стимулювати розвиток глибинної переробки сільськогосподарської продукції. — Укрінформ.</text:p>
      <text:p text:style-name="P4">
Images: ["<text:a xlink:type="simple" xlink:href="https://static.ukrinform.com/photos/2023_05/thumb_files/630_360_1683289649-153.jpg" text:style-name="Internet_20_link" text:visited-style-name="Visited_20_Internet_20_Link">
630_360_16832...</text:a>
"]</text:p>
      <text:p text:style-name="P4">
Tags: ['Бізнес', 'Черкащина', 'Відновлення України']</text:p>
      <text:p text:style-name="P4">
Type: Article</text:p>
      <!--METADATA-->
      <text:p text:style-name="P4">
<draw:frame draw:style-name="fr1" draw:name="Image31" text:anchor-type="as-char" svg:width="6.9236in" svg:height="3.956343in" draw:z-index="0">
<draw:image xlink:href="../Images/yкринформ/2023-05-09T-136-22-00-03-00/630_360_1683289649-153.jpg" xlink:type="simple" xlink:show="embed" xlink:actuate="onLoad" draw:mime-type="image/jpeg"/>
</draw:frame>
Черкаський регіон має один з найкращих потенціалів для залучення релокованогобізнесу. Зі свого боку влада буде всіляко стимулювати розвиток глибинноїпереробки сільськогосподарської продукції.</text:p>
      <text:p text:style-name="P4">
Про це сказав голова Черкаської ОВА Ігор Табурець в <text:a xlink:type="simple" xlink:href="https://www.ukrinform.ua/rubric-regions/3705228-igor-taburec-nacalnik-cerkaskoi-ova.html" text:style-name="Internet_20_link" text:visited-style-name="Visited_20_Internet_20_Link">
</text:a>
</text:p>
      <text:p text:style-name="P4">
«На територію Черкаської області вже релоковано 41 підприємство: 31 працює, 10налагоджують свою роботу. Для прикладу розповім про швейну компанію, якарелокувалася до нас із <text:a xlink:type="simple" xlink:href="https://www.ukrinform.ua/tag-hersonsina" text:style-name="Internet_20_link" text:visited-style-name="Visited_20_Internet_20_Link">
 </text:a>
 . Вона нелише запустилась, а й уже розвивається: відкрила три філії в нашій області,одну – на сусідній Кіровоградщині, а ще одну відновлює в деокупованійСнігурівці на Миколаївщині. В цілому ж потенціал для того, щоб приймати тадопомагати релокації бізнесу, ми маємо. Адже на території області є понад 700тис. кв. м вільних площ під розміщення виробництв».</text:p>
      <text:p text:style-name="P4">
На думку Табурця, одним із ключових моментів повоєнного відновлення Українимає бути злагоджена і стратегічна взаємодія влади та бізнесу, оперативнереагування на поточні та нові виклики:</text:p>
      <text:p text:style-name="P4">
«Ми визначили принципи взаємодії з бізнесом. Оперативно і спільно реагуємо нанові виклики, що постають перед нашим економічним фронтом. І маємо результатитакої синергії. Приміром, нещодавно, коли постало питання зупинки експортузерна - сотню фур, у тому числі черкаських, зупинили на кордоні, - миоперативно комунікували із профільними міністерствами, Всеукраїнською аграрноюрадою. Тобто діяли і робили те, що можемо на своєму рівні. У підсумку аграріїотримали потрібний результат”, - наголосив Табурець.</text:p>
      <text:p text:style-name="P4">
<text:span text:style-name="T4">
Читайте також:</text:span>
 <text:a xlink:type="simple" xlink:href="https://www.ukrinform.ua/rubric-ato/3706583-vorog-atakuvav-cerkasinu-dvoma-krilatimi-raketami-e-rujnuvanna.html" text:style-name="Internet_20_link" text:visited-style-name="Visited_20_Internet_20_Link">
 <text:span text:style-name="T4">
Черкащ</text:span>
 </text:a>
</text:p>
      <text:p text:style-name="P4">
Він підкреслив, що черкаським виробникам треба розвивати глибинну переробкусировини. Це зніме питання логістики, посилить економічну стійкість, збільшитьприбутки підприємств. До речі, за його словами, влітку на Золотоніщині маєвідкритися завод із переробки кукурудзи.</text:p>
      <text:p text:style-name="P4">
Як повідомляло Мінекономіки, в Україні за програмою релокації до безпечнихрегіонів за рік війни перемістили 800 підприємств, 623 з яких вже відновилироботу на новому місці.</text:p>
      <text:p text:style-name="P4">
Source: <text:a xlink:type="simple" xlink:href="https://www.ukrinform.ua/rubric-regions/3706919-cerkasina-mae-znacnij-potencial-dla-relokovanogo-biznesu.html" text:style-name="Internet_20_link" text:visited-style-name="Visited_20_Internet_20_Link">
https://www.ukrinform.ua/rubric-regions/3706919-cerkasina-mae-znacnij-potencial-dla-relokovanogo-biznesu.html</text:a>
</text:p>
      <!--NEWS-->
      <text:h text:style-name="P10" text:outline-level="1">
<text:span text:style-name="T4">
У Канаді через лісові пожежі зупинили видобуток нафти і природного газу</text:span>
</text:h>
      <text:p text:style-name="P4">
Authors: Ukrinform (Person)</text:p>
      <text:p text:style-name="P4">
Publisher: Укринформ (Organization)</text:p>
      <text:p text:style-name="P4">
Published Time: 2023-05-09T-143:09:00+03:00</text:p>
      <text:p text:style-name="P4">
Modified Time: 2023-05-09T17:09:00+03:00</text:p>
      <text:p text:style-name="P4">
Description: У канадській провінції Альберта внаслідок лісових пожеж місцеві виробники енергії припинили видобуток принаймні 280 тисяч барелів нафтового еквіваленту на день, що становить понад 3% видобутку в Канаді. — Укрінформ.</text:p>
      <text:p text:style-name="P4">
Images: ["<text:a xlink:type="simple" xlink:href="https://static.ukrinform.com/photos/2023_05/thumb_files/630_360_1683632619-343.jpg" text:style-name="Internet_20_link" text:visited-style-name="Visited_20_Internet_20_Link">
630_360_16836...</text:a>
"]</text:p>
      <text:p text:style-name="P4">
Tags: ['Газ', 'Канада', 'нафта', 'Пожежа']</text:p>
      <text:p text:style-name="P4">
Type: Article</text:p>
      <!--METADATA-->
      <text:p text:style-name="P4">
<draw:frame draw:style-name="fr1" draw:name="Image32" text:anchor-type="as-char" svg:width="6.9236in" svg:height="3.956343in" draw:z-index="0">
<draw:image xlink:href="../Images/yкринформ/2023-05-09T-143-09-00-03-00/630_360_1683632619-343.jpg" xlink:type="simple" xlink:show="embed" xlink:actuate="onLoad" draw:mime-type="image/jpeg"/>
</draw:frame>
 Уканадській провінції Альберта внаслідок лісових пожеж місцеві виробникиенергії припинили видобуток принаймні 280 тисяч барелів нафтового еквівалентуна день, що становить понад 3% видобутку в Канаді.</text:p>
      <text:p text:style-name="P4">
Як передає Укрінформ, про це повідомляє <text:a xlink:type="simple" xlink:href="https://www.reuters.com/business/environment/cooler-weather-brings-some-relief-wildfire-hit-canadian-oil-province-alberta-2023-05-08/" text:style-name="Internet_20_link" text:visited-style-name="Visited_20_Internet_20_Link">
</text:a>
</text:p>
      <text:p text:style-name="P4">
Канада є четвертим у світі виробником нафти, і близько 80% нафти у країнінадходить із Альберти.</text:p>
      <text:p text:style-name="P4">
Від <text:a xlink:type="simple" xlink:href="https://www.ukrinform.ua/tag-pozeza" text:style-name="Internet_20_link" text:visited-style-name="Visited_20_Internet_20_Link">
 </text:a>
 постраждали насамперед виробникилегкої нафти та природного газу, які припинили роботу через пожежі.</text:p>
      <text:p text:style-name="P4">
За інформацією постачальника даних Refinitiv, добовий експорт канадськогоприродного газу до США у неділю впав до 6,7 мільярда кубічних метрів, що єнайнижчим показником із квітня 2021 року.</text:p>
      <text:p text:style-name="P4">
Повідомляється, що кількість евакуйованих осіб сягнула 30 000.</text:p>
      <text:p text:style-name="P4">
До обіду понеділка 98 лісових пожеж все ще були активними, а майже 30 з нихкласифіковані як ті, що вийшли з-під контролю.</text:p>
      <text:p text:style-name="P4">
До гасіння лісів було залучено понад 700 пожежників. Ще 1000 запрошені ізінших провінцій, і мають прибути до Альберти протягом наступного тижня,повідомили чиновники.</text:p>
      <text:p text:style-name="P4">
Уряд регіону також запросив волонтерів, які володіють навичками гасіння пожеж,зареєструватися у провінції, щоб допомогти подолати вогонь.</text:p>
      <text:p text:style-name="P4">
<text:span text:style-name="T4">
Читайте також:</text:span>
 <text:a xlink:type="simple" xlink:href="https://www.ukrinform.ua/rubric-world/3706400-u-kanadskij-provincii-alberta-cerez-lisovi-pozezi-evakuuvali-vze-29-tisac-ludej.html" text:style-name="Internet_20_link" text:visited-style-name="Visited_20_Internet_20_Link">
 <text:span text:style-name="T4">
канад</text:span>
 </text:a>
</text:p>
      <text:p text:style-name="P4">
Прем'єр-міністр Альберти Даніел Сміт оголосила про екстрені виплати у розмірі1250 канадських доларів (935 доларів США) для жителів провінції, які булизмушені евакуюватися на сім або більше днів.</text:p>
      <text:p text:style-name="P4">
Як повідомлялося, у канадській провінції Альберта через лісові пожежіоголошено надзвичайний стан.</text:p>
      <text:p text:style-name="P4">
<text:span text:style-name="T5">
Фото: CTV News video</text:span>
</text:p>
      <text:p text:style-name="P4">
Source: <text:a xlink:type="simple" xlink:href="https://www.ukrinform.ua/rubric-world/3706804-u-kanadi-cerez-lisovi-pozezi-zupinili-vidobutok-nafti-i-prirodnogo-gazu.html" text:style-name="Internet_20_link" text:visited-style-name="Visited_20_Internet_20_Link">
https://www.ukrinform.ua/rubric-world/3706804-u-kanadi-cerez-lisovi-pozezi-zupinili-vidobutok-nafti-i-prirodnogo-gazu.html</text:a>
</text:p>
      <!--NEWS-->
      <text:h text:style-name="P10" text:outline-level="1">
<text:span text:style-name="T4">
У столиці проведуть безкоштовні екскурсії до Дня Європи</text:span>
</text:h>
      <text:p text:style-name="P4">
Authors: Ukrinform (Person)</text:p>
      <text:p text:style-name="P4">
Publisher: Укринформ (Organization)</text:p>
      <text:p text:style-name="P4">
Published Time: 2023-05-09T-151:53:00+03:00</text:p>
      <text:p text:style-name="P4">
Modified Time: 2023-05-09T16:53:00+03:00</text:p>
      <text:p text:style-name="P4">
Description: У Києві з нагоди Дня Європи 13 та 14 травня відбудуться безкоштовні екскурсії. — Укрінформ.</text:p>
      <text:p text:style-name="P4">
Images: ["<text:a xlink:type="simple" xlink:href="https://static.ukrinform.com/photos/2023_05/thumb_files/630_360_1683640371-276.jpg" text:style-name="Internet_20_link" text:visited-style-name="Visited_20_Internet_20_Link">
630_360_16836...</text:a>
"]</text:p>
      <text:p text:style-name="P4">
Tags: ['КМДА', 'День Європи ', 'Екскурсія', 'Київ']</text:p>
      <text:p text:style-name="P4">
Type: Article</text:p>
      <!--METADATA-->
      <text:p text:style-name="P4">
<draw:frame draw:style-name="fr1" draw:name="Image33" text:anchor-type="as-char" svg:width="6.9236in" svg:height="3.956343in" draw:z-index="0">
<draw:image xlink:href="../Images/yкринформ/2023-05-09T-151-53-00-03-00/630_360_1683640371-276.jpg" xlink:type="simple" xlink:show="embed" xlink:actuate="onLoad" draw:mime-type="image/jpeg"/>
</draw:frame>
 У Києвіз нагоди Дня Європи 13 та 14 травня відбудуться безкоштовні екскурсії.</text:p>
      <text:p text:style-name="P4">
Як передає Укрінформ, про це повідомляє <text:a xlink:type="simple" xlink:href="https://kyivcity.gov.ua/news/kiv__sertse_yevropi_tsimi_vikhidnimi_u_stolitsi_vidbudutsya_bezoplatni_tematichni_ekskursi/" text:style-name="Internet_20_link" text:visited-style-name="Visited_20_Internet_20_Link">
</text:a>
</text:p>
      <text:p text:style-name="P4">
Екскурсії розпочинатимуться о 12:00. Під час прогулянок можна будеознайомитися з архітектурою столиці та різноманітними об’єктами, якіпов’язують <text:a xlink:type="simple" xlink:href="https://www.ukrinform.ua/rubric-kyiv" text:style-name="Internet_20_link" text:visited-style-name="Visited_20_Internet_20_Link">
 </text:a>
 з Європою. Зокрема зЄвропейською площею, де розміщувався чи не найкращий у місті готель “Європа”,а також із будівлями, які були збудовані європейськими архітекторами.</text:p>
      <text:p text:style-name="P4">
Крім того, є можливість дізнатися більше про відомі спортивні споруди столиці,зокрема Палац спорту, де проводили перший в Україні пісенний конкурс“Євробачення-2005”, та Національний спортивний комплекс “Олімпійський”, якийприймав фінальні матчі Ччемпіонату Європи з футболу у 2012 році, а такожфінальний матч Ліги чемпіонів УЄФА у 2018 році.</text:p>
      <text:p text:style-name="P4">
Реєстрація на екскурсії обов’язкова, кількість місць обмежена. Учасникам будепідтверджена реєстрація телефонним дзвінком або SMS-повідомленням.</text:p>
      <text:p text:style-name="P4">
<text:span text:style-name="T4">
Читайте також:</text:span>
 <text:a xlink:type="simple" xlink:href="https://www.ukrinform.ua/rubric-kyiv/3706787-u-kievi-vidkrilasa-vistavka-aka-rozvincue-mifi-pro-vidnosini-es-ta-ukraini.html" text:style-name="Internet_20_link" text:visited-style-name="Visited_20_Internet_20_Link">
 <text:span text:style-name="T4">
Києві</text:span>
 </text:a>
</text:p>
      <text:p text:style-name="P4">
Зареєструватися на екскурсію <text:a xlink:type="simple" xlink:href="https://docs.google.com/forms/d/e/1FAIpQLSfABm6dAAy5bj9PFzlMTCL-p8ido7dpUkknx8TrOXVAkYdedA/viewform" text:style-name="Internet_20_link" text:visited-style-name="Visited_20_Internet_20_Link">
</text:a>
(субота) та на <text:a xlink:type="simple" xlink:href="https://docs.google.com/forms/d/e/1FAIpQLSdwB9ThplmNM00D16pm0ZOtijiGL-L2BDRXW6YNUXs-W_C0RQ/viewform" text:style-name="Internet_20_link" text:visited-style-name="Visited_20_Internet_20_Link">
</text:a>
 (неділя) можна за лінками.</text:p>
      <text:p text:style-name="P4">
Місце зустрічі для екскурсії - Європейська площа, біля входу в Українськийдім.</text:p>
      <text:p text:style-name="P4">
Екскурсійні маршрути розроблені відповідно до умов воєнного стану, тому в разіоголошення повітряної тривоги всі учасники екскурсії зможуть пройти в укриття,які розташовані неподалік.</text:p>
      <text:p text:style-name="P4">
Як повідомляв Укрінформ, 8 травня Президент України Володимир Зеленськийпідписав указ, згідно з яким <text:a xlink:type="simple" xlink:href="https://www.ukrinform.ua/rubric-ato/3706451-bitva-za-ukrainu-den-cotirista-tridcat-devatij.html" text:style-name="Internet_20_link" text:visited-style-name="Visited_20_Internet_20_Link">
 </text:a>
</text:p>
      <text:p text:style-name="P4">
Source: <text:a xlink:type="simple" xlink:href="https://www.ukrinform.ua/rubric-kyiv/3706902-u-stolici-provedut-bezkostovni-ekskursii-do-dna-evropi.html" text:style-name="Internet_20_link" text:visited-style-name="Visited_20_Internet_20_Link">
https://www.ukrinform.ua/rubric-kyiv/3706902-u-stolici-provedut-bezkostovni-ekskursii-do-dna-evropi.html</text:a>
</text:p>
      <!--NEWS-->
      <text:h text:style-name="P10" text:outline-level="1">
<text:span text:style-name="T4">
Пентагон підтвердив, що система Patriot в Україні збила російський «Кинджал»</text:span>
</text:h>
      <text:p text:style-name="P4">
Authors: Ukrinform (Person)</text:p>
      <text:p text:style-name="P4">
Publisher: Укринформ (Organization)</text:p>
      <text:p text:style-name="P4">
Published Time: 2023-05-09T-16:57:00+03:00</text:p>
      <text:p text:style-name="P4">
Modified Time: 2023-05-09T23:57:00+03:00</text:p>
      <text:p text:style-name="P4">
Description: Міністерство оборони США підтвердило, що українські військові за допомогою системи Patriot збили російську ракету «Кинджал», яку путін назвав недосяжною для засобів ППО. — Укрінформ.</text:p>
      <text:p text:style-name="P4">
Images: ["<text:a xlink:type="simple" xlink:href="https://static.ukrinform.com/photos/2017_03/thumb_files/630_360_1490957505-5736.jpg" text:style-name="Internet_20_link" text:visited-style-name="Visited_20_Internet_20_Link">
630_360_14909...</text:a>
"]</text:p>
      <text:p text:style-name="P4">
Tags: ['Пентагон', 'Ракета', 'США', 'Війна з росією', 'Patriot ', 'ППО']</text:p>
      <text:p text:style-name="P4">
Type: Article</text:p>
      <!--METADATA-->
      <text:p text:style-name="P4">
<draw:frame draw:style-name="fr1" draw:name="Image34" text:anchor-type="as-char" svg:width="6.9236in" svg:height="3.949857in" draw:z-index="0">
<draw:image xlink:href="../Images/yкринформ/2023-05-09T-16-57-00-03-00/630_360_1490957505-5736.jpg" xlink:type="simple" xlink:show="embed" xlink:actuate="onLoad" draw:mime-type="image/jpeg"/>
</draw:frame>
Міністерство оборони США підтвердило, що українські військові за допомогоюсистеми Patriot збили російську ракету «Кинджал», яку путін назвав недосяжноюдля засобів ППО.</text:p>
      <text:p text:style-name="P4">
Про це заявив під час пресбрифінгу речник Пентагону генерал Патрік Райдер,передає власний кореспондент Укрінформу.</text:p>
      <text:p text:style-name="P4">
«Я можу підтвердити, що вони (українські військові – ред.) збили російськуракету, застосувавши систему протиракетної оборони Patriot», - сказавпредставник оборонного відомства США.</text:p>
      <text:p text:style-name="P4">
Він нагадав, що Сполучені Штати й країни-партнери передали Україні системиPatriot, а також цілий перелік інших установок, які зараз застосовуються ЗСУдля оборони.</text:p>
      <text:p text:style-name="P4">
Генерал також підкреслив, що міжнародне співтовариство продовжить нарощуватизасоби <text:a xlink:type="simple" xlink:href="https://www.ukrinform.ua/tag-ppo" text:style-name="Internet_20_link" text:visited-style-name="Visited_20_Internet_20_Link">
 </text:a>
 України, а також забезпечувати їхбоєприпасами, щоби посилити обороноздатність нашої держави.</text:p>
      <text:p text:style-name="P4">
<text:span text:style-name="T4">
Читайте також:</text:span>
 <text:a xlink:type="simple" xlink:href="https://www.ukrinform.ua/rubric-ato/3705549-rosijskij-kindzal-znisili-iz-sistemi-patriot-ignat.html" text:style-name="Internet_20_link" text:visited-style-name="Visited_20_Internet_20_Link">
 <text:span text:style-name="T4">
Patriot</text:span>
 </text:a>
</text:p>
      <text:p text:style-name="P4">
Як повідомляв Укрінформ, у вівторок <text:a xlink:type="simple" xlink:href="http://www.ukrinform.ua/rubric-ato/3706891-ssa-vidilaut-ukraini-novij-paket-vijskovoi-dopomogi-na-sumu-12-milarda-pentagon.html" text:style-name="Internet_20_link" text:visited-style-name="Visited_20_Internet_20_Link">
 </text:a>
 на суму $1,2 млрд. Він включає додатковісистеми ППО та боєприпаси; обладнання для інтеграції західних пусковихустановок, ракет і радарів із системами ППО України; боєприпаси для боротьби збезпілотниками; артилерійські снаряди калібру 155 мм; послуги комерційноїсупутникової зйомки; підтримку навчання, технічного обслуговування тапідтримку українських бійців.</text:p>
      <text:p text:style-name="P4">
Source: <text:a xlink:type="simple" xlink:href="https://www.ukrinform.ua/rubric-ato/3707061-pentagon-pidtverdiv-so-sistema-patriot-v-ukraini-zbila-rosijskij-kindzal.html" text:style-name="Internet_20_link" text:visited-style-name="Visited_20_Internet_20_Link">
https://www.ukrinform.ua/rubric-ato/3707061-pentagon-pidtverdiv-so-sistema-patriot-v-ukraini-zbila-rosijskij-kindzal.html</text:a>
</text:p>
      <!--NEWS-->
      <text:h text:style-name="P10" text:outline-level="1">
<text:span text:style-name="T4">
У Франківську провели трансплантацію нирки від посмертного донора</text:span>
</text:h>
      <text:p text:style-name="P4">
Authors: Ukrinform (Person)</text:p>
      <text:p text:style-name="P4">
Publisher: Укринформ (Organization)</text:p>
      <text:p text:style-name="P4">
Published Time: 2023-05-09T-18:55:00+03:00</text:p>
      <text:p text:style-name="P4">
Modified Time: 2023-05-09T23:55:00+03:00</text:p>
      <text:p text:style-name="P4">
Description: В Івано-Франківській обласній клінічній лікарні провели трансплантацію нирки. — Укрінформ.</text:p>
      <text:p text:style-name="P4">
Images: ["<text:a xlink:type="simple" xlink:href="https://static.ukrinform.com/photos/2023_05/thumb_files/630_360_1683623062-972.jpg" text:style-name="Internet_20_link" text:visited-style-name="Visited_20_Internet_20_Link">
630_360_16836...</text:a>
", "<text:a xlink:type="simple" xlink:href="https://static.ukrinform.com/photos/2023_05/1683623063-632.jpg" text:style-name="Internet_20_link" text:visited-style-name="Visited_20_Internet_20_Link">
1683623063-63...</text:a>
", "<text:a xlink:type="simple" xlink:href="https://static.ukrinform.com/photos/2023_05/1683623063-366.jpg" text:style-name="Internet_20_link" text:visited-style-name="Visited_20_Internet_20_Link">
1683623063-36...</text:a>
", "<text:a xlink:type="simple" xlink:href="https://static.ukrinform.com/photos/2023_05/1683623063-938.jpg" text:style-name="Internet_20_link" text:visited-style-name="Visited_20_Internet_20_Link">
1683623063-93...</text:a>
"]</text:p>
      <text:p text:style-name="P4">
Tags: ['Івано-Франківськ', 'Операція', 'Трансплантація', 'Нирка']</text:p>
      <text:p text:style-name="P4">
Type: Article</text:p>
      <!--METADATA-->
      <text:p text:style-name="P4">
<draw:frame draw:style-name="fr1" draw:name="Image35" text:anchor-type="as-char" svg:width="6.9236in" svg:height="3.956343in" draw:z-index="0">
<draw:image xlink:href="../Images/yкринформ/2023-05-09T-18-55-00-03-00/630_360_1683623062-972.jpg" xlink:type="simple" xlink:show="embed" xlink:actuate="onLoad" draw:mime-type="image/jpeg"/>
</draw:frame>
 В Івано-Франківській обласній клінічній лікарні провели трансплантацію нирки.</text:p>
      <text:p text:style-name="P4">
Про це у <text:a xlink:type="simple" xlink:href="https://www.facebook.com/okl.if.ua/posts/pfbid02g6gCNRDfAczECeSrKRHShVX8bvCzXX2ryT3FFR4X7umaiJSEQYxaha7TK6oQGZQyl" text:style-name="Internet_20_link" text:visited-style-name="Visited_20_Internet_20_Link">
</text:a>
повідомляє КНП ОКЛ Івано-Франківської обласної ради, передає Укрінформ.</text:p>
      <text:p text:style-name="P4">
«8 травня в обласній клінічній лікарні провели посмертний забір нирок тапечінки у пацієнта. Одну з нирок одразу <text:a xlink:type="simple" xlink:href="https://www.ukrinform.ua/tag-transplantacia" text:style-name="Internet_20_link" text:visited-style-name="Visited_20_Internet_20_Link">
 </text:a>
 51-річному коломиянину, який попередньо рік перебував надіалізі», - йдеться у повідомленні ОКЛ.</text:p>
      <text:p text:style-name="P4">
<draw:frame draw:style-name="fr1" draw:name="Image36" text:anchor-type="as-char" svg:width="6.9236in" svg:height="4.615733in" draw:z-index="0">
<draw:image xlink:href="../Images/yкринформ/2023-05-09T-18-55-00-03-00/1683623063-632.jpg" xlink:type="simple" xlink:show="embed" xlink:actuate="onLoad" draw:mime-type="image/jpeg"/>
</draw:frame>
<draw:frame draw:style-name="fr1" draw:name="Image37" text:anchor-type="as-char" svg:width="6.9236in" svg:height="4.615733in" draw:z-index="0">
<draw:image xlink:href="../Images/yкринформ/2023-05-09T-18-55-00-03-00/1683623063-366.jpg" xlink:type="simple" xlink:show="embed" xlink:actuate="onLoad" draw:mime-type="image/jpeg"/>
</draw:frame>
</text:p>
      <text:p text:style-name="P4">
Донором став 65-річний мешканець Івано-Франківська, у якого лікарі напередодніконстатували смерть мозку.</text:p>
      <text:p text:style-name="P4">
«У цього пацієнта був складний ішемічний інсульт і шансів на його поверненнядо життя практично не було», — розповідає трансплант-координаторка ЛіліяШевага.</text:p>
      <text:p text:style-name="P4">
<draw:frame draw:style-name="fr1" draw:name="Image38" text:anchor-type="as-char" svg:width="6.9236in" svg:height="4.615733in" draw:z-index="0">
<draw:image xlink:href="../Images/yкринформ/2023-05-09T-18-55-00-03-00/1683623063-938.jpg" xlink:type="simple" xlink:show="embed" xlink:actuate="onLoad" draw:mime-type="image/jpeg"/>
</draw:frame>
</text:p>
      <text:p text:style-name="P4">
Зазначається, що згоду на посмертну трансплантацію підтвердили дружина та двідоньки донора. В Івано-Франківській ОКЛ пересадка нирки відбулась за планом.</text:p>
      <text:p text:style-name="P4">
<text:span text:style-name="T4">
Читайте також:</text:span>
 <text:a xlink:type="simple" xlink:href="https://www.ukrinform.ua/rubric-regions/3705070-u-lvovi-proveli-persu-uspisnu-transplantaciu-pidslunkovoi-zalozi-ta-nirki.html" text:style-name="Internet_20_link" text:visited-style-name="Visited_20_Internet_20_Link">
 <text:span text:style-name="T4">
нирки</text:span>
 </text:a>
</text:p>
      <text:p text:style-name="P4">
Решту органів відправили до львівських лікарень, аби ще двоє пацієнтівотримали шанс на повноцінне життя вже з трансплантованою печінкою та ниркою.</text:p>
      <text:p text:style-name="P4">
Як повідомляв Укрінформ, від початку року в Україні провели вже 124трансплантації органів.</text:p>
      <text:p text:style-name="P4">
<text:span text:style-name="T5">
Фото: КНП ОКЛ Івано-Франківської обласної ради</text:span>
</text:p>
      <text:p text:style-name="P4">
Source: <text:a xlink:type="simple" xlink:href="https://www.ukrinform.ua/rubric-regions/3706695-u-frankivsku-proveli-transplantaciu-nirki-vid-posmertnogo-donora.html" text:style-name="Internet_20_link" text:visited-style-name="Visited_20_Internet_20_Link">
https://www.ukrinform.ua/rubric-regions/3706695-u-frankivsku-proveli-transplantaciu-nirki-vid-posmertnogo-donora.html</text:a>
</text:p>
      <!--NEWS-->
      <text:h text:style-name="P10" text:outline-level="1">
<text:span text:style-name="T4">
«Реал» зіграв внічию з «Манчестер Сіті» у першому матчі 1/2 фіналу Ліги чемпіонів УЄФА</text:span>
</text:h>
      <text:p text:style-name="P4">
Authors: Ukrinform (Person)</text:p>
      <text:p text:style-name="P4">
Publisher: Укринформ (Organization)</text:p>
      <text:p text:style-name="P4">
Published Time: 2023-05-09T-20:53:35+03:00</text:p>
      <text:p text:style-name="P4">
Modified Time: 2023-05-09T23:53:35+03:00</text:p>
      <text:p text:style-name="P4">
Description: Матч-відповідь відбудеться 17 травня. — Укрінформ.</text:p>
      <text:p text:style-name="P4">
Images: ["<text:a xlink:type="simple" xlink:href="https://static.ukrinform.com/photos/2023_05/thumb_files/630_360_1683665486-414.jpg" text:style-name="Internet_20_link" text:visited-style-name="Visited_20_Internet_20_Link">
630_360_16836...</text:a>
"]</text:p>
      <text:p text:style-name="P4">
Tags: ['Футбол', 'Ліга чемпіонів', 'Реал Мадрид', 'Манчестер Сіті']</text:p>
      <text:p text:style-name="P4">
Type: Article</text:p>
      <!--METADATA-->
      <text:p text:style-name="P4">
<draw:frame draw:style-name="fr1" draw:name="Image39" text:anchor-type="as-char" svg:width="6.9236in" svg:height="3.956343in" draw:z-index="0">
<draw:image xlink:href="../Images/yкринформ/2023-05-09T-20-53-35-03-00/630_360_1683665486-414.jpg" xlink:type="simple" xlink:show="embed" xlink:actuate="onLoad" draw:mime-type="image/jpeg"/>
</draw:frame>
 Матч-відповідь відбудеться 17 травня.</text:p>
      <text:p text:style-name="P4">
Чинний володар титулу іспанський «Реал» зіграв внічию з футболістамианглійського «Манчестер Сіті» (1:1), передає Укрінформ.</text:p>
      <text:p text:style-name="P4">
Рахунок у матчі відкрив Вінісіус Жуніор, він відзначився на 36-й хвилинізустрічі. Це 23-й гол футболіста у 51 матчі сезоні 2022/23. Це особистийрекорд Вінісіуса.</text:p>
      <text:p text:style-name="P4">
Футболістам «МанСіті» вдалось зрівняти рахунок у другому таймі – на 67-йхвилині гол забив Де Брюйне. Відтак, визначити сильнішого у цьому матчі невийшло - 1:1.</text:p>
      <text:p text:style-name="P4">
Цей поєдинок став для наставника мадридської команди Карло Анчелотті 190-м.63-річний італієць повторив рекорд турніру, який належить легендарному СеруАлексу Фергюсону.</text:p>
      <text:p text:style-name="P4">
У матчі-відповіді 1/2 фіналу головного клубного єврокубкового турніру з«Манчестер Сіті» Анчелотті поб'є досягнення іменитого шотландського фахівця істане абсолютним рекордсменом Ліги чемпіонів за кількістю ігор.</text:p>
      <text:p text:style-name="P4">
Матч у відповідь відбудеться 17 травня на арені «Етіхад» у Манчестері.</text:p>
      <text:p text:style-name="P4">
<text:span text:style-name="T4">
Читайте також:</text:span>
 <text:a xlink:type="simple" xlink:href="https://www.ukrinform.ua/rubric-sports/3706444-rozpocinautsa-matci-12-finalu-futbolnih-evrokubkiv.html" text:style-name="Internet_20_link" text:visited-style-name="Visited_20_Internet_20_Link">
 </text:a>
</text:p>
      <text:p text:style-name="P4">
Як повідомляв Укрінформ, завтра, 10 травня, «Мілан» зіграє з «Інтером» свійперший поєдинок півфіналу ЛЧ.</text:p>
      <text:p text:style-name="P4">
Фото: Getty Image</text:p>
      <text:p text:style-name="P4">
Source: <text:a xlink:type="simple" xlink:href="https://www.ukrinform.ua/rubric-sports/3707060-real-zigrav-vniciu-z-mancester-siti-u-persomu-matci-12-finalu-ligi-cempioniv-uefa.html" text:style-name="Internet_20_link" text:visited-style-name="Visited_20_Internet_20_Link">
https://www.ukrinform.ua/rubric-sports/3707060-real-zigrav-vniciu-z-mancester-siti-u-persomu-matci-12-finalu-ligi-cempioniv-uefa.html</text:a>
</text:p>
      <!--NEWS-->
      <text:h text:style-name="P10" text:outline-level="1">
<text:span text:style-name="T4">
На Євробаченні-2023 почалося голосування за першу десятку фіналістів</text:span>
</text:h>
      <text:p text:style-name="P4">
Authors: Ukrinform (Person)</text:p>
      <text:p text:style-name="P4">
Publisher: Укринформ (Organization)</text:p>
      <text:p text:style-name="P4">
Published Time: 2023-05-09T-22:42:00+03:00</text:p>
      <text:p text:style-name="P4">
Modified Time: 2023-05-09T23:42:00+03:00</text:p>
      <text:p text:style-name="P4">
Description: У британському Ліверпулі виступили перші 15 виконавців, які змагаються за вихід у фінал пісенного конкурсу Євробачення. — Укрінформ.</text:p>
      <text:p text:style-name="P4">
Images: ["<text:a xlink:type="simple" xlink:href="https://static.ukrinform.com/photos/2023_02/thumb_files/630_360_1675352996-430.png" text:style-name="Internet_20_link" text:visited-style-name="Visited_20_Internet_20_Link">
630_360_16753...</text:a>
"]</text:p>
      <text:p text:style-name="P4">
Tags: ['Євробачення', 'Конкурс', 'Музика']</text:p>
      <text:p text:style-name="P4">
Type: Article</text:p>
      <!--METADATA-->
      <text:p text:style-name="P4">
<draw:frame draw:style-name="fr1" draw:name="Image40" text:anchor-type="as-char" svg:width="6.9236in" svg:height="3.956343in" draw:z-index="0">
<draw:image xlink:href="../Images/yкринформ/2023-05-09T-22-42-00-03-00/630_360_1675352996-430.png" xlink:type="simple" xlink:show="embed" xlink:actuate="onLoad" draw:mime-type="image/png"/>
</draw:frame>
 Убританському Ліверпулі виступили перші 15 виконавців, які змагаються за вихіду фінал пісенного конкурсу Євробачення.</text:p>
      <text:p text:style-name="P4">
Як повідомляє кореспондент Укрінфорум, почалося голосування за першу десяткуфіналістів конкурсу.</text:p>
      <text:p text:style-name="P4">
Тим часом на сцену вийшла українська співачка Alyosha, яка виступила ізпотужним номером про повномасштабну війну росії проти України та вимушенихпереселенців. Під звуки сирени вона разом з британською виконавицею РебеккоюФергюсон виконала пісню культового британського гурту Duran Duran “OrdinaryWorld”. Також у її виконанні можна було почути текст українською.</text:p>
      <text:p text:style-name="P4">
Варто зазначити, що Україна не голосує у першому півфіналі Євробачення-2023.</text:p>
      <text:p text:style-name="P4">
Як повідомляв Укрінформ, у британському Ліверпулі стартував перший півфінал67-го міжнародного пісенного конкурсу Євробачення 2023. Шоу відбувається насцені Liverpool Arena.</text:p>
      <text:p text:style-name="P4">
Ведучі шоу: українська співачка та авторка пісень Юлія Саніна, британськаактриса та співачка Ханна Веддінгем, британська реперка та танцюристка АлешаДіксон.</text:p>
      <text:p text:style-name="P4">
<text:span text:style-name="T4">
Читайте також:</text:span>
 <text:a xlink:type="simple" xlink:href="https://www.ukrinform.ua/rubric-culture/3707045-frontvumen-ukrainskogo-gurtu-the-hardkiss-ulia-sanina-vidkrila-persij-pivfinal-evrobacenna.html" text:style-name="Internet_20_link" text:visited-style-name="Visited_20_Internet_20_Link">
 <text:span text:style-name="T4">
Євробач</text:span>
 </text:a>
</text:p>
      <text:p text:style-name="P4">
9 травня, у першому півфіналі, виступали представники 15 країн.</text:p>
      <text:p text:style-name="P4">
Норвегія (Alessandra з піснею Queen of Kings)</text:p>
      <text:p text:style-name="P4">
Мальта (The Busker, Dance (Our Own Party)</text:p>
      <text:p text:style-name="P4">
Сербія (Luke Black, Samo mi se spava)</text:p>
      <text:p text:style-name="P4">
Латвія (Sudden Lights, Aijā)</text:p>
      <text:p text:style-name="P4">
Португалія (Mimicat, Ai coração)</text:p>
      <text:p text:style-name="P4">
Ірландія (Wild Youth, We Are One)</text:p>
      <text:p text:style-name="P4">
Хорватія (Let 3, Mama ŠČ!)</text:p>
      <text:p text:style-name="P4">
Швейцарія (Remo Forrer, Watergun)</text:p>
      <text:p text:style-name="P4">
Ізраїль (Noa Kirel, Unicorn)</text:p>
      <text:p text:style-name="P4">
Молдова (Pasha Parfeni, Soarele și luna)</text:p>
      <text:p text:style-name="P4">
Швеція (Loreen, Tattoo)</text:p>
      <text:p text:style-name="P4">
Азербайджан (TuralTuranX, Tell Me More)</text:p>
      <text:p text:style-name="P4">
Чехія (Vesna, My Sister's Crown)</text:p>
      <text:p text:style-name="P4">
Нідерланди (Mia Nicolai &amp; Dion Cooper, Burning Daylight)</text:p>
      <text:p text:style-name="P4">
Фінляндія (Käärijä, Cha Cha Cha)</text:p>
      <text:p text:style-name="P4">
<text:span text:style-name="T4">
Читайте також:</text:span>
 <text:a xlink:type="simple" xlink:href="https://www.ukrinform.ua/rubric-culture/3707037-evrobacenna2023-tvorchi-zapustili-manifest-iz-zaklikom-prodovziti-pidtrimku-ukrainu.html" text:style-name="Internet_20_link" text:visited-style-name="Visited_20_Internet_20_Link">
 <text:span text:style-name="T4">
Євробач</text:span>
 </text:a>
</text:p>
      <text:p text:style-name="P4">
Другий півфінал <text:a xlink:type="simple" xlink:href="https://www.ukrinform.ua/tag-evrobacenna" text:style-name="Internet_20_link" text:visited-style-name="Visited_20_Internet_20_Link">
 </text:a>
 відбудеться 11травня, у ньому візьмуть участь 16 учасників. Гранд-фінал - 13 травня.</text:p>
      <text:p text:style-name="P4">
Представники України, гурт TVORCHI з піснею "Heart of Steel", відповідно доправил, одразу потрапляють у фінал шоу.</text:p>
      <text:p text:style-name="P4">
<text:span text:style-name="T5">
Фото: BBC</text:span>
</text:p>
      <text:p text:style-name="P4">
Source: <text:a xlink:type="simple" xlink:href="https://www.ukrinform.ua/rubric-culture/3707059-evrobacenna-2023-pocalosa-golosuvanna-za-persu-desatku-finalistiv.html" text:style-name="Internet_20_link" text:visited-style-name="Visited_20_Internet_20_Link">
https://www.ukrinform.ua/rubric-culture/3707059-evrobacenna-2023-pocalosa-golosuvanna-za-persu-desatku-finalistiv.html</text:a>
</text:p>
      <!--NEWS-->
      <text:h text:style-name="P10" text:outline-level="1">
<text:span text:style-name="T4">
«Мотор» поступився у матчі Другої Бундесліги</text:span>
</text:h>
      <text:p text:style-name="P4">
Authors: Ukrinform (Person)</text:p>
      <text:p text:style-name="P4">
Publisher: Укринформ (Organization)</text:p>
      <text:p text:style-name="P4">
Published Time: 2023-05-09T-24:29:00+03:00</text:p>
      <text:p text:style-name="P4">
Modified Time: 2023-05-09T23:29:00+03:00</text:p>
      <text:p text:style-name="P4">
Description: Запорізька команда посідає 17-те місце. — Укрінформ.</text:p>
      <text:p text:style-name="P4">
Images: ["<text:a xlink:type="simple" xlink:href="https://static.ukrinform.com/photos/2023_05/thumb_files/630_360_1683663942-166.jpg" text:style-name="Internet_20_link" text:visited-style-name="Visited_20_Internet_20_Link">
630_360_16836...</text:a>
"]</text:p>
      <text:p text:style-name="P4">
Tags: ['гандбол', 'Мотор Запоріжжя']</text:p>
      <text:p text:style-name="P4">
Type: Article</text:p>
      <!--METADATA-->
      <text:p text:style-name="P4">
<draw:frame draw:style-name="fr1" draw:name="Image41" text:anchor-type="as-char" svg:width="6.9236in" svg:height="3.956343in" draw:z-index="0">
<draw:image xlink:href="../Images/yкринформ/2023-05-09T-24-29-00-03-00/630_360_1683663942-166.jpg" xlink:type="simple" xlink:show="embed" xlink:actuate="onLoad" draw:mime-type="image/jpeg"/>
</draw:frame>
Запорізька команда посідає 17-те місце.</text:p>
      <text:p text:style-name="P4">
«Мотор» Запоріжжя на виїзді поступився аутсайдеру турніру, команді «ВольфВюрцбург» - 35:37, передає Укрінформ.</text:p>
      <text:p text:style-name="P4">
Програвши перший тайм (15:18), українська команда переламала хід гри та вела урахунку у 3 м'ячі (32:29). Проте закінчення матчу залишилося за суперником, і«Мотор» програв поєдинок з рахунком 35:37.</text:p>
      <text:p text:style-name="P4">
У другій Бундеслізі «Мотор» має 9 перемог, 3 нічиї та 20 поразок. Запорізькакоманда набрала 21 очко та посідає 17-те місце серед 20 команд.</text:p>
      <text:p text:style-name="P4">
<text:span text:style-name="T4">
Читайте також:</text:span>
 <text:a xlink:type="simple" xlink:href="https://www.ukrinform.ua/rubric-sports/3704586-gandbolisti-zaporizkogo-motora-vodinadcate-stali-cempionami-ukraini.html" text:style-name="Internet_20_link" text:visited-style-name="Visited_20_Internet_20_Link">
 <text:span text:style-name="T4">
Мотор</text:span>
 </text:a>
</text:p>
      <text:p text:style-name="P4">
Як повідомляв Укрінформ, запорізький «Мотор» виграв чемпіонат України згандболу.</text:p>
      <text:p text:style-name="P4">
Фото: facebook.com/handball.club.motor</text:p>
      <text:p text:style-name="P4">
Source: <text:a xlink:type="simple" xlink:href="https://www.ukrinform.ua/rubric-sports/3707057-motor-postupivsa-u-matci-drugoi-bundesligi.html" text:style-name="Internet_20_link" text:visited-style-name="Visited_20_Internet_20_Link">
https://www.ukrinform.ua/rubric-sports/3707057-motor-postupivsa-u-matci-drugoi-bundesligi.html</text:a>
</text:p>
      <!--NEWS-->
      <text:h text:style-name="P10" text:outline-level="1">
<text:span text:style-name="T4">
Коаліція зі створення спецтрибуналу для рф закликала світ підтримати українську формулу миру</text:span>
</text:h>
      <text:p text:style-name="P4">
Authors: Ukrinform (Person)</text:p>
      <text:p text:style-name="P4">
Publisher: Укринформ (Organization)</text:p>
      <text:p text:style-name="P4">
Published Time: 2023-05-09T-26:28:00+03:00</text:p>
      <text:p text:style-name="P4">
Modified Time: 2023-05-09T23:28:00+03:00</text:p>
      <text:p text:style-name="P4">
Description: Учасники коаліції зі створення спеціального трибуналу для росіії закликали міжнародну спільноту підтримати застосування до рф належного механізму правосуддя за злочин агресії проти України. — Укрінформ.</text:p>
      <text:p text:style-name="P4">
Images: ["<text:a xlink:type="simple" xlink:href="https://static.ukrinform.com/photos/2018_07/thumb_files/630_360_1531734661-9587.jpg" text:style-name="Internet_20_link" text:visited-style-name="Visited_20_Internet_20_Link">
630_360_15317...</text:a>
"]</text:p>
      <text:p text:style-name="P4">
Tags: ['Трибунал', 'Україна', 'Воєнні злочини', 'Війна з росією', 'Формула миру']</text:p>
      <text:p text:style-name="P4">
Type: Article</text:p>
      <!--METADATA-->
      <text:p text:style-name="P4">
<draw:frame draw:style-name="fr1" draw:name="Image42" text:anchor-type="as-char" svg:width="6.9236in" svg:height="3.956343in" draw:z-index="0">
<draw:image xlink:href="../Images/yкринформ/2023-05-09T-26-28-00-03-00/630_360_1531734661-9587.jpg" xlink:type="simple" xlink:show="embed" xlink:actuate="onLoad" draw:mime-type="image/jpeg"/>
</draw:frame>
 Учасникикоаліції зі створення спеціального трибуналу для росіії закликали міжнароднуспільноту підтримати застосування до рф належного механізму правосуддя зазлочин агресії проти України.</text:p>
      <text:p text:style-name="P4">
Про це йдеться у спільній заяві учасників коаліції, оприлюдненій на <text:a xlink:type="simple" xlink:href="http://www.president.gov.ua/news/spilna-zayava-stosovno-zusil-zi-stvorennya-tribunalu-shodo-z-82785" text:style-name="Internet_20_link" text:visited-style-name="Visited_20_Internet_20_Link">
</text:a>
 , передає Укрінформ.</text:p>
      <text:p text:style-name="P4">
"Ми підтверджуємо, що особи, відповідальні за скоєння злочину агресії протиУкраїни, не повинні залишитися безкарними, і закликаємо міжнародну спільнотурозглянути відповідні дії, зокрема шляхом створення належного механізмуправосуддя для забезпечення ефективної відповідальності за злочин агресії,який викликає стурбованість міжнародної спільноти загалом", — зазначається вдокументі.</text:p>
      <text:p text:style-name="P4">
Наголошується, що безпека у Європі та світі взаємопов’язані й можуть бутигарантовані лише за умови повного дотримання міжнародного права, невід’ємнимискладовими якого є територіальна цілісність і політична незалежність держав,заборона застосування сили й невід’ємне право держав на самооборону, як цевідображено у Статуті ООН.</text:p>
      <text:p text:style-name="P4">
Учасники коаліції висловлюють глибоку повагу до мужності й витривалостіЗбройних сил України, які стали міцним щитом для всіх європейських націй запідтримки держав світу.</text:p>
      <text:p text:style-name="P4">
<text:span text:style-name="T4">
Читайте також:</text:span>
 <text:a xlink:type="simple" xlink:href="https://www.ukrinform.ua/rubric-polytics/3706961-zelenskij-zvernuvsa-do-ucasnikiv-samitu-koalicii-zi-stvorenna-spectribunalu-dla-rosii.html" text:style-name="Internet_20_link" text:visited-style-name="Visited_20_Internet_20_Link">
 <text:span text:style-name="T4">
спецтрибунал</text:span>
 </text:a>
</text:p>
      <text:p text:style-name="P4">
"Україна платить високу ціну не лише за своє майбутнє, а й за безпеку тамайбутнє інших. Ми підтверджуємо нашу непохитну підтримку народу України, якийбореться за захист своєї незалежності на тлі російської агресії", - сказано взаяві.</text:p>
      <text:p text:style-name="P4">
Серед іншого, учасники коаліції заявляють про підтримку принципівсправедливого та тривалого миру, відображених у формулі ВолодимираЗеленського. Вони підтримують імплементацію згаданої ініціативи та закликаютьдо аналогічного кроку всі держави.</text:p>
      <text:p text:style-name="P4">
"Ми наголошуємо, що будемо пліч-о-пліч з Україною в її боротьбі протиросійського агресора та закликаємо до повного відновлення територіальноїцілісності України в її міжнародно визнаних кордонах, що поширюються на їїтериторіальні води. Ми закликаємо весь світ якомога швидше підтримати танадати допомогу Україні", - підкреслюють автори заяви.</text:p>
      <text:p text:style-name="P4">
Учасники коаліції рішуче засуджують "незаконну, невиправдану та неспровокованузбройну агресію росії, яка грубо порушує Статут ООН", а також будь-які злочинита звірства, вчинені російськими військами й посадовими особами, включно затаками проти цивільних, пов’язане з конфліктом сексуальне насильство й інші <text:a xlink:type="simple" xlink:href="https://www.ukrinform.ua/tag-vijskovi-zlocini" text:style-name="Internet_20_link" text:visited-style-name="Visited_20_Internet_20_Link">
</text:a>
 та злочини проти людства.</text:p>
      <text:p text:style-name="P4">
Також вони закликають росію негайно звільнити всіх незаконно утримуванихгромадян України та повернути всіх депортованих, зокрема дітей.</text:p>
      <text:p text:style-name="P4">
<text:span text:style-name="T4">
Читайте також:</text:span>
 <text:a xlink:type="simple" xlink:href="https://www.ukrinform.ua/rubric-polytics/3704632-zelenskij-ukraina-pracuvatime-nad-stvorennam-okremogo-miznarodnogo-tribunalu-a-ne-gibridnogo.html" text:style-name="Internet_20_link" text:visited-style-name="Visited_20_Internet_20_Link">
 <text:span text:style-name="T4">
трибунал</text:span>
 </text:a>
</text:p>
      <text:p text:style-name="P4">
"Ми підтверджуємо нашу відданість притягненню винних до відповідальностізгідно з міжнародним правом та підтримуємо зусилля міжнародних механізмів,включно з Міжнародним кримінальним судом, московським механізмом ОБСЄ таНезалежною міжнародною слідчою комісією ООН щодо України", — зазначається вдокументі.</text:p>
      <text:p text:style-name="P4">
Учасники коаліції наголошують на необхідності досягнення справедливості, як цепередбачено в Бучанській декларації щодо відповідальності за найтяжчі злочинипроти міжнародного права, скоєні на території України.</text:p>
      <text:p text:style-name="P4">
Як повідомляв Укрінформ, 9 травня <text:a xlink:type="simple" xlink:href="http://www.ukrinform.ua/amp/rubric-polytics/3706934-zelenskij-ocoliv-samit-osnovnoi-grupi-zi-stvorenna-spectribunalu-z-37-ucasnikami.html" text:style-name="Internet_20_link" text:visited-style-name="Visited_20_Internet_20_Link">
 </text:a>
 основної групи, що працює над створеннямСпеціального трибуналу щодо злочину агресії проти України.</text:p>
      <text:p text:style-name="P4">
Source: <text:a xlink:type="simple" xlink:href="https://www.ukrinform.ua/rubric-polytics/3707058-koalicia-zi-stvorenna-spectribunalu-dla-rf-zaklikala-svit-pidtrimati-ukrainsku-formulu-miru.html" text:style-name="Internet_20_link" text:visited-style-name="Visited_20_Internet_20_Link">
https://www.ukrinform.ua/rubric-polytics/3707058-koalicia-zi-stvorenna-spectribunalu-dla-rf-zaklikala-svit-pidtrimati-ukrainsku-formulu-miru.html</text:a>
</text:p>
      <!--NEWS-->
      <text:h text:style-name="P10" text:outline-level="1">
<text:span text:style-name="T4">
Руху трасою «Одеса – Рені» буде ускладнений до кінця тижня</text:span>
</text:h>
      <text:p text:style-name="P4">
Authors: Ukrinform (Person)</text:p>
      <text:p text:style-name="P4">
Publisher: Укринформ (Organization)</text:p>
      <text:p text:style-name="P4">
Published Time: 2023-05-09T-28:09:43+03:00</text:p>
      <text:p text:style-name="P4">
Modified Time: 2023-05-09T23:09:43+03:00</text:p>
      <text:p text:style-name="P4">
Description: Державна прикордонна служба України попереджає про ускладнення руху автомобільною дорогою "Одеса – Рені" в районі контрольного посту "Маяки" у зв'язку з ремонтними роботами, що триватимуть до 14 травня. — Укрінформ.</text:p>
      <text:p text:style-name="P4">
Images: ["<text:a xlink:type="simple" xlink:href="https://static.ukrinform.com/photos/2017_08/thumb_files/630_360_1503496321-2944.jpg" text:style-name="Internet_20_link" text:visited-style-name="Visited_20_Internet_20_Link">
630_360_15034...</text:a>
"]</text:p>
      <text:p text:style-name="P4">
Tags: ['Одеса', 'Прикордонники']</text:p>
      <text:p text:style-name="P4">
Type: Article</text:p>
      <!--METADATA-->
      <text:p text:style-name="P4">
<draw:frame draw:style-name="fr1" draw:name="Image43" text:anchor-type="as-char" svg:width="6.9236in" svg:height="3.956343in" draw:z-index="0">
<draw:image xlink:href="../Images/yкринформ/2023-05-09T-28-09-43-03-00/630_360_1503496321-2944.jpg" xlink:type="simple" xlink:show="embed" xlink:actuate="onLoad" draw:mime-type="image/jpeg"/>
</draw:frame>
 Державнаприкордонна служба України попереджає про ускладнення руху автомобільноюдорогою "Одеса – Рені" в районі контрольного посту "Маяки" у зв'язку зремонтними роботами, що триватимуть до 14 травня.</text:p>
      <text:p text:style-name="P4">
Як передає Укрінформ, про це ДПСУ повідомила в <text:a xlink:type="simple" xlink:href="https://t.me/DPSUkr/11118" text:style-name="Internet_20_link" text:visited-style-name="Visited_20_Internet_20_Link">
 </text:a>
.</text:p>
      <text:p text:style-name="P4">
"До уваги водіїв! З 08:30 10 травня по 18:00 14 травня на автомобільній дорозі"Одеса – Рені" в районі контрольного посту "Маяки" здійснюватимуться ремонтніроботи. Рух даною ділянкою буде ускладнено", – ідеться в повідомленні.</text:p>
      <text:p text:style-name="P4">
<text:span text:style-name="T4">
Читайте також:</text:span>
 <text:a xlink:type="simple" xlink:href="https://www.ukrinform.ua/rubric-kyiv/3706725-u-stolici-na-vulici-volodimirskij-cerez-remont-castkovo-obmezili-ruh.html" text:style-name="Internet_20_link" text:visited-style-name="Visited_20_Internet_20_Link">
 <text:span text:style-name="T4">
ремонт</text:span>
 </text:a>
</text:p>
      <text:p text:style-name="P4">
За попередніми даними, проїзд транспортних засобів здійснюватиметься шляхомреверсного руху.</text:p>
      <text:p text:style-name="P4">
Як повідомляв Укрінформ, <text:a xlink:type="simple" xlink:href="https://www.ukrinform.ua/rubric-economy/3705022-u-punkti-propusku-agodindorogusk-obmezili-ruh-vantazivok-do-3-cervna.html" text:style-name="Internet_20_link" text:visited-style-name="Visited_20_Internet_20_Link">
 </text:a>
 через акцію протесту польських перевізників.</text:p>
      <text:p text:style-name="P4">
Фото ілюстративне, траса Одеса-Рені</text:p>
      <text:p text:style-name="P4">
Source: <text:a xlink:type="simple" xlink:href="https://www.ukrinform.ua/rubric-regions/3707054-ruhu-trasou-odesa-reni-bude-uskladnenij-do-kinca-tizna.html" text:style-name="Internet_20_link" text:visited-style-name="Visited_20_Internet_20_Link">
https://www.ukrinform.ua/rubric-regions/3707054-ruhu-trasou-odesa-reni-bude-uskladnenij-do-kinca-tizna.html</text:a>
</text:p>
      <!--NEWS-->
      <text:h text:style-name="P10" text:outline-level="1">
<text:span text:style-name="T4">
Зеленський: Без перемоги над нацизмом 8 травня не було б Дня Європи</text:span>
</text:h>
      <text:p text:style-name="P4">
Authors: Ukrinform (Person)</text:p>
      <text:p text:style-name="P4">
Publisher: Укринформ (Organization)</text:p>
      <text:p text:style-name="P4">
Published Time: 2023-05-09T-30:06:00+03:00</text:p>
      <text:p text:style-name="P4">
Modified Time: 2023-05-09T23:06:00+03:00</text:p>
      <text:p text:style-name="P4">
Description: Відсьогодні в Україні встановлена чесна послідовність історичних подій: без перемоги над нацизмом 8 травня не було б Дня Європи 9 травня. — Укрінформ.</text:p>
      <text:p text:style-name="P4">
Images: ["<text:a xlink:type="simple" xlink:href="https://static.ukrinform.com/photos/2023_04/thumb_files/630_360_1680700465-123.jpg" text:style-name="Internet_20_link" text:visited-style-name="Visited_20_Internet_20_Link">
630_360_16807...</text:a>
"]</text:p>
      <text:p text:style-name="P4">
Tags: ['Друга світова', 'Україна', 'День Європи ', 'Зеленський', 'Війна з росією']</text:p>
      <text:p text:style-name="P4">
Type: Article</text:p>
      <!--METADATA-->
      <text:p text:style-name="P4">
<draw:frame draw:style-name="fr1" draw:name="Image44" text:anchor-type="as-char" svg:width="6.9236in" svg:height="3.956343in" draw:z-index="0">
<draw:image xlink:href="../Images/yкринформ/2023-05-09T-30-06-00-03-00/630_360_1680700465-123.jpg" xlink:type="simple" xlink:show="embed" xlink:actuate="onLoad" draw:mime-type="image/jpeg"/>
</draw:frame>
Відсьогодні в Україні встановлена чесна послідовність історичних подій: безперемоги над нацизмом 8 травня не було б Дня Європи 9 травня.</text:p>
      <text:p text:style-name="P4">
На цьому наголосив Володимир Зеленський під час <text:a xlink:type="simple" xlink:href="https://www.youtube.com/watch" text:style-name="Internet_20_link" text:visited-style-name="Visited_20_Internet_20_Link">
</text:a>
 наприкінці 440-го дня війни.</text:p>
      <text:p text:style-name="P4">
"Учора, 8 травня, Європа та світ згадували про спільну перемогу над агресієюнацизму, про капітуляцію того зла. А сьогодні, 9 травня, ми разом з усієювільною Європою, відзначаючи День Європи, вшановуємо досягнення, якого простоне було б, якби не було перемоги над нацизмом. Не було б у нас такоїобʼєднаної Європи – Європи без агресій і реваншизму, Європи, що поважає різнікультури, яка долає суперечки виключно у правовій площині і яка пишаєтьсярізноманіттям на нашому континенті", - сказав Президент.</text:p>
      <text:p text:style-name="P4">
За його словами, що більше люди знатимуть чесну історію і бачитимуть спільнеміж жорстокими агресіями ХХ і ХХІ століть, то більше цінуватимуть цюпослідовність.</text:p>
      <text:p text:style-name="P4">
"День памʼяті та перемоги над нацизмом у Другій світовій війні, а одразу заним – <text:a xlink:type="simple" xlink:href="https://www.ukrinform.ua/tag-den-evropi" text:style-name="Internet_20_link" text:visited-style-name="Visited_20_Internet_20_Link">
 </text:a>
 , Європи як реалізованоїмрії про мирний континент. І це лише питання часу, коли ми зможемо відновитисталий і справедливий мир для нашої частини Європи, для України", - зауваживЗеленський.</text:p>
      <text:p text:style-name="P4">
<text:span text:style-name="T4">
Читайте також:</text:span>
 <text:a xlink:type="simple" xlink:href="https://www.ukrinform.ua/rubric-world/3707015-den-evropi-osoblivij-ukrainskij.html" text:style-name="Internet_20_link" text:visited-style-name="Visited_20_Internet_20_Link">
 <text:span text:style-name="T4">
День</text:span>
 <text:span text:style-name="T4">
Європи</text:span>
 </text:a>
</text:p>
      <text:p text:style-name="P4">
Глава держави підкреслив, що програш теперішнього агресора - це питання часу,й російський реваншизм буде роздавлений хоробрістю наших воїнів та спільноюсилою вільного світу. Президент також висловив вдячність воїнам, якінаближають перемогу, зокрема, бійцям Повітряних сил, які відбивають російськіатаки з неба.</text:p>
      <text:p text:style-name="P4">
Як повідомляв Укрінформ, Володимир Зеленський підписав указ №266/2023, згідноз яким 9 травня <text:a xlink:type="simple" xlink:href="http://www.ukrinform.ua/rubric-society/3706138-ukraina-soricno-9-travna-vidznacatime-den-evropi-ukaz-prezidenta.html" text:style-name="Internet_20_link" text:visited-style-name="Visited_20_Internet_20_Link">
 </text:a>
 . Раніше ДеньЄвропи святкували у третю суботу травня.</text:p>
      <text:p text:style-name="P4">
Президент також <text:a xlink:type="simple" xlink:href="http://www.ukrinform.ua/rubric-polytics/3706137-zelenskij-proponue-vidznacati-den-pamati-ta-peremogi-nad-nacizmom-8-travna.html" text:style-name="Internet_20_link" text:visited-style-name="Visited_20_Internet_20_Link">
 </text:a>
законопроєкт про встановлення 8 травня Дня пам’яті та перемоги над нацизмом уДругій світовій війні.</text:p>
      <text:p text:style-name="P4">
<text:span text:style-name="T5">
Фото: ОП</text:span>
</text:p>
      <text:p text:style-name="P4">
Source: <text:a xlink:type="simple" xlink:href="https://www.ukrinform.ua/rubric-ato/3707052-zelenskij-bez-peremogi-nad-nacizmom-8-travna-ne-bulo-b-dna-evropi.html" text:style-name="Internet_20_link" text:visited-style-name="Visited_20_Internet_20_Link">
https://www.ukrinform.ua/rubric-ato/3707052-zelenskij-bez-peremogi-nad-nacizmom-8-travna-ne-bulo-b-dna-evropi.html</text:a>
</text:p>
      <!--NEWS-->
      <text:h text:style-name="P10" text:outline-level="1">
<text:span text:style-name="T4">
Сили оборони на Донеччині знищили РЕБ росіян</text:span>
</text:h>
      <text:p text:style-name="P4">
Authors: Ukrinform (Person)</text:p>
      <text:p text:style-name="P4">
Publisher: Укринформ (Organization)</text:p>
      <text:p text:style-name="P4">
Published Time: 2023-05-09T-32:00:39+03:00</text:p>
      <text:p text:style-name="P4">
Modified Time: 2023-05-09T23:00:39+03:00</text:p>
      <text:p text:style-name="P4">
Description: У Донецькій області українські захисники за допомогою аеророзвідки знищили засіб радіоелектронної боротьби російських військ. — Укрінформ.</text:p>
      <text:p text:style-name="P4">
Images: ["<text:a xlink:type="simple" xlink:href="https://static.ukrinform.com/photos/2023_05/thumb_files/630_360_1683662375-929.jpg" text:style-name="Internet_20_link" text:visited-style-name="Visited_20_Internet_20_Link">
630_360_16836...</text:a>
"]</text:p>
      <text:p text:style-name="P4">
Tags: ['Прикордонники', 'Війна з росією']</text:p>
      <text:p text:style-name="P4">
Type: Article</text:p>
      <!--METADATA-->
      <text:p text:style-name="P4">
<draw:frame draw:style-name="fr1" draw:name="Image45" text:anchor-type="as-char" svg:width="6.9236in" svg:height="3.956343in" draw:z-index="0">
<draw:image xlink:href="../Images/yкринформ/2023-05-09T-32-00-39-03-00/630_360_1683662375-929.jpg" xlink:type="simple" xlink:show="embed" xlink:actuate="onLoad" draw:mime-type="image/jpeg"/>
</draw:frame>
 УДонецькій області українські захисники за допомогою аеророзвідки знищили засібрадіоелектронної боротьби російських військ.</text:p>
      <text:p text:style-name="P4">
Як передає Укрінформ, про це повідомила <text:a xlink:type="simple" xlink:href="https://dpsu.gov.ua/ua/news/%20video%20-na-donechchini-prikordonniki-dopomogli-znishchiti-vorozhiy-zasib-reb/" text:style-name="Internet_20_link" text:visited-style-name="Visited_20_Internet_20_Link">
</text:a>
 , оприлюднивши відповідне відео.</text:p>
      <text:p text:style-name="P4">
Прикордонники за допомогою безпілотника виявили позиції, розташування засобуРЕБ і переміщення ворожої піхоти, після чого в режимі онлайн передаликоординати артилерійському підрозділу однієї з бригад Збройних сил України.</text:p>
      <text:p text:style-name="P4">
<text:span text:style-name="T4">
Читайте також:</text:span>
 <text:a xlink:type="simple" xlink:href="https://www.ukrinform.ua/rubric-ato/3707003-na-tavrijskomu-napramku-rosiani-22-razi-bezrezultatno-atakuvali-pozicii-zsu.html" text:style-name="Internet_20_link" text:visited-style-name="Visited_20_Internet_20_Link">
 </text:a>
</text:p>
      <text:p text:style-name="P4">
У результаті ведення вогню під коригуванням бійців ДПСУ ліквідовані декільказагарбників.</text:p>
      <text:p text:style-name="P4">
Як повідомляв Укрінформ, станом на 9 травня у розв'язаній проти Україниповномасштабній війні росія втратила вже понад 195 тисяч своїх військових ітисячі одиниць техніки.</text:p>
      <text:p text:style-name="P4">
Фото ілюстративне</text:p>
      <text:p text:style-name="P4">
Source: <text:a xlink:type="simple" xlink:href="https://www.ukrinform.ua/rubric-ato/3707051-sili-oboroni-na-doneccini-znisili-reb-rosian.html" text:style-name="Internet_20_link" text:visited-style-name="Visited_20_Internet_20_Link">
https://www.ukrinform.ua/rubric-ato/3707051-sili-oboroni-na-doneccini-znisili-reb-rosian.html</text:a>
</text:p>
      <!--NEWS-->
      <text:h text:style-name="P10" text:outline-level="1">
<text:span text:style-name="T4">
Експортна суперечка з ЄС вирішиться у межах чинної договірної бази - Президент</text:span>
</text:h>
      <text:p text:style-name="P4">
Authors: Ukrinform (Person)</text:p>
      <text:p text:style-name="P4">
Publisher: Укринформ (Organization)</text:p>
      <text:p text:style-name="P4">
Published Time: 2023-05-09T-35:52:00+03:00</text:p>
      <text:p text:style-name="P4">
Modified Time: 2023-05-09T22:52:00+03:00</text:p>
      <text:p text:style-name="P4">
Description: Президент України Володимир Зеленський і очільниця Європейської комісії Урсула фон дер Ляєн обговорили експортну суперечку між Україною та низкою країн ЄС. — Укрінформ.</text:p>
      <text:p text:style-name="P4">
Images: ["<text:a xlink:type="simple" xlink:href="https://static.ukrinform.com/photos/2023_05/thumb_files/630_360_1683632260-653.jpg" text:style-name="Internet_20_link" text:visited-style-name="Visited_20_Internet_20_Link">
630_360_16836...</text:a>
"]</text:p>
      <text:p text:style-name="P4">
Tags: ['Економіка', 'Експорт', 'Євросоюз', 'Торгівля', 'Зеленський', 'Фон дер Ляєн']</text:p>
      <text:p text:style-name="P4">
Type: Article</text:p>
      <!--METADATA-->
      <text:p text:style-name="P4">
<draw:frame draw:style-name="fr1" draw:name="Image46" text:anchor-type="as-char" svg:width="6.9236in" svg:height="3.956343in" draw:z-index="0">
<draw:image xlink:href="../Images/yкринформ/2023-05-09T-35-52-00-03-00/630_360_1683632260-653.jpg" xlink:type="simple" xlink:show="embed" xlink:actuate="onLoad" draw:mime-type="image/jpeg"/>
</draw:frame>
 ПрезидентУкраїни Володимир Зеленський і очільниця Європейської комісії Урсула фон дерЛяєн обговорили експортну суперечку між Україною та низкою країн ЄС.</text:p>
      <text:p text:style-name="P4">
Про це повідомив Володимир Зеленський під час <text:a xlink:type="simple" xlink:href="https://www.youtube.com/watch" text:style-name="Internet_20_link" text:visited-style-name="Visited_20_Internet_20_Link">
</text:a>
 наприкінці 440-го дня війни.</text:p>
      <text:p text:style-name="P4">
"Візит Урсули фон дер Ляєн, пані Президентки Європейської комісії, був ісимволічним саме в цей день, і дуже продуктивним... Звичайно, обговорили йекспортну суперечку із нашими сусідами в ЄС. Маємо подолати її в чіткому дусінаявної між нами договірної бази", - сказав глава держави.</text:p>
      <text:p text:style-name="P4">
_Відео:<text:a xlink:type="simple" xlink:href="https://t.me/OP_UA/9464" text:style-name="Internet_20_link" text:visited-style-name="Visited_20_Internet_20_Link">
 </text:a>
 _</text:p>
      <text:p text:style-name="P4">
Зеленський зазначив, що сторони також порушили питання санкційного тиску наросію, підготовки 11-го пакета <text:a xlink:type="simple" xlink:href="https://www.ukrinform.ua/tag-sankcii" text:style-name="Internet_20_link" text:visited-style-name="Visited_20_Internet_20_Link">
 </text:a>
 протирф. Водночас Україна висвітлила свої досягнення на полі бою й артикулювалаочікування від партнерів у галузі оборони. Також під час зустрічі булообговорено політичні перспективи України у європейській інтеграції.</text:p>
      <text:p text:style-name="P4">
<text:span text:style-name="T4">
Читайте також:</text:span>
 <text:a xlink:type="simple" xlink:href="https://www.ukrinform.ua/rubric-economy/3706889-smigal-obgovoriv-z-fon-der-laen-eksport-ukrainskoi-agroprodukcii-do-es.html" text:style-name="Internet_20_link" text:visited-style-name="Visited_20_Internet_20_Link">
 <text:span text:style-name="T4">
експорт</text:span>
 </text:a>
</text:p>
      <text:p text:style-name="P4">
Глава держави висловив вдячність очільниці Єврокомісії й за участь усьогоднішній зустрічі з нагоди створення трибуналу щодо злочину агресії росіїпроти України.</text:p>
      <text:p text:style-name="P4">
"Загалом 37 учасників зустрічі – держави та міжнародні інституції. Звернувсядо учасників, закликав рухатися без зупинок на шляху до повноївідповідальності агресора", - резюиував Президент.</text:p>
      <text:p text:style-name="P4">
Як повідомляв Укрінформ, Україна розраховує, що Європейський Союз найближчимчасом ухвалить 11-й санкційний пакет щодо російської федерації, який міститимеобмеження проти атомної галузі держави-терориста.</text:p>
      <text:p text:style-name="P4">
Source: <text:a xlink:type="simple" xlink:href="https://www.ukrinform.ua/rubric-economy/3707048-eksportna-superecka-z-es-virisitsa-u-mezah-cinnoi-dogovirnoi-bazi-prezident.html" text:style-name="Internet_20_link" text:visited-style-name="Visited_20_Internet_20_Link">
https://www.ukrinform.ua/rubric-economy/3707048-eksportna-superecka-z-es-virisitsa-u-mezah-cinnoi-dogovirnoi-bazi-prezident.html</text:a>
</text:p>
      <!--NEWS-->
      <text:h text:style-name="P10" text:outline-level="1">
<text:span text:style-name="T4">
ФБР знешкодила мережу шкідливих програм «Snake», які використовує російська фсб</text:span>
</text:h>
      <text:p text:style-name="P4">
Authors: Ukrinform (Person)</text:p>
      <text:p text:style-name="P4">
Publisher: Укринформ (Organization)</text:p>
      <text:p text:style-name="P4">
Published Time: 2023-05-09T-37:45:00+03:00</text:p>
      <text:p text:style-name="P4">
Modified Time: 2023-05-09T22:45:00+03:00</text:p>
      <text:p text:style-name="P4">
Description: Федеральне бюро розслідувань (ФБР) США виявило та нейтралізувало пакет шкідливих програм під назвою "Snake", які використовують у Федеральній службі безпеки (ФСБ) рф. — Укрінформ.</text:p>
      <text:p text:style-name="P4">
Images: ["<text:a xlink:type="simple" xlink:href="https://static.ukrinform.com/photos/2022_11/thumb_files/630_360_1669824895-205.jpg" text:style-name="Internet_20_link" text:visited-style-name="Visited_20_Internet_20_Link">
630_360_16698...</text:a>
"]</text:p>
      <text:p text:style-name="P4">
Tags: ['ФБР', 'фсб рф', 'Хакери']</text:p>
      <text:p text:style-name="P4">
Type: Article</text:p>
      <!--METADATA-->
      <text:p text:style-name="P4">
<draw:frame draw:style-name="fr1" draw:name="Image47" text:anchor-type="as-char" svg:width="6.9236in" svg:height="3.956343in" draw:z-index="0">
<draw:image xlink:href="../Images/yкринформ/2023-05-09T-37-45-00-03-00/630_360_1669824895-205.jpg" xlink:type="simple" xlink:show="embed" xlink:actuate="onLoad" draw:mime-type="image/jpeg"/>
</draw:frame>
Федеральне бюро розслідувань (ФБР) США виявило та нейтралізувало пакетшкідливих програм під назвою "Snake", які використовують у Федеральній службібезпеки (ФСБ) рф.</text:p>
      <text:p text:style-name="P4">
Про це повідомляє <text:a xlink:type="simple" xlink:href="https://www.justice.gov/opa/pr/justice-department-announces-court-authorized-disruption-snake-malware-network-controlled" text:style-name="Internet_20_link" text:visited-style-name="Visited_20_Internet_20_Link">
 </text:a>
 ,передає Укрінформ.</text:p>
      <text:p text:style-name="P4">
"Завершилася операція під кодовою назвою "MEDUSA" щодо порушення глобальноїоднорангової мережі комп'ютерів, скомпрометованих складним шкідливимпрограмним забезпеченням під назвою "Snake", - йдеться у повідомленні.</text:p>
      <text:p text:style-name="P4">
<text:span text:style-name="T4">
Читайте також:</text:span>
 <text:a xlink:type="simple" xlink:href="https://www.ukrinform.ua/rubric-ato/3700816-fbr-spivpracue-z-amerikanskimi-kompaniami-dla-zboru-dokaziv-voennih-zlociniv-v-ukraini.html" text:style-name="Internet_20_link" text:visited-style-name="Visited_20_Internet_20_Link">
 <text:span text:style-name="T4">
ФБР</text:span>
 </text:a>
</text:p>
      <text:p text:style-name="P4">
Зазначається, що уряд США авторами "Snake" працівників підрозділу Центру 16Федеральної служби безпеки росії.</text:p>
      <text:p text:style-name="P4">
"Протягом майже 20 років цей підрозділ використовував версії шкідливого ПЗ"Snake" для крадіжки конфіденційних документів із сотень комп'ютерних системщонайменше у 50 країнах, що входять до НАТО", - повідомили у відомстві.</text:p>
      <text:p text:style-name="P4">
Йдеться про дані членів урядів країн НАТО, журналістів та інших об'єктів, якістановлять інтерес для росії.</text:p>
      <text:p text:style-name="P4">
<text:span text:style-name="T4">
Читайте також:</text:span>
 <text:a xlink:type="simple" xlink:href="https://www.ukrinform.ua/rubric-economy/3703589-ukrainski-pravoohoronci-ta-fbr-likviduvali-devat-servisiv-obminu-kriptovaluti.html" text:style-name="Internet_20_link" text:visited-style-name="Visited_20_Internet_20_Link">
 <text:span text:style-name="T4">
ФБР</text:span>
 </text:a>
</text:p>
      <text:p text:style-name="P4">
Знищенням шкідливої мережі "Snake" займалися Нью-Йоркське відділення ФБР,кіберпідрозділ ФБР, прокуратура США зі східного округу Нью-Йорка та відділконтррозвідки та експортного контролю Управління національної безпеки.</text:p>
      <text:p text:style-name="P4">
Як повідомляв Укрінформ, російські хакери вивели з ладу сайт французькогосенату.</text:p>
      <text:p text:style-name="P4">
Фото: Shutterstock/Militarist</text:p>
      <text:p text:style-name="P4">
Source: <text:a xlink:type="simple" xlink:href="https://www.ukrinform.ua/rubric-world/3707049-fbr-zneskodila-merezu-skidlivih-program-snake-aki-vikoristovue-rosijska-fsb.html" text:style-name="Internet_20_link" text:visited-style-name="Visited_20_Internet_20_Link">
https://www.ukrinform.ua/rubric-world/3707049-fbr-zneskodila-merezu-skidlivih-program-snake-aki-vikoristovue-rosijska-fsb.html</text:a>
</text:p>
      <!--NEWS-->
      <text:h text:style-name="P10" text:outline-level="1">
<text:span text:style-name="T4">
Ястремська зіграє з росіянкою в основі турніру у Римі</text:span>
</text:h>
      <text:p text:style-name="P4">
Authors: Ukrinform (Person)</text:p>
      <text:p text:style-name="P4">
Publisher: Укринформ (Organization)</text:p>
      <text:p text:style-name="P4">
Published Time: 2023-05-09T-39:44:00+03:00</text:p>
      <text:p text:style-name="P4">
Modified Time: 2023-05-09T22:44:00+03:00</text:p>
      <text:p text:style-name="P4">
Description: Українська тенісистка отримала першу суперницю, після успішного проходження кваліфікації. — Укрінформ.</text:p>
      <text:p text:style-name="P4">
Images: ["<text:a xlink:type="simple" xlink:href="https://static.ukrinform.com/photos/2023_05/thumb_files/630_360_1683661412-772.jpg" text:style-name="Internet_20_link" text:visited-style-name="Visited_20_Internet_20_Link">
630_360_16836...</text:a>
"]</text:p>
      <text:p text:style-name="P4">
Tags: ['Теніс', 'Даяна Ястремська']</text:p>
      <text:p text:style-name="P4">
Type: Article</text:p>
      <!--METADATA-->
      <text:p text:style-name="P4">
<draw:frame draw:style-name="fr1" draw:name="Image48" text:anchor-type="as-char" svg:width="6.9236in" svg:height="3.956343in" draw:z-index="0">
<draw:image xlink:href="../Images/yкринформ/2023-05-09T-39-44-00-03-00/630_360_1683661412-772.jpg" xlink:type="simple" xlink:show="embed" xlink:actuate="onLoad" draw:mime-type="image/jpeg"/>
</draw:frame>
Українська тенісистка отримала першу суперницю, після успішного проходженнякваліфікації.</text:p>
      <text:p text:style-name="P4">
У першому колі основної сітки ґрунтового турніру серії WTA 1000 у Римі ДаянаЯстремська (WTA 158) зіграє проти росіянки Анни Калинської (WTA 57), <text:a xlink:type="simple" xlink:href="https://btu.org.ua/ua/news/ukrainskiy-tennis/44926-rim-yastremska-zigraye-proti-nejtralnoyi-tenisistki-v-pershomu-koli-osnovnoyi-sitki.html" text:style-name="Internet_20_link" text:visited-style-name="Visited_20_Internet_20_Link">
</text:a>
 BTU,передає Укрінформ.</text:p>
      <text:p text:style-name="P4">
Поєдинок відбудеться завтра,10 травня останнім запуском на корті №1.Орієнтовний час початку матчу – 17:00 за Києвом.</text:p>
      <text:p text:style-name="P4">
Тенісистки раніше грали одна з одною чотири рази і здобули по дві перемоги.Три матчі відбулися на ґрунті у 2016-2017 роках і там двічі сильнішою булаукраїнка.</text:p>
      <text:p text:style-name="P4">
<text:span text:style-name="T4">
Читайте також:</text:span>
 <text:a xlink:type="simple" xlink:href="https://www.ukrinform.ua/rubric-sports/3706978-astremska-vigrala-final-kvalifikacii-i-vistupit-na-turniri-wta-v-rimi.html" text:style-name="Internet_20_link" text:visited-style-name="Visited_20_Internet_20_Link">
 <text:span text:style-name="T4">
Ястремська</text:span>
 </text:a>
</text:p>
      <text:p text:style-name="P4">
Як повідомляв Укрінформ, Ястремська в Римі успішно подолала кваліфікацію,обігравши Леолію Жанжан і Ребекку Масарову.</text:p>
      <text:p text:style-name="P4">
Фото: btu.org.ua</text:p>
      <text:p text:style-name="P4">
Source: <text:a xlink:type="simple" xlink:href="https://www.ukrinform.ua/rubric-sports/3707047-astremska-zigrae-z-rosiankou-v-osnovi-turniru-u-rimi.html" text:style-name="Internet_20_link" text:visited-style-name="Visited_20_Internet_20_Link">
https://www.ukrinform.ua/rubric-sports/3707047-astremska-zigrae-z-rosiankou-v-osnovi-turniru-u-rimi.html</text:a>
</text:p>
      <!--NEWS-->
      <text:h text:style-name="P10" text:outline-level="1">
<text:span text:style-name="T4">
Зеленський подякував парламенту Франції за визнання пвк «вагнер» терористами</text:span>
</text:h>
      <text:p text:style-name="P4">
Authors: Ukrinform (Person)</text:p>
      <text:p text:style-name="P4">
Publisher: Укринформ (Organization)</text:p>
      <text:p text:style-name="P4">
Published Time: 2023-05-09T-41:34:00+03:00</text:p>
      <text:p text:style-name="P4">
Modified Time: 2023-05-09T22:34:00+03:00</text:p>
      <text:p text:style-name="P4">
Description: Парламент Франції визнав приватну військову компанію "вагнер" терористами. — Укрінформ.</text:p>
      <text:p text:style-name="P4">
Images: ["<text:a xlink:type="simple" xlink:href="https://static.ukrinform.com/photos/2023_05/thumb_files/630_360_1683661262-371.jpeg" text:style-name="Internet_20_link" text:visited-style-name="Visited_20_Internet_20_Link">
630_360_16836...</text:a>
"]</text:p>
      <text:p text:style-name="P4">
Tags: ['Франція', 'США', 'ПВК "Вагнера"', 'Зеленський']</text:p>
      <text:p text:style-name="P4">
Type: Article</text:p>
      <!--METADATA-->
      <text:p text:style-name="P4">
<draw:frame draw:style-name="fr1" draw:name="Image49" text:anchor-type="as-char" svg:width="6.9236in" svg:height="3.956343in" draw:z-index="0">
<draw:image xlink:href="../Images/yкринформ/2023-05-09T-41-34-00-03-00/630_360_1683661262-371.jpeg" xlink:type="simple" xlink:show="embed" xlink:actuate="onLoad" draw:mime-type="image/jpeg"/>
</draw:frame>
Парламент Франції визнав приватну військову компанію "вагнер" терористами.</text:p>
      <text:p text:style-name="P4">
Про це повідомив президент України Володимир Зеленський під час <text:a xlink:type="simple" xlink:href="https://www.facebook.com/watch/" text:style-name="Internet_20_link" text:visited-style-name="Visited_20_Internet_20_Link">
</text:a>
 наприкінці 440-го днявійни.</text:p>
      <text:p text:style-name="P4">
Він також висловив окрему вдячність парламенту Франції за це рішення щодовизнання терористичною "російської псевдоприватної групи "Вагнер".</text:p>
      <text:p text:style-name="P4">
<text:span text:style-name="T4">
Читайте також:</text:span>
 <text:a xlink:type="simple" xlink:href="https://www.ukrinform.ua/rubric-ato/3707040-zelenskij-lise-pitanna-casu-koli-mi-zmozemo-vidnoviti-spravedlivij-mir.html" text:style-name="Internet_20_link" text:visited-style-name="Visited_20_Internet_20_Link">
 <text:span text:style-name="T4">
Зеленський</text:span>
 </text:a>
</text:p>
      <text:p text:style-name="P4">
"Це те, що має бути ухвалено всім світом – кожен прояв тероризму має бутизнищений, а кожен терорист – засуджений", - наголосив він.</text:p>
      <text:p text:style-name="P4">
Також він подякував США за новий оборонний пакет.</text:p>
      <text:p text:style-name="P4">
"Є чергові хороші новини від партнерів. Із того, що можна сказати публічно: єновий оборонний пакет від Сполучених Штатів. Загальний обсяг – 1 млрд 200 млндоларів. Артилерія, захист від ракет і безпілотників терористів, інші речі дляпосилення наших захисників і захисниць. Дякую Президенту Байдену, Конгресу –обом партіям, – та кожній американській родині за незмінну підтримку й заамериканську силу, яка додає нам міцності", - сказав він.</text:p>
      <text:p text:style-name="P4">
<text:span text:style-name="T4">
Читайте також:</text:span>
 <text:a xlink:type="simple" xlink:href="https://www.ukrinform.ua/rubric-ato/3706891-ssa-vidilaut-ukraini-novij-paket-vijskovoi-dopomogi-na-sumu-12-milarda-pentagon.html" text:style-name="Internet_20_link" text:visited-style-name="Visited_20_Internet_20_Link">
 <text:span text:style-name="T4">
пакет</text:span>
 </text:a>
</text:p>
      <text:p text:style-name="P4">
Водночас Зеленський зауважив, що продовжуються перемовини з іншими партнераминад додатковими оборонними пакетами, які забезпечать нові можливості длявоїнів ЗСУ.</text:p>
      <text:p text:style-name="P4">
Як повідомляв Укрінформ, під час спільного брифінгу з главою ЄвропейськоїКомісії Урсулою фон дер Ляєн у Києві, Зеленський заявив, що ЄС нададутьУкраїні мільйон снарядів для артилерії.</text:p>
      <text:p text:style-name="P4">
Фото: ОП</text:p>
      <text:p text:style-name="P4">
Source: <text:a xlink:type="simple" xlink:href="https://www.ukrinform.ua/rubric-ato/3707046-zelenskij-podakuvav-parlamentu-francii-za-viznanna-pvk-vagner-teroristami.html" text:style-name="Internet_20_link" text:visited-style-name="Visited_20_Internet_20_Link">
https://www.ukrinform.ua/rubric-ato/3707046-zelenskij-podakuvav-parlamentu-francii-za-viznanna-pvk-vagner-teroristami.html</text:a>
</text:p>
      <!--NEWS-->
      <text:h text:style-name="P10" text:outline-level="1">
<text:span text:style-name="T4">
У Маріуполі армія рф знищила понад 1100 будинків – міськрада</text:span>
</text:h>
      <text:p text:style-name="P4">
Authors: Ukrinform (Person)</text:p>
      <text:p text:style-name="P4">
Publisher: Укринформ (Organization)</text:p>
      <text:p text:style-name="P4">
Published Time: 2023-05-09T-43:25:00+03:00</text:p>
      <text:p text:style-name="P4">
Modified Time: 2023-05-09T22:25:00+03:00</text:p>
      <text:p text:style-name="P4">
Description: У захопленому Маріуполі з початку повномасштабного вторгнення армія рф пошкодила 2208 будинків, з них 50% знищила та вже майже 300 будинків знесла. У планах – демонтаж іще 700 будинків. — Укрінформ.</text:p>
      <text:p text:style-name="P4">
Images: ["<text:a xlink:type="simple" xlink:href="https://static.ukrinform.com/photos/2023_04/thumb_files/630_360_1680546247-363.jpg" text:style-name="Internet_20_link" text:visited-style-name="Visited_20_Internet_20_Link">
630_360_16805...</text:a>
"]</text:p>
      <text:p text:style-name="P4">
Tags: ['Будинок', 'Маріуполь', 'Міськрада']</text:p>
      <text:p text:style-name="P4">
Type: Article</text:p>
      <!--METADATA-->
      <text:p text:style-name="P4">
<draw:frame draw:style-name="fr1" draw:name="Image50" text:anchor-type="as-char" svg:width="6.9236in" svg:height="3.956343in" draw:z-index="0">
<draw:image xlink:href="../Images/yкринформ/2023-05-09T-43-25-00-03-00/630_360_1680546247-363.jpg" xlink:type="simple" xlink:show="embed" xlink:actuate="onLoad" draw:mime-type="image/jpeg"/>
</draw:frame>
 Узахопленому Маріуполі з початку повномасштабного вторгнення армія рф пошкодила2208 будинків, з них 50% знищила та вже майже 300 будинків знесла. У планах –демонтаж іще 700 будинків.</text:p>
      <text:p text:style-name="P4">
Як передає Укрінформ, про це у <text:a xlink:type="simple" xlink:href="https://t.me/mariupolrada/14076" text:style-name="Internet_20_link" text:visited-style-name="Visited_20_Internet_20_Link">
 </text:a>
 повідомляєМаріупольська міська рада з посиланням на міського голову Вадима Бойченка.</text:p>
      <text:p text:style-name="P4">
«З початку повномасштабного вторгнення російські окупанти пошкодили 2208будинків у Маріуполі. З них 50% - знищено. Зараз вони їх зносять, залишаючикотловани та груди каміння. Майже 300 будинків уже демонтовано, ще у планахокупантів знести приблизно 700 будинків», - заявив мер.</text:p>
      <text:p text:style-name="P4">
<text:span text:style-name="T4">
Читайте також:</text:span>
 <text:a xlink:type="simple" xlink:href="https://www.ukrinform.ua/rubric-regions/3706878-u-mariupoli-vivisili-prapor-ukraini-na-zrujnovanij-rosianami-budivli-palacu-kulturi.html" text:style-name="Internet_20_link" text:visited-style-name="Visited_20_Internet_20_Link">
 <text:span text:style-name="T4">
Маріупол</text:span>
 </text:a>
</text:p>
      <text:p text:style-name="P4">
У міськраді підкреслили, що сьогодні знесення загарбниками будинків уМаріуполі – це один зі способів приховати свої злочини, але як би вони ненамагались, а покарання буде для кожного воєнного злочинця.</text:p>
      <text:p text:style-name="P4">
Як повідомлялося, агресія росії спричинила в Маріуполі одну з найбільшихгуманітарних катастроф. Місто майже на 90% зруйноване внаслідок ворожихобстрілів. Пошкоджені та зруйновані житлові будинки, лікарні, школи, дитсадкитощо.</text:p>
      <text:p text:style-name="P4">
Наразі у місті залишаються понад 100 тис. жителів. Загарбники примушуютьмешканців міста, особливо бюджетників, отримувати російські паспорти.</text:p>
      <text:p text:style-name="P4">
<text:span text:style-name="T4">
Читайте також:</text:span>
 <text:a xlink:type="simple" xlink:href="https://www.ukrinform.ua/rubric-ato/3706538-zagarbniki-pocali-mobilizaciu-budzetnikiv-u-mariupoli.html" text:style-name="Internet_20_link" text:visited-style-name="Visited_20_Internet_20_Link">
 <text:span text:style-name="T4">
Маріупол</text:span>
 </text:a>
</text:p>
      <text:p text:style-name="P4">
Маріуполь та навколишні селища загарбники перетворюють на військово-логістичний хаб російської армії.</text:p>
      <text:p text:style-name="P4">
Source: <text:a xlink:type="simple" xlink:href="https://www.ukrinform.ua/rubric-regions/3706980-u-mariupoli-armia-rf-znisila-ponad-1100-budinkiv-miskrada.html" text:style-name="Internet_20_link" text:visited-style-name="Visited_20_Internet_20_Link">
https://www.ukrinform.ua/rubric-regions/3706980-u-mariupoli-armia-rf-znisila-ponad-1100-budinkiv-miskrada.html</text:a>
</text:p>
      <!--NEWS-->
      <text:h text:style-name="P10" text:outline-level="1">
<text:span text:style-name="T4">
Президент запросив європейських студентів долучитися до відбудови України</text:span>
</text:h>
      <text:p text:style-name="P4">
Authors: Ukrinform (Person)</text:p>
      <text:p text:style-name="P4">
Publisher: Укринформ (Organization)</text:p>
      <text:p text:style-name="P4">
Published Time: 2023-05-09T-45:19:00+03:00</text:p>
      <text:p text:style-name="P4">
Modified Time: 2023-05-09T22:19:00+03:00</text:p>
      <text:p text:style-name="P4">
Description: Володимир Зеленський запросив студентів європейських вишів долучитися до повоєнної відбудови України. — Укрінформ.</text:p>
      <text:p text:style-name="P4">
Images: ["<text:a xlink:type="simple" xlink:href="https://static.ukrinform.com/photos/2023_03/thumb_files/630_360_1677947352-436.jpg" text:style-name="Internet_20_link" text:visited-style-name="Visited_20_Internet_20_Link">
630_360_16779...</text:a>
"]</text:p>
      <text:p text:style-name="P4">
Tags: ['Україна', 'Студент', 'Зеленський', 'Відбудова']</text:p>
      <text:p text:style-name="P4">
Type: Article</text:p>
      <!--METADATA-->
      <text:p text:style-name="P4">
<draw:frame draw:style-name="fr1" draw:name="Image51" text:anchor-type="as-char" svg:width="6.9236in" svg:height="3.956343in" draw:z-index="0">
<draw:image xlink:href="../Images/yкринформ/2023-05-09T-45-19-00-03-00/630_360_1677947352-436.jpg" xlink:type="simple" xlink:show="embed" xlink:actuate="onLoad" draw:mime-type="image/jpeg"/>
</draw:frame>
 ВолодимирЗеленський запросив студентів європейських вишів долучитися до повоєнноївідбудови України.</text:p>
      <text:p text:style-name="P4">
Про це глава держави сказав під час спілкування зі студентами Альянсуєвропейських університетів EUniWell, передає Укрінформ із посиланням на <text:a xlink:type="simple" xlink:href="https://www.president.gov.ua/news/zahist-i-svoboda-ce-pryamij-rezultat-smilivosti-volodimir-ze-82793" text:style-name="Internet_20_link" text:visited-style-name="Visited_20_Internet_20_Link">
</text:a>
 глави держави.</text:p>
      <text:p text:style-name="P4">
За словами Зеленського, після завершення війни Україна – майбутнійповноправний член ЄС – потребуватиме відбудови, адже багато міст і громадзруйновані внаслідок бойових дій.</text:p>
      <text:p text:style-name="P4">
"Для всього цього знадобиться допомога: у роботі, у розвитку, у внеску вреновацію України. Тому запрошуємо енергійних людей, студентів зі своїмиідеями, зі своїми знаннями в Україну для відновлення нашої держави", – сказавПрезидент.</text:p>
      <text:p text:style-name="P4">
Він наголосив, що війна має закінчитися виведенням російських військ, а неперетворитися на заморожений конфлікт у Європі. За його словами, українці вборотьбі з росією відстоюють європейські цінності, тож Україну можна вважатиопорою демократичного світу.</text:p>
      <text:p text:style-name="P4">
<text:span text:style-name="T4">
Читайте також:</text:span>
 <text:a xlink:type="simple" xlink:href="https://www.ukrinform.ua/rubric-society/3707039-zelenskij-vistupiv-pered-studentami-alansu-evropejskih-universitetiv-euniwell.html" text:style-name="Internet_20_link" text:visited-style-name="Visited_20_Internet_20_Link">
 <text:span text:style-name="T4">
студент</text:span>
 </text:a>
</text:p>
      <text:p text:style-name="P4">
"Україна – це стіна між абсолютною автократією й демократією. І тому миповинні вистояти. Для того, щоб у майбутньому бути справді опорою потужної танезалежної Європи. Тому й тримаємо цю стіну міцно", – зазначив <text:a xlink:type="simple" xlink:href="https://www.ukrinform.ua/tag-zelenskij" text:style-name="Internet_20_link" text:visited-style-name="Visited_20_Internet_20_Link">
</text:a>
 .</text:p>
      <text:p text:style-name="P4">
Президент підкреслив, що на полі бою українці впораються. І водночас закликавєвропейську спільноту тиснути на свої суспільства і політичних лідерів, абимати єдність в допомозі та підтримці України.</text:p>
      <text:p text:style-name="P4">
"Якщо санкції проти росії – то потужні, якщо передавати зброю – то беззволікань, якщо допомагати Україні в захисті в інформаційному просторі – то навсі сто відсотків», - сказав глава держави.</text:p>
      <text:p text:style-name="P4">
<text:span text:style-name="T4">
Читайте також:</text:span>
 <text:a xlink:type="simple" xlink:href="https://www.ukrinform.ua/rubric-ato/3707040-zelenskij-lise-pitanna-casu-koli-mi-zmozemo-vidnoviti-spravedlivij-mir.html" text:style-name="Internet_20_link" text:visited-style-name="Visited_20_Internet_20_Link">
 <text:span text:style-name="T4">
Зеленський</text:span>
 </text:a>
</text:p>
      <text:p text:style-name="P4">
Глава держави привітав усіх присутніх із Днем Європи та запросив наступногороку відзначити цей день вже в мирній Україні.</text:p>
      <text:p text:style-name="P4">
Як повідомлялося, захід відбувся за ініціативою Київського національногоуніверситету імені Тараса Шевченка в межах Альянсу EUniWell, який об'єднує 11університетів Європи, де навчаються 337 тис. студентів.</text:p>
      <text:p text:style-name="P4">
<text:span text:style-name="T5">
Фото: ОП</text:span>
</text:p>
      <text:p text:style-name="P4">
Source: <text:a xlink:type="simple" xlink:href="https://www.ukrinform.ua/rubric-vidbudova/3707042-zelenskij-zaprosiv-evropejskih-studentiv-dolucitisa-do-vidbudovi-ukraini.html" text:style-name="Internet_20_link" text:visited-style-name="Visited_20_Internet_20_Link">
https://www.ukrinform.ua/rubric-vidbudova/3707042-zelenskij-zaprosiv-evropejskih-studentiv-dolucitisa-do-vidbudovi-ukraini.html</text:a>
</text:p>
      <!--NEWS-->
      <text:h text:style-name="P10" text:outline-level="1">
<text:span text:style-name="T4">
Новий пакет допомоги Україні розрахований на довгострокову перспективу – Пентагон</text:span>
</text:h>
      <text:p text:style-name="P4">
Authors: Ukrinform (Person)</text:p>
      <text:p text:style-name="P4">
Publisher: Укринформ (Organization)</text:p>
      <text:p text:style-name="P4">
Published Time: 2023-05-09T-47:11:00+03:00</text:p>
      <text:p text:style-name="P4">
Modified Time: 2023-05-09T22:11:00+03:00</text:p>
      <text:p text:style-name="P4">
Description: Оголошений у вівторок новий пакет військової допомоги Україні на суму $1,2 млрд передбачає виробництво нових озброєнь для ЗСУ або отримання їх у країн-партнерів та покриватиме оборонні потреби України в довгостроковій перспективі. — Укрінформ.</text:p>
      <text:p text:style-name="P4">
Images: ["<text:a xlink:type="simple" xlink:href="https://static.ukrinform.com/photos/2023_04/thumb_files/630_360_1681170438-481.png" text:style-name="Internet_20_link" text:visited-style-name="Visited_20_Internet_20_Link">
630_360_16811...</text:a>
"]</text:p>
      <text:p text:style-name="P4">
Tags: ['Пентагон', 'Зброя', 'Війна з росією']</text:p>
      <text:p text:style-name="P4">
Type: Article</text:p>
      <!--METADATA-->
      <text:p text:style-name="P4">
<draw:frame draw:style-name="fr1" draw:name="Image52" text:anchor-type="as-char" svg:width="6.9236in" svg:height="3.956343in" draw:z-index="0">
<draw:image xlink:href="../Images/yкринформ/2023-05-09T-47-11-00-03-00/630_360_1681170438-481.png" xlink:type="simple" xlink:show="embed" xlink:actuate="onLoad" draw:mime-type="image/png"/>
</draw:frame>
Оголошений у вівторок новий пакет військової допомоги Україні на суму $1,2млрд передбачає виробництво нових озброєнь для ЗСУ або отримання їх у країн-партнерів та покриватиме оборонні потреби України в довгостроковійперспективі.</text:p>
      <text:p text:style-name="P4">
Про це заявив у вівторок під час пресконференції речник Міністерства оборониСША генерал Патрік Райдер, передає власний кореспондент Укрінформу.</text:p>
      <text:p text:style-name="P4">
Він пояснив, що новий пакет виділяється в межах Ініціативи сприяння безпеці вУкраїні (USAI), що дає можливість закуповувати озброєння у виробників чипартнерів замість вилучення наявних запасів зі складів Міноборони США.</text:p>
      <text:p text:style-name="P4">
<text:span text:style-name="T4">
Читайте також:</text:span>
 <text:a xlink:type="simple" xlink:href="https://www.ukrinform.ua/rubric-ato/3707040-zelenskij-lise-pitanna-casu-koli-mi-zmozemo-vidnoviti-spravedlivij-mir.html" text:style-name="Internet_20_link" text:visited-style-name="Visited_20_Internet_20_Link">
 </text:a>
</text:p>
      <text:p text:style-name="P4">
«Тож, наступним кроком у цьому процесі буде розгляд фінансування додатковихможливостей для задоволення довгострокових потреб України»,- зауваживпредставник оборонного відомства США.</text:p>
      <text:p text:style-name="P4">
Як повідомляв Укрінформ, у вівторок адміністрація США <text:a xlink:type="simple" xlink:href="https://www.ukrinform.ua/rubric-ato/3706891-ssa-vidilaut-ukraini-novij-paket-vijskovoi-dopomogi-na-sumu-12-milarda-pentagon.html" text:style-name="Internet_20_link" text:visited-style-name="Visited_20_Internet_20_Link">
</text:a>
 , зокрема, длязміцнення її протиповітряної оборони та забезпечення потреб ЗСУ вартилерійських боєприпасах.</text:p>
      <text:p text:style-name="P4">
Пакет включає додаткові системи ППО та боєприпаси; обладнання для інтеграціїзахідних пускових установок, ракет і радарів із системами протиповітряноїоборони України; боєприпаси для боротьби з безпілотниками; артилерійськіснаряди калібру 155 мм; послуги комерційної супутникової зйомки; підтримкунавчання, технічного обслуговування та підтримку українських бійців.</text:p>
      <text:p text:style-name="P4">
Source: <text:a xlink:type="simple" xlink:href="https://www.ukrinform.ua/rubric-ato/3707041-novij-paket-dopomogi-ukraini-rozrahovanij-na-dovgostrokovu-perspektivu-pentagon.html" text:style-name="Internet_20_link" text:visited-style-name="Visited_20_Internet_20_Link">
https://www.ukrinform.ua/rubric-ato/3707041-novij-paket-dopomogi-ukraini-rozrahovanij-na-dovgostrokovu-perspektivu-pentagon.html</text:a>
</text:p>
      <!--NEWS-->
      <text:h text:style-name="P10" text:outline-level="1">
<text:span text:style-name="T4">
Фронтвумен українського гурту The Hardkiss Юлія Саніна відкрила перший півфінал Євробачення</text:span>
</text:h>
      <text:p text:style-name="P4">
Authors: Ukrinform (Person)</text:p>
      <text:p text:style-name="P4">
Publisher: Укринформ (Organization)</text:p>
      <text:p text:style-name="P4">
Published Time: 2023-05-09T-49:07:00+03:00</text:p>
      <text:p text:style-name="P4">
Modified Time: 2023-05-09T22:07:00+03:00</text:p>
      <text:p text:style-name="P4">
Description: Фронтвумен українського гурту The Hardkiss та ведуча шоу від України Юлія Саніна під бурхливі оплески та синьо-жовті кольори відкрила перший півфінал Євробачення-2023 в Ліверпулі з піснею “Маяк”. — Укрінформ.</text:p>
      <text:p text:style-name="P4">
Images: ["<text:a xlink:type="simple" xlink:href="https://static.ukrinform.com/photos/2023_01/thumb_files/630_360_1675157588-354.png" text:style-name="Internet_20_link" text:visited-style-name="Visited_20_Internet_20_Link">
630_360_16751...</text:a>
", "<text:a xlink:type="simple" xlink:href="https://static.ukrinform.com/photos/2023_05/1683660920-901.jpg" text:style-name="Internet_20_link" text:visited-style-name="Visited_20_Internet_20_Link">
1683660920-90...</text:a>
", "<text:a xlink:type="simple" xlink:href="https://static.ukrinform.com/photos/2023_05/1683660920-419.jpg" text:style-name="Internet_20_link" text:visited-style-name="Visited_20_Internet_20_Link">
1683660920-41...</text:a>
"]</text:p>
      <text:p text:style-name="P4">
Tags: ['Британія', 'Євробачення', 'Концерт']</text:p>
      <text:p text:style-name="P4">
Type: Article</text:p>
      <!--METADATA-->
      <text:p text:style-name="P4">
<draw:frame draw:style-name="fr1" draw:name="Image53" text:anchor-type="as-char" svg:width="6.9236in" svg:height="3.930895in" draw:z-index="0">
<draw:image xlink:href="../Images/yкринформ/2023-05-09T-49-07-00-03-00/630_360_1675157588-354.png" xlink:type="simple" xlink:show="embed" xlink:actuate="onLoad" draw:mime-type="image/png"/>
</draw:frame>
Фронтвумен українського гурту The Hardkiss та ведуча шоу від України ЮліяСаніна під бурхливі оплески та синьо-жовті кольори відкрила перший півфіналЄвробачення-2023 в Ліверпулі з піснею “Маяк”.</text:p>
      <text:p text:style-name="P4">
Її виступ символізує «обʼєднання музикою» двох країн, повідомляє кореспондентУкрінформу.</text:p>
      <text:p text:style-name="P4">
“Цього року Україна не може прийняти захід через війну. Тож Великобританія,яка посіла друге місце, прийняла повноваження за нас. Це перший раз, коли однакраїна приймає від імені іншої країни, і прекрасний Ліверпуль прийняв нас зрозпростертими обіймами, тож велике вам дякую”, - сказала Саніна зі сцени.</text:p>
      <text:p text:style-name="P4">
<draw:frame draw:style-name="fr1" draw:name="Image54" text:anchor-type="as-char" svg:width="6.9236in" svg:height="5.805727in" draw:z-index="0">
<draw:image xlink:href="../Images/yкринформ/2023-05-09T-49-07-00-03-00/1683660920-901.jpg" xlink:type="simple" xlink:show="embed" xlink:actuate="onLoad" draw:mime-type="image/jpeg"/>
</draw:frame>
</text:p>
      <text:p text:style-name="P4">
<text:span text:style-name="T4">
Читайте також:</text:span>
 <text:a xlink:type="simple" xlink:href="https://www.ukrinform.ua/rubric-culture/3707037-evrobacenna2023-tvorchi-zapustili-manifest-iz-zaklikom-prodovziti-pidtrimku-ukrainu.html" text:style-name="Internet_20_link" text:visited-style-name="Visited_20_Internet_20_Link">
 <text:span text:style-name="T4">
Євробаче</text:span>
 </text:a>
</text:p>
      <text:p text:style-name="P4">
Варто зазначити, що це унікальне Євробачення, адже проходить у ВеликійБританії, але від імені України.</text:p>
      <text:p text:style-name="P4">
<draw:frame draw:style-name="fr1" draw:name="Image55" text:anchor-type="as-char" svg:width="6.9236in" svg:height="3.878498in" draw:z-index="0">
<draw:image xlink:href="../Images/yкринформ/2023-05-09T-49-07-00-03-00/1683660920-419.jpg" xlink:type="simple" xlink:show="embed" xlink:actuate="onLoad" draw:mime-type="image/jpeg"/>
</draw:frame>
</text:p>
      <text:p text:style-name="P4">
Як повідомляв Укрінформ, <text:a xlink:type="simple" xlink:href="https://www.ukrinform.ua/rubric-culture/3706972-u-liverpuli-startuvav-persij-pivfinal-evrobacenna-2023.html" text:style-name="Internet_20_link" text:visited-style-name="Visited_20_Internet_20_Link">
 </text:a>
 .</text:p>
      <text:p text:style-name="P4">
Шоу відбувається на сцені Liverpool Arena, де сьогодні за вихід у фіналконкурсу змагаються 15 виконавців, повідомляє Укрінформ із посиланням наEurovision Song Contest 2023.</text:p>
      <text:p text:style-name="P4">
Ведучі шоу: українська співачка та авторка пісень Юлія Саніна, британськаактриса та співачка Ханна Веддінгем, британська реперка та танцюристка АлешаДіксон.</text:p>
      <text:p text:style-name="P4">
Сьогодні, у раніше визначеному жеребкуванням порядку, виступають представники15 країн.</text:p>
      <text:p text:style-name="P4">
Порядок виступів:</text:p>
      <ul>
        <li>
Норвегія (Alessandra з піснею Queen of Kings)   * Мальта (The Busker, Dance (Our Own Party)   * Сербія (Luke Black, Samo mi se spava)   * Латвія (Sudden Lights, Aijā)   * Португалія (Mimicat, Ai coração)   * Ірландія (Wild Youth, We Are One)   * Хорватія (Let 3, Mama ŠČ!)   * Швейцарія (Remo Forrer, Watergun)   * Ізраїль (Noa Kirel, Unicorn)   * Молдова (Pasha Parfeni, Soarele și luna)   * Швеція (Loreen, Tattoo)   * Азербайджан (TuralTuranX, Tell Me More)   * Чехія (Vesna, My Sister's Crown)   * Нідерланди (Mia Nicolai &amp; Dion Cooper, Burning Daylight)   * Фінляндія (Käärijä, Cha Cha Cha)</li>
      </ul>
      <text:p text:style-name="P4">
Другий півфінал конкурсу відбудеться 11 травня, у ньому візьмуть участь 16учасників, буде відібрано 10 пісень. Гранд-фінал відбудеться 13 травня.</text:p>
      <text:p text:style-name="P4">
Представники України, гурт TVORCHI з піснею "Heart of Steel", відповідно доправил, одразу потрапляють у фінал шоу.</text:p>
      <text:p text:style-name="P4">
Фото: BBC</text:p>
      <text:p text:style-name="P4">
Source: <text:a xlink:type="simple" xlink:href="https://www.ukrinform.ua/rubric-culture/3707045-frontvumen-ukrainskogo-gurtu-the-hardkiss-ulia-sanina-vidkrila-persij-pivfinal-evrobacenna.html" text:style-name="Internet_20_link" text:visited-style-name="Visited_20_Internet_20_Link">
https://www.ukrinform.ua/rubric-culture/3707045-frontvumen-ukrainskogo-gurtu-the-hardkiss-ulia-sanina-vidkrila-persij-pivfinal-evrobacenna.html</text:a>
</text:p>
      <!--NEWS-->
      <text:h text:style-name="P10" text:outline-level="1">
<text:span text:style-name="T4">
Зеленський: Лише питання часу, коли ми зможемо відновити справедливий мир</text:span>
</text:h>
      <text:p text:style-name="P4">
Authors: Ukrinform (Person)</text:p>
      <text:p text:style-name="P4">
Publisher: Укринформ (Organization)</text:p>
      <text:p text:style-name="P4">
Published Time: 2023-05-09T-51:04:00+03:00</text:p>
      <text:p text:style-name="P4">
Modified Time: 2023-05-09T22:04:00+03:00</text:p>
      <text:p text:style-name="P4">
Description: Лише питання часу, коли українці зможуть відновити справедливий мир для нашої частини Європи, для нашої країни. — Укрінформ.</text:p>
      <text:p text:style-name="P4">
Images: ["<text:a xlink:type="simple" xlink:href="https://static.ukrinform.com/photos/2023_04/thumb_files/630_360_1682451261-591.jpeg" text:style-name="Internet_20_link" text:visited-style-name="Visited_20_Internet_20_Link">
630_360_16824...</text:a>
"]</text:p>
      <text:p text:style-name="P4">
Tags: ['Україна', 'Зеленський', 'Війна з росією']</text:p>
      <text:p text:style-name="P4">
Type: Article</text:p>
      <!--METADATA-->
      <text:p text:style-name="P4">
<draw:frame draw:style-name="fr1" draw:name="Image56" text:anchor-type="as-char" svg:width="6.9236in" svg:height="3.956343in" draw:z-index="0">
<draw:image xlink:href="../Images/yкринформ/2023-05-09T-51-04-00-03-00/630_360_1682451261-591.jpeg" xlink:type="simple" xlink:show="embed" xlink:actuate="onLoad" draw:mime-type="image/jpeg"/>
</draw:frame>
 Лишепитання часу, коли українці зможуть відновити справедливий мир для нашоїчастини Європи, для нашої країни.</text:p>
      <text:p text:style-name="P4">
Про це Володимир Зеленський сказав у <text:a xlink:type="simple" xlink:href="https://www.youtube.com/watch" text:style-name="Internet_20_link" text:visited-style-name="Visited_20_Internet_20_Link">
</text:a>
 , повідомляє Укрінформ.</text:p>
      <text:p text:style-name="P4">
_Відео:<text:a xlink:type="simple" xlink:href="https://www.youtube.com/watch" text:style-name="Internet_20_link" text:visited-style-name="Visited_20_Internet_20_Link">
 </text:a>
 _</text:p>
      <text:p text:style-name="P4">
<text:span text:style-name="T4">
Бажаю здоровʼя, шановні українці!</text:span>
</text:p>
      <text:p text:style-name="P4">
Сьогодні ми всі змогли побачити: коли державі повернуто чесну історію, топослідовність подій набуває особливого сенсу.</text:p>
      <text:p text:style-name="P4">
Учора, 8 травня, Європа та світ згадували про спільну перемогу над агресієюнацизму, про капітуляцію того зла. А сьогодні, 9 травня, ми разом з усієювільною Європою, відзначаючи День Європи, вшановуємо досягнення, якого простоне було б, якби не було перемоги над нацизмом. Не було б у нас такоїобʼєднаної Європи – Європи без агресій і реваншизму, Європи, що поважає різнікультури, яка долає суперечки виключно у правовій площині і яка пишаєтьсярізноманіттям на нашому континенті.</text:p>
      <text:p text:style-name="P4">
Що більше люди знатимуть чесну історію, що більше бачитимуть спільне міжжорстокими агресіями ХХ і ХХІ століть, то більше цінуватимуть цюпослідовність. День памʼяті та перемоги над нацизмом у Другій світовій війні,а одразу за ним – День Європи, Європи як реалізованої мрії про мирнийконтинент. І це лише питання часу, коли ми зможемо відновити сталий ісправедливий мир для нашої частини Європи, для України. Це лише питання часу,коли й теперішній агресор програє, як той агресор, що програв 78 років тому,коли й російський реваншизм буде роздавлений хоробрістю наших воїнів таспільною силою вільного світу.</text:p>
      <text:p text:style-name="P4">
Сьогодні День Європи в Україні ми відзначали разом з Європою.</text:p>
      <text:p text:style-name="P4">
Візит Урсули фон дер Ляєн, пані Президентки Європейської комісії, був ісимволічним саме в цей день, і дуже продуктивним. Ми обговорили й нашу оборону– те, чого маємо досягти, і те, чого очікуємо від партнерів. Обговорилисанкційний тиск на росію, активно готуємо разом із Європою 11-й санкційнийпакет проти росії. Обговорили наші політичні перспективи у європейськійінтеграції. Звичайно, обговорили й експортну суперечку із нашими сусідами вЄС. Маємо подолати її в чіткому дусі наявної між нами договірної бази.</text:p>
      <text:p text:style-name="P4">
Дякую пані Президентці Єврокомісії й за участь у сьогоднішній зустрічі нашихпартнерів, які працюють задля створення трибуналу щодо злочину агресії росіїпроти України. Загалом 37 учасників зустрічі – держави та міжнародніінституції. Звернувся до учасників, закликав рухатися без зупинок на шляху доповної відповідальності агресора.</text:p>
      <text:p text:style-name="P4">
Зустрівся сьогодні й зі спільнотами європейських університетів – Британія,Швеція, Франція, Італія, Іспанія, Угорщина і, звичайно, українські студенти.Поговорили з ними про сміливість, яка завжди буде потрібною Європі, та про те,як ми всі разом можемо наблизити нашу спільну перемогу.</text:p>
      <text:p text:style-name="P4">
Є чергові хороші новини від партнерів. Із того, що можна сказати публічно: єновий оборонний пакет від Сполучених Штатів. Загальний обсяг – 1 млрд 200 млндоларів. Артилерія, захист від ракет і безпілотників терористів, інші речі дляпосилення наших захисників і захисниць. Дякую Президенту Байдену, Конгресу –обом партіям, – та кожній американській родині за незмінну підтримку й заамериканську силу, яка додає нам міцності.</text:p>
      <text:p text:style-name="P4">
Працюємо також і з іншими партнерами над додатковими оборонними пакетами –додаємо нові можливості для наших воїнів.</text:p>
      <text:p text:style-name="P4">
Окрема вдячність парламенту Франції за сьогоднішнє рішення щодо визнаннятерористичною російської псевдоприватної групи «вагнер». Це те, що має бутиухвалено всім світом – кожен прояв тероризму має бути знищений, а кожентерорист – засуджений.</text:p>
      <text:p text:style-name="P4">
І, звичайно, сьогодні, після того, як держава-терорист укотре намагаласяпознущатися з наших людей та вкотре програла нашим захисникам і захисницямнеба, я дякую нашим Повітряним силам та всім нашим воїнам інших родів військ,які здійснюють протиповітряну оборону. Справді молодці!</text:p>
      <text:p text:style-name="P4">
<text:span text:style-name="T4">
Слава всім, хто захищає Україну й українців! Дякую всім, хто допомагає!</text:span>
</text:p>
      <text:p text:style-name="P4">
<text:span text:style-name="T4">
Дякую всім, хто разом із нами повертає Європі мир і справедливість!</text:span>
</text:p>
      <text:p text:style-name="P4">
<text:span text:style-name="T4">
Слава Україні!</text:span>
</text:p>
      <text:p text:style-name="P4">
<text:span text:style-name="T5">
Фото: ОП</text:span>
</text:p>
      <text:p text:style-name="P4">
Source: <text:a xlink:type="simple" xlink:href="https://www.ukrinform.ua/rubric-ato/3707040-zelenskij-lise-pitanna-casu-koli-mi-zmozemo-vidnoviti-spravedlivij-mir.html" text:style-name="Internet_20_link" text:visited-style-name="Visited_20_Internet_20_Link">
https://www.ukrinform.ua/rubric-ato/3707040-zelenskij-lise-pitanna-casu-koli-mi-zmozemo-vidnoviti-spravedlivij-mir.html</text:a>
</text:p>
      <!--NEWS-->
      <text:h text:style-name="P10" text:outline-level="1">
<text:span text:style-name="T4">
У Ліверпулі стартував перший півфінал Євробачення 2023</text:span>
</text:h>
      <text:p text:style-name="P4">
Authors: Ukrinform (Person)</text:p>
      <text:p text:style-name="P4">
Publisher: Укринформ (Organization)</text:p>
      <text:p text:style-name="P4">
Published Time: 2023-05-09T-53:00:00+03:00</text:p>
      <text:p text:style-name="P4">
Modified Time: 2023-05-09T22:00:00+03:00</text:p>
      <text:p text:style-name="P4">
Description: У британському Ліверпулі щойно стартував перший півфінал 67-го міжнародного пісенного конкурсу Євробачення 2023. — Укрінформ.</text:p>
      <text:p text:style-name="P4">
Images: ["<text:a xlink:type="simple" xlink:href="https://static.ukrinform.com/photos/2023_02/thumb_files/630_360_1675352996-430.png" text:style-name="Internet_20_link" text:visited-style-name="Visited_20_Internet_20_Link">
630_360_16753...</text:a>
"]</text:p>
      <text:p text:style-name="P4">
Tags: ['Євробачення', 'Конкурс', 'Ліверпуль']</text:p>
      <text:p text:style-name="P4">
Type: Article</text:p>
      <!--METADATA-->
      <text:p text:style-name="P4">
<draw:frame draw:style-name="fr1" draw:name="Image57" text:anchor-type="as-char" svg:width="6.9236in" svg:height="3.956343in" draw:z-index="0">
<draw:image xlink:href="../Images/yкринформ/2023-05-09T-53-00-00-03-00/630_360_1675352996-430.png" xlink:type="simple" xlink:show="embed" xlink:actuate="onLoad" draw:mime-type="image/png"/>
</draw:frame>
 Убританському Ліверпулі щойно стартував перший півфінал 67-го міжнародногопісенного конкурсу Євробачення 2023.</text:p>
      <text:p text:style-name="P4">
Шоу відбувається на сцені Liverpool Arena, де сьогодні за вихід у фіналконкурсу змагатимуться 15 виконавців, повідомляє Укрінформ із посиланням на <text:a xlink:type="simple" xlink:href="https://eurovisionworld.com/" text:style-name="Internet_20_link" text:visited-style-name="Visited_20_Internet_20_Link">
</text:a>
</text:p>
      <text:p text:style-name="P4">
Ведучі шоу: українська співачка та авторка пісень Юлія Саніна, британськаактриса та співачка Ханна Веддінгем, британська реперка та танцюристка АлешаДіксон.</text:p>
      <text:p text:style-name="P4">
Сьогодні, у раніше визначеному жеребкуванням порядку, виступають представники15 країн.</text:p>
      <text:p text:style-name="P4">
Порядок виступів:</text:p>
      <ul>
        <li>
Норвегія (Alessandra з піснею Queen of Kings)   * Мальта (The Busker, Dance (Our Own Party)   * Сербія (Luke Black, Samo mi se spava)   * Латвія (Sudden Lights, Aijā)   * Португалія (Mimicat, Ai coração)   * Ірландія (Wild Youth, We Are One)   * Хорватія (Let 3, Mama ŠČ!)   * Швейцарія (Remo Forrer, Watergun)   * Ізраїль (Noa Kirel, Unicorn)   * Молдова (Pasha Parfeni, Soarele și luna)   * Швеція (Loreen, Tattoo)   * Азербайджан (TuralTuranX, Tell Me More)   * Чехія (Vesna, My Sister's Crown)   * Нідерланди (Mia Nicolai &amp; Dion Cooper, Burning Daylight)   * Фінляндія (Käärijä, Cha Cha Cha)</li>
      </ul>
      <text:p text:style-name="P4">
<text:span text:style-name="T4">
Читайте також:</text:span>
 <text:a xlink:type="simple" xlink:href="https://www.ukrinform.ua/rubric-culture/3706285-evrobacenna2023-i-navkolo-nogo-abo-ukrainskij-duh-u-britanskomu-liverpuli.html" text:style-name="Internet_20_link" text:visited-style-name="Visited_20_Internet_20_Link">
 <text:span text:style-name="T4">
Євробачення</text:span>
 </text:a>
</text:p>
      <text:p text:style-name="P4">
Другий півфінал конкурсу відбудеться 11 травня, у ньому візьмуть участь 16учасників, буде відібрано 10 пісень. Гранд-фінал відбудеться 13 травня.</text:p>
      <text:p text:style-name="P4">
Представники України, гурт TVORCHI з піснею "Heart of Steel", відповідно доправил, одразу потрапляють у фінал шоу.</text:p>
      <text:p text:style-name="P4">
Як повідомляв Укрінформ, тисячі глядачів <text:a xlink:type="simple" xlink:href="https://www.ukrinform.ua/amp/rubric-culture/3706689-gladaci-mistecka-evrobacenna-skanduvali-slava-ukraini.html" text:style-name="Internet_20_link" text:visited-style-name="Visited_20_Internet_20_Link">
</text:a>
 в містечку “Євробачення” наісторичному березі річки в Ліверпулі під час виступу гурту Go_A.</text:p>
      <text:p text:style-name="P4">
Source: <text:a xlink:type="simple" xlink:href="https://www.ukrinform.ua/rubric-culture/3706972-u-liverpuli-startuvav-persij-pivfinal-evrobacenna-2023.html" text:style-name="Internet_20_link" text:visited-style-name="Visited_20_Internet_20_Link">
https://www.ukrinform.ua/rubric-culture/3706972-u-liverpuli-startuvav-persij-pivfinal-evrobacenna-2023.html</text:a>
</text:p>
      <!--NEWS-->
      <text:h text:style-name="P10" text:outline-level="1">
<text:span text:style-name="T4">
Зеленський виступив перед студентами Альянсу європейських університетів EUniWell</text:span>
</text:h>
      <text:p text:style-name="P4">
Authors: Ukrinform (Person)</text:p>
      <text:p text:style-name="P4">
Publisher: Укринформ (Organization)</text:p>
      <text:p text:style-name="P4">
Published Time: 2023-05-09T-56:55:00+03:00</text:p>
      <text:p text:style-name="P4">
Modified Time: 2023-05-09T21:55:00+03:00</text:p>
      <text:p text:style-name="P4">
Description: Президент України Володимир Зеленський виступив перед студентами Альянсу європейських університетів EUniWell, де закликав їх не втрачати сміливості для спроможності захистити себе і свою країну. — Укрінформ.</text:p>
      <text:p text:style-name="P4">
Images: ["<text:a xlink:type="simple" xlink:href="https://static.ukrinform.com/photos/2023_05/thumb_files/630_360_1683658411-868.jpeg" text:style-name="Internet_20_link" text:visited-style-name="Visited_20_Internet_20_Link">
630_360_16836...</text:a>
", "<text:a xlink:type="simple" xlink:href="https://static.ukrinform.com/photos/2023_05/1683658444-176.jpeg" text:style-name="Internet_20_link" text:visited-style-name="Visited_20_Internet_20_Link">
1683658444-17...</text:a>
", "<text:a xlink:type="simple" xlink:href="https://static.ukrinform.com/photos/2023_05/1683658465-744.jpeg" text:style-name="Internet_20_link" text:visited-style-name="Visited_20_Internet_20_Link">
1683658465-74...</text:a>
"]</text:p>
      <text:p text:style-name="P4">
Tags: ['Зеленський', 'Іноземні студенти', 'Війна з росією']</text:p>
      <text:p text:style-name="P4">
Type: Article</text:p>
      <!--METADATA-->
      <text:p text:style-name="P4">
<draw:frame draw:style-name="fr1" draw:name="Image58" text:anchor-type="as-char" svg:width="6.9236in" svg:height="3.956343in" draw:z-index="0">
<draw:image xlink:href="../Images/yкринформ/2023-05-09T-56-55-00-03-00/630_360_1683658411-868.jpeg" xlink:type="simple" xlink:show="embed" xlink:actuate="onLoad" draw:mime-type="image/jpeg"/>
</draw:frame>
Президент України Володимир Зеленський виступив перед студентами Альянсуєвропейських університетів EUniWell, де закликав їх не втрачати сміливості дляспроможності захистити себе і свою країну.</text:p>
      <text:p text:style-name="P4">
Про це йдеться на <text:a xlink:type="simple" xlink:href="https://www.president.gov.ua/news/zahist-i-svoboda-ce-pryamij-rezultat-smilivosti-volodimir-ze-82793" text:style-name="Internet_20_link" text:visited-style-name="Visited_20_Internet_20_Link">
 </text:a>
 , передає Укрінформ.</text:p>
      <text:p text:style-name="P4">
"Ви не повинні втрачати сміливості! Ніхто не знає того свого часу, коли,можливо, доведеться стати на захист свободи. Ніхто не знає достеменно, якізагрози свободі можуть виникнути через рік, через пʼять років. Якщо доведетьсязахищати свободу, будь ласка, будьте сміливими! Будь ласка, не здавайте своїхцінностей тим, хто прагне їх знищити. Боріться, щоб простір свободи нічого невтрачав. Якби так не робили до нас, сьогодні нас тут не було б. Якщо так небудемо робити ми, то хіба свобода збережеться після нас?", – сказавЗеленський.</text:p>
      <text:p text:style-name="P4">
<draw:frame draw:style-name="fr1" draw:name="Image59" text:anchor-type="as-char" svg:width="6.9236in" svg:height="4.613521in" draw:z-index="0">
<draw:image xlink:href="../Images/yкринформ/2023-05-09T-56-55-00-03-00/1683658444-176.jpeg" xlink:type="simple" xlink:show="embed" xlink:actuate="onLoad" draw:mime-type="image/jpeg"/>
</draw:frame>
</text:p>
      <text:p text:style-name="P4">
Він наголосив, що сьогодні не варто піддаватися ілюзії, що битву за свободувже завершено й що сміливість більше ніколи не знадобиться.</text:p>
      <text:p text:style-name="P4">
<text:span text:style-name="T4">
Читайте також:</text:span>
 <text:a xlink:type="simple" xlink:href="https://www.ukrinform.ua/rubric-polytics/3706961-zelenskij-zvernuvsa-do-ucasnikiv-samitu-koalicii-zi-stvorenna-spectribunalu-dla-rosii.html" text:style-name="Internet_20_link" text:visited-style-name="Visited_20_Internet_20_Link">
 <text:span text:style-name="T4">
Зеленський</text:span>
 </text:a>
</text:p>
      <text:p text:style-name="P4">
"Ця жорстока терористична війна, яку веде росія проти України, – нагадуваннякожній нашій країні, кожному й кожній із вас особисто, що сміливість може бутипотрібна вам сьогодні так само як і в будь-який інший час сміливість булапотрібна для захисту свободи й наших європейських цінностей", – підкресливглава держави.</text:p>
      <text:p text:style-name="P4">
Він зауважив, що зараз Європа є сміливою в ухваленні рішень, захисті свободи,тиску на агресора. На його думку, це сталося завдяки сміливості лідерів ізвичайних людей, за якими йдуть лідери. Зеленський зазначив, що саме факторсміливості зумовить перемогу України та її союзників.</text:p>
      <text:p text:style-name="P4">
"Наша перемога зараз, коли російська агресія торкнулася лише України, зробитьте, чого не вдалося зробити у вирішальне десятиліття перед Другою світовоювійною. Ми знищимо тотальне зло при його корінні, коли воно ще не встиглоохопити агресією інші народи Європи», – сказав Зеленський.</text:p>
      <text:p text:style-name="P4">
<text:span text:style-name="T4">
Читайте також:</text:span>
 <text:a xlink:type="simple" xlink:href="https://www.ukrinform.ua/rubric-other_news/3706942-zelenskij-ocoliv-samit-osnovnoi-grupi-zi-stvorenna-spectribunalu-z-37-ucasnikami.html" text:style-name="Internet_20_link" text:visited-style-name="Visited_20_Internet_20_Link">
 <text:span text:style-name="T4">
Зеленський</text:span>
 </text:a>
</text:p>
      <text:p text:style-name="P4">
Водночас глава держави побажав кожному студенту й студентці знайти ту сферу, уякій їхня сміливість зможе дати більше свободи й можливостей усій Європі.</text:p>
      <text:p text:style-name="P4">
<draw:frame draw:style-name="fr1" draw:name="Image60" text:anchor-type="as-char" svg:width="6.9236in" svg:height="4.604691in" draw:z-index="0">
<draw:image xlink:href="../Images/yкринформ/2023-05-09T-56-55-00-03-00/1683658465-744.jpeg" xlink:type="simple" xlink:show="embed" xlink:actuate="onLoad" draw:mime-type="image/jpeg"/>
</draw:frame>
</text:p>
      <text:p text:style-name="P4">
"Я щиро бажаю вашому поколінню передати вашим дітям ще вільнішу, ще більшоб’єднану та ще більш захищену Європу, ніж ми можемо забезпечити зараз іобов’язково забезпечимо", – зазначив глава держави.</text:p>
      <text:p text:style-name="P4">
Захід Europe Unity For Well-Being ініційований Київським національнимуніверситетом імені Тараса Шевченка в межах Альянсу європейських університетівEUniWell.</text:p>
      <text:p text:style-name="P4">
Як раніше повідомляв Укрінформ, Президент України Володимир Зеленськийзвернувся до учасників саміту коаліції зі створення спецтрибуналу для росії,де наголосив, що справедливе правосуддя над росією як країною-агресором маєдовести міжнародну єдність, як це було у Нюрнберзі, і для цього має бутистворений спецтрибунал.</text:p>
      <text:p text:style-name="P4">
Фото, відео: ОП</text:p>
      <text:p text:style-name="P4">
Source: <text:a xlink:type="simple" xlink:href="https://www.ukrinform.ua/rubric-society/3707039-zelenskij-vistupiv-pered-studentami-alansu-evropejskih-universitetiv-euniwell.html" text:style-name="Internet_20_link" text:visited-style-name="Visited_20_Internet_20_Link">
https://www.ukrinform.ua/rubric-society/3707039-zelenskij-vistupiv-pered-studentami-alansu-evropejskih-universitetiv-euniwell.html</text:a>
</text:p>
      <!--NEWS-->
      <text:h text:style-name="P10" text:outline-level="1">
<text:span text:style-name="T4">
Євробачення-2023: TVORCHI запустили маніфест із закликом продовжити підтримку Україну</text:span>
</text:h>
      <text:p text:style-name="P4">
Authors: Ukrinform (Person)</text:p>
      <text:p text:style-name="P4">
Publisher: Укринформ (Organization)</text:p>
      <text:p text:style-name="P4">
Published Time: 2023-05-09T-58:47:00+03:00</text:p>
      <text:p text:style-name="P4">
Modified Time: 2023-05-09T21:47:00+03:00</text:p>
      <text:p text:style-name="P4">
Description: Гурт TVORCHI в інтерактивному просторі Ukraine.ua презентували відео "OpenYourHeartForUkraine" із закликом продовжити підтримку України. — Укрінформ.</text:p>
      <text:p text:style-name="P4">
Images: ["<text:a xlink:type="simple" xlink:href="https://static.ukrinform.com/photos/2023_05/thumb_files/630_360_1683552802-292.jpeg" text:style-name="Internet_20_link" text:visited-style-name="Visited_20_Internet_20_Link">
630_360_16835...</text:a>
"]</text:p>
      <text:p text:style-name="P4">
Tags: ['Євробачення', 'Україна', 'Відеоролик', 'Tvorchi']</text:p>
      <text:p text:style-name="P4">
Type: Article</text:p>
      <!--METADATA-->
      <text:p text:style-name="P4">
<draw:frame draw:style-name="fr1" draw:name="Image61" text:anchor-type="as-char" svg:width="6.9236in" svg:height="3.956343in" draw:z-index="0">
<draw:image xlink:href="../Images/yкринформ/2023-05-09T-58-47-00-03-00/630_360_1683552802-292.jpeg" xlink:type="simple" xlink:show="embed" xlink:actuate="onLoad" draw:mime-type="image/jpeg"/>
</draw:frame>
 ГуртTVORCHI в інтерактивному просторі Ukraine.ua презентували відео"OpenYourHeartForUkraine" із закликом продовжити підтримку України.</text:p>
      <text:p text:style-name="P4">
Про це повідомляє пресслужба Міністерства культури та інформаційної політики вТелеграмі, передає Укрінформ.</text:p>
      <text:p text:style-name="P4">
"Маніфест-відео закликає усіх відкрити своє серце для України та продовжуватипідтримувати її. Наші серця можуть відчувати абсолютно різні емоції — любов,біль, гнів, щастя. Якими б не були слова, саме серце це все відчуває. Увесьцей спектр — у ньому", - йдеться в дописі.</text:p>
      <text:p text:style-name="P4">
_Відео:<text:a xlink:type="simple" xlink:href="https://www.instagram.com/reel/CsA1V31tRwn/" text:style-name="Internet_20_link" text:visited-style-name="Visited_20_Internet_20_Link">
</text:a>
 _</text:p>
      <text:p text:style-name="P4">
Презентація відео відбулася в інтерактивному просторі Ukraine.ua, якийрозповідає про Україну гостям Євробачення-2023, що проходить у британськомуЛіверпулі. Відео озвучив вокаліст гурту TVORCHI Джеффрі Кенні.</text:p>
      <text:p text:style-name="P4">
Простір представлений фотозоною та інтерактивною інсталяцією, які покликаніпоказати справжню Україну, де мирне життя живе поруч з реаліями воєнного часу.Вони першими зустрічають гостей <text:a xlink:type="simple" xlink:href="https://www.ukrinform.ua/tag-evrobacenna" text:style-name="Internet_20_link" text:visited-style-name="Visited_20_Internet_20_Link">
 </text:a>
на алеї Discover Ukraine, що працює в рамках Eurovision Village, та нагадують,чому країна-переможниця не може приймати конкурс цьогоріч — повномасштабнавійна РФ проти України триває.</text:p>
      <text:p text:style-name="P4">
<text:span text:style-name="T4">
Читайте також:</text:span>
 <text:a xlink:type="simple" xlink:href="https://www.ukrinform.ua/rubric-culture/3706379-tvorchi-pidtrimali-zbir-10-miljoniv-na-poratunok-peredcasno-narodzenih-ditej.html" text:style-name="Internet_20_link" text:visited-style-name="Visited_20_Internet_20_Link">
 <text:span text:style-name="T4">
TVORCHI</text:span>
 </text:a>
</text:p>
      <text:p text:style-name="P4">
Відео створено Ukraine.ua спільно з креативною агенцією Bickerstaff.734.</text:p>
      <text:p text:style-name="P4">
Як повідомляв Укрінформ, гурт TVORCHI, що цьогоріч представляє Україну наЄвробаченні, на церемонії відкриття конкурсу підтримав збір ₴ 10 мільйонів напорятунок передчасно народжених українських дітей.</text:p>
      <text:p text:style-name="P4">
Source: <text:a xlink:type="simple" xlink:href="https://www.ukrinform.ua/rubric-culture/3707037-evrobacenna2023-tvorchi-zapustili-manifest-iz-zaklikom-prodovziti-pidtrimku-ukrainu.html" text:style-name="Internet_20_link" text:visited-style-name="Visited_20_Internet_20_Link">
https://www.ukrinform.ua/rubric-culture/3707037-evrobacenna2023-tvorchi-zapustili-manifest-iz-zaklikom-prodovziti-pidtrimku-ukrainu.html</text:a>
</text:p>
      <!--NEWS-->
      <text:h text:style-name="P10" text:outline-level="1">
<text:span text:style-name="T4">
Блінкен про зернову угоду: Годі світові переконувати рф, аби вона не перетворювала їжу на зброю</text:span>
</text:h>
      <text:p text:style-name="P4">
Authors: Ukrinform (Person)</text:p>
      <text:p text:style-name="P4">
Publisher: Укринформ (Organization)</text:p>
      <text:p text:style-name="P4">
Published Time: 2023-05-09T-60:40:00+03:00</text:p>
      <text:p text:style-name="P4">
Modified Time: 2023-05-09T21:40:00+03:00</text:p>
      <text:p text:style-name="P4">
Description: Державний секретар США Ентоні Блінкен закликав до зміцнення міжнародних зусиль щодо продовження й розширення Чорноморської зернової угоди та позбавлення росії можливості регулярно використовувати голод як зброю у війні проти України. — Укрінформ.</text:p>
      <text:p text:style-name="P4">
Images: ["<text:a xlink:type="simple" xlink:href="https://static.ukrinform.com/photos/2023_01/thumb_files/630_360_1674007118-313.jpg" text:style-name="Internet_20_link" text:visited-style-name="Visited_20_Internet_20_Link">
630_360_16740...</text:a>
"]</text:p>
      <text:p text:style-name="P4">
Tags: ['МЗС', 'США', 'Зерно', 'Блінкен']</text:p>
      <text:p text:style-name="P4">
Type: Article</text:p>
      <!--METADATA-->
      <text:p text:style-name="P4">
<draw:frame draw:style-name="fr1" draw:name="Image62" text:anchor-type="as-char" svg:width="6.9236in" svg:height="3.956343in" draw:z-index="0">
<draw:image xlink:href="../Images/yкринформ/2023-05-09T-60-40-00-03-00/630_360_1674007118-313.jpg" xlink:type="simple" xlink:show="embed" xlink:actuate="onLoad" draw:mime-type="image/jpeg"/>
</draw:frame>
 Державнийсекретар США Ентоні Блінкен закликав до зміцнення міжнародних зусиль щодопродовження й розширення Чорноморської зернової угоди та позбавлення росіїможливості регулярно використовувати голод як зброю у війні проти України.</text:p>
      <text:p text:style-name="P4">
Про це він заявив у вівторок під час спільної пресконференції в Вашингтоні зглавою МЗС Британії, передає власний кореспондент Укрінформу.</text:p>
      <text:p text:style-name="P4">
«Хоча ми вдячні за невтомні зусилля генерального секретаря (ООН – ред.)Гутерреша та наших колег у Туреччині, які працюють над розв’язанням проблеми,світ не має кожні кілька тижнів нагадувати москві, щоби вона припинилавикористовувати голод як зброю у війні проти України», - наголосив державнийсекретар США.</text:p>
      <text:p text:style-name="P4">
<text:span text:style-name="T4">
Читайте також:</text:span>
 <text:a xlink:type="simple" xlink:href="https://www.ukrinform.ua/rubric-world/3706999-ssa-zaklikaut-vooz-zaprositi-tajvan-na-travnevu-zustric-blinken.html" text:style-name="Internet_20_link" text:visited-style-name="Visited_20_Internet_20_Link">
 <text:span text:style-name="T4">
Блінкен</text:span>
 </text:a>
</text:p>
      <text:p text:style-name="P4">
Він пояснив, що останнім часом росія знову вдалася до блокування суден, якіпрямують до українських портів, щоби завантажитися зерном. Блінкен назвав цідії російської сторони «цинічними», спрямованими на зменшення обсягів поставокпродовольства у країни Африки, Близького Сходу та інші країни, які потребуютьпродовольства.</text:p>
      <text:p text:style-name="P4">
Держсекретар США також повідомив, що обговорив можливості для продовження тарозширення Чорноморської зернової ініціативи з главою британської дипломатіїДжеймсом Клеверлі.</text:p>
      <text:p text:style-name="P4">
<text:span text:style-name="T4">
Читайте також:</text:span>
 <text:a xlink:type="simple" xlink:href="https://www.ukrinform.ua/rubric-world/3707032-akso-rosiu-ne-zupiniti-zaraz-svit-zaplatit-dorozcu-cinu-glava-mzs-britanii.html" text:style-name="Internet_20_link" text:visited-style-name="Visited_20_Internet_20_Link">
 </text:a>
</text:p>
      <text:p text:style-name="P4">
Як повідомляв Укрінформ, міністр закордонних справ Британії перебуває звізитом у США, де заплановані його зустрічі з держсекретарем та провіднимидіячами Конгресу. Одна з головних тем обговорень – довготермінові зобов’язанняСША й Великої Британії щодо підтримки України.</text:p>
      <text:p text:style-name="P4">
Source: <text:a xlink:type="simple" xlink:href="https://www.ukrinform.ua/rubric-economy/3707035-blinken-pro-zernovu-ugodu-godi-svitovi-perekonuvati-rf-abi-vona-ne-peretvoruvala-izu-na-zbrou.html" text:style-name="Internet_20_link" text:visited-style-name="Visited_20_Internet_20_Link">
https://www.ukrinform.ua/rubric-economy/3707035-blinken-pro-zernovu-ugodu-godi-svitovi-perekonuvati-rf-abi-vona-ne-peretvoruvala-izu-na-zbrou.html</text:a>
</text:p>
      <!--NEWS-->
      <text:h text:style-name="P10" text:outline-level="1">
<text:span text:style-name="T4">
У Швайнштайгера та Іванович народилася третя дитина</text:span>
</text:h>
      <text:p text:style-name="P4">
Authors: Ukrinform (Person)</text:p>
      <text:p text:style-name="P4">
Publisher: Укринформ (Organization)</text:p>
      <text:p text:style-name="P4">
Published Time: 2023-05-09T-62:37:20+03:00</text:p>
      <text:p text:style-name="P4">
Modified Time: 2023-05-09T21:37:20+03:00</text:p>
      <text:p text:style-name="P4">
Description: Переможниця «Ролан Гаррос»-2008 Ана Іванович і чемпіон світу з футболу Бастіан Швайштайгер втретє стали батьками. — Укрінформ.</text:p>
      <text:p text:style-name="P4">
Images: ["<text:a xlink:type="simple" xlink:href="https://static.ukrinform.com/photos/2023_05/thumb_files/630_360_1683657310-976.jpg" text:style-name="Internet_20_link" text:visited-style-name="Visited_20_Internet_20_Link">
630_360_16836...</text:a>
"]</text:p>
      <text:p text:style-name="P4">
Tags: ['Футбол', 'Теніс']</text:p>
      <text:p text:style-name="P4">
Type: Article</text:p>
      <!--METADATA-->
      <text:p text:style-name="P4">
<draw:frame draw:style-name="fr1" draw:name="Image63" text:anchor-type="as-char" svg:width="6.9236in" svg:height="3.956343in" draw:z-index="0">
<draw:image xlink:href="../Images/yкринформ/2023-05-09T-62-37-20-03-00/630_360_1683657310-976.jpg" xlink:type="simple" xlink:show="embed" xlink:actuate="onLoad" draw:mime-type="image/jpeg"/>
</draw:frame>
Переможниця «Ролан Гаррос»-2008 Ана Іванович і чемпіон світу з футболу БастіанШвайштайгер втретє стали батьками.</text:p>
      <text:p text:style-name="P4">
Про це <text:a xlink:type="simple" xlink:href="https://twitter.com/anaivanovic/status/1655861671229902848" text:style-name="Internet_20_link" text:visited-style-name="Visited_20_Internet_20_Link">
 </text:a>
 матидитини у своєму твіттері, передає Укрінформ.</text:p>
      <text:p text:style-name="P4">
«Привіт, світе! Наші серця сповнені любові», - написала Іванович.</text:p>
      <text:p text:style-name="P4">
При цьому Ана не розповіла про стать дитини. За інформацією сербських ЗМІ, упари народився третій син. Іванович та Швайнштайгер виховують двох хлопчиків -5-річного Люку та 3-річного Леона.</text:p>
      <text:p text:style-name="P4">
<text:span text:style-name="T4">
Читайте також:</text:span>
 <text:a xlink:type="simple" xlink:href="https://www.ukrinform.ua/rubric-sports/3706520-real-i-mancester-siti-vidkrivaut-12-finalu-ligi-cempioniv-uefa.html" text:style-name="Internet_20_link" text:visited-style-name="Visited_20_Internet_20_Link">
 <text:span text:style-name="T4">
Манчестер</text:span>
 </text:a>
</text:p>
      <text:p text:style-name="P4">
Як повідомляв Укрінформ, у Лізі чемпіонів УЄФА сьогодні, 9 травня, відбудетьсяперший матч 1/2 фіналу Ліги чемпіонів УЄФА сезону-2022/23, на стадіоні«Сантьяго Бернабеу» у Мадриді о 22.00 чинний володар титулу іспанський «Реал»зійдеться з футболістами англійського «Манчестер Сіті».</text:p>
      <text:p text:style-name="P4">
Фото: Getty Images</text:p>
      <text:p text:style-name="P4">
Source: <text:a xlink:type="simple" xlink:href="https://www.ukrinform.ua/rubric-sports/3707034-u-svajnstajgera-ta-ivanovic-narodilasa-treta-ditina.html" text:style-name="Internet_20_link" text:visited-style-name="Visited_20_Internet_20_Link">
https://www.ukrinform.ua/rubric-sports/3707034-u-svajnstajgera-ta-ivanovic-narodilasa-treta-ditina.html</text:a>
</text:p>
      <!--NEWS-->
      <text:h text:style-name="P10" text:outline-level="1">
<text:span text:style-name="T4">
Якщо росію не зупинити зараз, світ заплатить дорожчу ціну - глава МЗС Британії</text:span>
</text:h>
      <text:p text:style-name="P4">
Authors: Ukrinform (Person)</text:p>
      <text:p text:style-name="P4">
Publisher: Укринформ (Organization)</text:p>
      <text:p text:style-name="P4">
Published Time: 2023-05-09T-64:29:00+03:00</text:p>
      <text:p text:style-name="P4">
Modified Time: 2023-05-09T21:29:00+03:00</text:p>
      <text:p text:style-name="P4">
Description: Міжнародна спільнота має докласти спільних зусиль, аби підтримати Україну та зупинити російську агресію зараз, інакше ціна для цивілізованого світу потім буде набагато вищою, а наслідки – болючішими. — Укрінформ.</text:p>
      <text:p text:style-name="P4">
Images: ["<text:a xlink:type="simple" xlink:href="https://static.ukrinform.com/photos/2023_01/thumb_files/630_360_1673994222-668.jpg" text:style-name="Internet_20_link" text:visited-style-name="Visited_20_Internet_20_Link">
630_360_16739...</text:a>
"]</text:p>
      <text:p text:style-name="P4">
Tags: ['Британія', 'США', 'Війна з росією', 'Клеверлі']</text:p>
      <text:p text:style-name="P4">
Type: Article</text:p>
      <!--METADATA-->
      <text:p text:style-name="P4">
<draw:frame draw:style-name="fr1" draw:name="Image64" text:anchor-type="as-char" svg:width="6.9236in" svg:height="3.956343in" draw:z-index="0">
<draw:image xlink:href="../Images/yкринформ/2023-05-09T-64-29-00-03-00/630_360_1673994222-668.jpg" xlink:type="simple" xlink:show="embed" xlink:actuate="onLoad" draw:mime-type="image/jpeg"/>
</draw:frame>
Міжнародна спільнота має докласти спільних зусиль, аби підтримати Україну тазупинити російську агресію зараз, інакше ціна для цивілізованого світу потімбуде набагато вищою, а наслідки – болючішими.</text:p>
      <text:p text:style-name="P4">
Про це у Вашингтоні під час спільної пресконференції з держсекретарем СШАЕнтоні Блінкеном заявив глава МЗС Британії Джеймс Клеверлі, передає власнийкореспондент Укрінформу.</text:p>
      <text:p text:style-name="P4">
«Ми повинні визнати, якщо ми не відновимо принципи Статуту ООН –фундаментальної основи миру в епоху після Другої світової війни – щоби більшікраїни не могли безкарно вторгатися до своїх сусідів, то світ станенебезпечнішим, дорожчим, складнішим», - сказав глава британської дипломатії.</text:p>
      <text:p text:style-name="P4">
За його словами, війна росії зачіпає не лише Україну, хоча, звісно, українцідуже постраждали. У цьому зв’язку він нагадав, що розв’язана кремлем війнавпливає на глобальну <text:a xlink:type="simple" xlink:href="https://www.ukrinform.ua/tag-ekonomika" text:style-name="Internet_20_link" text:visited-style-name="Visited_20_Internet_20_Link">
 </text:a>
 , і цевідчули люди і в США, і в Британії. Це не побічний продукт вторгнення рф вУкраїну, це - частина конфлікту, оскільки росія прагне створювати економічніпроблеми у сфері поставок вуглеводнів, припинення постачання зерна тощо.</text:p>
      <text:p text:style-name="P4">
<text:span text:style-name="T4">
Читайте також:</text:span>
 <text:a xlink:type="simple" xlink:href="https://www.ukrinform.ua/rubric-polytics/3691599-kuleba-i-glava-mzs-britanii-obgovorili-posilenna-kontrnastupalnih-mozlivostej-ukraini.html" text:style-name="Internet_20_link" text:visited-style-name="Visited_20_Internet_20_Link">
 </text:a>
</text:p>
      <text:p text:style-name="P4">
«Це стосується нас, і це в наших інтересах, як і в інтересах України, щоб мизберігали рішучу підтримку», - наголосив Клеверлі. Інакше, за його словами,буде болісніше і доведеться дорожче платити, якщо цього не зробити зараз.</text:p>
      <text:p text:style-name="P4">
«Я думаю, що ми маємо надіслати меседж про те, що коли ми беремо на себезобов’язання, ми їх дотримуємося» - переконаний глава МЗС Британії.</text:p>
      <text:p text:style-name="P4">
Як повідомляв Укрінформ, міністр закордонних справ Великої Британії в вівторокнаголосив на необхідності <text:a xlink:type="simple" xlink:href="https://www.ukrinform.ua/rubric-ato/3706971-ukraina-mae-peremogti-u-vijni-svidko-kleverli-zaklikav-zbilsiti-dopomogu.html" text:style-name="Internet_20_link" text:visited-style-name="Visited_20_Internet_20_Link">
 </text:a>
 України.</text:p>
      <text:p text:style-name="P4">
Source: <text:a xlink:type="simple" xlink:href="https://www.ukrinform.ua/rubric-world/3707032-akso-rosiu-ne-zupiniti-zaraz-svit-zaplatit-dorozcu-cinu-glava-mzs-britanii.html" text:style-name="Internet_20_link" text:visited-style-name="Visited_20_Internet_20_Link">
https://www.ukrinform.ua/rubric-world/3707032-akso-rosiu-ne-zupiniti-zaraz-svit-zaplatit-dorozcu-cinu-glava-mzs-britanii.html</text:a>
</text:p>
      <!--NEWS-->
      <text:h text:style-name="P10" text:outline-level="1">
<text:span text:style-name="T4">
У Нідерландах до Дня Європи відбувся захід на підтримку митців</text:span>
</text:h>
      <text:p text:style-name="P4">
Authors: Ukrinform (Person)</text:p>
      <text:p text:style-name="P4">
Publisher: Укринформ (Organization)</text:p>
      <text:p text:style-name="P4">
Published Time: 2023-05-09T-66:17:00+03:00</text:p>
      <text:p text:style-name="P4">
Modified Time: 2023-05-09T21:17:00+03:00</text:p>
      <text:p text:style-name="P4">
Description: У нідерландському Роттердамі у День Європи відбувся захід, спрямований на підтримки митців. — Укрінформ.</text:p>
      <text:p text:style-name="P4">
Images: ["<text:a xlink:type="simple" xlink:href="https://static.ukrinform.com/photos/2023_05/thumb_files/630_360_1683657085-542.jpeg" text:style-name="Internet_20_link" text:visited-style-name="Visited_20_Internet_20_Link">
630_360_16836...</text:a>
", "<text:a xlink:type="simple" xlink:href="https://static.ukrinform.com/photos/2023_05/1683657175-577.jpeg" text:style-name="Internet_20_link" text:visited-style-name="Visited_20_Internet_20_Link">
1683657175-57...</text:a>
", "<text:a xlink:type="simple" xlink:href="https://static.ukrinform.com/photos/2023_05/1683657174-443.jpeg" text:style-name="Internet_20_link" text:visited-style-name="Visited_20_Internet_20_Link">
1683657174-44...</text:a>
"]</text:p>
      <text:p text:style-name="P4">
Tags: ['Нідерланди', 'День Європи ', 'Мистецтво']</text:p>
      <text:p text:style-name="P4">
Type: Article</text:p>
      <!--METADATA-->
      <text:p text:style-name="P4">
<draw:frame draw:style-name="fr1" draw:name="Image65" text:anchor-type="as-char" svg:width="6.9236in" svg:height="3.951434in" draw:z-index="0">
<draw:image xlink:href="../Images/yкринформ/2023-05-09T-66-17-00-03-00/630_360_1683657085-542.jpeg" xlink:type="simple" xlink:show="embed" xlink:actuate="onLoad" draw:mime-type="image/jpeg"/>
</draw:frame>
 Унідерландському Роттердамі у День Європи відбувся захід, спрямований напідтримки митців.</text:p>
      <text:p text:style-name="P4">
Як повідомляє кореспондент Укрінформу в Гаазі, зокрема, йшлося про стратегіїта підходи до роботи, підтримку молодих митців, створення справедливогосередовища з точки зору фінансування, винагороди, авторського права дляпрацівників культури в Європі.</text:p>
      <text:p text:style-name="P4">
“На цьогорічний день Європи в Роттердамі проходить дуже важливий захід дляпідтримки митців та чесної оплати їх праці. Він організований різнимиєвропейськими організаціями, такими як EUNIC, EU National Institute forCulture, European Cultural Foundation та багатьма іншими”, - розповіла вкоментарі кореспонденту Укрінформу співзасновниця Фундації Ватага, яка єплатформою для українського мистецтва та культури в Нідерландах, Уляна Бунь.</text:p>
      <text:p text:style-name="P4">
<draw:frame draw:style-name="fr1" draw:name="Image66" text:anchor-type="as-char" svg:width="6.9236in" svg:height="5.1927in" draw:z-index="0">
<draw:image xlink:href="../Images/yкринформ/2023-05-09T-66-17-00-03-00/1683657175-577.jpeg" xlink:type="simple" xlink:show="embed" xlink:actuate="onLoad" draw:mime-type="image/jpeg"/>
</draw:frame>
</text:p>
      <text:p text:style-name="P4">
Захід був дуже інформативним, зазначила вона, та порушував багато питань, якідопоможуть українським митцям відчувати себе частиною європейської мистецькоїсім’ї, налагодити зв’язки з різними організаціями та отримати можливість дляспільної роботи в майбутньому. Найважливішим моментом було власне обговоренняфінансової складової роботи кожного митця.</text:p>
      <text:p text:style-name="P4">
<draw:frame draw:style-name="fr1" draw:name="Image67" text:anchor-type="as-char" svg:width="6.9236in" svg:height="5.1927in" draw:z-index="0">
<draw:image xlink:href="../Images/yкринформ/2023-05-09T-66-17-00-03-00/1683657174-443.jpeg" xlink:type="simple" xlink:show="embed" xlink:actuate="onLoad" draw:mime-type="image/jpeg"/>
</draw:frame>
</text:p>
      <text:p text:style-name="P4">
<text:span text:style-name="T4">
Читайте також:</text:span>
 <text:a xlink:type="simple" xlink:href="https://www.ukrinform.ua/rubric-diaspora/3706403-u-niderlandah-gurt-goa-vistupiv-na-festivali-prisvacenomu-dnu-vizvolenna.html" text:style-name="Internet_20_link" text:visited-style-name="Visited_20_Internet_20_Link">
 <text:span text:style-name="T4">
Нідерлан</text:span>
 </text:a>
</text:p>
      <text:p text:style-name="P4">
За її словами, було дуже приємно побачити та обговорити "зовсім інакший поглядна звичні проблеми кожної людини, яка працює у сфері мистецтва".</text:p>
      <text:p text:style-name="P4">
Як відомо, відповідно до указу Президента Володимира Зеленського, Україна 9травня відзначає День Європи.</text:p>
      <text:p text:style-name="P4">
Source: <text:a xlink:type="simple" xlink:href="https://www.ukrinform.ua/rubric-culture/3707028-u-niderlandah-do-dna-evropi-vidbuvsa-zahid-na-pidtrimku-mitciv.html" text:style-name="Internet_20_link" text:visited-style-name="Visited_20_Internet_20_Link">
https://www.ukrinform.ua/rubric-culture/3707028-u-niderlandah-do-dna-evropi-vidbuvsa-zahid-na-pidtrimku-mitciv.html</text:a>
</text:p>
      <!--NEWS-->
      <text:h text:style-name="P10" text:outline-level="1">
<text:span text:style-name="T4">
росіяни двічі за день обстріляли прикордоння Чернігівщини</text:span>
</text:h>
      <text:p text:style-name="P4">
Authors: Ukrinform (Person)</text:p>
      <text:p text:style-name="P4">
Publisher: Укринформ (Organization)</text:p>
      <text:p text:style-name="P4">
Published Time: 2023-05-09T-68:12:00+03:00</text:p>
      <text:p text:style-name="P4">
Modified Time: 2023-05-09T21:12:00+03:00</text:p>
      <text:p text:style-name="P4">
Description: російські війська у вівторок, 9 травня, двічі обстріляли з артилерії прикордоння Чернігівської області, здійснивши загалом понад 20 влучань. — Укрінформ.</text:p>
      <text:p text:style-name="P4">
Images: ["<text:a xlink:type="simple" xlink:href="https://static.ukrinform.com/photos/2023_03/thumb_files/630_360_1679917009-251.jpg" text:style-name="Internet_20_link" text:visited-style-name="Visited_20_Internet_20_Link">
630_360_16799...</text:a>
"]</text:p>
      <text:p text:style-name="P4">
Tags: ['Обстріл', 'Чернігівщина', 'Війна з росією']</text:p>
      <text:p text:style-name="P4">
Type: Article</text:p>
      <!--METADATA-->
      <text:p text:style-name="P4">
<draw:frame draw:style-name="fr1" draw:name="Image68" text:anchor-type="as-char" svg:width="6.9236in" svg:height="3.956343in" draw:z-index="0">
<draw:image xlink:href="../Images/yкринформ/2023-05-09T-68-12-00-03-00/630_360_1679917009-251.jpg" xlink:type="simple" xlink:show="embed" xlink:actuate="onLoad" draw:mime-type="image/jpeg"/>
</draw:frame>
 російськівійська у вівторок, 9 травня, двічі обстріляли з артилерії прикордонняЧернігівської області, здійснивши загалом понад 20 влучань.</text:p>
      <text:p text:style-name="P4">
Як передає Укрінформ, про це оперативне командування "Північ" повідомило в <text:a xlink:type="simple" xlink:href="https://t.me/ok_pivnich1/2477" text:style-name="Internet_20_link" text:visited-style-name="Visited_20_Internet_20_Link">
</text:a>
 .</text:p>
      <text:p text:style-name="P4">
Зокрема, з 10:13 до 10:45 у районі села Залізний Міст відбулися 17 влучань,імовірно зі ствольної артилерії загарбників.</text:p>
      <text:p text:style-name="P4">
<text:span text:style-name="T4">
Читайте також:</text:span>
 <text:a xlink:type="simple" xlink:href="https://www.ukrinform.ua/rubric-ato/3707005-zagarbniki-obstrilali-dvi-gromadi-na-dnipropetrovsini-e-rujnuvanna.html" text:style-name="Internet_20_link" text:visited-style-name="Visited_20_Internet_20_Link">
 <text:span text:style-name="T4">
обстріл</text:span>
 </text:a>
</text:p>
      <text:p text:style-name="P4">
З 15:55 до 16:20 у районі села Гасичівка зафіксовані п'ять влучань, імовірноіз самохідних артилерійських установок ворога.</text:p>
      <text:p text:style-name="P4">
В обох випадках інформація про втрати серед місцевого населення чи пошкодженняцивільної інфраструктури не надходила.</text:p>
      <text:p text:style-name="P4">
<text:span text:style-name="T4">
Читайте також:</text:span>
 <text:a xlink:type="simple" xlink:href="https://www.ukrinform.ua/rubric-ato/3707014-vijska-rf-vdarili-raketami-po-kupansku-e-poraneni.html" text:style-name="Internet_20_link" text:visited-style-name="Visited_20_Internet_20_Link">
 </text:a>
</text:p>
      <text:p text:style-name="P4">
Як повідомляв Укрінформ, за минулу добу російські загарбники сім разіватакували Чернігівську область із застосуванням мінометів й артилерії. Безелектропостачання через ворожі обстріли залишилися 15 населених пунктів.</text:p>
      <text:p text:style-name="P4">
Фото ілюстративне</text:p>
      <text:p text:style-name="P4">
Source: <text:a xlink:type="simple" xlink:href="https://www.ukrinform.ua/rubric-ato/3707025-rosiani-dvici-za-den-obstrilali-prikordonna-cernigivsini.html" text:style-name="Internet_20_link" text:visited-style-name="Visited_20_Internet_20_Link">
https://www.ukrinform.ua/rubric-ato/3707025-rosiani-dvici-za-den-obstrilali-prikordonna-cernigivsini.html</text:a>
</text:p>
      <!--NEWS-->
      <text:h text:style-name="P10" text:outline-level="1">
<text:span text:style-name="T4">
Військові на Донеччині врятували 5 тонн книжок зі знищених росіянами бібліотек</text:span>
</text:h>
      <text:p text:style-name="P4">
Authors: Ukrinform (Person)</text:p>
      <text:p text:style-name="P4">
Publisher: Укринформ (Organization)</text:p>
      <text:p text:style-name="P4">
Published Time: 2023-05-09T-97:19:00+03:00</text:p>
      <text:p text:style-name="P4">
Modified Time: 2023-05-09T19:19:00+03:00</text:p>
      <text:p text:style-name="P4">
Description: Військові ЗСУ евакуювали до Краматорська книжкові фонди кількох бібліотек з прифронтовного міста Сіверськ, що у Бахмутському районі. — Укрінформ.</text:p>
      <text:p text:style-name="P4">
Images: ["<text:a xlink:type="simple" xlink:href="https://static.ukrinform.com/photos/2023_05/thumb_files/630_360_1683649256-915.jpeg" text:style-name="Internet_20_link" text:visited-style-name="Visited_20_Internet_20_Link">
630_360_16836...</text:a>
", "<text:a xlink:type="simple" xlink:href="https://static.ukrinform.com/photos/2023_05/1683649268-681.jpeg" text:style-name="Internet_20_link" text:visited-style-name="Visited_20_Internet_20_Link">
1683649268-68...</text:a>
", "<text:a xlink:type="simple" xlink:href="https://static.ukrinform.com/photos/2023_05/1683649293-376.jpeg" text:style-name="Internet_20_link" text:visited-style-name="Visited_20_Internet_20_Link">
1683649293-37...</text:a>
", "<text:a xlink:type="simple" xlink:href="https://static.ukrinform.com/photos/2023_05/1683649278-855.jpeg" text:style-name="Internet_20_link" text:visited-style-name="Visited_20_Internet_20_Link">
1683649278-85...</text:a>
"]</text:p>
      <text:p text:style-name="P4">
Tags: ['Бібліотека', 'Книги', 'Російські військові', 'МКІП ', 'Війна з росією']</text:p>
      <text:p text:style-name="P4">
Type: Article</text:p>
      <!--METADATA-->
      <text:p text:style-name="P4">
<draw:frame draw:style-name="fr1" draw:name="Image69" text:anchor-type="as-char" svg:width="6.9236in" svg:height="3.956343in" draw:z-index="0">
<draw:image xlink:href="../Images/yкринформ/2023-05-09T-97-19-00-03-00/630_360_1683649256-915.jpeg" xlink:type="simple" xlink:show="embed" xlink:actuate="onLoad" draw:mime-type="image/jpeg"/>
</draw:frame>
Військові ЗСУ евакуювали до Краматорська книжкові фонди кількох бібліотек зприфронтовного міста Сіверськ, що у Бахмутському районі.</text:p>
      <text:p text:style-name="P4">
Про це повідомляє пресслужба Міністерства культури та інформаційної політики у<text:a xlink:type="simple" xlink:href="https://t.me/mkipu/5968" text:style-name="Internet_20_link" text:visited-style-name="Visited_20_Internet_20_Link">
 </text:a>
 , передає Укрінформ.</text:p>
      <text:p text:style-name="P4">
"Евакуацію книжкового фонду з місцевих бібліотек ми розпочали кілька тижнівтому - за цей час встигли вивезти <text:a xlink:type="simple" xlink:href="https://www.ukrinform.ua/tag-kniga" text:style-name="Internet_20_link" text:visited-style-name="Visited_20_Internet_20_Link">
 </text:a>
 зкількох вщент зруйнованих бібліотек міста. На відміну від російськихзагарбників, ми тут на своїй землі - тут житимуть і вчитимуться наші діти йонуки, тому ці книжки їм ще знадобляться", — зауважили військові.</text:p>
      <text:p text:style-name="P4">
<draw:frame draw:style-name="fr1" draw:name="Image70" text:anchor-type="as-char" svg:width="6.9236in" svg:height="8.629219in" draw:z-index="0">
<draw:image xlink:href="../Images/yкринформ/2023-05-09T-97-19-00-03-00/1683649268-681.jpeg" xlink:type="simple" xlink:show="embed" xlink:actuate="onLoad" draw:mime-type="image/jpeg"/>
</draw:frame>
<draw:frame draw:style-name="fr1" draw:name="Image71" text:anchor-type="as-char" svg:width="6.9236in" svg:height="8.6545in" draw:z-index="0">
<draw:image xlink:href="../Images/yкринформ/2023-05-09T-97-19-00-03-00/1683649293-376.jpeg" xlink:type="simple" xlink:show="embed" xlink:actuate="onLoad" draw:mime-type="image/jpeg"/>
</draw:frame>
</text:p>
      <text:p text:style-name="P4">
Водночас у МКІП повідомляють, що за час повномасштабної війни росії протиУкраїни від рук окупантів постраждало більше 500 бібліотек, а з тимчасовоокупованих територій Донеччини загарбники вивезли майже 10 тисяч видань.</text:p>
      <text:p text:style-name="P4">
<text:span text:style-name="T4">
Читайте також:</text:span>
 <text:a xlink:type="simple" xlink:href="https://www.ukrinform.ua/rubric-culture/3699965-na-vidbudovu-kulturnoi-infrastrukturi-ukraini-potribno-100-milardiv-mkip.html" text:style-name="Internet_20_link" text:visited-style-name="Visited_20_Internet_20_Link">
 </text:a>
</text:p>
      <text:p text:style-name="P4">
<draw:frame draw:style-name="fr1" draw:name="Image72" text:anchor-type="as-char" svg:width="6.9236in" svg:height="8.6545in" draw:z-index="0">
<draw:image xlink:href="../Images/yкринформ/2023-05-09T-97-19-00-03-00/1683649278-855.jpeg" xlink:type="simple" xlink:show="embed" xlink:actuate="onLoad" draw:mime-type="image/jpeg"/>
</draw:frame>
</text:p>
      <text:p text:style-name="P4">
Як повідомляв Укрінформ, станом на лютий 2023 року через російську військовуагресію <text:a xlink:type="simple" xlink:href="https://www.ukrinform.ua/rubric-culture/3682719-v-ukraini-cerez-vijnu-poskodzeni-majze-1-300-obektiv-kulturnoi-infrastrukturi-mkip.html" text:style-name="Internet_20_link" text:visited-style-name="Visited_20_Internet_20_Link">
 </text:a>
</text:p>
      <text:p text:style-name="P4">
<text:span text:style-name="T5">
Фото: МКІП</text:span>
</text:p>
      <text:p text:style-name="P4">
Source: <text:a xlink:type="simple" xlink:href="https://www.ukrinform.ua/rubric-culture/3706983-vijskovi-na-doneccini-vratuvali-5-tonn-knizok-zi-znisenih-rosianami-bibliotek.html" text:style-name="Internet_20_link" text:visited-style-name="Visited_20_Internet_20_Link">
https://www.ukrinform.ua/rubric-culture/3706983-vijskovi-na-doneccini-vratuvali-5-tonn-knizok-zi-znisenih-rosianami-bibliotek.html</text:a>
</text:p>
      <!--NEWS-->
      <text:h text:style-name="P10" text:outline-level="1">
<text:span text:style-name="T4">
Ukrainian air defense shot down 23 of 25 cruise missiles launched by Russia overnight</text:span>
</text:h>
      <text:p text:style-name="P4">
Authors: liveuamap (Language: en)</text:p>
      <text:p text:style-name="P4">
Time: 2023-05-09T01:03:26</text:p>
      <text:p text:style-name="P4">
Location: Kyiv (Latitude:50.65991 Longtitude:30.46646)</text:p>
      <text:p text:style-name="P4">
Videos: []</text:p>
      <text:p text:style-name="P4">
Images: ["<text:a xlink:type="simple" xlink:href="https://liveuamap.com/pics/2023/05/09/22561412_0.jpg" text:style-name="Internet_20_link" text:visited-style-name="Visited_20_Internet_20_Link">
22561412_0.jpg</text:a>
"]</text:p>
      <text:p text:style-name="P4">
Tags: []</text:p>
      <text:p text:style-name="P4">
ID: 22561412</text:p>
      <!--METADATA-->
      <text:p text:style-name="P4">
Ukrainian air defense shot down 23 of 25 cruise missiles launched by Russiaovernight</text:p>
      <text:p text:style-name="P4">
<draw:frame draw:style-name="fr1" draw:name="Image73" text:anchor-type="as-char" svg:width="6.9236in" svg:height="6.9236in" draw:z-index="0">
<draw:image xlink:href="../Images/liveuamap/2023-05-09T01-03-26/22561412_0.jpg" xlink:type="simple" xlink:show="embed" xlink:actuate="onLoad" draw:mime-type="image/jpeg"/>
</draw:frame>
</text:p>
      <text:p text:style-name="P4">
News Collection Link: <text:a xlink:type="simple" xlink:href="https://liveuamap.com/en/2023/9-may-ukrainian-air-defense-shot-down-23-of-25-cruise-missiles" text:style-name="Internet_20_link" text:visited-style-name="Visited_20_Internet_20_Link">
https://liveuamap.com/en/2023/9-may-ukrainian-air-defense-shot-down-23-of-25-cruise-missiles</text:a>
</text:p>
      <text:p text:style-name="P4">
Source: <text:a xlink:type="simple" xlink:href="https://t.me/kpszsu/2509" text:style-name="Internet_20_link" text:visited-style-name="Visited_20_Internet_20_Link">
https://t.me/kpszsu/2509</text:a>
</text:p>
      <!--NEWS-->
      <text:h text:style-name="P10" text:outline-level="1">
<text:span text:style-name="T4">
Debris of a missile caused minor fire at private residence overnight, no hits</text:span>
</text:h>
      <text:p text:style-name="P4">
Authors: liveuamap (Language: en)</text:p>
      <text:p text:style-name="P4">
Time: 2023-05-09T01:08:28</text:p>
      <text:p text:style-name="P4">
Location: Kyiv, Kyiv city (Latitude:50.4352 Longtitude:30.5722)</text:p>
      <text:p text:style-name="P4">
Videos: []</text:p>
      <text:p text:style-name="P4">
Images: ["<text:a xlink:type="simple" xlink:href="https://liveuamap.com/pics/2023/05/09/22561413_0.jpg" text:style-name="Internet_20_link" text:visited-style-name="Visited_20_Internet_20_Link">
22561413_0.jpg</text:a>
"]</text:p>
      <text:p text:style-name="P4">
Tags: ["Europe", "Central and Eastern Europe"]</text:p>
      <text:p text:style-name="P4">
ID: 22561413</text:p>
      <!--METADATA-->
      <text:p text:style-name="P4">
Debris of a missile caused minor fire at private residence overnight, no hits</text:p>
      <text:p text:style-name="P4">
<draw:frame draw:style-name="fr1" draw:name="Image74" text:anchor-type="as-char" svg:width="6.9236in" svg:height="5.1927in" draw:z-index="0">
<draw:image xlink:href="../Images/liveuamap/2023-05-09T01-08-28/22561413_0.jpg" xlink:type="simple" xlink:show="embed" xlink:actuate="onLoad" draw:mime-type="image/jpeg"/>
</draw:frame>
</text:p>
      <text:p text:style-name="P4">
News Collection Link: <text:a xlink:type="simple" xlink:href="https://liveuamap.com/en/2023/9-may-debris-of-a-missile-caused-minor-fire-at-private-residence" text:style-name="Internet_20_link" text:visited-style-name="Visited_20_Internet_20_Link">
https://liveuamap.com/en/2023/9-may-debris-of-a-missile-caused-minor-fire-at-private-residence</text:a>
</text:p>
      <text:p text:style-name="P4">
Source: <text:a xlink:type="simple" xlink:href="https://t.me/corona_kyiv/4823" text:style-name="Internet_20_link" text:visited-style-name="Visited_20_Internet_20_Link">
https://t.me/corona_kyiv/4823</text:a>
</text:p>
      <!--NEWS-->
      <text:h text:style-name="P10" text:outline-level="1">
<text:span text:style-name="T4">
Donetsk Oblast(08:17). Red Alert: aerial threat. Sirens sounding. Take cover now!</text:span>
</text:h>
      <text:p text:style-name="P4">
Authors: liveuamap (Language: en)</text:p>
      <text:p text:style-name="P4">
Time: 2023-05-09T02:19:00</text:p>
      <text:p text:style-name="P4">
Location: Donetsk Oblast (Latitude:48.72816 Longtitude:37.57793)</text:p>
      <text:p text:style-name="P4">
Videos: []</text:p>
      <text:p text:style-name="P4">
Images: []</text:p>
      <text:p text:style-name="P4">
Tags: ["Europe", "Central and Eastern Europe"]</text:p>
      <text:p text:style-name="P4">
ID: 22561499</text:p>
      <!--METADATA-->
      <text:p text:style-name="P4">
Donetsk Oblast(08:17). Red Alert: aerial threat. Sirens sounding. Take covernow!</text:p>
      <text:p text:style-name="P4">
News Collection Link: <text:a xlink:type="simple" xlink:href="https://liveuamap.com/en/2023/09-may-donetsk-oblast0817-red-alert-aerial-thg" text:style-name="Internet_20_link" text:visited-style-name="Visited_20_Internet_20_Link">
https://liveuamap.com/en/2023/09-may-donetsk-oblast0817-red-alert-aerial-thg</text:a>
</text:p>
      <text:p text:style-name="P4">
Source: <text:a xlink:type="simple" xlink:href="https://t.me/air_alert_ua/44871" text:style-name="Internet_20_link" text:visited-style-name="Visited_20_Internet_20_Link">
https://t.me/air_alert_ua/44871</text:a>
</text:p>
      <!--NEWS-->
      <text:h text:style-name="P10" text:outline-level="1">
<text:span text:style-name="T4">
President of the European Commission Ursula von der Leyen arrived in Kyiv</text:span>
</text:h>
      <text:p text:style-name="P4">
Authors: liveuamap (Language: en)</text:p>
      <text:p text:style-name="P4">
Time: 2023-05-09T02:26:13</text:p>
      <text:p text:style-name="P4">
Location: Kyiv, Kyiv city (Latitude:50.4398 Longtitude:30.48809)</text:p>
      <text:p text:style-name="P4">
Videos: []</text:p>
      <text:p text:style-name="P4">
Images: ["<text:a xlink:type="simple" xlink:href="https://liveuamap.com/pics/2023/05/09/22561500_0.jpg" text:style-name="Internet_20_link" text:visited-style-name="Visited_20_Internet_20_Link">
22561500_0.jpg</text:a>
"]</text:p>
      <text:p text:style-name="P4">
Tags: []</text:p>
      <text:p text:style-name="P4">
ID: 22561500</text:p>
      <!--METADATA-->
      <text:p text:style-name="P4">
President of the European Commission Ursula von der Leyen arrived in Kyiv</text:p>
      <text:p text:style-name="P4">
<draw:frame draw:style-name="fr1" draw:name="Image75" text:anchor-type="as-char" svg:width="6.9236in" svg:height="4.837866in" draw:z-index="0">
<draw:image xlink:href="../Images/liveuamap/2023-05-09T02-26-13/22561500_0.jpg" xlink:type="simple" xlink:show="embed" xlink:actuate="onLoad" draw:mime-type="image/jpeg"/>
</draw:frame>
</text:p>
      <text:p text:style-name="P4">
News Collection Link: <text:a xlink:type="simple" xlink:href="https://liveuamap.com/en/2023/9-may-president-of-the-european-commission-ursula-von-der" text:style-name="Internet_20_link" text:visited-style-name="Visited_20_Internet_20_Link">
https://liveuamap.com/en/2023/9-may-president-of-the-european-commission-ursula-von-der</text:a>
</text:p>
      <text:p text:style-name="P4">
Source: <text:a xlink:type="simple" xlink:href="https://t.me/lachentyt/29108" text:style-name="Internet_20_link" text:visited-style-name="Visited_20_Internet_20_Link">
https://t.me/lachentyt/29108</text:a>
</text:p>
      <!--NEWS-->
      <text:h text:style-name="P10" text:outline-level="1">
<text:span text:style-name="T4">
Donetsk Oblast(10:01). Red Alert: aerial threat. Sirens sounding. Take cover now!</text:span>
</text:h>
      <text:p text:style-name="P4">
Authors: liveuamap (Language: en)</text:p>
      <text:p text:style-name="P4">
Time: 2023-05-09T04:02:00</text:p>
      <text:p text:style-name="P4">
Location: Donetsk Oblast (Latitude:48.72744 Longtitude:37.5781)</text:p>
      <text:p text:style-name="P4">
Videos: []</text:p>
      <text:p text:style-name="P4">
Images: []</text:p>
      <text:p text:style-name="P4">
Tags: ["Europe", "Central and Eastern Europe"]</text:p>
      <text:p text:style-name="P4">
ID: 22561502</text:p>
      <!--METADATA-->
      <text:p text:style-name="P4">
Donetsk Oblast(10:01). Red Alert: aerial threat. Sirens sounding. Take covernow!</text:p>
      <text:p text:style-name="P4">
News Collection Link: <text:a xlink:type="simple" xlink:href="https://liveuamap.com/en/2023/09-may-donetsk-oblast1001-red-alert-aerial-thg" text:style-name="Internet_20_link" text:visited-style-name="Visited_20_Internet_20_Link">
https://liveuamap.com/en/2023/09-may-donetsk-oblast1001-red-alert-aerial-thg</text:a>
</text:p>
      <text:p text:style-name="P4">
Source: <text:a xlink:type="simple" xlink:href="https://t.me/air_alert_ua/44873" text:style-name="Internet_20_link" text:visited-style-name="Visited_20_Internet_20_Link">
https://t.me/air_alert_ua/44873</text:a>
</text:p>
      <!--NEWS-->
      <text:h text:style-name="P10" text:outline-level="1">
<text:span text:style-name="T4">
Russian army conducted 30 missile strikes, 61 airstrikes and 89 shelling with MLRS, - General...</text:span>
</text:h>
      <text:p text:style-name="P4">
Authors: liveuamap (Language: en)</text:p>
      <text:p text:style-name="P4">
Time: 2023-05-09T04:33:00</text:p>
      <text:p text:style-name="P4">
Location: Bakhmut (Latitude:48.53519 Longtitude:37.87432)</text:p>
      <text:p text:style-name="P4">
Videos: []</text:p>
      <text:p text:style-name="P4">
Images: []</text:p>
      <text:p text:style-name="P4">
Tags: ["Russia"]</text:p>
      <text:p text:style-name="P4">
ID: 22561539</text:p>
      <!--METADATA-->
      <text:p text:style-name="P4">
Russian army conducted 30 missile strikes, 61 airstrikes and 89 shelling withMLRS, - General Staff of Armed Forces of Ukraine says in the morning report</text:p>
      <text:p text:style-name="P4">
News Collection Link: <text:a xlink:type="simple" xlink:href="https://liveuamap.com/en/2023/9-may-russian-army-conducted-30-missile-strikes-61-airstrikes" text:style-name="Internet_20_link" text:visited-style-name="Visited_20_Internet_20_Link">
https://liveuamap.com/en/2023/9-may-russian-army-conducted-30-missile-strikes-61-airstrikes</text:a>
</text:p>
      <text:p text:style-name="P4">
Source: <text:a xlink:type="simple" xlink:href="https://t.me/lumsrc/4727" text:style-name="Internet_20_link" text:visited-style-name="Visited_20_Internet_20_Link">
https://t.me/lumsrc/4727</text:a>
</text:p>
      <!--NEWS-->
      <text:h text:style-name="P10" text:outline-level="1">
<text:span text:style-name="T4">
Russian forces conducting offensive actions at Lyman, Bakhmut, Avdiivka and Maryinka directio...</text:span>
</text:h>
      <text:p text:style-name="P4">
Authors: liveuamap (Language: en)</text:p>
      <text:p text:style-name="P4">
Time: 2023-05-09T04:38:48</text:p>
      <text:p text:style-name="P4">
Location: Marinka, Donetsk Oblast (Latitude:47.93831 Longtitude:37.50097)</text:p>
      <text:p text:style-name="P4">
Videos: []</text:p>
      <text:p text:style-name="P4">
Images: []</text:p>
      <text:p text:style-name="P4">
Tags: ["Russia"]</text:p>
      <text:p text:style-name="P4">
ID: 22561520</text:p>
      <!--METADATA-->
      <text:p text:style-name="P4">
Russian forces conducting offensive actions at Lyman, Bakhmut, Avdiivka andMaryinka directions. Ukrainian military repelled 42 Russian attacks. Russianforces attempting to advance near Bilohorivka, Bakhmut, Ivanivske and ChasivYar, Avdiyivka and Pervomayske, Maryinka, - General Staff of Armed Forces ofUkraine says in the morning report</text:p>
      <text:p text:style-name="P4">
News Collection Link: <text:a xlink:type="simple" xlink:href="https://liveuamap.com/en/2023/9-may-russian-forces-conducting-offensive-actions-at-lyman" text:style-name="Internet_20_link" text:visited-style-name="Visited_20_Internet_20_Link">
https://liveuamap.com/en/2023/9-may-russian-forces-conducting-offensive-actions-at-lyman</text:a>
</text:p>
      <text:p text:style-name="P4">
Source: <text:a xlink:type="simple" xlink:href="https://t.me/lumsrc/4736" text:style-name="Internet_20_link" text:visited-style-name="Visited_20_Internet_20_Link">
https://t.me/lumsrc/4736</text:a>
</text:p>
      <!--NEWS-->
      <text:h text:style-name="P10" text:outline-level="1">
<text:span text:style-name="T4">
At Zaporizhzhia and Kherson directions Russian army shelled Vremivka, Novosilka, Zelene Pole,...</text:span>
</text:h>
      <text:p text:style-name="P4">
Authors: liveuamap (Language: en)</text:p>
      <text:p text:style-name="P4">
Time: 2023-05-09T04:41:05</text:p>
      <text:p text:style-name="P4">
Location: Zaporizhzhia (Latitude:47.51743 Longtitude:35.81646)</text:p>
      <text:p text:style-name="P4">
Videos: []</text:p>
      <text:p text:style-name="P4">
Images: []</text:p>
      <text:p text:style-name="P4">
Tags: ["Russia"]</text:p>
      <text:p text:style-name="P4">
ID: 22561524</text:p>
      <!--METADATA-->
      <text:p text:style-name="P4">
At Zaporizhzhia and Kherson directions Russian army shelled Vremivka,Novosilka, Zelene Pole, Novopil of Donetsk region; Olhivske, Huliaipole,Zaliznychne, Huliaipilske, Bilohirya, Mala Tokmachka and Kamyanske ofZaporizhzhia region; Zolota Balka, Kachkarivka, Zmiyivka, Tyahynka, Antonivka,Dniprovske, Kizomys, Stanislav of Kherson region and Kherson city. Russianaviation conducted airstrikes at Vremivka of Donetsk region and Huliaipole andNovodanylivka of Zaporizhzhia region, - General Staff of Armed Forces ofUkraine says in the morning report</text:p>
      <text:p text:style-name="P4">
News Collection Link: <text:a xlink:type="simple" xlink:href="https://liveuamap.com/en/2023/9-may-at-zaporizhzhia-and-kherson-directions-russian-army" text:style-name="Internet_20_link" text:visited-style-name="Visited_20_Internet_20_Link">
https://liveuamap.com/en/2023/9-may-at-zaporizhzhia-and-kherson-directions-russian-army</text:a>
</text:p>
      <text:p text:style-name="P4">
Source: <text:a xlink:type="simple" xlink:href="https://t.me/lumsrc/4735" text:style-name="Internet_20_link" text:visited-style-name="Visited_20_Internet_20_Link">
https://t.me/lumsrc/4735</text:a>
</text:p>
      <!--NEWS-->
      <text:h text:style-name="P10" text:outline-level="1">
<text:span text:style-name="T4">
Zaporizka Oblast(10:49). Red Alert: aerial threat. Sirens sounding. Take cover now!</text:span>
</text:h>
      <text:p text:style-name="P4">
Authors: liveuamap (Language: en)</text:p>
      <text:p text:style-name="P4">
Time: 2023-05-09T04:49:00</text:p>
      <text:p text:style-name="P4">
Location: Zaporizka Oblast (Latitude:47.612401 Longtitude:35.766361)</text:p>
      <text:p text:style-name="P4">
Videos: []</text:p>
      <text:p text:style-name="P4">
Images: []</text:p>
      <text:p text:style-name="P4">
Tags: ["Europe", "Central and Eastern Europe"]</text:p>
      <text:p text:style-name="P4">
ID: 22561527</text:p>
      <!--METADATA-->
      <text:p text:style-name="P4">
Zaporizka Oblast(10:49). Red Alert: aerial threat. Sirens sounding. Take covernow!</text:p>
      <text:p text:style-name="P4">
News Collection Link: <text:a xlink:type="simple" xlink:href="https://liveuamap.com/en/2023/09-may-zaporizka-oblast1049-red-alert-aerial-g" text:style-name="Internet_20_link" text:visited-style-name="Visited_20_Internet_20_Link">
https://liveuamap.com/en/2023/09-may-zaporizka-oblast1049-red-alert-aerial-g</text:a>
</text:p>
      <text:p text:style-name="P4">
Source: <text:a xlink:type="simple" xlink:href="https://t.me/air_alert_ua/44875" text:style-name="Internet_20_link" text:visited-style-name="Visited_20_Internet_20_Link">
https://t.me/air_alert_ua/44875</text:a>
</text:p>
      <!--NEWS-->
      <text:h text:style-name="P10" text:outline-level="1">
<text:span text:style-name="T4">
Shelling reported in Spodaryushino village of Graivoron district of Belgorod region</text:span>
</text:h>
      <text:p text:style-name="P4">
Authors: liveuamap (Language: en)</text:p>
      <text:p text:style-name="P4">
Time: 2023-05-09T05:17:00</text:p>
      <text:p text:style-name="P4">
Location: Belgorod (Latitude:50.50538 Longtitude:35.48103)</text:p>
      <text:p text:style-name="P4">
Videos: []</text:p>
      <text:p text:style-name="P4">
Images: []</text:p>
      <text:p text:style-name="P4">
Tags: ["Russia", "Central and Eastern Europe"]</text:p>
      <text:p text:style-name="P4">
ID: 22561550</text:p>
      <!--METADATA-->
      <text:p text:style-name="P4">
Shelling reported in Spodaryushino village of Graivoron district of Belgorodregion</text:p>
      <text:p text:style-name="P4">
News Collection Link: <text:a xlink:type="simple" xlink:href="https://liveuamap.com/en/2023/9-may-shelling-reported-in-spodaryushino-village-of-graivoron" text:style-name="Internet_20_link" text:visited-style-name="Visited_20_Internet_20_Link">
https://liveuamap.com/en/2023/9-may-shelling-reported-in-spodaryushino-village-of-graivoron</text:a>
</text:p>
      <text:p text:style-name="P4">
Source: <text:a xlink:type="simple" xlink:href="https://t.me/rusbrief/115522" text:style-name="Internet_20_link" text:visited-style-name="Visited_20_Internet_20_Link">
https://t.me/rusbrief/115522</text:a>
</text:p>
      <!--NEWS-->
      <text:h text:style-name="P10" text:outline-level="1">
<text:span text:style-name="T4">
Putin claims 'real war' unleashed against Russia during Victory Day speech</text:span>
</text:h>
      <text:p text:style-name="P4">
Authors: liveuamap (Language: en)</text:p>
      <text:p text:style-name="P4">
Time: 2023-05-09T05:20:38</text:p>
      <text:p text:style-name="P4">
Location: Moskva, Moscow (Latitude:55.75405 Longtitude:37.62088)</text:p>
      <text:p text:style-name="P4">
Videos: []</text:p>
      <text:p text:style-name="P4">
Images: ["<text:a xlink:type="simple" xlink:href="https://liveuamap.com/pics/2023/05/09/22561540_0.jpg" text:style-name="Internet_20_link" text:visited-style-name="Visited_20_Internet_20_Link">
22561540_0.jpg</text:a>
"]</text:p>
      <text:p text:style-name="P4">
Tags: ["Russia", "Central and Eastern Europe"]</text:p>
      <text:p text:style-name="P4">
ID: 22561540</text:p>
      <!--METADATA-->
      <text:p text:style-name="P4">
Putin claims 'real war' unleashed against Russia during Victory Day speech</text:p>
      <text:p text:style-name="P4">
<draw:frame draw:style-name="fr1" draw:name="Image76" text:anchor-type="as-char" svg:width="6.9236in" svg:height="4.516567in" draw:z-index="0">
<draw:image xlink:href="../Images/liveuamap/2023-05-09T05-20-38/22561540_0.jpg" xlink:type="simple" xlink:show="embed" xlink:actuate="onLoad" draw:mime-type="image/jpeg"/>
</draw:frame>
</text:p>
      <text:p text:style-name="P4">
News Collection Link: <text:a xlink:type="simple" xlink:href="https://liveuamap.com/en/2023/9-may-putin-claims-real-war-unleashed-against-russia-during" text:style-name="Internet_20_link" text:visited-style-name="Visited_20_Internet_20_Link">
https://liveuamap.com/en/2023/9-may-putin-claims-real-war-unleashed-against-russia-during</text:a>
</text:p>
      <text:p text:style-name="P4">
Source: <text:a xlink:type="simple" xlink:href="https://twitter.com/KyivIndependent/status/1655855790626930688" text:style-name="Internet_20_link" text:visited-style-name="Visited_20_Internet_20_Link">
https://twitter.com/KyivIndependent/status/1655855790626930688</text:a>
</text:p>
      <!--NEWS-->
      <text:h text:style-name="P10" text:outline-level="1">
<text:span text:style-name="T4">
Donetsk Oblast(11:48). Red Alert: aerial threat. Sirens sounding. Take cover now!</text:span>
</text:h>
      <text:p text:style-name="P4">
Authors: liveuamap (Language: en)</text:p>
      <text:p text:style-name="P4">
Time: 2023-05-09T05:49:00</text:p>
      <text:p text:style-name="P4">
Location: Donetsk Oblast (Latitude:48.72695 Longtitude:37.5773)</text:p>
      <text:p text:style-name="P4">
Videos: []</text:p>
      <text:p text:style-name="P4">
Images: []</text:p>
      <text:p text:style-name="P4">
Tags: ["Europe", "Central and Eastern Europe"]</text:p>
      <text:p text:style-name="P4">
ID: 22561560</text:p>
      <!--METADATA-->
      <text:p text:style-name="P4">
Donetsk Oblast(11:48). Red Alert: aerial threat. Sirens sounding. Take covernow!</text:p>
      <text:p text:style-name="P4">
News Collection Link: <text:a xlink:type="simple" xlink:href="https://liveuamap.com/en/2023/09-may-donetsk-oblast1148-red-alert-aerial-thg" text:style-name="Internet_20_link" text:visited-style-name="Visited_20_Internet_20_Link">
https://liveuamap.com/en/2023/09-may-donetsk-oblast1148-red-alert-aerial-thg</text:a>
</text:p>
      <text:p text:style-name="P4">
Source: <text:a xlink:type="simple" xlink:href="https://t.me/air_alert_ua/44877" text:style-name="Internet_20_link" text:visited-style-name="Visited_20_Internet_20_Link">
https://t.me/air_alert_ua/44877</text:a>
</text:p>
      <!--NEWS-->
      <text:h text:style-name="P10" text:outline-level="1">
<text:span text:style-name="T4">
Kharkiv, Kharkivska Oblast, Dnipro, Dnipropetrovska Oblast, Zaporizka Oblast(12:34). Red Aler...</text:span>
</text:h>
      <text:p text:style-name="P4">
Authors: liveuamap (Language: en)</text:p>
      <text:p text:style-name="P4">
Time: 2023-05-09T06:35:00</text:p>
      <text:p text:style-name="P4">
Location: Kharkiv (Latitude:49.98081000 Longtitude:36.25272000)</text:p>
      <text:p text:style-name="P4">
Videos: []</text:p>
      <text:p text:style-name="P4">
Images: []</text:p>
      <text:p text:style-name="P4">
Tags: ["Europe", "Central and Eastern Europe"]</text:p>
      <text:p text:style-name="P4">
ID: 22561570</text:p>
      <!--METADATA-->
      <text:p text:style-name="P4">
Kharkiv, Kharkivska Oblast, Dnipro, Dnipropetrovska Oblast, ZaporizkaOblast(12:34). Red Alert: aerial threat. Sirens sounding. Take cover now!</text:p>
      <text:p text:style-name="P4">
News Collection Link: <text:a xlink:type="simple" xlink:href="https://liveuamap.com/en/2023/09-may-kharkiv-kharkivska-oblast-dnipro-dniprg" text:style-name="Internet_20_link" text:visited-style-name="Visited_20_Internet_20_Link">
https://liveuamap.com/en/2023/09-may-kharkiv-kharkivska-oblast-dnipro-dniprg</text:a>
</text:p>
      <text:p text:style-name="P4">
Source: <text:a xlink:type="simple" xlink:href="https://t.me/air_alert_ua/44882" text:style-name="Internet_20_link" text:visited-style-name="Visited_20_Internet_20_Link">
https://t.me/air_alert_ua/44882</text:a>
</text:p>
      <!--NEWS-->
      <text:h text:style-name="P10" text:outline-level="1">
<text:span text:style-name="T4">
Kherson, Khersonska Oblast(12:41). Red Alert: aerial threat. Sirens sounding. Take cover now!</text:span>
</text:h>
      <text:p text:style-name="P4">
Authors: liveuamap (Language: en)</text:p>
      <text:p text:style-name="P4">
Time: 2023-05-09T06:42:00</text:p>
      <text:p text:style-name="P4">
Location: Kherson (Latitude:46.65522 Longtitude:32.61778)</text:p>
      <text:p text:style-name="P4">
Videos: []</text:p>
      <text:p text:style-name="P4">
Images: []</text:p>
      <text:p text:style-name="P4">
Tags: ["Europe", "Central and Eastern Europe"]</text:p>
      <text:p text:style-name="P4">
ID: 22561571</text:p>
      <!--METADATA-->
      <text:p text:style-name="P4">
Kherson, Khersonska Oblast(12:41). Red Alert: aerial threat. Sirens sounding.Take cover now!</text:p>
      <text:p text:style-name="P4">
News Collection Link: <text:a xlink:type="simple" xlink:href="https://liveuamap.com/en/2023/09-may-kherson-khersonska-oblast1241-red-alerg" text:style-name="Internet_20_link" text:visited-style-name="Visited_20_Internet_20_Link">
https://liveuamap.com/en/2023/09-may-kherson-khersonska-oblast1241-red-alerg</text:a>
</text:p>
      <text:p text:style-name="P4">
Source: <text:a xlink:type="simple" xlink:href="https://t.me/air_alert_ua/44884" text:style-name="Internet_20_link" text:visited-style-name="Visited_20_Internet_20_Link">
https://t.me/air_alert_ua/44884</text:a>
</text:p>
      <!--NEWS-->
      <text:h text:style-name="P10" text:outline-level="1">
<text:span text:style-name="T4">
Donetsk Oblast(13:52). Red Alert: aerial threat. Sirens sounding. Take cover now!</text:span>
</text:h>
      <text:p text:style-name="P4">
Authors: liveuamap (Language: en)</text:p>
      <text:p text:style-name="P4">
Time: 2023-05-09T07:53:00</text:p>
      <text:p text:style-name="P4">
Location: Donetsk Oblast (Latitude:48.7286 Longtitude:37.57917)</text:p>
      <text:p text:style-name="P4">
Videos: []</text:p>
      <text:p text:style-name="P4">
Images: []</text:p>
      <text:p text:style-name="P4">
Tags: ["Europe", "Central and Eastern Europe"]</text:p>
      <text:p text:style-name="P4">
ID: 22561573</text:p>
      <!--METADATA-->
      <text:p text:style-name="P4">
Donetsk Oblast(13:52). Red Alert: aerial threat. Sirens sounding. Take covernow!</text:p>
      <text:p text:style-name="P4">
News Collection Link: <text:a xlink:type="simple" xlink:href="https://liveuamap.com/en/2023/09-may-donetsk-oblast1352-red-alert-aerial-thg" text:style-name="Internet_20_link" text:visited-style-name="Visited_20_Internet_20_Link">
https://liveuamap.com/en/2023/09-may-donetsk-oblast1352-red-alert-aerial-thg</text:a>
</text:p>
      <text:p text:style-name="P4">
Source: <text:a xlink:type="simple" xlink:href="https://t.me/air_alert_ua/44891" text:style-name="Internet_20_link" text:visited-style-name="Visited_20_Internet_20_Link">
https://t.me/air_alert_ua/44891</text:a>
</text:p>
      <!--NEWS-->
      <text:h text:style-name="P10" text:outline-level="1">
<text:span text:style-name="T4">
Explosion between Zhdanivka and Yenakieve</text:span>
</text:h>
      <text:p text:style-name="P4">
Authors: liveuamap (Language: en)</text:p>
      <text:p text:style-name="P4">
Time: 2023-05-09T08:09:48</text:p>
      <text:p text:style-name="P4">
Location: Donets'ka oblast (Latitude:48.18179 Longtitude:38.20348)</text:p>
      <text:p text:style-name="P4">
Videos: []</text:p>
      <text:p text:style-name="P4">
Images: ["<text:a xlink:type="simple" xlink:href="https://liveuamap.com/pics/2023/05/09/22561576_0.jpg" text:style-name="Internet_20_link" text:visited-style-name="Visited_20_Internet_20_Link">
22561576_0.jpg</text:a>
"]</text:p>
      <text:p text:style-name="P4">
Tags: ["Minsk Monitor", "Europe"]</text:p>
      <text:p text:style-name="P4">
ID: 22561576</text:p>
      <!--METADATA-->
      <text:p text:style-name="P4">
Explosion between Zhdanivka and Yenakieve</text:p>
      <text:p text:style-name="P4">
<draw:frame draw:style-name="fr1" draw:name="Image77" text:anchor-type="as-char" svg:width="6.9236in" svg:height="9.231467in" draw:z-index="0">
<draw:image xlink:href="../Images/liveuamap/2023-05-09T08-09-48/22561576_0.jpg" xlink:type="simple" xlink:show="embed" xlink:actuate="onLoad" draw:mime-type="image/jpeg"/>
</draw:frame>
</text:p>
      <text:p text:style-name="P4">
News Collection Link: <text:a xlink:type="simple" xlink:href="https://liveuamap.com/en/2023/9-may-explosion-between-zhdanivka-and-yenakieve-" text:style-name="Internet_20_link" text:visited-style-name="Visited_20_Internet_20_Link">
https://liveuamap.com/en/2023/9-may-explosion-between-zhdanivka-and-yenakieve-</text:a>
</text:p>
      <text:p text:style-name="P4">
Source: <text:a xlink:type="simple" xlink:href="https://twitter.com/hochu_dodomu/status/1655904628393799680" text:style-name="Internet_20_link" text:visited-style-name="Visited_20_Internet_20_Link">
https://twitter.com/hochu_dodomu/status/1655904628393799680</text:a>
</text:p>
      <!--NEWS-->
      <text:h text:style-name="P10" text:outline-level="1">
<text:span text:style-name="T4">
The UN says there have been no inspections of ships as part of the of the Black Sea Grain Ini...</text:span>
</text:h>
      <text:p text:style-name="P4">
Authors: liveuamap (Language: en)</text:p>
      <text:p text:style-name="P4">
Time: 2023-05-09T08:20:25</text:p>
      <text:p text:style-name="P4">
Location: İstanbul (Latitude:41.03275 Longtitude:28.97816)</text:p>
      <text:p text:style-name="P4">
Videos: []</text:p>
      <text:p text:style-name="P4">
Images: []</text:p>
      <text:p text:style-name="P4">
Tags: ["Balkans"]</text:p>
      <text:p text:style-name="P4">
ID: 22561581</text:p>
      <!--METADATA-->
      <text:p text:style-name="P4">
The UN says there have been no inspections of ships as part of the of theBlack Sea Grain Initiative for two days, adding that since the start of themonth, the inspection rate dropped. The deal was last extended on March 18 for60 day and expires May 18th if not extended</text:p>
      <text:p text:style-name="P4">
News Collection Link: <text:a xlink:type="simple" xlink:href="https://liveuamap.com/en/2023/9-may-the-un-says-there-have-been-no-inspections-of-ships" text:style-name="Internet_20_link" text:visited-style-name="Visited_20_Internet_20_Link">
https://liveuamap.com/en/2023/9-may-the-un-says-there-have-been-no-inspections-of-ships</text:a>
</text:p>
      <text:p text:style-name="P4">
Source: <text:a xlink:type="simple" xlink:href="https://twitter.com/kylieatwood/status/1655902646249594880" text:style-name="Internet_20_link" text:visited-style-name="Visited_20_Internet_20_Link">
https://twitter.com/kylieatwood/status/1655902646249594880</text:a>
</text:p>
      <!--NEWS-->
      <text:h text:style-name="P10" text:outline-level="1">
<text:span text:style-name="T4">
Chief of Wagner PMC mercenaries Prigozhin: Absolutely everything is being done by the high mi...</text:span>
</text:h>
      <text:p text:style-name="P4">
Authors: liveuamap (Language: en)</text:p>
      <text:p text:style-name="P4">
Time: 2023-05-09T08:27:10</text:p>
      <text:p text:style-name="P4">
Location: Bakhmut (Latitude:48.59557 Longtitude:38.01819)</text:p>
      <text:p text:style-name="P4">
Videos: []</text:p>
      <text:p text:style-name="P4">
Images: []</text:p>
      <text:p text:style-name="P4">
Tags: ["Minsk Monitor", "Europe"]</text:p>
      <text:p text:style-name="P4">
ID: 22561583</text:p>
      <!--METADATA-->
      <text:p text:style-name="P4">
Chief of Wagner PMC mercenaries Prigozhin: Absolutely everything is being doneby the high military command today to make the front collapse</text:p>
      <text:p text:style-name="P4">
News Collection Link: <text:a xlink:type="simple" xlink:href="https://liveuamap.com/en/2023/9-may-chief-of-wagner-pmc-mercenaries-prigozhin-absolutely" text:style-name="Internet_20_link" text:visited-style-name="Visited_20_Internet_20_Link">
https://liveuamap.com/en/2023/9-may-chief-of-wagner-pmc-mercenaries-prigozhin-absolutely</text:a>
</text:p>
      <text:p text:style-name="P4">
Source: <text:a xlink:type="simple" xlink:href="https://t.me/rusbrief/115584" text:style-name="Internet_20_link" text:visited-style-name="Visited_20_Internet_20_Link">
https://t.me/rusbrief/115584</text:a>
</text:p>
      <!--NEWS-->
      <text:h text:style-name="P10" text:outline-level="1">
<text:span text:style-name="T4">
Dnipro, Dnipropetrovska Oblast, Zaporizka Oblast, Donetsk Oblast(14:42). Red Alert: aerial th...</text:span>
</text:h>
      <text:p text:style-name="P4">
Authors: liveuamap (Language: en)</text:p>
      <text:p text:style-name="P4">
Time: 2023-05-09T08:44:00</text:p>
      <text:p text:style-name="P4">
Location: Dnipro (Latitude:48.46033 Longtitude:35.03961)</text:p>
      <text:p text:style-name="P4">
Videos: []</text:p>
      <text:p text:style-name="P4">
Images: []</text:p>
      <text:p text:style-name="P4">
Tags: ["Europe", "Central and Eastern Europe"]</text:p>
      <text:p text:style-name="P4">
ID: 22561585</text:p>
      <!--METADATA-->
      <text:p text:style-name="P4">
Dnipro, Dnipropetrovska Oblast, Zaporizka Oblast, Donetsk Oblast(14:42). RedAlert: aerial threat. Sirens sounding. Take cover now!</text:p>
      <text:p text:style-name="P4">
News Collection Link: <text:a xlink:type="simple" xlink:href="https://liveuamap.com/en/2023/09-may-dnipro-dnipropetrovska-oblast-zaporizkg" text:style-name="Internet_20_link" text:visited-style-name="Visited_20_Internet_20_Link">
https://liveuamap.com/en/2023/09-may-dnipro-dnipropetrovska-oblast-zaporizkg</text:a>
</text:p>
      <text:p text:style-name="P4">
Source: <text:a xlink:type="simple" xlink:href="https://t.me/air_alert_ua/44895" text:style-name="Internet_20_link" text:visited-style-name="Visited_20_Internet_20_Link">
https://t.me/air_alert_ua/44895</text:a>
</text:p>
      <!--NEWS-->
      <text:h text:style-name="P10" text:outline-level="1">
<text:span text:style-name="T4">
The Ukrainian Foreign Ministry called the visit of the Prime Minister of Armenia and the pres...</text:span>
</text:h>
      <text:p text:style-name="P4">
Authors: liveuamap (Language: en)</text:p>
      <text:p text:style-name="P4">
Time: 2023-05-09T08:54:50</text:p>
      <text:p text:style-name="P4">
Location: Kyiv, Kyiv city (Latitude:50.45662 Longtitude:30.52176)</text:p>
      <text:p text:style-name="P4">
Videos: []</text:p>
      <text:p text:style-name="P4">
Images: []</text:p>
      <text:p text:style-name="P4">
Tags: ["Europe", "Central and Eastern Europe"]</text:p>
      <text:p text:style-name="P4">
ID: 22561586</text:p>
      <!--METADATA-->
      <text:p text:style-name="P4">
The Ukrainian Foreign Ministry called the visit of the Prime Minister ofArmenia and the presidents of Kazakhstan, Kyrgyzstan, Tajikistan, Turkmenistanand Uzbekistan to a military parade in Moscow an immoral and unfriendly steptowards Ukraine and a display of contempt for Ukrainians</text:p>
      <text:p text:style-name="P4">
News Collection Link: <text:a xlink:type="simple" xlink:href="https://liveuamap.com/en/2023/9-may-the-ukrainian-foreign-ministry-called-the-visit-of" text:style-name="Internet_20_link" text:visited-style-name="Visited_20_Internet_20_Link">
https://liveuamap.com/en/2023/9-may-the-ukrainian-foreign-ministry-called-the-visit-of</text:a>
</text:p>
      <text:p text:style-name="P4">
Source: <text:a xlink:type="simple" xlink:href="https://t.me/suspilnenews/20576" text:style-name="Internet_20_link" text:visited-style-name="Visited_20_Internet_20_Link">
https://t.me/suspilnenews/20576</text:a>
</text:p>
      <!--NEWS-->
      <text:h text:style-name="P10" text:outline-level="1">
<text:span text:style-name="T4">
Zelensky called the restrictions on the export of Ukrainian grain to the EU "absolutely unacc...</text:span>
</text:h>
      <text:p text:style-name="P4">
Authors: liveuamap (Language: en)</text:p>
      <text:p text:style-name="P4">
Time: 2023-05-09T09:30:44</text:p>
      <text:p text:style-name="P4">
Location: Kyiv, Kyiv city (Latitude:50.44426 Longtitude:30.52914)</text:p>
      <text:p text:style-name="P4">
Videos: []</text:p>
      <text:p text:style-name="P4">
Images: []</text:p>
      <text:p text:style-name="P4">
Tags: ["Europe", "Central and Eastern Europe"]</text:p>
      <text:p text:style-name="P4">
ID: 22561591</text:p>
      <!--METADATA-->
      <text:p text:style-name="P4">
Zelensky called the restrictions on the export of Ukrainian grain to the EU"absolutely unacceptable"</text:p>
      <text:p text:style-name="P4">
News Collection Link: <text:a xlink:type="simple" xlink:href="https://liveuamap.com/en/2023/9-may-zelensky-called-the-restrictions-on-the-export-of-ukrainian" text:style-name="Internet_20_link" text:visited-style-name="Visited_20_Internet_20_Link">
https://liveuamap.com/en/2023/9-may-zelensky-called-the-restrictions-on-the-export-of-ukrainian</text:a>
</text:p>
      <text:p text:style-name="P4">
Source: <text:a xlink:type="simple" xlink:href="https://twitter.com/radiosvoboda/status/1655927691995152386" text:style-name="Internet_20_link" text:visited-style-name="Visited_20_Internet_20_Link">
https://twitter.com/radiosvoboda/status/1655927691995152386</text:a>
</text:p>
      <!--NEWS-->
      <text:h text:style-name="P10" text:outline-level="1">
<text:span text:style-name="T4">
The Pentagon has announced a new military aid package to Ukraine. This package, which totals ...</text:span>
</text:h>
      <text:p text:style-name="P4">
Authors: liveuamap (Language: en)</text:p>
      <text:p text:style-name="P4">
Time: 2023-05-09T09:32:43</text:p>
      <text:p text:style-name="P4">
Location: Arlington, Virginia (Latitude:38.86818 Longtitude:-77.05553)</text:p>
      <text:p text:style-name="P4">
Videos: []</text:p>
      <text:p text:style-name="P4">
Images: ["<text:a xlink:type="simple" xlink:href="https://liveuamap.com/pics/2023/05/09/22561593_0.png" text:style-name="Internet_20_link" text:visited-style-name="Visited_20_Internet_20_Link">
22561593_0.png</text:a>
"]</text:p>
      <text:p text:style-name="P4">
Tags: ["Russia", "Weapons"]</text:p>
      <text:p text:style-name="P4">
ID: 22561593</text:p>
      <!--METADATA-->
      <text:p text:style-name="P4">
The Pentagon has announced a new military aid package to Ukraine. Thispackage, which totals up to $1.2 billion, is being provided under the UkraineSecurity Assistance Initiative (USAI)</text:p>
      <text:p text:style-name="P4">
<draw:frame draw:style-name="fr1" draw:name="Image78" text:anchor-type="as-char" svg:width="6.9236in" svg:height="3.298066in" draw:z-index="0">
<draw:image xlink:href="../Images/liveuamap/2023-05-09T09-32-43/22561593_0.png" xlink:type="simple" xlink:show="embed" xlink:actuate="onLoad" draw:mime-type="image/png"/>
</draw:frame>
</text:p>
      <text:p text:style-name="P4">
News Collection Link: <text:a xlink:type="simple" xlink:href="https://liveuamap.com/en/2023/9-may-the-pentagon-has-announced-a-new-military-aid-package" text:style-name="Internet_20_link" text:visited-style-name="Visited_20_Internet_20_Link">
https://liveuamap.com/en/2023/9-may-the-pentagon-has-announced-a-new-military-aid-package</text:a>
</text:p>
      <text:p text:style-name="P4">
Source: <text:a xlink:type="simple" xlink:href="https://twitter.com/vmsalama/status/1655926665103507458" text:style-name="Internet_20_link" text:visited-style-name="Visited_20_Internet_20_Link">
https://twitter.com/vmsalama/status/1655926665103507458</text:a>
</text:p>
      <!--NEWS-->
      <text:h text:style-name="P10" text:outline-level="1">
<text:span text:style-name="T4">
Sumska Oblast(15:59). Red Alert: aerial threat. Sirens sounding. Take cover now!</text:span>
</text:h>
      <text:p text:style-name="P4">
Authors: liveuamap (Language: en)</text:p>
      <text:p text:style-name="P4">
Time: 2023-05-09T10:01:00</text:p>
      <text:p text:style-name="P4">
Location: Sumska Oblast (Latitude:51.00000000 Longtitude:34.00000000)</text:p>
      <text:p text:style-name="P4">
Videos: []</text:p>
      <text:p text:style-name="P4">
Images: []</text:p>
      <text:p text:style-name="P4">
Tags: []</text:p>
      <text:p text:style-name="P4">
ID: 22561597</text:p>
      <!--METADATA-->
      <text:p text:style-name="P4">
None</text:p>
      <text:p text:style-name="P4">
News Collection Link: <text:a xlink:type="simple" xlink:href="https://liveuamap.com/en/2023/09-may-sumska-oblast1559-red-alert-aerial-thrg" text:style-name="Internet_20_link" text:visited-style-name="Visited_20_Internet_20_Link">
https://liveuamap.com/en/2023/09-may-sumska-oblast1559-red-alert-aerial-thrg</text:a>
</text:p>
      <text:p text:style-name="P4">
Source: <text:a xlink:type="simple" xlink:href="https://liveuamap.com/en/2023/09-may-sumska-oblast1559-red-alert-aerial-thrg" text:style-name="Internet_20_link" text:visited-style-name="Visited_20_Internet_20_Link">
https://liveuamap.com/en/2023/09-may-sumska-oblast1559-red-alert-aerial-thrg</text:a>
</text:p>
      <!--NEWS-->
      <text:h text:style-name="P10" text:outline-level="1">
<text:span text:style-name="T4">
Kherson, Khersonska Oblast(16:36). Red Alert: aerial threat. Sirens sounding. Take cover now!</text:span>
</text:h>
      <text:p text:style-name="P4">
Authors: liveuamap (Language: en)</text:p>
      <text:p text:style-name="P4">
Time: 2023-05-09T10:38:00</text:p>
      <text:p text:style-name="P4">
Location: Kherson (Latitude:46.65546 Longtitude:32.61868)</text:p>
      <text:p text:style-name="P4">
Videos: []</text:p>
      <text:p text:style-name="P4">
Images: []</text:p>
      <text:p text:style-name="P4">
Tags: ["Europe", "Central and Eastern Europe"]</text:p>
      <text:p text:style-name="P4">
ID: 22561600</text:p>
      <!--METADATA-->
      <text:p text:style-name="P4">
Kherson, Khersonska Oblast(16:36). Red Alert: aerial threat. Sirens sounding.Take cover now!</text:p>
      <text:p text:style-name="P4">
News Collection Link: <text:a xlink:type="simple" xlink:href="https://liveuamap.com/en/2023/09-may-kherson-khersonska-oblast1636-red-alerg" text:style-name="Internet_20_link" text:visited-style-name="Visited_20_Internet_20_Link">
https://liveuamap.com/en/2023/09-may-kherson-khersonska-oblast1636-red-alerg</text:a>
</text:p>
      <text:p text:style-name="P4">
Source: <text:a xlink:type="simple" xlink:href="https://t.me/air_alert_ua/44902" text:style-name="Internet_20_link" text:visited-style-name="Visited_20_Internet_20_Link">
https://t.me/air_alert_ua/44902</text:a>
</text:p>
      <!--NEWS-->
      <text:h text:style-name="P10" text:outline-level="1">
<text:span text:style-name="T4">
Donetsk Oblast(19:57). Red Alert: aerial threat. Sirens sounding. Take cover now!</text:span>
</text:h>
      <text:p text:style-name="P4">
Authors: liveuamap (Language: en)</text:p>
      <text:p text:style-name="P4">
Time: 2023-05-09T13:59:00</text:p>
      <text:p text:style-name="P4">
Location: Donetsk Oblast (Latitude:48.7267 Longtitude:37.57733)</text:p>
      <text:p text:style-name="P4">
Videos: []</text:p>
      <text:p text:style-name="P4">
Images: []</text:p>
      <text:p text:style-name="P4">
Tags: ["Europe", "Central and Eastern Europe"]</text:p>
      <text:p text:style-name="P4">
ID: 22561636</text:p>
      <!--METADATA-->
      <text:p text:style-name="P4">
Donetsk Oblast(19:57). Red Alert: aerial threat. Sirens sounding. Take covernow!</text:p>
      <text:p text:style-name="P4">
News Collection Link: <text:a xlink:type="simple" xlink:href="https://liveuamap.com/en/2023/09-may-donetsk-oblast1957-red-alert-aerial-thg" text:style-name="Internet_20_link" text:visited-style-name="Visited_20_Internet_20_Link">
https://liveuamap.com/en/2023/09-may-donetsk-oblast1957-red-alert-aerial-thg</text:a>
</text:p>
      <text:p text:style-name="P4">
Source: <text:a xlink:type="simple" xlink:href="https://t.me/air_alert_ua/44905" text:style-name="Internet_20_link" text:visited-style-name="Visited_20_Internet_20_Link">
https://t.me/air_alert_ua/44905</text:a>
</text:p>
      <!--NEWS-->
      <text:h text:style-name="P10" text:outline-level="1">
<text:span text:style-name="T4">
Russian army attacked Nikopol district several times today. Myrivske community was shelled wi...</text:span>
</text:h>
      <text:p text:style-name="P4">
Authors: liveuamap (Language: en)</text:p>
      <text:p text:style-name="P4">
Time: 2023-05-09T14:20:00</text:p>
      <text:p text:style-name="P4">
Location: Enerhodar (Latitude:47.61338 Longtitude:34.61921)</text:p>
      <text:p text:style-name="P4">
Videos: []</text:p>
      <text:p text:style-name="P4">
Images: ["<text:a xlink:type="simple" xlink:href="https://liveuamap.com/pics/2023/05/09/22561649_0.jpg" text:style-name="Internet_20_link" text:visited-style-name="Visited_20_Internet_20_Link">
22561649_0.jpg</text:a>
", "<text:a xlink:type="simple" xlink:href="https://liveuamap.com/pics/2023/05/09/22561649_1.jpg" text:style-name="Internet_20_link" text:visited-style-name="Visited_20_Internet_20_Link">
22561649_1.jpg</text:a>
", "<text:a xlink:type="simple" xlink:href="https://liveuamap.com/pics/2023/05/09/22561649_2.jpg" text:style-name="Internet_20_link" text:visited-style-name="Visited_20_Internet_20_Link">
22561649_2.jpg</text:a>
"]</text:p>
      <text:p text:style-name="P4">
Tags: ["Russia", "Europe"]</text:p>
      <text:p text:style-name="P4">
ID: 22561649</text:p>
      <!--METADATA-->
      <text:p text:style-name="P4">
Russian army attacked Nikopol district several times today. Myrivske communitywas shelled with artillery fire. Marhanets was attacked with drones</text:p>
      <text:p text:style-name="P4">
<draw:frame draw:style-name="fr1" draw:name="Image79" text:anchor-type="as-char" svg:width="6.9236in" svg:height="5.400408in" draw:z-index="0">
<draw:image xlink:href="../Images/liveuamap/2023-05-09T14-20-00/22561649_0.jpg" xlink:type="simple" xlink:show="embed" xlink:actuate="onLoad" draw:mime-type="image/jpeg"/>
</draw:frame>
<draw:frame draw:style-name="fr1" draw:name="Image80" text:anchor-type="as-char" svg:width="6.9236in" svg:height="3.470455in" draw:z-index="0">
<draw:image xlink:href="../Images/liveuamap/2023-05-09T14-20-00/22561649_1.jpg" xlink:type="simple" xlink:show="embed" xlink:actuate="onLoad" draw:mime-type="image/jpeg"/>
</draw:frame>
<draw:frame draw:style-name="fr1" draw:name="Image81" text:anchor-type="as-char" svg:width="6.9236in" svg:height="3.055039in" draw:z-index="0">
<draw:image xlink:href="../Images/liveuamap/2023-05-09T14-20-00/22561649_2.jpg" xlink:type="simple" xlink:show="embed" xlink:actuate="onLoad" draw:mime-type="image/jpeg"/>
</draw:frame>
</text:p>
      <text:p text:style-name="P4">
News Collection Link: <text:a xlink:type="simple" xlink:href="https://liveuamap.com/en/2023/9-may-russian-army-attacked-nikopol-district-several-times" text:style-name="Internet_20_link" text:visited-style-name="Visited_20_Internet_20_Link">
https://liveuamap.com/en/2023/9-may-russian-army-attacked-nikopol-district-several-times</text:a>
</text:p>
      <text:p text:style-name="P4">
Source: <text:a xlink:type="simple" xlink:href="https://t.me/dnepr_operativ/41516" text:style-name="Internet_20_link" text:visited-style-name="Visited_20_Internet_20_Link">
https://t.me/dnepr_operativ/41516</text:a>
</text:p>
      <!--NEWS-->
      <text:h text:style-name="P10" text:outline-level="1">
<text:span text:style-name="T4">
AFP: We are devastated to learn of the death of AFP video journalist Arman Soldin in eastern ...</text:span>
</text:h>
      <text:p text:style-name="P4">
Authors: liveuamap (Language: en)</text:p>
      <text:p text:style-name="P4">
Time: 2023-05-09T14:22:52</text:p>
      <text:p text:style-name="P4">
Location: Chasiv Iar, Donetsk Oblast (Latitude:48.58612 Longtitude:37.83359)</text:p>
      <text:p text:style-name="P4">
Videos: []</text:p>
      <text:p text:style-name="P4">
Images: ["<text:a xlink:type="simple" xlink:href="https://liveuamap.com/pics/2023/05/09/22561640_0.jpg" text:style-name="Internet_20_link" text:visited-style-name="Visited_20_Internet_20_Link">
22561640_0.jpg</text:a>
"]</text:p>
      <text:p text:style-name="P4">
Tags: ["Minsk Monitor"]</text:p>
      <text:p text:style-name="P4">
ID: 22561640</text:p>
      <!--METADATA-->
      <text:p text:style-name="P4">
AFP: We are devastated to learn of the death of AFP video journalist ArmanSoldin in eastern Ukraine today. All of our thoughts go out to his family andloved ones</text:p>
      <text:p text:style-name="P4">
<draw:frame draw:style-name="fr1" draw:name="Image82" text:anchor-type="as-char" svg:width="6.691667in" svg:height="10.0in" draw:z-index="0">
<draw:image xlink:href="../Images/liveuamap/2023-05-09T14-22-52/22561640_0.jpg" xlink:type="simple" xlink:show="embed" xlink:actuate="onLoad" draw:mime-type="image/jpeg"/>
</draw:frame>
</text:p>
      <text:p text:style-name="P4">
News Collection Link: <text:a xlink:type="simple" xlink:href="https://liveuamap.com/en/2023/9-may-afp-we-are-devastated-to-learn-of-the-death-of-afp" text:style-name="Internet_20_link" text:visited-style-name="Visited_20_Internet_20_Link">
https://liveuamap.com/en/2023/9-may-afp-we-are-devastated-to-learn-of-the-death-of-afp</text:a>
</text:p>
      <text:p text:style-name="P4">
Source: <text:a xlink:type="simple" xlink:href="https://twitter.com/AFP/status/1655991467968430084" text:style-name="Internet_20_link" text:visited-style-name="Visited_20_Internet_20_Link">
https://twitter.com/AFP/status/1655991467968430084</text:a>
</text:p>
      <!--NEWS-->
      <text:h text:style-name="P10" text:outline-level="1">
<text:span text:style-name="T4">
Chernihivska Oblast(20:26). Red Alert: aerial threat. Sirens sounding. Take cover now!</text:span>
</text:h>
      <text:p text:style-name="P4">
Authors: liveuamap (Language: en)</text:p>
      <text:p text:style-name="P4">
Time: 2023-05-09T14:27:00</text:p>
      <text:p text:style-name="P4">
Location: Chernihivska Oblast (Latitude:51.33252 Longtitude:31.99977)</text:p>
      <text:p text:style-name="P4">
Videos: []</text:p>
      <text:p text:style-name="P4">
Images: []</text:p>
      <text:p text:style-name="P4">
Tags: ["Europe", "Central and Eastern Europe"]</text:p>
      <text:p text:style-name="P4">
ID: 22561641</text:p>
      <!--METADATA-->
      <text:p text:style-name="P4">
Chernihivska Oblast(20:26). Red Alert: aerial threat. Sirens sounding. Takecover now!</text:p>
      <text:p text:style-name="P4">
News Collection Link: <text:a xlink:type="simple" xlink:href="https://liveuamap.com/en/2023/09-may-chernihivska-oblast2026-red-alert-aerig" text:style-name="Internet_20_link" text:visited-style-name="Visited_20_Internet_20_Link">
https://liveuamap.com/en/2023/09-may-chernihivska-oblast2026-red-alert-aerig</text:a>
</text:p>
      <text:p text:style-name="P4">
Source: <text:a xlink:type="simple" xlink:href="https://t.me/suspilnechernihiv/18420" text:style-name="Internet_20_link" text:visited-style-name="Visited_20_Internet_20_Link">
https://t.me/suspilnechernihiv/18420</text:a>
</text:p>
      <!--NEWS-->
      <text:h text:style-name="P10" text:outline-level="1">
<text:span text:style-name="T4">
Sumska Oblast(20:28). Red Alert: aerial threat. Sirens sounding. Take cover now!</text:span>
</text:h>
      <text:p text:style-name="P4">
Authors: liveuamap (Language: en)</text:p>
      <text:p text:style-name="P4">
Time: 2023-05-09T14:30:00</text:p>
      <text:p text:style-name="P4">
Location: Sumska Oblast (Latitude:50.99895 Longtitude:33.99922)</text:p>
      <text:p text:style-name="P4">
Videos: []</text:p>
      <text:p text:style-name="P4">
Images: []</text:p>
      <text:p text:style-name="P4">
Tags: ["Europe", "Central and Eastern Europe"]</text:p>
      <text:p text:style-name="P4">
ID: 22561642</text:p>
      <!--METADATA-->
      <text:p text:style-name="P4">
Sumska Oblast(20:28). Red Alert: aerial threat. Sirens sounding. Take covernow!</text:p>
      <text:p text:style-name="P4">
News Collection Link: <text:a xlink:type="simple" xlink:href="https://liveuamap.com/en/2023/09-may-sumska-oblast2028-red-alert-aerial-thrg" text:style-name="Internet_20_link" text:visited-style-name="Visited_20_Internet_20_Link">
https://liveuamap.com/en/2023/09-may-sumska-oblast2028-red-alert-aerial-thrg</text:a>
</text:p>
      <text:p text:style-name="P4">
Source: <text:a xlink:type="simple" xlink:href="https://t.me/air_alert_ua/44907" text:style-name="Internet_20_link" text:visited-style-name="Visited_20_Internet_20_Link">
https://t.me/air_alert_ua/44907</text:a>
</text:p>
      <!--NEWS-->
      <text:h text:style-name="P10" text:outline-level="1">
<text:span text:style-name="T4">
Zaporizka Oblast(21:40). Red Alert: aerial threat. Sirens sounding. Take cover now!</text:span>
</text:h>
      <text:p text:style-name="P4">
Authors: liveuamap (Language: en)</text:p>
      <text:p text:style-name="P4">
Time: 2023-05-09T15:41:00</text:p>
      <text:p text:style-name="P4">
Location: Zaporizka Oblast (Latitude:47.611661 Longtitude:35.766251)</text:p>
      <text:p text:style-name="P4">
Videos: []</text:p>
      <text:p text:style-name="P4">
Images: []</text:p>
      <text:p text:style-name="P4">
Tags: ["Europe", "Central and Eastern Europe"]</text:p>
      <text:p text:style-name="P4">
ID: 22561646</text:p>
      <!--METADATA-->
      <text:p text:style-name="P4">
Zaporizka Oblast(21:40). Red Alert: aerial threat. Sirens sounding. Take covernow!</text:p>
      <text:p text:style-name="P4">
News Collection Link: <text:a xlink:type="simple" xlink:href="https://liveuamap.com/en/2023/09-may-zaporizka-oblast2140-red-alert-aerial-g" text:style-name="Internet_20_link" text:visited-style-name="Visited_20_Internet_20_Link">
https://liveuamap.com/en/2023/09-may-zaporizka-oblast2140-red-alert-aerial-g</text:a>
</text:p>
      <text:p text:style-name="P4">
Source: <text:a xlink:type="simple" xlink:href="https://t.me/air_alert_ua/44912" text:style-name="Internet_20_link" text:visited-style-name="Visited_20_Internet_20_Link">
https://t.me/air_alert_ua/44912</text:a>
</text:p>
      <!--NEWS-->
      <text:h text:style-name="P10" text:outline-level="1">
<text:span text:style-name="T4">
Dnipro, Dnipropetrovska Oblast(21:50). Red Alert: aerial threat. Sirens sounding. Take cover ...</text:span>
</text:h>
      <text:p text:style-name="P4">
Authors: liveuamap (Language: en)</text:p>
      <text:p text:style-name="P4">
Time: 2023-05-09T15:51:00</text:p>
      <text:p text:style-name="P4">
Location: Dnipro (Latitude:48.45930000 Longtitude:35.03865000)</text:p>
      <text:p text:style-name="P4">
Videos: []</text:p>
      <text:p text:style-name="P4">
Images: []</text:p>
      <text:p text:style-name="P4">
Tags: ["Europe", "Central and Eastern Europe"]</text:p>
      <text:p text:style-name="P4">
ID: 22561648</text:p>
      <!--METADATA-->
      <text:p text:style-name="P4">
Dnipro, Dnipropetrovska Oblast(21:50). Red Alert: aerial threat. Sirenssounding. Take cover now!</text:p>
      <text:p text:style-name="P4">
News Collection Link: <text:a xlink:type="simple" xlink:href="https://liveuamap.com/en/2023/09-may-dnipro-dnipropetrovska-oblast2150-red-g" text:style-name="Internet_20_link" text:visited-style-name="Visited_20_Internet_20_Link">
https://liveuamap.com/en/2023/09-may-dnipro-dnipropetrovska-oblast2150-red-g</text:a>
</text:p>
      <text:p text:style-name="P4">
Source: <text:a xlink:type="simple" xlink:href="https://t.me/suspilnednipro/15263" text:style-name="Internet_20_link" text:visited-style-name="Visited_20_Internet_20_Link">
https://t.me/suspilnednipro/15263</text:a>
</text:p>
      <!--NEWS-->
      <text:h text:style-name="P10" text:outline-level="1">
<text:span text:style-name="T4">
Українці провели акцію протесту біля російського посольства в Сеулі</text:span>
</text:h>
      <text:p text:style-name="P4">
Authors: Ukrinform (Person)</text:p>
      <text:p text:style-name="P4">
Publisher: Укринформ (Organization)</text:p>
      <text:p text:style-name="P4">
Published Time: 2023-05-09T16:17:00+03:00</text:p>
      <text:p text:style-name="P4">
Modified Time: 2023-05-09T16:17:00+03:00</text:p>
      <text:p text:style-name="P4">
Description: Напередодні Дня пам’яті та примирення українці Південної Кореї вийшли на акцію протесту проти збройного вторгнення росії в Україну біля російського посольства в Сеулі. — Укрінформ.</text:p>
      <text:p text:style-name="P4">
Images: ["<text:a xlink:type="simple" xlink:href="https://static.ukrinform.com/photos/2023_05/thumb_files/630_360_1683638066-407.jpg" text:style-name="Internet_20_link" text:visited-style-name="Visited_20_Internet_20_Link">
630_360_16836...</text:a>
", "<text:a xlink:type="simple" xlink:href="https://static.ukrinform.com/photos/2023_05/1683638083-196.jpg" text:style-name="Internet_20_link" text:visited-style-name="Visited_20_Internet_20_Link">
1683638083-19...</text:a>
", "<text:a xlink:type="simple" xlink:href="https://static.ukrinform.com/photos/2023_05/1683638099-186.jpg" text:style-name="Internet_20_link" text:visited-style-name="Visited_20_Internet_20_Link">
1683638099-18...</text:a>
"]</text:p>
      <text:p text:style-name="P4">
Tags: ['Діаспора', 'Друга світова', 'Корея', 'Посольство', 'Війна з росією']</text:p>
      <text:p text:style-name="P4">
Type: Article</text:p>
      <!--METADATA-->
      <text:p text:style-name="P4">
<draw:frame draw:style-name="fr1" draw:name="Image83" text:anchor-type="as-char" svg:width="6.9236in" svg:height="3.956343in" draw:z-index="0">
<draw:image xlink:href="../Images/yкринформ/2023-05-09T16-17-00-03-00/630_360_1683638066-407.jpg" xlink:type="simple" xlink:show="embed" xlink:actuate="onLoad" draw:mime-type="image/jpeg"/>
</draw:frame>
Напередодні Дня пам’яті та примирення українці Південної Кореї вийшли на акціюпротесту проти збройного вторгнення росії в Україну біля російськогопосольства в Сеулі.</text:p>
      <text:p text:style-name="P4">
Як передає Укрінформ, про це у <text:a xlink:type="simple" xlink:href="https://www.facebook.com/UkrEmbassyKorea/posts/pfbid0UwcBHbg4AkR1trphMEpCYAXRJJpn1ZP1ftBZX3KD2dCrm1hBfCtdv6rxnMhMdywKl" text:style-name="Internet_20_link" text:visited-style-name="Visited_20_Internet_20_Link">
</text:a>
повідомило Посольство України в Республіці Корея.</text:p>
      <text:p text:style-name="P4">
<draw:frame draw:style-name="fr1" draw:name="Image84" text:anchor-type="as-char" svg:width="6.9236in" svg:height="3.89773in" draw:z-index="0">
<draw:image xlink:href="../Images/yкринформ/2023-05-09T16-17-00-03-00/1683638083-196.jpg" xlink:type="simple" xlink:show="embed" xlink:actuate="onLoad" draw:mime-type="image/jpeg"/>
</draw:frame>
</text:p>
      <text:p text:style-name="P4">
«Українці вшанували пам‘ять тих, хто протистояв нацизму та всіх загиблих підчас Другої світової війни, а також жертв російської війни, зокрема сотеньзагиблих, скалічених або депортованих дітей», – ідеться в дописі.</text:p>
      <text:p text:style-name="P4">
<draw:frame draw:style-name="fr1" draw:name="Image85" text:anchor-type="as-char" svg:width="6.9236in" svg:height="3.89773in" draw:z-index="0">
<draw:image xlink:href="../Images/yкринформ/2023-05-09T16-17-00-03-00/1683638099-186.jpg" xlink:type="simple" xlink:show="embed" xlink:actuate="onLoad" draw:mime-type="image/jpeg"/>
</draw:frame>
</text:p>
      <text:p text:style-name="P4">
Також учасники закликали Корею долучитися до зусиль із притягнення винних ускоєнні воєнних злочинів та злочинів проти людства до відповідальності.</text:p>
      <text:p text:style-name="P4">
Нагадаємо, українці Кореї також <text:a xlink:type="simple" xlink:href="https://www.ukrinform.ua/rubric-diaspora/3693846-ukrainci-korei-proveli-akciu-protestu-navproti-posolstva-rf-u-seuli.html" text:style-name="Internet_20_link" text:visited-style-name="Visited_20_Internet_20_Link">
 </text:a>
 акцію біля російського посольства в Сеулі, протестуючи протизбройної агресії росії в Україні, 9 квітня.</text:p>
      <text:p text:style-name="P4">
<text:span text:style-name="T5">
Фото: Посольство України в Республіці Корея / Фейсбук</text:span>
</text:p>
      <text:p text:style-name="P4">
Source: <text:a xlink:type="simple" xlink:href="https://www.ukrinform.ua/rubric-diaspora/3706871-ukrainci-proveli-akciu-protestu-bila-rosijskogo-posolstva-v-seuli.html" text:style-name="Internet_20_link" text:visited-style-name="Visited_20_Internet_20_Link">
https://www.ukrinform.ua/rubric-diaspora/3706871-ukrainci-proveli-akciu-protestu-bila-rosijskogo-posolstva-v-seuli.html</text:a>
</text:p>
      <!--NEWS-->
      <text:h text:style-name="P10" text:outline-level="1">
<text:span text:style-name="T4">
Швейцарія провела одні з найбільших військових навчань за 30 років</text:span>
</text:h>
      <text:p text:style-name="P4">
Authors: Ukrinform (Person)</text:p>
      <text:p text:style-name="P4">
Publisher: Укринформ (Organization)</text:p>
      <text:p text:style-name="P4">
Published Time: 2023-05-09T16:18:00+03:00</text:p>
      <text:p text:style-name="P4">
Modified Time: 2023-05-09T16:18:00+03:00</text:p>
      <text:p text:style-name="P4">
Description: У Швейцарії пройшли одні з найбільших військових навчань за останні три десятиліття, в ході яких було відпрацьовано відбиття нападу вигаданого ворога. — Укрінформ.</text:p>
      <text:p text:style-name="P4">
Images: ["<text:a xlink:type="simple" xlink:href="https://static.ukrinform.com/photos/2023_05/thumb_files/630_360_1683638797-413.jpg" text:style-name="Internet_20_link" text:visited-style-name="Visited_20_Internet_20_Link">
630_360_16836...</text:a>
"]</text:p>
      <text:p text:style-name="P4">
Tags: ['Швейцарія', 'Військові навчання']</text:p>
      <text:p text:style-name="P4">
Type: Article</text:p>
      <!--METADATA-->
      <text:p text:style-name="P4">
<draw:frame draw:style-name="fr1" draw:name="Image86" text:anchor-type="as-char" svg:width="6.9236in" svg:height="3.956343in" draw:z-index="0">
<draw:image xlink:href="../Images/yкринформ/2023-05-09T16-18-00-03-00/630_360_1683638797-413.jpg" xlink:type="simple" xlink:show="embed" xlink:actuate="onLoad" draw:mime-type="image/jpeg"/>
</draw:frame>
 УШвейцарії пройшли одні з найбільших військових навчань за останні тридесятиліття, в ході яких було відпрацьовано відбиття нападу вигаданого ворога.</text:p>
      <text:p text:style-name="P4">
Про це повідомляє <text:a xlink:type="simple" xlink:href="https://www.reuters.com/world/europe/switzerland-holds-military-drills-its-role-european-defence-focus-2023-05-09/" text:style-name="Internet_20_link" text:visited-style-name="Visited_20_Internet_20_Link">
 </text:a>
 , передаєУкрінформ.</text:p>
      <text:p text:style-name="P4">
Загалом у навчаннях взяли участь чотири тисячі військовослужбовців, якіпроходили тренування в чотирьох кантонах протягом дев'яти днів. <text:a xlink:type="simple" xlink:href="https://www.ukrinform.ua/tag-vijskovi-navcanna" text:style-name="Internet_20_link" text:visited-style-name="Visited_20_Internet_20_Link">
</text:a>
 відбулися в той час, колироль країни в європейській обороні опинилася в центрі уваги на тлі закликівдопомогти Україні у боротьбі з російським вторгненням.</text:p>
      <text:p text:style-name="P4">
Зазначається, що навчання LUX 23, заплановані з 2021 року, не булиорганізовані у відповідь на вторгнення росії в Україну у лютому минулого року,але швейцарські військові кажуть, що воно зробило їх ще більш актуальними.</text:p>
      <text:p text:style-name="P4">
<text:span text:style-name="T4">
Читайте також:</text:span>
 <text:a xlink:type="simple" xlink:href="https://www.ukrinform.ua/rubric-world/3706781-tureccina-ta-azerbajdzan-provodat-spilni-vijskovi-navcanna.html" text:style-name="Internet_20_link" text:visited-style-name="Visited_20_Internet_20_Link">
 <text:span text:style-name="T4">
Туреччина</text:span>
 <text:span text:style-name="T4">
Азербайджан</text:span>
 <text:span text:style-name="T4">
проводять</text:span>
 <text:span text:style-name="T4">
спільні</text:span>
<text:span text:style-name="T4">
військові</text:span>
 <text:span text:style-name="T4">
навчання</text:span>
 </text:a>
</text:p>
      <text:p text:style-name="P4">
«Готовність наших партнерів і розуміння населення щодо такого роду навчаньзначно змінилися. Це, звичайно, безпосередньо пов'язано з війною в Україні», –сказав Матіас Тушер, командувач 1-го територіального дивізіону Швейцарії.</text:p>
      <text:p text:style-name="P4">
Як пише агентство, громадський і міжнародний тиск на Швейцарію з метоюскасування заборони на експорт зброї в зони бойових дій зростає, але деякіполітичні фракції побоюються, що це означатиме кінець її зовнішньополітичноїтрадиції нейтралітету.</text:p>
      <text:p text:style-name="P4">
Як повідомлялося, <text:a xlink:type="simple" xlink:href="https://www.ukrinform.ua/rubric-ato/3705426-u-britanii-prohodat-navcanna-ponad-dvi-tisaci-ukrainskih-vijskovih.html" text:style-name="Internet_20_link" text:visited-style-name="Visited_20_Internet_20_Link">
 </text:a>
</text:p>
      <text:p text:style-name="P4">
<text:span text:style-name="T5">
Фото: menafn</text:span>
</text:p>
      <text:p text:style-name="P4">
Source: <text:a xlink:type="simple" xlink:href="https://www.ukrinform.ua/rubric-world/3706882-svejcaria-provela-odni-z-najbilsih-vijskovih-navcan-za-30-rokiv.html" text:style-name="Internet_20_link" text:visited-style-name="Visited_20_Internet_20_Link">
https://www.ukrinform.ua/rubric-world/3706882-svejcaria-provela-odni-z-najbilsih-vijskovih-navcan-za-30-rokiv.html</text:a>
</text:p>
      <!--NEWS-->
      <text:h text:style-name="P10" text:outline-level="1">
<text:span text:style-name="T4">
«Євро-Реконструкція» розпочинає подачу гарячої води до будинків киян після випробувань</text:span>
</text:h>
      <text:p text:style-name="P4">
Authors: Ukrinform (Person)</text:p>
      <text:p text:style-name="P4">
Publisher: Укринформ (Organization)</text:p>
      <text:p text:style-name="P4">
Published Time: 2023-05-09T16:18:03+03:00</text:p>
      <text:p text:style-name="P4">
Modified Time: 2023-05-09T16:18:03+03:00</text:p>
      <text:p text:style-name="P4">
Description: З 9 травня виконавець послуг ТОВ «Євро-Реконструкція» сумісно з оператором зовнішніх інженерних мереж КП «Київтеплоенерго» розпочинає поступове відновлення надання послуги з постачання гарячої води до будинків киян. — Укрінформ.</text:p>
      <text:p text:style-name="P4">
Images: ["<text:a xlink:type="simple" xlink:href="https://static.ukrinform.com/photos/2018_08/thumb_files/630_360_1535554408-7888.jpg" text:style-name="Internet_20_link" text:visited-style-name="Visited_20_Internet_20_Link">
630_360_15355...</text:a>
"]</text:p>
      <text:p text:style-name="P4">
Tags: ['Вода', 'Київ']</text:p>
      <text:p text:style-name="P4">
Type: Article</text:p>
      <!--METADATA-->
      <text:p text:style-name="P4">
<draw:frame draw:style-name="fr1" draw:name="Image87" text:anchor-type="as-char" svg:width="6.9236in" svg:height="3.956343in" draw:z-index="0">
<draw:image xlink:href="../Images/yкринформ/2023-05-09T16-18-03-03-00/630_360_1535554408-7888.jpg" xlink:type="simple" xlink:show="embed" xlink:actuate="onLoad" draw:mime-type="image/jpeg"/>
</draw:frame>
 З 9травня виконавець послуг ТОВ «Євро-Реконструкція» сумісно з операторомзовнішніх інженерних мереж КП «Київтеплоенерго» розпочинає поступовевідновлення надання послуги з постачання гарячої води до будинків киян.</text:p>
      <text:p text:style-name="P4">
Про це повідомили в пресслужбі компанії, передає Укрінформ.</text:p>
      <text:p text:style-name="P4">
«Підключення водопідігрівачів та систем гарячого водопостачання будинків будездійснюватися поетапно за участю представників виконавця послуг, операторазовнішніх інженерних мереж та балансоутримувачів (управителів) будинків», -йдеться у повідомленні.</text:p>
      <text:p text:style-name="P4">
Перерва у наданні послуг з гарячого водопостачання була викликана проведенняму місті гідравлічних випробувань.</text:p>
      <text:p text:style-name="P4">
«Такі заходи необхідні для забезпечення надійного та безперебійноготеплопостачання протягом наступного опалювального періоду 2023-2024 років», -підкреслили в компанії.</text:p>
      <text:p text:style-name="P4">
<text:span text:style-name="T4">
Читайте також:</text:span>
 <text:a xlink:type="simple" xlink:href="https://www.ukrinform.ua/rubric-regions/3706849-u-cerkasah-vidnovluut-garace-vodopostacanna.html" text:style-name="Internet_20_link" text:visited-style-name="Visited_20_Internet_20_Link">
 </text:a>
</text:p>
      <text:p text:style-name="P4">
Як повідомлялося раніше, 12 квітня 2023 року оператором зовнішніх інженернихмереж КП «Київтеплоенерго» було розпочато гідравлічні випробування тепловихмереж у Дарницькому та Дніпровському районах міста по зоні надання послуг ТОВ“Євро-Реконструкція”.</text:p>
      <text:p text:style-name="P4">
При виконанні гідравлічних випробувань на щільність та міцність оператороммереж було виявлено понад 60 пошкоджень.</text:p>
      <text:p text:style-name="P4">
Source: <text:a xlink:type="simple" xlink:href="https://www.ukrinform.ua/rubric-kyiv/3706870-evrorekonstrukcia-rozpocinae-podacu-garacoi-vodi-do-budinkiv-kian-pisla-viprobuvan.html" text:style-name="Internet_20_link" text:visited-style-name="Visited_20_Internet_20_Link">
https://www.ukrinform.ua/rubric-kyiv/3706870-evrorekonstrukcia-rozpocinae-podacu-garacoi-vodi-do-budinkiv-kian-pisla-viprobuvan.html</text:a>
</text:p>
      <!--NEWS-->
      <text:h text:style-name="P10" text:outline-level="1">
<text:span text:style-name="T4">
Prozorro збільшує кількість конкурентних закупівель</text:span>
</text:h>
      <text:p text:style-name="P4">
Authors: Ukrinform (Person)</text:p>
      <text:p text:style-name="P4">
Publisher: Укринформ (Organization)</text:p>
      <text:p text:style-name="P4">
Published Time: 2023-05-09T16:18:26+03:00</text:p>
      <text:p text:style-name="P4">
Modified Time: 2023-05-09T16:18:26+03:00</text:p>
      <text:p text:style-name="P4">
Description: Система Prozorro збільшує кількість конкурентних закупівель, зокрема, у квітні було проведено 20 тис. таких тендерів. — Укрінформ.</text:p>
      <text:p text:style-name="P4">
Images: ["<text:a xlink:type="simple" xlink:href="https://static.ukrinform.com/photos/2020_12/thumb_files/630_360_1608807093-154.png" text:style-name="Internet_20_link" text:visited-style-name="Visited_20_Internet_20_Link">
630_360_16088...</text:a>
"]</text:p>
      <text:p text:style-name="P4">
Tags: ['ProZorro', 'Тендер']</text:p>
      <text:p text:style-name="P4">
Type: Article</text:p>
      <!--METADATA-->
      <text:p text:style-name="P4">
<draw:frame draw:style-name="fr1" draw:name="Image88" text:anchor-type="as-char" svg:width="6.9236in" svg:height="3.956343in" draw:z-index="0">
<draw:image xlink:href="../Images/yкринформ/2023-05-09T16-18-26-03-00/630_360_1608807093-154.png" xlink:type="simple" xlink:show="embed" xlink:actuate="onLoad" draw:mime-type="image/png"/>
</draw:frame>
 СистемаProzorro збільшує кількість конкурентних закупівель, зокрема, у квітні булопроведено 20 тис. таких тендерів.</text:p>
      <text:p text:style-name="P4">
Про це повідомив генеральний директор ДП "Прозорро" Микола Ткаченко в <text:a xlink:type="simple" xlink:href="https://www.ukrinform.ua/rubric-economy/3706408-mikola-tkacenko-direktor-derzavnogo-pidpriemstva-prozorro.html" text:style-name="Internet_20_link" text:visited-style-name="Visited_20_Internet_20_Link">
</text:a>
 .</text:p>
      <text:p text:style-name="P4">
«Ми бачимо, що частка коштів у закупівлях, які витрачаються через конкурентніпроцедури в нашій системі, росте. У квітні ми вийшли на показник у 76%. Якщоминулого місяця замовники всього провели закупівель на 76 млрд грн, то 52 млрдз них пройшли через конкурентні закупівлі в Prozorro. Мова йде про 20 тис.тендерів, в яких взяли участь 8 тис. підприємств», – сказав Ткаченко.</text:p>
      <text:p text:style-name="P4">
За його словами, система Prozorro дедалі більше адаптовується до війни:скорочуються строки проведення процедур, відкриваються дані, які не єчутливими, розвиваються інструменти для простих та ефективних закупівель, якProzorro Market.</text:p>
      <text:p text:style-name="P4">
<text:span text:style-name="T4">
Читайте також:</text:span>
 <text:a xlink:type="simple" xlink:href="https://www.ukrinform.ua/rubric-economy/3706734-prozorro-provoditime-zakupivli-za-standartami-svitovogo-banku-uze-v-cervni.html" text:style-name="Internet_20_link" text:visited-style-name="Visited_20_Internet_20_Link">
 <text:span text:style-name="T4">
Prozorro</text:span>
 </text:a>
</text:p>
      <text:p text:style-name="P4">
«Потрібно забезпечувати відбудову нашої країни, і розпочинати її потрібно вжезараз, не чекаючи закінчення війни. Це означає, що у своїй роботі ми маємокеруватися тепер не лише вітчизняним законодавством, а й враховувати інтересинаших міжнародних партнерів, тобто зважати на їхні правила та умови. Це,відповідно, ще більше роботи та новацій, які мають бути впроваджені», - додавТкаченко.</text:p>
      <text:p text:style-name="P4">
Як повідомлялося, у березні 2023 року кількість опублікованих успішнихзакупівель через систему <text:a xlink:type="simple" xlink:href="https://www.ukrinform.ua/tag-prozorro" text:style-name="Internet_20_link" text:visited-style-name="Visited_20_Internet_20_Link">
 </text:a>
 становилаблизько 272,5 тис., їхня оголошена вартість – 79 млрд грн.</text:p>
      <text:p text:style-name="P4">
Source: <text:a xlink:type="simple" xlink:href="https://www.ukrinform.ua/rubric-economy/3706872-prozorro-zbilsue-kilkist-konkurentnih-zakupivel.html" text:style-name="Internet_20_link" text:visited-style-name="Visited_20_Internet_20_Link">
https://www.ukrinform.ua/rubric-economy/3706872-prozorro-zbilsue-kilkist-konkurentnih-zakupivel.html</text:a>
</text:p>
      <!--NEWS-->
      <text:h text:style-name="P10" text:outline-level="1">
<text:span text:style-name="T4">
Увага! Розшукуються діти</text:span>
</text:h>
      <text:p text:style-name="P4">
Authors: Ukrinform (Person)</text:p>
      <text:p text:style-name="P4">
Publisher: Укринформ (Organization)</text:p>
      <text:p text:style-name="P4">
Published Time: 2023-05-09T16:20:00+03:00</text:p>
      <text:p text:style-name="P4">
Modified Time: 2023-05-09T16:20:00+03:00</text:p>
      <text:p text:style-name="P4">
Description: Якщо у вас є інформація про зниклих дітей - дзвоніть за номером 116 000 — Укрінформ.</text:p>
      <text:p text:style-name="P4">
Images: ["<text:a xlink:type="simple" xlink:href="https://static.ukrinform.com/photos/2022_08/thumb_files/630_360_1659527493-225.jpg" text:style-name="Internet_20_link" text:visited-style-name="Visited_20_Internet_20_Link">
630_360_16595...</text:a>
", "<text:a xlink:type="simple" xlink:href="https://static.ukrinform.com/photos/2022_08/1659527406-459.jpg" text:style-name="Internet_20_link" text:visited-style-name="Visited_20_Internet_20_Link">
1659527406-45...</text:a>
", "<text:a xlink:type="simple" xlink:href="https://static.ukrinform.com/photos/2022_08/1659527405-642.jpg" text:style-name="Internet_20_link" text:visited-style-name="Visited_20_Internet_20_Link">
1659527405-64...</text:a>
", "<text:a xlink:type="simple" xlink:href="https://static.ukrinform.com/photos/2022_08/1659527404-522.jpg" text:style-name="Internet_20_link" text:visited-style-name="Visited_20_Internet_20_Link">
1659527404-52...</text:a>
", "<text:a xlink:type="simple" xlink:href="https://static.ukrinform.com/photos/2022_08/1659527405-491.jpg" text:style-name="Internet_20_link" text:visited-style-name="Visited_20_Internet_20_Link">
1659527405-49...</text:a>
", "<text:a xlink:type="simple" xlink:href="https://static.ukrinform.com/photos/2022_08/1659527406-839.jpg" text:style-name="Internet_20_link" text:visited-style-name="Visited_20_Internet_20_Link">
1659527406-83...</text:a>
", "<text:a xlink:type="simple" xlink:href="https://static.ukrinform.com/photos/2022_08/1659948836-620.jpg" text:style-name="Internet_20_link" text:visited-style-name="Visited_20_Internet_20_Link">
1659948836-62...</text:a>
", "<text:a xlink:type="simple" xlink:href="https://static.ukrinform.com/photos/2022_08/1659948835-931.jpg" text:style-name="Internet_20_link" text:visited-style-name="Visited_20_Internet_20_Link">
1659948835-93...</text:a>
", "<text:a xlink:type="simple" xlink:href="https://static.ukrinform.com/photos/2022_11/1668596593-534.jpg" text:style-name="Internet_20_link" text:visited-style-name="Visited_20_Internet_20_Link">
1668596593-53...</text:a>
", "<text:a xlink:type="simple" xlink:href="https://static.ukrinform.com/photos/2022_11/1668596592-605.jpg" text:style-name="Internet_20_link" text:visited-style-name="Visited_20_Internet_20_Link">
1668596592-60...</text:a>
", "<text:a xlink:type="simple" xlink:href="https://static.ukrinform.com/photos/2022_11/1668596592-112.jpg" text:style-name="Internet_20_link" text:visited-style-name="Visited_20_Internet_20_Link">
1668596592-11...</text:a>
"]</text:p>
      <text:p text:style-name="P4">
Tags: None</text:p>
      <text:p text:style-name="P4">
Type: Article</text:p>
      <!--METADATA-->
      <text:p text:style-name="P4">
<draw:frame draw:style-name="fr1" draw:name="Image89" text:anchor-type="as-char" svg:width="6.9236in" svg:height="3.956343in" draw:z-index="0">
<draw:image xlink:href="../Images/yкринформ/2023-05-09T16-20-00-03-00/630_360_1659527493-225.jpg" xlink:type="simple" xlink:show="embed" xlink:actuate="onLoad" draw:mime-type="image/jpeg"/>
</draw:frame>
 Якщо у васє інформація про зниклих дітей - дзвоніть за номером 116 000</text:p>
      <text:p text:style-name="P4">
<text:span text:style-name="T4">
АНАСТАСІЯ ТОЛСТОКОРОВА, 4 роки</text:span>
</text:p>
      <text:p text:style-name="P4">
<draw:frame draw:style-name="fr1" draw:name="Image90" text:anchor-type="as-char" svg:width="6.9236in" svg:height="6.9236in" draw:z-index="0">
<draw:image xlink:href="../Images/yкринформ/2023-05-09T16-20-00-03-00/1659527406-459.jpg" xlink:type="simple" xlink:show="embed" xlink:actuate="onLoad" draw:mime-type="image/jpeg"/>
</draw:frame>
</text:p>
      <text:p text:style-name="P4">
12 березня 2022 року 4-річна Анастасія Толстокорова зникла після вибуху убудинку у м. Маріуполь. Де вона зараз - невідомо.</text:p>
      <text:p text:style-name="P4">
Прикмети дитини: виглядає на 4-5 років, худорлява, світле волосся, блакитніочі.</text:p>
      <text:p text:style-name="P4">
<text:span text:style-name="T4">
РОЗА КАМІНСЬКА, 2 роки</text:span>
</text:p>
      <text:p text:style-name="P4">
<draw:frame draw:style-name="fr1" draw:name="Image91" text:anchor-type="as-char" svg:width="6.9236in" svg:height="6.9236in" draw:z-index="0">
<draw:image xlink:href="../Images/yкринформ/2023-05-09T16-20-00-03-00/1659527405-642.jpg" xlink:type="simple" xlink:show="embed" xlink:actuate="onLoad" draw:mime-type="image/jpeg"/>
</draw:frame>
</text:p>
      <text:p text:style-name="P4">
Ще 1 березня 2022 року 2-річна Роза Камінська зникла разом зі своєю родиною уБучанському районі на Київщині.</text:p>
      <text:p text:style-name="P4">
Ймовірно, родина перебуває у Польщі.</text:p>
      <text:p text:style-name="P4">
<text:span text:style-name="T4">
КАТЕРИНА ПЕРЕПЕЛИЦЯ, 8 років</text:span>
</text:p>
      <text:p text:style-name="P4">
<draw:frame draw:style-name="fr1" draw:name="Image92" text:anchor-type="as-char" svg:width="6.9236in" svg:height="6.9236in" draw:z-index="0">
<draw:image xlink:href="../Images/yкринформ/2023-05-09T16-20-00-03-00/1659527404-522.jpg" xlink:type="simple" xlink:show="embed" xlink:actuate="onLoad" draw:mime-type="image/jpeg"/>
</draw:frame>
</text:p>
      <text:p text:style-name="P4">
У січні 2022 року 8-річна дівчинка разом зі своїм батьком виїхала з Сумщини напостійне проживання в Харківську область та досі не виходить на зв’язок. Запопередньою інформацією,</text:p>
      <text:p text:style-name="P4">
населений пункт, де мешкає Катя разом зі своїм батьком та бабусею, перебуваєпід</text:p>
      <text:p text:style-name="P4">
тимчасовою окупацією військами рф.</text:p>
      <text:p text:style-name="P4">
Прикмети дитини: виглядає на 9 років, худорлява, русяве волосся, темні очі.</text:p>
      <text:p text:style-name="P4">
Особливі прикмети: носить окуляри.</text:p>
      <text:p text:style-name="P4">
<text:span text:style-name="T4">
АНДРІЙ ОКСЕНЕНКО, 17 років</text:span>
</text:p>
      <text:p text:style-name="P4">
<draw:frame draw:style-name="fr1" draw:name="Image93" text:anchor-type="as-char" svg:width="6.9236in" svg:height="6.9236in" draw:z-index="0">
<draw:image xlink:href="../Images/yкринформ/2023-05-09T16-20-00-03-00/1659527405-491.jpg" xlink:type="simple" xlink:show="embed" xlink:actuate="onLoad" draw:mime-type="image/jpeg"/>
</draw:frame>
</text:p>
      <text:p text:style-name="P4">
В Києві зник 17-річний Андрій Оксененко.</text:p>
      <text:p text:style-name="P4">
Ще 10 липня 2022 року хлопець пішов з дому та назад досі так і не повернувся.Про</text:p>
      <text:p text:style-name="P4">
Андрія досі немає жодних звісток.</text:p>
      <text:p text:style-name="P4">
Прикмети хлопця: виглядає на 19 років, на зріст 180-190 см., худорлявий, темневолосся,</text:p>
      <text:p text:style-name="P4">
сірі очі.</text:p>
      <text:p text:style-name="P4">
<text:span text:style-name="T4">
АНДРІЙ КАДИГРОБ, 13 років</text:span>
</text:p>
      <text:p text:style-name="P4">
<draw:frame draw:style-name="fr1" draw:name="Image94" text:anchor-type="as-char" svg:width="6.9236in" svg:height="6.9236in" draw:z-index="0">
<draw:image xlink:href="../Images/yкринформ/2023-05-09T16-20-00-03-00/1659527406-839.jpg" xlink:type="simple" xlink:show="embed" xlink:actuate="onLoad" draw:mime-type="image/jpeg"/>
</draw:frame>
</text:p>
      <text:p text:style-name="P4">
Допоможіть знайти 13-річного Андрія Кадигроба, який зник на Кіровоградщині!</text:p>
      <text:p text:style-name="P4">
21 липня 2022 року хлопець пішов з дому в ліс у с. Роздолля та до теперішньогочасу</text:p>
      <text:p text:style-name="P4">
назад так і не повернувся. Де він зараз - невідомо.</text:p>
      <text:p text:style-name="P4">
Прикмети дитини: виглядає на 13-14 років, на зріст 140 см., худорлявий, темневолосся.</text:p>
      <text:p text:style-name="P4">
Одяг: біла футболка, чорні штани, сині шльопанці.</text:p>
      <text:p text:style-name="P4">
<text:span text:style-name="T4">
ЄЛИЗАВЕТА МАНДИЧ, 16 років</text:span>
</text:p>
      <text:p text:style-name="P4">
<draw:frame draw:style-name="fr1" draw:name="Image95" text:anchor-type="as-char" svg:width="6.9236in" svg:height="6.9236in" draw:z-index="0">
<draw:image xlink:href="../Images/yкринформ/2023-05-09T16-20-00-03-00/1659948836-620.jpg" xlink:type="simple" xlink:show="embed" xlink:actuate="onLoad" draw:mime-type="image/jpeg"/>
</draw:frame>
</text:p>
      <text:p text:style-name="P4">
Ще 25 травня 2022 року дівчина зникла у смт. Ківшарівка на Харківщині.</text:p>
      <text:p text:style-name="P4">
Прикмети дитини: виглядає на 17 років, на зріст 158 см., худорлява, русявеволосся, сіро-зелені очі.</text:p>
      <text:p text:style-name="P4">
Особливі прикмети: носить окуляри.</text:p>
      <text:p text:style-name="P4">
<text:span text:style-name="T4">
МИКОЛА ГРИГОР'ЄВ, 17 років</text:span>
</text:p>
      <text:p text:style-name="P4">
<draw:frame draw:style-name="fr1" draw:name="Image96" text:anchor-type="as-char" svg:width="6.9236in" svg:height="6.9236in" draw:z-index="0">
<draw:image xlink:href="../Images/yкринформ/2023-05-09T16-20-00-03-00/1659948835-931.jpg" xlink:type="simple" xlink:show="embed" xlink:actuate="onLoad" draw:mime-type="image/jpeg"/>
</draw:frame>
</text:p>
      <text:p text:style-name="P4">
28 липня 2022 року хлопець пішов з дому у с. Гульск на Житомирщині та дотеперішнього часу назад так і не повернувся.</text:p>
      <text:p text:style-name="P4">
Прикмети: виглядає на 17 років, на зріст 170 см., худорлявий, світле короткеволосся.</text:p>
      <text:p text:style-name="P4">
Одяг: чорна футболка, сині шорти, чорні кросівки.</text:p>
      <text:p text:style-name="P4">
<draw:frame draw:style-name="fr1" draw:name="Image97" text:anchor-type="as-char" svg:width="6.9236in" svg:height="6.9236in" draw:z-index="0">
<draw:image xlink:href="../Images/yкринформ/2023-05-09T16-20-00-03-00/1668596593-534.jpg" xlink:type="simple" xlink:show="embed" xlink:actuate="onLoad" draw:mime-type="image/jpeg"/>
</draw:frame>
</text:p>
      <text:p text:style-name="P4">
11-річний Гліб Черепанов безвісти зник на Донеччині.</text:p>
      <text:p text:style-name="P4">
Ще 12 березня 2022 року хлопчик разом зі своєю бабусею перебував підобстрілами у м. Маріуполь. З тих часів про них немає жодних звісток. Де вони іщо з ними - невідомо!</text:p>
      <text:p text:style-name="P4">
<draw:frame draw:style-name="fr1" draw:name="Image98" text:anchor-type="as-char" svg:width="6.9236in" svg:height="6.9236in" draw:z-index="0">
<draw:image xlink:href="../Images/yкринформ/2023-05-09T16-20-00-03-00/1668596592-605.jpg" xlink:type="simple" xlink:show="embed" xlink:actuate="onLoad" draw:mime-type="image/jpeg"/>
</draw:frame>
</text:p>
      <text:p text:style-name="P4">
8-річна Маргарита Мітюніна безвісти зникла на Херсонщині.</text:p>
      <text:p text:style-name="P4">
10 жовтня 2022 року дівчинка зникла у с. Червоний Маяк. За останньоюінформацією її могли вивезти до Криму.</text:p>
      <text:p text:style-name="P4">
<draw:frame draw:style-name="fr1" draw:name="Image99" text:anchor-type="as-char" svg:width="6.9236in" svg:height="6.9236in" draw:z-index="0">
<draw:image xlink:href="../Images/yкринформ/2023-05-09T16-20-00-03-00/1668596592-112.jpg" xlink:type="simple" xlink:show="embed" xlink:actuate="onLoad" draw:mime-type="image/jpeg"/>
</draw:frame>
</text:p>
      <text:p text:style-name="Horizontal_20_Line"/>
      <text:p text:style-name="P4">
На Донеччині безвісти зник 16-річний Сергій Самойлов.</text:p>
      <text:p text:style-name="P4">
Ще в березні 2022 року підліток зник на Донеччині після обсрілів містаМаріуполь. Досі про нього немає жодних звісток і де він зараз - невідомо!</text:p>
      <text:p text:style-name="P4">
Прикмети дитини: виглядає на 16-17 років, середня статура, русяве волосся.</text:p>
      <text:p text:style-name="P4">
<text:span text:style-name="T4">
Якщо Ви десь бачили цих дітей - телефонуйте з мобільного на гарячу лінію«Служби розшуку дітей» за номером 116 000 або напишіть нам в чат-бот -@missingchildren_bot!</text:span>
</text:p>
      <text:p text:style-name="P4">
<text:span text:style-name="T4">
Для абонентів усіх мобільних операторів дзвінки - безкоштовні.</text:span>
</text:p>
      <text:p text:style-name="P4">
Source: <text:a xlink:type="simple" xlink:href="https://www.ukrinform.ua/rubric-society/3542776-uvaga-rozsukuutsa-diti.html" text:style-name="Internet_20_link" text:visited-style-name="Visited_20_Internet_20_Link">
https://www.ukrinform.ua/rubric-society/3542776-uvaga-rozsukuutsa-diti.html</text:a>
</text:p>
      <!--NEWS-->
      <text:h text:style-name="P10" text:outline-level="1">
<text:span text:style-name="T4">
Сунак назвав путіна єдиним відповідальним за вторгнення в Україну</text:span>
</text:h>
      <text:p text:style-name="P4">
Authors: Ukrinform (Person)</text:p>
      <text:p text:style-name="P4">
Publisher: Укринформ (Organization)</text:p>
      <text:p text:style-name="P4">
Published Time: 2023-05-09T16:20:44+03:00</text:p>
      <text:p text:style-name="P4">
Modified Time: 2023-05-09T16:20:44+03:00</text:p>
      <text:p text:style-name="P4">
Description: Прем`єр-міністр Великої Британії Ріші Сунак вважає, що лише одна людина відповідальна за незаконне та неспровоковане вторгнення в Україну – президент росії володимир путін. — Укрінформ.</text:p>
      <text:p text:style-name="P4">
Images: ["<text:a xlink:type="simple" xlink:href="https://static.ukrinform.com/photos/2022_11/thumb_files/630_360_1668506351-613.jpg" text:style-name="Internet_20_link" text:visited-style-name="Visited_20_Internet_20_Link">
630_360_16685...</text:a>
"]</text:p>
      <text:p text:style-name="P4">
Tags: ['Британія', 'путін', 'Війна з росією', 'Ріші Сунак']</text:p>
      <text:p text:style-name="P4">
Type: Article</text:p>
      <!--METADATA-->
      <text:p text:style-name="P4">
<draw:frame draw:style-name="fr1" draw:name="Image100" text:anchor-type="as-char" svg:width="6.9236in" svg:height="3.956343in" draw:z-index="0">
<draw:image xlink:href="../Images/yкринформ/2023-05-09T16-20-44-03-00/630_360_1668506351-613.jpg" xlink:type="simple" xlink:show="embed" xlink:actuate="onLoad" draw:mime-type="image/jpeg"/>
</draw:frame>
 Прем`єр-міністр Великої Британії Ріші Сунак вважає, що лише одна людина відповідальназа незаконне та неспровоковане вторгнення в Україну – президент росіїволодимир путін.</text:p>
      <text:p text:style-name="P4">
Заява Сунака пролунала на тлі заяв путіна 9 травня на так званому параді вмоскві, передає Укрінформ з посиланням на <text:a xlink:type="simple" xlink:href="https://www.telegraph.co.uk/world-news/2023/05/09/russia-ukraine-war-latest-news-putin-speech-victory-day/" text:style-name="Internet_20_link" text:visited-style-name="Visited_20_Internet_20_Link">
</text:a>
 .</text:p>
      <text:p text:style-name="P4">
«Є лише одна людина, яка несе відповідальність за незаконне і неспровокованевторгнення в Україну, і це президент <text:a xlink:type="simple" xlink:href="https://www.ukrinform.ua/tag-putin" text:style-name="Internet_20_link" text:visited-style-name="Visited_20_Internet_20_Link">
 </text:a>
 .Злочини, які вчиняються, жахливі. Страждання, яких зазнає український народ, єжахливими», - сказав Сунак.</text:p>
      <text:p text:style-name="P4">
Він також наполіг на продовженні підтримки України.</text:p>
      <text:p text:style-name="P4">
«Тому правильно, що ми залишаємося непохитними у підтримці народу України вцій агресії. Це те, що я і Сполучене Королівство продовжуватимемо робити», –запевнив Сунак.</text:p>
      <text:p text:style-name="P4">
Як повідомляв Укрінформ, редактор з міжнародних справ <text:a xlink:type="simple" xlink:href="https://www.ukrinform.ua/rubric-world/3706742-promova-putina-na-9-travna-e-zbocennam-ta-spotvorennam-istorii-sky-news.html" text:style-name="Internet_20_link" text:visited-style-name="Visited_20_Internet_20_Link">
</text:a>
 вважає, що промоваросійського лідера володимира путіна - "гротескне збочення" та "спотворенняісторії".</text:p>
      <text:p text:style-name="P4">
<text:span text:style-name="T4">
Читайте також:</text:span>
 <text:a xlink:type="simple" xlink:href="https://www.ukrinform.ua/rubric-polytics/3706733-solc-pro-parad-u-rosii-ca-demonstracia-sili-nas-ne-zalakae.html" text:style-name="Internet_20_link" text:visited-style-name="Visited_20_Internet_20_Link">
 </text:a>
</text:p>
      <text:p text:style-name="P4">
Військовий парад 9 травня на красній площі у москві, був коротшим, ніжзазвичай, на ньому не було сучасної бронетанкової техніки, проїхав лишемузейний Т-34. На парад кремлю вдалося зібрати лідерів шістьох держав –Вірменії, Казахстану, Киргизстану, Узбекистану, Таджикистану, Туркменістану,також прибув самопроголошений президент білорусі олександр лукашенко.</text:p>
      <text:p text:style-name="P4">
<text:span text:style-name="T5">
Фото: Getty Images</text:span>
</text:p>
      <text:p text:style-name="P4">
Source: <text:a xlink:type="simple" xlink:href="https://www.ukrinform.ua/rubric-polytics/3706874-sunak-nazvav-putina-edinim-vidpovidalnim-za-vtorgnenna-v-ukrainu.html" text:style-name="Internet_20_link" text:visited-style-name="Visited_20_Internet_20_Link">
https://www.ukrinform.ua/rubric-polytics/3706874-sunak-nazvav-putina-edinim-vidpovidalnim-za-vtorgnenna-v-ukrainu.html</text:a>
</text:p>
      <!--NEWS-->
      <text:h text:style-name="P10" text:outline-level="1">
<text:span text:style-name="T4">
На Сумщині назвали першочергові об'єкти для відновлення</text:span>
</text:h>
      <text:p text:style-name="P4">
Authors: Ukrinform (Person)</text:p>
      <text:p text:style-name="P4">
Publisher: Укринформ (Organization)</text:p>
      <text:p text:style-name="P4">
Published Time: 2023-05-09T16:21:00+03:00</text:p>
      <text:p text:style-name="P4">
Modified Time: 2023-05-09T16:21:00+03:00</text:p>
      <text:p text:style-name="P4">
Description: В Сумській ОВА назвали першочергові об'єкти на відновлення - Охтирську ТЕЦ та привокзальну площу в Тростянці. — Укрінформ.</text:p>
      <text:p text:style-name="P4">
Images: ["<text:a xlink:type="simple" xlink:href="https://static.ukrinform.com/photos/2023_05/thumb_files/630_360_1683638156-5723.jpeg" text:style-name="Internet_20_link" text:visited-style-name="Visited_20_Internet_20_Link">
630_360_16836...</text:a>
", "<text:a xlink:type="simple" xlink:href="https://static.ukrinform.com/photos/2023_05/1683638157-2089.jpeg" text:style-name="Internet_20_link" text:visited-style-name="Visited_20_Internet_20_Link">
1683638157-20...</text:a>
", "<text:a xlink:type="simple" xlink:href="https://static.ukrinform.com/photos/2023_05/thumb_files/630_360_1683638155-6814.jpeg" text:style-name="Internet_20_link" text:visited-style-name="Visited_20_Internet_20_Link">
630_360_16836...</text:a>
", "<text:a xlink:type="simple" xlink:href="https://static.ukrinform.com/photos/2023_05/thumb_files/630_360_1683638156-9300.jpeg" text:style-name="Internet_20_link" text:visited-style-name="Visited_20_Internet_20_Link">
630_360_16836...</text:a>
", "<text:a xlink:type="simple" xlink:href="https://static.ukrinform.com/photos/2023_05/thumb_files/630_360_1683638156-9464.jpeg" text:style-name="Internet_20_link" text:visited-style-name="Visited_20_Internet_20_Link">
630_360_16836...</text:a>
", "<text:a xlink:type="simple" xlink:href="https://static.ukrinform.com/photos/2023_05/thumb_files/630_360_1683638156-1357.jpeg" text:style-name="Internet_20_link" text:visited-style-name="Visited_20_Internet_20_Link">
630_360_16836...</text:a>
", "<text:a xlink:type="simple" xlink:href="https://static.ukrinform.com/photos/2023_05/thumb_files/630_360_1683638156-8096.jpeg" text:style-name="Internet_20_link" text:visited-style-name="Visited_20_Internet_20_Link">
630_360_16836...</text:a>
", "<text:a xlink:type="simple" xlink:href="https://static.ukrinform.com/photos/2023_05/thumb_files/630_360_1683638156-7873.jpeg" text:style-name="Internet_20_link" text:visited-style-name="Visited_20_Internet_20_Link">
630_360_16836...</text:a>
", "<text:a xlink:type="simple" xlink:href="https://static.ukrinform.com/photos/2023_05/thumb_files/630_360_1683638157-2089.jpeg" text:style-name="Internet_20_link" text:visited-style-name="Visited_20_Internet_20_Link">
630_360_16836...</text:a>
"]</text:p>
      <text:p text:style-name="P4">
Tags: ['Сумщина', 'Відбудова']</text:p>
      <text:p text:style-name="P4">
Type: Article</text:p>
      <!--METADATA-->
      <text:p text:style-name="P4">
<draw:frame draw:style-name="fr1" draw:name="Image101" text:anchor-type="as-char" svg:width="6.9236in" svg:height="3.956343in" draw:z-index="0">
<draw:image xlink:href="../Images/yкринформ/2023-05-09T16-21-00-03-00/630_360_1683638156-5723.jpeg" xlink:type="simple" xlink:show="embed" xlink:actuate="onLoad" draw:mime-type="image/jpeg"/>
</draw:frame>
 ВСумській ОВА назвали першочергові об'єкти на відновлення - Охтирську ТЕЦ тапривокзальну площу в Тростянці.</text:p>
      <text:p text:style-name="P4">
Про це повідомили в <text:a xlink:type="simple" xlink:href="https://sm.gov.ua/ru/arkhiv1/31314-obyekty-infrastruktury-sumshchyny-yaki-potrebuyut-pershocherhovoho-vidnovlennya-u-poli-zoru-prezydenta-ukrayiny-uryadu-ta-sumskoyi-ova.html" text:style-name="Internet_20_link" text:visited-style-name="Visited_20_Internet_20_Link">
 </text:a>
 , передаєУкрінформ.</text:p>
      <text:p text:style-name="P4">
Як повідомив голова СОВА Володимир Артюх, в області визначили ряд пріоритетнихоб’єктів, які мають відновити першочергово спільно з урядом, місцевою владоюта міжнародними донорами.</text:p>
      <text:p text:style-name="P4">
Зазначається, що першим об’єктом стала Охтирська ТЕЦ.</text:p>
      <text:p text:style-name="P4">
"28 лютого, 3 та 7 березня внаслідок артилерійських обстрілів та авіаударів поОхтирці місцеву ТЕЦ було зруйновано. Під час наради щодо забезпечення Охтиркитеплом в осінньо-зимовий період 2023/2024 років, її учасники випрацювалидорожню карту щодо відновлення ТЕЦ, поставили конкретні завдання та термінивиконання", - зазначають в ОВА.</text:p>
      <text:p text:style-name="P4">
Також у відомстві звітують що зрушило з мертвої точки й питання відновленняамбулаторії загальної практики сімейної медицини в с. Хухра Охтирськогорайону.</text:p>
      <text:p text:style-name="P4">
<draw:frame draw:style-name="fr1" draw:name="Image102" text:anchor-type="as-char" svg:width="6.9236in" svg:height="4.615733in" draw:z-index="0">
<draw:image xlink:href="../Images/yкринформ/2023-05-09T16-21-00-03-00/1683638157-2089.jpeg" xlink:type="simple" xlink:show="embed" xlink:actuate="onLoad" draw:mime-type="image/jpeg"/>
</draw:frame>
</text:p>
      <text:p text:style-name="P4">
"До початку повномасштабного вторгнення росії на територію України у закладібули проведені капітальні ремонти приміщення та даху, зроблені внутрішніроботи в кабінетах. Крім того, амбулаторія була укомплектована сучасниммедичним обладнанням. 16 березня 2022 року внаслідок авіаудару амбулаторіюбуло вщент знищено із усім матеріально-технічним забезпеченням", - йдеться вповідомленні.</text:p>
      <text:p text:style-name="P4">
<text:span text:style-name="T4">
Читайте також:</text:span>
 <text:a xlink:type="simple" xlink:href="https://www.ukrinform.ua/rubric-vidbudova/3705315-mer-mariupola-predstaviv-plan-vidrodzenna-mista.html" text:style-name="Internet_20_link" text:visited-style-name="Visited_20_Internet_20_Link">
 <text:span text:style-name="T4">
Маріуполя</text:span>
 </text:a>
</text:p>
      <text:p text:style-name="P4">
За словами Артюха, ще в минулому році працівники компанії Rolls-Royce зібраликошти на відбудову закладу, то ж наразі темпи відновлення цього об’єктузалежать від того, наскільки оперативно працюватимуть посадовці на місцях.</text:p>
      <text:p text:style-name="P4">
<draw:frame draw:style-name="fr1" draw:name="Image103" text:anchor-type="as-char" svg:width="6.9236in" svg:height="3.956343in" draw:z-index="0">
<draw:image xlink:href="../Images/yкринформ/2023-05-09T16-21-00-03-00/630_360_1683638155-6814.jpeg" xlink:type="simple" xlink:show="embed" xlink:actuate="onLoad" draw:mime-type="image/jpeg"/>
</draw:frame>
 НаСумщині назвали першочергові об'єкти для відновлення / Фото: Сумська ОВА  <text:a xlink:type="simple" xlink:href="https://static.ukrinform.com/photos/2023_05/1683638155-6814.jpeg" text:style-name="Internet_20_link" text:visited-style-name="Visited_20_Internet_20_Link">
<draw:frame draw:style-name="fr1" draw:name="Image104" text:anchor-type="as-char" svg:width="6.9236in" svg:height="3.956343in" draw:z-index="0">
<draw:image xlink:href="../Images/yкринформ/2023-05-09T16-21-00-03-00/630_360_1683638155-6814.jpeg" xlink:type="simple" xlink:show="embed" xlink:actuate="onLoad" draw:mime-type="image/jpeg"/>
</draw:frame>
</text:a>
 <text:a xlink:type="simple" xlink:href="https://static.ukrinform.com/photos/2023_05/1683638156-9300.jpeg" text:style-name="Internet_20_link" text:visited-style-name="Visited_20_Internet_20_Link">
<draw:frame draw:style-name="fr1" draw:name="Image105" text:anchor-type="as-char" svg:width="6.9236in" svg:height="3.956343in" draw:z-index="0">
<draw:image xlink:href="../Images/yкринформ/2023-05-09T16-21-00-03-00/630_360_1683638156-9300.jpeg" xlink:type="simple" xlink:show="embed" xlink:actuate="onLoad" draw:mime-type="image/jpeg"/>
</draw:frame>
</text:a>
 <text:a xlink:type="simple" xlink:href="https://static.ukrinform.com/photos/2023_05/1683638156-9464.jpeg" text:style-name="Internet_20_link" text:visited-style-name="Visited_20_Internet_20_Link">
<draw:frame draw:style-name="fr1" draw:name="Image106" text:anchor-type="as-char" svg:width="6.9236in" svg:height="3.956343in" draw:z-index="0">
<draw:image xlink:href="../Images/yкринформ/2023-05-09T16-21-00-03-00/630_360_1683638156-9464.jpeg" xlink:type="simple" xlink:show="embed" xlink:actuate="onLoad" draw:mime-type="image/jpeg"/>
</draw:frame>
</text:a>
 <text:a xlink:type="simple" xlink:href="https://static.ukrinform.com/photos/2023_05/1683638156-5723.jpeg" text:style-name="Internet_20_link" text:visited-style-name="Visited_20_Internet_20_Link">
<draw:frame draw:style-name="fr1" draw:name="Image107" text:anchor-type="as-char" svg:width="6.9236in" svg:height="3.956343in" draw:z-index="0">
<draw:image xlink:href="../Images/yкринформ/2023-05-09T16-21-00-03-00/630_360_1683638156-5723.jpeg" xlink:type="simple" xlink:show="embed" xlink:actuate="onLoad" draw:mime-type="image/jpeg"/>
</draw:frame>
</text:a>
 <text:a xlink:type="simple" xlink:href="https://static.ukrinform.com/photos/2023_05/1683638156-1357.jpeg" text:style-name="Internet_20_link" text:visited-style-name="Visited_20_Internet_20_Link">
<draw:frame draw:style-name="fr1" draw:name="Image108" text:anchor-type="as-char" svg:width="6.9236in" svg:height="3.956343in" draw:z-index="0">
<draw:image xlink:href="../Images/yкринформ/2023-05-09T16-21-00-03-00/630_360_1683638156-1357.jpeg" xlink:type="simple" xlink:show="embed" xlink:actuate="onLoad" draw:mime-type="image/jpeg"/>
</draw:frame>
</text:a>
 <text:a xlink:type="simple" xlink:href="https://static.ukrinform.com/photos/2023_05/1683638156-8096.jpeg" text:style-name="Internet_20_link" text:visited-style-name="Visited_20_Internet_20_Link">
<draw:frame draw:style-name="fr1" draw:name="Image109" text:anchor-type="as-char" svg:width="6.9236in" svg:height="3.956343in" draw:z-index="0">
<draw:image xlink:href="../Images/yкринформ/2023-05-09T16-21-00-03-00/630_360_1683638156-8096.jpeg" xlink:type="simple" xlink:show="embed" xlink:actuate="onLoad" draw:mime-type="image/jpeg"/>
</draw:frame>
</text:a>
 <text:a xlink:type="simple" xlink:href="https://static.ukrinform.com/photos/2023_05/1683638156-7873.jpeg" text:style-name="Internet_20_link" text:visited-style-name="Visited_20_Internet_20_Link">
<draw:frame draw:style-name="fr1" draw:name="Image110" text:anchor-type="as-char" svg:width="6.9236in" svg:height="3.956343in" draw:z-index="0">
<draw:image xlink:href="../Images/yкринформ/2023-05-09T16-21-00-03-00/630_360_1683638156-7873.jpeg" xlink:type="simple" xlink:show="embed" xlink:actuate="onLoad" draw:mime-type="image/jpeg"/>
</draw:frame>
</text:a>
 <text:a xlink:type="simple" xlink:href="https://static.ukrinform.com/photos/2023_05/1683638157-2089.jpeg" text:style-name="Internet_20_link" text:visited-style-name="Visited_20_Internet_20_Link">
<draw:frame draw:style-name="fr1" draw:name="Image111" text:anchor-type="as-char" svg:width="6.9236in" svg:height="3.956343in" draw:z-index="0">
<draw:image xlink:href="../Images/yкринформ/2023-05-09T16-21-00-03-00/630_360_1683638157-2089.jpeg" xlink:type="simple" xlink:show="embed" xlink:actuate="onLoad" draw:mime-type="image/jpeg"/>
</draw:frame>
</text:a>
</text:p>
      <text:p text:style-name="P4">
Він зазначив, що уже є проект будівництва, земельна ділянка, то ж треба "братий починати роботи".</text:p>
      <text:p text:style-name="P4">
У Тростянці, який також сильно постраждав від ворожих дій, відновлять,зокрема, Привокзальну площу, яка була фактично знищена окупантами.</text:p>
      <text:p text:style-name="P4">
"Відновлення усіх цих об’єктів потребує постійного контролю та ефективноїспівпраці усіх задіяних учасників. Впевнений, що голови громад поставлятьтакож ці питання в пріоритет", – наголосив Артюх.</text:p>
      <text:p text:style-name="P4">
Як повідомлялося, на <text:a xlink:type="simple" xlink:href="https://www.ukrinform.ua/tag-sumsina" text:style-name="Internet_20_link" text:visited-style-name="Visited_20_Internet_20_Link">
 </text:a>
 зранку 9 травнязафіксували 9 ворожих обстрілів.</text:p>
      <text:p text:style-name="P4">
Source: <text:a xlink:type="simple" xlink:href="https://www.ukrinform.ua/rubric-vidbudova/3706876-na-sumsini-nazvali-persocergovi-obekti-dla-vidnovlenna.html" text:style-name="Internet_20_link" text:visited-style-name="Visited_20_Internet_20_Link">
https://www.ukrinform.ua/rubric-vidbudova/3706876-na-sumsini-nazvali-persocergovi-obekti-dla-vidnovlenna.html</text:a>
</text:p>
      <!--NEWS-->
      <text:h text:style-name="P10" text:outline-level="1">
<text:span text:style-name="T4">
Європа не повинна забувати про російську агресію – Шольц</text:span>
</text:h>
      <text:p text:style-name="P4">
Authors: Ukrinform (Person)</text:p>
      <text:p text:style-name="P4">
Publisher: Укринформ (Organization)</text:p>
      <text:p text:style-name="P4">
Published Time: 2023-05-09T16:24:00+03:00</text:p>
      <text:p text:style-name="P4">
Modified Time: 2023-05-09T16:24:00+03:00</text:p>
      <text:p text:style-name="P4">
Description: Європа, світ не повинні забувати про російську агресію проти України, але мають продовжувати солідарно підтримувати європейську країну, адже це відповідає інтересам самого ЄС. — Укрінформ.</text:p>
      <text:p text:style-name="P4">
Images: ["<text:a xlink:type="simple" xlink:href="https://static.ukrinform.com/photos/2023_02/thumb_files/630_360_1675929893-693.jpg" text:style-name="Internet_20_link" text:visited-style-name="Visited_20_Internet_20_Link">
630_360_16759...</text:a>
"]</text:p>
      <text:p text:style-name="P4">
Tags: ['Німеччина', 'Шольц', 'Війна з росією']</text:p>
      <text:p text:style-name="P4">
Type: Article</text:p>
      <!--METADATA-->
      <text:p text:style-name="P4">
<draw:frame draw:style-name="fr1" draw:name="Image112" text:anchor-type="as-char" svg:width="6.9236in" svg:height="3.956343in" draw:z-index="0">
<draw:image xlink:href="../Images/yкринформ/2023-05-09T16-24-00-03-00/630_360_1675929893-693.jpg" xlink:type="simple" xlink:show="embed" xlink:actuate="onLoad" draw:mime-type="image/jpeg"/>
</draw:frame>
 Європа,світ не повинні забувати про російську агресію проти України, але маютьпродовжувати солідарно підтримувати європейську країну, адже це відповідаєінтересам самого ЄС.</text:p>
      <text:p text:style-name="P4">
Про це заявив канцлер ФРН Олаф Шольц під час дебатів у Європейськомупарламенті 9 травня, повідомляє кореспондент Укрінформу.</text:p>
      <text:p text:style-name="P4">
«Не будемо забувати: російська агресія є загрозою. ... Це загроза миру табезпеці в Європі та в усьому світі. ... Це демонстрація сили, влади, якаготова оскаржувати закон. І цей меседж ми не маємо права залишити непочутим,удати, що нічого не сталося. З нападом на Україну пов’язане чітке послання. Іми разом у НАТО маємо чітко всім показати, що ми є достатньо сильними, абибути в змозі захиститися як мирний альянс, який не здійснює агресію протиінших», - заявив Шольц.</text:p>
      <text:p text:style-name="P4">
<text:span text:style-name="T4">
Читайте також:</text:span>
 <text:a xlink:type="simple" xlink:href="https://www.ukrinform.ua/rubric-polytics/3706795-solc-lobiuvatime-ideu-rozsirenna-es-zokrema-clenstva-ukraini.html" text:style-name="Internet_20_link" text:visited-style-name="Visited_20_Internet_20_Link">
 <text:span text:style-name="T4">
Шольц</text:span>
 </text:a>
</text:p>
      <text:p text:style-name="P4">
Він підкреслив, що в Європі та у всьому світі повинен бути консенсус щодонеприпустимості повернення до ревізіонізму, зміни кордонів за допомогою сили.Саме це є запорукою миру на планеті, зазначив політик.</text:p>
      <text:p text:style-name="P4">
Німецький канцлер визнав, що на тлі російської агресії ЄС продемонструвавнебувалу згуртованість і солідарність: це стосується допомоги Україні,посилення обороноздатності самого ЄС, а також подальшої підтримки України нашляху відбудови. Це завдання потребуватиме багато ресурсів, часу і терпіння,зауважив політик. Але, додав він, це є також великим шансом не лише дляУкраїни, але для всієї Європи, адже «процвітаюча, демократична Україна єчітким відторгненням путінської імперської, ревізіоністської, незаконноїполітики на нашому континенті».</text:p>
      <text:p text:style-name="P4">
Шольц відкинув критику деяких парламентаріїв щодо повільності ухваленняБерліном рішень з надання військової допомоги Україні. Німеччина є найбільшим«донором» України в ЄС, нагадав глава уряду ФРН.</text:p>
      <text:p text:style-name="P4">
<text:span text:style-name="T4">
Читайте також:</text:span>
 <text:a xlink:type="simple" xlink:href="https://www.ukrinform.ua/rubric-polytics/3706733-solc-pro-parad-u-rosii-ca-demonstracia-sili-nas-ne-zalakae.html" text:style-name="Internet_20_link" text:visited-style-name="Visited_20_Internet_20_Link">
 <text:span text:style-name="T4">
Шольц</text:span>
 </text:a>
</text:p>
      <text:p text:style-name="P4">
«Єдине цілком зрозуміло: Німеччина надає Україні найбільшу підтримку середусіх членів ЄС. Ми будемо такими залишатися, адже хочемо підтримати Україну вїї визвольній боротьбі», - пообіцяв Шольц. Він особливо відзначив, що ФРНдалеко попереду в тому, що стосується надання Україні озброєнь. Але передачавсіх типів озброєнь вирішувалася та буде вирішуватися у тісній координації зпартнерами та друзями, таку політику підтримує більшість громадян ФРН.</text:p>
      <text:p text:style-name="P4">
Зазначимо, що загальна вартість окремих ліцензій, виданих Федеральним урядомна експорт військових товарів в Україну в період з 1 січня 2022 року по 24квітня 2023 року, становить 2 751 982 374 євро.</text:p>
      <text:p text:style-name="P4">
Фото: ОП</text:p>
      <text:p text:style-name="P4">
Source: <text:a xlink:type="simple" xlink:href="https://www.ukrinform.ua/rubric-polytics/3706875-evropa-ne-povinna-zabuvati-pro-rosijsku-agresiu-solc.html" text:style-name="Internet_20_link" text:visited-style-name="Visited_20_Internet_20_Link">
https://www.ukrinform.ua/rubric-polytics/3706875-evropa-ne-povinna-zabuvati-pro-rosijsku-agresiu-solc.html</text:a>
</text:p>
      <!--NEWS-->
      <text:h text:style-name="P10" text:outline-level="1">
<text:span text:style-name="T4">
Експорт агропродукції з морських портів за тиждень скоротився на 10% - УКАБ</text:span>
</text:h>
      <text:p text:style-name="P4">
Authors: Ukrinform (Person)</text:p>
      <text:p text:style-name="P4">
Publisher: Укринформ (Organization)</text:p>
      <text:p text:style-name="P4">
Published Time: 2023-05-09T16:25:35+03:00</text:p>
      <text:p text:style-name="P4">
Modified Time: 2023-05-09T16:25:35+03:00</text:p>
      <text:p text:style-name="P4">
Description: Упродовж 40 тижня роботи «зернового коридору», з 1 по 7 травня 2023 року через морські порти Одеської області було експортовано 404 тис. т агропромислової продукції, що на 10% менше, ніж за попередній тиждень. — Укрінформ.</text:p>
      <text:p text:style-name="P4">
Images: ["<text:a xlink:type="simple" xlink:href="https://static.ukrinform.com/photos/2023_02/thumb_files/630_360_1676909362-870.jpg" text:style-name="Internet_20_link" text:visited-style-name="Visited_20_Internet_20_Link">
630_360_16769...</text:a>
", "<text:a xlink:type="simple" xlink:href="https://static.ukrinform.com/photos/2023_05/1683638651-741.png" text:style-name="Internet_20_link" text:visited-style-name="Visited_20_Internet_20_Link">
1683638651-74...</text:a>
"]</text:p>
      <text:p text:style-name="P4">
Tags: ['Експорт', 'Україна', 'УКАБ', 'зерновий коридор']</text:p>
      <text:p text:style-name="P4">
Type: Article</text:p>
      <!--METADATA-->
      <text:p text:style-name="P4">
<draw:frame draw:style-name="fr1" draw:name="Image113" text:anchor-type="as-char" svg:width="6.9236in" svg:height="3.956343in" draw:z-index="0">
<draw:image xlink:href="../Images/yкринформ/2023-05-09T16-25-35-03-00/630_360_1676909362-870.jpg" xlink:type="simple" xlink:show="embed" xlink:actuate="onLoad" draw:mime-type="image/jpeg"/>
</draw:frame>
 Упродовж40 тижня роботи «зернового коридору», з 1 по 7 травня 2023 року через морськіпорти Одеської області було експортовано 404 тис. т агропромислової продукції,що на 10% менше, ніж за попередній тиждень.</text:p>
      <text:p text:style-name="P4">
Як передає Укрінформ, про це повідомляє <text:a xlink:type="simple" xlink:href="https://www.ucab.ua/ua/pres_sluzhba/novosti/eksport_zernovim_koridorom_drugiy_tizhden_pospil_be_antirekordi" text:style-name="Internet_20_link" text:visited-style-name="Visited_20_Internet_20_Link">
</text:a>
</text:p>
      <text:p text:style-name="P4">
Зазначається, що з 1 по 7 травня 2023 року у портах Одещини було завантажено11 суден - така сама кількість, як і за тиждень до цього. За даними УКАБ, цісудна завантажені, але вони ще не пройшли необхідну інспекцію для продовженняруху далі до клієнтів та очікують на неї.</text:p>
      <text:p text:style-name="P4">
Найбільше протягом 40 тижня роботи "зернового коридору" було експортовано:пшениці (частка у загальній структурі експорту - 41%), кукурудзи (40%) та оліїсоняшникової (13%). Українська продукція була відправлена в країни: Європи(Іспанія та Нідерланди), Азії (Бангладеш, Туреччина та Китай) та <text:a xlink:type="simple" xlink:href="https://www.ukrinform.ua/tag-afrika" text:style-name="Internet_20_link" text:visited-style-name="Visited_20_Internet_20_Link">
</text:a>
 (Туніс та Марокко).</text:p>
      <text:p text:style-name="P4">
<draw:frame draw:style-name="fr1" draw:name="Image114" text:anchor-type="as-char" svg:width="6.9236in" svg:height="7.987783in" draw:z-index="0">
<draw:image xlink:href="../Images/yкринформ/2023-05-09T16-25-35-03-00/1683638651-741.png" xlink:type="simple" xlink:show="embed" xlink:actuate="onLoad" draw:mime-type="image/png"/>
</draw:frame>
</text:p>
      <text:p text:style-name="P4">
Обсяг відвантажень агропродукції, яка має бути експортована "зерновимкоридором", минулого тижня був найменшим за цей рік. В УКАБ наголошують, щозменшення обсягів експорту відбувається через постійне блокування повноцінноїроботи «зернового коридору».</text:p>
      <text:p text:style-name="P4">
<text:span text:style-name="T4">
Читайте також:</text:span>
 <text:a xlink:type="simple" xlink:href="https://www.ukrinform.ua/rubric-economy/3706838-u-tureccini-zaavili-pro-vidnovlenna-roboti-zernovogo-koridoru-zmi.html" text:style-name="Internet_20_link" text:visited-style-name="Visited_20_Internet_20_Link">
 <text:span text:style-name="T4">
зернового</text:span>
 </text:a>
</text:p>
      <text:p text:style-name="P4">
Всього з початку роботи «зернового коридору» з 1 серпня 2022 року по 7 травня2023 року Україна експортувала 29,7 млн т продукції АПК.</text:p>
      <text:p text:style-name="P4">
Як повідомляв Укрінформ, 18 березня 2023 року Україна, Організація Об’єднанихНацій і Туреччина домовились про продовження «Ініціативи з безпечноготранспортування агропродукції через Чорне море». За даними віцепрем’єр-міністра з відновлення – міністра розвитку громад, територій та інфраструктуриОлександра Кубракова, дія угоди була продовжена на 120 днів.</text:p>
      <text:p text:style-name="P4">
<text:span text:style-name="T5">
Фото: Мінінфраструктури</text:span>
</text:p>
      <text:p text:style-name="P4">
Source: <text:a xlink:type="simple" xlink:href="https://www.ukrinform.ua/rubric-economy/3706877-eksport-agroprodukcii-z-morskih-portiv-za-tizden-skorotivsa-na-10-ukab.html" text:style-name="Internet_20_link" text:visited-style-name="Visited_20_Internet_20_Link">
https://www.ukrinform.ua/rubric-economy/3706877-eksport-agroprodukcii-z-morskih-portiv-za-tizden-skorotivsa-na-10-ukab.html</text:a>
</text:p>
      <!--NEWS-->
      <text:h text:style-name="P10" text:outline-level="1">
<text:span text:style-name="T4">
У Маріуполі вивісили прапор України на зруйнованій росіянами будівлі палацу культури</text:span>
</text:h>
      <text:p text:style-name="P4">
Authors: Ukrinform (Person)</text:p>
      <text:p text:style-name="P4">
Publisher: Укринформ (Organization)</text:p>
      <text:p text:style-name="P4">
Published Time: 2023-05-09T16:25:38+03:00</text:p>
      <text:p text:style-name="P4">
Modified Time: 2023-05-09T16:25:38+03:00</text:p>
      <text:p text:style-name="P4">
Description: У тимчасово захопленому російськими військами Маріуполі на будівлі палацу культури «Іскра», зруйнованого загарбниками, місцеві жителі вивісили прапор України. — Укрінформ.</text:p>
      <text:p text:style-name="P4">
Images: ["<text:a xlink:type="simple" xlink:href="https://static.ukrinform.com/photos/2023_05/thumb_files/630_360_1683638667-927.jpg" text:style-name="Internet_20_link" text:visited-style-name="Visited_20_Internet_20_Link">
630_360_16836...</text:a>
"]</text:p>
      <text:p text:style-name="P4">
Tags: ['Маріуполь', 'Прапор', 'Війна з росією']</text:p>
      <text:p text:style-name="P4">
Type: Article</text:p>
      <!--METADATA-->
      <text:p text:style-name="P4">
<draw:frame draw:style-name="fr1" draw:name="Image115" text:anchor-type="as-char" svg:width="6.9236in" svg:height="3.956343in" draw:z-index="0">
<draw:image xlink:href="../Images/yкринформ/2023-05-09T16-25-38-03-00/630_360_1683638667-927.jpg" xlink:type="simple" xlink:show="embed" xlink:actuate="onLoad" draw:mime-type="image/jpeg"/>
</draw:frame>
 Утимчасово захопленому російськими військами Маріуполі на будівлі палацукультури «Іскра», зруйнованого загарбниками, місцеві жителі вивісили прапорУкраїни.</text:p>
      <text:p text:style-name="P4">
Як передає Укрінформ, про це у <text:a xlink:type="simple" xlink:href="https://t.me/mariupolrada/14075" text:style-name="Internet_20_link" text:visited-style-name="Visited_20_Internet_20_Link">
 </text:a>
 повідомилаМаріупольська міська рада.</text:p>
      <text:p text:style-name="P4">
«Маріупольці незламні! На будівлі палацу культури «Іскра», зруйнованогоросіянами, місцеві жителі вивісили український прапор. Маріупольці ще разпродемонстрували свою відвагу та небажання жити під російською окупацією. Вонизнають, що Маріуполь – це Україна! Чекають на ЗСУ та звільнення Маріуполя! Усіразом віримо та наближаємо Перемогу», - йдеться у повідомленні під відповіднимфото.</text:p>
      <text:p text:style-name="P4">
<text:span text:style-name="T4">
Читайте також:</text:span>
 <text:a xlink:type="simple" xlink:href="https://www.ukrinform.ua/rubric-ato/3706538-zagarbniki-pocali-mobilizaciu-budzetnikiv-u-mariupoli.html" text:style-name="Internet_20_link" text:visited-style-name="Visited_20_Internet_20_Link">
 <text:span text:style-name="T4">
Маріупол</text:span>
 </text:a>
</text:p>
      <text:p text:style-name="P4">
Як повідомлялося, 7 травня у соцмережах з’явилося відео, на якому узахопленому Маріуполі невідомий чоловік розгорнув прапор України і ходив з нимпо вулиці вздовж багатоповерхівок.</text:p>
      <text:p text:style-name="P4">
Агресія росії спричинила в Маріуполі одну з найбільших гуманітарних катастроф.Місто майже на 90% зруйноване внаслідок ворожих обстрілів. Пошкоджені тазруйновані житлові будинки, лікарні, школи, дитсадки тощо.</text:p>
      <text:p text:style-name="P4">
Наразі у місті залишаються понад 100 тис. жителів. Загарбники примушуютьмешканців міста, особливо бюджетників, отримувати російські паспорти.</text:p>
      <text:p text:style-name="P4">
<text:span text:style-name="T4">
Читайте також:</text:span>
 <text:a xlink:type="simple" xlink:href="https://www.ukrinform.ua/rubric-ato/3706263-u-mariupoli-fiksuut-visoku-aktivnist-rosijskih-gvintokriliv.html" text:style-name="Internet_20_link" text:visited-style-name="Visited_20_Internet_20_Link">
 <text:span text:style-name="T4">
Маріупол</text:span>
 </text:a>
</text:p>
      <text:p text:style-name="P4">
Маріуполь та навколишні селища загарбники перетворюють на військово-логістичний хаб російської армії.</text:p>
      <text:p text:style-name="P4">
Source: <text:a xlink:type="simple" xlink:href="https://www.ukrinform.ua/rubric-regions/3706878-u-mariupoli-vivisili-prapor-ukraini-na-zrujnovanij-rosianami-budivli-palacu-kulturi.html" text:style-name="Internet_20_link" text:visited-style-name="Visited_20_Internet_20_Link">
https://www.ukrinform.ua/rubric-regions/3706878-u-mariupoli-vivisili-prapor-ukraini-na-zrujnovanij-rosianami-budivli-palacu-kulturi.html</text:a>
</text:p>
      <!--NEWS-->
      <text:h text:style-name="P10" text:outline-level="1">
<text:span text:style-name="T4">
США виділяють Україні новий пакет військової допомоги на суму $1,2 мільярда</text:span>
</text:h>
      <text:p text:style-name="P4">
Authors: Ukrinform (Person)</text:p>
      <text:p text:style-name="P4">
Publisher: Укринформ (Organization)</text:p>
      <text:p text:style-name="P4">
Published Time: 2023-05-09T16:33:00+03:00</text:p>
      <text:p text:style-name="P4">
Modified Time: 2023-05-09T16:33:00+03:00</text:p>
      <text:p text:style-name="P4">
Description: Сполучені Штати виділяють Україні новий пакет військової допомоги на суму $1,2 млрд. — Укрінформ.</text:p>
      <text:p text:style-name="P4">
Images: ["<text:a xlink:type="simple" xlink:href="https://static.ukrinform.com/photos/2021_03/thumb_files/630_360_1615897721-478.jpg" text:style-name="Internet_20_link" text:visited-style-name="Visited_20_Internet_20_Link">
630_360_16158...</text:a>
"]</text:p>
      <text:p text:style-name="P4">
Tags: ['Пентагон', 'США', 'допомога', 'Війна з росією']</text:p>
      <text:p text:style-name="P4">
Type: Article</text:p>
      <!--METADATA-->
      <text:p text:style-name="P4">
<draw:frame draw:style-name="fr1" draw:name="Image116" text:anchor-type="as-char" svg:width="6.9236in" svg:height="3.956343in" draw:z-index="0">
<draw:image xlink:href="../Images/yкринформ/2023-05-09T16-33-00-03-00/630_360_1615897721-478.jpg" xlink:type="simple" xlink:show="embed" xlink:actuate="onLoad" draw:mime-type="image/jpeg"/>
</draw:frame>
 СполученіШтати виділяють Україні новий пакет військової допомоги на суму $1,2 млрд.</text:p>
      <text:p text:style-name="P4">
Про це повідомляє Укрінформ із посиланням на <text:a xlink:type="simple" xlink:href="https://www.defense.gov/News/Releases/Release/Article/3388890/biden-administration-announces-additional-security-assistance-for-ukraine/" text:style-name="Internet_20_link" text:visited-style-name="Visited_20_Internet_20_Link">
</text:a>
Пентагону.</text:p>
      <text:p text:style-name="P4">
«Сьогодні міністерство оборони США оголосило про новий пакет допомоги в сферібезпеки, щоб підтвердити непохитну підтримку України з боку США, зокрема длязміцнення її протиповітряної оборони та забезпечення її потреб уартилерійських боєприпасах. Цей пакет, загальна сума якого становить до 1,2мільярда доларів, надається в рамках Ініціативи сприяння безпеці в Україні(USAI)», - йдеться у повідомленні.</text:p>
      <text:p text:style-name="P4">
До пакету увійдуть додаткові системи <text:a xlink:type="simple" xlink:href="https://www.ukrinform.ua/tag-ppo" text:style-name="Internet_20_link" text:visited-style-name="Visited_20_Internet_20_Link">
 </text:a>
 табоєприпаси; обладнання для інтеграції західних пускових установок, ракет ірадарів із системами протиповітряної оборони України; боєприпаси для боротьбиз безпілотниками; артилерійські снаряди калібру 155 мм; послуги комерційноїсупутникової зйомки; підтримка навчання, технічного обслуговування тапідтримки українських бійців.</text:p>
      <text:p text:style-name="P4">
«Сполучені Штати продовжуватимуть працювати зі своїми союзниками тапартнерами, щоб забезпечити Україну можливостями для задоволення їїбезпосередніх потреб на полі бою та довгострокових потреб у допомозі у сферібезпеки», - йдеться у заяві.</text:p>
      <text:p text:style-name="P4">
<text:span text:style-name="T4">
Читайте також:</text:span>
 <text:a xlink:type="simple" xlink:href="https://www.ukrinform.ua/rubric-polytics/3704874-bajden-i-zelenskij-spilkuutsa-regularno-j-casto-bilij-dim.html" text:style-name="Internet_20_link" text:visited-style-name="Visited_20_Internet_20_Link">
 <text:span text:style-name="T4">
Байден</text:span>
 </text:a>
</text:p>
      <text:p text:style-name="P4">
Президент Володимир Зеленський подякував Президенту Сполучених Штатів АмерикиДжо Байдену та американському народу за черговий пакет оборонної допомоги.</text:p>
      <text:p text:style-name="P4">
“Вдячний Президенту Джо Байдену та народу США за надання Україні потужногопакету оборонної допомоги в $1,2 млрд. Цінуємо цей знак солідарності зукраїнським народом, оголошений у символічний для нас день – День Європи таДень перемоги над нацизмом у Другій світовій війні. Спільно крокуємо до новоїперемоги!”, - написав він у <text:a xlink:type="simple" xlink:href="http://twitter.com/ZelenskyyUa/status/1655937418745503750" text:style-name="Internet_20_link" text:visited-style-name="Visited_20_Internet_20_Link">
</text:a>
.</text:p>
      <text:p text:style-name="P4">
Прем’єр-міністр Денис Шмигаль також подякував Сполученим Штатам Америки зановий пакет оборонної допомоги.</text:p>
      <text:p text:style-name="P4">
Про це глава уряду написав у <text:a xlink:type="simple" xlink:href="https://twitter.com/Denys_Shmyhal/status/1655991592941912074" text:style-name="Internet_20_link" text:visited-style-name="Visited_20_Internet_20_Link">
</text:a>
 .</text:p>
      <text:p text:style-name="P4">
«Сьогодні США оголосили новий пакет військової допомоги Україні на $1,2мільярда. До нього увійдуть засоби ППО, необхідне обладнання, та снаряди.Дякую Президенту США Джо Байдену та всьому американському народу за підтримкуУкраїни на шляху перемоги». – написав Шмигаль.</text:p>
      <text:p text:style-name="P4">
Варто зазначити, що це вже другий пакет допомоги за тиждень. Минулої середиадміністрація Байдена оголосила про виділення військової допомоги на суму $300мільйонів у межах президентських повноважень, що передбачає негайні поставки зфондів Міноборони США.</text:p>
      <text:p text:style-name="P4">
Туди увійшли ракети до HIMARS, гаубиці калібру 155 мм, а також снаряди,протитанкові системи, авіаційні ракети, вантажівки та інше обладнання.</text:p>
      <text:p text:style-name="P4">
Source: <text:a xlink:type="simple" xlink:href="https://www.ukrinform.ua/rubric-ato/3706891-ssa-vidilaut-ukraini-novij-paket-vijskovoi-dopomogi-na-sumu-12-milarda-pentagon.html" text:style-name="Internet_20_link" text:visited-style-name="Visited_20_Internet_20_Link">
https://www.ukrinform.ua/rubric-ato/3706891-ssa-vidilaut-ukraini-novij-paket-vijskovoi-dopomogi-na-sumu-12-milarda-pentagon.html</text:a>
</text:p>
      <!--NEWS-->
      <text:h text:style-name="P10" text:outline-level="1">
<text:span text:style-name="T4">
Шмигаль обговорив з фон дер Ляєн експорт української агропродукції до ЄС</text:span>
</text:h>
      <text:p text:style-name="P4">
Authors: Ukrinform (Person)</text:p>
      <text:p text:style-name="P4">
Publisher: Укринформ (Organization)</text:p>
      <text:p text:style-name="P4">
Published Time: 2023-05-09T16:40:00+03:00</text:p>
      <text:p text:style-name="P4">
Modified Time: 2023-05-09T16:40:00+03:00</text:p>
      <text:p text:style-name="P4">
Description: Прем’єр-міністр України Денис Шмигаль обговорив із президенткою Європейської комісії Урсулою фон дер Ляєн питання експорту української аграрної продукції до Європейського Союзу. — Укрінформ.</text:p>
      <text:p text:style-name="P4">
Images: ["<text:a xlink:type="simple" xlink:href="https://static.ukrinform.com/photos/2023_05/thumb_files/630_360_1683639190-419.jpg" text:style-name="Internet_20_link" text:visited-style-name="Visited_20_Internet_20_Link">
630_360_16836...</text:a>
", "<text:a xlink:type="simple" xlink:href="https://static.ukrinform.com/photos/2023_05/1683639333-570.jpg" text:style-name="Internet_20_link" text:visited-style-name="Visited_20_Internet_20_Link">
1683639333-57...</text:a>
", "<text:a xlink:type="simple" xlink:href="https://static.ukrinform.com/photos/2023_05/1683639334-636.jpg" text:style-name="Internet_20_link" text:visited-style-name="Visited_20_Internet_20_Link">
1683639334-63...</text:a>
", "<text:a xlink:type="simple" xlink:href="https://static.ukrinform.com/photos/2023_05/1683639334-547.jpg" text:style-name="Internet_20_link" text:visited-style-name="Visited_20_Internet_20_Link">
1683639334-54...</text:a>
", "<text:a xlink:type="simple" xlink:href="https://static.ukrinform.com/photos/2023_05/1683641313-335.jpg" text:style-name="Internet_20_link" text:visited-style-name="Visited_20_Internet_20_Link">
1683641313-33...</text:a>
"]</text:p>
      <text:p text:style-name="P4">
Tags: ['Фон дер Ляєн', 'Шмигаль', 'Агропродукція']</text:p>
      <text:p text:style-name="P4">
Type: Article</text:p>
      <!--METADATA-->
      <text:p text:style-name="P4">
<draw:frame draw:style-name="fr1" draw:name="Image117" text:anchor-type="as-char" svg:width="6.9236in" svg:height="3.956343in" draw:z-index="0">
<draw:image xlink:href="../Images/yкринформ/2023-05-09T16-40-00-03-00/630_360_1683639190-419.jpg" xlink:type="simple" xlink:show="embed" xlink:actuate="onLoad" draw:mime-type="image/jpeg"/>
</draw:frame>
 Прем’єр-міністр України Денис Шмигаль обговорив із президенткою Європейської комісіїУрсулою фон дер Ляєн питання експорту української аграрної продукції доЄвропейського Союзу.</text:p>
      <text:p text:style-name="P4">
Як передає Укрінформ, про це глава уряду написав у <text:a xlink:type="simple" xlink:href="https://t.me/Denys_Smyhal/5190" text:style-name="Internet_20_link" text:visited-style-name="Visited_20_Internet_20_Link">
</text:a>
 .</text:p>
      <text:p text:style-name="P4">
«Європейські партнери поряд із нами сьогодні — у День Європи. ВдячнийПрезидентці Європейської комісії Урсулі фон дер Ляєн та її команді за візит доКиєва. Порушив питання експорту української аграрної продукції доЄвропейського Союзу. Вдячний за підтримку ініціативи Президента УкраїниВолодимира Зеленського щодо створення координаційної групи для моніторингувідповідних проблемних питань», - зазначив Шмигаль.</text:p>
      <text:p text:style-name="P4">
<draw:frame draw:style-name="fr1" draw:name="Image118" text:anchor-type="as-char" svg:width="6.9236in" svg:height="4.487519in" draw:z-index="0">
<draw:image xlink:href="../Images/yкринформ/2023-05-09T16-40-00-03-00/1683639333-570.jpg" xlink:type="simple" xlink:show="embed" xlink:actuate="onLoad" draw:mime-type="image/jpeg"/>
</draw:frame>
</text:p>
      <text:p text:style-name="P4">
<text:span text:style-name="T4">
Читайте також:</text:span>
 <text:a xlink:type="simple" xlink:href="https://www.ukrinform.ua/rubric-economy/3706785-ukraina-ocikue-vid-es-operativnogo-znatta-vsih-obmezen-sodo-eksportu-agroprodukcii-zelenskij.html" text:style-name="Internet_20_link" text:visited-style-name="Visited_20_Internet_20_Link">
 <text:span text:style-name="T4">
агро</text:span>
 </text:a>
</text:p>
      <text:p text:style-name="P4">
Сторони обговорили виконання семи рекомендацій Єврокомісії, які наша країнаотримала при здобутті статусу кандидата. «Перебуваємо на завершальному етапіщодо їх виконання та тісно співпрацюємо з ЄС на всіх рівнях. Також торкнулисяпитання роботи Міжвідомчої координаційної платформи донорів», - додав Прем’єр-міністр.</text:p>
      <text:p text:style-name="P4">
<draw:frame draw:style-name="fr1" draw:name="Image119" text:anchor-type="as-char" svg:width="6.9236in" svg:height="4.615733in" draw:z-index="0">
<draw:image xlink:href="../Images/yкринформ/2023-05-09T16-40-00-03-00/1683639334-636.jpg" xlink:type="simple" xlink:show="embed" xlink:actuate="onLoad" draw:mime-type="image/jpeg"/>
</draw:frame>
</text:p>
      <text:p text:style-name="P4">
Він подякував Урсулі фон дер Ляєн за особисте лідерство у підтримці України таЄвропейській комісії за потужну всебічну допомогу.</text:p>
      <text:p text:style-name="P4">
«Наближаємо реалізацію нашої амбітної мети — набуття повноправного членстваУкраїни в ЄС», - підкреслив глава уряду.</text:p>
      <text:p text:style-name="P4">
<draw:frame draw:style-name="fr1" draw:name="Image120" text:anchor-type="as-char" svg:width="6.9236in" svg:height="4.891395in" draw:z-index="0">
<draw:image xlink:href="../Images/yкринформ/2023-05-09T16-40-00-03-00/1683639334-547.jpg" xlink:type="simple" xlink:show="embed" xlink:actuate="onLoad" draw:mime-type="image/jpeg"/>
</draw:frame>
</text:p>
      <text:p text:style-name="P4">
<text:span text:style-name="T4">
Читайте також:</text:span>
 <text:a xlink:type="simple" xlink:href="https://www.ukrinform.ua/rubric-economy/3706877-eksport-agroprodukcii-z-morskih-portiv-za-tizden-skorotivsa-na-10-ukab.html" text:style-name="Internet_20_link" text:visited-style-name="Visited_20_Internet_20_Link">
 <text:span text:style-name="T4">
агропро</text:span>
 </text:a>
</text:p>
      <text:p text:style-name="P4">
Прем’єр-міністр Денис Шмигаль також <text:a xlink:type="simple" xlink:href="https://www.kmu.gov.ua/news/premier-ministr-ukrainy-na-zustrichi-z-prezydentom-ievrokomisii-nablyzhaiemo-nashu-metu-nabuttia-povnopravnoho-chlenstva-ukrainy-v-ies" text:style-name="Internet_20_link" text:visited-style-name="Visited_20_Internet_20_Link">
 </text:a>
 , що сьогоднішній візитПрезидента Європейської комісії Урсули фон дер Ляєн у Київ є потужним сигналомпідтримки євроінтеграційних прагнень України та чіткою ознакою продовженняподальшої плідної співпраці.</text:p>
      <text:p text:style-name="P4">
«Перебуваємо на завершальному етапі у виконанні семи рекомендацій. Длядосягнення стійких результатів в їх імплементації ми тісно співпрацюємо зЄвросоюзом на всіх рівнях», — зауважив Шмигаль.</text:p>
      <text:p text:style-name="P4">
<draw:frame draw:style-name="fr1" draw:name="Image121" text:anchor-type="as-char" svg:width="6.9236in" svg:height="4.610104in" draw:z-index="0">
<draw:image xlink:href="../Images/yкринформ/2023-05-09T16-40-00-03-00/1683641313-335.jpg" xlink:type="simple" xlink:show="embed" xlink:actuate="onLoad" draw:mime-type="image/jpeg"/>
</draw:frame>
</text:p>
      <text:p text:style-name="P4">
Прем’єр-міністр України та Президент Європейської комісії також торкнулисяпитання роботи Міжвідомчої координаційної платформи донорів.</text:p>
      <text:p text:style-name="P4">
Денис Шмигаль подякував Урсулі фон дер Ляєн за особисте лідерство у підтримціУкраїни та Європейській комісії за потужну всебічну допомогу.</text:p>
      <text:p text:style-name="P4">
На зустрічі також були присутні міністр соціальної політики Оксана Жолнович,міністр освіти і науки Оксен Лісовий та міністр охорони здоров’я Віктор Ляшко.</text:p>
      <text:p text:style-name="P4">
<draw:frame draw:style-name="fr1" draw:name="Image122" text:anchor-type="as-char" svg:width="6.9236in" svg:height="4.610104in" draw:z-index="0">
<draw:image xlink:href="../Images/yкринформ/2023-05-09T16-40-00-03-00/1683641313-335.jpg" xlink:type="simple" xlink:show="embed" xlink:actuate="onLoad" draw:mime-type="image/jpeg"/>
</draw:frame>
</text:p>
      <text:p text:style-name="P4">
«Ваш візит є потужним сигналом підтримки євроінтеграційних прагнень України тачіткою ознакою продовження нашої подальшої плідної співпраці. Наближаємореалізацію нашої амбітної мети — набуття повноправного членства України в ЄС»,— підкреслив Шмигаль.</text:p>
      <text:p text:style-name="P4">
Як повідомляв Укрінформ, 8 травня Президент України Володимир Зеленськийпідписав указ, згідно з яким 9 травня Україна відтепер відзначатиме ДеньЄвропи.</text:p>
      <text:p text:style-name="P4">
Фото: Урядовий портал, Денис Шмигаль (Телеграм)</text:p>
      <text:p text:style-name="P4">
Source: <text:a xlink:type="simple" xlink:href="https://www.ukrinform.ua/rubric-economy/3706889-smigal-obgovoriv-z-fon-der-laen-eksport-ukrainskoi-agroprodukcii-do-es.html" text:style-name="Internet_20_link" text:visited-style-name="Visited_20_Internet_20_Link">
https://www.ukrinform.ua/rubric-economy/3706889-smigal-obgovoriv-z-fon-der-laen-eksport-ukrainskoi-agroprodukcii-do-es.html</text:a>
</text:p>
      <!--NEWS-->
      <text:h text:style-name="P10" text:outline-level="1">
<text:span text:style-name="T4">
У Києві презентували документальний фільм та книгу «Скріплені кров'ю»</text:span>
</text:h>
      <text:p text:style-name="P4">
Authors: Ukrinform (Person)</text:p>
      <text:p text:style-name="P4">
Publisher: Укринформ (Organization)</text:p>
      <text:p text:style-name="P4">
Published Time: 2023-05-09T16:42:00+03:00</text:p>
      <text:p text:style-name="P4">
Modified Time: 2023-05-09T16:42:00+03:00</text:p>
      <text:p text:style-name="P4">
Description: У Києві презентували документальний фільм та книгу "Скріплені кров'ю" про участь грузинського добровольчого руху в російсько-українській війні. — Укрінформ.</text:p>
      <text:p text:style-name="P4">
Images: ["<text:a xlink:type="simple" xlink:href="https://static.ukrinform.com/photos/2023_05/thumb_files/630_360_1683639298-174.jpg" text:style-name="Internet_20_link" text:visited-style-name="Visited_20_Internet_20_Link">
630_360_16836...</text:a>
", "<text:a xlink:type="simple" xlink:href="https://static.ukrinform.com/photos/2023_05/1683639297-761.jpg" text:style-name="Internet_20_link" text:visited-style-name="Visited_20_Internet_20_Link">
1683639297-76...</text:a>
"]</text:p>
      <text:p text:style-name="P4">
Tags: ['Доброволець', 'фільм', 'Війна з росією']</text:p>
      <text:p text:style-name="P4">
Type: Article</text:p>
      <!--METADATA-->
      <text:p text:style-name="P4">
<draw:frame draw:style-name="fr1" draw:name="Image123" text:anchor-type="as-char" svg:width="6.9236in" svg:height="3.956343in" draw:z-index="0">
<draw:image xlink:href="../Images/yкринформ/2023-05-09T16-42-00-03-00/630_360_1683639298-174.jpg" xlink:type="simple" xlink:show="embed" xlink:actuate="onLoad" draw:mime-type="image/jpeg"/>
</draw:frame>
 У Києвіпрезентували документальний фільм та книгу "Скріплені кров'ю" про участьгрузинського добровольчого руху в російсько-українській війні.</text:p>
      <text:p text:style-name="P4">
Презентація відбулась в <text:a xlink:type="simple" xlink:href="https://www.youtube.com/watch" text:style-name="Internet_20_link" text:visited-style-name="Visited_20_Internet_20_Link">
</text:a>
 .</text:p>
      <text:p text:style-name="P4">
Так, на заході продемонстрували документальний фільм "Скріплені кров'ю" йоднойменну книгу-хроніку авторства Олега Манчури та Олександра Кучерука.</text:p>
      <text:p text:style-name="P4">
"Метою роботи було висвітлення унікального феномену грузинського добровольчогоруху в Україні з 2014 року", - сказав редактор книги Ростислав Мартинюк.</text:p>
      <text:p text:style-name="P4">
Він розповів, що в процесі написання книга поповнювалася новими іменамигрузинських військових, які загинули в Україні за українську і грузинськудержавності. За словами редактора, біографії та історії цих героїв відтвореніу книзі.</text:p>
      <text:p text:style-name="P4">
<draw:frame draw:style-name="fr1" draw:name="Image124" text:anchor-type="as-char" svg:width="6.9236in" svg:height="5.500416in" draw:z-index="0">
<draw:image xlink:href="../Images/yкринформ/2023-05-09T16-42-00-03-00/1683639297-761.jpg" xlink:type="simple" xlink:show="embed" xlink:actuate="onLoad" draw:mime-type="image/jpeg"/>
</draw:frame>
</text:p>
      <text:p text:style-name="P4">
Автор фільму Манчура підкреслив, що при створенні стрічки працював на фронті,на місцях розташування грузинських добровольців, а також спілкувався з їхнімиродинами у Грузії та Бельгії.</text:p>
      <text:p text:style-name="P4">
Він уточнив, що у <text:a xlink:type="simple" xlink:href="https://www.ukrinform.ua/tag-kino" text:style-name="Internet_20_link" text:visited-style-name="Visited_20_Internet_20_Link">
 </text:a>
 висвітлюються воєнніподії у Грузії 2008 року та участь грузинських військових у російсько-українській війні з 2014 року.</text:p>
      <text:p text:style-name="P4">
У кінострічці також ідеться про те, що близько 2,5 тисяч грузинів наразівоюють за Україну в російсько-українській війні.</text:p>
      <text:p text:style-name="P4">
Редактор книги Мартинюк зазначив, що попри мілітарну співпрацю українців ігрузинів, "Скріплені кров'ю" має не тільки військовий сенс. "Це також пропоєднання українських і грузинських родин», – пояснив він.</text:p>
      <text:p text:style-name="P4">
У цьому контексті один із головних героїв фільму, засновник грузинськогопідрозділу в Інтернаціональному легіоні оборони України Заза Нануашвілізазначив: «Ось я говорив, що воюю за Грузію, але потім у мене народивсямаленький син, я створив сім’ю з українкою. Я полюбив Україну, як рідну. Ітепер я можу від усього серця сказати, що я воюю і за Україну. За Грузію і заУкраїну».</text:p>
      <text:p text:style-name="P4">
<text:span text:style-name="T4">
Читайте також:</text:span>
 <text:a xlink:type="simple" xlink:href="https://www.ukrinform.ua/rubric-kyiv/3706787-u-kievi-vidkrilasa-vistavka-aka-rozvincue-mifi-pro-vidnosini-es-ta-ukraini.html" text:style-name="Internet_20_link" text:visited-style-name="Visited_20_Internet_20_Link">
 <text:span text:style-name="T4">
вистав</text:span>
 </text:a>
</text:p>
      <text:p text:style-name="P4">
Він наголосив, що «свою землю потрібно забирати» та поділився планами поїхатизахищати Грузію після завершення війни в Україні.</text:p>
      <text:p text:style-name="P4">
Своєю чергою пресофіцер 112 бригади ТРО ЗСУ Андрій Ковальов, присутній напрезентації, резюмував: «Однозначно і фільм, і книга надзвичайно потрібні, щобнасамперед наші стратегічні партнери розуміли, що в Україні у нас не унікальнаситуація. росія вчиняє злочини скрізь, куди приходить. І так само, окрімокупованих територій України, є окуповані території Грузії, Молдови, за які митеж несемо відповідальність. Ми маємо врешті перемогти імперіалізм, щоб більшене було страждань, щоб більше не було окупованих територій».</text:p>
      <text:p text:style-name="P4">
Захід організовано з нагоди 105-річчя проголошення Української та Грузинськоїдержав у 1918 році – це екскурс в історію українсько-грузинських військових ікультурних відносин.</text:p>
      <text:p text:style-name="P4">
Як повідомлялося, « <text:a xlink:type="simple" xlink:href="https://www.ukrinform.ua/rubric-ato/3525905-komandir-gruzinskogo-legionu-rozpoviv-ak-obirali-bijciv-do-pidrozdilu.html" text:style-name="Internet_20_link" text:visited-style-name="Visited_20_Internet_20_Link">
 </text:a>
 » створеноу 2014 році, а вже в 2016 році батальйон офіційно увійшов до складу Збройнихсил України. Грузини стали першими іноземцями, які офіційно увійшли до складуЗСУ.</text:p>
      <text:p text:style-name="P4">
Source: <text:a xlink:type="simple" xlink:href="https://www.ukrinform.ua/rubric-culture/3706893-u-kievi-prezentuvali-dokumentalnij-film-ta-knigu-skripleni-krovu.html" text:style-name="Internet_20_link" text:visited-style-name="Visited_20_Internet_20_Link">
https://www.ukrinform.ua/rubric-culture/3706893-u-kievi-prezentuvali-dokumentalnij-film-ta-knigu-skripleni-krovu.html</text:a>
</text:p>
      <!--NEWS-->
      <text:h text:style-name="P10" text:outline-level="1">
<text:span text:style-name="T4">
У Львові хірурги видалили жінці пухлину вагою 13 кілограмів</text:span>
</text:h>
      <text:p text:style-name="P4">
Authors: Ukrinform (Person)</text:p>
      <text:p text:style-name="P4">
Publisher: Укринформ (Organization)</text:p>
      <text:p text:style-name="P4">
Published Time: 2023-05-09T16:42:49+03:00</text:p>
      <text:p text:style-name="P4">
Modified Time: 2023-05-09T16:42:49+03:00</text:p>
      <text:p text:style-name="P4">
Description: У львівській лікарні Святого Пантелеймона вчительці з Хуста видалили 13 кілограмову пухлину. — Укрінформ.</text:p>
      <text:p text:style-name="P4">
Images: ["<text:a xlink:type="simple" xlink:href="https://static.ukrinform.com/photos/2023_05/thumb_files/630_360_1683639634-829.jpg" text:style-name="Internet_20_link" text:visited-style-name="Visited_20_Internet_20_Link">
630_360_16836...</text:a>
", "<text:a xlink:type="simple" xlink:href="https://static.ukrinform.com/photos/2023_05/1683639634-986.jpg" text:style-name="Internet_20_link" text:visited-style-name="Visited_20_Internet_20_Link">
1683639634-98...</text:a>
"]</text:p>
      <text:p text:style-name="P4">
Tags: ['Львів', 'Операція']</text:p>
      <text:p text:style-name="P4">
Type: Article</text:p>
      <!--METADATA-->
      <text:p text:style-name="P4">
<draw:frame draw:style-name="fr1" draw:name="Image125" text:anchor-type="as-char" svg:width="6.9236in" svg:height="3.956343in" draw:z-index="0">
<draw:image xlink:href="../Images/yкринформ/2023-05-09T16-42-49-03-00/630_360_1683639634-829.jpg" xlink:type="simple" xlink:show="embed" xlink:actuate="onLoad" draw:mime-type="image/jpeg"/>
</draw:frame>
 Ульвівській лікарні Святого Пантелеймона вчительці з Хуста видалили 13кілограмову пухлину.</text:p>
      <text:p text:style-name="P4">
Про це у <text:a xlink:type="simple" xlink:href="https://www.facebook.com/1tmolviv/posts/pfbid02qWqTmxeZwfqFHbM11cAufV3mtCbeSnbPAuopjgJG5RkP2SQiPXJaL1PefibyHaktl" text:style-name="Internet_20_link" text:visited-style-name="Visited_20_Internet_20_Link">
</text:a>
повідомила пресслужба Першого медоб’єднання Львова, передає Укрінформ.</text:p>
      <text:p text:style-name="P4">
«Гігантська 13-кілограмова пухлина в животі мало не вбила жінку. А вонадумала, що просто погладшала. За порятунок жінки і видалення величезногоутворення взялися хірурги Лікарні Святого Пантелеймона», - йдеться уповідомленні.</text:p>
      <text:p text:style-name="P4">
<draw:frame draw:style-name="fr1" draw:name="Image126" text:anchor-type="as-char" svg:width="6.9236in" svg:height="5.150891in" draw:z-index="0">
<draw:image xlink:href="../Images/yкринформ/2023-05-09T16-42-49-03-00/1683639634-986.jpg" xlink:type="simple" xlink:show="embed" xlink:actuate="onLoad" draw:mime-type="image/jpeg"/>
</draw:frame>
</text:p>
      <text:p text:style-name="P4">
Зазначається, що пацієнтка - 53-річна Ірина з міста Хотин все своє життяприсвятила вчителюванню. На здоров'я ніколи не скаржилася. Близько чотирьохроків тому на яєчнику жінки з'явився новоутвір, про який вона не знала. Бопухлина прогресувала безсимптомно. Болю не було. Єдине що - Ірина поступовонабирала зайву вагу. Та в березні 2023 року пухлина стрімко зросла догігантських розмірів. Ірина вже не могла самотужки одягнутися, спокійно лежатичи сидіти, почалися виснажливі болі.</text:p>
      <text:p text:style-name="P4">
Коли жінка звернулася за медичною допомогою, місцеві лікарі були шокованіпобаченим. Вони доправили Ірину до реанімації. До лікарні Святого Пантелеймонапані Ірина потрапила в стабільно-важкому стані з деформованим животом, втратоюм'язової маси, сильною слабкістю та зайвою рідиною в плевральній порожнині.Операційне втручання потрібно було проводити терміново.</text:p>
      <text:p text:style-name="P4">
<text:span text:style-name="T4">
Читайте також:</text:span>
 <text:a xlink:type="simple" xlink:href="https://www.ukrinform.ua/rubric-kyiv/3705266-u-kievi-prooperuvali-zitelku-umani-v-akoi-ulamok-raketi-projsov-kriz-livu-pivkulu-mozku.html" text:style-name="Internet_20_link" text:visited-style-name="Visited_20_Internet_20_Link">
 <text:span text:style-name="T4">
прооперув</text:span>
 </text:a>
</text:p>
      <text:p text:style-name="P4">
Хірурги зазначають, що жінці ще дуже пощастило, адже, пухлина нерозповсюдилась на сусідні органи та структури. А тому лікарі швидко табезпечно видалили гігантське новоутворення розміром 35 на 25 см. Операціятривала дві години та пройшла успішно. За тиждень прийшли і результатигістології. Пухлина виявилася доброякісною, а тому додаткової терапії жінка непотребує. Вчительку вже виписали і незабаром вона планує повернутися довикладання.</text:p>
      <text:p text:style-name="P4">
Як повідомляв Укрінформ, нейрохірурги лікарні Святого Пантелеймона <text:a xlink:type="simple" xlink:href="https://www.ukrinform.ua/rubric-regions/3705118-lvivski-likari-vperse-proveli-operaciu-na-mozku-z-probudzennam-pacienta.html" text:style-name="Internet_20_link" text:visited-style-name="Visited_20_Internet_20_Link">
</text:a>
 .</text:p>
      <text:p text:style-name="P4">
Фото: Перше медичне об'єднання Львова</text:p>
      <text:p text:style-name="P4">
Source: <text:a xlink:type="simple" xlink:href="https://www.ukrinform.ua/rubric-regions/3706894-u-lvovi-hirurgi-vidalili-zinci-puhlinu-vagou-13-kilogramiv.html" text:style-name="Internet_20_link" text:visited-style-name="Visited_20_Internet_20_Link">
https://www.ukrinform.ua/rubric-regions/3706894-u-lvovi-hirurgi-vidalili-zinci-puhlinu-vagou-13-kilogramiv.html</text:a>
</text:p>
      <!--NEWS-->
      <text:h text:style-name="P10" text:outline-level="1">
<text:span text:style-name="T4">
Air defense is active in Dnipro city amid new Russian attack with drones</text:span>
</text:h>
      <text:p text:style-name="P4">
Authors: liveuamap (Language: en)</text:p>
      <text:p text:style-name="P4">
Time: 2023-05-09T16:46:24</text:p>
      <text:p text:style-name="P4">
Location: Dnipropetrovsk region (Latitude:48.36565 Longtitude:35.15408)</text:p>
      <text:p text:style-name="P4">
Videos: []</text:p>
      <text:p text:style-name="P4">
Images: []</text:p>
      <text:p text:style-name="P4">
Tags: ["Europe", "Central and Eastern Europe"]</text:p>
      <text:p text:style-name="P4">
ID: 22561650</text:p>
      <!--METADATA-->
      <text:p text:style-name="P4">
Air defense is active in Dnipro city amid new Russian attack with drones</text:p>
      <text:p text:style-name="P4">
News Collection Link: <text:a xlink:type="simple" xlink:href="https://liveuamap.com/en/2023/9-may-air-defense-is-active-in-dnipro-city-amid-new-russian" text:style-name="Internet_20_link" text:visited-style-name="Visited_20_Internet_20_Link">
https://liveuamap.com/en/2023/9-may-air-defense-is-active-in-dnipro-city-amid-new-russian</text:a>
</text:p>
      <text:p text:style-name="P4">
Source: <text:a xlink:type="simple" xlink:href="https://t.me/hyevuy_dnepr/51871" text:style-name="Internet_20_link" text:visited-style-name="Visited_20_Internet_20_Link">
https://t.me/hyevuy_dnepr/51871</text:a>
</text:p>
      <!--NEWS-->
      <text:h text:style-name="P10" text:outline-level="1">
<text:span text:style-name="T4">
Костюк і сестри Кіченок зіграють у парній сітці турніру WTA у Римі</text:span>
</text:h>
      <text:p text:style-name="P4">
Authors: Ukrinform (Person)</text:p>
      <text:p text:style-name="P4">
Publisher: Укринформ (Organization)</text:p>
      <text:p text:style-name="P4">
Published Time: 2023-05-09T16:46:44+03:00</text:p>
      <text:p text:style-name="P4">
Modified Time: 2023-05-09T16:46:44+03:00</text:p>
      <text:p text:style-name="P4">
Description: Визначилися суперниці українських тенісисток у першому колі парного розряду на грунтовому турнірі Жіночої тенісної асоціації (WTA) - Internazionali BNL d’Italia - у Римі (Італія) з призовим фондом $3,5 млн. — Укрінформ.</text:p>
      <text:p text:style-name="P4">
Images: ["<text:a xlink:type="simple" xlink:href="https://static.ukrinform.com/photos/2023_05/thumb_files/630_360_1683639980-403.jpg" text:style-name="Internet_20_link" text:visited-style-name="Visited_20_Internet_20_Link">
630_360_16836...</text:a>
"]</text:p>
      <text:p text:style-name="P4">
Tags: ['Теніс', 'Марта Костюк']</text:p>
      <text:p text:style-name="P4">
Type: Article</text:p>
      <!--METADATA-->
      <text:p text:style-name="P4">
<draw:frame draw:style-name="fr1" draw:name="Image127" text:anchor-type="as-char" svg:width="6.9236in" svg:height="3.956343in" draw:z-index="0">
<draw:image xlink:href="../Images/yкринформ/2023-05-09T16-46-44-03-00/630_360_1683639980-403.jpg" xlink:type="simple" xlink:show="embed" xlink:actuate="onLoad" draw:mime-type="image/jpeg"/>
</draw:frame>
Визначилися суперниці українських тенісисток у першому колі парного розряду нагрунтовому турнірі Жіночої тенісної асоціації (WTA) - Internazionali BNLd’Italia - у Римі (Італія) з призовим фондом $3,5 млн.</text:p>
      <text:p text:style-name="P4">
Як повідомляє <text:a xlink:type="simple" xlink:href="https://btu.org.ua/ua/news/ukrainskiy-tennis/44922-rim-kostyuk-i-sestri-kichenok-vizmut-uchast-u-parnij-sitci.html" text:style-name="Internet_20_link" text:visited-style-name="Visited_20_Internet_20_Link">
 </text:a>
 , посіяні під 2-мномером українка Людмила Кіченок та Олена Остапенко з Латвії розпочнутьзмагання протистоянням з італійками Лучією Брондзетті та ЕлізабеттоюКоччаретто, передає Укрінформ.</text:p>
      <text:p text:style-name="P4">
Українсько-румунський дует Марта Костюк - Єлена-Габріела Русе зійдеться зісловачкою Терезою Михаліковою та американкою Алішою Паркс, а українсько-бельгійський тандем Надія Кіченок - Кімберлі Ціммерманн зустрінуться з СєШувей (Китайський Тайбей) та Барборою Стрицовою (Чехія).</text:p>
      <text:p text:style-name="P4">
<text:span text:style-name="T4">
Читайте також:</text:span>
 <text:a xlink:type="simple" xlink:href="https://www.ukrinform.ua/rubric-sports/3706140-marta-kostuk-stala-persou-raketkou-ukraini.html" text:style-name="Internet_20_link" text:visited-style-name="Visited_20_Internet_20_Link">
 </text:a>
</text:p>
      <text:p text:style-name="P4">
Турнір в італійській столиці триватиме до 21 травня.</text:p>
      <text:p text:style-name="P4">
Source: <text:a xlink:type="simple" xlink:href="https://www.ukrinform.ua/rubric-sports/3706896-kostuk-i-sestri-kicenok-zigraut-u-parnij-sitci-turniru-wta-u-rimi.html" text:style-name="Internet_20_link" text:visited-style-name="Visited_20_Internet_20_Link">
https://www.ukrinform.ua/rubric-sports/3706896-kostuk-i-sestri-kicenok-zigraut-u-parnij-sitci-turniru-wta-u-rimi.html</text:a>
</text:p>
      <!--NEWS-->
      <text:h text:style-name="P10" text:outline-level="1">
<text:span text:style-name="T4">
Уряд створює Координаційні центри з підтримки цивільного населення</text:span>
</text:h>
      <text:p text:style-name="P4">
Authors: Ukrinform (Person)</text:p>
      <text:p text:style-name="P4">
Publisher: Укринформ (Organization)</text:p>
      <text:p text:style-name="P4">
Published Time: 2023-05-09T16:53:00+03:00</text:p>
      <text:p text:style-name="P4">
Modified Time: 2023-05-09T16:53:00+03:00</text:p>
      <text:p text:style-name="P4">
Description: Кабінет Міністрів 9 травня прийняв постанову “Про Координаційні центри підтримки цивільного населення” та затвердив відповідне Типове положення. — Укрінформ.</text:p>
      <text:p text:style-name="P4">
Images: ["<text:a xlink:type="simple" xlink:href="https://static.ukrinform.com/photos/2023_03/thumb_files/630_360_1678738628-217.jpg" text:style-name="Internet_20_link" text:visited-style-name="Visited_20_Internet_20_Link">
630_360_16787...</text:a>
"]</text:p>
      <text:p text:style-name="P4">
Tags: ['Уряд', 'Цивільний захист']</text:p>
      <text:p text:style-name="P4">
Type: Article</text:p>
      <!--METADATA-->
      <text:p text:style-name="P4">
<draw:frame draw:style-name="fr1" draw:name="Image128" text:anchor-type="as-char" svg:width="6.9236in" svg:height="3.956343in" draw:z-index="0">
<draw:image xlink:href="../Images/yкринформ/2023-05-09T16-53-00-03-00/630_360_1678738628-217.jpg" xlink:type="simple" xlink:show="embed" xlink:actuate="onLoad" draw:mime-type="image/jpeg"/>
</draw:frame>
 КабінетМіністрів 9 травня прийняв постанову “Про Координаційні центри підтримкицивільного населення” та затвердив відповідне Типове положення.</text:p>
      <text:p text:style-name="P4">
Як передає Укрінформ, про це Міністерство з питань реінтеграції тимчасовоокупованих територій України повідомляє у <text:a xlink:type="simple" xlink:href="https://t.me/minre_ua/3288" text:style-name="Internet_20_link" text:visited-style-name="Visited_20_Internet_20_Link">
 </text:a>
 .</text:p>
      <text:p text:style-name="P4">
"Документ розроблено з урахуванням Стратегії державної політики щодовнутрішнього переміщення на період до 2025 року. Він буде реалізований в межахініціативи першої леді Олени Зеленської з впровадження Всеукраїнської програмиментального здоров’я", - ідеться у повідомленні.</text:p>
      <text:p text:style-name="P4">
<text:span text:style-name="T4">
Читайте також:</text:span>
 <text:a xlink:type="simple" xlink:href="https://www.ukrinform.ua/rubric-society/3706540-ak-pidtrimati-blizkih-pisla-povernenna-z-polonu-poradi-minreintegracii.html" text:style-name="Internet_20_link" text:visited-style-name="Visited_20_Internet_20_Link">
 <text:span text:style-name="T4">
Мінреінтеграц</text:span>
 </text:a>
</text:p>
      <text:p text:style-name="P4">
Координаційні центри діятимуть при обласних, Київській міській державних(військових) адміністраціях.</text:p>
      <text:p text:style-name="P4">
Вони надаватимуть підтримку та супровід населенню, постраждалому внаслідокзбройного конфлікту, зокрема внутрішньо переміщеним особам та ветеранам війни.</text:p>
      <text:p text:style-name="P4">
Діяльність Координаційних центрів буде спрямована на розв'язання питаньсоціального захисту, в тому числі забезпечення житлом і сприяння зайнятостіпостраждалого населення, надання психосоціальної, медичної та правовоїдопомоги.</text:p>
      <text:p text:style-name="P4">
<text:span text:style-name="T4">
Читайте також:</text:span>
 <text:a xlink:type="simple" xlink:href="https://www.ukrinform.ua/rubric-society/3706693-u-koordstabi-zaklikali-rodiciv-vijskovih-dopomagati-zi-zborom-informacii-dla-obminu-polonenimi.html" text:style-name="Internet_20_link" text:visited-style-name="Visited_20_Internet_20_Link">
 </text:a>
</text:p>
      <text:p text:style-name="P4">
Як повідомляв Укрінформ, у квітні у Львівській області <text:a xlink:type="simple" xlink:href="https://www.ukrinform.ua/rubric-regions/3694263-na-lvivsini-startue-pilotnij-proekt-zi-stvorenna-centriv-socialnogo-dogladu.html" text:style-name="Internet_20_link" text:visited-style-name="Visited_20_Internet_20_Link">
</text:a>
 для внутрішньопереміщених осіб, людей старшого віку та людей з інвалідністю.</text:p>
      <text:p text:style-name="P4">
Source: <text:a xlink:type="simple" xlink:href="https://www.ukrinform.ua/rubric-society/3706901-urad-shvaliv-utvorenna-koordinacijnih-centriv-z-pidtrimki-civilnogo-naselenna.html" text:style-name="Internet_20_link" text:visited-style-name="Visited_20_Internet_20_Link">
https://www.ukrinform.ua/rubric-society/3706901-urad-shvaliv-utvorenna-koordinacijnih-centriv-z-pidtrimki-civilnogo-naselenna.html</text:a>
</text:p>
      <!--NEWS-->
      <text:h text:style-name="P10" text:outline-level="1">
<text:span text:style-name="T4">
Окупанти перевіряють кожного, хто виїжджає з Криму через міст – Чубаров</text:span>
</text:h>
      <text:p text:style-name="P4">
Authors: Ukrinform (Person)</text:p>
      <text:p text:style-name="P4">
Publisher: Укринформ (Organization)</text:p>
      <text:p text:style-name="P4">
Published Time: 2023-05-09T16:55:00+03:00</text:p>
      <text:p text:style-name="P4">
Modified Time: 2023-05-09T16:55:00+03:00</text:p>
      <text:p text:style-name="P4">
Description: російські загарбники перевіряють кожного, хто виїжджає з тимчасово окупованого півострова через міст, що з'єднує Крим із росією. — Укрінформ.</text:p>
      <text:p text:style-name="P4">
Images: ["<text:a xlink:type="simple" xlink:href="https://static.ukrinform.com/photos/2021_07/thumb_files/630_360_1625586413-133.jpg" text:style-name="Internet_20_link" text:visited-style-name="Visited_20_Internet_20_Link">
630_360_16255...</text:a>
"]</text:p>
      <text:p text:style-name="P4">
Tags: ['Чубаров', 'Крим', 'Окупація Криму', 'Керченський міст']</text:p>
      <text:p text:style-name="P4">
Type: Article</text:p>
      <!--METADATA-->
      <text:p text:style-name="P4">
<draw:frame draw:style-name="fr1" draw:name="Image129" text:anchor-type="as-char" svg:width="6.9236in" svg:height="3.956343in" draw:z-index="0">
<draw:image xlink:href="../Images/yкринформ/2023-05-09T16-55-00-03-00/630_360_1625586413-133.jpg" xlink:type="simple" xlink:show="embed" xlink:actuate="onLoad" draw:mime-type="image/jpeg"/>
</draw:frame>
 російськізагарбники перевіряють кожного, хто виїжджає з тимчасово окупованогопівострова через міст, що з'єднує Крим із росією.</text:p>
      <text:p text:style-name="P4">
Про це в ефірі <text:a xlink:type="simple" xlink:href="https://www.youtube.com/watch" text:style-name="Internet_20_link" text:visited-style-name="Visited_20_Internet_20_Link">
 </text:a>
 розповівголова Меджлісу кримськотатарського народу Рефат Чубаров, передає Укрінформ.</text:p>
      <text:p text:style-name="P4">
«Не думаю, що військовослужбовцям російської окупаційної армії зараз легкозалишати Крим. Бо на в'їзді на Керченський міст з боку Криму встановленідодаткові блокпости, де перевіряють не лише автомобільний транспорт, а йдокументи. Перевіряють кожну людину, яка залишає Крим, незалежно від того, цемирний мешканець, військовослужбовець російської окупаційної армії чиспівробітник каральних органів росії», - зазначив <text:a xlink:type="simple" xlink:href="https://www.ukrinform.ua/tag-cubarov" text:style-name="Internet_20_link" text:visited-style-name="Visited_20_Internet_20_Link">
</text:a>
</text:p>
      <text:p text:style-name="P4">
<text:span text:style-name="T4">
Читайте також:</text:span>
 <text:a xlink:type="simple" xlink:href="https://www.ukrinform.ua/rubric-crimea/3706428-okupanti-v-krimu-aktivizuvali-robotu-sered-molodi-zastupnik-postpreda-prezidenta.html" text:style-name="Internet_20_link" text:visited-style-name="Visited_20_Internet_20_Link">
 <text:span text:style-name="T4">
Крим</text:span>
 </text:a>
</text:p>
      <text:p text:style-name="P4">
За його словами, таким чином окупанти підтримують напругу в Криму та водночасдемонструють, що територія півострова – пастка, звідки ніхто просто так неможе виїхати.</text:p>
      <text:p text:style-name="P4">
Чубаров додав, що наразі до Криму загарбники везуть майно, награбоване умешканців тимчасово захоплених територій Запоріжжя та Херсонщини, яких змусилиевакуюватися.</text:p>
      <text:p text:style-name="P4">
Як повідомлялося, <text:a xlink:type="simple" xlink:href="https://www.ukrinform.ua/rubric-crimea/3705245-u-krimu-zagarbniki-roblat-zapasi-vodi-ta-harciv-na-vipadok-izolacii.html" text:style-name="Internet_20_link" text:visited-style-name="Visited_20_Internet_20_Link">
 </text:a>
 на випадок,якщо півострів буде ізольовано</text:p>
      <text:p text:style-name="P4">
Source: <text:a xlink:type="simple" xlink:href="https://www.ukrinform.ua/rubric-crimea/3706907-zagarbniki-pereviraut-koznogo-hto-viizdzae-z-krimu-cerez-mist-cubarov.html" text:style-name="Internet_20_link" text:visited-style-name="Visited_20_Internet_20_Link">
https://www.ukrinform.ua/rubric-crimea/3706907-zagarbniki-pereviraut-koznogo-hto-viizdzae-z-krimu-cerez-mist-cubarov.html</text:a>
</text:p>
      <!--NEWS-->
      <text:h text:style-name="P10" text:outline-level="1">
<text:span text:style-name="T4">
Українські вуличні музиканти гратимуть для пасажирів Ліверпуля</text:span>
</text:h>
      <text:p text:style-name="P4">
Authors: Ukrinform (Person)</text:p>
      <text:p text:style-name="P4">
Publisher: Укринформ (Organization)</text:p>
      <text:p text:style-name="P4">
Published Time: 2023-05-09T16:56:26+03:00</text:p>
      <text:p text:style-name="P4">
Modified Time: 2023-05-09T16:56:26+03:00</text:p>
      <text:p text:style-name="P4">
Description: Пасажири приміських поїздів у Ліверпулі насолоджуватимуться музикою українських вуличних музикантів, оскільки місто приймає пісенний конкурс Євробачення. — Укрінформ.</text:p>
      <text:p text:style-name="P4">
Images: ["<text:a xlink:type="simple" xlink:href="https://static.ukrinform.com/photos/2023_05/thumb_files/630_360_1683640455-362.jpg" text:style-name="Internet_20_link" text:visited-style-name="Visited_20_Internet_20_Link">
630_360_16836...</text:a>
"]</text:p>
      <text:p text:style-name="P4">
Tags: ['Євробачення', 'Музика', 'Ліверпуль']</text:p>
      <text:p text:style-name="P4">
Type: Article</text:p>
      <!--METADATA-->
      <text:p text:style-name="P4">
<draw:frame draw:style-name="fr1" draw:name="Image130" text:anchor-type="as-char" svg:width="6.9236in" svg:height="3.956343in" draw:z-index="0">
<draw:image xlink:href="../Images/yкринформ/2023-05-09T16-56-26-03-00/630_360_1683640455-362.jpg" xlink:type="simple" xlink:show="embed" xlink:actuate="onLoad" draw:mime-type="image/jpeg"/>
</draw:frame>
 Пасажириприміських поїздів у Ліверпулі насолоджуватимуться музикою українськихвуличних музикантів, оскільки місто приймає пісенний конкурс Євробачення.</text:p>
      <text:p text:style-name="P4">
Про це повідомляє Укрінформ з посиланням на британське інформагентство PAMedia.</text:p>
      <text:p text:style-name="P4">
“Вуличні музиканти, які втратили свою аудиторію через війну, будуть виконуватитрадиційні українські пісні, а пасажири зможуть просканувати QR-коди, щобтаким чином зробити пожертвування та дізнатися більше про музикантів”, -йдеться у повідомленні.</text:p>
      <text:p text:style-name="P4">
<text:span text:style-name="T4">
Читайте також:</text:span>
 <text:a xlink:type="simple" xlink:href="https://www.ukrinform.ua/rubric-culture/3706757-sogodni-v-liverpuli-vidbudetsa-persij-pivfinal-evrobacenna-2023.html" text:style-name="Internet_20_link" text:visited-style-name="Visited_20_Internet_20_Link">
 <text:span text:style-name="T4">
Євробаченн</text:span>
 </text:a>
</text:p>
      <text:p text:style-name="P4">
Зазначається, що акція “Звуки метро” стартувала у вівторок. Її розробленозалізничним оператором Merseyrail у партнерстві з громадською організацієюSupplies for Ukraine (C.I.C.) з метою збору коштів на життєво необхідні речідля цивільного населення та волонтерів на лінії фронту.</text:p>
      <text:p text:style-name="P4">
“Ми раді, що можемо надати цим музикантам можливість поширити свою музику підчас Євробачення. Цей шанс вони б отримали, якби Україна змогла прийняти у себецей захід... Упевнені, що наші пасажири приєднаються до цієї акції й нададутьдопомогу та підтримку Україні в цей важкий для неї час, пожертвувавши гроші нацю добру справу”, - зазначила комерційний директор Merseyrail Сюзанна Грант.</text:p>
      <text:p text:style-name="P4">
Своєю чергою директор CIC (Supplies For Ukraine) Альфі Робертс сказав:“Сподіваємося, що завдяки цій акції ми зможемо привернути увагу тапроінформувати більше людей про ситуацію в Україні та показати неймовірнийталант українського народу”.</text:p>
      <text:p text:style-name="P4">
<text:span text:style-name="T4">
Читайте також:</text:span>
 <text:a xlink:type="simple" xlink:href="https://www.ukrinform.ua/rubric-culture/3706689-gladaci-mistecka-evrobacenna-skanduvali-slava-ukraini.html" text:style-name="Internet_20_link" text:visited-style-name="Visited_20_Internet_20_Link">
 <text:span text:style-name="T4">
Євробачен</text:span>
 </text:a>
</text:p>
      <text:p text:style-name="P4">
Як повідомляв Укрінформ, гурт TVORCHI, що цьогоріч представляє Україну наЄвробаченні, на церемонії відкриття конкурсу підтримав збір на порятунокпередчасно народжених українських дітей.</text:p>
      <text:p text:style-name="P4">
Фото: Liam Thorpe, liverpoolecho.co.uk</text:p>
      <text:p text:style-name="P4">
Source: <text:a xlink:type="simple" xlink:href="https://www.ukrinform.ua/rubric-culture/3706903-ukrainski-vulicni-muzikanti-gratimut-dla-pasaziriv-liverpula.html" text:style-name="Internet_20_link" text:visited-style-name="Visited_20_Internet_20_Link">
https://www.ukrinform.ua/rubric-culture/3706903-ukrainski-vulicni-muzikanti-gratimut-dla-pasaziriv-liverpula.html</text:a>
</text:p>
      <!--NEWS-->
      <text:h text:style-name="P10" text:outline-level="1">
<text:span text:style-name="T4">
Ліз Трасс відвідає Тайвань наступного тижня</text:span>
</text:h>
      <text:p text:style-name="P4">
Authors: Ukrinform (Person)</text:p>
      <text:p text:style-name="P4">
Publisher: Укринформ (Organization)</text:p>
      <text:p text:style-name="P4">
Published Time: 2023-05-09T16:58:00+03:00</text:p>
      <text:p text:style-name="P4">
Modified Time: 2023-05-09T16:58:00+03:00</text:p>
      <text:p text:style-name="P4">
Description: Колишня прем'єр-міністр Великобританії Ліз Трасс відвідає Тайвань наступного тижня і зустрінеться з високопоставленими членами уряду. — Укрінформ.</text:p>
      <text:p text:style-name="P4">
Images: ["<text:a xlink:type="simple" xlink:href="https://static.ukrinform.com/photos/2022_02/thumb_files/630_360_1645122465-695.jpg" text:style-name="Internet_20_link" text:visited-style-name="Visited_20_Internet_20_Link">
630_360_16451...</text:a>
"]</text:p>
      <text:p text:style-name="P4">
Tags: ['Китай', 'Тайвань', 'Ліз Трасс']</text:p>
      <text:p text:style-name="P4">
Type: Article</text:p>
      <!--METADATA-->
      <text:p text:style-name="P4">
<draw:frame draw:style-name="fr1" draw:name="Image131" text:anchor-type="as-char" svg:width="6.9236in" svg:height="3.956343in" draw:z-index="0">
<draw:image xlink:href="../Images/yкринформ/2023-05-09T16-58-00-03-00/630_360_1645122465-695.jpg" xlink:type="simple" xlink:show="embed" xlink:actuate="onLoad" draw:mime-type="image/jpeg"/>
</draw:frame>
 Колишняпрем'єр-міністр Великобританії Ліз Трасс відвідає Тайвань наступного тижня ізустрінеться з високопоставленими членами уряду.</text:p>
      <text:p text:style-name="P4">
Як передає Укрінформ, про це повідомляє <text:a xlink:type="simple" xlink:href="https://www.reuters.com/world/british-ex-premier-truss-visit-taiwan-next-week-2023-05-09/" text:style-name="Internet_20_link" text:visited-style-name="Visited_20_Internet_20_Link">
</text:a>
</text:p>
      <text:p text:style-name="P4">
У повідомленні канцелярії зазначається, що Трасс планує зустрітися зпредставниками керівництва Тайваню 17 травня.</text:p>
      <text:p text:style-name="P4">
" <text:a xlink:type="simple" xlink:href="https://www.ukrinform.ua/tag-tajvan" text:style-name="Internet_20_link" text:visited-style-name="Visited_20_Internet_20_Link">
 </text:a>
 - це маяк свободи і демократії. Яз нетерпінням чекаю можливості особисто продемонструвати солідарність ізтайванським народом перед обличчям все більш агресивної поведінки і риторики збоку режиму в Пекіні", - йдеться в заяві Трасс.</text:p>
      <text:p text:style-name="P4">
Трасс - прем'єр-міністр Великобританії з найкоротшим терміном перебування напосаді. Заступивши до виконання обов'язків у вересні минулого року, вона булазмушена піти у відставку менш ніж через два місяці після того, як їїекономічна політика спровокувала ринкові потрясіння.</text:p>
      <text:p text:style-name="P4">
<text:span text:style-name="T4">
Читайте також:</text:span>
 <text:a xlink:type="simple" xlink:href="https://www.ukrinform.ua/rubric-ato/3705471-stati-vidilat-tajvanu-vijskovoi-dopomogi-na-500-miljoniv-reuters.html" text:style-name="Internet_20_link" text:visited-style-name="Visited_20_Internet_20_Link">
 <text:span text:style-name="T4">
Тайван</text:span>
 </text:a>
</text:p>
      <text:p text:style-name="P4">
Раніше Китай засуджував візити британських законодавців до Тайваню завтручання у внутрішні справи Китаю.</text:p>
      <text:p text:style-name="P4">
Як повідомляв Укрінформ, <text:a xlink:type="simple" xlink:href="https://www.ukrinform.ua/rubric-world/3705506-kitaj-risuce-vistupae-proti-prodazu-spolucenimi-statami-zbroi-tajvanu-mzs.html" text:style-name="Internet_20_link" text:visited-style-name="Visited_20_Internet_20_Link">
 </text:a>
 проти продажу Сполученими Штатами зброї Тайваню і закликаєСША припинити військові контакти з островом.</text:p>
      <text:p text:style-name="P4">
Source: <text:a xlink:type="simple" xlink:href="https://www.ukrinform.ua/rubric-world/3706909-liz-trass-vidvidae-tajvan-nastupnogo-tizna.html" text:style-name="Internet_20_link" text:visited-style-name="Visited_20_Internet_20_Link">
https://www.ukrinform.ua/rubric-world/3706909-liz-trass-vidvidae-tajvan-nastupnogo-tizna.html</text:a>
</text:p>
      <!--NEWS-->
      <text:h text:style-name="P10" text:outline-level="1">
<text:span text:style-name="T4">
У Києві відкрили виставку про допомогу культурі України від ЄС</text:span>
</text:h>
      <text:p text:style-name="P4">
Authors: Ukrinform (Person)</text:p>
      <text:p text:style-name="P4">
Publisher: Укринформ (Organization)</text:p>
      <text:p text:style-name="P4">
Published Time: 2023-05-09T16:59:00+03:00</text:p>
      <text:p text:style-name="P4">
Modified Time: 2023-05-09T16:59:00+03:00</text:p>
      <text:p text:style-name="P4">
Description: До Дня Європи на Софійській площі у столиці відкрили виставку «Культурна мозаїка», що висвітлює проєкти з порятунку української спадщини, які підтримав Євросоюз. — Укрінформ.</text:p>
      <text:p text:style-name="P4">
Images: ["<text:a xlink:type="simple" xlink:href="https://static.ukrinform.com/photos/2023_05/thumb_files/630_360_1683640643-2062.jpeg" text:style-name="Internet_20_link" text:visited-style-name="Visited_20_Internet_20_Link">
630_360_16836...</text:a>
", "<text:a xlink:type="simple" xlink:href="https://static.ukrinform.com/photos/2023_05/1683640643-2040.jpeg" text:style-name="Internet_20_link" text:visited-style-name="Visited_20_Internet_20_Link">
1683640643-20...</text:a>
", "<text:a xlink:type="simple" xlink:href="https://static.ukrinform.com/photos/2023_05/thumb_files/630_360_1683640643-2389.jpeg" text:style-name="Internet_20_link" text:visited-style-name="Visited_20_Internet_20_Link">
630_360_16836...</text:a>
", "<text:a xlink:type="simple" xlink:href="https://static.ukrinform.com/photos/2023_05/thumb_files/630_360_1683640643-2040.jpeg" text:style-name="Internet_20_link" text:visited-style-name="Visited_20_Internet_20_Link">
630_360_16836...</text:a>
", "<text:a xlink:type="simple" xlink:href="https://static.ukrinform.com/photos/2023_05/thumb_files/630_360_1683640643-6648.jpeg" text:style-name="Internet_20_link" text:visited-style-name="Visited_20_Internet_20_Link">
630_360_16836...</text:a>
", "<text:a xlink:type="simple" xlink:href="https://static.ukrinform.com/photos/2023_05/thumb_files/630_360_1683640643-6857.jpeg" text:style-name="Internet_20_link" text:visited-style-name="Visited_20_Internet_20_Link">
630_360_16836...</text:a>
", "<text:a xlink:type="simple" xlink:href="https://static.ukrinform.com/photos/2023_05/thumb_files/630_360_1683640643-2529.jpeg" text:style-name="Internet_20_link" text:visited-style-name="Visited_20_Internet_20_Link">
630_360_16836...</text:a>
", "<text:a xlink:type="simple" xlink:href="https://static.ukrinform.com/photos/2023_05/thumb_files/630_360_1683640644-8773.jpeg" text:style-name="Internet_20_link" text:visited-style-name="Visited_20_Internet_20_Link">
630_360_16836...</text:a>
", "<text:a xlink:type="simple" xlink:href="https://static.ukrinform.com/photos/2023_05/thumb_files/630_360_1683650022-4328.jpeg" text:style-name="Internet_20_link" text:visited-style-name="Visited_20_Internet_20_Link">
630_360_16836...</text:a>
", "<text:a xlink:type="simple" xlink:href="https://static.ukrinform.com/photos/2023_05/thumb_files/630_360_1683650022-2058.jpeg" text:style-name="Internet_20_link" text:visited-style-name="Visited_20_Internet_20_Link">
630_360_16836...</text:a>
", "<text:a xlink:type="simple" xlink:href="https://static.ukrinform.com/photos/2023_05/thumb_files/630_360_1683650145-2230.jpeg" text:style-name="Internet_20_link" text:visited-style-name="Visited_20_Internet_20_Link">
630_360_16836...</text:a>
"]</text:p>
      <text:p text:style-name="P4">
Tags: ['Виставка', 'Київ', 'МКІП ']</text:p>
      <text:p text:style-name="P4">
Type: Article</text:p>
      <!--METADATA-->
      <text:p text:style-name="P4">
<draw:frame draw:style-name="fr1" draw:name="Image132" text:anchor-type="as-char" svg:width="6.9236in" svg:height="3.956343in" draw:z-index="0">
<draw:image xlink:href="../Images/yкринформ/2023-05-09T16-59-00-03-00/630_360_1683640643-2062.jpeg" xlink:type="simple" xlink:show="embed" xlink:actuate="onLoad" draw:mime-type="image/jpeg"/>
</draw:frame>
 До ДняЄвропи на Софійській площі у столиці відкрили виставку «Культурна мозаїка», щовисвітлює проєкти з порятунку української спадщини, які підтримав Євросоюз.</text:p>
      <text:p text:style-name="P4">
Про це повідомляє кореспондент Укрінформу.</text:p>
      <text:p text:style-name="P4">
«Україна вийде з війни переможницею, а її культура продовжуватиме зміцнюватиєвропейську сім’ю», –наведено на одному зі стендів виставки слова главипредставництва ЄС в Україні Матті Маасікаса.</text:p>
      <text:p text:style-name="P4">
Перед Софійським собором просто неба стоять дев’ять стендів з описамиелементів культурного надбання України, які потребували уваги та захисту узв’язку із загрозами, спричиненими вторгненням <text:a xlink:type="simple" xlink:href="https://www.ukrinform.ua/tag-rosia" text:style-name="Internet_20_link" text:visited-style-name="Visited_20_Internet_20_Link">
</text:a>
 .</text:p>
      <text:p text:style-name="P4">
<draw:frame draw:style-name="fr1" draw:name="Image133" text:anchor-type="as-char" svg:width="6.9236in" svg:height="4.493128in" draw:z-index="0">
<draw:image xlink:href="../Images/yкринформ/2023-05-09T16-59-00-03-00/1683640643-2040.jpeg" xlink:type="simple" xlink:show="embed" xlink:actuate="onLoad" draw:mime-type="image/jpeg"/>
</draw:frame>
</text:p>
      <text:p text:style-name="P4">
Девізом експозиції стала теза: «Разом зберігаємо. Разом Творимо»: завдякифінансовій допомозі від ЄС, зокрема програмі «Дім Європи», під час війни вУкраїні вдалося оцифрувати музейні колекції та пам’ятки архітектури, а такожпосилити захист і забезпечити збереження музейних колекцій.</text:p>
      <text:p text:style-name="P4">
На виставці йдеться і про народний одяг – строї центру і сходу України, яківдалося вивезти у безпечне місце. Також наявна інформація про платформу MyArt, створену на Миколаївщині задля підтримки місцевих культурних проєктів, таініціативу реставрації старовинних дверей «Тисячі дверей Одеси».</text:p>
      <text:p text:style-name="P4">
<draw:frame draw:style-name="fr1" draw:name="Image134" text:anchor-type="as-char" svg:width="6.9236in" svg:height="3.956343in" draw:z-index="0">
<draw:image xlink:href="../Images/yкринформ/2023-05-09T16-59-00-03-00/630_360_1683640643-2389.jpeg" xlink:type="simple" xlink:show="embed" xlink:actuate="onLoad" draw:mime-type="image/jpeg"/>
</draw:frame>
 У Києвівідкрили виставку про допомогу культурі України від ЄС / Фото: Павло Багмут,Укрінформ  <text:a xlink:type="simple" xlink:href="https://static.ukrinform.com/photos/2023_05/1683640643-2389.jpeg" text:style-name="Internet_20_link" text:visited-style-name="Visited_20_Internet_20_Link">
<draw:frame draw:style-name="fr1" draw:name="Image135" text:anchor-type="as-char" svg:width="6.9236in" svg:height="3.956343in" draw:z-index="0">
<draw:image xlink:href="../Images/yкринформ/2023-05-09T16-59-00-03-00/630_360_1683640643-2389.jpeg" xlink:type="simple" xlink:show="embed" xlink:actuate="onLoad" draw:mime-type="image/jpeg"/>
</draw:frame>
</text:a>
 <text:a xlink:type="simple" xlink:href="https://static.ukrinform.com/photos/2023_05/1683640643-2040.jpeg" text:style-name="Internet_20_link" text:visited-style-name="Visited_20_Internet_20_Link">
<draw:frame draw:style-name="fr1" draw:name="Image136" text:anchor-type="as-char" svg:width="6.9236in" svg:height="3.956343in" draw:z-index="0">
<draw:image xlink:href="../Images/yкринформ/2023-05-09T16-59-00-03-00/630_360_1683640643-2040.jpeg" xlink:type="simple" xlink:show="embed" xlink:actuate="onLoad" draw:mime-type="image/jpeg"/>
</draw:frame>
</text:a>
 <text:a xlink:type="simple" xlink:href="https://static.ukrinform.com/photos/2023_05/1683640643-2062.jpeg" text:style-name="Internet_20_link" text:visited-style-name="Visited_20_Internet_20_Link">
<draw:frame draw:style-name="fr1" draw:name="Image137" text:anchor-type="as-char" svg:width="6.9236in" svg:height="3.956343in" draw:z-index="0">
<draw:image xlink:href="../Images/yкринформ/2023-05-09T16-59-00-03-00/630_360_1683640643-2062.jpeg" xlink:type="simple" xlink:show="embed" xlink:actuate="onLoad" draw:mime-type="image/jpeg"/>
</draw:frame>
</text:a>
 <text:a xlink:type="simple" xlink:href="https://static.ukrinform.com/photos/2023_05/1683640643-6648.jpeg" text:style-name="Internet_20_link" text:visited-style-name="Visited_20_Internet_20_Link">
<draw:frame draw:style-name="fr1" draw:name="Image138" text:anchor-type="as-char" svg:width="6.9236in" svg:height="3.956343in" draw:z-index="0">
<draw:image xlink:href="../Images/yкринформ/2023-05-09T16-59-00-03-00/630_360_1683640643-6648.jpeg" xlink:type="simple" xlink:show="embed" xlink:actuate="onLoad" draw:mime-type="image/jpeg"/>
</draw:frame>
</text:a>
 <text:a xlink:type="simple" xlink:href="https://static.ukrinform.com/photos/2023_05/1683640643-6857.jpeg" text:style-name="Internet_20_link" text:visited-style-name="Visited_20_Internet_20_Link">
<draw:frame draw:style-name="fr1" draw:name="Image139" text:anchor-type="as-char" svg:width="6.9236in" svg:height="3.956343in" draw:z-index="0">
<draw:image xlink:href="../Images/yкринформ/2023-05-09T16-59-00-03-00/630_360_1683640643-6857.jpeg" xlink:type="simple" xlink:show="embed" xlink:actuate="onLoad" draw:mime-type="image/jpeg"/>
</draw:frame>
</text:a>
 <text:a xlink:type="simple" xlink:href="https://static.ukrinform.com/photos/2023_05/1683640643-2529.jpeg" text:style-name="Internet_20_link" text:visited-style-name="Visited_20_Internet_20_Link">
<draw:frame draw:style-name="fr1" draw:name="Image140" text:anchor-type="as-char" svg:width="6.9236in" svg:height="3.956343in" draw:z-index="0">
<draw:image xlink:href="../Images/yкринформ/2023-05-09T16-59-00-03-00/630_360_1683640643-2529.jpeg" xlink:type="simple" xlink:show="embed" xlink:actuate="onLoad" draw:mime-type="image/jpeg"/>
</draw:frame>
</text:a>
 <text:a xlink:type="simple" xlink:href="https://static.ukrinform.com/photos/2023_05/1683640644-8773.jpeg" text:style-name="Internet_20_link" text:visited-style-name="Visited_20_Internet_20_Link">
<draw:frame draw:style-name="fr1" draw:name="Image141" text:anchor-type="as-char" svg:width="6.9236in" svg:height="3.956343in" draw:z-index="0">
<draw:image xlink:href="../Images/yкринформ/2023-05-09T16-59-00-03-00/630_360_1683640644-8773.jpeg" xlink:type="simple" xlink:show="embed" xlink:actuate="onLoad" draw:mime-type="image/jpeg"/>
</draw:frame>
</text:a>
 <text:a xlink:type="simple" xlink:href="https://static.ukrinform.com/photos/2023_05/1683650022-4328.jpeg" text:style-name="Internet_20_link" text:visited-style-name="Visited_20_Internet_20_Link">
<draw:frame draw:style-name="fr1" draw:name="Image142" text:anchor-type="as-char" svg:width="6.9236in" svg:height="3.956343in" draw:z-index="0">
<draw:image xlink:href="../Images/yкринформ/2023-05-09T16-59-00-03-00/630_360_1683650022-4328.jpeg" xlink:type="simple" xlink:show="embed" xlink:actuate="onLoad" draw:mime-type="image/jpeg"/>
</draw:frame>
</text:a>
 <text:a xlink:type="simple" xlink:href="https://static.ukrinform.com/photos/2023_05/1683650022-2058.jpeg" text:style-name="Internet_20_link" text:visited-style-name="Visited_20_Internet_20_Link">
<draw:frame draw:style-name="fr1" draw:name="Image143" text:anchor-type="as-char" svg:width="6.9236in" svg:height="3.956343in" draw:z-index="0">
<draw:image xlink:href="../Images/yкринформ/2023-05-09T16-59-00-03-00/630_360_1683650022-2058.jpeg" xlink:type="simple" xlink:show="embed" xlink:actuate="onLoad" draw:mime-type="image/jpeg"/>
</draw:frame>
</text:a>
 <text:a xlink:type="simple" xlink:href="https://static.ukrinform.com/photos/2023_05/1683650145-2230.jpeg" text:style-name="Internet_20_link" text:visited-style-name="Visited_20_Internet_20_Link">
<draw:frame draw:style-name="fr1" draw:name="Image144" text:anchor-type="as-char" svg:width="6.9236in" svg:height="3.956343in" draw:z-index="0">
<draw:image xlink:href="../Images/yкринформ/2023-05-09T16-59-00-03-00/630_360_1683650145-2230.jpeg" xlink:type="simple" xlink:show="embed" xlink:actuate="onLoad" draw:mime-type="image/jpeg"/>
</draw:frame>
</text:a>
</text:p>
      <text:p text:style-name="P4">
Інформація з виставки доступна українською та англійською мовами.</text:p>
      <text:p text:style-name="P4">
Організувало виставку представництво Європейського Союзу в Україні.</text:p>
      <text:p text:style-name="P4">
<text:span text:style-name="T4">
Читайте також:</text:span>
 <text:a xlink:type="simple" xlink:href="https://www.ukrinform.ua/rubric-other_news/3706719-u-kievi-vidkrilasa-vistavka-aka-rozvincue-mifi-pro-vidnosini-es-ta-ukraini.html" text:style-name="Internet_20_link" text:visited-style-name="Visited_20_Internet_20_Link">
 <text:span text:style-name="T4">
виставк</text:span>
 </text:a>
</text:p>
      <text:p text:style-name="P4">
Як повідомляв Укрінформ, згідно із розміщеним на сайті глави держави указом№266/2023 від 8 травня, відтепер 9 травня Україна святкуватиме День Європи.Раніше цей день візначався щороку у третю суботу травня, яка цьогоріч припадаєна 20-те число.</text:p>
      <text:p text:style-name="P4">
Source: <text:a xlink:type="simple" xlink:href="https://www.ukrinform.ua/rubric-culture/3706908-u-kievi-vidkrili-vistavku-pro-dopomogu-kulturi-ukraini-vid-es.html" text:style-name="Internet_20_link" text:visited-style-name="Visited_20_Internet_20_Link">
https://www.ukrinform.ua/rubric-culture/3706908-u-kievi-vidkrili-vistavku-pro-dopomogu-kulturi-ukraini-vid-es.html</text:a>
</text:p>
      <!--NEWS-->
      <text:h text:style-name="P10" text:outline-level="1">
<text:span text:style-name="T4">
У Литві в День пам’яті та примирення поклали квіти до пам’ятника Шевченку</text:span>
</text:h>
      <text:p text:style-name="P4">
Authors: Ukrinform (Person)</text:p>
      <text:p text:style-name="P4">
Publisher: Укринформ (Organization)</text:p>
      <text:p text:style-name="P4">
Published Time: 2023-05-09T17:09:00+03:00</text:p>
      <text:p text:style-name="P4">
Modified Time: 2023-05-09T17:09:00+03:00</text:p>
      <text:p text:style-name="P4">
Description: У День пам’яті та примирення у Вільнюсі відбулася урочиста церемонія покладання квітів до пам’ятника Тарасу Шевченку. — Укрінформ.</text:p>
      <text:p text:style-name="P4">
Images: ["<text:a xlink:type="simple" xlink:href="https://static.ukrinform.com/photos/2023_05/thumb_files/630_360_1683639512-485.jpg" text:style-name="Internet_20_link" text:visited-style-name="Visited_20_Internet_20_Link">
630_360_16836...</text:a>
", "<text:a xlink:type="simple" xlink:href="https://static.ukrinform.com/photos/2023_05/1683639531-943.jpg" text:style-name="Internet_20_link" text:visited-style-name="Visited_20_Internet_20_Link">
1683639531-94...</text:a>
", "<text:a xlink:type="simple" xlink:href="https://static.ukrinform.com/photos/2023_05/1683639530-222.jpg" text:style-name="Internet_20_link" text:visited-style-name="Visited_20_Internet_20_Link">
1683639530-22...</text:a>
", "<text:a xlink:type="simple" xlink:href="https://static.ukrinform.com/photos/2023_05/1683639530-144.jpg" text:style-name="Internet_20_link" text:visited-style-name="Visited_20_Internet_20_Link">
1683639530-14...</text:a>
"]</text:p>
      <text:p text:style-name="P4">
Tags: ['Діаспора', 'Друга світова', 'Литва', 'Посольство', 'Війна з росією']</text:p>
      <text:p text:style-name="P4">
Type: Article</text:p>
      <!--METADATA-->
      <text:p text:style-name="P4">
<draw:frame draw:style-name="fr1" draw:name="Image145" text:anchor-type="as-char" svg:width="6.9236in" svg:height="3.956343in" draw:z-index="0">
<draw:image xlink:href="../Images/yкринформ/2023-05-09T17-09-00-03-00/630_360_1683639512-485.jpg" xlink:type="simple" xlink:show="embed" xlink:actuate="onLoad" draw:mime-type="image/jpeg"/>
</draw:frame>
 У Деньпам’яті та примирення у Вільнюсі відбулася урочиста церемонія покладанняквітів до пам’ятника Тарасу Шевченку.</text:p>
      <text:p text:style-name="P4">
Як передає Укрінформ, про це у <text:a xlink:type="simple" xlink:href="https://www.facebook.com/ukr.embassy.Lithuania/posts/pfbid02rcqJ6ivVy3PLxZ5SLHAy3zhxdUJTbqSS2q1XdxdKNndumh2rrPUufh9rhuqtrVfnl" text:style-name="Internet_20_link" text:visited-style-name="Visited_20_Internet_20_Link">
</text:a>
повідомило Посольство України в Литві.</text:p>
      <text:p text:style-name="P4">
<draw:frame draw:style-name="fr1" draw:name="Image146" text:anchor-type="as-char" svg:width="6.9236in" svg:height="4.615733in" draw:z-index="0">
<draw:image xlink:href="../Images/yкринформ/2023-05-09T17-09-00-03-00/1683639531-943.jpg" xlink:type="simple" xlink:show="embed" xlink:actuate="onLoad" draw:mime-type="image/jpeg"/>
</draw:frame>
</text:p>
      <text:p text:style-name="P4">
У заході взяли участь посол України в Литві Петро Бешта разом з Віцеміністромоборони Литви Жальвінасом Томкусом. Церемонія вшанування пам’яті жертв Другоїсвітової війни відбулась за участі співробітників Посольства України у Литві,української громади, учнів та вчителів українських шкіл у Вільнюсі, а такожгостей та жителів Литви.</text:p>
      <text:p text:style-name="P4">
<draw:frame draw:style-name="fr1" draw:name="Image147" text:anchor-type="as-char" svg:width="6.9236in" svg:height="4.615733in" draw:z-index="0">
<draw:image xlink:href="../Images/yкринформ/2023-05-09T17-09-00-03-00/1683639530-222.jpg" xlink:type="simple" xlink:show="embed" xlink:actuate="onLoad" draw:mime-type="image/jpeg"/>
</draw:frame>
</text:p>
      <text:p text:style-name="P4">
«Українці на боці антигітлерівської коаліції зробили значний внесок у перемогунад нацизмом. Ціна цього внеску – надзвичайні втрати впродовж 1939–1945 роківсеред українців та інших народів, які жили на території України. Тоді загинулопонад вісім мільйонів осіб. Тому ми добре знаємо ціну війни», – йдеться вдописі.</text:p>
      <text:p text:style-name="P4">
<draw:frame draw:style-name="fr1" draw:name="Image148" text:anchor-type="as-char" svg:width="6.9236in" svg:height="4.615733in" draw:z-index="0">
<draw:image xlink:href="../Images/yкринформ/2023-05-09T17-09-00-03-00/1683639530-144.jpg" xlink:type="simple" xlink:show="embed" xlink:actuate="onLoad" draw:mime-type="image/jpeg"/>
</draw:frame>
</text:p>
      <text:p text:style-name="P4">
У Посольстві висловили переконання, що день пам’яті та примирення символізуєне тріумф переможців над переможеними, а застереження – диктатори завждипрагнуть задовольнити імперські амбіції збройним шляхом, ультиматумами,агресією, анексією. Найважливішим підсумком війни має бути не культ перемоги,а вміння цінувати мир, категорично і безкомпромісно захищати його всімарозумними засобами.</text:p>
      <text:p text:style-name="P4">
«Наша боротьба триває щоденно від 2014 року, і ми неодмінно переможемо, бозахищаємо рідну землю, боронимо своє право вільно обирати майбутнє. Для нас цевійна за свободу, цивілізованість, демократію та європейські цінності протиімперських амбіцій підступного агресивного сусіда-злочинця», – наголосили удиппредставництві.</text:p>
      <text:p text:style-name="P4">
Як повідомляв Укрінформ, у квітні у Вільнюсі <text:a xlink:type="simple" xlink:href="https://www.ukrinform.ua/rubric-diaspora/3691825-u-stolici-litvi-projsov-50j-miting-na-pidtrimku-ukraini.html" text:style-name="Internet_20_link" text:visited-style-name="Visited_20_Internet_20_Link">
</text:a>
 50-й мітинг на підтримкуУкраїни.</text:p>
      <text:p text:style-name="P4">
<text:span text:style-name="T5">
Фото: Посольство України в Литві / Фейсбук</text:span>
</text:p>
      <text:p text:style-name="P4">
Source: <text:a xlink:type="simple" xlink:href="https://www.ukrinform.ua/rubric-diaspora/3706892-u-litvi-ukrainci-u-den-pamati-ta-primirenna-poklali-kviti-do-pamatnika-sevcenku.html" text:style-name="Internet_20_link" text:visited-style-name="Visited_20_Internet_20_Link">
https://www.ukrinform.ua/rubric-diaspora/3706892-u-litvi-ukrainci-u-den-pamati-ta-primirenna-poklali-kviti-do-pamatnika-sevcenku.html</text:a>
</text:p>
      <!--NEWS-->
      <text:h text:style-name="P10" text:outline-level="1">
<text:span text:style-name="T4">
Poltavska Oblast(23:08). Red Alert: aerial threat. Sirens sounding. Take cover now!</text:span>
</text:h>
      <text:p text:style-name="P4">
Authors: liveuamap (Language: en)</text:p>
      <text:p text:style-name="P4">
Time: 2023-05-09T17:09:00</text:p>
      <text:p text:style-name="P4">
Location: Poltavska Oblast (Latitude:49.47705000 Longtitude:33.81866000)</text:p>
      <text:p text:style-name="P4">
Videos: []</text:p>
      <text:p text:style-name="P4">
Images: []</text:p>
      <text:p text:style-name="P4">
Tags: ["Europe", "Central and Eastern Europe"]</text:p>
      <text:p text:style-name="P4">
ID: 22561651</text:p>
      <!--METADATA-->
      <text:p text:style-name="P4">
Poltavska Oblast(23:08). Red Alert: aerial threat. Sirens sounding. Take covernow!</text:p>
      <text:p text:style-name="P4">
News Collection Link: <text:a xlink:type="simple" xlink:href="https://liveuamap.com/en/2023/09-may-poltavska-oblast2308-red-alert-aerial-g" text:style-name="Internet_20_link" text:visited-style-name="Visited_20_Internet_20_Link">
https://liveuamap.com/en/2023/09-may-poltavska-oblast2308-red-alert-aerial-g</text:a>
</text:p>
      <text:p text:style-name="P4">
Source: <text:a xlink:type="simple" xlink:href="https://t.me/suspilnepoltava/11083" text:style-name="Internet_20_link" text:visited-style-name="Visited_20_Internet_20_Link">
https://t.me/suspilnepoltava/11083</text:a>
</text:p>
      <!--NEWS-->
      <text:h text:style-name="P10" text:outline-level="1">
<text:span text:style-name="T4">
Kharkiv, Kharkivska Oblast(23:10). Red Alert: aerial threat. Sirens sounding. Take cover now!</text:span>
</text:h>
      <text:p text:style-name="P4">
Authors: liveuamap (Language: en)</text:p>
      <text:p text:style-name="P4">
Time: 2023-05-09T17:10:00</text:p>
      <text:p text:style-name="P4">
Location: Kharkiv (Latitude:49.98131 Longtitude:36.25197)</text:p>
      <text:p text:style-name="P4">
Videos: []</text:p>
      <text:p text:style-name="P4">
Images: []</text:p>
      <text:p text:style-name="P4">
Tags: ["Europe", "Central and Eastern Europe"]</text:p>
      <text:p text:style-name="P4">
ID: 22561652</text:p>
      <!--METADATA-->
      <text:p text:style-name="P4">
Kharkiv, Kharkivska Oblast(23:10). Red Alert: aerial threat. Sirens sounding.Take cover now!</text:p>
      <text:p text:style-name="P4">
News Collection Link: <text:a xlink:type="simple" xlink:href="https://liveuamap.com/en/2023/09-may-kharkiv-kharkivska-oblast2310-red-alerg" text:style-name="Internet_20_link" text:visited-style-name="Visited_20_Internet_20_Link">
https://liveuamap.com/en/2023/09-may-kharkiv-kharkivska-oblast2310-red-alerg</text:a>
</text:p>
      <text:p text:style-name="P4">
Source: <text:a xlink:type="simple" xlink:href="https://t.me/air_alert_ua/44915" text:style-name="Internet_20_link" text:visited-style-name="Visited_20_Internet_20_Link">
https://t.me/air_alert_ua/44915</text:a>
</text:p>
      <!--NEWS-->
      <text:h text:style-name="P10" text:outline-level="1">
<text:span text:style-name="T4">
Explosions reported in Kramatorsk district</text:span>
</text:h>
      <text:p text:style-name="P4">
Authors: liveuamap (Language: en)</text:p>
      <text:p text:style-name="P4">
Time: 2023-05-09T17:11:39</text:p>
      <text:p text:style-name="P4">
Location: Donetsk Oblast (Latitude:48.7331 Longtitude:37.55419)</text:p>
      <text:p text:style-name="P4">
Videos: []</text:p>
      <text:p text:style-name="P4">
Images: []</text:p>
      <text:p text:style-name="P4">
Tags: []</text:p>
      <text:p text:style-name="P4">
ID: 22561653</text:p>
      <!--METADATA-->
      <text:p text:style-name="P4">
Explosions reported in Kramatorsk district</text:p>
      <text:p text:style-name="P4">
News Collection Link: <text:a xlink:type="simple" xlink:href="https://liveuamap.com/en/2023/9-may-explosions-reported-in-kramatorsk-district-" text:style-name="Internet_20_link" text:visited-style-name="Visited_20_Internet_20_Link">
https://liveuamap.com/en/2023/9-may-explosions-reported-in-kramatorsk-district-</text:a>
</text:p>
      <text:p text:style-name="P4">
Source: <text:a xlink:type="simple" xlink:href="https://t.me/war_monitor/7204" text:style-name="Internet_20_link" text:visited-style-name="Visited_20_Internet_20_Link">
https://t.me/war_monitor/7204</text:a>
</text:p>
      <!--NEWS-->
      <text:h text:style-name="P10" text:outline-level="1">
<text:span text:style-name="T4">
В Україні розпочала роботу місія технічної допомоги Світового банку</text:span>
</text:h>
      <text:p text:style-name="P4">
Authors: Ukrinform (Person)</text:p>
      <text:p text:style-name="P4">
Publisher: Укринформ (Organization)</text:p>
      <text:p text:style-name="P4">
Published Time: 2023-05-09T17:12:08+03:00</text:p>
      <text:p text:style-name="P4">
Modified Time: 2023-05-09T17:12:08+03:00</text:p>
      <text:p text:style-name="P4">
Description: В Україні розпочала роботу місія технічної допомоги Світового банку з питань підтримки фінансового сектору. — Укрінформ.</text:p>
      <text:p text:style-name="P4">
Images: ["<text:a xlink:type="simple" xlink:href="https://static.ukrinform.com/photos/2018_07/thumb_files/630_360_1530511307-1321.jpg" text:style-name="Internet_20_link" text:visited-style-name="Visited_20_Internet_20_Link">
630_360_15305...</text:a>
"]</text:p>
      <text:p text:style-name="P4">
Tags: ['Фінанси', 'Нацбанк', 'Світовий банк', 'допомога']</text:p>
      <text:p text:style-name="P4">
Type: Article</text:p>
      <!--METADATA-->
      <text:p text:style-name="P4">
<draw:frame draw:style-name="fr1" draw:name="Image149" text:anchor-type="as-char" svg:width="6.9236in" svg:height="3.956343in" draw:z-index="0">
<draw:image xlink:href="../Images/yкринформ/2023-05-09T17-12-08-03-00/630_360_1530511307-1321.jpg" xlink:type="simple" xlink:show="embed" xlink:actuate="onLoad" draw:mime-type="image/jpeg"/>
</draw:frame>
 В Українірозпочала роботу місія технічної допомоги Світового банку з питань підтримкифінансового сектору.</text:p>
      <text:p text:style-name="P4">
Про це повідомила пресслужба Національного банку України у <text:a xlink:type="simple" xlink:href="https://www.facebook.com/NationalBankOfUkraine/posts/pfbid02VDmbuc7dySLhQPVNLjBRusgJZPCjYXjrQXRFA17kV65JjRbn94x9nGQbzXABBHJSl" text:style-name="Internet_20_link" text:visited-style-name="Visited_20_Internet_20_Link">
</text:a>
, передає Укрінформ.</text:p>
      <text:p text:style-name="P4">
"У фокусі її (місії - ред.) уваги – стан фінансового сектору України післяповномасштабного російського вторгнення, вжиті НБУ заходи для підтриманняфінансової стабільності в країні, удосконалення регулювання на банківському танебанківському фінансових ринках, а також спрямована на це допомога Світовогобанку",- йдеться у повідомленні.</text:p>
      <text:p text:style-name="P4">
Уточнюється, що місія працюватиме в гібридному форматі - офлайн та онлайн -протягом п'яти днів, експерти долучатимуться до зустрічей із Відня та Києва.Делегацію Нацбанку, що працюватиме у Відні, очолює перший заступник голови НБУКатерина Рожкова.</text:p>
      <text:p text:style-name="P4">
У перший день роботи місії відбулася онлайн-зустріч керівництва НБУ та <text:a xlink:type="simple" xlink:href="https://www.ukrinform.ua/tag-svitovij-bank" text:style-name="Internet_20_link" text:visited-style-name="Visited_20_Internet_20_Link">
</text:a>
 .</text:p>
      <text:p text:style-name="P4">
Голова НБУ Андрій Пишний наголосив, що делегація очікує експертизи Світовогобанку з таких важливих питань, як робота з непрацюючими кредитами (NPL) убанківському секторі, підвищення стійкості фінансової системи в умовах війни,у тому числі через проведення оцінки якості банківських активів.</text:p>
      <text:p text:style-name="P4">
Крім того, він акцентував увагу на важливості блоку питань небанківськогосектору, зокрема викликам, з якими зіткнувся страховий ринок України.Формування системи страхування воєнно-політичних ризиків - важливий пріоритетдля НБУ. Адже без такого виду страхування неможливо забезпечити прихідінвесторів в Україну.</text:p>
      <text:p text:style-name="P4">
<text:span text:style-name="T4">
Читайте також:</text:span>
 <text:a xlink:type="simple" xlink:href="https://www.ukrinform.ua/rubric-economy/3706355-zarplati-pensii-j-socdopomoga-miznarodni-donori-torik-nadali-ukraini-145-milarda.html" text:style-name="Internet_20_link" text:visited-style-name="Visited_20_Internet_20_Link">
 </text:a>
</text:p>
      <text:p text:style-name="P4">
"Ми прагнемо якомога швидше перейти від обговорення концепції страхуваннявійськово-політичних ризиків до операційного плану. Ми готові рухатися в цьомупитанні дуже оперативно й переходити до конкретних дій. Упевнений, що допомогаСвітового банку буде вагомою як у цьому, так і в інших питаннях. Аджепідтримка такого надійного партнера завжди масштабна і за обсягом, і заглибиною, і за швидкістю подолання викликів", – зазначив Пишний.</text:p>
      <text:p text:style-name="P4">
Делегація НБУ 9-10 травня в межах місії візьме участь у Щорічній конференціїFinSac, присвяченій цього року темі нових наглядових викликів, спричиненихпогіршенням фінансових умов та економічним спадом.</text:p>
      <text:p text:style-name="P4">
Як повідомлялося, <text:a xlink:type="simple" xlink:href="https://www.ukrinform.ua/rubric-economy/3701131-nbu-rozpocinae-ocinku-stijkosti-bankiv.html" text:style-name="Internet_20_link" text:visited-style-name="Visited_20_Internet_20_Link">
 </text:a>
 в умовах воєнного стану. Посиленняуправління фінансовим сектором (зокрема, проведення стрес-тестуваннябанківської системи) є одним із структурних маяків нової чотирирічної програмирозширеного фінансування для України у розмірі 15,6 млрд дол., що булазатверджена МВФ у березні 2023 року.</text:p>
      <text:p text:style-name="P4">
Source: <text:a xlink:type="simple" xlink:href="https://www.ukrinform.ua/rubric-economy/3706912-v-ukraini-rozpocala-robotu-misia-tehnicnoi-dopomogi-svitovogo-banku.html" text:style-name="Internet_20_link" text:visited-style-name="Visited_20_Internet_20_Link">
https://www.ukrinform.ua/rubric-economy/3706912-v-ukraini-rozpocala-robotu-misia-tehnicnoi-dopomogi-svitovogo-banku.html</text:a>
</text:p>
      <!--NEWS-->
      <text:h text:style-name="P10" text:outline-level="1">
<text:span text:style-name="T4">
У Київському водосховищі виявили тіло російського пілота</text:span>
</text:h>
      <text:p text:style-name="P4">
Authors: Ukrinform (Person)</text:p>
      <text:p text:style-name="P4">
Publisher: Укринформ (Organization)</text:p>
      <text:p text:style-name="P4">
Published Time: 2023-05-09T17:13:53+03:00</text:p>
      <text:p text:style-name="P4">
Modified Time: 2023-05-09T17:13:53+03:00</text:p>
      <text:p text:style-name="P4">
Description: У Київському водосховищі виявили тіло російського пілота.  — Укрінформ.</text:p>
      <text:p text:style-name="P4">
Images: ["<text:a xlink:type="simple" xlink:href="https://static.ukrinform.com/photos/2023_04/thumb_files/630_360_1680422407-224.png" text:style-name="Internet_20_link" text:visited-style-name="Visited_20_Internet_20_Link">
630_360_16804...</text:a>
", "<text:a xlink:type="simple" xlink:href="https://static.ukrinform.com/photos/2023_05/1683641519-734.jpg" text:style-name="Internet_20_link" text:visited-style-name="Visited_20_Internet_20_Link">
1683641519-73...</text:a>
", "<text:a xlink:type="simple" xlink:href="https://static.ukrinform.com/photos/2023_05/1683641519-393.jpg" text:style-name="Internet_20_link" text:visited-style-name="Visited_20_Internet_20_Link">
1683641519-39...</text:a>
"]</text:p>
      <text:p text:style-name="P4">
Tags: ['МВС', 'Київщина', 'Війна з росією']</text:p>
      <text:p text:style-name="P4">
Type: Article</text:p>
      <!--METADATA-->
      <text:p text:style-name="P4">
<draw:frame draw:style-name="fr1" draw:name="Image150" text:anchor-type="as-char" svg:width="6.9236in" svg:height="3.956343in" draw:z-index="0">
<draw:image xlink:href="../Images/yкринформ/2023-05-09T17-13-53-03-00/630_360_1680422407-224.png" xlink:type="simple" xlink:show="embed" xlink:actuate="onLoad" draw:mime-type="image/png"/>
</draw:frame>
 УКиївському водосховищі виявили тіло російського пілота.</text:p>
      <text:p text:style-name="P4">
Про це інформує пресслужба Міністерства внутрішніх справ у <text:a xlink:type="simple" xlink:href="https://t.me/mvs_ukraine/25184" text:style-name="Internet_20_link" text:visited-style-name="Visited_20_Internet_20_Link">
</text:a>
 .</text:p>
      <text:p text:style-name="P4">
“У Київському водосховищі виявили тіло російського пілота. Правоохоронцівстановили, що загиблим є російський військовослужбовець, про що свідчатьформа та нагрудний шеврон. Також була виявлена пам'ятка пілота гелікоптераМі-24”, - йдеться у повідомленні.</text:p>
      <text:p text:style-name="P4">
<draw:frame draw:style-name="fr1" draw:name="Image151" text:anchor-type="as-char" svg:width="6.9236in" svg:height="8.97468in" draw:z-index="0">
<draw:image xlink:href="../Images/yкринформ/2023-05-09T17-13-53-03-00/1683641519-734.jpg" xlink:type="simple" xlink:show="embed" xlink:actuate="onLoad" draw:mime-type="image/jpeg"/>
</draw:frame>
</text:p>
      <text:p text:style-name="P4">
На фото, опублікованому у Телеграм-каналі відомства, зображено елемент одягупілота, на якому викарбувано: “старший лейтенант Манкишев Р.Г.”</text:p>
      <text:p text:style-name="P4">
<text:span text:style-name="T4">
Читайте також:</text:span>
 <text:a xlink:type="simple" xlink:href="https://www.ukrinform.ua/rubric-ato/3706813-situacia-u-bahmuti-visim-boezitknen-za-dobu-zsu-znisili-i-poranili-ponad-370-zagarbnikiv.html" text:style-name="Internet_20_link" text:visited-style-name="Visited_20_Internet_20_Link">
 <text:span text:style-name="T4">
знищил</text:span>
 </text:a>
</text:p>
      <text:p text:style-name="P4">
<draw:frame draw:style-name="fr1" draw:name="Image152" text:anchor-type="as-char" svg:width="6.9236in" svg:height="8.97468in" draw:z-index="0">
<draw:image xlink:href="../Images/yкринформ/2023-05-09T17-13-53-03-00/1683641519-393.jpg" xlink:type="simple" xlink:show="embed" xlink:actuate="onLoad" draw:mime-type="image/jpeg"/>
</draw:frame>
</text:p>
      <text:p text:style-name="P4">
Як повідомляв Укрінформ, у червні 2022 року із дна Київського моря піднялиуламки двох російських військових гвинтокрилів, збитих іще на початкуповномасштабного вторгнення рф в Україну.</text:p>
      <text:p text:style-name="P4">
Основне фото: rfe, ілюстративне</text:p>
      <text:p text:style-name="P4">
Source: <text:a xlink:type="simple" xlink:href="https://www.ukrinform.ua/rubric-regions/3706913-u-kiivskomu-vodoshovisi-viavili-tilo-rosijskogo-pilota.html" text:style-name="Internet_20_link" text:visited-style-name="Visited_20_Internet_20_Link">
https://www.ukrinform.ua/rubric-regions/3706913-u-kiivskomu-vodoshovisi-viavili-tilo-rosijskogo-pilota.html</text:a>
</text:p>
      <!--NEWS-->
      <text:h text:style-name="P10" text:outline-level="1">
<text:span text:style-name="T4">
Глава МЗС Китаю:  Ми не будемо підливати «масла у вогонь» української кризи</text:span>
</text:h>
      <text:p text:style-name="P4">
Authors: Ukrinform (Person)</text:p>
      <text:p text:style-name="P4">
Publisher: Укринформ (Organization)</text:p>
      <text:p text:style-name="P4">
Published Time: 2023-05-09T17:17:50+03:00</text:p>
      <text:p text:style-name="P4">
Modified Time: 2023-05-09T17:17:50+03:00</text:p>
      <text:p text:style-name="P4">
Description: Китай продовжує наполягати на тому, що Україна та держава-агресор росія мають якнайскоріше сісти за стіл переговорів і досягти перемир’я. — Укрінформ.</text:p>
      <text:p text:style-name="P4">
Images: ["<text:a xlink:type="simple" xlink:href="https://static.ukrinform.com/photos/2022_12/thumb_files/630_360_1672406343-700.jpg" text:style-name="Internet_20_link" text:visited-style-name="Visited_20_Internet_20_Link">
630_360_16724...</text:a>
"]</text:p>
      <text:p text:style-name="P4">
Tags: ['Китай', "Перемир'я", 'Війна з росією']</text:p>
      <text:p text:style-name="P4">
Type: Article</text:p>
      <!--METADATA-->
      <text:p text:style-name="P4">
<draw:frame draw:style-name="fr1" draw:name="Image153" text:anchor-type="as-char" svg:width="6.9236in" svg:height="3.956343in" draw:z-index="0">
<draw:image xlink:href="../Images/yкринформ/2023-05-09T17-17-50-03-00/630_360_1672406343-700.jpg" xlink:type="simple" xlink:show="embed" xlink:actuate="onLoad" draw:mime-type="image/jpeg"/>
</draw:frame>
 Китайпродовжує наполягати на тому, що Україна та держава-агресор росія маютьякнайскоріше сісти за стіл переговорів і досягти перемир’я.</text:p>
      <text:p text:style-name="P4">
Позицію офіційного Пекіна повторив у Берліні міністр закордонних справ державиЦінь Ган на пресконференції після переговорів з німецькою колегою АнналеноюБербок, повідомляє кореспондент Укрінформу.</text:p>
      <text:p text:style-name="P4">
«Наша позиція щодо української кризи є дуже послідовною: ми закликаємо всісторони завершити конфлікт і почати переговори… Як постійний член Ради БезпекиООН і відповідальна держава ми будемо надалі просувати ідею мирнихпереговорів, а не підливати масла у вогонь», - сказав Цінь.</text:p>
      <text:p text:style-name="P4">
Дипломат зауважив, що Китай перебуває в контакті з іншими країнами стосовнопитання врегулювання «конфлікту» та представив свій позиційний документ з 10пунктів, який, за його словами, схвально сприйняли більшість країн, включноросію і Україну.</text:p>
      <text:p text:style-name="P4">
<text:span text:style-name="T4">
Читайте також:</text:span>
 <text:a xlink:type="simple" xlink:href="https://www.ukrinform.ua/rubric-polytics/3706607-evrosouz-ocikue-vid-kitau-zbilsenna-vnesku-u-dosagnenna-miru-v-ukraini-posol-es-u-pekini.html" text:style-name="Internet_20_link" text:visited-style-name="Visited_20_Internet_20_Link">
 <text:span text:style-name="T4">
Китаю</text:span>
 </text:a>
</text:p>
      <text:p text:style-name="P4">
Цінь також зазначив, що голова КНР Сі Цзіньпін під час державного візиту вмоскву наприкінці березня «глибоко обговорив» з <text:a xlink:type="simple" xlink:href="https://www.ukrinform.ua/tag-putin" text:style-name="Internet_20_link" text:visited-style-name="Visited_20_Internet_20_Link">
</text:a>
 «українську кризу» і передав йому закликПекіна до мирних переговорів.</text:p>
      <text:p text:style-name="P4">
«путін сказав, що росія відкрита для переговорів», - заявив очільниккитайського МЗС.</text:p>
      <text:p text:style-name="P4">
Він також згадав телефонну розмову Сі з Президентом України ВолодимиромЗеленським, під час якої також йшлося про необхідність початку мирнихпереговорів і досягнення перемир’я. Цінь зазначив, що незабаром будевідправлено спеціального посланника у європейських справах в Україну, якийтакож відвідає інші європейські держави.</text:p>
      <text:p text:style-name="P4">
Цін відповів на запитання щодо можливої реакції Пекіна на запровадженнясанкцій щодо китайських компаній.</text:p>
      <text:p text:style-name="P4">
«Ми не постачаємо зброю в країни в зонах конфлікту», - запевнив він,пославшись на національне законодавство. Обмеження стосуються і товарівподвійного призначення, за його словами. Водночас міністр зауважив, що міжкитайськими і російськими компаніями існує «нормальна співпраця», якій ніхтоне має права заважати. Отже, якщо якась країна або група країн спробуютьзапровадити односторонні санкції на підставі власного законодавства, реакція збоку Пекіна буде жорсткою.</text:p>
      <text:p text:style-name="P4">
<text:span text:style-name="T4">
Читайте також:</text:span>
 <text:a xlink:type="simple" xlink:href="https://www.ukrinform.ua/rubric-polytics/3706692-peregovori-pro-mir-v-ukraini-zaraz-nemozlivi-guterres.html" text:style-name="Internet_20_link" text:visited-style-name="Visited_20_Internet_20_Link">
 </text:a>
</text:p>
      <text:p text:style-name="P4">
«Китай буде захищати легітимні інтереси власної країни та її підприємців», -заявив Цінь Ган.</text:p>
      <text:p text:style-name="P4">
Бербок у відповідь нагадала, що росія інструменталізує пам’ять Другої світовоївійни для того, щоби порушувати Хартію ООН і вчиняє воєнні злочини, злочинипроти людяності. Німеччина не вважає, що підливає масла у вогонь, підтримуючиУкраїну зброєю, але допомагає незалежній країні у її законному праві насамооборону, як це записано в Хартії ООН.</text:p>
      <text:p text:style-name="P4">
Стосовно санкцій німецька сторона разом з партнерами ретельно перевіряютьможливість їх обходження. Наразі обговорюється 11 пакет санкцій ЄС, одним зелементів якого є якраз запобігання обходу санкцій, нагадала вона. Ці заходине спрямовані проти якоїсь конкретної країни, запевнила Бербок.</text:p>
      <text:p text:style-name="P4">
«Ми очікуємо від усіх країн, у томи числі Китаю, що вони доведуть це своїмфірмам», - сказала дипломатка.</text:p>
      <text:p text:style-name="P4">
Як повідомляв Укрінформ, проти 6 китайських компаній можуть бути запровадженізахідні санкції через підозру в експорті до рф товарів, які можутьвикористовуватися у впк рф.</text:p>
      <text:p text:style-name="P4">
<text:span text:style-name="T5">
Фото: Getty Images</text:span>
</text:p>
      <text:p text:style-name="P4">
Source: <text:a xlink:type="simple" xlink:href="https://www.ukrinform.ua/rubric-polytics/3706915-glava-mzs-kitau-mi-ne-budemo-pidlivati-masla-u-vogon-ukrainskoi-krizi.html" text:style-name="Internet_20_link" text:visited-style-name="Visited_20_Internet_20_Link">
https://www.ukrinform.ua/rubric-polytics/3706915-glava-mzs-kitau-mi-ne-budemo-pidlivati-masla-u-vogon-ukrainskoi-krizi.html</text:a>
</text:p>
      <!--NEWS-->
      <text:h text:style-name="P10" text:outline-level="1">
<text:span text:style-name="T4">
НАЗК тимчасово обмежив доступ до Реєстру декларацій</text:span>
</text:h>
      <text:p text:style-name="P4">
Authors: Ukrinform (Person)</text:p>
      <text:p text:style-name="P4">
Publisher: Укринформ (Organization)</text:p>
      <text:p text:style-name="P4">
Published Time: 2023-05-09T17:19:48+03:00</text:p>
      <text:p text:style-name="P4">
Modified Time: 2023-05-09T17:19:48+03:00</text:p>
      <text:p text:style-name="P4">
Description: Доступ до Єдиного державного реєстру декларацій осіб, уповноважених на виконання функцій держави або місцевого самоврядування, тимчасово обмежено у зв’язку зі збоєм у його роботі. — Укрінформ.</text:p>
      <text:p text:style-name="P4">
Images: ["<text:a xlink:type="simple" xlink:href="https://static.ukrinform.com/photos/2018_08/thumb_files/630_360_1535355075-1804.jpg" text:style-name="Internet_20_link" text:visited-style-name="Visited_20_Internet_20_Link">
630_360_15353...</text:a>
"]</text:p>
      <text:p text:style-name="P4">
Tags: ['Е-декларації', 'НАЗК', 'Реєстр']</text:p>
      <text:p text:style-name="P4">
Type: Article</text:p>
      <!--METADATA-->
      <text:p text:style-name="P4">
<draw:frame draw:style-name="fr1" draw:name="Image154" text:anchor-type="as-char" svg:width="6.9236in" svg:height="3.956343in" draw:z-index="0">
<draw:image xlink:href="../Images/yкринформ/2023-05-09T17-19-48-03-00/630_360_1535355075-1804.jpg" xlink:type="simple" xlink:show="embed" xlink:actuate="onLoad" draw:mime-type="image/jpeg"/>
</draw:frame>
 Доступ доЄдиного державного реєстру декларацій осіб, уповноважених на виконання функційдержави або місцевого самоврядування, тимчасово обмежено у зв’язку зі збоєм уйого роботі.</text:p>
      <text:p text:style-name="P4">
Про це повідомляє Укрінформ із посиланням <text:a xlink:type="simple" xlink:href="https://nazk.gov.ua/uk/novyny/dostup-do-reyestru-deklaratsij-tymchasovo-obmezheno/" text:style-name="Internet_20_link" text:visited-style-name="Visited_20_Internet_20_Link">
</text:a>
 .</text:p>
      <text:p text:style-name="P4">
«НАЗК повідомляє, що у зв’язку зі збоєм у роботі Єдиного державного реєструдекларацій осіб, уповноважених на виконання функцій держави або місцевогосамоврядування (Реєстру декларацій), доступ до нього обмежено з 11:20 9 травня2023 року», - йдеться у повідомленні.</text:p>
      <text:p text:style-name="P4">
<text:span text:style-name="T4">
Читайте також:</text:span>
 <text:a xlink:type="simple" xlink:href="https://www.ukrinform.ua/rubric-economy/3706712-nazk-vneslo-kompaniu-great-wall-motor-do-pereliku-miznarodnih-sponsoriv-vijni.html" text:style-name="Internet_20_link" text:visited-style-name="Visited_20_Internet_20_Link">
 <text:span text:style-name="T4">
НАЗК</text:span>
 </text:a>
</text:p>
      <text:p text:style-name="P4">
Нині проводяться невідкладні заходи з усунення помилки у роботі Реєстру. Провідновлення доступу до нього агентство повідомить додатково.</text:p>
      <text:p text:style-name="P4">
Як повідомлялося, увечері 25 квітня доступ до Реєстру декларацій також бувобмежений у зв’язку з проведенням програмно-технічного обслуговування Єдиногодержавного реєстру декларацій осіб, уповноважених на виконання функцій державиабо місцевого самоврядування.</text:p>
      <text:p text:style-name="P4">
Source: <text:a xlink:type="simple" xlink:href="https://www.ukrinform.ua/rubric-society/3706916-nazk-timcasovo-obmeziv-dostup-do-reestru-deklaracij.html" text:style-name="Internet_20_link" text:visited-style-name="Visited_20_Internet_20_Link">
https://www.ukrinform.ua/rubric-society/3706916-nazk-timcasovo-obmeziv-dostup-do-reestru-deklaracij.html</text:a>
</text:p>
      <!--NEWS-->
      <text:h text:style-name="P10" text:outline-level="1">
<text:span text:style-name="T4">
Визначилися арбітри матчів 1/2 фіналу Ліги Європи та Ліги конференцій УЄФА</text:span>
</text:h>
      <text:p text:style-name="P4">
Authors: Ukrinform (Person)</text:p>
      <text:p text:style-name="P4">
Publisher: Укринформ (Organization)</text:p>
      <text:p text:style-name="P4">
Published Time: 2023-05-09T17:22:00+03:00</text:p>
      <text:p text:style-name="P4">
Modified Time: 2023-05-09T17:22:00+03:00</text:p>
      <text:p text:style-name="P4">
Description: У четвер, 11 травня, відбудуться перші поєдинки півфінальної стадії футбольних єврокубків. — Укрінформ.</text:p>
      <text:p text:style-name="P4">
Images: ["<text:a xlink:type="simple" xlink:href="https://static.ukrinform.com/photos/2019_11/thumb_files/630_360_1573476950-589.jpg" text:style-name="Internet_20_link" text:visited-style-name="Visited_20_Internet_20_Link">
630_360_15734...</text:a>
"]</text:p>
      <text:p text:style-name="P4">
Tags: ['Футбол', 'Ліга чемпіонів', 'Ліга Європи', 'Судді', 'Ліга конференцій УЄФА']</text:p>
      <text:p text:style-name="P4">
Type: Article</text:p>
      <!--METADATA-->
      <text:p text:style-name="P4">
<draw:frame draw:style-name="fr1" draw:name="Image155" text:anchor-type="as-char" svg:width="6.9236in" svg:height="3.956343in" draw:z-index="0">
<draw:image xlink:href="../Images/yкринформ/2023-05-09T17-22-00-03-00/630_360_1573476950-589.jpg" xlink:type="simple" xlink:show="embed" xlink:actuate="onLoad" draw:mime-type="image/jpeg"/>
</draw:frame>
 У четвер,11 травня, відбудуться перші поєдинки півфінальної стадії футбольнихєврокубків.</text:p>
      <text:p text:style-name="P4">
Матчі Ліги Європи «Севілья» (Іспанія) - «Ювентус» (Італія) та «Баєр»(Німеччина) - «Рома» (Італія) обслуговуватимуть відповідно німець ДаніельЗіберт та Майкл Олівер з Англії, передає Укрінформ.</text:p>
      <text:p text:style-name="P4">
У Лізі конференцій УЄФА поєдинок «Базель» (Швейцарія) - «Фіорентина» (Італія)довірили французькому рефері Франсуа Летесье, а на матчі «Вест Гем» (Англія) -АЗ «Алкмаар» (Нідерланди) працюватиме Халіл Мелер з Туреччини.</text:p>
      <text:p text:style-name="P4">
Як повідомляв Укрінформ, арбітраж першої зустрічі 1/2 фіналу Ліги чемпіонів«Реал» (Іспанія) - «Манчестер Сіті» (Англія) на «Сантьяго Бернабеу» у Мадридісьогодні очолить португальський арбітр Артур Діаш, а протистояння італійських«Мілана» та «Інтера»10 травня розсудить іспанець Хесус Хіль Мансано.</text:p>
      <text:p text:style-name="P4">
<text:span text:style-name="T4">
Читайте також:</text:span>
 <text:a xlink:type="simple" xlink:href="https://www.ukrinform.ua/rubric-sports/3706516-upl-26j-tur-rozpocnetsa-na-stadioni-dinamo-imeni-lobanovskogo.html" text:style-name="Internet_20_link" text:visited-style-name="Visited_20_Internet_20_Link">
 </text:a>
</text:p>
      <text:p text:style-name="P4">
Нагадаємо, фінальний поєдинок Ліги чемпіонів УЄФА відбудеться 10 червня на«Олімпійському стадіоні Ататюрка» у Стамбулі (Туреччина), вирішальний матчЛіги Європи прийматиме 31 травня «Пушкаш Арена» у Будапешті (Угорщина), афінал Ліги конференцій пройде 7 червня на «Сінобо Стедіум» у Празі (Чехія).</text:p>
      <text:p text:style-name="P4">
Source: <text:a xlink:type="simple" xlink:href="https://www.ukrinform.ua/rubric-sports/3706918-viznacilisa-arbitri-matciv-12-finalu-ligi-evropi-ta-ligi-konferencij-uefa.html" text:style-name="Internet_20_link" text:visited-style-name="Visited_20_Internet_20_Link">
https://www.ukrinform.ua/rubric-sports/3706918-viznacilisa-arbitri-matciv-12-finalu-ligi-evropi-ta-ligi-konferencij-uefa.html</text:a>
</text:p>
      <!--NEWS-->
      <text:h text:style-name="P10" text:outline-level="1">
<text:span text:style-name="T4">
В Естонії розпочалися військові навчання Swift Response 2023 під егідою США</text:span>
</text:h>
      <text:p text:style-name="P4">
Authors: Ukrinform (Person)</text:p>
      <text:p text:style-name="P4">
Publisher: Укринформ (Organization)</text:p>
      <text:p text:style-name="P4">
Published Time: 2023-05-09T17:31:17+03:00</text:p>
      <text:p text:style-name="P4">
Modified Time: 2023-05-09T17:31:17+03:00</text:p>
      <text:p text:style-name="P4">
Description: В Естонії розпочалися військові навчання Swift Response 2023, під час яких Сили оборони та союзники відпрацьовують швидке перекидання військ та техніки альянсу під егідою США. — Укрінформ.</text:p>
      <text:p text:style-name="P4">
Images: ["<text:a xlink:type="simple" xlink:href="https://static.ukrinform.com/photos/2023_05/thumb_files/630_360_1683642639-785.png" text:style-name="Internet_20_link" text:visited-style-name="Visited_20_Internet_20_Link">
630_360_16836...</text:a>
"]</text:p>
      <text:p text:style-name="P4">
Tags: ['Естонія', 'НАТО', 'Військові навчання']</text:p>
      <text:p text:style-name="P4">
Type: Article</text:p>
      <!--METADATA-->
      <text:p text:style-name="P4">
<draw:frame draw:style-name="fr1" draw:name="Image156" text:anchor-type="as-char" svg:width="6.9236in" svg:height="3.956343in" draw:z-index="0">
<draw:image xlink:href="../Images/yкринформ/2023-05-09T17-31-17-03-00/630_360_1683642639-785.png" xlink:type="simple" xlink:show="embed" xlink:actuate="onLoad" draw:mime-type="image/png"/>
</draw:frame>
 В Естоніїрозпочалися військові навчання Swift Response 2023, під час яких Сили оборонита союзники відпрацьовують швидке перекидання військ та техніки альянсу підегідою США.</text:p>
      <text:p text:style-name="P4">
Про це повідомляє <text:a xlink:type="simple" xlink:href="https://rus.err.ee/1608972104/v-hode-uchenij-swift-response-projdut-i-vozdushno-desantnye-operacii" text:style-name="Internet_20_link" text:visited-style-name="Visited_20_Internet_20_Link">
 </text:a>
 , передає Укрінформ.</text:p>
      <text:p text:style-name="P4">
"Під час навчань відбудеться кілька повітряно-десантних операцій. Ми хочемопопрактикуватися у швидкій перекидці військ з подальшим виконанням поставленихзавдань", - пояснив начальник штабу навчань Swift Response в Естонії полковникВіктор Кальницький, слова якого у вівторок передала пресслужба Сил оборони <text:a xlink:type="simple" xlink:href="https://www.ukrinform.ua/tag-estonia" text:style-name="Internet_20_link" text:visited-style-name="Visited_20_Internet_20_Link">
</text:a>
 .</text:p>
      <text:p text:style-name="P4">
"Сили оборони відіграють важливу роль: вони відповідають за прийом та всебічнупідтримку союзників, охорону та координацію повітряних та наземних операцій",- додав він.</text:p>
      <text:p text:style-name="P4">
У навчаннях візьмуть участь майже 1500 військовослужбовців Польщі, США,Чеської Республіки, Великої Британії, Латвії та Естонії. Під час великоїповітряно-десантної операції на аеродромі Нурмсі висадиться майже 600парашутистів збройних сил Польщі, Британії та Чехії.</text:p>
      <text:p text:style-name="P4">
<text:span text:style-name="T4">
Читайте також:</text:span>
 <text:a xlink:type="simple" xlink:href="https://www.ukrinform.ua/rubric-world/3706882-svejcaria-provela-odni-z-najbilsih-vijskovih-navcan-za-30-rokiv.html" text:style-name="Internet_20_link" text:visited-style-name="Visited_20_Internet_20_Link">
 </text:a>
</text:p>
      <text:p text:style-name="P4">
До маневрів залучені різні підрозділи Сил оборони, а також частини КайтселійтаПівнічно-Східного, Північного та Західного округів територіальної оборони.</text:p>
      <text:p text:style-name="P4">
У повітряному просторі зросте активність союзної авіації, яка представлена яквертольотами, так і великими транспортними літаками. Активна фаза навчаньзавершиться 14 травня.</text:p>
      <text:p text:style-name="P4">
Swift Response 23 – міжнародні навчання командування армії США в Європі таАфриці, які проводяться в Естонії, Іспанії та Греції. Вони є частиною великихманеврів США Defender 23, пов'язаних з навчаннями збройних сил Польщі Anakonda23.</text:p>
      <text:p text:style-name="P4">
Маневри Swift Response проходять із 7 по 20 травня.</text:p>
      <text:p text:style-name="P4">
<text:span text:style-name="T5">
Фото: Army Sgt. Jason Greaves</text:span>
</text:p>
      <text:p text:style-name="P4">
Source: <text:a xlink:type="simple" xlink:href="https://www.ukrinform.ua/rubric-world/3706923-v-estonii-rozpocalisa-vijskovi-navcanna-swift-response-2023-pid-egidou-ssa.html" text:style-name="Internet_20_link" text:visited-style-name="Visited_20_Internet_20_Link">
https://www.ukrinform.ua/rubric-world/3706923-v-estonii-rozpocalisa-vijskovi-navcanna-swift-response-2023-pid-egidou-ssa.html</text:a>
</text:p>
      <!--NEWS-->
      <text:h text:style-name="P10" text:outline-level="1">
<text:span text:style-name="T4">
Водії з «живої» черги після запуску електронної не втрачають свої місця на пунктах пропуску – Найєм</text:span>
</text:h>
      <text:p text:style-name="P4">
Authors: Ukrinform (Person)</text:p>
      <text:p text:style-name="P4">
Publisher: Укринформ (Organization)</text:p>
      <text:p text:style-name="P4">
Published Time: 2023-05-09T17:40:30+03:00</text:p>
      <text:p text:style-name="P4">
Modified Time: 2023-05-09T17:40:30+03:00</text:p>
      <text:p text:style-name="P4">
Description: Вантажні автомобілі, які стали в «живу» чергу на пунктах пропуску до початку роботи електронної, не втрачають свої місця.  — Укрінформ.</text:p>
      <text:p text:style-name="P4">
Images: ["<text:a xlink:type="simple" xlink:href="https://static.ukrinform.com/photos/2020_04/thumb_files/630_360_1587999687-882.jpg" text:style-name="Internet_20_link" text:visited-style-name="Visited_20_Internet_20_Link">
630_360_15879...</text:a>
"]</text:p>
      <text:p text:style-name="P4">
Tags: ['Євросоюз', 'Найєм', 'єЧерга ']</text:p>
      <text:p text:style-name="P4">
Type: Article</text:p>
      <!--METADATA-->
      <text:p text:style-name="P4">
<draw:frame draw:style-name="fr1" draw:name="Image157" text:anchor-type="as-char" svg:width="6.9236in" svg:height="3.956343in" draw:z-index="0">
<draw:image xlink:href="../Images/yкринформ/2023-05-09T17-40-30-03-00/630_360_1587999687-882.jpg" xlink:type="simple" xlink:show="embed" xlink:actuate="onLoad" draw:mime-type="image/jpeg"/>
</draw:frame>
 Вантажніавтомобілі, які стали в «живу» чергу на пунктах пропуску до початку роботиелектронної, не втрачають свої місця.</text:p>
      <text:p text:style-name="P4">
Про це повідомив голова Державного агентства відновлення та розвиткуінфраструктури Мустафа Найєм у <text:a xlink:type="simple" xlink:href="https://www.facebook.com/watch/" text:style-name="Internet_20_link" text:visited-style-name="Visited_20_Internet_20_Link">
</text:a>
 , передає Укрінформ.</text:p>
      <text:p text:style-name="P4">
«З 8 травня на 16 найбільших автомобільних пропускних пунктах з країнами ЄС таМолдовою водії вантажівок можуть забронювати час для перетину кордону Українизавдяки єЧерзі. Зараз частина водіїв досі стоять у «живій» черзі, а частинареєструються в електронній. Ті, хто був у «живій», не втрачають свої місця.Представники Державної служби з безпеки на транспорті вже допомагають людям,аби вони поступово вводились у систему. З цим немає жодних проблем», -зазначив він.</text:p>
      <text:p text:style-name="P4">
<text:span text:style-name="T4">
Читайте також:</text:span>
 <text:a xlink:type="simple" xlink:href="https://www.ukrinform.ua/rubric-vidbudova/3702570-u-derzagentstvi-vidnovlenna-pracuut-nad-proektom-rekonstrukcii-kpp-reni-dzurdzulesti.html" text:style-name="Internet_20_link" text:visited-style-name="Visited_20_Internet_20_Link">
 </text:a>
</text:p>
      <text:p text:style-name="P4">
Найєм уточнив, що сервіс вже доступний на ПП: «Ягодин – Дорогуськ»; «Рава-Руська – Гребенне»; «Краківець – Корчова»; «Шегині – Медика»; «Ужгород –Вишнє-Нємецьке»; «Порубне – Сірет»; «Тиса (Чоп) – Захонь»; «Рені –Джюрджюлешть»; «Орлівка – Ісакча»; «Могилів-Подільський – Отач»; «Устилуг –Зосин»; Тимчасовий ПП «Нижанковичі – Мальховіце»; «Дякове – Халмеу»;«Старокозаче – Білгород-Дністровський»; «Мамалига – Крива»; «Виноградівка –Вулкенєшть».</text:p>
      <text:p text:style-name="P4">
Як повідомлялося, єЧерга – це сервіс, аналогів якого немає в жодній країні ЄС.Він розроблений Міністерством розвитку громад, територій та інфраструктуриспільно з Міністерством цифрової трансформації та Агентством відновлення. Вінє безкоштовною державною послугою. До кінця травня єЧерга буде працювати втестовому режимі. З середини травня перетин кордону для вантажівок будеможливим лише за записом в електронній черзі.</text:p>
      <text:p text:style-name="P4">
Source: <text:a xlink:type="simple" xlink:href="https://www.ukrinform.ua/rubric-economy/3706927-vodii-z-zivoi-cergi-pisla-zapusku-elektronnoi-ne-vtracaut-svoi-misca-na-punktah-propusku-najem.html" text:style-name="Internet_20_link" text:visited-style-name="Visited_20_Internet_20_Link">
https://www.ukrinform.ua/rubric-economy/3706927-vodii-z-zivoi-cergi-pisla-zapusku-elektronnoi-ne-vtracaut-svoi-misca-na-punktah-propusku-najem.html</text:a>
</text:p>
      <!--NEWS-->
      <text:h text:style-name="P10" text:outline-level="1">
<text:span text:style-name="T4">
Уряд розподілив оборонну продукцію на дві групи для полегшення закупівлі – Шмигаль</text:span>
</text:h>
      <text:p text:style-name="P4">
Authors: Ukrinform (Person)</text:p>
      <text:p text:style-name="P4">
Publisher: Укринформ (Organization)</text:p>
      <text:p text:style-name="P4">
Published Time: 2023-05-09T17:42:00+03:00</text:p>
      <text:p text:style-name="P4">
Modified Time: 2023-05-09T17:42:00+03:00</text:p>
      <text:p text:style-name="P4">
Description: Кабінет Міністрів України розподілив оборонну продукцію на дві групи, щоб полегшити закупівлі. — Укрінформ.</text:p>
      <text:p text:style-name="P4">
Images: ["<text:a xlink:type="simple" xlink:href="https://static.ukrinform.com/photos/2023_02/thumb_files/630_360_1676995305-131.jpg" text:style-name="Internet_20_link" text:visited-style-name="Visited_20_Internet_20_Link">
630_360_16769...</text:a>
"]</text:p>
      <text:p text:style-name="P4">
Tags: ['Армія', 'Кабмін', 'Шмигаль', 'Оборонні закупівлі']</text:p>
      <text:p text:style-name="P4">
Type: Article</text:p>
      <!--METADATA-->
      <text:p text:style-name="P4">
<draw:frame draw:style-name="fr1" draw:name="Image158" text:anchor-type="as-char" svg:width="6.9236in" svg:height="3.956343in" draw:z-index="0">
<draw:image xlink:href="../Images/yкринформ/2023-05-09T17-42-00-03-00/630_360_1676995305-131.jpg" xlink:type="simple" xlink:show="embed" xlink:actuate="onLoad" draw:mime-type="image/jpeg"/>
</draw:frame>
 КабінетМіністрів України розподілив оборонну продукцію на дві групи, щоб полегшитизакупівлі.</text:p>
      <text:p text:style-name="P4">
Про це Прем'єр-міністр України Денис Шмигаль <text:a xlink:type="simple" xlink:href="https://t.me/Denys_Smyhal/5196" text:style-name="Internet_20_link" text:visited-style-name="Visited_20_Internet_20_Link">
</text:a>
 на засіданні уряду, передає Укрінформ.</text:p>
      <text:p text:style-name="P4">
«Продовжуємо змінювати підходи щодо закупівлі оборонної продукції. На часвоєнного стану вони будуть розділені на дві групи. Перша група – це зброя,техніка й інша продукція оборонного призначення. Інформація про ці закупівлізалишиться закритою. Друга група – це, наприклад, продукти харчування длянашої армії», - сказав <text:a xlink:type="simple" xlink:href="https://www.ukrinform.ua/tag-smigal" text:style-name="Internet_20_link" text:visited-style-name="Visited_20_Internet_20_Link">
 </text:a>
 .</text:p>
      <text:p text:style-name="P4">
Відео: <text:a xlink:type="simple" xlink:href="https://t.me/Denys_Smyhal/5196" text:style-name="Internet_20_link" text:visited-style-name="Visited_20_Internet_20_Link">
 </text:a>
</text:p>
      <text:p text:style-name="P4">
За його словами, відтепер замовник буде заздалегідь оприлюднювати оголошенняпро таку закупівлю, і це оголошення включатиме інформацію про орієнтовніобсяги, умови та терміни поставок. Також в електронній системі будутьоприлюднюватися звіти про закупівлю, якщо вона укладалася без електронноїсистеми.</text:p>
      <text:p text:style-name="P4">
<text:span text:style-name="T4">
Читайте також:</text:span>
 <text:a xlink:type="simple" xlink:href="https://www.ukrinform.ua/rubric-polytics/3685391-prezident-pidpisav-zakon-pro-prozorist-v-oboronnih-zakupivlah.html" text:style-name="Internet_20_link" text:visited-style-name="Visited_20_Internet_20_Link">
 </text:a>
</text:p>
      <text:p text:style-name="P4">
Як повідомлялося, зміни до закону про оборонні закупівлі вже набули чинності.З 24 квітня система публічних закупівель <text:a xlink:type="simple" xlink:href="https://www.ukrinform.ua/rubric-society/3699790-produkti-palne-ta-reci-dla-armii-prozorro-vidkrilo-dani-pro-nezbrojni-oboronni-zakupivli.html" text:style-name="Internet_20_link" text:visited-style-name="Visited_20_Internet_20_Link">
 </text:a>
 , за якими оборонні замовники купуютьтовари для військових. Водночас Міністерство економіки України активнонапрацьовувало нову процедуру рамкових угод для потреб оборони, завдяки якійоборонці зможуть проводити конкурентні відбори постачальників через системуProzorro, і при цьому не публікувати чутливу інформацію в систему.</text:p>
      <text:p text:style-name="P4">
<text:span text:style-name="T5">
Фото: КМУ</text:span>
</text:p>
      <text:p text:style-name="P4">
Source: <text:a xlink:type="simple" xlink:href="https://www.ukrinform.ua/rubric-polytics/3706931-urad-rozpodiliv-oboronnu-produkciu-na-dvi-grupi-dla-polegsenna-zakupivli-smigal.html" text:style-name="Internet_20_link" text:visited-style-name="Visited_20_Internet_20_Link">
https://www.ukrinform.ua/rubric-polytics/3706931-urad-rozpodiliv-oboronnu-produkciu-na-dvi-grupi-dla-polegsenna-zakupivli-smigal.html</text:a>
</text:p>
      <!--NEWS-->
      <text:h text:style-name="P10" text:outline-level="1">
<text:span text:style-name="T4">
Стефанішина розповіла, в якому форматі Зеленський може взяти участь у вільнюському саміті НАТО</text:span>
</text:h>
      <text:p text:style-name="P4">
Authors: Ukrinform (Person)</text:p>
      <text:p text:style-name="P4">
Publisher: Укринформ (Organization)</text:p>
      <text:p text:style-name="P4">
Published Time: 2023-05-09T17:46:00+03:00</text:p>
      <text:p text:style-name="P4">
Modified Time: 2023-05-09T17:46:00+03:00</text:p>
      <text:p text:style-name="P4">
Description: Якщо Президент України Володимир Зеленський візьме участь у саміті НАТО у Вільнюсі, то це буде виключно офіційний формат зустрічі. — Укрінформ.</text:p>
      <text:p text:style-name="P4">
Images: ["<text:a xlink:type="simple" xlink:href="https://static.ukrinform.com/photos/2023_04/thumb_files/630_360_1681984991-410.jpg" text:style-name="Internet_20_link" text:visited-style-name="Visited_20_Internet_20_Link">
630_360_16819...</text:a>
"]</text:p>
      <text:p text:style-name="P4">
Tags: ['НАТО', 'Зеленський', 'Стефанішина', 'Єдині новини']</text:p>
      <text:p text:style-name="P4">
Type: Article</text:p>
      <!--METADATA-->
      <text:p text:style-name="P4">
<draw:frame draw:style-name="fr1" draw:name="Image159" text:anchor-type="as-char" svg:width="6.9236in" svg:height="3.956343in" draw:z-index="0">
<draw:image xlink:href="../Images/yкринформ/2023-05-09T17-46-00-03-00/630_360_1681984991-410.jpg" xlink:type="simple" xlink:show="embed" xlink:actuate="onLoad" draw:mime-type="image/jpeg"/>
</draw:frame>
 ЯкщоПрезидент України Володимир Зеленський візьме участь у саміті НАТО у Вільнюсі,то це буде виключно офіційний формат зустрічі.</text:p>
      <text:p text:style-name="P4">
Про це заявила віцепрем’єр-міністерка з питань європейської та євроатлантичноїінтеграції України Ольга Стефанішина в ефірі телемарафону “Єдині новини”,повідомляє Укрінформ.</text:p>
      <text:p text:style-name="P4">
«Якщо президент візьме участь у саміті, це буде тільки у форматі офіційноїзустрічі. Ви пам'ятаєте, що Угорщина блокувала засідання Комісії Україна -НАТО на рівні лідерів, на рівні міністрів і тому лідери України, президент бувзапрошений як неофіційний гість - це не те, що виглядає взагалі можливим», -сказала вона.</text:p>
      <text:p text:style-name="P4">
<text:span text:style-name="T4">
Читайте також:</text:span>
 <text:a xlink:type="simple" xlink:href="https://www.ukrinform.ua/rubric-world/3706377-svecia-rozrahovue-stati-clenom-nato-do-vilnuskogo-samitu-ministr-oboroni.html" text:style-name="Internet_20_link" text:visited-style-name="Visited_20_Internet_20_Link">
 <text:span text:style-name="T4">
вільнюс</text:span>
 </text:a>
</text:p>
      <text:p text:style-name="P4">
Стефанішина наголосила, що українська сторона дала чіткий сигнал Альянсу, щомає бути офіційний формат зустрічі незалежно від того, чи це комісія, чи радатощо.</text:p>
      <text:p text:style-name="P4">
Як повідомлялося, зустріч глав держав і урядів НАТО відбудеться у Вільнюсі11–12 липня 2023 року.</text:p>
      <text:p text:style-name="P4">
Президент Володимир Зеленський раніше заявляв, що Україна готується до самітуНАТО у Вільнюсі та очікує на політичне запрошення до Альянсу.</text:p>
      <text:p text:style-name="P4">
<text:span text:style-name="T4">
Читайте також:</text:span>
 <text:a xlink:type="simple" xlink:href="https://www.ukrinform.ua/rubric-polytics/3705412-v-op-rozrahovuut-so-na-samiti-u-vilnusi-moze-pocatisa-formuvanna-proceduri-vstupu-ukraini-v-nato.html" text:style-name="Internet_20_link" text:visited-style-name="Visited_20_Internet_20_Link">
 <text:span text:style-name="T4">
Вільнюс</text:span>
 </text:a>
</text:p>
      <text:p text:style-name="P4">
Він також наголошував, що Україна має отримати дієві гарантії безпеки ще довступу до НАТО.</text:p>
      <text:p text:style-name="P4">
Source: <text:a xlink:type="simple" xlink:href="https://www.ukrinform.ua/rubric-polytics/3706930-stefanisina-rozpovila-v-akomu-formati-zelenskij-moze-vzati-ucast-u-vilnuskomu-samiti-nato.html" text:style-name="Internet_20_link" text:visited-style-name="Visited_20_Internet_20_Link">
https://www.ukrinform.ua/rubric-polytics/3706930-stefanisina-rozpovila-v-akomu-formati-zelenskij-moze-vzati-ucast-u-vilnuskomu-samiti-nato.html</text:a>
</text:p>
      <!--NEWS-->
      <text:h text:style-name="P10" text:outline-level="1">
<text:span text:style-name="T4">
Сі Цзіньпін не привітав путіна з 9 травня</text:span>
</text:h>
      <text:p text:style-name="P4">
Authors: Ukrinform (Person)</text:p>
      <text:p text:style-name="P4">
Publisher: Укринформ (Organization)</text:p>
      <text:p text:style-name="P4">
Published Time: 2023-05-09T17:48:00+03:00</text:p>
      <text:p text:style-name="P4">
Modified Time: 2023-05-09T17:48:00+03:00</text:p>
      <text:p text:style-name="P4">
Description: Голова КНР Сі Цзіньпін не направляв вітання президенту росії володимиру путіну з нагоди дня перемоги 9 травня, одного з найважливіших свят путінської росії. — Укрінформ.</text:p>
      <text:p text:style-name="P4">
Images: ["<text:a xlink:type="simple" xlink:href="https://static.ukrinform.com/photos/2023_03/thumb_files/630_360_1679341127-578.jpg" text:style-name="Internet_20_link" text:visited-style-name="Visited_20_Internet_20_Link">
630_360_16793...</text:a>
"]</text:p>
      <text:p text:style-name="P4">
Tags: ['Китай', 'путін', '9 травня', 'Війна з росією']</text:p>
      <text:p text:style-name="P4">
Type: Article</text:p>
      <!--METADATA-->
      <text:p text:style-name="P4">
<draw:frame draw:style-name="fr1" draw:name="Image160" text:anchor-type="as-char" svg:width="6.9236in" svg:height="3.949857in" draw:z-index="0">
<draw:image xlink:href="../Images/yкринформ/2023-05-09T17-48-00-03-00/630_360_1679341127-578.jpg" xlink:type="simple" xlink:show="embed" xlink:actuate="onLoad" draw:mime-type="image/jpeg"/>
</draw:frame>
 Голова КНРСі Цзіньпін не направляв вітання президенту росії володимиру путіну з нагодидня перемоги 9 травня, одного з найважливіших свят путінської росії.</text:p>
      <text:p text:style-name="P4">
Згадки про вітання Сі на адресу путіна відсутні на сайті МЗС та в національнихЗМІ Китаю, передає власний кореспондент Укрінформу.</text:p>
      <text:p text:style-name="P4">
Так, на інтернет-сторінці <text:a xlink:type="simple" xlink:href="https://www.fmprc.gov.cn/mfa_eng/" text:style-name="Internet_20_link" text:visited-style-name="Visited_20_Internet_20_Link">
 </text:a>
 , деоприлюднюються всі міжнародні контакти китайського лідера, за сьогоднішнійдень опубліковано лише два повідомлення, в яких ідеться про призначенняголовою КНР послів Китаю та співчуття Сі президенту Руанди Полю Кагаме узв’язку з великими жертвами й матеріальними збитками, яких завдали ційафриканській країні катастрофічні зливи.</text:p>
      <text:p text:style-name="P4">
У попередньому дописі, датованому 6 травня, повідомляється, що Сі Цзіньпін ійого дружина Пен Ліюань надіслали вітальне послання королю Великої БританіїЧарльзу III і королеві Каміллі з нагоди коронації.</text:p>
      <text:p text:style-name="P4">
<text:a xlink:type="simple" xlink:href="http://ru.china-embassy.gov.cn/rus/" text:style-name="Internet_20_link" text:visited-style-name="Visited_20_Internet_20_Link">
 </text:a>
 , як і диппредставництво росії в КНР,також не повідомляють про привітання. Немає про нього й на сайті кремля та вросійських пропагандистських медіа, які б обов’язково використали таку нагодудля підтвердження непорушності китайсько-російської дружби.</text:p>
      <text:p text:style-name="P4">
Національні китайські ЗМІ взагалі проігнорували чи не найголовніше свято росії<text:a xlink:type="simple" xlink:href="https://www.ukrinform.ua/tag-putin" text:style-name="Internet_20_link" text:visited-style-name="Visited_20_Internet_20_Link">
 </text:a>
 , жодним словом не згадавши про«парад» у москві та зроблені під час цього дійства заяви господаря кремля.</text:p>
      <text:p text:style-name="P4">
Можна припустити, що Сі привітав російського колегу якимось непублічнимспособом, але це видається малоймовірним.</text:p>
      <text:p text:style-name="P4">
<text:span text:style-name="T4">
Читайте також:</text:span>
 <text:a xlink:type="simple" xlink:href="https://www.ukrinform.ua/rubric-world/3706726-kim-cen-in-privitav-putina-z-9-travna-pobazav-peremogi-u-borotbi-proti-svavilla-imperialistiv.html" text:style-name="Internet_20_link" text:visited-style-name="Visited_20_Internet_20_Link">
 </text:a>
</text:p>
      <text:p text:style-name="P4">
Як відомо, Китай і росія визначають свої відносини як стратегічне партнерствобез будь-яких обмежень. Проте Пекін, який від початку російського вторгнення вУкраїну став для москви безальтернативним життєво важливим економічнимпартнером, на практиці проводить власну зовнішню політику, зокремадотримуючись запроваджених проти росії санкцій.</text:p>
      <text:p text:style-name="P4">
Як повідомляв Укрінформ, <text:a xlink:type="simple" xlink:href="https://www.ukrinform.ua/rubric-world/3706742-promova-putina-na-9-travna-e-zbocennam-ta-spotvorennam-istorii-sky-news.html" text:style-name="Internet_20_link" text:visited-style-name="Visited_20_Internet_20_Link">
 </text:a>
 назвав промову російського лідера володимира путіна на параді 9травня «гротескним збоченням» і «спотворенням історії».</text:p>
      <text:p text:style-name="P4">
<text:span text:style-name="T5">
Фото: ЕРА</text:span>
</text:p>
      <text:p text:style-name="P4">
Source: <text:a xlink:type="simple" xlink:href="https://www.ukrinform.ua/rubric-world/3706928-si-czinpin-ne-privitav-putina-z-9-travna.html" text:style-name="Internet_20_link" text:visited-style-name="Visited_20_Internet_20_Link">
https://www.ukrinform.ua/rubric-world/3706928-si-czinpin-ne-privitav-putina-z-9-travna.html</text:a>
</text:p>
      <!--NEWS-->
      <text:h text:style-name="P10" text:outline-level="1">
<text:span text:style-name="T4">
Зеленський очолив саміт основної групи зі створення спецтрибуналу з 37 учасниками</text:span>
</text:h>
      <text:p text:style-name="P4">
Authors: Ukrinform (Person)</text:p>
      <text:p text:style-name="P4">
Publisher: Укринформ (Organization)</text:p>
      <text:p text:style-name="P4">
Published Time: 2023-05-09T17:56:00+03:00</text:p>
      <text:p text:style-name="P4">
Modified Time: 2023-05-09T17:56:00+03:00</text:p>
      <text:p text:style-name="P4">
Description: Президент України Володимир Зеленський провів саміт основної групи, що працює над створенням Спеціального трибуналу щодо злочину агресії проти України. В її складі вже 37 учасників. — Укрінформ.</text:p>
      <text:p text:style-name="P4">
Images: ["<text:a xlink:type="simple" xlink:href="https://static.ukrinform.com/photos/2023_05/thumb_files/630_360_1683644066-870.jpeg" text:style-name="Internet_20_link" text:visited-style-name="Visited_20_Internet_20_Link">
630_360_16836...</text:a>
"]</text:p>
      <text:p text:style-name="P4">
Tags: ['Трибунал', 'Агресія РФ', 'Зеленський', 'Війна з росією']</text:p>
      <text:p text:style-name="P4">
Type: Article</text:p>
      <!--METADATA-->
      <text:p text:style-name="P4">
<draw:frame draw:style-name="fr1" draw:name="Image161" text:anchor-type="as-char" svg:width="6.9236in" svg:height="3.956343in" draw:z-index="0">
<draw:image xlink:href="../Images/yкринформ/2023-05-09T17-56-00-03-00/630_360_1683644066-870.jpeg" xlink:type="simple" xlink:show="embed" xlink:actuate="onLoad" draw:mime-type="image/jpeg"/>
</draw:frame>
 ПрезидентУкраїни Володимир Зеленський провів саміт основної групи, що працює надстворенням Спеціального трибуналу щодо злочину агресії проти України. В їїскладі вже 37 учасників.</text:p>
      <text:p text:style-name="P4">
Про це повідомив міністр закордонних справ України Дмитро Кулеба у <text:a xlink:type="simple" xlink:href="https://twitter.com/DmytroKuleba/status/1655944911504707588" text:style-name="Internet_20_link" text:visited-style-name="Visited_20_Internet_20_Link">
</text:a>
 , передаєУкрінформ.</text:p>
      <text:p text:style-name="P4">
«Сьогодні Зеленський очолив важливий саміт основної групи Спеціальноготрибуналу, ініційований МЗС України. 37 учасників підтвердили свою рішучістьпритягнути до відповідальності вище керівництво росії за злочин <text:a xlink:type="simple" xlink:href="https://www.ukrinform.ua/tag-russian-aggression" text:style-name="Internet_20_link" text:visited-style-name="Visited_20_Internet_20_Link">
</text:a>
 проти України. Спеціальнийтрибунал забезпечить справедливість», - зазначив глава української дипломатії.</text:p>
      <text:p text:style-name="P4">
_Відео:<text:a xlink:type="simple" xlink:href="https://t.me/OP_UA/9460" text:style-name="Internet_20_link" text:visited-style-name="Visited_20_Internet_20_Link">
 </text:a>
 _</text:p>
      <text:p text:style-name="P4">
<text:span text:style-name="T4">
Читайте також:</text:span>
 <text:a xlink:type="simple" xlink:href="https://www.ukrinform.ua/rubric-polytics/3704632-zelenskij-ukraina-pracuvatime-nad-stvorennam-okremogo-miznarodnogo-tribunalu-a-ne-gibridnogo.html" text:style-name="Internet_20_link" text:visited-style-name="Visited_20_Internet_20_Link">
 <text:span text:style-name="T4">
трибунал</text:span>
 </text:a>
</text:p>
      <text:p text:style-name="P4">
У свою чергу МЗС України <text:a xlink:type="simple" xlink:href="https://mfa.gov.ua/news/pid-golovuvannyam-prezidenta-ukrayini-vidbuvsya-samit-koaliciyi-zi-stvorennya-spectribunalu-dlya-kerivnictva-rf" text:style-name="Internet_20_link" text:visited-style-name="Visited_20_Internet_20_Link">
 </text:a>
 , що всі учасники одноголосно підтвердили підтримкупритягнення вищого політичного та військового керівництва росії довідповідальності за розв’язання агресивної війни проти України.</text:p>
      <text:p text:style-name="P4">
«Країни Коаліції переконані, що російська агресія загрожує не лише Україні,але й миру, безпеці та демократії загалом. Ініціатори небачених з часів Другоїсвітової війни звірств, першопричиною яких є злочин агресії, мають бутипокарані шляхом створення незалежного механізму правосуддя», - підкреслилоМЗС.</text:p>
      <text:p text:style-name="P4">
За підсумками Саміту держави Коаліції ухвалили спільну заяву, у якійпідтримали створення незалежного механізму правосуддя, Спеціального трибуналута наголосили на важливості подальшої роботи.</text:p>
      <text:p text:style-name="P4">
<text:span text:style-name="T4">
Читайте також:</text:span>
 <text:a xlink:type="simple" xlink:href="https://www.ukrinform.ua/rubric-ato/3702608-ukraina-gotue-vazlivi-kroki-po-stvorennu-tribunalu-sodo-zlocinu-rosijskoi-agresii.html" text:style-name="Internet_20_link" text:visited-style-name="Visited_20_Internet_20_Link">
 </text:a>
</text:p>
      <text:p text:style-name="P4">
Як повідомляв Укрінформ, у вересні 2022 року Президент Володимир Зеленськийутворив робочу групу на чолі з керівником ОП Андрієм Єрмаком, яка опрацьовуєпитання створення спеціального трибуналу для притягнення до кримінальноївідповідальності керівництва російської федерації за скоєння злочину агресіїпроти України. Створення такого трибуналу підтримали Парламентська асамблеяРади Європи, Європарламент, Парламентська асамблея НАТО, Парламентськаасамблея ОБСЄ та окремі держави.</text:p>
      <text:p text:style-name="P4">
Фото: ОП</text:p>
      <text:p text:style-name="P4">
Source: <text:a xlink:type="simple" xlink:href="https://www.ukrinform.ua/rubric-polytics/3706934-zelenskij-ocoliv-samit-osnovnoi-grupi-zi-stvorenna-spectribunalu-z-37-ucasnikami.html" text:style-name="Internet_20_link" text:visited-style-name="Visited_20_Internet_20_Link">
https://www.ukrinform.ua/rubric-polytics/3706934-zelenskij-ocoliv-samit-osnovnoi-grupi-zi-stvorenna-spectribunalu-z-37-ucasnikami.html</text:a>
</text:p>
      <!--NEWS-->
      <text:h text:style-name="P10" text:outline-level="1">
<text:span text:style-name="T4">
Шмигаль: Ставимо амбітні цілі – через два роки бути готовими до вступу в ЄС</text:span>
</text:h>
      <text:p text:style-name="P4">
Authors: Ukrinform (Person)</text:p>
      <text:p text:style-name="P4">
Publisher: Укринформ (Organization)</text:p>
      <text:p text:style-name="P4">
Published Time: 2023-05-09T17:58:43+03:00</text:p>
      <text:p text:style-name="P4">
Modified Time: 2023-05-09T17:58:43+03:00</text:p>
      <text:p text:style-name="P4">
Description: Україна має бути готовою до вступу в Євросоюз через два роки. — Укрінформ.</text:p>
      <text:p text:style-name="P4">
Images: ["<text:a xlink:type="simple" xlink:href="https://static.ukrinform.com/photos/2023_05/thumb_files/630_360_1683644181-375.jpg" text:style-name="Internet_20_link" text:visited-style-name="Visited_20_Internet_20_Link">
630_360_16836...</text:a>
"]</text:p>
      <text:p text:style-name="P4">
Tags: ['Євросоюз', 'Шмигаль', 'Документи']</text:p>
      <text:p text:style-name="P4">
Type: Article</text:p>
      <!--METADATA-->
      <text:p text:style-name="P4">
<draw:frame draw:style-name="fr1" draw:name="Image162" text:anchor-type="as-char" svg:width="6.9236in" svg:height="3.956343in" draw:z-index="0">
<draw:image xlink:href="../Images/yкринформ/2023-05-09T17-58-43-03-00/630_360_1683644181-375.jpg" xlink:type="simple" xlink:show="embed" xlink:actuate="onLoad" draw:mime-type="image/jpeg"/>
</draw:frame>
 Українамає бути готовою до вступу в Євросоюз через два роки.</text:p>
      <text:p text:style-name="P4">
Про це Прем'єр-міністр України Денис Шмигаль <text:a xlink:type="simple" xlink:href="https://t.me/Denys_Smyhal/5196" text:style-name="Internet_20_link" text:visited-style-name="Visited_20_Internet_20_Link">
</text:a>
 на засіданні уряду, передає Укрінформ.</text:p>
      <text:p text:style-name="P4">
_Відео:<text:a xlink:type="simple" xlink:href="https://t.me/Denys_Smyhal/5196" text:style-name="Internet_20_link" text:visited-style-name="Visited_20_Internet_20_Link">
 </text:a>
 _</text:p>
      <text:p text:style-name="P4">
«Ми ставимо амбітні цілі: бути готовими до вступу в Євросоюз через два роки.Завдання складне й комплексне. Зараз проводимо аналіз 29 тисяч правовихдокументів ЄС, які повинні стати частиною нашого законодавства. Цього рокурозраховуємо отримати політичне рішення від Європейського Союзу про початокперемовин щодо вступу», - сказав Шмигаль.</text:p>
      <text:p text:style-name="P4">
<text:span text:style-name="T4">
Читайте також:</text:span>
 <text:a xlink:type="simple" xlink:href="https://www.ukrinform.ua/rubric-polytics/3706931-urad-rozpodiliv-oboronnu-produkciu-na-dvi-grupi-dla-polegsenna-zakupivli-smigal.html" text:style-name="Internet_20_link" text:visited-style-name="Visited_20_Internet_20_Link">
 <text:span text:style-name="T4">
Шмигаль</text:span>
 </text:a>
</text:p>
      <text:p text:style-name="P4">
За його словами, одночасно країна продовжує інтеграцію у внутрішній ринок ЄС.Вже вдалося домовитися про продовження «транспортного» та «економічного»безвізів з ЄС ще на один рік.</text:p>
      <text:p text:style-name="P4">
Як повідомляв Укрінформ, Європарламент під час пленарного засідання уСтрасбурзі більшістю голосів у першому читанні <text:a xlink:type="simple" xlink:href="https://www.ukrinform.ua/rubric-economy/3706790-evroparlament-pidtrimav-bezmitnu-torgivlu-z-ukrainou-se-na-rik.html" text:style-name="Internet_20_link" text:visited-style-name="Visited_20_Internet_20_Link">
</text:a>
 .</text:p>
      <text:p text:style-name="P4">
Фото: Денис Шмигаль, Телеграм</text:p>
      <text:p text:style-name="P4">
Source: <text:a xlink:type="simple" xlink:href="https://www.ukrinform.ua/rubric-polytics/3706935-smigal-stavimo-ambitni-cili-cerez-dva-roki-buti-gotovimi-do-vstupu-v-es.html" text:style-name="Internet_20_link" text:visited-style-name="Visited_20_Internet_20_Link">
https://www.ukrinform.ua/rubric-polytics/3706935-smigal-stavimo-ambitni-cili-cerez-dva-roki-buti-gotovimi-do-vstupu-v-es.html</text:a>
</text:p>
      <!--NEWS-->
      <text:h text:style-name="P10" text:outline-level="1">
<text:span text:style-name="T4">
Уряд передав Мінвідновленню понад 47 мільйонів на програму енергоефективності</text:span>
</text:h>
      <text:p text:style-name="P4">
Authors: Ukrinform (Person)</text:p>
      <text:p text:style-name="P4">
Publisher: Укринформ (Organization)</text:p>
      <text:p text:style-name="P4">
Published Time: 2023-05-09T17:59:18+03:00</text:p>
      <text:p text:style-name="P4">
Modified Time: 2023-05-09T17:59:18+03:00</text:p>
      <text:p text:style-name="P4">
Description: Кабінет Міністрів ухвалив рішення про передачу понад 47 млн гривень Міністерству розвитку громад, територій та інфраструктури з бюджетних призначень, передбачених у 2023 році для Міністерства енергетики. — Укрінформ.</text:p>
      <text:p text:style-name="P4">
Images: ["<text:a xlink:type="simple" xlink:href="https://static.ukrinform.com/photos/2020_05/thumb_files/630_360_1589463148-862.jpg" text:style-name="Internet_20_link" text:visited-style-name="Visited_20_Internet_20_Link">
630_360_15894...</text:a>
"]</text:p>
      <text:p text:style-name="P4">
Tags: ['Гроші', 'Енергоефективність', 'Міністерство відновлення']</text:p>
      <text:p text:style-name="P4">
Type: Article</text:p>
      <!--METADATA-->
      <text:p text:style-name="P4">
<draw:frame draw:style-name="fr1" draw:name="Image163" text:anchor-type="as-char" svg:width="6.9236in" svg:height="3.956343in" draw:z-index="0">
<draw:image xlink:href="../Images/yкринформ/2023-05-09T17-59-18-03-00/630_360_1589463148-862.jpg" xlink:type="simple" xlink:show="embed" xlink:actuate="onLoad" draw:mime-type="image/jpeg"/>
</draw:frame>
 КабінетМіністрів ухвалив рішення про передачу понад 47 млн гривень Міністерствурозвитку громад, територій та інфраструктури з бюджетних призначень,передбачених у 2023 році для Міністерства енергетики.</text:p>
      <text:p text:style-name="P4">
Як передає Укрінформ, про це повідомляє у <text:a xlink:type="simple" xlink:href="https://t.me/tmelnychuk/2275" text:style-name="Internet_20_link" text:visited-style-name="Visited_20_Internet_20_Link">
 </text:a>
постійний представник Кабміну у Верховній Раді Тарас Мельничук.</text:p>
      <text:p text:style-name="P4">
«Передано бюджетні призначення, передбачені у 2023 році Міністерствуенергетики у загальному фонді державного бюджету &lt;...&gt;
 у сумі 47 млн 845 тис.гривень Міністерству розвитку громад, територій та інфраструктури дляДержавного агентства з енергоефективності та енергозбереження на нову бюджетнупрограму», – йдеться у повідомленні.</text:p>
      <text:p text:style-name="P4">
<text:span text:style-name="T4">
Читайте також:</text:span>
 <text:a xlink:type="simple" xlink:href="https://www.ukrinform.ua/rubric-economy/3704258-v-ukraini-stvorat-specfond-dla-proektiv-energoefektivnosti-prezident-pidpisav-zakon.html" text:style-name="Internet_20_link" text:visited-style-name="Visited_20_Internet_20_Link">
 <text:span text:style-name="T4">
енергоефективност</text:span>
 </text:a>
</text:p>
      <text:p text:style-name="P4">
Зазначається, що рішення прийнято з метою забезпечення формування тареалізації державної політики у сфері ефективного використання паливно-енергетичних ресурсів, альтернативних видів рідкого та твердого палива,енергозбереження та енергоефективності.</text:p>
      <text:p text:style-name="P4">
Як повідомлялося, <text:a xlink:type="simple" xlink:href="https://www.ukrinform.ua/tag-kabmin" text:style-name="Internet_20_link" text:visited-style-name="Visited_20_Internet_20_Link">
 </text:a>
 14 лютого передавДержавне агентство з енергоефективності та енергозбереження від Міністерстваенергетики у підпорядкування Міністерству розвитку громад, територій таінфраструктури.</text:p>
      <text:p text:style-name="P4">
Source: <text:a xlink:type="simple" xlink:href="https://www.ukrinform.ua/rubric-vidbudova/3706936-urad-peredav-minvidnovlennu-ponad-47-miljoniv-na-programu-energoefektivnosti.html" text:style-name="Internet_20_link" text:visited-style-name="Visited_20_Internet_20_Link">
https://www.ukrinform.ua/rubric-vidbudova/3706936-urad-peredav-minvidnovlennu-ponad-47-miljoniv-na-programu-energoefektivnosti.html</text:a>
</text:p>
      <!--NEWS-->
      <text:h text:style-name="P10" text:outline-level="1">
<text:span text:style-name="T4">
Суд дав 12 років в'язниці особистій інформаторці генерала розвідки рф</text:span>
</text:h>
      <text:p text:style-name="P4">
Authors: Ukrinform (Person)</text:p>
      <text:p text:style-name="P4">
Publisher: Укринформ (Organization)</text:p>
      <text:p text:style-name="P4">
Published Time: 2023-05-09T18:01:00+03:00</text:p>
      <text:p text:style-name="P4">
Modified Time: 2023-05-09T18:01:00+03:00</text:p>
      <text:p text:style-name="P4">
Description: Суд за матеріалами Служби безпеки України призначив покарання у вигляді 12 років за ґратами з конфіскацією майна особистій інформаторці одного з кадрових співробітників головного управління генерального штабу збройних сил російської федерації. — Укрінформ.</text:p>
      <text:p text:style-name="P4">
Images: ["<text:a xlink:type="simple" xlink:href="https://static.ukrinform.com/photos/2018_01/thumb_files/630_360_1515506864-9820.jpg" text:style-name="Internet_20_link" text:visited-style-name="Visited_20_Internet_20_Link">
630_360_15155...</text:a>
", "<text:a xlink:type="simple" xlink:href="https://static.ukrinform.com/photos/2023_05/1683642373-212.jpeg" text:style-name="Internet_20_link" text:visited-style-name="Visited_20_Internet_20_Link">
1683642373-21...</text:a>
", "<text:a xlink:type="simple" xlink:href="https://static.ukrinform.com/photos/2023_05/1683642373-591.jpeg" text:style-name="Internet_20_link" text:visited-style-name="Visited_20_Internet_20_Link">
1683642373-59...</text:a>
"]</text:p>
      <text:p text:style-name="P4">
Tags: ['СБУ', 'Суд', 'Війна з росією']</text:p>
      <text:p text:style-name="P4">
Type: Article</text:p>
      <!--METADATA-->
      <text:p text:style-name="P4">
<draw:frame draw:style-name="fr1" draw:name="Image164" text:anchor-type="as-char" svg:width="6.9236in" svg:height="3.956343in" draw:z-index="0">
<draw:image xlink:href="../Images/yкринформ/2023-05-09T18-01-00-03-00/630_360_1515506864-9820.jpg" xlink:type="simple" xlink:show="embed" xlink:actuate="onLoad" draw:mime-type="image/jpeg"/>
</draw:frame>
 Суд заматеріалами Служби безпеки України призначив покарання у вигляді 12 років заґратами з конфіскацією майна особистій інформаторці одного з кадровихспівробітників головного управління генерального штабу збройних сил російськоїфедерації.</text:p>
      <text:p text:style-name="P4">
Як передає Укрінформ, про це повідомила <text:a xlink:type="simple" xlink:href="https://ssu.gov.ua/novyny/zavdiaky-sbu-12-rokiv-za-gratamy-provede-osobysta-informatorka-henerala-rosiiskoho-hru-yakyi-prychetnyi-do-zbyttia-boinha-mh17" text:style-name="Internet_20_link" text:visited-style-name="Visited_20_Internet_20_Link">
</text:a>
.</text:p>
      <text:p text:style-name="P4">
Засудженою є жителька селища Благодатне Донецької області. Встановлено, щовона передавала інформацію співробітнику російської воєнної розвідки зпозивним "Хмурий" — генерал-майору Сергію Дубінському, який причетний дозбиття пасажирського літака "Малайзійських авіаліній", що виконував рейс MH-17у липні 2014 року.</text:p>
      <text:p text:style-name="P4">
<text:span text:style-name="T4">
Читайте також:</text:span>
 <text:a xlink:type="simple" xlink:href="https://www.ukrinform.ua/rubric-kyiv/3706722-u-kievi-vikrili-administratora-telegramkanalu-kolaborantki-montan.html" text:style-name="Internet_20_link" text:visited-style-name="Visited_20_Internet_20_Link">
 </text:a>
</text:p>
      <text:p text:style-name="P4">
За даними СБУ, жінка особисто знайома з терористом. Після початкуповномасштабного вторгнення вона вийшла на "Хмурого" через анонімний месенджерта запропонувала свою допомогу у війні проти України.</text:p>
      <text:p text:style-name="P4">
<draw:frame draw:style-name="fr1" draw:name="Image165" text:anchor-type="as-char" svg:width="6.9236in" svg:height="4.615733in" draw:z-index="0">
<draw:image xlink:href="../Images/yкринформ/2023-05-09T18-01-00-03-00/1683642373-212.jpeg" xlink:type="simple" xlink:show="embed" xlink:actuate="onLoad" draw:mime-type="image/jpeg"/>
</draw:frame>
</text:p>
      <text:p text:style-name="P4">
За вказівкою Дубінського зловмисниця збирала розвідувальні дані про місцябазування та переміщення Сил оборони в районах Вугледара, Павлівки та ВеликоїНовосілки Донецької області.</text:p>
      <text:p text:style-name="P4">
Серед іншого, засуджена передавала російській воєнній розвідці інформацію профортифікаційні споруди й інженерні загородження українських захисників насхідному фронті.</text:p>
      <text:p text:style-name="P4">
<text:span text:style-name="T4">
Читайте також:</text:span>
 <text:a xlink:type="simple" xlink:href="https://www.ukrinform.ua/rubric-regions/3706653-u-zaporizzi-zatrimali-dvoh-rosijskih-agentiv-gotuvali-terakti-proti-komanduvanna-sil-oboroni.html" text:style-name="Internet_20_link" text:visited-style-name="Visited_20_Internet_20_Link">
 </text:a>
</text:p>
      <text:p text:style-name="P4">
Також колаборантка проводила відеофіксацію наслідків російських повітрянихатак на території регіону й відправляла агресору відповідні "звіти". Ще однимїї завданням були збір та передача ворогу персональних даних учасників рухуопору на тимчасово захопленій території сходу України.</text:p>
      <text:p text:style-name="P4">
Співробітники СБУ затримали зловмисницю у червні 2022 року в результатіспецоперації у Кременчуку, де жінка переховувалася від правосуддя.</text:p>
      <text:p text:style-name="P4">
<draw:frame draw:style-name="fr1" draw:name="Image166" text:anchor-type="as-char" svg:width="6.662554in" svg:height="10.0in" draw:z-index="0">
<draw:image xlink:href="../Images/yкринформ/2023-05-09T18-01-00-03-00/1683642373-591.jpeg" xlink:type="simple" xlink:show="embed" xlink:actuate="onLoad" draw:mime-type="image/jpeg"/>
</draw:frame>
</text:p>
      <text:p text:style-name="P4">
Під час обшуків за адресою тимчасового проживання фігурантки виявлениймобільний телефон із доказами злочинної діяльності.</text:p>
      <text:p text:style-name="P4">
<text:span text:style-name="T4">
Читайте також:</text:span>
 <text:a xlink:type="simple" xlink:href="https://www.ukrinform.ua/rubric-economy/3706317-sbu-zatrimala-posadovca-derzprodspozivsluzbi-akij-zbirav-daninu-z-eksporteriv-zerna.html" text:style-name="Internet_20_link" text:visited-style-name="Visited_20_Internet_20_Link">
 <text:span text:style-name="T4">
СБУ</text:span>
 </text:a>
</text:p>
      <text:p text:style-name="P4">
На підставі зібраних слідчими доказів суд визнав колаборантку винною за ч. 7ст. 111-1 (надання незаконним збройним чи воєнізованим формуванням, створенимна тимчасово окупованій території, та/або збройним формуванням держави-агресора допомоги у веденні бойових дій проти Збройних сил України)Кримінального кодексу України.</text:p>
      <text:p text:style-name="P4">
Як повідомляв Укрінформ, <text:a xlink:type="simple" xlink:href="https://www.ukrinform.ua/rubric-society/3705195-zdavav-rosianam-pozicii-ppo-odesitu-dali-15-rokiv-vaznici.html" text:style-name="Internet_20_link" text:visited-style-name="Visited_20_Internet_20_Link">
 </text:a>
 , який здавав російським загарбникам місця дислокації системпротиповітряної оборони України.</text:p>
      <text:p text:style-name="P4">
Фото по тексту: СБУ</text:p>
      <text:p text:style-name="P4">
Source: <text:a xlink:type="simple" xlink:href="https://www.ukrinform.ua/rubric-society/3706921-sud-dav-12-rokiv-vaznici-osobistij-informatorci-generala-rozvidki-rf.html" text:style-name="Internet_20_link" text:visited-style-name="Visited_20_Internet_20_Link">
https://www.ukrinform.ua/rubric-society/3706921-sud-dav-12-rokiv-vaznici-osobistij-informatorci-generala-rozvidki-rf.html</text:a>
</text:p>
      <!--NEWS-->
      <text:h text:style-name="P10" text:outline-level="1">
<text:span text:style-name="T4">
Лубінець зустрівся з генсеком ОБСЄ — говорили про повернення депортованих українських дітей</text:span>
</text:h>
      <text:p text:style-name="P4">
Authors: Ukrinform (Person)</text:p>
      <text:p text:style-name="P4">
Publisher: Укринформ (Organization)</text:p>
      <text:p text:style-name="P4">
Published Time: 2023-05-09T18:02:44+03:00</text:p>
      <text:p text:style-name="P4">
Modified Time: 2023-05-09T18:02:44+03:00</text:p>
      <text:p text:style-name="P4">
Description: Уповноважений Верховної Ради з прав людини Дмитро Лубінець обговорив з генеральним секретарем ОБСЄ Хельгою Марією Шмідт питання повернення депортованих росією українських дітей, а також цивільних заручників. — Укрінформ.</text:p>
      <text:p text:style-name="P4">
Images: ["<text:a xlink:type="simple" xlink:href="https://static.ukrinform.com/photos/2023_05/thumb_files/630_360_1683644549-375.jpeg" text:style-name="Internet_20_link" text:visited-style-name="Visited_20_Internet_20_Link">
630_360_16836...</text:a>
"]</text:p>
      <text:p text:style-name="P4">
Tags: ['Депортація', 'Діти', 'ОБСЄ', 'Заручники', 'Дмитро Лубінець']</text:p>
      <text:p text:style-name="P4">
Type: Article</text:p>
      <!--METADATA-->
      <text:p text:style-name="P4">
<draw:frame draw:style-name="fr1" draw:name="Image167" text:anchor-type="as-char" svg:width="6.9236in" svg:height="3.956343in" draw:z-index="0">
<draw:image xlink:href="../Images/yкринформ/2023-05-09T18-02-44-03-00/630_360_1683644549-375.jpeg" xlink:type="simple" xlink:show="embed" xlink:actuate="onLoad" draw:mime-type="image/jpeg"/>
</draw:frame>
Уповноважений Верховної Ради з прав людини Дмитро Лубінець обговорив згенеральним секретарем ОБСЄ Хельгою Марією Шмідт питання поверненнядепортованих росією українських дітей, а також цивільних заручників.</text:p>
      <text:p text:style-name="P4">
Як передає Укрінформ, про це повідомляється в <text:a xlink:type="simple" xlink:href="https://t.me/dmytro_lubinetzs/2387" text:style-name="Internet_20_link" text:visited-style-name="Visited_20_Internet_20_Link">
</text:a>
 омбудсмана.</text:p>
      <text:p text:style-name="P4">
“Провів зустріч із генеральним секретарем ОБСЄ Хельгою Марією Шмідт.Обговорили дві надзвичайно важливі теми – повернення депортованих Росієюукраїнських дітей, а також цивільних заручників”, - йдеться у повідомленні.</text:p>
      <text:p text:style-name="P4">
Як зазначається, Лубінець наголосив, що питання повернення дітей і цивільнихмають постійно перебувати у фокусі міжнародної спільноти.</text:p>
      <text:p text:style-name="P4">
<text:span text:style-name="T4">
Читайте також:</text:span>
 <text:a xlink:type="simple" xlink:href="https://www.ukrinform.ua/rubric-society/3705930-ermak-obgovoriv-z-ambasadorami-united24-povernenna-vikradenih-rosieu-ditej.html" text:style-name="Internet_20_link" text:visited-style-name="Visited_20_Internet_20_Link">
 </text:a>
</text:p>
      <text:p text:style-name="P4">
Крім того, сторони розглянули проєкти <text:a xlink:type="simple" xlink:href="https://www.ukrinform.ua/tag-obse" text:style-name="Internet_20_link" text:visited-style-name="Visited_20_Internet_20_Link">
 </text:a>
для підтримки України.</text:p>
      <text:p text:style-name="P4">
Як повідомлялося, уповноважений Верховної Ради з прав людини Дмитро Лубінець уВідні зустрівся з послом США в ОБСЄ Майклом Карпентером.</text:p>
      <text:p text:style-name="P4">
Source: <text:a xlink:type="simple" xlink:href="https://www.ukrinform.ua/rubric-society/3706938-lubinec-zustrivsa-z-gensekom-obse-govorili-pro-povernenna-deportovanih-ukrainskih-ditej.html" text:style-name="Internet_20_link" text:visited-style-name="Visited_20_Internet_20_Link">
https://www.ukrinform.ua/rubric-society/3706938-lubinec-zustrivsa-z-gensekom-obse-govorili-pro-povernenna-deportovanih-ukrainskih-ditej.html</text:a>
</text:p>
      <!--NEWS-->
      <text:h text:style-name="P10" text:outline-level="1">
<text:span text:style-name="T4">
Жіноча збірна України з пляжного футболу зберегла місце в топ-5 рейтингу BSWW</text:span>
</text:h>
      <text:p text:style-name="P4">
Authors: Ukrinform (Person)</text:p>
      <text:p text:style-name="P4">
Publisher: Укринформ (Organization)</text:p>
      <text:p text:style-name="P4">
Published Time: 2023-05-09T18:03:29+03:00</text:p>
      <text:p text:style-name="P4">
Modified Time: 2023-05-09T18:03:29+03:00</text:p>
      <text:p text:style-name="P4">
Description: Всесвітня організація пляжного футболу (BSWW) оновила рейтинг чоловічих та жіночих збірних.  — Укрінформ.</text:p>
      <text:p text:style-name="P4">
Images: ["<text:a xlink:type="simple" xlink:href="https://static.ukrinform.com/photos/2023_05/thumb_files/630_360_1683644554-267.jpg" text:style-name="Internet_20_link" text:visited-style-name="Visited_20_Internet_20_Link">
630_360_16836...</text:a>
"]</text:p>
      <text:p text:style-name="P4">
Tags: ['Рейтинг', 'пляжний футбол']</text:p>
      <text:p text:style-name="P4">
Type: Article</text:p>
      <!--METADATA-->
      <text:p text:style-name="P4">
<draw:frame draw:style-name="fr1" draw:name="Image168" text:anchor-type="as-char" svg:width="6.9236in" svg:height="3.956343in" draw:z-index="0">
<draw:image xlink:href="../Images/yкринформ/2023-05-09T18-03-29-03-00/630_360_1683644554-267.jpg" xlink:type="simple" xlink:show="embed" xlink:actuate="onLoad" draw:mime-type="image/jpeg"/>
</draw:frame>
 Всесвітняорганізація пляжного футболу (BSWW) оновила рейтинг чоловічих та жіночихзбірних.</text:p>
      <text:p text:style-name="P4">
Як повідомляє офіційний <text:a xlink:type="simple" xlink:href="https://beachsoccer.com/" text:style-name="Internet_20_link" text:visited-style-name="Visited_20_Internet_20_Link">
 </text:a>
 BSWW, жіноча збірнаУкраїни із 649-ма балами розташувалися на п'ятій позиції, передає Укрінформ.</text:p>
      <text:p text:style-name="P4">
«Синьо-жовті» відстають від Бразилії на 35 пунктів. Лідирує збірна Іспанії,другою йде Англія, третіми - США.</text:p>
      <text:p text:style-name="P4">
Чоловіча збірна України із 1005-ма балами посідає 15-ту сходинку, відстаючивід Аргентини на 56 пунктів. Очолює рейтинг збірна Бразилії, другою йдеПортугалія, третім - Парагвай.</text:p>
      <text:p text:style-name="P4">
<text:span text:style-name="T4">
Читайте також:</text:span>
 <text:a xlink:type="simple" xlink:href="https://www.ukrinform.ua/rubric-sports/3706520-real-i-mancester-siti-vidkrivaut-12-finalu-ligi-cempioniv-uefa.html" text:style-name="Internet_20_link" text:visited-style-name="Visited_20_Internet_20_Link">
 </text:a>
</text:p>
      <text:p text:style-name="P4">
Як інформує Українська асоціація футболу ( <text:a xlink:type="simple" xlink:href="https://uaf.ua/article/48205" text:style-name="Internet_20_link" text:visited-style-name="Visited_20_Internet_20_Link">
 </text:a>
), першим офіційним турніром цього року як для чоловічої, так і для жіночоїзбірної України стануть Європейські ігри в польському Кракові (26-30 червня).</text:p>
      <text:p text:style-name="P4">
Фото: Асоціація пляжного футболу України.</text:p>
      <text:p text:style-name="P4">
Source: <text:a xlink:type="simple" xlink:href="https://www.ukrinform.ua/rubric-sports/3706939-zinoca-zbirna-ukraini-z-plaznogo-futbolu-zberegla-misce-v-top5-rejtingu-bsww.html" text:style-name="Internet_20_link" text:visited-style-name="Visited_20_Internet_20_Link">
https://www.ukrinform.ua/rubric-sports/3706939-zinoca-zbirna-ukraini-z-plaznogo-futbolu-zberegla-misce-v-top5-rejtingu-bsww.html</text:a>
</text:p>
      <!--NEWS-->
      <text:h text:style-name="P10" text:outline-level="1">
<text:span text:style-name="T4">
Україні треба готуватися до складних переговорів про вступ до ЄС - Єльченко</text:span>
</text:h>
      <text:p text:style-name="P4">
Authors: Ukrinform (Person)</text:p>
      <text:p text:style-name="P4">
Publisher: Укринформ (Organization)</text:p>
      <text:p text:style-name="P4">
Published Time: 2023-05-09T18:06:15+03:00</text:p>
      <text:p text:style-name="P4">
Modified Time: 2023-05-09T18:06:15+03:00</text:p>
      <text:p text:style-name="P4">
Description: Україні треба готуватися до складних переговорів про вступ до ЄС, особливо по тих переговорних главах, які стосуються аграрної сфери. — Укрінформ.</text:p>
      <text:p text:style-name="P4">
Images: ["<text:a xlink:type="simple" xlink:href="https://static.ukrinform.com/photos/2019_12/thumb_files/630_360_1576744258-539.jpg" text:style-name="Internet_20_link" text:visited-style-name="Visited_20_Internet_20_Link">
630_360_15767...</text:a>
"]</text:p>
      <text:p text:style-name="P4">
Tags: ['Єльченко', 'Євросоюз', 'Україна', 'Єдині новини']</text:p>
      <text:p text:style-name="P4">
Type: Article</text:p>
      <!--METADATA-->
      <text:p text:style-name="P4">
<draw:frame draw:style-name="fr1" draw:name="Image169" text:anchor-type="as-char" svg:width="6.9236in" svg:height="3.956343in" draw:z-index="0">
<draw:image xlink:href="../Images/yкринформ/2023-05-09T18-06-15-03-00/630_360_1576744258-539.jpg" xlink:type="simple" xlink:show="embed" xlink:actuate="onLoad" draw:mime-type="image/jpeg"/>
</draw:frame>
 Українітреба готуватися до складних переговорів про вступ до ЄС, особливо по тихпереговорних главах, які стосуються аграрної сфери.</text:p>
      <text:p text:style-name="P4">
Таку думку висловив колишній постійний представник України при ООН ВолодимирЄльченко в ефірі національного телемарафону «Єдині новини», передає Укрінформ.</text:p>
      <text:p text:style-name="P4">
Дипломат зауважив, що переговори – це дуже складний і тривалий процес, у ходіякого не варто недооцінювати домашню роботу, яку Україна має виконати, зокремаздійснити політичні і юридичні реформи.</text:p>
      <text:p text:style-name="P4">
За словами Єльченка, попри розуміння з боку європейських партнерів, що під часвійни втілити їх складно, ці реформи ніхто не скасує.</text:p>
      <text:p text:style-name="P4">
«Стосовно самих переговорів, це в першу чергу висновки <text:a xlink:type="simple" xlink:href="https://www.ukrinform.ua/tag-evrokomisia" text:style-name="Internet_20_link" text:visited-style-name="Visited_20_Internet_20_Link">
</text:a>
 , які вона має надавати по кожнійпереговорній главі – там їх дуже багато. Потім якщо в окремих країн є своїзауваження, а ми бачимо, наприклад, останні проблеми, які виникли між нами іПольщею, між нами і Словаччиною щодо постачання агропромислової продукції,вони їх висловлюють», - сказав колишній постпред України при ООН.</text:p>
      <text:p text:style-name="P4">
Він зауважив, що не треба применшувати цих проблем, тому що Україна як великааграрна країна з якісною продукцією є природним конкурентом для таких схожихна нас країн, як Польща, Болгарія Румунія і Словаччина.</text:p>
      <text:p text:style-name="P4">
<text:span text:style-name="T4">
Читайте також:</text:span>
 <text:a xlink:type="simple" xlink:href="https://www.ukrinform.ua/rubric-polytics/3706935-smigal-stavimo-ambitni-cili-cerez-dva-roki-buti-gotovimi-do-vstupu-v-es.html" text:style-name="Internet_20_link" text:visited-style-name="Visited_20_Internet_20_Link">
 <text:span text:style-name="T4">
Шмигаль</text:span>
 </text:a>
</text:p>
      <text:p text:style-name="P4">
«Нам треба бути готовими до складних переговорів. Це і квоти, і розмірисубсидій – дуже багато всього, у чому можуть розібратися лише вузькопрофільніфахівці, які у нас в уряді є. Я щиро бажаю їм успіху, тому що це не просто так– сіли, погодили і проголосували. Треба вести боротьбу за кожне слово, закожний пункт, за ті умови, на яких ми будемо вступати в ЄС, щоб не постраждалицілі сфери нашої економіки», - застеріг дипломат.</text:p>
      <text:p text:style-name="P4">
На його думку, можна говорити "про космос і літаки «Антонов», але сьогодніУкраїна може реально запропонувати велику кількість високоякісноїсільськогосподарської продукції, яка має попит у Європі.</text:p>
      <text:p text:style-name="P4">
«Але є країни, які також хотіли б продавати свою продукцію туди. Тож требаготуватися до складних переговорів», - наголосив Єльченко.</text:p>
      <text:p text:style-name="P4">
Як повідомляв Укрінформ, Президент України Володимир Зеленський під часспільного брифінгу з главою Європейської Комісії Урсулою фон дер Ляєн у Києвізаявив, що <text:a xlink:type="simple" xlink:href="https://www.ukrinform.ua/rubric-polytics/3706759-nastav-cas-dla-vidkritta-peregovoriv-pro-clenstvo-ukraini-v-es-zelenskij.html" text:style-name="Internet_20_link" text:visited-style-name="Visited_20_Internet_20_Link">
 </text:a>
 .</text:p>
      <text:p text:style-name="P4">
Source: <text:a xlink:type="simple" xlink:href="https://www.ukrinform.ua/rubric-polytics/3706940-ukraini-treba-gotuvatisa-do-skladnih-peregovoriv-pro-vstup-do-es-elcenko.html" text:style-name="Internet_20_link" text:visited-style-name="Visited_20_Internet_20_Link">
https://www.ukrinform.ua/rubric-polytics/3706940-ukraini-treba-gotuvatisa-do-skladnih-peregovoriv-pro-vstup-do-es-elcenko.html</text:a>
</text:p>
      <!--NEWS-->
      <text:h text:style-name="P10" text:outline-level="1">
<text:span text:style-name="T4">
ЄС за час повномасштабного вторгнення росії надав $20 мільярдів для підтримки України</text:span>
</text:h>
      <text:p text:style-name="P4">
Authors: Ukrinform (Person)</text:p>
      <text:p text:style-name="P4">
Publisher: Укринформ (Organization)</text:p>
      <text:p text:style-name="P4">
Published Time: 2023-05-09T18:07:50+03:00</text:p>
      <text:p text:style-name="P4">
Modified Time: 2023-05-09T18:07:50+03:00</text:p>
      <text:p text:style-name="P4">
Description: Країни-члени ЄС та його інституції з початку повномасштабного російського вторгнення надали 20 млрд доларів для підтримки економічної та фінансової стабільності України. — Укрінформ.</text:p>
      <text:p text:style-name="P4">
Images: ["<text:a xlink:type="simple" xlink:href="https://static.ukrinform.com/photos/2018_12/thumb_files/630_360_1545154481-916.jpg" text:style-name="Internet_20_link" text:visited-style-name="Visited_20_Internet_20_Link">
630_360_15451...</text:a>
"]</text:p>
      <text:p text:style-name="P4">
Tags: ['Євросоюз', 'допомога', 'Шмигаль']</text:p>
      <text:p text:style-name="P4">
Type: Article</text:p>
      <!--METADATA-->
      <text:p text:style-name="P4">
<draw:frame draw:style-name="fr1" draw:name="Image170" text:anchor-type="as-char" svg:width="6.9236in" svg:height="3.956343in" draw:z-index="0">
<draw:image xlink:href="../Images/yкринформ/2023-05-09T18-07-50-03-00/630_360_1545154481-916.jpg" xlink:type="simple" xlink:show="embed" xlink:actuate="onLoad" draw:mime-type="image/jpeg"/>
</draw:frame>
 Країни-члени ЄС та його інституції з початку повномасштабного російського вторгненнянадали 20 млрд доларів для підтримки економічної та фінансової стабільностіУкраїни.</text:p>
      <text:p text:style-name="P4">
Про це Прем'єр-міністр України Денис Шмигаль <text:a xlink:type="simple" xlink:href="https://t.me/Denys_Smyhal/5196" text:style-name="Internet_20_link" text:visited-style-name="Visited_20_Internet_20_Link">
</text:a>
 на засіданні уряду, передає Укрінформ.</text:p>
      <text:p text:style-name="P4">
«Від початку повномасштабного російського вторгнення ЄС став основним доноромдля українського бюджету. 20 млрд доларів країни-члени ЄС та його інституціїнадали для підтримки економічної та фінансової стабільності України», - сказавШмигаль.</text:p>
      <text:p text:style-name="P4">
<text:span text:style-name="T4">
Читайте також:</text:span>
 <text:a xlink:type="simple" xlink:href="https://www.ukrinform.ua/rubric-polytics/3706935-smigal-stavimo-ambitni-cili-cerez-dva-roki-buti-gotovimi-do-vstupu-v-es.html" text:style-name="Internet_20_link" text:visited-style-name="Visited_20_Internet_20_Link">
 <text:span text:style-name="T4">
Шмигаль</text:span>
 </text:a>
</text:p>
      <text:p text:style-name="P4">
За його словами, що військова допомога європейських країн допомагає нашійкраїні зупинити російського загарбника. Десять пакетів санкцій ЄС проти росіївже суттєво ускладнюють кремлівському режиму фінансування цієї агресії. «І мирозраховуємо на продовження такої санкційної політики. Вдячні нашимєвропейським друзям і союзникам за гуманітарну допомогу. За те, що прийнялимільйони українських родин. Вдячні за всі кроки солідарності та підтримки. Боперемога України – це перемога Європи», - сказав Прем'єр-міністр.</text:p>
      <text:p text:style-name="P4">
Як повідомлялося, економічна та фінансова допомога з боку ЄС, а такожврегулювання ускладнень у торгівлі сільськогосподарською продукцією ізсусідами України з-поміж країн ЄС є темами для обговорення під час зустрічіПрезидента України Володимира Зеленського з Президентом Європейської комісіїУрсулою фон дер Ляєн, яка перебуває у Києві з нагоди відзначення Дня Європи.</text:p>
      <text:p text:style-name="P4">
Source: <text:a xlink:type="simple" xlink:href="https://www.ukrinform.ua/rubric-economy/3706941-es-za-cas-povnomasstabnogo-vtorgnenna-rosii-nadav-20-milardiv-dla-pidtrimki-ukraini.html" text:style-name="Internet_20_link" text:visited-style-name="Visited_20_Internet_20_Link">
https://www.ukrinform.ua/rubric-economy/3706941-es-za-cas-povnomasstabnogo-vtorgnenna-rosii-nadav-20-milardiv-dla-pidtrimki-ukraini.html</text:a>
</text:p>
      <!--NEWS-->
      <text:h text:style-name="P10" text:outline-level="1">
<text:span text:style-name="T4">
Уряд починає новий проєкт із оздоровлення дітей, які потребують особливої уваги - Шмигаль</text:span>
</text:h>
      <text:p text:style-name="P4">
Authors: Ukrinform (Person)</text:p>
      <text:p text:style-name="P4">
Publisher: Укринформ (Organization)</text:p>
      <text:p text:style-name="P4">
Published Time: 2023-05-09T18:10:00+03:00</text:p>
      <text:p text:style-name="P4">
Modified Time: 2023-05-09T18:10:00+03:00</text:p>
      <text:p text:style-name="P4">
Description: Кабінет Міністрів розпочинає реалізацію нового проєкту у сфері організації оздоровлення та відпочинку дітей, які потребують особливої соціальної уваги та підтримки. — Укрінформ.</text:p>
      <text:p text:style-name="P4">
Images: ["<text:a xlink:type="simple" xlink:href="https://static.ukrinform.com/photos/2023_02/thumb_files/630_360_1676995305-131.jpg" text:style-name="Internet_20_link" text:visited-style-name="Visited_20_Internet_20_Link">
630_360_16769...</text:a>
"]</text:p>
      <text:p text:style-name="P4">
Tags: ['Діти', 'Оздоровлення', 'Шмигаль']</text:p>
      <text:p text:style-name="P4">
Type: Article</text:p>
      <!--METADATA-->
      <text:p text:style-name="P4">
<draw:frame draw:style-name="fr1" draw:name="Image171" text:anchor-type="as-char" svg:width="6.9236in" svg:height="3.956343in" draw:z-index="0">
<draw:image xlink:href="../Images/yкринформ/2023-05-09T18-10-00-03-00/630_360_1676995305-131.jpg" xlink:type="simple" xlink:show="embed" xlink:actuate="onLoad" draw:mime-type="image/jpeg"/>
</draw:frame>
 КабінетМіністрів розпочинає реалізацію нового проєкту у сфері організаціїоздоровлення та відпочинку дітей, які потребують особливої соціальної уваги тапідтримки.</text:p>
      <text:p text:style-name="P4">
Про це Прем'єр-міністр України Денис Шмигаль <text:a xlink:type="simple" xlink:href="https://t.me/Denys_Smyhal/5196" text:style-name="Internet_20_link" text:visited-style-name="Visited_20_Internet_20_Link">
</text:a>
 на засіданні уряду, передає Укрінформ.</text:p>
      <text:p text:style-name="P4">
«Уряд починає реалізацію нового проєкту у сфері організації оздоровлення тавідпочинку дітей, які потребують особливої соціальної уваги та підтримки.Запроваджуємо принцип «гроші ходять за дитиною». Тобто, дитячі центривідпочинку та оздоровлення будуть отримувати кошти за відпочинок кожноїдитини. У свою чергу діти та їхні родини зможуть обирати, де їм відпочивати»,- сказав Шмигаль.</text:p>
      <text:p text:style-name="P4">
За його словами, такий підхід влада запроваджує для оздоровлення та відпочинкудітей з <text:a xlink:type="simple" xlink:href="https://www.ukrinform.ua/tag-invalidnist" text:style-name="Internet_20_link" text:visited-style-name="Visited_20_Internet_20_Link">
 </text:a>
 , дітей із багатодітнихта малозабезпечених родин, які зареєстровані у Донецькій, Дніпропетровській,Запорізькій, Луганській, Миколаївській, Сумській, Харківській, Херсонській таЧернігівській областях.</text:p>
      <text:p text:style-name="P4">
<text:span text:style-name="T4">
Читайте також:</text:span>
 <text:a xlink:type="simple" xlink:href="https://www.ukrinform.ua/rubric-society/3706901-urad-shvaliv-utvorenna-koordinacijnih-centriv-z-pidtrimki-civilnogo-naselenna.html" text:style-name="Internet_20_link" text:visited-style-name="Visited_20_Internet_20_Link">
 </text:a>
</text:p>
      <text:p text:style-name="P4">
Як повідомив у <text:a xlink:type="simple" xlink:href="https://t.me/tmelnychuk/2273" text:style-name="Internet_20_link" text:visited-style-name="Visited_20_Internet_20_Link">
 </text:a>
 постійний представник Кабмінуу Верховній Раді Тарас Мельничук, йдеться про наданням послуг дитячимиоздоровчими таборами державних підприємств «Міжнародний дитячий центр «Артек»,«Український дитячий центр «Молода гвардія» і дитячими закладам оздоровленнята відпочинку вищої категорії, що містяться в Державному реєстрі майновихобʼєктів оздоровлення та відпочинку дітей та розташовані в карпатськомурегіоні, за принципом «гроші ходять за дитиною».</text:p>
      <text:p text:style-name="P4">
Відповідною постановою Кабінету Міністрів затверджено Порядок реалізаціїекспериментального проєкту; Порядок використання коштів, передбачених удержавному бюджеті для організації оздоровлення і відпочинку дітей, якіпотребують особливої уваги та підтримки, в дитячих закладах оздоровлення тавідпочинку вищої категорії, які містяться в Державному реєстрі майновихобʼєктів оздоровлення та відпочинку дітей та розташовані в карпатськомурегіоні; Порядок використання коштів, передбачених у державному бюджеті дляорганізації оздоровлення і відпочинку дітей, які потребують особливої уваги іпідтримки, в дитячих оздоровчих таборах державних підприємств «Міжнароднийдитячий центр «Артек», «Український дитячий центр «Молода гвардія» і в дитячихзакладах вищої категорії, що містяться в Державному реєстрі майнових обʼєктівоздоровлення та відпочинку дітей та розташовані в карпатському регіоні.</text:p>
      <text:p text:style-name="P4">
Загалом цього року планується охопити послугами з оздоровлення та відпочинку25 тисяч дітей, які потребують особливої соціальної підтримки.</text:p>
      <text:p text:style-name="P4">
Source: <text:a xlink:type="simple" xlink:href="https://www.ukrinform.ua/rubric-society/3706943-urad-pocinae-novij-proekt-iz-ozdorovlenna-ditej-aki-potrebuut-osoblivoi-uvagi-smigal.html" text:style-name="Internet_20_link" text:visited-style-name="Visited_20_Internet_20_Link">
https://www.ukrinform.ua/rubric-society/3706943-urad-pocinae-novij-proekt-iz-ozdorovlenna-ditej-aki-potrebuut-osoblivoi-uvagi-smigal.html</text:a>
</text:p>
      <!--NEWS-->
      <text:h text:style-name="P10" text:outline-level="1">
<text:span text:style-name="T4">
Уряд розширив перелік об'єктів критичної інфраструктури</text:span>
</text:h>
      <text:p text:style-name="P4">
Authors: Ukrinform (Person)</text:p>
      <text:p text:style-name="P4">
Publisher: Укринформ (Organization)</text:p>
      <text:p text:style-name="P4">
Published Time: 2023-05-09T18:11:33+03:00</text:p>
      <text:p text:style-name="P4">
Modified Time: 2023-05-09T18:11:33+03:00</text:p>
      <text:p text:style-name="P4">
Description: Кабінет Міністрів України на засіданні 9 травня 2023 року вніс виробників ветеринарних препаратів та елеватори до переліку об'єктів критичної інфраструктури. — Укрінформ.</text:p>
      <text:p text:style-name="P4">
Images: ["<text:a xlink:type="simple" xlink:href="https://static.ukrinform.com/photos/2022_08/thumb_files/630_360_1659708198-453.jpg" text:style-name="Internet_20_link" text:visited-style-name="Visited_20_Internet_20_Link">
630_360_16597...</text:a>
"]</text:p>
      <text:p text:style-name="P4">
Tags: ['Кабмін', 'Критична інфраструктура']</text:p>
      <text:p text:style-name="P4">
Type: Article</text:p>
      <!--METADATA-->
      <text:p text:style-name="P4">
<draw:frame draw:style-name="fr1" draw:name="Image172" text:anchor-type="as-char" svg:width="6.9236in" svg:height="3.956343in" draw:z-index="0">
<draw:image xlink:href="../Images/yкринформ/2023-05-09T18-11-33-03-00/630_360_1659708198-453.jpg" xlink:type="simple" xlink:show="embed" xlink:actuate="onLoad" draw:mime-type="image/jpeg"/>
</draw:frame>
 КабінетМіністрів України на засіданні 9 травня 2023 року вніс виробників ветеринарнихпрепаратів та елеватори до переліку об'єктів критичної інфраструктури.</text:p>
      <text:p text:style-name="P4">
Як передає Укрінформ, про це повідомив постійний представник Кабміну уВерховній Раді Тарас Мельничук у <text:a xlink:type="simple" xlink:href="https://t.me/tmelnychuk/2272" text:style-name="Internet_20_link" text:visited-style-name="Visited_20_Internet_20_Link">
 </text:a>
</text:p>
      <text:p text:style-name="P4">
"Внесено зміни до переліку секторів критичної інфраструктури, затвердженогопостановою КМУ від 09.10.2020 N 1109 «Деякі питання обʼєктів критичноїінфраструктури», шляхом доповнення позиції "Харчова промисловість таагропромисловий комплекс" у графі "Тип основної послуги" новими абзацами"виробництво ветеринарних препаратів" та "експлуатація елеваторів", - йдетьсяу повідомленні.</text:p>
      <text:p text:style-name="P4">
<text:span text:style-name="T4">
Читайте також:</text:span>
 <text:a xlink:type="simple" xlink:href="https://www.ukrinform.ua/rubric-polytics/3706931-urad-rozpodiliv-oboronnu-produkciu-na-dvi-grupi-dla-polegsenna-zakupivli-smigal.html" text:style-name="Internet_20_link" text:visited-style-name="Visited_20_Internet_20_Link">
 <text:span text:style-name="T4">
Шмигаль</text:span>
 </text:a>
</text:p>
      <text:p text:style-name="P4">
Як повідомлялося, у галузі сільського господарства до переліку об'єктівкритичної інфраструктури також входять підприємства, що займаютьсявиробництвом та переробкою сільськогосподарської та/або харчової <text:a xlink:type="simple" xlink:href="https://www.ukrinform.ua/tag-produkti" text:style-name="Internet_20_link" text:visited-style-name="Visited_20_Internet_20_Link">
</text:a>
 , а також експлуатацією зрошувальнихсистем та каналів.</text:p>
      <text:p text:style-name="P4">
Source: <text:a xlink:type="simple" xlink:href="https://www.ukrinform.ua/rubric-economy/3706944-urad-rozsiriv-perelik-obektiv-kriticnoi-infrastrukturi.html" text:style-name="Internet_20_link" text:visited-style-name="Visited_20_Internet_20_Link">
https://www.ukrinform.ua/rubric-economy/3706944-urad-rozsiriv-perelik-obektiv-kriticnoi-infrastrukturi.html</text:a>
</text:p>
      <!--NEWS-->
      <text:h text:style-name="P10" text:outline-level="1">
<text:span text:style-name="T4">
Трюдо про дипломатичний скандал із Китаєм: Нас не вдасться залякати</text:span>
</text:h>
      <text:p text:style-name="P4">
Authors: Ukrinform (Person)</text:p>
      <text:p text:style-name="P4">
Publisher: Укринформ (Organization)</text:p>
      <text:p text:style-name="P4">
Published Time: 2023-05-09T18:15:00+03:00</text:p>
      <text:p text:style-name="P4">
Modified Time: 2023-05-09T18:15:00+03:00</text:p>
      <text:p text:style-name="P4">
Description: Китай не зможе залякати Канаду заходами у відповідь через оголошення персоною нон грата китайського дипломата. — Укрінформ.</text:p>
      <text:p text:style-name="P4">
Images: ["<text:a xlink:type="simple" xlink:href="https://static.ukrinform.com/photos/2019_07/thumb_files/630_360_1562136728-432.jpeg" text:style-name="Internet_20_link" text:visited-style-name="Visited_20_Internet_20_Link">
630_360_15621...</text:a>
"]</text:p>
      <text:p text:style-name="P4">
Tags: ['Канада', 'Китай', 'Трюдо']</text:p>
      <text:p text:style-name="P4">
Type: Article</text:p>
      <!--METADATA-->
      <text:p text:style-name="P4">
<draw:frame draw:style-name="fr1" draw:name="Image173" text:anchor-type="as-char" svg:width="6.9236in" svg:height="3.956343in" draw:z-index="0">
<draw:image xlink:href="../Images/yкринформ/2023-05-09T18-15-00-03-00/630_360_1562136728-432.jpeg" xlink:type="simple" xlink:show="embed" xlink:actuate="onLoad" draw:mime-type="image/jpeg"/>
</draw:frame>
 Китай незможе залякати Канаду заходами у відповідь через оголошення персоною нон гратакитайського дипломата.</text:p>
      <text:p text:style-name="P4">
Як повідомляє кореспондент Укрінформу, про це в Оттаві заявив прем’єр-міністрКанади Джастін Трюдо.</text:p>
      <text:p text:style-name="P4">
“Ми розуміємо, що були вжиті дії у відповідь, але нас не вдасться залякати йми продовжимо робити усе необхідне для захисту канадців від іноземноговтручання”, - сказав Трюдо.</text:p>
      <text:p text:style-name="P4">
<text:span text:style-name="T4">
Читайте також:</text:span>
 <text:a xlink:type="simple" xlink:href="https://www.ukrinform.ua/rubric-world/3706755-u-mzs-kitau-prokomentuvali-vidvorenna-kanadskogo-diplomata.html" text:style-name="Internet_20_link" text:visited-style-name="Visited_20_Internet_20_Link">
 </text:a>
</text:p>
      <text:p text:style-name="P4">
Як повідомляв Укрінформ, <text:a xlink:type="simple" xlink:href="https://www.ukrinform.ua/rubric-world/3706562-kanada-ogolosila-personou-non-grata-spivrobitnika-dipmisii-kitau.html" text:style-name="Internet_20_link" text:visited-style-name="Visited_20_Internet_20_Link">
 </text:a>
 співробітника дипломатичної місії Китаю, який намагався здобутидля Пекіна інформацію для залякування канадського депутата.</text:p>
      <text:p text:style-name="P4">
У відповідь <text:a xlink:type="simple" xlink:href="https://www.ukrinform.ua/rubric-world/3706599-kitaj-visilae-z-kraini-kanadskogo-konsula.html" text:style-name="Internet_20_link" text:visited-style-name="Visited_20_Internet_20_Link">
 </text:a>
 <text:a xlink:type="simple" xlink:href="https://www.ukrinform.ua/rubric-world/3706599-kitaj-visilae-z-kraini-kanadskogo-konsula.html" text:style-name="Internet_20_link" text:visited-style-name="Visited_20_Internet_20_Link">
 </text:a>
 канадськудипломатку Генерального консульства Канади у Шанхаї та зажадав від неївпродовж трьох діб залишити територію КНР.</text:p>
      <text:p text:style-name="P4">
Source: <text:a xlink:type="simple" xlink:href="https://www.ukrinform.ua/rubric-world/3706946-trudo-pro-diplomaticnij-skandal-iz-kitaem-nas-ne-vdastsa-zalakati.html" text:style-name="Internet_20_link" text:visited-style-name="Visited_20_Internet_20_Link">
https://www.ukrinform.ua/rubric-world/3706946-trudo-pro-diplomaticnij-skandal-iz-kitaem-nas-ne-vdastsa-zalakati.html</text:a>
</text:p>
      <!--NEWS-->
      <text:h text:style-name="P10" text:outline-level="1">
<text:span text:style-name="T4">
Уряд залучає грант у понад ₴350 мільйонів на проєкт «Heal Ukraine» - Прем'єр</text:span>
</text:h>
      <text:p text:style-name="P4">
Authors: Ukrinform (Person)</text:p>
      <text:p text:style-name="P4">
Publisher: Укринформ (Organization)</text:p>
      <text:p text:style-name="P4">
Published Time: 2023-05-09T18:21:39+03:00</text:p>
      <text:p text:style-name="P4">
Modified Time: 2023-05-09T18:21:39+03:00</text:p>
      <text:p text:style-name="P4">
Description: Кабінет Міністрів залучає грант у понад 350 млн грн для відбудови зруйнованих лікарень та закупівлі нового обладнання. — Укрінформ.</text:p>
      <text:p text:style-name="P4">
Images: ["<text:a xlink:type="simple" xlink:href="https://static.ukrinform.com/photos/2023_01/thumb_files/630_360_1673976863-201.jpg" text:style-name="Internet_20_link" text:visited-style-name="Visited_20_Internet_20_Link">
630_360_16739...</text:a>
"]</text:p>
      <text:p text:style-name="P4">
Tags: ['Кабмін', 'Медицина', 'Шмигаль', 'Грант', 'Відбудова']</text:p>
      <text:p text:style-name="P4">
Type: Article</text:p>
      <!--METADATA-->
      <text:p text:style-name="P4">
<draw:frame draw:style-name="fr1" draw:name="Image174" text:anchor-type="as-char" svg:width="6.9236in" svg:height="3.956343in" draw:z-index="0">
<draw:image xlink:href="../Images/yкринформ/2023-05-09T18-21-39-03-00/630_360_1673976863-201.jpg" xlink:type="simple" xlink:show="embed" xlink:actuate="onLoad" draw:mime-type="image/jpeg"/>
</draw:frame>
 КабінетМіністрів залучає грант у понад 350 млн грн для відбудови зруйнованих лікареньта закупівлі нового обладнання.</text:p>
      <text:p text:style-name="P4">
Про це Прем'єр-міністр України Денис Шмигаль <text:a xlink:type="simple" xlink:href="https://t.me/Denys_Smyhal/5196" text:style-name="Internet_20_link" text:visited-style-name="Visited_20_Internet_20_Link">
</text:a>
 на засіданні уряду, передає Укрінформ.</text:p>
      <text:p text:style-name="P4">
«Сьогодні на порядку денному засідання уряду маємо важливі рішення у сферівідновлення, підвищення прозорості закупівель та соціальної підтримки. Урядзалучає ще один грант у понад 350 млн грн для зміцнення та відновленняукраїнської системи охорони здоров’я. Це проєкт «Heal Ukraine», який миреалізовуємо разом із групою Світового банку», - сказав <text:a xlink:type="simple" xlink:href="https://www.ukrinform.ua/tag-smigal" text:style-name="Internet_20_link" text:visited-style-name="Visited_20_Internet_20_Link">
</text:a>
 .</text:p>
      <text:p text:style-name="P4">
Відео: <text:a xlink:type="simple" xlink:href="https://t.me/Denys_Smyhal/5196" text:style-name="Internet_20_link" text:visited-style-name="Visited_20_Internet_20_Link">
 </text:a>
</text:p>
      <text:p text:style-name="P4">
За його словами, ці кошти допоможуть у відбудові зруйнованих лікарень тазакупівлі нового обладнання. Важливим елементом програми є підвищенняефективності надання медичних послуг на деокупованих територіях, зокремаоснащення лікарень альтернативними джерелами живлення.</text:p>
      <text:p text:style-name="P4">
<text:span text:style-name="T4">
Читайте також:</text:span>
 <text:a xlink:type="simple" xlink:href="https://www.ukrinform.ua/rubric-society/3706259-rosia-povnistu-zrujnuvala-v-ukraini-177-medzakladiv.html" text:style-name="Internet_20_link" text:visited-style-name="Visited_20_Internet_20_Link">
 </text:a>
</text:p>
      <text:p text:style-name="P4">
Як повідомлялося, 18 квітня глава уряду заявив, що Світовий банк стане одниміз ключових партнерів у відновленні України. Тоді він назвав три проєкти: усфері енергетики «Re-Power» на 500 мільйонів доларів, у сфері транспортноїінфраструктури RELINC (бюджет програми - 585 мільйонів доларів), а також усфері охорони здоров’я та відновлення лікарень проєкт Heal Ukraine (загальнийобсяг програми — 368 мільйонів доларів).</text:p>
      <text:p text:style-name="P4">
<text:span text:style-name="T5">
Фото: КМУ</text:span>
</text:p>
      <text:p text:style-name="P4">
Source: <text:a xlink:type="simple" xlink:href="https://www.ukrinform.ua/rubric-vidbudova/3706947-urad-zalucae-grant-u-ponad-350-miljoniv-na-proekt-heal-ukraine-premer.html" text:style-name="Internet_20_link" text:visited-style-name="Visited_20_Internet_20_Link">
https://www.ukrinform.ua/rubric-vidbudova/3706947-urad-zalucae-grant-u-ponad-350-miljoniv-na-proekt-heal-ukraine-premer.html</text:a>
</text:p>
      <!--NEWS-->
      <text:h text:style-name="P10" text:outline-level="1">
<text:span text:style-name="T4">
У Львові суд виніс вирок педофілу - 13 років позбавлення волі</text:span>
</text:h>
      <text:p text:style-name="P4">
Authors: Ukrinform (Person)</text:p>
      <text:p text:style-name="P4">
Publisher: Укринформ (Organization)</text:p>
      <text:p text:style-name="P4">
Published Time: 2023-05-09T18:22:55+03:00</text:p>
      <text:p text:style-name="P4">
Modified Time: 2023-05-09T18:22:55+03:00</text:p>
      <text:p text:style-name="P4">
Description: У Львові до 13 років за ґратами засудили педофіла, який два роки тому зґвалтував 11-річного хлопчика.  — Укрінформ.</text:p>
      <text:p text:style-name="P4">
Images: ["<text:a xlink:type="simple" xlink:href="https://static.ukrinform.com/photos/2019_12/thumb_files/630_360_1575657541-421.jpg" text:style-name="Internet_20_link" text:visited-style-name="Visited_20_Internet_20_Link">
630_360_15756...</text:a>
"]</text:p>
      <text:p text:style-name="P4">
Tags: ['Львів', 'Суд', 'Педофіл']</text:p>
      <text:p text:style-name="P4">
Type: Article</text:p>
      <!--METADATA-->
      <text:p text:style-name="P4">
<draw:frame draw:style-name="fr1" draw:name="Image175" text:anchor-type="as-char" svg:width="6.9236in" svg:height="3.956343in" draw:z-index="0">
<draw:image xlink:href="../Images/yкринформ/2023-05-09T18-22-55-03-00/630_360_1575657541-421.jpg" xlink:type="simple" xlink:show="embed" xlink:actuate="onLoad" draw:mime-type="image/jpeg"/>
</draw:frame>
 У Львовідо 13 років за ґратами засудили педофіла, який два роки тому зґвалтував11-річного хлопчика.</text:p>
      <text:p text:style-name="P4">
Про це повідомляє <text:a xlink:type="simple" xlink:href="https://www.gp.gov.ua/ua/posts/do-13-rokiv-za-gratami-zasudzeno-meskancya-lvova-za-zgvaltuvannya-malolitnyogo-xlopcika" text:style-name="Internet_20_link" text:visited-style-name="Visited_20_Internet_20_Link">
 </text:a>
 , передаєУкрінформ.</text:p>
      <text:p text:style-name="P4">
«За принципової позиції прокурорів Франківської окружної прокуратури містаЛьвова чоловіка визнано винним у зґвалтуванні (ч. 4 ст. 152 КК України).Вироком суду його засуджено до 13 років позбавлення волі», - йдеться уповідомленні.</text:p>
      <text:p text:style-name="P4">
<text:span text:style-name="T4">
Читайте також:</text:span>
 <text:a xlink:type="simple" xlink:href="https://www.ukrinform.ua/rubric-regions/3609501-lvivskogo-pastora-akij-gvaltuvav-ditej-vidpravili-u-psihlikarnu.html" text:style-name="Internet_20_link" text:visited-style-name="Visited_20_Internet_20_Link">
 </text:a>
</text:p>
      <text:p text:style-name="P4">
Зазначається, що прокурори у суді довели, що у червні 2020 року засудженийзґвалтував дитину. В обідній час чоловік прийшов на дитячий майданчик, депопросив у малолітніх допомогу в обмін на солодощі. Йому нібито потрібно буловідремонтувати скутер. 11-річний хлопчик погодився допомогти незнайомцю. Вониразом попрямували у хащі, де чоловік скористався безпорадним станом дитини ізґвалтував хлопчика. Після чого втік з місця події.</text:p>
      <text:p text:style-name="P4">
Наразі ухвалено рішення про включення інформації про засудженого до Єдиногореєстру осіб, засуджених за злочини проти статевої свободи та статевоїнедоторканості малолітньої особи.</text:p>
      <text:p text:style-name="P4">
За словами матері хлопчика, судова тяганина тривала дуже довго, хоча винного узґвалтуванні дитини впіймали по гарячих слідах у перший же день.</text:p>
      <text:p text:style-name="P4">
<text:span text:style-name="T4">
Читайте також:</text:span>
 <text:a xlink:type="simple" xlink:href="https://www.ukrinform.ua/rubric-society/3404583-rada-posilila-zahist-ditej-vid-produkcii-eroticnogo-i-seksualnogo-harakteru.html" text:style-name="Internet_20_link" text:visited-style-name="Visited_20_Internet_20_Link">
 </text:a>
</text:p>
      <text:p text:style-name="P4">
«Очевидно, що сторона обвинуваченого подасть апеляцію, і ця судова тяганинатриватиме ще довго. Але, як мінімум, сьогодні було зроблено дуже важливий крокдля встановлення справедливості», - каже жінка.</text:p>
      <text:p text:style-name="P4">
Як повідомляв Укрінформ, 18 червня 2020 року львівські правоохоронцівстановили та затримали зловмисника, підозрюваного у зґвалтуванні хлопчика упарку. 18-річному мешканцю Львова повідомили про підозру у вчиненнікримінального правопорушення, передбаченого ч.4 ст.152 (зґвалтування)Кримінального кодексу України. Санкція статті передбачає покарання від десятидо п’ятнадцяти років позбавлення волі. Для затриманого було обрано запобіжнийзахід – тримання під вартою без визначення застави.</text:p>
      <text:p text:style-name="P4">
Під час проведення судових засідань будівлю суду часто пікетували: більшістьпідтримували сім'ю постраждалого, але була і група людей, яка заперечувалапровину підозрюваного.</text:p>
      <text:p text:style-name="P4">
Source: <text:a xlink:type="simple" xlink:href="https://www.ukrinform.ua/rubric-regions/3706948-u-lvovi-sud-vinis-virok-pedofilu-13-rokiv-pozbavlenna-voli.html" text:style-name="Internet_20_link" text:visited-style-name="Visited_20_Internet_20_Link">
https://www.ukrinform.ua/rubric-regions/3706948-u-lvovi-sud-vinis-virok-pedofilu-13-rokiv-pozbavlenna-voli.html</text:a>
</text:p>
      <!--NEWS-->
      <text:h text:style-name="P10" text:outline-level="1">
<text:span text:style-name="T4">
Мінфін провів рекордний у цьому році аукціон ОВДП</text:span>
</text:h>
      <text:p text:style-name="P4">
Authors: Ukrinform (Person)</text:p>
      <text:p text:style-name="P4">
Publisher: Укринформ (Organization)</text:p>
      <text:p text:style-name="P4">
Published Time: 2023-05-09T18:26:09+03:00</text:p>
      <text:p text:style-name="P4">
Modified Time: 2023-05-09T18:26:09+03:00</text:p>
      <text:p text:style-name="P4">
Description: Міністерство фінансів 9 травня розмістило облігації внутрішньої державної позики (ОВДП) на суму близько 28,5 млрд грн в еквіваленті, що є рекордною сумою цього року. — Укрінформ.</text:p>
      <text:p text:style-name="P4">
Images: ["<text:a xlink:type="simple" xlink:href="https://static.ukrinform.com/photos/2018_10/thumb_files/630_360_1539178844-949.jpeg" text:style-name="Internet_20_link" text:visited-style-name="Visited_20_Internet_20_Link">
630_360_15391...</text:a>
", "<text:a xlink:type="simple" xlink:href="https://static.ukrinform.com/photos/2023_05/1683645881-153.jpg" text:style-name="Internet_20_link" text:visited-style-name="Visited_20_Internet_20_Link">
1683645881-15...</text:a>
"]</text:p>
      <text:p text:style-name="P4">
Tags: ['Аукціон', 'Мінфін', 'Цінні папери']</text:p>
      <text:p text:style-name="P4">
Type: Article</text:p>
      <!--METADATA-->
      <text:p text:style-name="P4">
<draw:frame draw:style-name="fr1" draw:name="Image176" text:anchor-type="as-char" svg:width="6.9236in" svg:height="3.956343in" draw:z-index="0">
<draw:image xlink:href="../Images/yкринформ/2023-05-09T18-26-09-03-00/630_360_1539178844-949.jpeg" xlink:type="simple" xlink:show="embed" xlink:actuate="onLoad" draw:mime-type="image/jpeg"/>
</draw:frame>
Міністерство фінансів 9 травня розмістило облігації внутрішньої державноїпозики (ОВДП) на суму близько 28,5 млрд грн в еквіваленті, що є рекордноюсумою цього року.</text:p>
      <text:p text:style-name="P4">
Про це повідомила пресслужба Міністерства фінансів України у <text:a xlink:type="simple" xlink:href="https://t.me/MOF_ua/1700" text:style-name="Internet_20_link" text:visited-style-name="Visited_20_Internet_20_Link">
</text:a>
 , передає Укрінформ.</text:p>
      <text:p text:style-name="P4">
"Інвестиції у військові облігації – це набої української економіки та допомоганашим захисникам. Гроші інвесторів підтримують Збройні Сили України тазабезпечують наших військових найнеобхіднішим: зброєю, набоями, технікою,харчуванням та медикаментами", - підкреслюється у повідомленні.</text:p>
      <text:p text:style-name="P4">
<draw:frame draw:style-name="fr1" draw:name="Image177" text:anchor-type="as-char" svg:width="6.9236in" svg:height="6.9236in" draw:z-index="0">
<draw:image xlink:href="../Images/yкринформ/2023-05-09T18-26-09-03-00/1683645881-153.jpg" xlink:type="simple" xlink:show="embed" xlink:actuate="onLoad" draw:mime-type="image/jpeg"/>
</draw:frame>
</text:p>
      <text:p text:style-name="P4">
У Мінфіні закликали громадян активно долучатися до фінансування потреб арміїшляхом купівлі ОВДП.</text:p>
      <text:p text:style-name="P4">
<text:span text:style-name="T4">
Читайте також:</text:span>
 <text:a xlink:type="simple" xlink:href="https://www.ukrinform.ua/rubric-economy/3703528-za-cas-povnomasstabnoi-vijni-urad-zaluciv-vid-prodazu-ovdp-majze-429-milardiv.html" text:style-name="Internet_20_link" text:visited-style-name="Visited_20_Internet_20_Link">
 <text:span text:style-name="T4">
ОВДП</text:span>
 </text:a>
</text:p>
      <text:p text:style-name="P4">
Як повідомлялося, станом на 1 травня 2023 року уряд залучив від продажуоблігацій внутрішньої державної позики (ОВДП) на <text:a xlink:type="simple" xlink:href="https://www.ukrinform.ua/tag-aukcion" text:style-name="Internet_20_link" text:visited-style-name="Visited_20_Internet_20_Link">
</text:a>
 майже 429 млрд грн в еквіваленті.</text:p>
      <text:p text:style-name="P4">
Source: <text:a xlink:type="simple" xlink:href="https://www.ukrinform.ua/rubric-economy/3706950-minfin-proviv-rekordnij-u-comu-roci-aukcion-ovdp.html" text:style-name="Internet_20_link" text:visited-style-name="Visited_20_Internet_20_Link">
https://www.ukrinform.ua/rubric-economy/3706950-minfin-proviv-rekordnij-u-comu-roci-aukcion-ovdp.html</text:a>
</text:p>
      <!--NEWS-->
      <text:h text:style-name="P10" text:outline-level="1">
<text:span text:style-name="T4">
Virgin Galactic почне комерційні космічні польоти наприкінці червня</text:span>
</text:h>
      <text:p text:style-name="P4">
Authors: Ukrinform (Person)</text:p>
      <text:p text:style-name="P4">
Publisher: Укринформ (Organization)</text:p>
      <text:p text:style-name="P4">
Published Time: 2023-05-09T18:28:00+03:00</text:p>
      <text:p text:style-name="P4">
Modified Time: 2023-05-09T18:28:00+03:00</text:p>
      <text:p text:style-name="P4">
Description: Компанія Virgin Galactic Holdings, яка займається космічним туризмом, заявила, що в травні відбудеться тестовий політ чотирьох членів екіпажу. Перший комерційний політ мають намір здійснити наприкінці червня. — Укрінформ.</text:p>
      <text:p text:style-name="P4">
Images: ["<text:a xlink:type="simple" xlink:href="https://static.ukrinform.com/photos/2020_08/thumb_files/630_360_1596546123-548.jpg" text:style-name="Internet_20_link" text:visited-style-name="Visited_20_Internet_20_Link">
630_360_15965...</text:a>
"]</text:p>
      <text:p text:style-name="P4">
Tags: ['Космос', 'Туризм', 'Virgin Galactic']</text:p>
      <text:p text:style-name="P4">
Type: Article</text:p>
      <!--METADATA-->
      <text:p text:style-name="P4">
<draw:frame draw:style-name="fr1" draw:name="Image178" text:anchor-type="as-char" svg:width="6.9236in" svg:height="3.956343in" draw:z-index="0">
<draw:image xlink:href="../Images/yкринформ/2023-05-09T18-28-00-03-00/630_360_1596546123-548.jpg" xlink:type="simple" xlink:show="embed" xlink:actuate="onLoad" draw:mime-type="image/jpeg"/>
</draw:frame>
 КомпаніяVirgin Galactic Holdings, яка займається космічним туризмом, заявила, що втравні відбудеться тестовий політ чотирьох членів екіпажу. Перший комерційнийполіт мають намір здійснити наприкінці червня.</text:p>
      <text:p text:style-name="P4">
Як передає Укрінформ, про це повідомляє <text:a xlink:type="simple" xlink:href="https://www.reuters.com/technology/space/virgin-galactic-start-commercial-flight-late-june-shares-rise-2023-05-08/" text:style-name="Internet_20_link" text:visited-style-name="Visited_20_Internet_20_Link">
</text:a>
</text:p>
      <text:p text:style-name="P4">
Після того, як компанія заявила, що травнева місія стане останнімвипробуванням системи космічних польотів і досвіду астронавтів передвідкриттям для комерційних послуг, її акції підскочили на 4%.</text:p>
      <text:p text:style-name="P4">
У травні минулого року компанія, яку підтримує мільярдер Річард Бренсон,відклала початок комерційних польотів до першого кварталу 2023 року черезкризу в ланцюжку поставок і дефіцит робочої сили.</text:p>
      <text:p text:style-name="P4">
<text:span text:style-name="T4">
Читайте також:</text:span>
 <text:a xlink:type="simple" xlink:href="https://www.ukrinform.ua/rubric-technology/3671026-kosmicnij-turizm-virgin-galactic-vikonav-testovij-polit-vperse-za-majze-15-roku.html" text:style-name="Internet_20_link" text:visited-style-name="Visited_20_Internet_20_Link">
 <text:span text:style-name="T4">
Virgin</text:span>
 <text:span text:style-name="T4">
Galactic</text:span>
</text:a>
</text:p>
      <text:p text:style-name="P4">
Після завершення тривалої модернізації свого центрального туристичногокосмічного корабля в лютому Virgin Galactic знову відкрила продаж квитків напольоти космічних кораблів, встановивши ціну на рівні 450 тисяч доларів налюдину з початковим депозитом у 150 тисяч доларів.</text:p>
      <text:p text:style-name="P4">
Як повідомляв Укрінформ, на <text:a xlink:type="simple" xlink:href="https://www.ukrinform.ua/rubric-technology/3706061-kitaj-gotuetsa-zapustiti-v-kosmos-vantaznij-korabel-tanczou6.html" text:style-name="Internet_20_link" text:visited-style-name="Visited_20_Internet_20_Link">
 </text:a>
 на півдні Китаю встановили вантажний корабель «Тяньчжоу-6» таракету-носій «Чанчжен-7 Y7», яка має вивести його на орбіту.</text:p>
      <text:p text:style-name="P4">
Source: <text:a xlink:type="simple" xlink:href="https://www.ukrinform.ua/rubric-technology/3706951-virgin-galactic-pocne-komercijni-kosmicni-poloti-naprikinci-cervna.html" text:style-name="Internet_20_link" text:visited-style-name="Visited_20_Internet_20_Link">
https://www.ukrinform.ua/rubric-technology/3706951-virgin-galactic-pocne-komercijni-kosmicni-poloti-naprikinci-cervna.html</text:a>
</text:p>
      <!--NEWS-->
      <text:h text:style-name="P10" text:outline-level="1">
<text:span text:style-name="T4">
У Чернівцях з нагоди Дня Європи відбувся благодійний ярмарок</text:span>
</text:h>
      <text:p text:style-name="P4">
Authors: Ukrinform (Person)</text:p>
      <text:p text:style-name="P4">
Publisher: Укринформ (Organization)</text:p>
      <text:p text:style-name="P4">
Published Time: 2023-05-09T18:29:00+03:00</text:p>
      <text:p text:style-name="P4">
Modified Time: 2023-05-09T18:29:00+03:00</text:p>
      <text:p text:style-name="P4">
Description: У Чернівцях з нагоди Дня Європи відбувся благодійний ярмарок «Європейська весна», під час якого викладачі та вихованці Чернівецького обласного центру естетичного виховання «Юність Буковини» продавали хенд-мейд смаколики та сувеніри, щоб зібрати кошти для ЗСУ. — Укрінформ.</text:p>
      <text:p text:style-name="P4">
Images: ["<text:a xlink:type="simple" xlink:href="https://static.ukrinform.com/photos/2023_05/thumb_files/630_360_1683648995-612.jpg" text:style-name="Internet_20_link" text:visited-style-name="Visited_20_Internet_20_Link">
630_360_16836...</text:a>
", "<text:a xlink:type="simple" xlink:href="https://static.ukrinform.com/photos/2023_05/1683648995-665.jpg" text:style-name="Internet_20_link" text:visited-style-name="Visited_20_Internet_20_Link">
1683648995-66...</text:a>
", "<text:a xlink:type="simple" xlink:href="https://static.ukrinform.com/photos/2023_05/1683648996-109.jpg" text:style-name="Internet_20_link" text:visited-style-name="Visited_20_Internet_20_Link">
1683648996-10...</text:a>
", "<text:a xlink:type="simple" xlink:href="https://static.ukrinform.com/photos/2023_05/1683648996-907.jpg" text:style-name="Internet_20_link" text:visited-style-name="Visited_20_Internet_20_Link">
1683648996-90...</text:a>
"]</text:p>
      <text:p text:style-name="P4">
Tags: ['ЗСУ', 'День Європи ', 'Ярмарок', 'Благодійність', 'Чернівці']</text:p>
      <text:p text:style-name="P4">
Type: Article</text:p>
      <!--METADATA-->
      <text:p text:style-name="P4">
<draw:frame draw:style-name="fr1" draw:name="Image179" text:anchor-type="as-char" svg:width="6.9236in" svg:height="3.956343in" draw:z-index="0">
<draw:image xlink:href="../Images/yкринформ/2023-05-09T18-29-00-03-00/630_360_1683648995-612.jpg" xlink:type="simple" xlink:show="embed" xlink:actuate="onLoad" draw:mime-type="image/jpeg"/>
</draw:frame>
 УЧернівцях з нагоди Дня Європи відбувся благодійний ярмарок «Європейськавесна», під час якого викладачі та вихованці Чернівецького обласного центруестетичного виховання «Юність Буковини» продавали хенд-мейд смаколики тасувеніри, щоб зібрати кошти для ЗСУ.</text:p>
      <text:p text:style-name="P4">
Про це повідомила у <text:a xlink:type="simple" xlink:href="https://www.facebook.com/100068839735693/posts/pfbid02YE4xs4fwer8UHSfHkTe2xe7wy1BNQa254AtmBN4m5C1SjcyiGKovJUTsMLyHK4tyl/" text:style-name="Internet_20_link" text:visited-style-name="Visited_20_Internet_20_Link">
</text:a>
пресслужба Чернівецької обласної ради, передає Укрінформ.</text:p>
      <text:p text:style-name="P4">
«Україні не треба доводити, що вона частина Європа, адже вона знаходиться в їїцентрі. А українці, які воюють із російською федерацією, захищають не тількивласні кордони й незалежність, але і європейські цінності – свободу,демократію, недоторканність», - зазначив під час заходу перший заступникголови обласної ради Микола Гуйтор.</text:p>
      <text:p text:style-name="P4">
<draw:frame draw:style-name="fr1" draw:name="Image180" text:anchor-type="as-char" svg:width="6.9236in" svg:height="5.1927in" draw:z-index="0">
<draw:image xlink:href="../Images/yкринформ/2023-05-09T18-29-00-03-00/1683648995-665.jpg" xlink:type="simple" xlink:show="embed" xlink:actuate="onLoad" draw:mime-type="image/jpeg"/>
</draw:frame>
</text:p>
      <text:p text:style-name="P4">
В обласній раді зазначили, що в програмі <text:a xlink:type="simple" xlink:href="https://www.ukrinform.ua/tag-armarok" text:style-name="Internet_20_link" text:visited-style-name="Visited_20_Internet_20_Link">
 </text:a>
 були майстер-клас із виготовлення оберегів для захисників ізахисниць, інтерактивна вікторина і виступи юних артистів та педагогів центру.Художники-початківці представили присутнім свої роботи, а всі охочі моглисфотографуватися у спеціально облаштованій зоні.</text:p>
      <text:p text:style-name="P4">
<draw:frame draw:style-name="fr1" draw:name="Image181" text:anchor-type="as-char" svg:width="6.9236in" svg:height="5.1927in" draw:z-index="0">
<draw:image xlink:href="../Images/yкринформ/2023-05-09T18-29-00-03-00/1683648996-109.jpg" xlink:type="simple" xlink:show="embed" xlink:actuate="onLoad" draw:mime-type="image/jpeg"/>
</draw:frame>
</text:p>
      <text:p text:style-name="P4">
<draw:frame draw:style-name="fr1" draw:name="Image182" text:anchor-type="as-char" svg:width="6.9236in" svg:height="5.1927in" draw:z-index="0">
<draw:image xlink:href="../Images/yкринформ/2023-05-09T18-29-00-03-00/1683648996-907.jpg" xlink:type="simple" xlink:show="embed" xlink:actuate="onLoad" draw:mime-type="image/jpeg"/>
</draw:frame>
</text:p>
      <text:p text:style-name="P4">
<text:span text:style-name="T4">
Читайте також:</text:span>
 <text:a xlink:type="simple" xlink:href="https://www.ukrinform.ua/rubric-kyiv/3706902-u-stolici-provedut-bezkostovni-ekskursii-do-dna-evropi.html" text:style-name="Internet_20_link" text:visited-style-name="Visited_20_Internet_20_Link">
 </text:a>
</text:p>
      <text:p text:style-name="P4">
Як повідомляв Укрінформ, <text:a xlink:type="simple" xlink:href="https://www.ukrinform.ua/rubric-society/3706580-ukraina-svatkue-den-evropi.html" text:style-name="Internet_20_link" text:visited-style-name="Visited_20_Internet_20_Link">
 </text:a>
 , встановлений відповідно доуказу Президента Володимира Зеленського. Раніше цей день відзначався щороку утретю суботу травня. До Києва прибула президентка Єврокомісії Урсула фон дерЛяєн, щоб разом з українцями відзначити День Європи. Вона наголосила на тому,що Україна є частиною єдиної європейської родини.</text:p>
      <text:p text:style-name="P4">
<text:span text:style-name="T5">
Фото: Чернівецька обласна рада</text:span>
</text:p>
      <text:p text:style-name="P4">
Source: <text:a xlink:type="simple" xlink:href="https://www.ukrinform.ua/rubric-regions/3706976-u-cernivcah-z-nagodi-dna-evropi-vidbuvsa-blagodijnij-armarok.html" text:style-name="Internet_20_link" text:visited-style-name="Visited_20_Internet_20_Link">
https://www.ukrinform.ua/rubric-regions/3706976-u-cernivcah-z-nagodi-dna-evropi-vidbuvsa-blagodijnij-armarok.html</text:a>
</text:p>
      <!--NEWS-->
      <text:h text:style-name="P10" text:outline-level="1">
<text:span text:style-name="T4">
Уряд удосконалив механізм розподілу додаткової дотації для постраждалих від агресії рф громад</text:span>
</text:h>
      <text:p text:style-name="P4">
Authors: Ukrinform (Person)</text:p>
      <text:p text:style-name="P4">
Publisher: Укринформ (Organization)</text:p>
      <text:p text:style-name="P4">
Published Time: 2023-05-09T18:30:16+03:00</text:p>
      <text:p text:style-name="P4">
Modified Time: 2023-05-09T18:30:16+03:00</text:p>
      <text:p text:style-name="P4">
Description: Кабінет Міністрів змінив порядок надання додаткової дотації громадам на територіях, які зазнали негативного впливу рф. — Укрінформ.</text:p>
      <text:p text:style-name="P4">
Images: ["<text:a xlink:type="simple" xlink:href="https://static.ukrinform.com/photos/2023_03/thumb_files/630_360_1680013213-921.jpg" text:style-name="Internet_20_link" text:visited-style-name="Visited_20_Internet_20_Link">
630_360_16800...</text:a>
"]</text:p>
      <text:p text:style-name="P4">
Tags: ['Кабмін', 'Уряд', 'Війна з росією']</text:p>
      <text:p text:style-name="P4">
Type: Article</text:p>
      <!--METADATA-->
      <text:p text:style-name="P4">
<draw:frame draw:style-name="fr1" draw:name="Image183" text:anchor-type="as-char" svg:width="6.9236in" svg:height="3.956343in" draw:z-index="0">
<draw:image xlink:href="../Images/yкринформ/2023-05-09T18-30-16-03-00/630_360_1680013213-921.jpg" xlink:type="simple" xlink:show="embed" xlink:actuate="onLoad" draw:mime-type="image/jpeg"/>
</draw:frame>
 КабінетМіністрів змінив порядок надання додаткової дотації громадам на територіях,які зазнали негативного впливу рф.</text:p>
      <text:p text:style-name="P4">
Як передає Укрінформ, про це повідомив у <text:a xlink:type="simple" xlink:href="https://t.me/tmelnychuk/2273" text:style-name="Internet_20_link" text:visited-style-name="Visited_20_Internet_20_Link">
 </text:a>
постійний представник Кабміну у Верховній Раді Тарас Мельничук.</text:p>
      <text:p text:style-name="P4">
«Внесено зміни до Порядку та умов надання у 2023 році додаткової дотації здержавного бюджету місцевим бюджетам на здійснення повноважень органівмісцевого самоврядування на деокупованих, тимчасово окупованих та іншихтериторіях України, що зазнали негативного впливу у зв’язку з повномасштабноюзбройною агресією російської федерації», - йдеться в повідомленні.</text:p>
      <text:p text:style-name="P4">
<text:span text:style-name="T4">
Читайте також:</text:span>
 <text:a xlink:type="simple" xlink:href="https://www.ukrinform.ua/rubric-vidbudova/3706947-urad-zalucae-grant-u-ponad-350-miljoniv-na-proekt-heal-ukraine-premer.html" text:style-name="Internet_20_link" text:visited-style-name="Visited_20_Internet_20_Link">
 <text:span text:style-name="T4">
Уряд</text:span>
 </text:a>
</text:p>
      <text:p text:style-name="P4">
Постановою передбачено, що розподіл та використання додаткової дотаціїтериторіальними громадами, що розташовані на тимчасово окупованих рфтериторіях України, включених до переліку територій, на яких ведуться (велися)бойові дії або тимчасово окупованих рф, затвердженого Мінреінтеграції, дляяких не визначена дата завершення тимчасової окупації, здійснюються запогодженням з обласною військовою адміністрацією.</text:p>
      <text:p text:style-name="P4">
Як повідомлялося, на 2023 рік у державному бюджеті передбачено 24 млрд грн надодаткову дотацію місцевим бюджетам для здійснення повноважень органівмісцевого самоврядування на деокупованих, тимчасово окупованих та іншихтериторіях України, що зазнали негативного впливу у зв’язку з повномасштабноюзбройною агресією російської федерації.</text:p>
      <text:p text:style-name="P4">
Фото: КМУ</text:p>
      <text:p text:style-name="P4">
Source: <text:a xlink:type="simple" xlink:href="https://www.ukrinform.ua/rubric-society/3706953-urad-udoskonaliv-mehanizm-rozpodilu-dodatkovoi-dotacii-dla-postrazdalih-vid-agresii-rf-gromad.html" text:style-name="Internet_20_link" text:visited-style-name="Visited_20_Internet_20_Link">
https://www.ukrinform.ua/rubric-society/3706953-urad-udoskonaliv-mehanizm-rozpodilu-dodatkovoi-dotacii-dla-postrazdalih-vid-agresii-rf-gromad.html</text:a>
</text:p>
      <!--NEWS-->
      <text:h text:style-name="P10" text:outline-level="1">
<text:span text:style-name="T4">
Табурець запевняє, що на Черкащині не буде місця рейдерству</text:span>
</text:h>
      <text:p text:style-name="P4">
Authors: Ukrinform (Person)</text:p>
      <text:p text:style-name="P4">
Publisher: Укринформ (Organization)</text:p>
      <text:p text:style-name="P4">
Published Time: 2023-05-09T18:32:00+03:00</text:p>
      <text:p text:style-name="P4">
Modified Time: 2023-05-09T18:32:00+03:00</text:p>
      <text:p text:style-name="P4">
Description: На Черкащині не буде місця рейдерству, якби комусь то не хотілося. — Укрінформ.</text:p>
      <text:p text:style-name="P4">
Images: ["<text:a xlink:type="simple" xlink:href="https://static.ukrinform.com/photos/2023_05/thumb_files/630_360_1683289647-224.jpg" text:style-name="Internet_20_link" text:visited-style-name="Visited_20_Internet_20_Link">
630_360_16832...</text:a>
"]</text:p>
      <text:p text:style-name="P4">
Tags: ['Черкащина', 'Рейдерство']</text:p>
      <text:p text:style-name="P4">
Type: Article</text:p>
      <!--METADATA-->
      <text:p text:style-name="P4">
<draw:frame draw:style-name="fr1" draw:name="Image184" text:anchor-type="as-char" svg:width="6.9236in" svg:height="3.956343in" draw:z-index="0">
<draw:image xlink:href="../Images/yкринформ/2023-05-09T18-32-00-03-00/630_360_1683289647-224.jpg" xlink:type="simple" xlink:show="embed" xlink:actuate="onLoad" draw:mime-type="image/jpeg"/>
</draw:frame>
 НаЧеркащині не буде місця рейдерству, якби комусь то не хотілося.</text:p>
      <text:p text:style-name="P4">
Про це голова Черкаської ОВА Ігор Табурець заявив у своєму <text:a xlink:type="simple" xlink:href="https://www.ukrinform.ua/rubric-regions/3705228-igor-taburec-nacalnik-cerkaskoi-ova.html" text:style-name="Internet_20_link" text:visited-style-name="Visited_20_Internet_20_Link">
</text:a>
 , коментуючи справу довкола Красногірського олійногозаводу.</text:p>
      <text:p text:style-name="P4">
Він також підкреслив, що одним із пріоритетів своєї роботи називає захистінтересів інвесторів та економічну модернізацію регіону.</text:p>
      <text:p text:style-name="P4">
«Справді, подія (спроба рейдерського захоплення олійного заводу) мала місце.Однак правоохоронні органи й ми, на рівні обласної влади, відреагували миттєво— ще на початковому етапі було вжито заходів щодо обмеження будь-яких дійрейдерів. Я відразу зустрівся із власницею заводу, яка отримала повнесприяння. Спілкувався з міністром юстиції, із представниками антирейдерськоїкомісії при Міністерстві юстиції. У підсумку фіктивну реєстрацію булоскасовано. Ситуація на підприємстві на цей час контрольована. Триває слідство,сподіваюся, вийдуть і на замовників. На Черкащині не буде місце рейдерству,якби комусь то не хотілось».</text:p>
      <text:p text:style-name="P4">
<text:span text:style-name="T4">
Читайте також:</text:span>
 <text:a xlink:type="simple" xlink:href="https://www.ukrinform.ua/rubric-regions/3706919-cerkasina-mae-znacnij-potencial-dla-relokovanogo-biznesu.html" text:style-name="Internet_20_link" text:visited-style-name="Visited_20_Internet_20_Link">
 </text:a>
</text:p>
      <text:p text:style-name="P4">
Принциповим є ефективне реагування на поточні виклики бізнесу, зокрема і нанестабільність роботи енергосистеми, заявив Табурець: «Більших проблем бізнесузавдали відключення від електропостачання. Нам із енергетиками вдалосянапрацювати графіки, щоб забезпечити мінімально необхідний рівеньгарантованого енергопостачання для критично важливих підприємств регіону. Іншісамі адаптувалися, змінювали графіки роботи, купували генератори. Це і єсвідчення ефективної синергії влади та <text:a xlink:type="simple" xlink:href="https://www.ukrinform.ua/tag-biznes" text:style-name="Internet_20_link" text:visited-style-name="Visited_20_Internet_20_Link">
 </text:a>
 ».</text:p>
      <text:p text:style-name="P4">
Як повідомлялося, невідомі особи зробили спробу рейдерського захопленняагропідприємства в селі Антипівка Черкаської області. За фактом підробленнядокументів відкрито кримінальне провадження. Задля збереження майна іунеможливлення подальших реєстраційних дій, зміни керівників підприємстваподано клопотання до суду про арешт майнового комплексу, заборону вчинятиреєстраційні дії щодо розпорядження активами цього підприємства, щодо зміникерівництва та внесення змін в установчі документи. Воно задоволене.</text:p>
      <text:p text:style-name="P4">
Source: <text:a xlink:type="simple" xlink:href="https://www.ukrinform.ua/rubric-regions/3706956-taburec-zapevnae-so-na-cerkasini-ne-bude-misca-rejderstvu.html" text:style-name="Internet_20_link" text:visited-style-name="Visited_20_Internet_20_Link">
https://www.ukrinform.ua/rubric-regions/3706956-taburec-zapevnae-so-na-cerkasini-ne-bude-misca-rejderstvu.html</text:a>
</text:p>
      <!--NEWS-->
      <text:h text:style-name="P10" text:outline-level="1">
<text:span text:style-name="T4">
В Україні планують запровадити акциз на солодкі газовані напої</text:span>
</text:h>
      <text:p text:style-name="P4">
Authors: Ukrinform (Person)</text:p>
      <text:p text:style-name="P4">
Publisher: Укринформ (Organization)</text:p>
      <text:p text:style-name="P4">
Published Time: 2023-05-09T18:32:12+03:00</text:p>
      <text:p text:style-name="P4">
Modified Time: 2023-05-09T18:32:12+03:00</text:p>
      <text:p text:style-name="P4">
Description: В Україні планують запровадити акциз на солодкі газовані напої.  — Укрінформ.</text:p>
      <text:p text:style-name="P4">
Images: ["<text:a xlink:type="simple" xlink:href="https://static.ukrinform.com/photos/2023_05/thumb_files/630_360_1683646177-221.jpg" text:style-name="Internet_20_link" text:visited-style-name="Visited_20_Internet_20_Link">
630_360_16836...</text:a>
"]</text:p>
      <text:p text:style-name="P4">
Tags: ['Акциз', 'Кабмін', 'Напій']</text:p>
      <text:p text:style-name="P4">
Type: Article</text:p>
      <!--METADATA-->
      <text:p text:style-name="P4">
<draw:frame draw:style-name="fr1" draw:name="Image185" text:anchor-type="as-char" svg:width="6.9236in" svg:height="3.946452in" draw:z-index="0">
<draw:image xlink:href="../Images/yкринформ/2023-05-09T18-32-12-03-00/630_360_1683646177-221.jpg" xlink:type="simple" xlink:show="embed" xlink:actuate="onLoad" draw:mime-type="image/jpeg"/>
</draw:frame>
 В Україніпланують запровадити акциз на солодкі газовані напої.</text:p>
      <text:p text:style-name="P4">
Про це повідомляє <text:a xlink:type="simple" xlink:href="https://moz.gov.ua/article/news/v-ukraini-planujut-zaprovaditi-akciz-na-solodki-gazovani-napoi-chomu-ce-vazhlivo" text:style-name="Internet_20_link" text:visited-style-name="Visited_20_Internet_20_Link">
 </text:a>
 , передаєУкрінформ.</text:p>
      <text:p text:style-name="P4">
«Україна потерпає від тягаря неінфекційних захворювань. Вони залишаютьсяосновною причиною втрати працездатності та причиною набутих проблем зіздоров’ям. Водночас більшості таких хвороб можна запобігти, змінивши щоденнізвички і обравши більш здоровий спосіб життя. Податки на вживання доданогоцукру чи різні види обмежень діють у 107 країнах світу. Це світова практика,яку всебічно підтримує ВООЗ. І МОЗ підтримує її. Адже маємо дбати пронайдорожче — здоров’я наших громадян», — сказав заступник міністра охорониздоров’я, головний державний санітарний лікар Ігор Кузін.</text:p>
      <text:p text:style-name="P4">
<text:span text:style-name="T4">
Читайте також:</text:span>
 <text:a xlink:type="simple" xlink:href="https://www.ukrinform.ua/rubric-economy/3704801-z-pocatku-roku-velikij-biznes-splativ-majze-60-milardiv-podatkiv.html" text:style-name="Internet_20_link" text:visited-style-name="Visited_20_Internet_20_Link">
 </text:a>
</text:p>
      <text:p text:style-name="P4">
Як зазначають у міністерстві, постійне вживання солодких газованих напоївпризводить до розвитку діабету, появи надмірної ваги та ожиріння тощо, адже влітрі такого напою часто міститься більше добової норми цукру.</text:p>
      <text:p text:style-name="P4">
Водночас є приклади країн, де податок на солодкі мінеральні та газовані водизменшував кількість хворих на діабет та серцево-судинні захворювання,ожиріння. Наприклад, у Мексиці податок призвів до зменшення на 39% кількостідітей, які страждають від ожиріння. А у Великій Британії податок змусиввиробників зменшити рівень цукру в солодкій газованій воді вдвічі, щоб несплачувати додаткові кошти до бюджету.</text:p>
      <text:p text:style-name="P4">
Наразі у Верховній Раді зареєстровані два законопроєкти: № 9032-1 і № 9033-1.Перший через зміни до Податкового кодексу запроваджує ставку податку намінеральні та газовані води з додаванням цукру та інших підсолоджувачів,ароматичних речовин в обсязі 0,1 євро (4 грн) на один літр напою (у Бельгіїтакий податок становить 0,53 євро, у Польщі – 0,19 євро). Другий — визначає,що отримані від сплати податку кошти планують спрямувати на реалізацію програміз запобігання неінфекційним захворюванням та лікування від них, а також напідтримку програми дитячого харчування в школах, ініційовану першою ледіОленою Зеленською.</text:p>
      <text:p text:style-name="P4">
<text:span text:style-name="T4">
Читайте також:</text:span>
 <text:a xlink:type="simple" xlink:href="https://www.ukrinform.ua/rubric-polytics/3678941-u-radi-zareestruvali-proekti-zakoniv-sodo-akciznogo-podatku-na-solodki-gazovani-napoi.html" text:style-name="Internet_20_link" text:visited-style-name="Visited_20_Internet_20_Link">
 <text:span text:style-name="T4">
газовані</text:span>
 <text:span text:style-name="T4">
напо</text:span>
 </text:a>
</text:p>
      <text:p text:style-name="P4">
Як повідомляв Укрінформ, Міністерство охорони здоров'я опрацьовує два видидобровільного медичного страхування: фармацевтичного та для покриття платнихмедпослуг.</text:p>
      <text:p text:style-name="P4">
Фото з відкритих джерел</text:p>
      <text:p text:style-name="P4">
Source: <text:a xlink:type="simple" xlink:href="https://www.ukrinform.ua/rubric-economy/3706957-v-ukraini-planuut-zaprovaditi-akciz-na-solodki-gazovani-napoi.html" text:style-name="Internet_20_link" text:visited-style-name="Visited_20_Internet_20_Link">
https://www.ukrinform.ua/rubric-economy/3706957-v-ukraini-planuut-zaprovaditi-akciz-na-solodki-gazovani-napoi.html</text:a>
</text:p>
      <!--NEWS-->
      <text:h text:style-name="P10" text:outline-level="1">
<text:span text:style-name="T4">
У Львові мер одного з найбільших міст Хорватії урочисто підняв прапор ЄС перед міською радою</text:span>
</text:h>
      <text:p text:style-name="P4">
Authors: Ukrinform (Person)</text:p>
      <text:p text:style-name="P4">
Publisher: Укринформ (Organization)</text:p>
      <text:p text:style-name="P4">
Published Time: 2023-05-09T18:40:03+03:00</text:p>
      <text:p text:style-name="P4">
Modified Time: 2023-05-09T18:40:03+03:00</text:p>
      <text:p text:style-name="P4">
Description: Перед міською радою у Львові Європейський прапор символічно підняв мер хорватського міста Пула-Пола Філіп Зорічіч, що приїхав для підписання угоди про співпрацю між містами. — Укрінформ.</text:p>
      <text:p text:style-name="P4">
Images: ["<text:a xlink:type="simple" xlink:href="https://static.ukrinform.com/photos/2023_05/thumb_files/630_360_1683646524-7398.jpeg" text:style-name="Internet_20_link" text:visited-style-name="Visited_20_Internet_20_Link">
630_360_16836...</text:a>
", "<text:a xlink:type="simple" xlink:href="https://static.ukrinform.com/photos/2023_05/thumb_files/630_360_1683646524-7990.jpeg" text:style-name="Internet_20_link" text:visited-style-name="Visited_20_Internet_20_Link">
630_360_16836...</text:a>
", "<text:a xlink:type="simple" xlink:href="https://static.ukrinform.com/photos/2023_05/thumb_files/630_360_1683646524-7483.jpeg" text:style-name="Internet_20_link" text:visited-style-name="Visited_20_Internet_20_Link">
630_360_16836...</text:a>
", "<text:a xlink:type="simple" xlink:href="https://static.ukrinform.com/photos/2023_05/thumb_files/630_360_1683646524-4582.jpeg" text:style-name="Internet_20_link" text:visited-style-name="Visited_20_Internet_20_Link">
630_360_16836...</text:a>
", "<text:a xlink:type="simple" xlink:href="https://static.ukrinform.com/photos/2023_05/thumb_files/630_360_1683646524-1057.jpeg" text:style-name="Internet_20_link" text:visited-style-name="Visited_20_Internet_20_Link">
630_360_16836...</text:a>
", "<text:a xlink:type="simple" xlink:href="https://static.ukrinform.com/photos/2023_05/thumb_files/630_360_1683646524-4907.jpeg" text:style-name="Internet_20_link" text:visited-style-name="Visited_20_Internet_20_Link">
630_360_16836...</text:a>
", "<text:a xlink:type="simple" xlink:href="https://static.ukrinform.com/photos/2023_05/thumb_files/630_360_1683646525-3077.jpeg" text:style-name="Internet_20_link" text:visited-style-name="Visited_20_Internet_20_Link">
630_360_16836...</text:a>
", "<text:a xlink:type="simple" xlink:href="https://static.ukrinform.com/photos/2023_05/thumb_files/630_360_1683646526-7092.jpeg" text:style-name="Internet_20_link" text:visited-style-name="Visited_20_Internet_20_Link">
630_360_16836...</text:a>
", "<text:a xlink:type="simple" xlink:href="https://static.ukrinform.com/photos/2023_05/thumb_files/630_360_1683646526-2631.jpeg" text:style-name="Internet_20_link" text:visited-style-name="Visited_20_Internet_20_Link">
630_360_16836...</text:a>
", "<text:a xlink:type="simple" xlink:href="https://static.ukrinform.com/photos/2023_05/thumb_files/630_360_1683646526-1694.jpeg" text:style-name="Internet_20_link" text:visited-style-name="Visited_20_Internet_20_Link">
630_360_16836...</text:a>
", "<text:a xlink:type="simple" xlink:href="https://static.ukrinform.com/photos/2023_05/thumb_files/630_360_1683646526-7726.jpeg" text:style-name="Internet_20_link" text:visited-style-name="Visited_20_Internet_20_Link">
630_360_16836...</text:a>
", "<text:a xlink:type="simple" xlink:href="https://static.ukrinform.com/photos/2023_05/thumb_files/630_360_1683646526-8622.jpeg" text:style-name="Internet_20_link" text:visited-style-name="Visited_20_Internet_20_Link">
630_360_16836...</text:a>
", "<text:a xlink:type="simple" xlink:href="https://static.ukrinform.com/photos/2023_05/thumb_files/630_360_1683646527-3756.jpeg" text:style-name="Internet_20_link" text:visited-style-name="Visited_20_Internet_20_Link">
630_360_16836...</text:a>
", "<text:a xlink:type="simple" xlink:href="https://static.ukrinform.com/photos/2023_05/thumb_files/630_360_1683646527-7988.jpeg" text:style-name="Internet_20_link" text:visited-style-name="Visited_20_Internet_20_Link">
630_360_16836...</text:a>
"]</text:p>
      <text:p text:style-name="P4">
Tags: ['Євросоюз', 'Хорватія', 'Львів', 'Прапор']</text:p>
      <text:p text:style-name="P4">
Type: Article</text:p>
      <!--METADATA-->
      <text:p text:style-name="P4">
<draw:frame draw:style-name="fr1" draw:name="Image186" text:anchor-type="as-char" svg:width="6.9236in" svg:height="3.956343in" draw:z-index="0">
<draw:image xlink:href="../Images/yкринформ/2023-05-09T18-40-03-03-00/630_360_1683646524-7398.jpeg" xlink:type="simple" xlink:show="embed" xlink:actuate="onLoad" draw:mime-type="image/jpeg"/>
</draw:frame>
 Передміською радою у Львові Європейський прапор символічно підняв мер хорватськогоміста Пула-Пола Філіп Зорічіч, що приїхав для підписання угоди про співпрацюміж містами.</text:p>
      <text:p text:style-name="P4">
Про це повідомляє <text:a xlink:type="simple" xlink:href="https://city-adm.lviv.ua/news/city/lviv-changes/296424-u-tsentri-lvova-pidnialy-prapor-yevropeiskoho-soiuzu-video" text:style-name="Internet_20_link" text:visited-style-name="Visited_20_Internet_20_Link">
 </text:a>
 ,передає Укрінформ.</text:p>
      <text:p text:style-name="P4">
“Для нас ця поїздка дуже емоційна. Сьогодні ми говоримо про день майбутнього:ми вже звозили до себе першу групу українських дітей, чиї батьки загинули навійні. Також маємо програму для соціалізації та реабілітації ваших військових.Ми на вашому боці, бо ви - це Європа,” — наголосив мер Пула-Пола.</text:p>
      <text:p text:style-name="P4">
<draw:frame draw:style-name="fr1" draw:name="Image187" text:anchor-type="as-char" svg:width="6.9236in" svg:height="3.956343in" draw:z-index="0">
<draw:image xlink:href="../Images/yкринформ/2023-05-09T18-40-03-03-00/630_360_1683646524-7990.jpeg" xlink:type="simple" xlink:show="embed" xlink:actuate="onLoad" draw:mime-type="image/jpeg"/>
</draw:frame>
 У Львовімер одного з найбільших міст Хорватії урочисто підняв прапор ЄС перед міськоюрадою / Фото: Анастасія Смольєнко, Укрінформ  <text:a xlink:type="simple" xlink:href="https://static.ukrinform.com/photos/2023_05/1683646524-7990.jpeg" text:style-name="Internet_20_link" text:visited-style-name="Visited_20_Internet_20_Link">
<draw:frame draw:style-name="fr1" draw:name="Image188" text:anchor-type="as-char" svg:width="6.9236in" svg:height="3.956343in" draw:z-index="0">
<draw:image xlink:href="../Images/yкринформ/2023-05-09T18-40-03-03-00/630_360_1683646524-7990.jpeg" xlink:type="simple" xlink:show="embed" xlink:actuate="onLoad" draw:mime-type="image/jpeg"/>
</draw:frame>
</text:a>
 <text:a xlink:type="simple" xlink:href="https://static.ukrinform.com/photos/2023_05/1683646524-7483.jpeg" text:style-name="Internet_20_link" text:visited-style-name="Visited_20_Internet_20_Link">
<draw:frame draw:style-name="fr1" draw:name="Image189" text:anchor-type="as-char" svg:width="6.9236in" svg:height="3.956343in" draw:z-index="0">
<draw:image xlink:href="../Images/yкринформ/2023-05-09T18-40-03-03-00/630_360_1683646524-7483.jpeg" xlink:type="simple" xlink:show="embed" xlink:actuate="onLoad" draw:mime-type="image/jpeg"/>
</draw:frame>
</text:a>
 <text:a xlink:type="simple" xlink:href="https://static.ukrinform.com/photos/2023_05/1683646524-4582.jpeg" text:style-name="Internet_20_link" text:visited-style-name="Visited_20_Internet_20_Link">
<draw:frame draw:style-name="fr1" draw:name="Image190" text:anchor-type="as-char" svg:width="6.9236in" svg:height="3.956343in" draw:z-index="0">
<draw:image xlink:href="../Images/yкринформ/2023-05-09T18-40-03-03-00/630_360_1683646524-4582.jpeg" xlink:type="simple" xlink:show="embed" xlink:actuate="onLoad" draw:mime-type="image/jpeg"/>
</draw:frame>
</text:a>
 <text:a xlink:type="simple" xlink:href="https://static.ukrinform.com/photos/2023_05/1683646524-1057.jpeg" text:style-name="Internet_20_link" text:visited-style-name="Visited_20_Internet_20_Link">
<draw:frame draw:style-name="fr1" draw:name="Image191" text:anchor-type="as-char" svg:width="6.9236in" svg:height="3.956343in" draw:z-index="0">
<draw:image xlink:href="../Images/yкринформ/2023-05-09T18-40-03-03-00/630_360_1683646524-1057.jpeg" xlink:type="simple" xlink:show="embed" xlink:actuate="onLoad" draw:mime-type="image/jpeg"/>
</draw:frame>
</text:a>
 <text:a xlink:type="simple" xlink:href="https://static.ukrinform.com/photos/2023_05/1683646524-4907.jpeg" text:style-name="Internet_20_link" text:visited-style-name="Visited_20_Internet_20_Link">
<draw:frame draw:style-name="fr1" draw:name="Image192" text:anchor-type="as-char" svg:width="6.9236in" svg:height="3.956343in" draw:z-index="0">
<draw:image xlink:href="../Images/yкринформ/2023-05-09T18-40-03-03-00/630_360_1683646524-4907.jpeg" xlink:type="simple" xlink:show="embed" xlink:actuate="onLoad" draw:mime-type="image/jpeg"/>
</draw:frame>
</text:a>
 <text:a xlink:type="simple" xlink:href="https://static.ukrinform.com/photos/2023_05/1683646524-7398.jpeg" text:style-name="Internet_20_link" text:visited-style-name="Visited_20_Internet_20_Link">
<draw:frame draw:style-name="fr1" draw:name="Image193" text:anchor-type="as-char" svg:width="6.9236in" svg:height="3.956343in" draw:z-index="0">
<draw:image xlink:href="../Images/yкринформ/2023-05-09T18-40-03-03-00/630_360_1683646524-7398.jpeg" xlink:type="simple" xlink:show="embed" xlink:actuate="onLoad" draw:mime-type="image/jpeg"/>
</draw:frame>
</text:a>
 <text:a xlink:type="simple" xlink:href="https://static.ukrinform.com/photos/2023_05/1683646525-3077.jpeg" text:style-name="Internet_20_link" text:visited-style-name="Visited_20_Internet_20_Link">
<draw:frame draw:style-name="fr1" draw:name="Image194" text:anchor-type="as-char" svg:width="6.9236in" svg:height="3.956343in" draw:z-index="0">
<draw:image xlink:href="../Images/yкринформ/2023-05-09T18-40-03-03-00/630_360_1683646525-3077.jpeg" xlink:type="simple" xlink:show="embed" xlink:actuate="onLoad" draw:mime-type="image/jpeg"/>
</draw:frame>
</text:a>
 <text:a xlink:type="simple" xlink:href="https://static.ukrinform.com/photos/2023_05/1683646526-7092.jpeg" text:style-name="Internet_20_link" text:visited-style-name="Visited_20_Internet_20_Link">
<draw:frame draw:style-name="fr1" draw:name="Image195" text:anchor-type="as-char" svg:width="6.9236in" svg:height="3.956343in" draw:z-index="0">
<draw:image xlink:href="../Images/yкринформ/2023-05-09T18-40-03-03-00/630_360_1683646526-7092.jpeg" xlink:type="simple" xlink:show="embed" xlink:actuate="onLoad" draw:mime-type="image/jpeg"/>
</draw:frame>
</text:a>
 <text:a xlink:type="simple" xlink:href="https://static.ukrinform.com/photos/2023_05/1683646526-2631.jpeg" text:style-name="Internet_20_link" text:visited-style-name="Visited_20_Internet_20_Link">
<draw:frame draw:style-name="fr1" draw:name="Image196" text:anchor-type="as-char" svg:width="6.9236in" svg:height="3.956343in" draw:z-index="0">
<draw:image xlink:href="../Images/yкринформ/2023-05-09T18-40-03-03-00/630_360_1683646526-2631.jpeg" xlink:type="simple" xlink:show="embed" xlink:actuate="onLoad" draw:mime-type="image/jpeg"/>
</draw:frame>
</text:a>
 <text:a xlink:type="simple" xlink:href="https://static.ukrinform.com/photos/2023_05/1683646526-1694.jpeg" text:style-name="Internet_20_link" text:visited-style-name="Visited_20_Internet_20_Link">
<draw:frame draw:style-name="fr1" draw:name="Image197" text:anchor-type="as-char" svg:width="6.9236in" svg:height="3.956343in" draw:z-index="0">
<draw:image xlink:href="../Images/yкринформ/2023-05-09T18-40-03-03-00/630_360_1683646526-1694.jpeg" xlink:type="simple" xlink:show="embed" xlink:actuate="onLoad" draw:mime-type="image/jpeg"/>
</draw:frame>
</text:a>
 <text:a xlink:type="simple" xlink:href="https://static.ukrinform.com/photos/2023_05/1683646526-7726.jpeg" text:style-name="Internet_20_link" text:visited-style-name="Visited_20_Internet_20_Link">
<draw:frame draw:style-name="fr1" draw:name="Image198" text:anchor-type="as-char" svg:width="6.9236in" svg:height="3.956343in" draw:z-index="0">
<draw:image xlink:href="../Images/yкринформ/2023-05-09T18-40-03-03-00/630_360_1683646526-7726.jpeg" xlink:type="simple" xlink:show="embed" xlink:actuate="onLoad" draw:mime-type="image/jpeg"/>
</draw:frame>
</text:a>
 <text:a xlink:type="simple" xlink:href="https://static.ukrinform.com/photos/2023_05/1683646526-8622.jpeg" text:style-name="Internet_20_link" text:visited-style-name="Visited_20_Internet_20_Link">
<draw:frame draw:style-name="fr1" draw:name="Image199" text:anchor-type="as-char" svg:width="6.9236in" svg:height="3.956343in" draw:z-index="0">
<draw:image xlink:href="../Images/yкринформ/2023-05-09T18-40-03-03-00/630_360_1683646526-8622.jpeg" xlink:type="simple" xlink:show="embed" xlink:actuate="onLoad" draw:mime-type="image/jpeg"/>
</draw:frame>
</text:a>
 <text:a xlink:type="simple" xlink:href="https://static.ukrinform.com/photos/2023_05/1683646527-3756.jpeg" text:style-name="Internet_20_link" text:visited-style-name="Visited_20_Internet_20_Link">
<draw:frame draw:style-name="fr1" draw:name="Image200" text:anchor-type="as-char" svg:width="6.9236in" svg:height="3.956343in" draw:z-index="0">
<draw:image xlink:href="../Images/yкринформ/2023-05-09T18-40-03-03-00/630_360_1683646527-3756.jpeg" xlink:type="simple" xlink:show="embed" xlink:actuate="onLoad" draw:mime-type="image/jpeg"/>
</draw:frame>
</text:a>
 <text:a xlink:type="simple" xlink:href="https://static.ukrinform.com/photos/2023_05/1683646527-7988.jpeg" text:style-name="Internet_20_link" text:visited-style-name="Visited_20_Internet_20_Link">
<draw:frame draw:style-name="fr1" draw:name="Image201" text:anchor-type="as-char" svg:width="6.9236in" svg:height="3.956343in" draw:z-index="0">
<draw:image xlink:href="../Images/yкринформ/2023-05-09T18-40-03-03-00/630_360_1683646527-7988.jpeg" xlink:type="simple" xlink:show="embed" xlink:actuate="onLoad" draw:mime-type="image/jpeg"/>
</draw:frame>
</text:a>
</text:p>
      <text:p text:style-name="P4">
Після церемонії підняття прапора Європейського Союзу біля ратуші Гімн України,“Оду до радості” та пісню “Червону калину” виконав духовий оркестр Львівськоїдитячої школи мистецтв №5 «Львівські фанфари», який нещодавно повернувся зодного із найбільших фестивалів військових духових оркестрів в Європі HamburgTattoo. За два тижні колектив поїде на ще один фестиваль у Франції.</text:p>
      <text:p text:style-name="P4">
<text:span text:style-name="T4">
Читайте також:</text:span>
 <text:a xlink:type="simple" xlink:href="https://www.ukrinform.ua/rubric-polytics/3706754-v-evrokomisii-poruc-iz-praporami-es-pidnali-ukrainskij-stag.html" text:style-name="Internet_20_link" text:visited-style-name="Visited_20_Internet_20_Link">
 <text:span text:style-name="T4">
прапор</text:span>
 </text:a>
</text:p>
      <text:p text:style-name="P4">
Як повідомляє міськрада, перед урочистостями, хорватська Пула-Пола та Львівстали побратимами. Мери міст підписали угоду про співпрацю.</text:p>
      <text:p text:style-name="P4">
Присутня на підписанні угоди Надзвичайний і Повноважний посол Хорватії вУкраїні Аніца Джамич відзначила, що впевнена, що Україна досягне свогочленства в Європейському Союзі.</text:p>
      <text:p text:style-name="P4">
«Європейська спільнота колись давно починалася як проєкт миру. Але через 30-40років ми забули про це. Втім, тепер ми повертаємося до свого коріння, і тепердля мене Європейський Союз має інше значення», - додала посол Хорватії.</text:p>
      <text:p text:style-name="P4">
<text:span text:style-name="T4">
Читайте також:</text:span>
 <text:a xlink:type="simple" xlink:href="https://www.ukrinform.ua/rubric-culture/3706689-gladaci-mistecka-evrobacenna-skanduvali-slava-ukraini.html" text:style-name="Internet_20_link" text:visited-style-name="Visited_20_Internet_20_Link">
 </text:a>
</text:p>
      <text:p text:style-name="P4">
Міський голова Львова Андрій Садовий Хорватія була країною, яка останньоювступила в Європейський Союз і досвід, який вона здобула, є унікальним дляукраїнців.</text:p>
      <text:p text:style-name="P4">
“Офіс в Брюсселі відкрили, мер з Хорватії приїхав, угоду про співпрацю міжнашими містами підписали, європейський прапор у Львові підняли і це все — водин день, у День Європи”, — підсумував Садовий.</text:p>
      <text:p text:style-name="P4">
Як повідомляв Укрінформ, <text:a xlink:type="simple" xlink:href="https://www.ukrinform.ua/rubric-polytics/3706885-lviv-vidkriv-ofis-u-brusseli.html" text:style-name="Internet_20_link" text:visited-style-name="Visited_20_Internet_20_Link">
 </text:a>
 , завдяки його роботіфінансові програми та проєкти стануть доступнішими для українських громад.</text:p>
      <text:p text:style-name="P4">
Source: <text:a xlink:type="simple" xlink:href="https://www.ukrinform.ua/rubric-regions/3706958-u-lvovi-mer-odnogo-z-najbilsih-mist-horvatii-urocisto-pidnav-prapor-es-pered-miskou-radou.html" text:style-name="Internet_20_link" text:visited-style-name="Visited_20_Internet_20_Link">
https://www.ukrinform.ua/rubric-regions/3706958-u-lvovi-mer-odnogo-z-najbilsih-mist-horvatii-urocisto-pidnav-prapor-es-pered-miskou-radou.html</text:a>
</text:p>
      <!--NEWS-->
      <text:h text:style-name="P10" text:outline-level="1">
<text:span text:style-name="T4">
Калініна розпочне турнір WTA в Італії протистоянням із росіянкою</text:span>
</text:h>
      <text:p text:style-name="P4">
Authors: Ukrinform (Person)</text:p>
      <text:p text:style-name="P4">
Publisher: Укринформ (Organization)</text:p>
      <text:p text:style-name="P4">
Published Time: 2023-05-09T18:40:40+03:00</text:p>
      <text:p text:style-name="P4">
Modified Time: 2023-05-09T18:40:40+03:00</text:p>
      <text:p text:style-name="P4">
Description: Стала відома перша суперниця українки Ангеліни Калініної на престижному грунтовому турнірі Жіночої тенісної асоціації (WTA) - Internazionali BNL d’Italia - у Римі (Італія) з призовим фондом $3,5 млн. — Укрінформ.</text:p>
      <text:p text:style-name="P4">
Images: ["<text:a xlink:type="simple" xlink:href="https://static.ukrinform.com/photos/2023_04/thumb_files/630_360_1681713960-551.jpg" text:style-name="Internet_20_link" text:visited-style-name="Visited_20_Internet_20_Link">
630_360_16817...</text:a>
"]</text:p>
      <text:p text:style-name="P4">
Tags: ['Цуренко', 'Світоліна', 'Теніс', 'Ангеліна Калініна']</text:p>
      <text:p text:style-name="P4">
Type: Article</text:p>
      <!--METADATA-->
      <text:p text:style-name="P4">
<draw:frame draw:style-name="fr1" draw:name="Image202" text:anchor-type="as-char" svg:width="6.9236in" svg:height="3.956343in" draw:z-index="0">
<draw:image xlink:href="../Images/yкринформ/2023-05-09T18-40-40-03-00/630_360_1681713960-551.jpg" xlink:type="simple" xlink:show="embed" xlink:actuate="onLoad" draw:mime-type="image/jpeg"/>
</draw:frame>
 Сталавідома перша суперниця українки Ангеліни Калініної на престижному грунтовомутурнірі Жіночої тенісної асоціації (WTA) - Internazionali BNL d’Italia - уРимі (Італія) з призовим фондом $3,5 млн.</text:p>
      <text:p text:style-name="P4">
У другому колі змагань посіяна під 30-м номером Калініна зійдеться з росіянкоюАнною Блінковою, яка у трьох сетах обіграла єгиптянку Маяр Шериф - 2:6, 6:2,6:3, передає Укрінформ.</text:p>
      <text:p text:style-name="P4">
У першому раунді турніру в італійській столиці зустрінуться українки ЕлінаСвітоліна та Леся Цуренко, а 32-й номер «посіву» перша «ракетка» України МартаКостюк у другому колі протистоятиме переможниці матчу між італійкою КаміллоюРозателло та американкою Клер Лю.</text:p>
      <text:p text:style-name="P4">
<text:span text:style-name="T4">
Читайте також:</text:span>
 <text:a xlink:type="simple" xlink:href="https://www.ukrinform.ua/rubric-sports/3706896-kostuk-i-sestri-kicenok-zigraut-u-parnij-sitci-turniru-wta-u-rimi.html" text:style-name="Internet_20_link" text:visited-style-name="Visited_20_Internet_20_Link">
 </text:a>
</text:p>
      <text:p text:style-name="P4">
Internazionali BNL d’Italia триватиме до 21 травня.</text:p>
      <text:p text:style-name="P4">
Фото: Getty Images.</text:p>
      <text:p text:style-name="P4">
Source: <text:a xlink:type="simple" xlink:href="https://www.ukrinform.ua/rubric-sports/3706959-kalinina-rozpocne-turnir-wta-v-italii-protistoannam-iz-rosiankou.html" text:style-name="Internet_20_link" text:visited-style-name="Visited_20_Internet_20_Link">
https://www.ukrinform.ua/rubric-sports/3706959-kalinina-rozpocne-turnir-wta-v-italii-protistoannam-iz-rosiankou.html</text:a>
</text:p>
      <!--NEWS-->
      <text:h text:style-name="P10" text:outline-level="1">
<text:span text:style-name="T4">
Зеленський звернувся до учасників саміту коаліції зі створення спецтрибуналу для росії</text:span>
</text:h>
      <text:p text:style-name="P4">
Authors: Ukrinform (Person)</text:p>
      <text:p text:style-name="P4">
Publisher: Укринформ (Organization)</text:p>
      <text:p text:style-name="P4">
Published Time: 2023-05-09T18:42:00+03:00</text:p>
      <text:p text:style-name="P4">
Modified Time: 2023-05-09T18:42:00+03:00</text:p>
      <text:p text:style-name="P4">
Description: Президент України Володимир Зеленський наголошує, що справедливе правосуддя над росією, що вчинила акт агресії, має довести міжнародну єдність, як це було у Нюрнберзі, і для цього має бути створений спецтрибунал. — Укрінформ.</text:p>
      <text:p text:style-name="P4">
Images: ["<text:a xlink:type="simple" xlink:href="https://static.ukrinform.com/photos/2023_05/thumb_files/630_360_1683646850-708.jpeg" text:style-name="Internet_20_link" text:visited-style-name="Visited_20_Internet_20_Link">
630_360_16836...</text:a>
", "<text:a xlink:type="simple" xlink:href="https://static.ukrinform.com/photos/2023_05/1683646849-381.jpeg" text:style-name="Internet_20_link" text:visited-style-name="Visited_20_Internet_20_Link">
1683646849-38...</text:a>
", "<text:a xlink:type="simple" xlink:href="https://static.ukrinform.com/photos/2023_05/1683646850-305.jpeg" text:style-name="Internet_20_link" text:visited-style-name="Visited_20_Internet_20_Link">
1683646850-30...</text:a>
"]</text:p>
      <text:p text:style-name="P4">
Tags: ['Саміт', 'Трибунал', 'Зеленський', 'Війна з росією']</text:p>
      <text:p text:style-name="P4">
Type: Article</text:p>
      <!--METADATA-->
      <text:p text:style-name="P4">
<draw:frame draw:style-name="fr1" draw:name="Image203" text:anchor-type="as-char" svg:width="6.9236in" svg:height="3.956343in" draw:z-index="0">
<draw:image xlink:href="../Images/yкринформ/2023-05-09T18-42-00-03-00/630_360_1683646850-708.jpeg" xlink:type="simple" xlink:show="embed" xlink:actuate="onLoad" draw:mime-type="image/jpeg"/>
</draw:frame>
 ПрезидентУкраїни Володимир Зеленський наголошує, що справедливе правосуддя над росією,що вчинила акт агресії, має довести міжнародну єдність, як це було уНюрнберзі, і для цього має бути створений спецтрибунал.</text:p>
      <text:p text:style-name="P4">
Як передає Укрінформ, про це він заявив у своєму виступі на саміті зістворення спеціального трибуналу щодо злочину агресії проти України,повідомляється на <text:a xlink:type="simple" xlink:href="https://www.president.gov.ua/news/vidpovidalnist-agresora-za-zlochin-maye-buti-neminuchoyu-vis-82781" text:style-name="Internet_20_link" text:visited-style-name="Visited_20_Internet_20_Link">
 </text:a>
 Президента.</text:p>
      <text:p text:style-name="P4">
"Наше правосуддя має довести міжнародну єдність у справедливості, як це було йу Нюрнберзі. На жаль, у Міжнародного кримінального суду, чию діяльність миповністю підтримуємо, немає юрисдикції щодо злочину агресії. Саме томупотрібен <text:a xlink:type="simple" xlink:href="https://www.ukrinform.ua/tag-tribunal" text:style-name="Internet_20_link" text:visited-style-name="Visited_20_Internet_20_Link">
 </text:a>
 , щоб доповнити глобальнуюридичну систему", - сказав Зеленський.</text:p>
      <text:p text:style-name="P4">
<draw:frame draw:style-name="fr1" draw:name="Image204" text:anchor-type="as-char" svg:width="6.9236in" svg:height="4.617948in" draw:z-index="0">
<draw:image xlink:href="../Images/yкринформ/2023-05-09T18-42-00-03-00/1683646849-381.jpeg" xlink:type="simple" xlink:show="embed" xlink:actuate="onLoad" draw:mime-type="image/jpeg"/>
</draw:frame>
</text:p>
      <text:p text:style-name="P4">
Він повідомив, що у спільній групі, яка працює для покарання агресора, – СoreGroup – уже 37 держав. Зеленський висловив переконання, що ця кількістьзростатиме. Україна постійно працює, щоб коаліція захисників справедливостізбільшувалася.</text:p>
      <text:p text:style-name="P4">
<draw:frame draw:style-name="fr1" draw:name="Image205" text:anchor-type="as-char" svg:width="6.9236in" svg:height="4.617948in" draw:z-index="0">
<draw:image xlink:href="../Images/yкринформ/2023-05-09T18-42-00-03-00/1683646850-305.jpeg" xlink:type="simple" xlink:show="embed" xlink:actuate="onLoad" draw:mime-type="image/jpeg"/>
</draw:frame>
</text:p>
      <text:p text:style-name="P4">
Президент нагадав, що свого часу про створення Нюрнберзького трибуналу надзлочинцями Другої світової війни на початку домовлялися лише чотири держави, азагалом у коаліцію заради того трибуналу увійшли 24 держави.</text:p>
      <text:p text:style-name="P4">
"Нас зараз уже суттєво більше, і серед нас – не лише європейські країни. Нашоюспільною роботою ми доводимо, що прагнення до справедливості – глобальне", -наголосив Зеленський.</text:p>
      <text:p text:style-name="P4">
Відео: <text:a xlink:type="simple" xlink:href="https://www.president.gov.ua/news/vidpovidalnist-agresora-za-zlochin-maye-buti-neminuchoyu-vis-82781" text:style-name="Internet_20_link" text:visited-style-name="Visited_20_Internet_20_Link">
 </text:a>
</text:p>
      <text:p text:style-name="P4">
Він також зазначив, що вже цього літа в Гаазі розпочне роботу Міжнароднийцентр з кримінального переслідування злочину російської агресії, і це будепрактичний крок у напрацюванні матеріалів для трибуналу.</text:p>
      <text:p text:style-name="P4">
"Тож ми рухаємося вперед, рухаємося крок за кроком", - зауважив Президент.</text:p>
      <text:p text:style-name="P4">
За його словами, сьогодні країни можуть дискутувати між собою про те, якою маєбути модель спецтрибуналу щодо злочину агресії росії проти України, щобдосягти головної мети – справедливості, і можуть говорити про порядок кроків,які приведуть до запуску трибуналу, бо це нормально серед цивілізованих країн.Але в будь-якому разі, наголосив він, мова має йти про трибунал.</text:p>
      <text:p text:style-name="P4">
<text:span text:style-name="T4">
Читайте також:</text:span>
 <text:a xlink:type="simple" xlink:href="https://www.ukrinform.ua/rubric-polytics/3706934-zelenskij-ocoliv-samit-osnovnoi-grupi-zi-stvorenna-spectribunalu-z-37-ucasnikami.html" text:style-name="Internet_20_link" text:visited-style-name="Visited_20_Internet_20_Link">
 </text:a>
</text:p>
      <text:p text:style-name="P4">
Президент підкреслив, що між країнами існує чітка згода про те, щовідповідальність агресора за злочин має бути неминучою, і самевідповідальність агресора за злочин агресії.</text:p>
      <text:p text:style-name="P4">
"9 травня 45-го року після того, як напередодні – 8 травня – відбуласякапітуляція нацистської агресії, світ уже активно рухався до правосуддя щодоагресора. 9 травня цього року аналогічний наш рух іще активніший, іщечисленніший, і я хочу подякувати усім вам за це! Дякую кожному й кожній, хтонаближає початок роботи спецтрибуналу щодо злочину агресії Росії протиУкраїни", - сказав Зеленський.</text:p>
      <text:p text:style-name="P4">
За його словами, росія має зрозуміти, що помилялася не лише у своїх військовихрозрахунках, не лише в тому, як її керівництво оцінювало наше лідерство, нашідержавні та економічні системи, але й у тому, як воно оцінювало ставленняУкраїни і країн Заходу саме до справедливості.</text:p>
      <text:p text:style-name="P4">
"Наші цінності для нас – справжні. І ми будемо їх захищати! А отже, ми зробимовсе можливе, щоб головний винуватець цієї агресії та всі його спільники булипритягнуті до відповідальності за все скоєними ними – без винятку!", -наголосив Зеленський.</text:p>
      <text:p text:style-name="P4">
Тепер, за його словами, уже злочин росії поставив уже й ХХІ століття на межуглобальної катастрофи. І цей злочин закликає нас до правосуддя, підкресливвін.</text:p>
      <text:p text:style-name="P4">
"І наше правосуддя має бути швидшим, ніж їхній відчай у їхніх бункерах, якийуже очевидно є", - сказав Зеленський.</text:p>
      <text:p text:style-name="P4">
Як повідомляв Укрінформ, у вересні 2022 року Президент Володимир Зеленськийутворив робочу групу на чолі з керівником ОП Андрієм Єрмаком, яка опрацьовуєпитання створення спеціального трибуналу для притягнення до кримінальноївідповідальності керівництва російської федерації за скоєння злочину агресіїпроти України. Створення такого трибуналу підтримали Парламентська асамблеяРади Європи, Європарламент, Парламентська асамблея НАТО, Парламентськаасамблея ОБСЄ та окремі держави.</text:p>
      <text:p text:style-name="P4">
<text:span text:style-name="T4">
Читайте також:</text:span>
 <text:a xlink:type="simple" xlink:href="https://www.ukrinform.ua/rubric-polytics/3706741-u-nurnberzi-opublikuvali-deklaraciu-pro-zlocin-agresii-rf-v-ukraini.html" text:style-name="Internet_20_link" text:visited-style-name="Visited_20_Internet_20_Link">
 </text:a>
</text:p>
      <text:p text:style-name="P4">
Нещодавно у західних ЗМІ з'явилася інформація, що Захід, нібито, розглядає якнайбільш реалістичний варіант гібридного трибуналу для притягнення довідповідальності рф. Цей трибунал може поєднати юрисдикцію України та процесна основі міжнародного права.</text:p>
      <text:p text:style-name="P4">
Україна ж виступає за міжнародну, а не <text:a xlink:type="simple" xlink:href="https://www.ukrinform.ua/rubric-polytics/3704632-zelenskij-ukraina-pracuvatime-nad-stvorennam-okremogo-miznarodnogo-tribunalu-a-ne-gibridnogo.html" text:style-name="Internet_20_link" text:visited-style-name="Visited_20_Internet_20_Link">
 </text:a>
 , який дасть змогу винести вироккерівництву росії за злочин агресії від імені всього цивілізованого світу.</text:p>
      <text:p text:style-name="P4">
Source: <text:a xlink:type="simple" xlink:href="https://www.ukrinform.ua/rubric-polytics/3706961-zelenskij-zvernuvsa-do-ucasnikiv-samitu-koalicii-zi-stvorenna-spectribunalu-dla-rosii.html" text:style-name="Internet_20_link" text:visited-style-name="Visited_20_Internet_20_Link">
https://www.ukrinform.ua/rubric-polytics/3706961-zelenskij-zvernuvsa-do-ucasnikiv-samitu-koalicii-zi-stvorenna-spectribunalu-dla-rosii.html</text:a>
</text:p>
      <!--NEWS-->
      <text:h text:style-name="P10" text:outline-level="1">
<text:span text:style-name="T4">
Продукти для армії: уряд спростив процедуру закупівлі на час воєнного стану</text:span>
</text:h>
      <text:p text:style-name="P4">
Authors: Ukrinform (Person)</text:p>
      <text:p text:style-name="P4">
Publisher: Укринформ (Organization)</text:p>
      <text:p text:style-name="P4">
Published Time: 2023-05-09T18:49:16+03:00</text:p>
      <text:p text:style-name="P4">
Modified Time: 2023-05-09T18:49:16+03:00</text:p>
      <text:p text:style-name="P4">
Description: Кабінет міністрів вніс зміни до урядової постанови та дозволив закупівлі продуктів харчування для Сил ооброни і послуг із забезпечення комплектами продуктів харчування за спрощеною процедурою. — Укрінформ.</text:p>
      <text:p text:style-name="P4">
Images: ["<text:a xlink:type="simple" xlink:href="https://static.ukrinform.com/photos/2022_05/thumb_files/630_360_1653083704-278.jpg" text:style-name="Internet_20_link" text:visited-style-name="Visited_20_Internet_20_Link">
630_360_16530...</text:a>
"]</text:p>
      <text:p text:style-name="P4">
Tags: ['Армія', 'Кабмін', 'Продукти', 'Воєнний стан']</text:p>
      <text:p text:style-name="P4">
Type: Article</text:p>
      <!--METADATA-->
      <text:p text:style-name="P4">
<draw:frame draw:style-name="fr1" draw:name="Image206" text:anchor-type="as-char" svg:width="6.9236in" svg:height="3.956343in" draw:z-index="0">
<draw:image xlink:href="../Images/yкринформ/2023-05-09T18-49-16-03-00/630_360_1653083704-278.jpg" xlink:type="simple" xlink:show="embed" xlink:actuate="onLoad" draw:mime-type="image/jpeg"/>
</draw:frame>
 Кабінетміністрів вніс зміни до урядової постанови та дозволив закупівлі продуктівхарчування для Сил ооброни і послуг із забезпечення комплектами продуктівхарчування за спрощеною процедурою.</text:p>
      <text:p text:style-name="P4">
Про це повідомив у <text:a xlink:type="simple" xlink:href="https://t.me/tmelnychuk/2273" text:style-name="Internet_20_link" text:visited-style-name="Visited_20_Internet_20_Link">
 </text:a>
 постійний представникКабінету міністрів у Верховній Раді Тарас Мельничук, передає Укрінформ.</text:p>
      <text:p text:style-name="P4">
"Внесено зміни до постанови КМУ від 01.11.2022 № 1275 "Про затвердженняособливостей здійснення оборонних закупівель на період дії правового режимувоєнного стану". Затверджено порядок визначення предмета закупівлі під часздійснення закупівель продуктів харчування, послуг із забезпечення комплектамипродуктів харчування, послуг щодо забезпечення харчуванням та послуг зорганізації харчування для особового складу Збройних сил України; визначеноперелік інформації, яка включається до оголошення про закупівлю", – йдеться уповідомленні.</text:p>
      <text:p text:style-name="P4">
Як зазначається, згідно з документом, передбачено можливість придбаннядержавними замовниками товарів, робіт і послуг в порядку проведення спрощенихзакупівель, визначених Законом України «Про публічні закупівлі», в електроннійсистемі закупівель тощо.</text:p>
      <text:p text:style-name="P4">
<text:span text:style-name="T4">
Читайте також:</text:span>
 <text:a xlink:type="simple" xlink:href="https://www.ukrinform.ua/rubric-polytics/3706931-urad-rozpodiliv-oboronnu-produkciu-na-dvi-grupi-dla-polegsenna-zakupivli-smigal.html" text:style-name="Internet_20_link" text:visited-style-name="Visited_20_Internet_20_Link">
 <text:span text:style-name="T4">
Шмигаль</text:span>
 </text:a>
</text:p>
      <text:p text:style-name="P4">
Водночас ця норма не стосуватиметься закупівель товарів, робіт і послугоборонного призначення, що становлять державну таємницю, а також закупівліозброєння, військової і спеціальної техніки, боєприпасів та їх складовихчастин та послуг із розроблення, ремонту, модернізації озброєння, військової іспеціальної техніки, боєприпасів та їх складових частин.</text:p>
      <text:p text:style-name="P4">
Як повідомляв Укрінформ, 21 березня Президент України Володимир Зеленськийпідписав закон, який <text:a xlink:type="simple" xlink:href="https://www.ukrinform.ua/rubric-polytics/3685391-prezident-pidpisav-zakon-pro-prozorist-v-oboronnih-zakupivlah.html" text:style-name="Internet_20_link" text:visited-style-name="Visited_20_Internet_20_Link">
 </text:a>
 . Це допоможе суспільству слідкувати за тим, на щовитрачаються бюджетні кошти під час забезпечення військових.</text:p>
      <text:p text:style-name="P4">
У лютому міністр оборони Олексій Резніков виступив за часткову відкритістьоборонних закупівель за прикладом системи <text:a xlink:type="simple" xlink:href="https://www.ukrinform.ua/tag-prozorro" text:style-name="Internet_20_link" text:visited-style-name="Visited_20_Internet_20_Link">
 </text:a>
 – на кшталт Military Prozorro.</text:p>
      <text:p text:style-name="P4">
Раніше видання "Дзеркало тижня" опублікувало матеріал, де стверджувалося, щоціни на закупівлю харчів і надання послуг з харчування для військових уконтракті Міноборони перевищують роздрібні у два-три рази.</text:p>
      <text:p text:style-name="P4">
Зі свого боку, в Міноборони наголосили, що відомості про зміст закупівельпослуг харчування для військовослужбовців, які набули поширення у ЗМІ, маютьознаки навмисних маніпуляцій та вводять в оману.</text:p>
      <text:p text:style-name="P4">
23 січня повідомлялося, що задля забезпечення прозорості в закупівляхпродовольства для Збройних сил України <text:a xlink:type="simple" xlink:href="https://www.ukrinform.ua/rubric-polytics/3657771-vr-iniciue-zakon-sodo-castkovogo-vidkritta-informacii-pro-zakupivli-v-umovah-voennogo-stanu.html" text:style-name="Internet_20_link" text:visited-style-name="Visited_20_Internet_20_Link">
 </text:a>
 .</text:p>
      <text:p text:style-name="P4">
Source: <text:a xlink:type="simple" xlink:href="https://www.ukrinform.ua/rubric-society/3706963-produkti-dla-armii-urad-sprostiv-proceduru-zakupivli-na-cas-voennogo-stanu.html" text:style-name="Internet_20_link" text:visited-style-name="Visited_20_Internet_20_Link">
https://www.ukrinform.ua/rubric-society/3706963-produkti-dla-armii-urad-sprostiv-proceduru-zakupivli-na-cas-voennogo-stanu.html</text:a>
</text:p>
      <!--NEWS-->
      <text:h text:style-name="P10" text:outline-level="1">
<text:span text:style-name="T4">
Визначили переможців ХХІІІ Міжнародного конкурсу з української мови імені Петра Яцика</text:span>
</text:h>
      <text:p text:style-name="P4">
Authors: Ukrinform (Person)</text:p>
      <text:p text:style-name="P4">
Publisher: Укринформ (Organization)</text:p>
      <text:p text:style-name="P4">
Published Time: 2023-05-09T18:53:50+03:00</text:p>
      <text:p text:style-name="P4">
Modified Time: 2023-05-09T18:53:50+03:00</text:p>
      <text:p text:style-name="P4">
Description: Міністр освіти та науки Оксен Лісовий підписав наказ, який затверджує список переможців ХХІІІ Міжнародного конкурсу з української мови імені Петра Яцика. — Укрінформ.</text:p>
      <text:p text:style-name="P4">
Images: ["<text:a xlink:type="simple" xlink:href="https://static.ukrinform.com/photos/2019_11/thumb_files/630_360_1573146744-754.jpg" text:style-name="Internet_20_link" text:visited-style-name="Visited_20_Internet_20_Link">
630_360_15731...</text:a>
"]</text:p>
      <text:p text:style-name="P4">
Tags: ['Міносвіти', 'Яцик', 'Оксен Лісовий']</text:p>
      <text:p text:style-name="P4">
Type: Article</text:p>
      <!--METADATA-->
      <text:p text:style-name="P4">
<draw:frame draw:style-name="fr1" draw:name="Image207" text:anchor-type="as-char" svg:width="6.9236in" svg:height="3.956343in" draw:z-index="0">
<draw:image xlink:href="../Images/yкринформ/2023-05-09T18-53-50-03-00/630_360_1573146744-754.jpg" xlink:type="simple" xlink:show="embed" xlink:actuate="onLoad" draw:mime-type="image/jpeg"/>
</draw:frame>
 Міністросвіти та науки Оксен Лісовий підписав наказ, який затверджує списокпереможців ХХІІІ Міжнародного конкурсу з української мови імені Петра Яцика.</text:p>
      <text:p text:style-name="P4">
Про це повідомляє <text:a xlink:type="simple" xlink:href="https://mon.gov.ua/ua/news/viznacheno-imena-peremozhciv-hhiii-mizhnarodnogo-konkursu-z-ukrayinskoyi-movi-imeni-petra-yacika" text:style-name="Internet_20_link" text:visited-style-name="Visited_20_Internet_20_Link">
 </text:a>
 , передаєУкрінформ.</text:p>
      <text:p text:style-name="P4">
"Відповідно до нової редакції Положення про Міжнародний конкурс з українськоїмови імені Петра Яцика, що затверджена наказом МОН від 18 жовтня 2022 року №924, зареєстрованим в Міністерстві юстиції України 24 листопада 2022 року за №1461/38797, переможцями конкурсу стали 72 учасники. У кожній із 12 конкурснихкатегорій буде визначено одного переможця, який посів перше місце, двапереможці, які посіли друге місце, три переможці, які посіли третє місце,згідно з рейтингом результатів", - йдеться у повідомлені.</text:p>
      <text:p text:style-name="P4">
<text:span text:style-name="T4">
Читайте також:</text:span>
 <text:a xlink:type="simple" xlink:href="https://www.ukrinform.ua/rubric-society/3609751-u-seredu-startue-miznarodnij-konkurs-z-ukrainskoi-movi-imeni-petra-acika.html" text:style-name="Internet_20_link" text:visited-style-name="Visited_20_Internet_20_Link">
 <text:span text:style-name="T4">
Яцик</text:span>
 </text:a>
</text:p>
      <text:p text:style-name="P4">
У фіналі конкурсу, що відбувся в дистанційній формі 24 березня 2023 року,змагалися 806 знавців української мови із закладів загальної середньої,професійної (професійно-технічної), фахової передвищої та вищої освіти.</text:p>
      <text:p text:style-name="P4">
Учасники мовного змагання демонстрували знання української мови,розмірковували у творах про волонтерство, норми життя суспільства під часвійни, значення почесної відзнаки «Місто-герой України». Також висловлювалидумки щодо інформаційної гігієни, правил спілкування в соціальних мережах тадавали рекомендації, як зацікавити учнів під час онлайн-навчання.</text:p>
      <text:p text:style-name="P4">
Ознайомитись із завданнями четвертого етапу ХХІІІ Міжнародного конкурсу зукраїнської мови імені Петра Яцика можна на сайті Міністерства.</text:p>
      <text:p text:style-name="P4">
<text:span text:style-name="T4">
Читайте також:</text:span>
 <text:a xlink:type="simple" xlink:href="https://www.ukrinform.ua/rubric-crimea/3672904-aktivisti-organizovuut-onlajndiktant-krimskotatarskou-movou.html" text:style-name="Internet_20_link" text:visited-style-name="Visited_20_Internet_20_Link">
 <text:span text:style-name="T4">
диктант</text:span>
 </text:a>
</text:p>
      <text:p text:style-name="P4">
Як повідомлялося, відповідно до Положення про стипендії Президента Українипереможцям Міжнародного конкурсу з української мови імені Петра Яцика,затвердженого Указом Президента України від 3 жовтня 2008 року № 899,переможцям конкурсу, які посіли перше місце, буде призначено стипендіюПрезидента України.</text:p>
      <text:p text:style-name="P4">
Source: <text:a xlink:type="simple" xlink:href="https://www.ukrinform.ua/rubric-culture/3706965-viznacili-peremozciv-hhiii-miznarodnogo-konkursu-z-ukrainskoi-movi-imeni-petra-acika.html" text:style-name="Internet_20_link" text:visited-style-name="Visited_20_Internet_20_Link">
https://www.ukrinform.ua/rubric-culture/3706965-viznacili-peremozciv-hhiii-miznarodnogo-konkursu-z-ukrainskoi-movi-imeni-petra-acika.html</text:a>
</text:p>
      <!--NEWS-->
      <text:h text:style-name="P10" text:outline-level="1">
<text:span text:style-name="T4">
G7 допоможуть Україні притягнути режим путіна до відповідальності - Фріланд</text:span>
</text:h>
      <text:p text:style-name="P4">
Authors: Ukrinform (Person)</text:p>
      <text:p text:style-name="P4">
Publisher: Укринформ (Organization)</text:p>
      <text:p text:style-name="P4">
Published Time: 2023-05-09T18:58:25+03:00</text:p>
      <text:p text:style-name="P4">
Modified Time: 2023-05-09T18:58:25+03:00</text:p>
      <text:p text:style-name="P4">
Description: Країни G7 продовжать спільну роботу над підтримкою України та притягненням режиму путіна до відповідальності.  — Укрінформ.</text:p>
      <text:p text:style-name="P4">
Images: ["<text:a xlink:type="simple" xlink:href="https://static.ukrinform.com/photos/2019_11/thumb_files/630_360_1574424102-705.jpg" text:style-name="Internet_20_link" text:visited-style-name="Visited_20_Internet_20_Link">
630_360_15744...</text:a>
"]</text:p>
      <text:p text:style-name="P4">
Tags: ['Фріланд', 'Канада', 'путін']</text:p>
      <text:p text:style-name="P4">
Type: Article</text:p>
      <!--METADATA-->
      <text:p text:style-name="P4">
<draw:frame draw:style-name="fr1" draw:name="Image208" text:anchor-type="as-char" svg:width="6.9236in" svg:height="3.956343in" draw:z-index="0">
<draw:image xlink:href="../Images/yкринформ/2023-05-09T18-58-25-03-00/630_360_1574424102-705.jpg" xlink:type="simple" xlink:show="embed" xlink:actuate="onLoad" draw:mime-type="image/jpeg"/>
</draw:frame>
 Країни G7продовжать спільну роботу над підтримкою України та притягненням режиму путінадо відповідальності.</text:p>
      <text:p text:style-name="P4">
Як повідомляє кореспондент Укрінформу, про це оголосила міністр фінансівКанади Христя Фріланд, анонсуючи свою участь у зустрічі міністрів фінансівГрупи семи.</text:p>
      <text:p text:style-name="P4">
“Зустріч наступного тижня стане важливою нагодою для обговорення дружньоїпідтримки наших економік та створення хороших робочих місць, при цьомупродовжуючи спільну роботу над перемогою України і притягненням довідповідальності злочинного путінського режиму за його війну, що маєкатастрофічні наслідки для глобальної економіки”, - сказала Фріланд.</text:p>
      <text:p text:style-name="P4">
<text:span text:style-name="T4">
Читайте також:</text:span>
 <text:a xlink:type="simple" xlink:href="https://www.ukrinform.ua/rubric-polytics/3706874-sunak-nazvav-putina-edinim-vidpovidalnim-za-vtorgnenna-v-ukrainu.html" text:style-name="Internet_20_link" text:visited-style-name="Visited_20_Internet_20_Link">
 <text:span text:style-name="T4">
путін</text:span>
 </text:a>
</text:p>
      <text:p text:style-name="P4">
Вона наголосила, що “на тлі значних викликів для демократій та нашої планети,Канада й партнери по G7 спільно працюють над захистом заснованого на правилахміжнародного порядку та розбудовою кращого майбутнього для людей по всьомусвіту”.</text:p>
      <text:p text:style-name="P4">
Як повідомлялось, зустріч міністрів фінансів та глав нацбанків держав-членівG7 відбудеться у японському місті Ніігата 11-13 травня.</text:p>
      <text:p text:style-name="P4">
Source: <text:a xlink:type="simple" xlink:href="https://www.ukrinform.ua/rubric-polytics/3706967-g7-dopomozut-ukraini-pritagnuti-rezim-putina-do-vidpovidalnosti-friland.html" text:style-name="Internet_20_link" text:visited-style-name="Visited_20_Internet_20_Link">
https://www.ukrinform.ua/rubric-polytics/3706967-g7-dopomozut-ukraini-pritagnuti-rezim-putina-do-vidpovidalnosti-friland.html</text:a>
</text:p>
      <!--NEWS-->
      <text:h text:style-name="P10" text:outline-level="1">
<text:span text:style-name="T4">
Кабмін заборонив імпорт пального невизначеного походження</text:span>
</text:h>
      <text:p text:style-name="P4">
Authors: Ukrinform (Person)</text:p>
      <text:p text:style-name="P4">
Publisher: Укринформ (Organization)</text:p>
      <text:p text:style-name="P4">
Published Time: 2023-05-09T18:59:45+03:00</text:p>
      <text:p text:style-name="P4">
Modified Time: 2023-05-09T18:59:45+03:00</text:p>
      <text:p text:style-name="P4">
Description: Кабінет Міністрів доповнив Постанову №1147 з метою заблокувати потрапляння російського палива, нафти та нафтопродуктів в Україну. — Укрінформ.</text:p>
      <text:p text:style-name="P4">
Images: ["<text:a xlink:type="simple" xlink:href="https://static.ukrinform.com/photos/2022_08/thumb_files/630_360_1660064693-619.jpg" text:style-name="Internet_20_link" text:visited-style-name="Visited_20_Internet_20_Link">
630_360_16600...</text:a>
"]</text:p>
      <text:p text:style-name="P4">
Tags: ['Імпорт', 'Кабмін', 'Заборона', 'Пальне']</text:p>
      <text:p text:style-name="P4">
Type: Article</text:p>
      <!--METADATA-->
      <text:p text:style-name="P4">
<draw:frame draw:style-name="fr1" draw:name="Image209" text:anchor-type="as-char" svg:width="6.9236in" svg:height="3.956343in" draw:z-index="0">
<draw:image xlink:href="../Images/yкринформ/2023-05-09T18-59-45-03-00/630_360_1660064693-619.jpg" xlink:type="simple" xlink:show="embed" xlink:actuate="onLoad" draw:mime-type="image/jpeg"/>
</draw:frame>
 КабінетМіністрів доповнив Постанову №1147 з метою заблокувати потрапляння російськогопалива, нафти та нафтопродуктів в Україну.</text:p>
      <text:p text:style-name="P4">
Як передає Укрінформ, про це повідомив заступник міністра енергетики МиколаКолісник у <text:a xlink:type="simple" xlink:href="https://www.facebook.com/nikolay.kolesnik/posts/pfbid0Zpnmmays7U3yAdpoSLB9moVusDZdmtDjPQGL6VRcjsiWJj87H8PqeP83mpKRN15xl" text:style-name="Internet_20_link" text:visited-style-name="Visited_20_Internet_20_Link">
</text:a>
.</text:p>
      <text:p text:style-name="P4">
«Відтепер паливо невизначеного походження не зможе потрапити на українськийринок. Це ще один вагомий крок для захисту наших національних інтересів тасуверенітету», – сказав Колісник.</text:p>
      <text:p text:style-name="P4">
<text:span text:style-name="T4">
Заборона стосуватиметься таких видів товарів:</text:span>
</text:p>
      <text:p text:style-name="P4">
<text:a xlink:type="simple" xlink:href="https://www.ukrinform.ua/tag-nafta" text:style-name="Internet_20_link" text:visited-style-name="Visited_20_Internet_20_Link">
 </text:a>
 й нафтопродукти, одержані з бітумінозних порід (мінералів), сирі;   * нафта і нафтопродукти, одержані з бітумінозних порід (мінералів), крім сирих;   * продукти, з вмістом 70 мас.% нафти чи нафтопродуктів, одержаних з бітумінозних порід (мінералів);   * відпрацьовані нафтопродукти.   * гази, нафтові й інші вуглеводні в газоподібному стані;   * альтернативне паливо;   * біодизель та його суміші, що не містять або містять менш як 70 мас.% нафти або нафтопродуктів, одержаних з бітумінозних порід.</text:p>
      <text:p text:style-name="P4">
«Важливо тримати спільну позицію в дипломатичному діалозі з країнами сусідамищодо аналогічних заходів», – додав Колісник.</text:p>
      <text:p text:style-name="P4">
<text:span text:style-name="T4">
Читайте також:</text:span>
 <text:a xlink:type="simple" xlink:href="https://www.ukrinform.ua/rubric-economy/3685002-ukraina-mae-vze-zaraz-dumati-pro-rozvitok-vlasnogo-virobnictva-naftoproduktiv-ekspert.html" text:style-name="Internet_20_link" text:visited-style-name="Visited_20_Internet_20_Link">
 <text:span text:style-name="T4">
нафтопродуктів</text:span>
 </text:a>
</text:p>
      <text:p text:style-name="P4">
Як повідомлялося, попри чисельні санкції, заборони та ембарго паливоросійського походження, нафта, нафтопродукти потрапляли в країни ЄС, Туреччинута інші країни, а звідти і на український ринок як ресурс невизначеногопоходження. В основному, суміші везуть із Латвії та Польщі.</text:p>
      <text:p text:style-name="P4">
Source: <text:a xlink:type="simple" xlink:href="https://www.ukrinform.ua/rubric-economy/3706969-kabmin-zaboroniv-import-palnogo-neviznacenogo-pohodzenna.html" text:style-name="Internet_20_link" text:visited-style-name="Visited_20_Internet_20_Link">
https://www.ukrinform.ua/rubric-economy/3706969-kabmin-zaboroniv-import-palnogo-neviznacenogo-pohodzenna.html</text:a>
</text:p>
      <!--NEWS-->
      <text:h text:style-name="P10" text:outline-level="1">
<text:span text:style-name="T4">
Війська рф здійснили майже 30 атак на чотирьох напрямках</text:span>
</text:h>
      <text:p text:style-name="P4">
Authors: Ukrinform (Person)</text:p>
      <text:p text:style-name="P4">
Publisher: Укринформ (Organization)</text:p>
      <text:p text:style-name="P4">
Published Time: 2023-05-09T19:01:00+03:00</text:p>
      <text:p text:style-name="P4">
Modified Time: 2023-05-09T19:01:00+03:00</text:p>
      <text:p text:style-name="P4">
Description: російські війська протягом доби здійснили майже 30 атак на Лиманському, Бахмутському, Авдіївському та Мар’їнському напрямках, найзапекліші бої тривають за міста Бахмут і Мар’їнка. — Укрінформ.</text:p>
      <text:p text:style-name="P4">
Images: ["<text:a xlink:type="simple" xlink:href="https://static.ukrinform.com/photos/2023_04/thumb_files/630_360_1682438812-465.jpg" text:style-name="Internet_20_link" text:visited-style-name="Visited_20_Internet_20_Link">
630_360_16824...</text:a>
"]</text:p>
      <text:p text:style-name="P4">
Tags: ['Генштаб', 'ЗСУ', 'Війна з росією']</text:p>
      <text:p text:style-name="P4">
Type: Article</text:p>
      <!--METADATA-->
      <text:p text:style-name="P4">
<draw:frame draw:style-name="fr1" draw:name="Image210" text:anchor-type="as-char" svg:width="6.9236in" svg:height="3.956343in" draw:z-index="0">
<draw:image xlink:href="../Images/yкринформ/2023-05-09T19-01-00-03-00/630_360_1682438812-465.jpg" xlink:type="simple" xlink:show="embed" xlink:actuate="onLoad" draw:mime-type="image/jpeg"/>
</draw:frame>
 російськівійська протягом доби здійснили майже 30 атак на Лиманському, Бахмутському,Авдіївському та Мар’їнському напрямках, найзапекліші бої тривають за містаБахмут і Мар’їнка.</text:p>
      <text:p text:style-name="P4">
Про це Генеральний штаб Збройних сил України повідомив у <text:a xlink:type="simple" xlink:href="https://www.facebook.com/GeneralStaff.ua/posts/pfbid02UvWoRasFHtwm6GPMLB6opX1xeXcLbSkvEiW4dKcpu44Rz6XQyBA9NKpvMxPHZgL8l" text:style-name="Internet_20_link" text:visited-style-name="Visited_20_Internet_20_Link">
</text:a>
, оприлюднивши оперативну інформацію станом на 18:00 9 травня, передаєУкрінформ.</text:p>
      <text:p text:style-name="P4">
За даними Генштабу, загарбники продовжують зосереджувати основні зусилля начотирьох згаданих напрямках.</text:p>
      <text:p text:style-name="P4">
Протягом цієї доби росіяни здійснили по території України 20 ракетних ударівіз застосуванням крилатих ракет повітряного базування та трьох С-300. Останніворог спрямував по Краматорську й Костянтинівці Донецької області, завдавшируйнувань цивільній інфраструктурі.</text:p>
      <text:p text:style-name="P4">
Військами російської федерації також здійснені 30 авіаційних ударів і близько30 обстрілів з реактивних систем залпового вогню по позиціях Сил оборониУкраїни та населених пунктах.</text:p>
      <text:p text:style-name="P4">
Імовірність здійснення загарбниками ракетних й авіаційних ударів по всійтериторії України залишається високою.</text:p>
      <text:p text:style-name="P4">
<text:span text:style-name="T4">
Читайте також:</text:span>
 <text:a xlink:type="simple" xlink:href="https://www.ukrinform.ua/rubric-ato/3706244-u-rajoni-bahmuta-rosiani-za-devat-misaciv-vtratili-blizko-100-tisac-zivoi-sili-zsu.html" text:style-name="Internet_20_link" text:visited-style-name="Visited_20_Internet_20_Link">
 </text:a>
</text:p>
      <text:p text:style-name="P4">
Як повідомляється, українська авіація за добу здійснила загалом чотири ударипо районах зосередження особового складу та військової техніки росіян, а такождва удари — по їхніх зенітно-ракетних комплексах. Підрозділи ракетних військ йартилерії ЗСУ зі свого боку уразили два райони зосередження живої сили тастанцію радіоелектронної боротьби ворога.</text:p>
      <text:p text:style-name="P4">
На <text:span text:style-name="T4">
Волинському</text:span>
 та <text:span text:style-name="T4">
Поліському напрямках</text:span>
 ознаки формування наступальнихугруповань рф не виявлені. На полігонах республіки білорусь і надаліперебувають визначені підрозділи російських збройних сил.</text:p>
      <text:p text:style-name="P4">
На <text:span text:style-name="T4">
Сіверському</text:span>
 та <text:span text:style-name="T4">
Слобожанському напрямках</text:span>
 росія продовжує зберігативійськову присутність у прикордонних з Україною районах.</text:p>
      <text:p text:style-name="P4">
З артилерії і мінометів протягом доби ворог бив по Залізному Мосту та Мурав'яхЧернігівської області, по Товстодубовому, Бачівську, Старих Вирках,Іскрисківщині, Волфиному, Юнаківці, Могриці, Попівці і Славгороду Сумськоїобласті, а також по Гоптівці, Варварівці, Бугруватці, Огірцевому, Гатищу,Плетенівці, Тихому, Малій Вовчій, Бударках, Землянках, Вільхуватці,Дворічанському та Хатньому Харківської області.</text:p>
      <text:p text:style-name="P4">
На <text:span text:style-name="T4">
Куп’янському напрямку</text:span>
 загарбники намагалися покращити тактичнеположення, вели наступальні дії біля Масютівки і Стельмахівки, однак успіху немали.</text:p>
      <text:p text:style-name="P4">
Артилерійських і мінометних ударів війська рф завдали по Кам'янці,Колодязному, Красному Першому, Фиголівці, Дворічній та Лиману ПершомуХарківської області, а також по Стельмахівці Луганської області.</text:p>
      <text:p text:style-name="P4">
На <text:span text:style-name="T4">
Лиманському напрямку</text:span>
 протягом доби ворог вів безуспішні наступальні діїв районі Білогорівки. Артилерійських обстрілів від росіян зазнали Макіївка,Білогорівка й Веселе Луганської області, а також Ямполівка та Спірне Донецькоїобласті.</text:p>
      <text:p text:style-name="P4">
На <text:span text:style-name="T4">
Бахмутському напрямку</text:span>
 російська армія продовжує вести наступ.Безуспішні наступальні дії протягом доби загарбники вели в місті Бахмут, атакож у напрямку Іванівського і Ступочків. Від ворожих обстрілів постраждалиОріхово-Василівка, Богданівка, Часів Яр, Залізне та Нью-Йорк Донецькоїобласті.</text:p>
      <text:p text:style-name="P4">
<text:span text:style-name="T4">
Читайте також:</text:span>
 <text:a xlink:type="simple" xlink:href="https://www.ukrinform.ua/rubric-ato/3706244-u-rajoni-bahmuta-rosiani-za-devat-misaciv-vtratili-blizko-100-tisac-zivoi-sili-zsu.html" text:style-name="Internet_20_link" text:visited-style-name="Visited_20_Internet_20_Link">
 </text:a>
</text:p>
      <text:p text:style-name="P4">
На <text:span text:style-name="T4">
Авдіївському напрямку</text:span>
 наступальних дій війська рф не проводили,натомість завдали авіаційного удару в районі Авдіївки, обстрілювали Авдіївку,Первомайське, Нетайлове та Карлівку Донецької області.</text:p>
      <text:p text:style-name="P4">
На <text:span text:style-name="T4">
Мар’їнському напрямку</text:span>
 підрозділи Сил оборони відбили численні атакиросіян у районі міста Мар’їнка. Ворожих обстрілів зазнала Георгіївка Донецькоїобласті.</text:p>
      <text:p text:style-name="P4">
На <text:span text:style-name="T4">
Шахтарському напрямку</text:span>
 протягом доби ворог наступальних дій не проводив,натомість обстрілював Новомихайлівку, Водяне, Вугледар, Пречистівку й ВеликуНовосілку.</text:p>
      <text:p text:style-name="P4">
На <text:span text:style-name="T4">
Запорізькому</text:span>
 та <text:span text:style-name="T4">
Херсонському напрямках</text:span>
 російська армія продовжуєвести оборонні дії. Від ворожих ударів потерпали Времівка й Новопіль Донецькоїобласті, Ольгівське, Малинівка, Гуляйполе, Чарівне, Мала Токмачка, Оріхів,Новоданилівка, Кам’янське та Плавні Запорізької області, а також Антонівка,Молодіжне й Зеленівка Херсонської області.</text:p>
      <text:p text:style-name="P4">
Встановлено, що 8 травня загарбники почали вивозити з Кам’янки-ДніпровськоїЗапорізької області <text:a xlink:type="simple" xlink:href="https://www.ukrinform.ua/tag-diti" text:style-name="Internet_20_link" text:visited-style-name="Visited_20_Internet_20_Link">
 </text:a>
 дошкільного ташкільного віку разом із батьками, а також освітян й інших працівниківбюджетної сфери.</text:p>
      <text:p text:style-name="P4">
За інформацією Генштабу, охочих виїхати виявилося небагато. Евакуаціяздійснюється до тимчасово захопленого Бердянська. Водночас усі медичніпрацівники місцевої лікарні були викликані на роботу.</text:p>
      <text:p text:style-name="P4">
Як повідомляв Укрінформ, у ніч на 9 травня російські військові вкотрездійснили проти України <text:a xlink:type="simple" xlink:href="https://www.ukrinform.ua/rubric-ato/3706554-rosiani-vnoci-vipustili-po-ukraini-25-krilatih-raket-23-z-nih-znisila-ppo.htmlhttps:/www.ukrinform.ua/rubric-ato/3706554-rosiani-vnoci-vipustili-po-ukraini-25-krilatih-raket-23-z-nih-znisila-ppo.html" text:style-name="Internet_20_link" text:visited-style-name="Visited_20_Internet_20_Link">
 </text:a>
 , випустивши25 крилатих ракет типу "Калібр" та Х-101/Х-555. 23 з них знищені українськимизахисниками.</text:p>
      <text:p text:style-name="P4">
<text:span text:style-name="T5">
Фото: Генштаб ЗСУ</text:span>
</text:p>
      <text:p text:style-name="P4">
Source: <text:a xlink:type="simple" xlink:href="https://www.ukrinform.ua/rubric-ato/3706970-vijska-rf-zdijsnili-majze-30-atak-na-cotiroh-napramkah.html" text:style-name="Internet_20_link" text:visited-style-name="Visited_20_Internet_20_Link">
https://www.ukrinform.ua/rubric-ato/3706970-vijska-rf-zdijsnili-majze-30-atak-na-cotiroh-napramkah.html</text:a>
</text:p>
      <!--NEWS-->
      <text:h text:style-name="P10" text:outline-level="1">
<text:span text:style-name="T4">
Україна має перемогти у війні швидко: Клеверлі закликав збільшити допомогу</text:span>
</text:h>
      <text:p text:style-name="P4">
Authors: Ukrinform (Person)</text:p>
      <text:p text:style-name="P4">
Publisher: Укринформ (Organization)</text:p>
      <text:p text:style-name="P4">
Published Time: 2023-05-09T19:06:00+03:00</text:p>
      <text:p text:style-name="P4">
Modified Time: 2023-05-09T19:06:00+03:00</text:p>
      <text:p text:style-name="P4">
Description: Міністр закордонних справ Великої Британії Джеймс Клеверлі наголосив на необхідності завершити війну в Україні у швидкій перспективі, для цього він закликав партнерів надати Києву усі необхідні інструменти. — Укрінформ.</text:p>
      <text:p text:style-name="P4">
Images: ["<text:a xlink:type="simple" xlink:href="https://static.ukrinform.com/photos/2022_09/thumb_files/630_360_1662563311-741.jpg" text:style-name="Internet_20_link" text:visited-style-name="Visited_20_Internet_20_Link">
630_360_16625...</text:a>
"]</text:p>
      <text:p text:style-name="P4">
Tags: ['Британія', 'Зброя', 'Війна з росією', 'Клеверлі']</text:p>
      <text:p text:style-name="P4">
Type: Article</text:p>
      <!--METADATA-->
      <text:p text:style-name="P4">
<draw:frame draw:style-name="fr1" draw:name="Image211" text:anchor-type="as-char" svg:width="6.9236in" svg:height="3.956343in" draw:z-index="0">
<draw:image xlink:href="../Images/yкринформ/2023-05-09T19-06-00-03-00/630_360_1662563311-741.jpg" xlink:type="simple" xlink:show="embed" xlink:actuate="onLoad" draw:mime-type="image/jpeg"/>
</draw:frame>
 Міністрзакордонних справ Великої Британії Джеймс Клеверлі наголосив на необхідностізавершити війну в Україні у швидкій перспективі, для цього він закликавпартнерів надати Києву усі необхідні інструменти.</text:p>
      <text:p text:style-name="P4">
Про це він заявив у вівторок під час виступу в «Атлантичній раді» уВашингтоні, передає власний кореспондент Укрінформу.</text:p>
      <text:p text:style-name="P4">
«Що нам потрібно зробити, так це покінчити із цим конфліктом, і ми маємодовести його до завершення швидко. Ось чому Велика <text:a xlink:type="simple" xlink:href="https://www.ukrinform.ua/tag-britania" text:style-name="Internet_20_link" text:visited-style-name="Visited_20_Internet_20_Link">
</text:a>
 на початку нинішнього року вирішиласуттєво посилити нашу відповідь», - зауважив глава зовнішньополітичноговідомства.</text:p>
      <text:p text:style-name="P4">
Він підкреслив, що Британія не лише активно надає підтримку українцям, алетакож голосно закликає союзників надати більше допомогти в якнайшвидшітерміни.</text:p>
      <text:p text:style-name="P4">
«Отже, наша точка зору полягає в тому, що Україна має досягти успіху, маєдосягти перемоги, і найгуманніший спосіб зробити це – перемогти швидко. Інайкращий спосіб зробити це – дати їм інструменти, необхідні для виконанняроботи, і дати їм ці інструменти тут і зараз», - зауважив глава МЗС Британії.</text:p>
      <text:p text:style-name="P4">
<text:span text:style-name="T4">
Читайте також:</text:span>
 <text:a xlink:type="simple" xlink:href="https://www.ukrinform.ua/rubric-ato/3706652-zsu-rozpocnut-kontrnastup-koli-dla-cogo-bude-vidpovidnij-cas-smigal.html" text:style-name="Internet_20_link" text:visited-style-name="Visited_20_Internet_20_Link">
 <text:span text:style-name="T4">
контрна</text:span>
 </text:a>
</text:p>
      <text:p text:style-name="P4">
Він наголосив, що росія має вивести свої війська, а Україна – повернути своюкраїну.</text:p>
      <text:p text:style-name="P4">
За словами Клеверлі, українські сили після повномасштабної агресії,розв’язаної рф, продемонстрували високу ефективність у захисті країни відмасивної російської армії та перевершили очікування міжнародної спільноти.</text:p>
      <text:p text:style-name="P4">
«Упродовж цього конфлікту українці перевершили очікування. Вони готувалися,вони тренували свої війська, вони навчалися під час цього конфлікту, і вонипоказали, що є дуже й дуже ефективними захисниками своєї країни»,- зауваживглава зовнішньополітичного відомства.</text:p>
      <text:p text:style-name="P4">
Водночас, він зазначив, що відкинути російські сили швидким і рішучим проривомможе бути складно, і в цьому питанні потрібно залишатися реалістами та бутиготовими відповідати рішуче на можливу ескалацію з боку путіна.</text:p>
      <text:p text:style-name="P4">
«Тож точка зору, до якої ми прийшли у Великій Британії, полягає в тому, що миповинні бути з ними. Зараз я сподіваюся й очікую, що вони впораються дуже йдуже добре», - зазначив Клеверлі.</text:p>
      <text:p text:style-name="P4">
Як повідомляв Укрінформ, Джеймс Клеверлі <text:a xlink:type="simple" xlink:href="https://www.ukrinform.ua/rubric-polytics/3706687-ocilnik-mzs-britanii-u-ssa-obgovorit-pidtrimku-ukraini.html" text:style-name="Internet_20_link" text:visited-style-name="Visited_20_Internet_20_Link">
 </text:a>
, де заплановані його зустрічі з держсекретарем та провідними діячамиКонгресу. Одна з головних тем обговорень – довготермінові зобов’язання США йВеликої Британії щодо підтримки України.</text:p>
      <text:p text:style-name="P4">
Source: <text:a xlink:type="simple" xlink:href="https://www.ukrinform.ua/rubric-ato/3706971-ukraina-mae-peremogti-u-vijni-svidko-kleverli-zaklikav-zbilsiti-dopomogu.html" text:style-name="Internet_20_link" text:visited-style-name="Visited_20_Internet_20_Link">
https://www.ukrinform.ua/rubric-ato/3706971-ukraina-mae-peremogti-u-vijni-svidko-kleverli-zaklikav-zbilsiti-dopomogu.html</text:a>
</text:p>
      <!--NEWS-->
      <text:h text:style-name="P10" text:outline-level="1">
<text:span text:style-name="T4">
Канада та ЄС продовжать військову підтримку України – Трюдо</text:span>
</text:h>
      <text:p text:style-name="P4">
Authors: Ukrinform (Person)</text:p>
      <text:p text:style-name="P4">
Publisher: Укринформ (Organization)</text:p>
      <text:p text:style-name="P4">
Published Time: 2023-05-09T19:15:28+03:00</text:p>
      <text:p text:style-name="P4">
Modified Time: 2023-05-09T19:15:28+03:00</text:p>
      <text:p text:style-name="P4">
Description: Канада та держави Європейського Союзу мають намір продовжувати спільно забезпечувати військові потреби України. — Укрінформ.</text:p>
      <text:p text:style-name="P4">
Images: ["<text:a xlink:type="simple" xlink:href="https://static.ukrinform.com/photos/2019_07/thumb_files/630_360_1562136728-432.jpeg" text:style-name="Internet_20_link" text:visited-style-name="Visited_20_Internet_20_Link">
630_360_15621...</text:a>
"]</text:p>
      <text:p text:style-name="P4">
Tags: ['Канада', 'Трюдо', 'Війна з росією']</text:p>
      <text:p text:style-name="P4">
Type: Article</text:p>
      <!--METADATA-->
      <text:p text:style-name="P4">
<draw:frame draw:style-name="fr1" draw:name="Image212" text:anchor-type="as-char" svg:width="6.9236in" svg:height="3.956343in" draw:z-index="0">
<draw:image xlink:href="../Images/yкринформ/2023-05-09T19-15-28-03-00/630_360_1562136728-432.jpeg" xlink:type="simple" xlink:show="embed" xlink:actuate="onLoad" draw:mime-type="image/jpeg"/>
</draw:frame>
 Канада тадержави Європейського Союзу мають намір продовжувати спільно забезпечувативійськові потреби України.</text:p>
      <text:p text:style-name="P4">
Як повідомляє кореспондент Укрінформу, про це з нагоди Дня Європи заявив уОттаві прем’єр-міністр Канади Джастін Трюдо.</text:p>
      <text:p text:style-name="P4">
“Ми й надалі співпрацюватимемо із партнерами у ЄС у наданні військовоїдопомоги Україні, особливо у рамках операції UNIFIER”, - сказав Трюдо.</text:p>
      <text:p text:style-name="P4">
<text:span text:style-name="T4">
Читайте також:</text:span>
 <text:a xlink:type="simple" xlink:href="https://www.ukrinform.ua/rubric-polytics/3706967-g7-dopomozut-ukraini-pritagnuti-rezim-putina-do-vidpovidalnosti-friland.html" text:style-name="Internet_20_link" text:visited-style-name="Visited_20_Internet_20_Link">
 <text:span text:style-name="T4">
Фрілан</text:span>
 </text:a>
</text:p>
      <text:p text:style-name="P4">
Він наголосив, що “Канада та ЄС співпрацюють, аби підтримувати Українустільки, скільки буде потрібно”. “Ми рішуче та координовано реагуємо нажорстоке російське вторгнення до мирного сусіда та чинимо все більший тиск нарежим путіна”, - зазначив глава канадського уряду.</text:p>
      <text:p text:style-name="P4">
Як повідомляв Укрінформ, міністр оборони Канади Аніта Ананд оголосила пронадання Україні нового пакету військової допомоги на 39 мільйонів канадськихдоларів.</text:p>
      <text:p text:style-name="P4">
Source: <text:a xlink:type="simple" xlink:href="https://www.ukrinform.ua/rubric-polytics/3706974-kanada-ta-es-prodovzat-vijskovu-pidtrimku-ukraini-trudo.html" text:style-name="Internet_20_link" text:visited-style-name="Visited_20_Internet_20_Link">
https://www.ukrinform.ua/rubric-polytics/3706974-kanada-ta-es-prodovzat-vijskovu-pidtrimku-ukraini-trudo.html</text:a>
</text:p>
      <!--NEWS-->
      <text:h text:style-name="P10" text:outline-level="1">
<text:span text:style-name="T4">
Ястремська виграла фінал кваліфікації і виступить на турнірі WTA в Римі</text:span>
</text:h>
      <text:p text:style-name="P4">
Authors: Ukrinform (Person)</text:p>
      <text:p text:style-name="P4">
Publisher: Укринформ (Organization)</text:p>
      <text:p text:style-name="P4">
Published Time: 2023-05-09T19:19:00+03:00</text:p>
      <text:p text:style-name="P4">
Modified Time: 2023-05-09T19:19:00+03:00</text:p>
      <text:p text:style-name="P4">
Description: Українка Даяна Ястремська подолала відбірковий бар'єр на турніруіЖіночої тенісної асоціації (WTA) - Internazionali BNL d’Italia - в Римі (Італія) із призовим фондом понад $3,5 млн. — Укрінформ.</text:p>
      <text:p text:style-name="P4">
Images: ["<text:a xlink:type="simple" xlink:href="https://static.ukrinform.com/photos/2023_05/thumb_files/630_360_1683574115-644.jpg" text:style-name="Internet_20_link" text:visited-style-name="Visited_20_Internet_20_Link">
630_360_16835...</text:a>
"]</text:p>
      <text:p text:style-name="P4">
Tags: ['Теніс', 'Даяна Ястремська']</text:p>
      <text:p text:style-name="P4">
Type: Article</text:p>
      <!--METADATA-->
      <text:p text:style-name="P4">
<draw:frame draw:style-name="fr1" draw:name="Image213" text:anchor-type="as-char" svg:width="6.9236in" svg:height="3.956343in" draw:z-index="0">
<draw:image xlink:href="../Images/yкринформ/2023-05-09T19-19-00-03-00/630_360_1683574115-644.jpg" xlink:type="simple" xlink:show="embed" xlink:actuate="onLoad" draw:mime-type="image/jpeg"/>
</draw:frame>
 УкраїнкаДаяна Ястремська подолала відбірковий бар'єр на турніруіЖіночої тенісноїасоціації (WTA) - Internazionali BNL d’Italia - в Римі (Італія) із призовимфондом понад $3,5 млн.</text:p>
      <text:p text:style-name="P4">
У фіналі кваліфікації Ястремська за 1 годину 20 хвилин взяла гору над іспанкоюРебекою Масаровою - 6:3, 6:2, передає Укрінформ.</text:p>
      <text:p text:style-name="P4">
Серед потенційних суперниць Ястремської - німкеня Тетяна Марія, француженкаАлізе Корне, румунка Ана Богдан, росіянки Варвара Грачова та Анна Калінська,італійки Матільда Паолетті та Каміла Джорджі, іспанка Паула Бадоса, а такожЮлія Путінцева з Казахстану.</text:p>
      <text:p text:style-name="P4">
<text:span text:style-name="T4">
Читайте також:</text:span>
 <text:a xlink:type="simple" xlink:href="https://www.ukrinform.ua/rubric-sports/3706896-kostuk-i-sestri-kicenok-zigraut-u-parnij-sitci-turniru-wta-u-rimi.html" text:style-name="Internet_20_link" text:visited-style-name="Visited_20_Internet_20_Link">
 </text:a>
</text:p>
      <text:p text:style-name="P4">
Турнір в італійській столиці триватиме до 21 травня.</text:p>
      <text:p text:style-name="P4">
Торік у Римі перемогла Іга Швьонтек з Польщі.</text:p>
      <text:p text:style-name="P4">
Фото: BTU.</text:p>
      <text:p text:style-name="P4">
Source: <text:a xlink:type="simple" xlink:href="https://www.ukrinform.ua/rubric-sports/3706978-astremska-vigrala-final-kvalifikacii-i-vistupit-na-turniri-wta-v-rimi.html" text:style-name="Internet_20_link" text:visited-style-name="Visited_20_Internet_20_Link">
https://www.ukrinform.ua/rubric-sports/3706978-astremska-vigrala-final-kvalifikacii-i-vistupit-na-turniri-wta-v-rimi.html</text:a>
</text:p>
      <!--NEWS-->
      <text:h text:style-name="P10" text:outline-level="1">
<text:span text:style-name="T4">
Кабмін обмежив використання музики у громадському транспорті</text:span>
</text:h>
      <text:p text:style-name="P4">
Authors: Ukrinform (Person)</text:p>
      <text:p text:style-name="P4">
Publisher: Укринформ (Organization)</text:p>
      <text:p text:style-name="P4">
Published Time: 2023-05-09T19:19:30+03:00</text:p>
      <text:p text:style-name="P4">
Modified Time: 2023-05-09T19:19:30+03:00</text:p>
      <text:p text:style-name="P4">
Description: Кабінет Міністрів України обмежив використання музики в громадському транспорті, водії автобусів мають право не допускати до салону пасажирів, які створюють шум за допомогою технічних пристроїв. — Укрінформ.</text:p>
      <text:p text:style-name="P4">
Images: ["<text:a xlink:type="simple" xlink:href="https://static.ukrinform.com/photos/2023_05/thumb_files/630_360_1683649076-135.jpg" text:style-name="Internet_20_link" text:visited-style-name="Visited_20_Internet_20_Link">
630_360_16836...</text:a>
"]</text:p>
      <text:p text:style-name="P4">
Tags: ['Кабмін', 'Музика', 'Транспорт', 'Заборона']</text:p>
      <text:p text:style-name="P4">
Type: Article</text:p>
      <!--METADATA-->
      <text:p text:style-name="P4">
<draw:frame draw:style-name="fr1" draw:name="Image214" text:anchor-type="as-char" svg:width="6.9236in" svg:height="3.956343in" draw:z-index="0">
<draw:image xlink:href="../Images/yкринформ/2023-05-09T19-19-30-03-00/630_360_1683649076-135.jpg" xlink:type="simple" xlink:show="embed" xlink:actuate="onLoad" draw:mime-type="image/jpeg"/>
</draw:frame>
 КабінетМіністрів України обмежив використання музики в громадському транспорті, водіїавтобусів мають право не допускати до салону пасажирів, які створюють шум задопомогою технічних пристроїв.</text:p>
      <text:p text:style-name="P4">
Як передає Укрінформ, про це Міністерство розвитку громад, територій таінфраструктури України повідомляє у <text:a xlink:type="simple" xlink:href="https://www.facebook.com/Ministry.for.restoration/posts/pfbid0aLVeTUdTnddvYUdpJ1umJcC1zPEppH8GDDUihBPnmfbEUQdob1KA7rQCHnUVP4Dzl" text:style-name="Internet_20_link" text:visited-style-name="Visited_20_Internet_20_Link">
</text:a>
.</text:p>
      <text:p text:style-name="P4">
“Кабінет Міністрів на сьогоднішньому засіданні вніс зміни до “Правил наданняпослуг пасажирського автомобільного <text:a xlink:type="simple" xlink:href="https://www.ukrinform.ua/tag-transport" text:style-name="Internet_20_link" text:visited-style-name="Visited_20_Internet_20_Link">
 </text:a>
 ”. Віднині водії автобусів мають право не допускати до салонупасажирів, які створюють шум за допомогою технічних пристроїв”, - ідеться вповідомленні.</text:p>
      <text:p text:style-name="P4">
Також водіям заборонено вмикати в автобусах музику або фільми. Це дозволено,якщо в салоні є навушники або ж на нерегулярних рейсах за згодою пасажирів.</text:p>
      <text:p text:style-name="P4">
Нововведення стосуватимуться також таксі. Музику водії можуть вмикати тільки,якщо пасажир не заперечує.</text:p>
      <text:p text:style-name="P4">
<text:span text:style-name="T4">
Читайте також:</text:span>
 <text:a xlink:type="simple" xlink:href="https://www.ukrinform.ua/rubric-kyiv/3698951-stolicna-policia-mae-zupinati-marsrutki-pid-cas-povitranoi-trivogi-kmda.html" text:style-name="Internet_20_link" text:visited-style-name="Visited_20_Internet_20_Link">
 <text:span text:style-name="T4">
Столична</text:span>
 <text:span text:style-name="T4">
поліція</text:span>
 <text:span text:style-name="T4">
має</text:span>
 <text:span text:style-name="T4">
зупиняти</text:span>
<text:span text:style-name="T4">
маршрутки</text:span>
 <text:span text:style-name="T4">
під</text:span>
 <text:span text:style-name="T4">
час</text:span>
 <text:span text:style-name="T4">
повітряної</text:span>
 <text:span text:style-name="T4">
тривоги</text:span>
 <text:span text:style-name="T4">
КМДА</text:span>
</text:a>
</text:p>
      <text:p text:style-name="P4">
Постанову прийнято на виконання закону щодо підтримки національного музичногопродукту та обмеження публічного використання музики держави-агресора, якийВерховна Рада України підтримала влітку минулого року.</text:p>
      <text:p text:style-name="P4">
Як повідомлялося, у Києві з 1 серпня 2022 року наземний громадський транспортзупиняється на час повітряної тривоги, пасажири мають залишити салон та пройтидо найближчого укриття.</text:p>
      <text:p text:style-name="P4">
Source: <text:a xlink:type="simple" xlink:href="https://www.ukrinform.ua/rubric-society/3706977-kabmin-obmeziv-vikoristanna-muziki-u-gromadskomu-transporti.html" text:style-name="Internet_20_link" text:visited-style-name="Visited_20_Internet_20_Link">
https://www.ukrinform.ua/rubric-society/3706977-kabmin-obmeziv-vikoristanna-muziki-u-gromadskomu-transporti.html</text:a>
</text:p>
      <!--NEWS-->
      <text:h text:style-name="P10" text:outline-level="1">
<text:span text:style-name="T4">
Лідер республіканців прогнозує, що Конгрес продовжить фінансування оборони України</text:span>
</text:h>
      <text:p text:style-name="P4">
Authors: Ukrinform (Person)</text:p>
      <text:p text:style-name="P4">
Publisher: Укринформ (Organization)</text:p>
      <text:p text:style-name="P4">
Published Time: 2023-05-09T19:23:00+03:00</text:p>
      <text:p text:style-name="P4">
Modified Time: 2023-05-09T19:23:00+03:00</text:p>
      <text:p text:style-name="P4">
Description: Лідер республіканців у Сенаті Мітч Макконнелл передбачив, що американське фінансування для підтримки українських військових, продовжить надходити, незважаючи на дедалі частіші заклики членів його партії скоротити або припинити допомогу Києву. — Укрінформ.</text:p>
      <text:p text:style-name="P4">
Images: ["<text:a xlink:type="simple" xlink:href="https://static.ukrinform.com/photos/2019_12/thumb_files/630_360_1576752877-732.jpg" text:style-name="Internet_20_link" text:visited-style-name="Visited_20_Internet_20_Link">
630_360_15767...</text:a>
"]</text:p>
      <text:p text:style-name="P4">
Tags: ['Оборона', 'Україна', 'Зброя', 'Конгрес США', 'допомога', 'Війна з росією']</text:p>
      <text:p text:style-name="P4">
Type: Article</text:p>
      <!--METADATA-->
      <text:p text:style-name="P4">
<draw:frame draw:style-name="fr1" draw:name="Image215" text:anchor-type="as-char" svg:width="6.9236in" svg:height="3.956343in" draw:z-index="0">
<draw:image xlink:href="../Images/yкринформ/2023-05-09T19-23-00-03-00/630_360_1576752877-732.jpg" xlink:type="simple" xlink:show="embed" xlink:actuate="onLoad" draw:mime-type="image/jpeg"/>
</draw:frame>
 Лідерреспубліканців у Сенаті Мітч Макконнелл передбачив, що американськефінансування для підтримки українських військових, продовжить надходити,незважаючи на дедалі частіші заклики членів його партії скоротити абоприпинити допомогу Києву.</text:p>
      <text:p text:style-name="P4">
Як передає Укрінформ, про це повідомляє <text:a xlink:type="simple" xlink:href="https://www.bloomberg.com/news/articles/2023-05-09/mcconnell-predicts-congress-will-keep-funding-ukraine-s-defense" text:style-name="Internet_20_link" text:visited-style-name="Visited_20_Internet_20_Link">
</text:a>
 .</text:p>
      <text:p text:style-name="P4">
«Я справді вважаю, що ми маємо достатню підтримку в Конгресі, щоб підтримуватице (фінансування - ред.) ще довго», — сказав Макконнелл.</text:p>
      <text:p text:style-name="P4">
Макконнелл також закликав президента США <text:a xlink:type="simple" xlink:href="https://www.ukrinform.ua/tag-bajden" text:style-name="Internet_20_link" text:visited-style-name="Visited_20_Internet_20_Link">
 </text:a>
 прискорити постачання високотехнологічного озброєння Українінапередодні очікуваного контрнаступу ЗСУ.</text:p>
      <text:p text:style-name="P4">
Минулого тижня Макконнел підтримав заяву спікера Палати представниківреспубліканця Кевіна Маккарті про продовження підтримки допомоги Україні.</text:p>
      <text:p text:style-name="P4">
<text:span text:style-name="T4">
Читайте також:</text:span>
 <text:a xlink:type="simple" xlink:href="https://www.ukrinform.ua/rubric-ato/3706891-ssa-vidilaut-ukraini-novij-paket-vijskovoi-dopomogi-na-sumu-12-milarda-pentagon.html" text:style-name="Internet_20_link" text:visited-style-name="Visited_20_Internet_20_Link">
 <text:span text:style-name="T4">
США</text:span>
 <text:span text:style-name="T4">
виділяють</text:span>
 <text:span text:style-name="T4">
Україні</text:span>
 <text:span text:style-name="T4">
новий</text:span>
 <text:span text:style-name="T4">
пакет</text:span>
<text:span text:style-name="T4">
військової</text:span>
 <text:span text:style-name="T4">
допомоги</text:span>
 <text:span text:style-name="T4">
суму</text:span>
 <text:span text:style-name="T4">
мільярда</text:span>
</text:a>
</text:p>
      <text:p text:style-name="P4">
Як повідомляв Укрінформ, спікер Палати представників США республіканець КевінМаккарті під час візиту до Ізраїлю <text:a xlink:type="simple" xlink:href="https://www.ukrinform.ua/rubric-polytics/3703722-spiker-palati-predstavnikiv-ssa-zaklikav-rosiu-piti-z-ukraini.html" text:style-name="Internet_20_link" text:visited-style-name="Visited_20_Internet_20_Link">
 </text:a>
 Спікер відкинув припущення російського журналіста, який ставивзапитання, що начебто він не підтримує відправку військової та фінансовоїдопомоги Києву.</text:p>
      <text:p text:style-name="P4">
Маккарті також засудив москву за «вбивство (українських – ред.) дітей» тадистанціювався від деяких членів своєї Республіканської партії, які виступаютьпроти додаткової великої допомоги Україні з боку США.</text:p>
      <text:p text:style-name="P4">
Source: <text:a xlink:type="simple" xlink:href="https://www.ukrinform.ua/rubric-ato/3706920-lider-respublikanciv-prognozue-so-kongres-prodovzit-finansuvanna-oboroni-ukraini.html" text:style-name="Internet_20_link" text:visited-style-name="Visited_20_Internet_20_Link">
https://www.ukrinform.ua/rubric-ato/3706920-lider-respublikanciv-prognozue-so-kongres-prodovzit-finansuvanna-oboroni-ukraini.html</text:a>
</text:p>
      <!--NEWS-->
      <text:h text:style-name="P10" text:outline-level="1">
<text:span text:style-name="T4">
В Україні окремим категоріям освітян встановили відпустку в 42 дні – кого стосується</text:span>
</text:h>
      <text:p text:style-name="P4">
Authors: Ukrinform (Person)</text:p>
      <text:p text:style-name="P4">
Publisher: Укринформ (Organization)</text:p>
      <text:p text:style-name="P4">
Published Time: 2023-05-09T19:25:23+03:00</text:p>
      <text:p text:style-name="P4">
Modified Time: 2023-05-09T19:25:23+03:00</text:p>
      <text:p text:style-name="P4">
Description: Кабмін вніс зміни до Порядку надання щорічної відпустки тривалістю до 56 календарних днів керівним працівникам закладів та установ освіти, навчальних підрозділів інших установ і закладів, педагогічним, науково-педагогічним працівникам та науковим працівникам. — Укрінформ.</text:p>
      <text:p text:style-name="P4">
Images: ["<text:a xlink:type="simple" xlink:href="https://static.ukrinform.com/photos/2023_05/thumb_files/630_360_1683649421-551.jpg" text:style-name="Internet_20_link" text:visited-style-name="Visited_20_Internet_20_Link">
630_360_16836...</text:a>
"]</text:p>
      <text:p text:style-name="P4">
Tags: ['Кабмін', 'Вчителі', 'Відпустка']</text:p>
      <text:p text:style-name="P4">
Type: Article</text:p>
      <!--METADATA-->
      <text:p text:style-name="P4">
<draw:frame draw:style-name="fr1" draw:name="Image216" text:anchor-type="as-char" svg:width="6.9236in" svg:height="3.956343in" draw:z-index="0">
<draw:image xlink:href="../Images/yкринформ/2023-05-09T19-25-23-03-00/630_360_1683649421-551.jpg" xlink:type="simple" xlink:show="embed" xlink:actuate="onLoad" draw:mime-type="image/jpeg"/>
</draw:frame>
 Кабмінвніс зміни до Порядку надання щорічної відпустки тривалістю до 56 календарнихднів керівним працівникам закладів та установ освіти, навчальних підрозділівінших установ і закладів, педагогічним, науково-педагогічним працівникам танауковим працівникам.</text:p>
      <text:p text:style-name="P4">
Про це за підсумками засідання уряду 9 травня повідомив у <text:a xlink:type="simple" xlink:href="https://t.me/tmelnychuk/2272" text:style-name="Internet_20_link" text:visited-style-name="Visited_20_Internet_20_Link">
</text:a>
 постійний представник уряду у Верховній РадіТарас Мельничук, передає Укрінформ.</text:p>
      <text:p text:style-name="P4">
"Встановлено тривалість відпустки педагогічним працівникам - завідувачамтериторіальних курсів цивільного захисту та безпеки життєдіяльності та їхзаступникам, начальникам (директорам) навчально-методичних центрів цивільногозахисту та безпеки життєдіяльності та їх заступникам - у розмірі 42 календарнідні", - йдеться у повідомленні.</text:p>
      <text:p text:style-name="P4">
<text:span text:style-name="T4">
Читайте також:</text:span>
 <text:a xlink:type="simple" xlink:href="https://www.ukrinform.ua/rubric-society/3701779-dla-onlajnnavcanna-vciteli-potrebuut-se-80-tisac-noutbukiv-i-plansetiv-lisovij.html" text:style-name="Internet_20_link" text:visited-style-name="Visited_20_Internet_20_Link">
 </text:a>
</text:p>
      <text:p text:style-name="P4">
Як повідомлялося, <text:a xlink:type="simple" xlink:href="https://www.ukrinform.ua/rubric-society/3704240-v-ukraini-mozut-zminitisa-umovi-nadanna-vidpustok-zakonoproekt-projsov-perse-citanna.html" text:style-name="Internet_20_link" text:visited-style-name="Visited_20_Internet_20_Link">
 </text:a>
 «Про внесення змін до деякихзаконодавчих актів України щодо впорядкування надання та використаннявідпусток, а також інших питань».</text:p>
      <text:p text:style-name="P4">
Source: <text:a xlink:type="simple" xlink:href="https://www.ukrinform.ua/rubric-society/3706982-v-ukraini-okremim-kategoriam-osvitan-vstanovili-vidpustku-v-42-dni-kogo-stosuetsa.html" text:style-name="Internet_20_link" text:visited-style-name="Visited_20_Internet_20_Link">
https://www.ukrinform.ua/rubric-society/3706982-v-ukraini-okremim-kategoriam-osvitan-vstanovili-vidpustku-v-42-dni-kogo-stosuetsa.html</text:a>
</text:p>
      <!--NEWS-->
      <text:h text:style-name="P10" text:outline-level="1">
<text:span text:style-name="T4">
Гілларі Клінтон закликала країни НАТО передати Україні усе необхідне для контрнаступу</text:span>
</text:h>
      <text:p text:style-name="P4">
Authors: Ukrinform (Person)</text:p>
      <text:p text:style-name="P4">
Publisher: Укринформ (Organization)</text:p>
      <text:p text:style-name="P4">
Published Time: 2023-05-09T19:28:00+03:00</text:p>
      <text:p text:style-name="P4">
Modified Time: 2023-05-09T19:28:00+03:00</text:p>
      <text:p text:style-name="P4">
Description: Міжнародній спільноті варто наростити темпи та масштаби військової допомоги Україні, аби допомогти при контрнаступі. — Укрінформ.</text:p>
      <text:p text:style-name="P4">
Images: ["<text:a xlink:type="simple" xlink:href="https://static.ukrinform.com/photos/2016_10/thumb_files/630_360_1476961252-6753.jpg" text:style-name="Internet_20_link" text:visited-style-name="Visited_20_Internet_20_Link">
630_360_14769...</text:a>
"]</text:p>
      <text:p text:style-name="P4">
Tags: ['Зброя', 'Гілларі Клінтон', 'Війна з росією']</text:p>
      <text:p text:style-name="P4">
Type: Article</text:p>
      <!--METADATA-->
      <text:p text:style-name="P4">
<draw:frame draw:style-name="fr1" draw:name="Image217" text:anchor-type="as-char" svg:width="6.9236in" svg:height="3.956343in" draw:z-index="0">
<draw:image xlink:href="../Images/yкринформ/2023-05-09T19-28-00-03-00/630_360_1476961252-6753.jpg" xlink:type="simple" xlink:show="embed" xlink:actuate="onLoad" draw:mime-type="image/jpeg"/>
</draw:frame>
Міжнародній спільноті варто наростити темпи та масштаби військової допомогиУкраїні, аби допомогти при контрнаступі.</text:p>
      <text:p text:style-name="P4">
Як повідомляє кореспондент Укрінформу, про це під час виступу в Оттаві заявилаколишня держсекретар й кандидат у президенти США Гілларі Клінтон.</text:p>
      <text:p text:style-name="P4">
“Саме українці воюють та вмирають, вони перебувають на передовій - буквально -захищаючи власну державу та створюючи бастіон демократії. Мені б хотілося, абими робили ще більше, аби прискорили доставку всього, що їм потрібно. Я бволіла, аби усі держави, усі члени Альянсу передали їм усе можливе”, - сказалаКлінтон.</text:p>
      <text:p text:style-name="P4">
<text:span text:style-name="T4">
Читайте також:</text:span>
 <text:a xlink:type="simple" xlink:href="https://www.ukrinform.ua/rubric-polytics/3706496-putin-vdersa-do-ukraini-bo-svit-ne-spiniv-jogo-ranise-gillari-klinton.html" text:style-name="Internet_20_link" text:visited-style-name="Visited_20_Internet_20_Link">
 <text:span text:style-name="T4">
Клінтон</text:span>
 </text:a>
</text:p>
      <text:p text:style-name="P4">
Вона наголосила, що у разі розгортання весняного наступу, “українцям потрібнабуде ця допомога”. “російське вторгнення продемонструвало нам, що путін тавійськове керівництво росії абсолютно не зважають на життя своїх громадян”, -зазначила колишня держсекретар.</text:p>
      <text:p text:style-name="P4">
На переконання Клінтон, “найкращий спосіб припинення путінської агресії -перемога Україна, тобто нам слід більше їм допомагати”.</text:p>
      <text:p text:style-name="P4">
<text:span text:style-name="T4">
Читайте також:</text:span>
 <text:a xlink:type="simple" xlink:href="https://www.ukrinform.ua/rubric-polytics/3691670-klinton-zalkue-pro-te-so-vmovlav-ukrainu-vidmovitisa-vid-adernoi-zbroi.html" text:style-name="Internet_20_link" text:visited-style-name="Visited_20_Internet_20_Link">
 <text:span text:style-name="T4">
Клінтон</text:span>
 </text:a>
</text:p>
      <text:p text:style-name="P4">
Як повідомляв Укрінформ, міністр закордонних справ Великої Британії ДжеймсКлеверлі у вівторок під час виступу в «Атлантичній раді» в Вашингтоні заявив,що українські сили оборони після повномасштабної агресії, розв’язаної рф,продемонстрували високу ефективність у захисті країни від масивної російськоїармії та перевершили очікування міжнародної спільноти.</text:p>
      <text:p text:style-name="P4">
Source: <text:a xlink:type="simple" xlink:href="https://www.ukrinform.ua/rubric-ato/3706985-gillari-klinton-zaklikala-kraini-nato-peredati-ukraini-use-neobhidne-dla-kontrnastupu.html" text:style-name="Internet_20_link" text:visited-style-name="Visited_20_Internet_20_Link">
https://www.ukrinform.ua/rubric-ato/3706985-gillari-klinton-zaklikala-kraini-nato-peredati-ukraini-use-neobhidne-dla-kontrnastupu.html</text:a>
</text:p>
      <!--NEWS-->
      <text:h text:style-name="P10" text:outline-level="1">
<text:span text:style-name="T4">
Якби росія змогла захопити Україну, наступним був би Казахстан – Данілов</text:span>
</text:h>
      <text:p text:style-name="P4">
Authors: Ukrinform (Person)</text:p>
      <text:p text:style-name="P4">
Publisher: Укринформ (Organization)</text:p>
      <text:p text:style-name="P4">
Published Time: 2023-05-09T19:36:00+03:00</text:p>
      <text:p text:style-name="P4">
Modified Time: 2023-05-09T19:36:00+03:00</text:p>
      <text:p text:style-name="P4">
Description: Секретар Ради національної безпеки і оборони Олексій Данілов переконаний, що якби росія змогла захопити Україну, то наступною країною, на яку б вона напала, став би Казахстан. — Укрінформ.</text:p>
      <text:p text:style-name="P4">
Images: ["<text:a xlink:type="simple" xlink:href="https://static.ukrinform.com/photos/2023_04/thumb_files/630_360_1680783783-785.jpg" text:style-name="Internet_20_link" text:visited-style-name="Visited_20_Internet_20_Link">
630_360_16807...</text:a>
"]</text:p>
      <text:p text:style-name="P4">
Tags: ['Казахстан', 'росія', 'Данілов', 'Єдині новини']</text:p>
      <text:p text:style-name="P4">
Type: Article</text:p>
      <!--METADATA-->
      <text:p text:style-name="P4">
<draw:frame draw:style-name="fr1" draw:name="Image218" text:anchor-type="as-char" svg:width="6.9236in" svg:height="3.956343in" draw:z-index="0">
<draw:image xlink:href="../Images/yкринформ/2023-05-09T19-36-00-03-00/630_360_1680783783-785.jpg" xlink:type="simple" xlink:show="embed" xlink:actuate="onLoad" draw:mime-type="image/jpeg"/>
</draw:frame>
 СекретарРади національної безпеки і оборони Олексій Данілов переконаний, що якби росіязмогла захопити Україну, то наступною країною, на яку б вона напала, став биКазахстан.</text:p>
      <text:p text:style-name="P4">
Таку думку він висловив в ефірі телемарафоні «Єдині новини», передаєУкрінформ.</text:p>
      <text:p text:style-name="P4">
«Я з упевненістю можу сказати про те, що якби у путіна вийшло на територіїнашої країни (захопити – ред.), то наступним був би Казахстан. Більш того, вінби не зупинився ні перед Вірменією, ні перед іншими країнами», - сказав <text:a xlink:type="simple" xlink:href="https://www.ukrinform.ua/tag-danilov" text:style-name="Internet_20_link" text:visited-style-name="Visited_20_Internet_20_Link">
</text:a>
</text:p>
      <text:p text:style-name="P4">
На прохання ведучого він прокоментував візит президентів Казахстану,Киргизстану, Туркменістану, Таджикистану, прем'єр-міністра Вірменії тасамопроголошеного президента білорусі 9 травня на парад до москви: «Не знаю,що їх спонукало туди приїхати. Подивимося, як далі будуть розгортатися події».</text:p>
      <text:p text:style-name="P4">
<text:span text:style-name="T4">
Читайте також:</text:span>
 <text:a xlink:type="simple" xlink:href="https://www.ukrinform.ua/rubric-ato/3705885-danilov-dla-rosii-zaraz-vidbuvaetsa-katastrofa-ta-najgirse-poperedu.html" text:style-name="Internet_20_link" text:visited-style-name="Visited_20_Internet_20_Link">
 <text:span text:style-name="T4">
Данілов</text:span>
 </text:a>
</text:p>
      <text:p text:style-name="P4">
Секретар РНБО також зазначив, що нині ніякого успіху росія у розв’язаній війніне має. Наприклад, зранку ворог ракетами обсрілював Україну, але й тут наврядчи росіянам вдалося здійснити задумане. «Те, що стосується фронту, то Бахмут,який вони вже скільки намагаються захопити, але це місто нашої честі, нашоїгордості та наших героїв. Вони навіть на це не спромоглися», - підкреслив він.</text:p>
      <text:p text:style-name="P4">
Як повідомляв Укрінформ, секретар Ради національної безпеки і оборони УкраїниОлексій Данілов сказав, що парад у москві став найкоротшим із 1941 року, таназвав його парадом боягузтва і страху.</text:p>
      <text:p text:style-name="P4">
9 травня на червоній площі в москві пройшов щорічний військовий парад. Цьогоразу там <text:a xlink:type="simple" xlink:href="https://www.ukrinform.ua/rubric-world/3706766-parad-u-moskvi-pokazav-visnazenna-vijskovoi-tehniki-na-nomu-buv-odin-tank-muzejnij.html" text:style-name="Internet_20_link" text:visited-style-name="Visited_20_Internet_20_Link">
 </text:a>
</text:p>
      <text:p text:style-name="P4">
Source: <text:a xlink:type="simple" xlink:href="https://www.ukrinform.ua/rubric-polytics/3706987-akbi-rosia-zmogla-zahopiti-ukrainu-nastupnim-buv-bi-kazahstan-danilov.html" text:style-name="Internet_20_link" text:visited-style-name="Visited_20_Internet_20_Link">
https://www.ukrinform.ua/rubric-polytics/3706987-akbi-rosia-zmogla-zahopiti-ukrainu-nastupnim-buv-bi-kazahstan-danilov.html</text:a>
</text:p>
      <!--NEWS-->
      <text:h text:style-name="P10" text:outline-level="1">
<text:span text:style-name="T4">
В Україні ціни на полуницю сягнули рекордного рівня - EastFruit</text:span>
</text:h>
      <text:p text:style-name="P4">
Authors: Ukrinform (Person)</text:p>
      <text:p text:style-name="P4">
Publisher: Укринформ (Organization)</text:p>
      <text:p text:style-name="P4">
Published Time: 2023-05-09T19:37:54+03:00</text:p>
      <text:p text:style-name="P4">
Modified Time: 2023-05-09T19:37:54+03:00</text:p>
      <text:p text:style-name="P4">
Description: В Україні за останні два тижні середня оптова ціна суниці садової (полуниці) стрімко зросла до 190 грн за кілограм (вище 5,2 дол./кг). — Укрінформ.</text:p>
      <text:p text:style-name="P4">
Images: ["<text:a xlink:type="simple" xlink:href="https://static.ukrinform.com/photos/2023_05/thumb_files/630_360_1683650102-981.jpg" text:style-name="Internet_20_link" text:visited-style-name="Visited_20_Internet_20_Link">
630_360_16836...</text:a>
", "<text:a xlink:type="simple" xlink:href="https://static.ukrinform.com/photos/2023_05/1683650181-311.png" text:style-name="Internet_20_link" text:visited-style-name="Visited_20_Internet_20_Link">
1683650181-31...</text:a>
", "<text:a xlink:type="simple" xlink:href="https://static.ukrinform.com/photos/2023_05/1683650186-520.png" text:style-name="Internet_20_link" text:visited-style-name="Visited_20_Internet_20_Link">
1683650186-52...</text:a>
"]</text:p>
      <text:p text:style-name="P4">
Tags: ['Ціни', 'Ягоди', 'Ринок']</text:p>
      <text:p text:style-name="P4">
Type: Article</text:p>
      <!--METADATA-->
      <text:p text:style-name="P4">
<draw:frame draw:style-name="fr1" draw:name="Image219" text:anchor-type="as-char" svg:width="6.9236in" svg:height="3.956343in" draw:z-index="0">
<draw:image xlink:href="../Images/yкринформ/2023-05-09T19-37-54-03-00/630_360_1683650102-981.jpg" xlink:type="simple" xlink:show="embed" xlink:actuate="onLoad" draw:mime-type="image/jpeg"/>
</draw:frame>
 В Україніза останні два тижні середня оптова ціна суниці садової (полуниці) стрімкозросла до 190 грн за кілограм (вище 5,2 дол./кг).</text:p>
      <text:p text:style-name="P4">
Як передає Укрінформ, про це повідомляє <text:a xlink:type="simple" xlink:href="https://east-fruit.com/uk/novyny/rekordni-tsiny-na-sunytsyu-sadovu-v-ukrayini-v-travni-2023-roku-v-chomu-prychyny-ta-yaki-perspektyvy/" text:style-name="Internet_20_link" text:visited-style-name="Visited_20_Internet_20_Link">
 </text:a>
</text:p>
      <text:p text:style-name="P4">
"І в гривневому еквіваленті, і в доларах США ціни на суницю в Україні заразрекордно високі. З одного боку, це свідчить про те, що пропозиція ягоди дещонедостатня, а от з іншого боку показує, що в Україні є платоспроможний попитна ранню суницю садову навіть за доволі високими цінами", - йдеться уповідомленні.</text:p>
      <text:p text:style-name="P4">
Зазначається, що другий рік поспіль на ринок України негативно впливаєвідсутність пропозиції ягоди з південних регіонів Херсонської області, яка, які раніше, залишається окупованою російською терористичною армією. Однак торіку цей час ціни на полуницю вже стрімко знижувалися, а цього року вони,навпаки, зростають.</text:p>
      <text:p text:style-name="P4">
<draw:frame draw:style-name="fr1" draw:name="Image220" text:anchor-type="as-char" svg:width="6.9236in" svg:height="2.564296in" draw:z-index="0">
<draw:image xlink:href="../Images/yкринформ/2023-05-09T19-37-54-03-00/1683650181-311.png" xlink:type="simple" xlink:show="embed" xlink:actuate="onLoad" draw:mime-type="image/png"/>
</draw:frame>
</text:p>
      <text:p text:style-name="P4">
На думку учасників ринку, затримка через холодну і похмуру погоду знадходженням на ринок ягоди з тепличних господарств може негативно вплинути наприбутковість цього <text:a xlink:type="simple" xlink:href="https://www.ukrinform.ua/tag-biznes" text:style-name="Internet_20_link" text:visited-style-name="Visited_20_Internet_20_Link">
 </text:a>
 2023 року.</text:p>
      <text:p text:style-name="P4">
Це пояснюється тим, що значна частина сезону реалізації тепличної ягоди можезбігтися з сезоном продажу ягоди з відкритого ґрунту.</text:p>
      <text:p text:style-name="P4">
<draw:frame draw:style-name="fr1" draw:name="Image221" text:anchor-type="as-char" svg:width="6.9236in" svg:height="2.564296in" draw:z-index="0">
<draw:image xlink:href="../Images/yкринформ/2023-05-09T19-37-54-03-00/1683650186-520.png" xlink:type="simple" xlink:show="embed" xlink:actuate="onLoad" draw:mime-type="image/png"/>
</draw:frame>
</text:p>
      <text:p text:style-name="P4">
Зазвичай полуниця з відкритого ґрунту виходить на ринок України в останнюдекаду травня, а мінімальних значень ціни на неї досягають до 10-15 червня.Цьогоріч вихід ягоди відкритого ґрунту на ринок може також затриматися, алеціни, найімовірніше, знижуватимуться стрімкіше, ніж зазвичай.</text:p>
      <text:p text:style-name="P4">
За даними EastFruit, у 2022 році оптові ціни на полуницю в Україні жодногоразу не опускалися нижче 1,7 дол./кг. А ось 2019 року оптова ціна падаланавіть нижче 1 дол./кг. Загалом же за останні 5 років середньою мінімальноюоптовою ціною на якісну полуницю в Україні можна вважати 1,5 дол./кг.</text:p>
      <text:p text:style-name="P4">
<text:span text:style-name="T4">
Читайте також:</text:span>
 <text:a xlink:type="simple" xlink:href="https://www.ukrinform.ua/rubric-economy/3703565-v-ukraini-za-rik-vijni-cini-na-produkti-zrosli-na-315-ekspert.html" text:style-name="Internet_20_link" text:visited-style-name="Visited_20_Internet_20_Link">
 <text:span text:style-name="T4">
Україні</text:span>
 <text:span text:style-name="T4">
рік</text:span>
 <text:span text:style-name="T4">
війни</text:span>
 <text:span text:style-name="T4">
ціни</text:span>
 <text:span text:style-name="T4">
продукти</text:span>
<text:span text:style-name="T4">
зросли</text:span>
 <text:span text:style-name="T4">
експерт</text:span>
 </text:a>
</text:p>
      <text:p text:style-name="P4">
Саме таку межу ціни вважають мінімально можливою для 2023 року учасникиукраїнського ринку, хоча більшість із них сподівається на те, що ціни неопустяться нижче 2 дол./кг. При цьому в останні п’ять років не було такогосезону, щоб оптова ціна на суницю садову не опустилася нижче 1,8 дол./кг.</text:p>
      <text:p text:style-name="P4">
Як повідомлялося, у 2022 році ціни на полуницю (суницю садову) на українськомуринку були на 40-45% вищі, ніж у 2021 році. Зокрема, на кінець минулого сезонуреалізації полуниці літніх сортів ціни на ягоду варіювались у межах 50-80грн/кг (1,71-2,73 дол./кг).</text:p>
      <text:p text:style-name="P4">
Source: <text:a xlink:type="simple" xlink:href="https://www.ukrinform.ua/rubric-economy/3706988-v-ukraini-cini-na-polunicu-sagnuli-rekordnogo-rivna-eastfruit.html" text:style-name="Internet_20_link" text:visited-style-name="Visited_20_Internet_20_Link">
https://www.ukrinform.ua/rubric-economy/3706988-v-ukraini-cini-na-polunicu-sagnuli-rekordnogo-rivna-eastfruit.html</text:a>
</text:p>
      <!--NEWS-->
      <text:h text:style-name="P10" text:outline-level="1">
<text:span text:style-name="T4">
У Судані кількість біженців зросла до 700 тисяч - ООН</text:span>
</text:h>
      <text:p text:style-name="P4">
Authors: Ukrinform (Person)</text:p>
      <text:p text:style-name="P4">
Publisher: Укринформ (Organization)</text:p>
      <text:p text:style-name="P4">
Published Time: 2023-05-09T19:48:00+03:00</text:p>
      <text:p text:style-name="P4">
Modified Time: 2023-05-09T19:48:00+03:00</text:p>
      <text:p text:style-name="P4">
Description: Кількість внутрішньо переміщених осіб в Судані зросла вдвічі і наразі становить понад 700 тисяч біженців. — Укрінформ.</text:p>
      <text:p text:style-name="P4">
Images: ["<text:a xlink:type="simple" xlink:href="https://static.ukrinform.com/photos/2023_05/thumb_files/630_360_1683651285-758.jpg" text:style-name="Internet_20_link" text:visited-style-name="Visited_20_Internet_20_Link">
630_360_16836...</text:a>
"]</text:p>
      <text:p text:style-name="P4">
Tags: ['ООН', 'Переселенці', 'Судан', 'Біженці']</text:p>
      <text:p text:style-name="P4">
Type: Article</text:p>
      <!--METADATA-->
      <text:p text:style-name="P4">
<draw:frame draw:style-name="fr1" draw:name="Image222" text:anchor-type="as-char" svg:width="6.9236in" svg:height="3.956343in" draw:z-index="0">
<draw:image xlink:href="../Images/yкринформ/2023-05-09T19-48-00-03-00/630_360_1683651285-758.jpg" xlink:type="simple" xlink:show="embed" xlink:actuate="onLoad" draw:mime-type="image/jpeg"/>
</draw:frame>
 Кількістьвнутрішньо переміщених осіб в Судані зросла вдвічі і наразі становить понад700 тисяч біженців.</text:p>
      <text:p text:style-name="P4">
Як передає Укрінформ, про це повідомляє <text:a xlink:type="simple" xlink:href="https://www.reuters.com/world/africa/sudan-faces-displacement-crisis-truce-talks-yield-no-progress-2023-05-09/" text:style-name="Internet_20_link" text:visited-style-name="Visited_20_Internet_20_Link">
</text:a>
</text:p>
      <text:p text:style-name="P4">
"Насильство змусило сотні тисяч людей залишити свої домівки, а кількістьвнутрішньо переміщених осіб у Судані за тиждень зросла більш ніж удвічі - допонад 700 000", - повідомило Агентство ООН з питань міграції.</text:p>
      <text:p text:style-name="P4">
Зазначається, що наразі немає жодних ознак прогресу в переговорах проприпинення вогню, що тривають в Саудівській Аравії. Водночас мешканці столиці<text:a xlink:type="simple" xlink:href="https://www.ukrinform.ua/tag-sudan" text:style-name="Internet_20_link" text:visited-style-name="Visited_20_Internet_20_Link">
 </text:a>
 у вівторок повідомили про нічніавіаудари та перестрілки на тлі сплеску мародерства. Об'єктами нападів сталибудинки, магазини, склади та банківські установи.</text:p>
      <text:p text:style-name="P4">
Розгортання конфлікту між армією Судану та воєнізованими силами швидкоїпідтримки (RSF) загрожує затяжною війною, яка може залучити зовнішні сили іспричинити нову гуманітарну кризу в усьому регіоні.</text:p>
      <text:p text:style-name="P4">
<text:span text:style-name="T4">
Читайте також:</text:span>
 <text:a xlink:type="simple" xlink:href="https://www.ukrinform.ua/rubric-world/3705233-v-oon-zaklikaut-uradi-krain-ne-povertati-bizenciv-do-sudanu.html" text:style-name="Internet_20_link" text:visited-style-name="Visited_20_Internet_20_Link">
 <text:span text:style-name="T4">
Судан</text:span>
 </text:a>
</text:p>
      <text:p text:style-name="P4">
За оцінками ООН, ще 5 мільйонів людей потребуватимуть екстреної допомогивсередині Судану, а 860 000 втечуть до сусідніх держав, які вже перебувають укризі.</text:p>
      <text:p text:style-name="P4">
У вівторок Всесвітня організація охорони здоров'я також збільшила підтвердженукількість загиблих до більш ніж 600 осіб і 5 000 поранених, хоча справжняцифра, як вважають, набагато вища.</text:p>
      <text:p text:style-name="P4">
Водночас не було жодних зовнішніх ознак прогресу в переговорах, яківідбуваються в Саудівській Аравії з суботи, попри їхню обмежену мету -припинення вогню для забезпечення гуманітарного доступу. Неодноразовіпопередні угоди про перемир'я вже були порушені.</text:p>
      <text:p text:style-name="P4">
Як повідомляв Укрінформ, у столиці Судану Хартумі <text:a xlink:type="simple" xlink:href="https://www.ukrinform.ua/rubric-world/3706533-maroderi-v-sudani-rozgrabuvali-ofisni-primisenna-oon.html" text:style-name="Internet_20_link" text:visited-style-name="Visited_20_Internet_20_Link">
</text:a>
</text:p>
      <text:p text:style-name="P4">
<text:span text:style-name="T5">
Фото: UNHCR</text:span>
</text:p>
      <text:p text:style-name="P4">
Source: <text:a xlink:type="simple" xlink:href="https://www.ukrinform.ua/rubric-world/3706992-u-sudani-kilkist-bizenciv-zrosla-do-700-tisac-oon.html" text:style-name="Internet_20_link" text:visited-style-name="Visited_20_Internet_20_Link">
https://www.ukrinform.ua/rubric-world/3706992-u-sudani-kilkist-bizenciv-zrosla-do-700-tisac-oon.html</text:a>
</text:p>
      <!--NEWS-->
      <text:h text:style-name="P10" text:outline-level="1">
<text:span text:style-name="T4">
Секретар РНБО: Остаточного плану наступу ще немає – у роботі кілька варіантів</text:span>
</text:h>
      <text:p text:style-name="P4">
Authors: Ukrinform (Person)</text:p>
      <text:p text:style-name="P4">
Publisher: Укринформ (Organization)</text:p>
      <text:p text:style-name="P4">
Published Time: 2023-05-09T19:51:47+03:00</text:p>
      <text:p text:style-name="P4">
Modified Time: 2023-05-09T19:51:47+03:00</text:p>
      <text:p text:style-name="P4">
Description: Вище військове керівництво ретельно пропрацьовує кілька варіантів того, як відбуватимуться надалі військові дії по звільненню української землі від російських загарбників, рішення ж ухвалюватимуть згодом з урахуванням ситуації на фронті. — Укрінформ.</text:p>
      <text:p text:style-name="P4">
Images: ["<text:a xlink:type="simple" xlink:href="https://static.ukrinform.com/photos/2023_04/thumb_files/630_360_1680783784-260.jpg" text:style-name="Internet_20_link" text:visited-style-name="Visited_20_Internet_20_Link">
630_360_16807...</text:a>
"]</text:p>
      <text:p text:style-name="P4">
Tags: ['РНБО', 'Данілов', 'Війна з росією', 'Контрнаступ']</text:p>
      <text:p text:style-name="P4">
Type: Article</text:p>
      <!--METADATA-->
      <text:p text:style-name="P4">
<draw:frame draw:style-name="fr1" draw:name="Image223" text:anchor-type="as-char" svg:width="6.9236in" svg:height="3.956343in" draw:z-index="0">
<draw:image xlink:href="../Images/yкринформ/2023-05-09T19-51-47-03-00/630_360_1680783784-260.jpg" xlink:type="simple" xlink:show="embed" xlink:actuate="onLoad" draw:mime-type="image/jpeg"/>
</draw:frame>
 Вищевійськове керівництво ретельно пропрацьовує кілька варіантів того, яквідбуватимуться надалі військові дії по звільненню української землі відросійських загарбників, рішення ж ухвалюватимуть згодом з урахуванням ситуаціїна фронті.</text:p>
      <text:p text:style-name="P4">
Про це секретар Ради національної безпеки і оборони Олексій Данілов сказав вефірі телемарафону «Єдині новини», передає Укрінформ.</text:p>
      <text:p text:style-name="P4">
«Я не використовую термін контрнаступ. Це - військові дії. Наші військовізнають, що їм робити та де їм робити, в який час їм робити. У кабінетіВерховного головнокомандувача ЗСУ, Президента нашої країни, будутьухвалюватися остаточні рішення відносно термінів та напрямків. І коли хтосьпочинає про щось говорити навіть з поважних інституцій на Заході, повірте, насьогодні людей, які знають точно всі наші плани, не існує. Остаточний план щене затверджений, у нас є кілька варіантів і всі вони у роботі» - сказавДанілов.</text:p>
      <text:p text:style-name="P4">
<text:span text:style-name="T4">
Читайте також:</text:span>
 <text:a xlink:type="simple" xlink:href="https://www.ukrinform.ua/rubric-ato/3706652-zsu-rozpocnut-kontrnastup-koli-dla-cogo-bude-vidpovidnij-cas-smigal.html" text:style-name="Internet_20_link" text:visited-style-name="Visited_20_Internet_20_Link">
 <text:span text:style-name="T4">
контрнаступ</text:span>
 </text:a>
</text:p>
      <text:p text:style-name="P4">
Звичайно, додав він, всі хотіли б, щоб міжнародні партнери надавали допомогуактивніше, але нині Україна вдячна за те, що така допомога є і надаєтьсядоволі потужно.</text:p>
      <text:p text:style-name="P4">
«Не тільки США, а й інші країни в цьому беруть участь. Сьогодні у нас є гість(президентка <text:a xlink:type="simple" xlink:href="https://www.ukrinform.ua/tag-evrokomisia" text:style-name="Internet_20_link" text:visited-style-name="Visited_20_Internet_20_Link">
 </text:a>
 Урсула фон дер Ляєн– ред.) на території нашої країни та є остаточне рішення про те, що нашакраїна найближчим часом почне отримувати від Євросоюзу. Один мільйон снарядів,який конче необхідний нам для того, щоб ми отримали перемогу над рашистами.Вона (допомога – ред.) йде і не буде припинятися», - сказав секретар РНБО.</text:p>
      <text:p text:style-name="P4">
<text:span text:style-name="T4">
Читайте також:</text:span>
 <text:a xlink:type="simple" xlink:href="https://www.ukrinform.ua/rubric-ato/3706531-podolak-pro-kontrnastup-ce-ne-odna-bitva-aka-vse-virisit.html" text:style-name="Internet_20_link" text:visited-style-name="Visited_20_Internet_20_Link">
 <text:span text:style-name="T4">
контрнаступ</text:span>
 </text:a>
</text:p>
      <text:p text:style-name="P4">
Як повідомляв Укрінформ, 9 травня Європарламент під час пленарного засідання уСтрасбурзі <text:a xlink:type="simple" xlink:href="https://www.ukrinform.ua/rubric-ato/3706794-boepripasi-dla-ukraini-evroparlament-uhvaliv-terminovij-poradok-prijnatta-akta-es.html" text:style-name="Internet_20_link" text:visited-style-name="Visited_20_Internet_20_Link">
 </text:a>
 .</text:p>
      <text:p text:style-name="P4">
20 березня Європейська рада ухвалила рішення щодо прискорення поставокбоєприпасів для України та про нарощування спроможностей європейськоїоборонної промисловості. Зокрема, це рішення передбачає, що країни ЄСпоставлять Україні 1 млн артилерійських боєприпасів, у тому числі, снарядівкалібру 155 мм, протягом наступних 12 місяців.</text:p>
      <text:p text:style-name="P4">
Source: <text:a xlink:type="simple" xlink:href="https://www.ukrinform.ua/rubric-ato/3706991-sekretar-rnbo-ostatocnogo-planu-nastupu-se-nemae-u-roboti-kilka-variantiv.html" text:style-name="Internet_20_link" text:visited-style-name="Visited_20_Internet_20_Link">
https://www.ukrinform.ua/rubric-ato/3706991-sekretar-rnbo-ostatocnogo-planu-nastupu-se-nemae-u-roboti-kilka-variantiv.html</text:a>
</text:p>
      <!--NEWS-->
      <text:h text:style-name="P10" text:outline-level="1">
<text:span text:style-name="T4">
Укрнафта врахувала зауваження міністерств і підготувала оновлений фінплан компанії</text:span>
</text:h>
      <text:p text:style-name="P4">
Authors: Ukrinform (Person)</text:p>
      <text:p text:style-name="P4">
Publisher: Укринформ (Organization)</text:p>
      <text:p text:style-name="P4">
Published Time: 2023-05-09T19:58:20+03:00</text:p>
      <text:p text:style-name="P4">
Modified Time: 2023-05-09T19:58:20+03:00</text:p>
      <text:p text:style-name="P4">
Description: ПАТ «Укрнафта» підготувало оновлений фінансовий план компанії, який враховує частину зауважень Міністерства фінансів та Міністерства економіки. — Укрінформ.</text:p>
      <text:p text:style-name="P4">
Images: ["<text:a xlink:type="simple" xlink:href="https://static.ukrinform.com/photos/2016_07/thumb_files/630_360_1468403277-2510.jpg" text:style-name="Internet_20_link" text:visited-style-name="Visited_20_Internet_20_Link">
630_360_14684...</text:a>
"]</text:p>
      <text:p text:style-name="P4">
Tags: ['Фінанси', 'Кабмін', 'Укрнафта']</text:p>
      <text:p text:style-name="P4">
Type: Article</text:p>
      <!--METADATA-->
      <text:p text:style-name="P4">
<draw:frame draw:style-name="fr1" draw:name="Image224" text:anchor-type="as-char" svg:width="6.9236in" svg:height="3.956343in" draw:z-index="0">
<draw:image xlink:href="../Images/yкринформ/2023-05-09T19-58-20-03-00/630_360_1468403277-2510.jpg" xlink:type="simple" xlink:show="embed" xlink:actuate="onLoad" draw:mime-type="image/jpeg"/>
</draw:frame>
 ПАТ«Укрнафта» підготувало оновлений фінансовий план компанії, який враховуєчастину зауважень Міністерства фінансів та Міністерства економіки.</text:p>
      <text:p text:style-name="P4">
Про це повідомляє Укрінформ із посиланням на пресслужбу <text:a xlink:type="simple" xlink:href="https://www.ukrnafta.com/ukrnafta-vrahuvala-zauvazhennya-ministerstv-pid-chas-pidgotovky-finplanu" text:style-name="Internet_20_link" text:visited-style-name="Visited_20_Internet_20_Link">
</text:a>
 .</text:p>
      <text:p text:style-name="P4">
«Документом передбачено отримання рекордного річного чистого прибутку урозмірі 11,96 млрд грн. Три міністерства вже погодили фінансовий план беззауважень – Міністерство оборони, Міністерство енергетики та Міністерствоцифрової трансформації. Мінекономіки погодило фінплан із зауваженнями, якібули враховані в оновленій версії документа. Компанія також уже врахувалачастину зауважень Мінфіну. Щодо решти ведеться обговорення», - йдеться вповідомленні.</text:p>
      <text:p text:style-name="P4">
У компанії уточнили, що зауваження Мінфіну стосувались реалістичностіреалізації мети, яка передбачала, що доходи компанії у 2023 році зростуть на81% порівняно з 2022 роком. Наразі триває робота з узгодження та наданняобґрунтувань щодо всіх уточнень міністерства.</text:p>
      <text:p text:style-name="P4">
<text:span text:style-name="T4">
Читайте також:</text:span>
 <text:a xlink:type="simple" xlink:href="https://www.ukrinform.ua/rubric-economy/3705291-ukrnafta-zbilsila-serednodobovij-vidobutok-nafti.html" text:style-name="Internet_20_link" text:visited-style-name="Visited_20_Internet_20_Link">
 <text:span text:style-name="T4">
Укрнафта</text:span>
 </text:a>
</text:p>
      <text:p text:style-name="P4">
«Ми впевнені, що ці зауваження будуть зняті в ході нормального робочогопроцесу. Менеджмент ПАТ переконаний у принциповій можливості такого значногонарощування доходу завдяки низці управлінських рішень, які були ухвалені змоменту передачі акцій компанії під контроль Міністерства оборони в листопаді2022 року», - резюмували в Укрнафті.</text:p>
      <text:p text:style-name="P4">
Як повідомлялось, щоб затвердити фінансовий план, ПАТ «Укрнафта» повиннаотримати 5 обов‘язкових висновків міністерств: Міністерства економіки,Міністерства оборони, Міністерства енергетики, Міністерства цифровоїтрансформації та Міністерства фінансів. Попередню версію документа непідтримав <text:a xlink:type="simple" xlink:href="https://www.ukrinform.ua/tag-minfin" text:style-name="Internet_20_link" text:visited-style-name="Visited_20_Internet_20_Link">
 </text:a>
 , який виявив низкунедоліків.</text:p>
      <text:p text:style-name="P4">
Source: <text:a xlink:type="simple" xlink:href="https://www.ukrinform.ua/rubric-economy/3706994-ukrnafta-vrahuvala-zauvazenna-ministerstv-i-pidgotuvala-onovlenij-finplan-kompanii.html" text:style-name="Internet_20_link" text:visited-style-name="Visited_20_Internet_20_Link">
https://www.ukrinform.ua/rubric-economy/3706994-ukrnafta-vrahuvala-zauvazenna-ministerstv-i-pidgotuvala-onovlenij-finplan-kompanii.html</text:a>
</text:p>
      <!--NEWS-->
      <text:h text:style-name="P10" text:outline-level="1">
<text:span text:style-name="T4">
Дерев'янченко: Я хочу нокаутувати Мунгую</text:span>
</text:h>
      <text:p text:style-name="P4">
Authors: Ukrinform (Person)</text:p>
      <text:p text:style-name="P4">
Publisher: Укринформ (Organization)</text:p>
      <text:p text:style-name="P4">
Published Time: 2023-05-09T20:00:25+03:00</text:p>
      <text:p text:style-name="P4">
Modified Time: 2023-05-09T20:00:25+03:00</text:p>
      <text:p text:style-name="P4">
Description: Український боксер проведе бій 10 червня. — Укрінформ.</text:p>
      <text:p text:style-name="P4">
Images: ["<text:a xlink:type="simple" xlink:href="https://static.ukrinform.com/photos/2023_05/thumb_files/630_360_1683651489-901.jpg" text:style-name="Internet_20_link" text:visited-style-name="Visited_20_Internet_20_Link">
630_360_16836...</text:a>
"]</text:p>
      <text:p text:style-name="P4">
Tags: ['Бокс']</text:p>
      <text:p text:style-name="P4">
Type: Article</text:p>
      <!--METADATA-->
      <text:p text:style-name="P4">
<draw:frame draw:style-name="fr1" draw:name="Image225" text:anchor-type="as-char" svg:width="6.9236in" svg:height="3.956343in" draw:z-index="0">
<draw:image xlink:href="../Images/yкринформ/2023-05-09T20-00-25-03-00/630_360_1683651489-901.jpg" xlink:type="simple" xlink:show="embed" xlink:actuate="onLoad" draw:mime-type="image/jpeg"/>
</draw:frame>
Український боксер проведе бій 10 червня.</text:p>
      <text:p text:style-name="P4">
Український боксер середньої ваги Сергій Дерев’янченко (14-4, 10 КО) поділивсяочікуваннями від бою проти колишнього чемпіона світу Хайме Мунгуї (41-0, 33КО), <text:a xlink:type="simple" xlink:href="https://www.boxingscene.com/sergiy-derevyanchenko-wants-steer-away-from-judges-aiming-ko-munguia--174457" text:style-name="Internet_20_link" text:visited-style-name="Visited_20_Internet_20_Link">
 </text:a>
 Boxing Scene, передає Укрінформ.</text:p>
      <text:p text:style-name="P4">
«Мені не потрібне рішення суддів. Я програв рішенням суддів Деніелу Джейкобсу,Головкіну та всім іншим. Це ближній бій, і ви не знаєте, хто переможе. Я хочунокаутувати його», - сказав Дерев'янченко.</text:p>
      <text:p text:style-name="P4">
Бій Дерев'янченко – Мунгії відбудеться 10 червня у Каліфорнії (США) на Тойота-Арена.</text:p>
      <text:p text:style-name="P4">
<text:span text:style-name="T4">
Читайте також:</text:span>
 <text:a xlink:type="simple" xlink:href="https://www.ukrinform.ua/rubric-sports/3705954-gvozdik-nokautuvav-bolotniksa-u-sostomu-raundi.html" text:style-name="Internet_20_link" text:visited-style-name="Visited_20_Internet_20_Link">
 </text:a>
</text:p>
      <text:p text:style-name="P4">
Як повідомляв Укрінформ, в останньому бою влітку 2022 року Дерев'янченковиграв за очками у американця Джошуа Конлі, перемігши Конлі, українецьперервав серію з трьох поразок поспіль. До цього Дерев’янченко поступивсяГеннадію Головкіну, Джермаллу Чарло та Карлосу Адамесу.</text:p>
      <text:p text:style-name="P4">
Фото: Getty Images</text:p>
      <text:p text:style-name="P4">
Source: <text:a xlink:type="simple" xlink:href="https://www.ukrinform.ua/rubric-sports/3706995-derevancenko-a-hocu-nokautuvati-munguu.html" text:style-name="Internet_20_link" text:visited-style-name="Visited_20_Internet_20_Link">
https://www.ukrinform.ua/rubric-sports/3706995-derevancenko-a-hocu-nokautuvati-munguu.html</text:a>
</text:p>
      <!--NEWS-->
      <text:h text:style-name="P10" text:outline-level="1">
<text:span text:style-name="T4">
Місцевим бюджетам у квітні перерахували ₴12,9 мільярда</text:span>
</text:h>
      <text:p text:style-name="P4">
Authors: Ukrinform (Person)</text:p>
      <text:p text:style-name="P4">
Publisher: Укринформ (Organization)</text:p>
      <text:p text:style-name="P4">
Published Time: 2023-05-09T20:03:08+03:00</text:p>
      <text:p text:style-name="P4">
Modified Time: 2023-05-09T20:03:08+03:00</text:p>
      <text:p text:style-name="P4">
Description: У квітні з держбюджету перераховано 12,9 млрд грн трансфертів до місцевих бюджетів, що становить 84% від передбачених розписом асигнувань. — Укрінформ.</text:p>
      <text:p text:style-name="P4">
Images: ["<text:a xlink:type="simple" xlink:href="https://static.ukrinform.com/photos/2020_10/thumb_files/630_360_1602826953-917.jpg" text:style-name="Internet_20_link" text:visited-style-name="Visited_20_Internet_20_Link">
630_360_16028...</text:a>
", "<text:a xlink:type="simple" xlink:href="https://static.ukrinform.com/photos/2023_05/1683651604-752.png" text:style-name="Internet_20_link" text:visited-style-name="Visited_20_Internet_20_Link">
1683651604-75...</text:a>
"]</text:p>
      <text:p text:style-name="P4">
Tags: ['Бюджет', 'Мінфін']</text:p>
      <text:p text:style-name="P4">
Type: Article</text:p>
      <!--METADATA-->
      <text:p text:style-name="P4">
<draw:frame draw:style-name="fr1" draw:name="Image226" text:anchor-type="as-char" svg:width="6.9236in" svg:height="3.956343in" draw:z-index="0">
<draw:image xlink:href="../Images/yкринформ/2023-05-09T20-03-08-03-00/630_360_1602826953-917.jpg" xlink:type="simple" xlink:show="embed" xlink:actuate="onLoad" draw:mime-type="image/jpeg"/>
</draw:frame>
 У квітні здержбюджету перераховано 12,9 млрд грн трансфертів до місцевих бюджетів, щостановить 84% від передбачених розписом асигнувань.</text:p>
      <text:p text:style-name="P4">
Про це повідомляє Укрінформ з посиланням на <text:a xlink:type="simple" xlink:href="https://www.mof.gov.ua/uk/news/minfin_u_kvitni_zabezpechiv_pererakhuvannia_z_derzhbiudzhetu_129_mlrd_grn_transfertiv_do_mistsevikh_biudzhetiv-3996" text:style-name="Internet_20_link" text:visited-style-name="Visited_20_Internet_20_Link">
</text:a>
.</text:p>
      <text:p text:style-name="P4">
«У квітні 2023 року уряд забезпечив перерахування міжбюджетних трансфертівмісцевим <text:a xlink:type="simple" xlink:href="https://www.ukrinform.ua/tag-budzet" text:style-name="Internet_20_link" text:visited-style-name="Visited_20_Internet_20_Link">
 </text:a>
 в обсязі 12,9 млрд грн,зокрема: базову дотацію перераховано в сумі 2,4 млрд грн, або 100% до розписуасигнувань; додаткові дотації перераховані в сумі 2,2 млрд грн, або 100% дорозпису асигнувань», - йдеться в повідомленні.</text:p>
      <text:p text:style-name="P4">
Уточнюється, що у розпорядженні органів місцевого самоврядування, територій,на яких ведуться (велися) бойові дії, або тимчасово окупованих територій уберезні залишилась реверсна дотація в обсязі 0,3 млрд грн, яка неперераховувалась до держбюджету в умовах воєнного часу.</text:p>
      <text:p text:style-name="P4">
<draw:frame draw:style-name="fr1" draw:name="Image227" text:anchor-type="as-char" svg:width="6.9236in" svg:height="3.89773in" draw:z-index="0">
<draw:image xlink:href="../Images/yкринформ/2023-05-09T20-03-08-03-00/1683651604-752.png" xlink:type="simple" xlink:show="embed" xlink:actuate="onLoad" draw:mime-type="image/png"/>
</draw:frame>
</text:p>
      <text:p text:style-name="P4">
Залишки коштів на рахунках місцевих бюджетів та бюджетних установ за загальнимі спеціальним фондами за січень-квітень 2023 року збільшились на 44,8 млрд грні станом на 1 травня становлять 160,2 млрд гривень. Обсяг залишків коштів зрісу всіх регіонах України.</text:p>
      <text:p text:style-name="P4">
<text:span text:style-name="T4">
Читайте також:</text:span>
 <text:a xlink:type="simple" xlink:href="https://www.ukrinform.ua/rubric-economy/3705345-urad-vidilae-regionam-ta-gromadam-dodatkovi-31-milarda-smigal.html" text:style-name="Internet_20_link" text:visited-style-name="Visited_20_Internet_20_Link">
 <text:span text:style-name="T4">
Уряд</text:span>
 <text:span text:style-name="T4">
виділяє</text:span>
 <text:span text:style-name="T4">
регіонам</text:span>
 <text:span text:style-name="T4">
громадам</text:span>
<text:span text:style-name="T4">
додаткові</text:span>
 <text:span text:style-name="T4">
мільярда</text:span>
 <text:span text:style-name="T4">
Шмигаль</text:span>
 </text:a>
</text:p>
      <text:p text:style-name="P4">
Як повідомлялося, за січень-квітень <text:a xlink:type="simple" xlink:href="https://www.ukrinform.ua/rubric-economy/3703766-minfin-deficit-derzbudzetu-za-cotiri-misaci-majze-253-milardi.html" text:style-name="Internet_20_link" text:visited-style-name="Visited_20_Internet_20_Link">
 </text:a>
 , у тому числі загальний фонд – у сумі 310,3 млрд грн,проти запланованого розписом загального фонду на січень-квітень 2023 рокудефіциту 560,1 млрд гривень.</text:p>
      <text:p text:style-name="P4">
Source: <text:a xlink:type="simple" xlink:href="https://www.ukrinform.ua/rubric-economy/3706996-miscevim-budzetam-u-kvitni-pererahuvali-129-milarda.html" text:style-name="Internet_20_link" text:visited-style-name="Visited_20_Internet_20_Link">
https://www.ukrinform.ua/rubric-economy/3706996-miscevim-budzetam-u-kvitni-pererahuvali-129-milarda.html</text:a>
</text:p>
      <!--NEWS-->
      <text:h text:style-name="P10" text:outline-level="1">
<text:span text:style-name="T4">
США закликають ВООЗ запросити Тайвань на травневу зустріч - Блінкен</text:span>
</text:h>
      <text:p text:style-name="P4">
Authors: Ukrinform (Person)</text:p>
      <text:p text:style-name="P4">
Publisher: Укринформ (Organization)</text:p>
      <text:p text:style-name="P4">
Published Time: 2023-05-09T20:05:00+03:00</text:p>
      <text:p text:style-name="P4">
Modified Time: 2023-05-09T20:05:00+03:00</text:p>
      <text:p text:style-name="P4">
Description: Сполучені Штати наполегливо закликають Всесвітню організацію охорони здоров'я запросити Тайвань взяти участь як спостерігач у щорічній зустрічі в Женеві 21-30 травня. — Укрінформ.</text:p>
      <text:p text:style-name="P4">
Images: ["<text:a xlink:type="simple" xlink:href="https://static.ukrinform.com/photos/2022_03/thumb_files/630_360_1647552427-852.jpg" text:style-name="Internet_20_link" text:visited-style-name="Visited_20_Internet_20_Link">
630_360_16475...</text:a>
"]</text:p>
      <text:p text:style-name="P4">
Tags: ['США', 'Тайвань', 'ВООЗ', 'Блінкен']</text:p>
      <text:p text:style-name="P4">
Type: Article</text:p>
      <!--METADATA-->
      <text:p text:style-name="P4">
<draw:frame draw:style-name="fr1" draw:name="Image228" text:anchor-type="as-char" svg:width="6.9236in" svg:height="3.956343in" draw:z-index="0">
<draw:image xlink:href="../Images/yкринформ/2023-05-09T20-05-00-03-00/630_360_1647552427-852.jpg" xlink:type="simple" xlink:show="embed" xlink:actuate="onLoad" draw:mime-type="image/jpeg"/>
</draw:frame>
 СполученіШтати наполегливо закликають Всесвітню організацію охорони здоров'я запроситиТайвань взяти участь як спостерігач у щорічній зустрічі в Женеві 21-30 травня.</text:p>
      <text:p text:style-name="P4">
Як повідомляє <text:a xlink:type="simple" xlink:href="https://www.reuters.com/world/us-wants-who-invite-taiwan-observe-may-meeting-blinken-2023-05-09/" text:style-name="Internet_20_link" text:visited-style-name="Visited_20_Internet_20_Link">
 </text:a>
 , про це заявив держсекретар СШАЕнтоні Блінкен, передає Укрінформ.</text:p>
      <text:p text:style-name="P4">
"Запрошення Тайваню як спостерігача стало б прикладом відданості ВООЗінклюзивному підходу "здоров'я для всіх" до міжнародного співробітництва вгалузі охорони здоров'я", - йдеться в заяві Блінкена.</text:p>
      <text:p text:style-name="P4">
<text:span text:style-name="T4">
Читайте також:</text:span>
 <text:a xlink:type="simple" xlink:href="https://www.ukrinform.ua/rubric-ato/3705471-stati-vidilat-tajvanu-vijskovoi-dopomogi-na-500-miljoniv-reuters.html" text:style-name="Internet_20_link" text:visited-style-name="Visited_20_Internet_20_Link">
 <text:span text:style-name="T4">
Тайваню</text:span>
 </text:a>
</text:p>
      <text:p text:style-name="P4">
Політик додав, що підтримка участі <text:a xlink:type="simple" xlink:href="https://www.ukrinform.ua/tag-tajvan" text:style-name="Internet_20_link" text:visited-style-name="Visited_20_Internet_20_Link">
 </text:a>
 збоку США відповідає політиці Вашингтона щодо єдиного Китаю.</text:p>
      <text:p text:style-name="P4">
Як повідомляв Укрінформ, <text:a xlink:type="simple" xlink:href="https://www.ukrinform.ua/rubric-world/3706909-liz-trass-vidvidae-tajvan-nastupnogo-tizna.html" text:style-name="Internet_20_link" text:visited-style-name="Visited_20_Internet_20_Link">
 </text:a>
 наступноготижня і зустрінеться з високопоставленими членами уряду.</text:p>
      <text:p text:style-name="P4">
Source: <text:a xlink:type="simple" xlink:href="https://www.ukrinform.ua/rubric-world/3706999-ssa-zaklikaut-vooz-zaprositi-tajvan-na-travnevu-zustric-blinken.html" text:style-name="Internet_20_link" text:visited-style-name="Visited_20_Internet_20_Link">
https://www.ukrinform.ua/rubric-world/3706999-ssa-zaklikaut-vooz-zaprositi-tajvan-na-travnevu-zustric-blinken.html</text:a>
</text:p>
      <!--NEWS-->
      <text:h text:style-name="P10" text:outline-level="1">
<text:span text:style-name="T4">
Після параду в москві лукашенко терміново повернувся до мінська – підозрюють проблеми зі здоров'ям</text:span>
</text:h>
      <text:p text:style-name="P4">
Authors: Ukrinform (Person)</text:p>
      <text:p text:style-name="P4">
Publisher: Укринформ (Organization)</text:p>
      <text:p text:style-name="P4">
Published Time: 2023-05-09T20:10:00+03:00</text:p>
      <text:p text:style-name="P4">
Modified Time: 2023-05-09T20:10:00+03:00</text:p>
      <text:p text:style-name="P4">
Description: Самопроголошений президент білорусі олександр лукашенко невдовзі після параду в День Перемоги у москві терміново повернувся до мінська, можливо, через проблеми зі здоров'ям. — Укрінформ.</text:p>
      <text:p text:style-name="P4">
Images: ["<text:a xlink:type="simple" xlink:href="https://static.ukrinform.com/photos/2023_05/thumb_files/630_360_1683653387-683.jpg" text:style-name="Internet_20_link" text:visited-style-name="Visited_20_Internet_20_Link">
630_360_16836...</text:a>
", "<text:a xlink:type="simple" xlink:href="https://static.ukrinform.com/photos/2023_05/1683652796-814.jpg" text:style-name="Internet_20_link" text:visited-style-name="Visited_20_Internet_20_Link">
1683652796-81...</text:a>
", "<text:a xlink:type="simple" xlink:href="https://static.ukrinform.com/photos/2023_05/1683652621-931.jpg" text:style-name="Internet_20_link" text:visited-style-name="Visited_20_Internet_20_Link">
1683652621-93...</text:a>
"]</text:p>
      <text:p text:style-name="P4">
Tags: ['білорусь', 'лукашенко', 'Москва', 'Парад', "Здоров'я"]</text:p>
      <text:p text:style-name="P4">
Type: Article</text:p>
      <!--METADATA-->
      <text:p text:style-name="P4">
<draw:frame draw:style-name="fr1" draw:name="Image229" text:anchor-type="as-char" svg:width="6.9236in" svg:height="3.956343in" draw:z-index="0">
<draw:image xlink:href="../Images/yкринформ/2023-05-09T20-10-00-03-00/630_360_1683653387-683.jpg" xlink:type="simple" xlink:show="embed" xlink:actuate="onLoad" draw:mime-type="image/jpeg"/>
</draw:frame>
Самопроголошений президент білорусі олександр лукашенко невдовзі після парадув День Перемоги у москві терміново повернувся до мінська, можливо, черезпроблеми зі здоров'ям.</text:p>
      <text:p text:style-name="P4">
Як передає Укрінформ, про це повідомляє білоруське видання <text:a xlink:type="simple" xlink:href="https://nashaniva.com/316277" text:style-name="Internet_20_link" text:visited-style-name="Visited_20_Internet_20_Link">
</text:a>
 .</text:p>
      <text:p text:style-name="P4">
<draw:frame draw:style-name="fr1" draw:name="Image230" text:anchor-type="as-char" svg:width="6.9236in" svg:height="4.570481in" draw:z-index="0">
<draw:image xlink:href="../Images/yкринформ/2023-05-09T20-10-00-03-00/1683652796-814.jpg" xlink:type="simple" xlink:show="embed" xlink:actuate="onLoad" draw:mime-type="image/jpeg"/>
</draw:frame>
</text:p>
      <text:p text:style-name="P4">
<text:span text:style-name="T5">
Фото з сайту: nashaniva.com</text:span>
</text:p>
      <text:p text:style-name="P4">
«олександр лукашенко не йшов разом із путіним та іншими гостями кремля пішкидо Олександрівського саду. Його привезли туди машиною, про що він сам попросивпутіна. На обіді керівників країн після Параду Перемоги лукашенка не було», -йдеться у повідомленні.</text:p>
      <text:p text:style-name="P4">
<text:a xlink:type="simple" xlink:href="https://meduza.io/news/2023/05/09/lukashenko-propustil-zavtrak-v-moskve-i-vskore-posle-parada-vernulsya-v-minsk-zhurnalisty-predpolagayut-chto-u-nego-problemy-so-zdoroviem" text:style-name="Internet_20_link" text:visited-style-name="Visited_20_Internet_20_Link">
 </text:a>
 також зазначає, що на руці Лукашенка можна побачитибинт. Деякі експерти вважають, що це схоже на пов'язку після катетера.</text:p>
      <text:p text:style-name="P4">
<draw:frame draw:style-name="fr1" draw:name="Image231" text:anchor-type="as-char" svg:width="6.9236in" svg:height="4.615733in" draw:z-index="0">
<draw:image xlink:href="../Images/yкринформ/2023-05-09T20-10-00-03-00/1683652621-931.jpg" xlink:type="simple" xlink:show="embed" xlink:actuate="onLoad" draw:mime-type="image/jpeg"/>
</draw:frame>
</text:p>
      <text:p text:style-name="P4">
<text:span text:style-name="T5">
Фото: Белсат</text:span>
</text:p>
      <text:p text:style-name="P4">
За даними білоруського політолога Дмитра Болкунця, до аеропорту лукашенкасупроводжувала машина швидкої допомоги.</text:p>
      <text:p text:style-name="P4">
<text:span text:style-name="T4">
Читайте також:</text:span>
 <text:a xlink:type="simple" xlink:href="https://www.ukrinform.ua/rubric-polytics/3706825-znevaga-do-ukrainskogo-narodu-mzs-pro-ucast-lideriv-kilkoh-krain-u-paradi-v-moskvi.html" text:style-name="Internet_20_link" text:visited-style-name="Visited_20_Internet_20_Link">
 <text:span text:style-name="T4">
МЗС</text:span>
 </text:a>
</text:p>
      <text:p text:style-name="P4">
Всього парад на честь Дня Перемоги в москві відвідали лідери семипострадянських держав: президенти Киргизстану - Садир Жапаров, Казахстану -Касим-Жомарт Токаєв, Таджикистану - Емомалі Рахмон, Узбекистану - ШавкатМірзієєв, Туркменії - Сердар Бердимухамедов, прем'єр-міністр Вірменії НіколПашинян та <text:a xlink:type="simple" xlink:href="https://www.ukrinform.ua/tag-lukasenko" text:style-name="Internet_20_link" text:visited-style-name="Visited_20_Internet_20_Link">
 </text:a>
 .</text:p>
      <text:p text:style-name="P4">
Source: <text:a xlink:type="simple" xlink:href="https://www.ukrinform.ua/rubric-world/3707006-pisla-paradu-v-moskvi-lukasenko-terminovo-povernuvsa-do-minska-pidozruut-problemi-zi-zdorovam.html" text:style-name="Internet_20_link" text:visited-style-name="Visited_20_Internet_20_Link">
https://www.ukrinform.ua/rubric-world/3707006-pisla-paradu-v-moskvi-lukasenko-terminovo-povernuvsa-do-minska-pidozruut-problemi-zi-zdorovam.html</text:a>
</text:p>
      <!--NEWS-->
      <text:h text:style-name="P10" text:outline-level="1">
<text:span text:style-name="T4">
У Харкові продовжать будівництво нових станцій метро – мер</text:span>
</text:h>
      <text:p text:style-name="P4">
Authors: Ukrinform (Person)</text:p>
      <text:p text:style-name="P4">
Publisher: Укринформ (Organization)</text:p>
      <text:p text:style-name="P4">
Published Time: 2023-05-09T20:13:00+03:00</text:p>
      <text:p text:style-name="P4">
Modified Time: 2023-05-09T20:13:00+03:00</text:p>
      <text:p text:style-name="P4">
Description: У Харкові продовжуватиметься будівництво третьої лінії метрополітену навіть під час війни, фінансові установи, що надали кредит, підтримують цю позицію. — Укрінформ.</text:p>
      <text:p text:style-name="P4">
Images: ["<text:a xlink:type="simple" xlink:href="https://static.ukrinform.com/photos/2023_05/thumb_files/630_360_1683652104-681.jpg" text:style-name="Internet_20_link" text:visited-style-name="Visited_20_Internet_20_Link">
630_360_16836...</text:a>
"]</text:p>
      <text:p text:style-name="P4">
Tags: ['Будівництво', 'Метро', 'Харків', 'Терехов']</text:p>
      <text:p text:style-name="P4">
Type: Article</text:p>
      <!--METADATA-->
      <text:p text:style-name="P4">
<draw:frame draw:style-name="fr1" draw:name="Image232" text:anchor-type="as-char" svg:width="6.9236in" svg:height="3.956343in" draw:z-index="0">
<draw:image xlink:href="../Images/yкринформ/2023-05-09T20-13-00-03-00/630_360_1683652104-681.jpg" xlink:type="simple" xlink:show="embed" xlink:actuate="onLoad" draw:mime-type="image/jpeg"/>
</draw:frame>
 У Харковіпродовжуватиметься будівництво третьої лінії метрополітену навіть під часвійни, фінансові установи, що надали кредит, підтримують цю позицію.</text:p>
      <text:p text:style-name="P4">
Про це 9 травня на пресконференції повідомив Харківський міський голова ІгорТерехов, передає кореспондент Укрінформу.</text:p>
      <text:p text:style-name="P4">
«Безумовно, дві станції будуть побудовані. Я мав змогу спілкуватися з ЕБРР урамках форуму (під час перебування в США наприкінці квітня – початку травня, -ред.). Ми ще раз підтвердили свої наміри. Ніхто нічого не зупиняє. Кредит якбув нам наданий, так він і є. Що стосується закупівлі рухомого складу - теж мийдемо по графіку закупівлі», - сказав Терехов.</text:p>
      <text:p text:style-name="P4">
Він зауважив, що єдина зміна, яку внесли до проєкту, - це будівництвоелектродепо «Олексіївське» безпосередньо під землею.</text:p>
      <text:p text:style-name="P4">
<text:span text:style-name="T4">
Читайте також:</text:span>
 <text:a xlink:type="simple" xlink:href="https://www.ukrinform.ua/rubric-vidbudova/3702890-na-vidnovlenna-harkova-potribno-95-milardiv-terehov.html" text:style-name="Internet_20_link" text:visited-style-name="Visited_20_Internet_20_Link">
 <text:span text:style-name="T4">
Терехов</text:span>
 </text:a>
</text:p>
      <text:p text:style-name="P4">
«Ми переробляємо зараз план, бо ми хочемо, щоб електродепо - і в цьому з намизгодні фінансові інституції, партнери, Європейський банк реконструкції тарозвитку і Європейський інвестиційний банк, було під землею».</text:p>
      <text:p text:style-name="P4">
Як повідомлялося, проєкт розвитку КП «Харківський метрополітен» передбачаєбудівництво електродепо та нових станцій Олексіївської лінії – «Державінська»та «Одеська», в бік вул. Одеської, та придбання 85 одиниць рухомого складу. Найого реалізацію залучені кредитні кошти у сумі 320 млн євро.</text:p>
      <text:p text:style-name="P4">
<text:span text:style-name="T4">
Читайте також:</text:span>
 <text:a xlink:type="simple" xlink:href="https://www.ukrinform.ua/rubric-vidbudova/3705594-kompanii-ssa-zacikavleni-v-investuvanni-u-vidbudovu-energeticnoi-infrastrukturi-harkova-mer.html" text:style-name="Internet_20_link" text:visited-style-name="Visited_20_Internet_20_Link">
 </text:a>
</text:p>
      <text:p text:style-name="P4">
Ще до повномасштабного вторгнення було оголошено всі необхідні тендери.Будівництво мало розпочатися навесні. У червні 2022 року мер Харкова зауважив,що під час реалізації проєкту <text:a xlink:type="simple" xlink:href="https://www.ukrinform.ua/rubric-regions/3496989-u-budivnictvo-harkivskogo-metro-vnesut-korektivi-vrahuut-voennij-dosvid.html" text:style-name="Internet_20_link" text:visited-style-name="Visited_20_Internet_20_Link">
 </text:a>
 – «опустять» депо, яке планувалося як наземне.</text:p>
      <text:p text:style-name="P4">
Наразі КП «Харківський метрополітен» має 30 станцій на трьох лініях.</text:p>
      <text:p text:style-name="P4">
Source: <text:a xlink:type="simple" xlink:href="https://www.ukrinform.ua/rubric-regions/3707000-u-harkovi-prodovzat-budivnictvo-novih-stancij-metro-mer.html" text:style-name="Internet_20_link" text:visited-style-name="Visited_20_Internet_20_Link">
https://www.ukrinform.ua/rubric-regions/3707000-u-harkovi-prodovzat-budivnictvo-novih-stancij-metro-mer.html</text:a>
</text:p>
      <!--NEWS-->
      <text:h text:style-name="P10" text:outline-level="1">
<text:span text:style-name="T4">
Українські рятувальники отримали 14 одиниць спецтехніки від Німеччини</text:span>
</text:h>
      <text:p text:style-name="P4">
Authors: Ukrinform (Person)</text:p>
      <text:p text:style-name="P4">
Publisher: Укринформ (Organization)</text:p>
      <text:p text:style-name="P4">
Published Time: 2023-05-09T20:13:43+03:00</text:p>
      <text:p text:style-name="P4">
Modified Time: 2023-05-09T20:13:43+03:00</text:p>
      <text:p text:style-name="P4">
Description: Українські рятувальники у вівторок, 9 травня, отримали 14 одиниць спеціальної автомобільної техніки від Німеччини. — Укрінформ.</text:p>
      <text:p text:style-name="P4">
Images: ["<text:a xlink:type="simple" xlink:href="https://static.ukrinform.com/photos/2023_05/thumb_files/630_360_1683652156-772.jpg" text:style-name="Internet_20_link" text:visited-style-name="Visited_20_Internet_20_Link">
630_360_16836...</text:a>
"]</text:p>
      <text:p text:style-name="P4">
Tags: ['ДСНС', 'Німеччина', 'Рятувальники']</text:p>
      <text:p text:style-name="P4">
Type: Article</text:p>
      <!--METADATA-->
      <text:p text:style-name="P4">
<draw:frame draw:style-name="fr1" draw:name="Image233" text:anchor-type="as-char" svg:width="6.9236in" svg:height="3.956343in" draw:z-index="0">
<draw:image xlink:href="../Images/yкринформ/2023-05-09T20-13-43-03-00/630_360_1683652156-772.jpg" xlink:type="simple" xlink:show="embed" xlink:actuate="onLoad" draw:mime-type="image/jpeg"/>
</draw:frame>
 Українськірятувальники у вівторок, 9 травня, отримали 14 одиниць спеціальноїавтомобільної техніки від Німеччини.</text:p>
      <text:p text:style-name="P4">
Як передає Укрінформ, про це повідомляє <text:a xlink:type="simple" xlink:href="https://dsns.gov.ua/uk/news/ostanni-novini/poklikannia-nasoyi-sluzbi-riatuvati-zittia-duze-aktualno-shho-same-u-den-jevropi-dsns-otrimuje-vid-nimeccini-specialnu-avtomobilnu-texniku-iaka-dopomoze-nam-riatuvati-liudei-sergii-kruk" text:style-name="Internet_20_link" text:visited-style-name="Visited_20_Internet_20_Link">
</text:a>
 .</text:p>
      <text:p text:style-name="P4">
“9 травня відбулася церемонія передачі спеціальної автомобільної техніки відНімецького федерального агентства з надання технічної допомоги (THW) таНімецького товариства міжнародного співробітництва (GIZ) для потребпідрозділів ДСНС”, - ідеться в повідомленні.</text:p>
      <text:p text:style-name="P4">
<text:span text:style-name="T4">
Читайте також:</text:span>
 <text:a xlink:type="simple" xlink:href="https://www.ukrinform.ua/rubric-regions/3704304-norvegia-peredala-specavtomobili-odeskim-ta-hersonskim-ratuvalnikam.html" text:style-name="Internet_20_link" text:visited-style-name="Visited_20_Internet_20_Link">
 <text:span text:style-name="T4">
рятувальник</text:span>
 </text:a>
</text:p>
      <text:p text:style-name="P4">
Участь у заході взяли Надзвичайний і повноважний посол Федеративної РеспублікиНімеччина в Україні Анка Фельдгузен, Голова ДСНС Сергій Крук та його першийзаступник Максим Грицаєнко.</text:p>
      <text:p text:style-name="P4">
Рятувальники отримали від німецьких партнерів пожежні підіймачі таавтодрабини, а також вантажний автомобіль із маніпулятором.</text:p>
      <text:p text:style-name="P4">
Крук висловив вдячність посольству та уряду Німеччини за непохитну підтримку уцей надзвичайно складний для України час.</text:p>
      <text:p text:style-name="P4">
“Дуже актуально, що саме у День Європи, українські рятувальники отримують відНімеччини 14 одиниць спеціальної автомобільної техніки, яка допоможе намрятувати життя людей! Пожежні автодрабини та пожежні автопідіймачі дають змогудістатися на верхні поверхи будівлі для евакуації людей або для гасіння пожежна висоті. Тому для нас це надзвичайно необхідна техніка, якої завжди невистачає”, - підкреслив Крук.</text:p>
      <text:p text:style-name="P4">
<text:span text:style-name="T4">
Читайте також:</text:span>
 <text:a xlink:type="simple" xlink:href="https://www.ukrinform.ua/rubric-ato/3701412-u-britanii-ukrainski-mediki-prohodat-kurs-takticnoi-dopomogi-poranenim.html" text:style-name="Internet_20_link" text:visited-style-name="Visited_20_Internet_20_Link">
 </text:a>
</text:p>
      <text:p text:style-name="P4">
Німеччина надала для потреб ДСНС з початку повномасштабного вторгненнясуттєвий обсяг гуманітарної допомоги. Зокрема, понад 300 одиниць автомобільноїтехніки, майже 700 генераторів різної потужності, аварійно-рятувальне,гідравлічне та спеціальне обладнання, безпілотні літальні апарати, пожежно-технічне обладнання, спеціальний контейнер радіаційної і хімічної розвідки талабораторного контролю з обладнанням.</text:p>
      <text:p text:style-name="P4">
Як повідомляв Укрінформ, на початку травня Норвегія передала три автомобілідля Одеського та Херсонського гарнізонів ДСНС.</text:p>
      <text:p text:style-name="P4">
Source: <text:a xlink:type="simple" xlink:href="https://www.ukrinform.ua/rubric-society/3706998-ukrainski-ratuvalniki-otrimali-14-odinic-spectehniki-vid-nimeccini.html" text:style-name="Internet_20_link" text:visited-style-name="Visited_20_Internet_20_Link">
https://www.ukrinform.ua/rubric-society/3706998-ukrainski-ratuvalniki-otrimali-14-odinic-spectehniki-vid-nimeccini.html</text:a>
</text:p>
      <!--NEWS-->
      <text:h text:style-name="P10" text:outline-level="1">
<text:span text:style-name="T4">
На Таврійському напрямку росіяни 22 рази безрезультатно атакували позиції ЗСУ</text:span>
</text:h>
      <text:p text:style-name="P4">
Authors: Ukrinform (Person)</text:p>
      <text:p text:style-name="P4">
Publisher: Укринформ (Organization)</text:p>
      <text:p text:style-name="P4">
Published Time: 2023-05-09T20:26:05+03:00</text:p>
      <text:p text:style-name="P4">
Modified Time: 2023-05-09T20:26:05+03:00</text:p>
      <text:p text:style-name="P4">
Description: На Таврійському напрямку російські загарбники 22 рази безрезультатно атакували позиції українських сил оборони. — Укрінформ.</text:p>
      <text:p text:style-name="P4">
Images: ["<text:a xlink:type="simple" xlink:href="https://static.ukrinform.com/photos/2023_02/thumb_files/630_360_1675418382-232.jpg" text:style-name="Internet_20_link" text:visited-style-name="Visited_20_Internet_20_Link">
630_360_16754...</text:a>
"]</text:p>
      <text:p text:style-name="P4">
Tags: ['Обстріл', 'Війна з росією', 'Єдині новини']</text:p>
      <text:p text:style-name="P4">
Type: Article</text:p>
      <!--METADATA-->
      <text:p text:style-name="P4">
<draw:frame draw:style-name="fr1" draw:name="Image234" text:anchor-type="as-char" svg:width="6.9236in" svg:height="3.956343in" draw:z-index="0">
<draw:image xlink:href="../Images/yкринформ/2023-05-09T20-26-05-03-00/630_360_1675418382-232.jpg" xlink:type="simple" xlink:show="embed" xlink:actuate="onLoad" draw:mime-type="image/jpeg"/>
</draw:frame>
 НаТаврійському напрямку російські загарбники 22 рази безрезультатно атакувалипозиції українських сил оборони.</text:p>
      <text:p text:style-name="P4">
Про це речник об'єднаного пресцентру Сил оборони Таврійського напрямку капітанВалерій Шершень сказав в ефірі телемарафону «Єдині новини», передає Укрінформ.</text:p>
      <text:p text:style-name="P4">
«На Таврійському напрямку ворог безрезультатно 22 рази атакував наші позиції.На Авдіївському напрямку ворог наступу не вів. Тобто, знову йдеться переважнопро штурми Мар’їнки. За минулу добу окупанти здійснили 626 обстрілів попідрозділах Таврійського напрямку. Крім того, ворог завдав 5 авіаційнихударів, в тому числі авіаудару зазнала згадана Авдіївка», - сказав Шершень.</text:p>
      <text:p text:style-name="P4">
<text:span text:style-name="T4">
Читайте також:</text:span>
 <text:a xlink:type="simple" xlink:href="https://www.ukrinform.ua/rubric-ato/3706970-vijska-rf-zdijsnili-majze-30-atak-na-cotiroh-napramkah.html" text:style-name="Internet_20_link" text:visited-style-name="Visited_20_Internet_20_Link">
 </text:a>
</text:p>
      <text:p text:style-name="P4">
За його словами, коли в Авдіївці нема бойових зіткнень, росіяни обстріламистирають це місто з лиця землі. Тактика терору триває. Також зазнали суттєвихобстрілів Нікополь та Марганець.</text:p>
      <text:p text:style-name="P4">
Речник об'єднаного пресцентру Сил оборони Таврійського зауважив, що нині йдепозиційна війна, оскільки у противника реально немає чим та як наступати, ачисельні атаки на Мар'їнку пов’язані із тим, що війська рф постійновипробовують межу оборони.</text:p>
      <text:p text:style-name="P4">
«Можливо, відволікають нас від основних планів, які ми тримаємо у голові.Варто сказати, що нашими підрозділами ракетних військ та артилерії завдаютьсяперіодично удари ракетні та виконуються вогневі завдання. Якщо говорити проТаврійський напрямок, то 675 вогневих завдань було виконано за звітну добу. Мидіємо у рамках свого глобального плану, на який вище командування насорієнтує», - розповів він.</text:p>
      <text:p text:style-name="P4">
<text:span text:style-name="T4">
Читайте також:</text:span>
 <text:a xlink:type="simple" xlink:href="https://www.ukrinform.ua/rubric-ato/3706867-zagarbniki-zavdali-aviaudaru-po-orihovu-na-zaporizzi.html" text:style-name="Internet_20_link" text:visited-style-name="Visited_20_Internet_20_Link">
 </text:a>
</text:p>
      <text:p text:style-name="P4">
Як повідомляв Укрінформ, протягом минулої доби втрати росіян вбитими тапораненими склали більше роти, знищено та пошкоджено 16 одиниць озброєння тавійськової техніки противника. В тому числі одна гаубиця д-20 та командно-штабна машина.</text:p>
      <text:p text:style-name="P4">
Фото ілюстративне</text:p>
      <text:p text:style-name="P4">
Source: <text:a xlink:type="simple" xlink:href="https://www.ukrinform.ua/rubric-ato/3707003-na-tavrijskomu-napramku-rosiani-22-razi-bezrezultatno-atakuvali-pozicii-zsu.html" text:style-name="Internet_20_link" text:visited-style-name="Visited_20_Internet_20_Link">
https://www.ukrinform.ua/rubric-ato/3707003-na-tavrijskomu-napramku-rosiani-22-razi-bezrezultatno-atakuvali-pozicii-zsu.html</text:a>
</text:p>
      <!--NEWS-->
      <text:h text:style-name="P10" text:outline-level="1">
<text:span text:style-name="T4">
Загарбники обстріляли дві громади на Дніпропетровщині, є руйнування</text:span>
</text:h>
      <text:p text:style-name="P4">
Authors: Ukrinform (Person)</text:p>
      <text:p text:style-name="P4">
Publisher: Укринформ (Organization)</text:p>
      <text:p text:style-name="P4">
Published Time: 2023-05-09T20:30:00+03:00</text:p>
      <text:p text:style-name="P4">
Modified Time: 2023-05-09T20:30:00+03:00</text:p>
      <text:p text:style-name="P4">
Description: російська армія вдарила по Мирівській та Марганецькій громадам у Нікопольському районі Дніпропетровської області. — Укрінформ.</text:p>
      <text:p text:style-name="P4">
Images: ["<text:a xlink:type="simple" xlink:href="https://static.ukrinform.com/photos/2023_05/thumb_files/630_360_1683653133-268.jpeg" text:style-name="Internet_20_link" text:visited-style-name="Visited_20_Internet_20_Link">
630_360_16836...</text:a>
", "<text:a xlink:type="simple" xlink:href="https://static.ukrinform.com/photos/2023_05/1683653145-402.jpeg" text:style-name="Internet_20_link" text:visited-style-name="Visited_20_Internet_20_Link">
1683653145-40...</text:a>
", "<text:a xlink:type="simple" xlink:href="https://static.ukrinform.com/photos/2023_05/1683653156-518.jpeg" text:style-name="Internet_20_link" text:visited-style-name="Visited_20_Internet_20_Link">
1683653156-51...</text:a>
"]</text:p>
      <text:p text:style-name="P4">
Tags: ['Дніпропетровщина', 'Обстріл', 'Війна з росією']</text:p>
      <text:p text:style-name="P4">
Type: Article</text:p>
      <!--METADATA-->
      <text:p text:style-name="P4">
<draw:frame draw:style-name="fr1" draw:name="Image235" text:anchor-type="as-char" svg:width="6.9236in" svg:height="3.956343in" draw:z-index="0">
<draw:image xlink:href="../Images/yкринформ/2023-05-09T20-30-00-03-00/630_360_1683653133-268.jpeg" xlink:type="simple" xlink:show="embed" xlink:actuate="onLoad" draw:mime-type="image/jpeg"/>
</draw:frame>
 російськаармія вдарила по Мирівській та Марганецькій громадам у Нікопольському районіДніпропетровської області.</text:p>
      <text:p text:style-name="P4">
Про це у <text:a xlink:type="simple" xlink:href="https://t.me/mykola_lukashuk/4487" text:style-name="Internet_20_link" text:visited-style-name="Visited_20_Internet_20_Link">
 </text:a>
 повідомляє головаДніпропетровської обласної ради Микола Лукашук, передає Укрінформ.</text:p>
      <text:p text:style-name="P4">
"російські окупанти не залишають у спокої Нікопольщину. Сьогодні агресорвдарив по Мирівській й Марганецькій громадам. Били і з важкої артилерії, іатакували дронами", - йдеться у дописі.</text:p>
      <text:p text:style-name="P4">
<draw:frame draw:style-name="fr1" draw:name="Image236" text:anchor-type="as-char" svg:width="6.9236in" svg:height="3.053091in" draw:z-index="0">
<draw:image xlink:href="../Images/yкринформ/2023-05-09T20-30-00-03-00/1683653145-402.jpeg" xlink:type="simple" xlink:show="embed" xlink:actuate="onLoad" draw:mime-type="image/jpeg"/>
</draw:frame>
<draw:frame draw:style-name="fr1" draw:name="Image237" text:anchor-type="as-char" svg:width="6.9236in" svg:height="3.46847in" draw:z-index="0">
<draw:image xlink:href="../Images/yкринформ/2023-05-09T20-30-00-03-00/1683653156-518.jpeg" xlink:type="simple" xlink:show="embed" xlink:actuate="onLoad" draw:mime-type="image/jpeg"/>
</draw:frame>
</text:p>
      <text:p text:style-name="P4">
Внаслідок <text:a xlink:type="simple" xlink:href="https://www.ukrinform.ua/tag-obstril" text:style-name="Internet_20_link" text:visited-style-name="Visited_20_Internet_20_Link">
 </text:a>
 понівечено півдесяткаприватних будинків, 8 господарських споруд, гаражі, газогін, лініїелектропередач. Ніхто не постраждав.</text:p>
      <text:p text:style-name="P4">
<text:span text:style-name="T4">
Читайте також:</text:span>
 <text:a xlink:type="simple" xlink:href="https://www.ukrinform.ua/rubric-ato/3706853-rosiani-obstrilali-selo-na-hersonsini-zrujnuvali-feldserskij-punkt.html" text:style-name="Internet_20_link" text:visited-style-name="Visited_20_Internet_20_Link">
 <text:span text:style-name="T4">
обстріл</text:span>
 </text:a>
</text:p>
      <text:p text:style-name="P4">
В інших районах області день минув без обстрілів.</text:p>
      <text:p text:style-name="P4">
Раніше повідомлялось, що протягом минулої доби ворог намагався атакуватиДніпропетровську область ракетами, але сили ППО знищили їх.</text:p>
      <text:p text:style-name="P4">
<text:span text:style-name="T5">
Фото: Телеграм Микола Лукашук – голова ДОР</text:span>
</text:p>
      <text:p text:style-name="P4">
Source: <text:a xlink:type="simple" xlink:href="https://www.ukrinform.ua/rubric-ato/3707005-zagarbniki-obstrilali-dvi-gromadi-na-dnipropetrovsini-e-rujnuvanna.html" text:style-name="Internet_20_link" text:visited-style-name="Visited_20_Internet_20_Link">
https://www.ukrinform.ua/rubric-ato/3707005-zagarbniki-obstrilali-dvi-gromadi-na-dnipropetrovsini-e-rujnuvanna.html</text:a>
</text:p>
      <!--NEWS-->
      <text:h text:style-name="P10" text:outline-level="1">
<text:span text:style-name="T4">
ЗМІ: Бускетс покине «Барселону» після завершення сезону</text:span>
</text:h>
      <text:p text:style-name="P4">
Authors: Ukrinform (Person)</text:p>
      <text:p text:style-name="P4">
Publisher: Укринформ (Organization)</text:p>
      <text:p text:style-name="P4">
Published Time: 2023-05-09T20:39:31+03:00</text:p>
      <text:p text:style-name="P4">
Modified Time: 2023-05-09T20:39:31+03:00</text:p>
      <text:p text:style-name="P4">
Description: Півзахисник уже повідомив про це керівництво клубу. — Укрінформ.</text:p>
      <text:p text:style-name="P4">
Images: ["<text:a xlink:type="simple" xlink:href="https://static.ukrinform.com/photos/2023_05/thumb_files/630_360_1683653693-804.jpg" text:style-name="Internet_20_link" text:visited-style-name="Visited_20_Internet_20_Link">
630_360_16836...</text:a>
"]</text:p>
      <text:p text:style-name="P4">
Tags: ['Барселона', 'Футбол']</text:p>
      <text:p text:style-name="P4">
Type: Article</text:p>
      <!--METADATA-->
      <text:p text:style-name="P4">
<draw:frame draw:style-name="fr1" draw:name="Image238" text:anchor-type="as-char" svg:width="6.9236in" svg:height="3.956343in" draw:z-index="0">
<draw:image xlink:href="../Images/yкринформ/2023-05-09T20-39-31-03-00/630_360_1683653693-804.jpg" xlink:type="simple" xlink:show="embed" xlink:actuate="onLoad" draw:mime-type="image/jpeg"/>
</draw:frame>
Півзахисник уже повідомив про це керівництво клубу.</text:p>
      <text:p text:style-name="P4">
Серхіо Бускетс покине «Барселону» після закінчення нинішнього сезону, <text:a xlink:type="simple" xlink:href="https://www.marca.com/futbol/barcelona/2023/05/09/645a5d9546163f530e8b45fe.html" text:style-name="Internet_20_link" text:visited-style-name="Visited_20_Internet_20_Link">
</text:a>
Marca, передає Укрінформ.</text:p>
      <text:p text:style-name="P4">
Бускетс є вихованцем клубної академії «Барси» та проводить 15-й сезон у складікаталонців. Чинний контракт півзахисника з клубом розрахований до липня.</text:p>
      <text:p text:style-name="P4">
Футболіст не планує підписувати з «Блаугранас» нову угоду. Про це вінповідомив керівництво команди сьогодні, 9 травня. Одним з клубів, з якимпов'язують гравця, є «Інтер Маямі». За цю команду із січня виступаєексфутболіст «Шахтаря» Сергій Кривцов.</text:p>
      <text:p text:style-name="P4">
Офіційне оголошення про відхід Бускетса з «Барселони» може відбутися післяматчу Ла Ліги проти «Еспаньйола». Саме в цій грі каталонці мають змогугарантувати собі першу за чотири роки перемогу у чемпіонаті Іспанії.</text:p>
      <text:p text:style-name="P4">
Бускетс дебютував за «Барселону» у вересні 2008 року. З того моменту зіграв закоманду 719 матчів у всіх турнірах. На його рахунку 18 голів та 45 асистів.</text:p>
      <text:p text:style-name="P4">
<text:span text:style-name="T4">
Читайте також:</text:span>
 <text:a xlink:type="simple" xlink:href="https://www.ukrinform.ua/rubric-sports/3635567-kapitan-zbirnoi-ispanii-serhio-buskets-zaversiv-kareru-v-nacionalnij-komandi.html" text:style-name="Internet_20_link" text:visited-style-name="Visited_20_Internet_20_Link">
 <text:span text:style-name="T4">
Бускетс</text:span>
 </text:a>
</text:p>
      <text:p text:style-name="P4">
Як повідомляв Укрінформ, у грудні 2022 року після завершення чемпіонату світуз футболу у Катарі Бускетс оголосив про завершення міжнародної кар'єри.</text:p>
      <text:p text:style-name="P4">
Фото: Getty Images</text:p>
      <text:p text:style-name="P4">
Source: <text:a xlink:type="simple" xlink:href="https://www.ukrinform.ua/rubric-sports/3707010-zmi-buskets-pokine-barselonu-pisla-zaversenna-sezonu.html" text:style-name="Internet_20_link" text:visited-style-name="Visited_20_Internet_20_Link">
https://www.ukrinform.ua/rubric-sports/3707010-zmi-buskets-pokine-barselonu-pisla-zaversenna-sezonu.html</text:a>
</text:p>
      <!--NEWS-->
      <text:h text:style-name="P10" text:outline-level="1">
<text:span text:style-name="T4">
Німецький оборонний концерн хоче виробляти в Україні системи ППО та танки - ЗМІ</text:span>
</text:h>
      <text:p text:style-name="P4">
Authors: Ukrinform (Person)</text:p>
      <text:p text:style-name="P4">
Publisher: Укринформ (Organization)</text:p>
      <text:p text:style-name="P4">
Published Time: 2023-05-09T20:48:31+03:00</text:p>
      <text:p text:style-name="P4">
Modified Time: 2023-05-09T20:48:31+03:00</text:p>
      <text:p text:style-name="P4">
Description: Найбільша німецька збройна компанія Rheinmetall планує у майбутньому мати можливість виробляти танки, зенітні системи та боєприпаси в Україні. — Укрінформ.</text:p>
      <text:p text:style-name="P4">
Images: ["<text:a xlink:type="simple" xlink:href="https://static.ukrinform.com/photos/2023_05/thumb_files/630_360_1683654342-879.jpg" text:style-name="Internet_20_link" text:visited-style-name="Visited_20_Internet_20_Link">
630_360_16836...</text:a>
"]</text:p>
      <text:p text:style-name="P4">
Tags: ['Німеччина', 'Танк', 'Виробництво']</text:p>
      <text:p text:style-name="P4">
Type: Article</text:p>
      <!--METADATA-->
      <text:p text:style-name="P4">
<draw:frame draw:style-name="fr1" draw:name="Image239" text:anchor-type="as-char" svg:width="6.9236in" svg:height="3.956343in" draw:z-index="0">
<draw:image xlink:href="../Images/yкринформ/2023-05-09T20-48-31-03-00/630_360_1683654342-879.jpg" xlink:type="simple" xlink:show="embed" xlink:actuate="onLoad" draw:mime-type="image/jpeg"/>
</draw:frame>
 Найбільшанімецька збройна компанія Rheinmetall планує у майбутньому мати можливістьвиробляти танки, зенітні системи та боєприпаси в Україні.</text:p>
      <text:p text:style-name="P4">
Про це пише ділове видання <text:a xlink:type="simple" xlink:href="https://www.handelsblatt.com/unternehmen/industrie/ruestungskonzern-panzer-flugabwehr-munition-rheinmetall-will-sein-ukraine-geschaeft-hochfahren/29140752.html" text:style-name="Internet_20_link" text:visited-style-name="Visited_20_Internet_20_Link">
</text:a>
 , передає Укрінформ.</text:p>
      <text:p text:style-name="P4">
За словами гендиректора концерну Арміна Паппергера, плани щодо виробництваозброєнь безпосередньо в Україні набувають реальних обрисів. Він має намірпідписати контракти про співпрацю та створення спільних підприємств зукраїнськими компаніями вже найближчими тижнями, заявив Паппергер у вівторок уДюссельдорфі під час онлайн зустрічі акціонерів.</text:p>
      <text:p text:style-name="P4">
<text:span text:style-name="T4">
Читайте також:</text:span>
 <text:a xlink:type="simple" xlink:href="https://www.ukrinform.ua/rubric-economy/3692221-nimeckij-vpk-perezivae-bum-cerez-agresiu-putina-bloomberg.html" text:style-name="Internet_20_link" text:visited-style-name="Visited_20_Internet_20_Link">
 </text:a>
</text:p>
      <text:p text:style-name="P4">
Йдеться про спільні підприємства з виробництва автомобільних систем, ППО табоєприпасів. «Таким чином ми даємо Україні можливість захищатися всередньостроковій і довгостроковій перспективі», - цитує видання керівникаконцерну.</text:p>
      <text:p text:style-name="P4">
Інвестиції в нові заводи надходитимуть від української держави.</text:p>
      <text:p text:style-name="P4">
Як конкретний приклад Паппергер навів оголошений уже пару місяців тому <text:a xlink:type="simple" xlink:href="https://www.ukrinform.ua/rubric-uarazom/3678109-nimeckij-oboronnij-koncern-vede-peregovori-pro-budivnictvo-tankovogo-zavodu-v-ukraini.html" text:style-name="Internet_20_link" text:visited-style-name="Visited_20_Internet_20_Link">
</text:a>
 . Згідно зпланами Rheinmetall, це може бути до 400 одиниць на рік. Попередні переговориз Києвом щодо проєкту танка керівник оцінив як перспективні. Він переконаний,що в найближчі десять років попит з боку України буде дуже високим.</text:p>
      <text:p text:style-name="P4">
<text:span text:style-name="T4">
Читайте також:</text:span>
 <text:a xlink:type="simple" xlink:href="https://www.ukrinform.ua/rubric-world/3703669-nimecki-virobniki-vladnali-superecku-sodo-intelektualnih-prav-na-tanki-leopard-2.html" text:style-name="Internet_20_link" text:visited-style-name="Visited_20_Internet_20_Link">
 </text:a>
</text:p>
      <text:p text:style-name="P4">
Rheinmetall перебуває на шляху сильного збільшення продуктивності, що такожпов’язано зі збільшенням світового попиту на озброєння на тлі війни в Україні.Паппергер очікує, що 2023 рік «стане найкращим роком в історії компанії зточки зору приймання замовлень».</text:p>
      <text:p text:style-name="P4">
Група має дуже великі потужності для танкових боєприпасів і артилерії, сказавгендиректор. Наразі виробляється 150 тисяч танкових боєприпасів, для артилерії- 600 тис. снарядів.</text:p>
      <text:p text:style-name="P4">
Як повідомляв Укрінформ, раніше стало відомо, що <text:a xlink:type="simple" xlink:href="https://www.ukrinform.ua/rubric-ato/3702295-nimeccina-planue-vigotoviti-dla-ukraini-250-tisac-artsnaradiv-zmi.html" text:style-name="Internet_20_link" text:visited-style-name="Visited_20_Internet_20_Link">
</text:a>
 .</text:p>
      <text:p text:style-name="P4">
Фото: dpa</text:p>
      <text:p text:style-name="P4">
Source: <text:a xlink:type="simple" xlink:href="https://www.ukrinform.ua/rubric-ato/3707011-nimeckij-oboronnij-koncern-hoce-viroblati-v-ukraini-sistemi-ppo-ta-tanki-zmi.html" text:style-name="Internet_20_link" text:visited-style-name="Visited_20_Internet_20_Link">
https://www.ukrinform.ua/rubric-ato/3707011-nimeckij-oboronnij-koncern-hoce-viroblati-v-ukraini-sistemi-ppo-ta-tanki-zmi.html</text:a>
</text:p>
      <!--NEWS-->
      <text:h text:style-name="P10" text:outline-level="1">
<text:span text:style-name="T4">
Автосалони зможуть представляти інтереси клієнтів у сервісних центрах МВС - постанова уряду</text:span>
</text:h>
      <text:p text:style-name="P4">
Authors: Ukrinform (Person)</text:p>
      <text:p text:style-name="P4">
Publisher: Укринформ (Organization)</text:p>
      <text:p text:style-name="P4">
Published Time: 2023-05-09T20:53:48+03:00</text:p>
      <text:p text:style-name="P4">
Modified Time: 2023-05-09T20:53:48+03:00</text:p>
      <text:p text:style-name="P4">
Description: Автосалони з серпня зможуть представляти інтереси своїх клієнтів у сервісних центрах Міністерства внутрішніх справ для реєстрації нових транспортних засобів.  — Укрінформ.</text:p>
      <text:p text:style-name="P4">
Images: ["<text:a xlink:type="simple" xlink:href="https://static.ukrinform.com/photos/2020_05/thumb_files/630_360_1589543915-747.png" text:style-name="Internet_20_link" text:visited-style-name="Visited_20_Internet_20_Link">
630_360_15895...</text:a>
"]</text:p>
      <text:p text:style-name="P4">
Tags: ['Автомобіль', 'МВС', 'Уряд']</text:p>
      <text:p text:style-name="P4">
Type: Article</text:p>
      <!--METADATA-->
      <text:p text:style-name="P4">
<draw:frame draw:style-name="fr1" draw:name="Image240" text:anchor-type="as-char" svg:width="6.9236in" svg:height="3.956343in" draw:z-index="0">
<draw:image xlink:href="../Images/yкринформ/2023-05-09T20-53-48-03-00/630_360_1589543915-747.png" xlink:type="simple" xlink:show="embed" xlink:actuate="onLoad" draw:mime-type="image/png"/>
</draw:frame>
 Автосалониз серпня зможуть представляти інтереси своїх клієнтів у сервісних центрахМіністерства внутрішніх справ для реєстрації нових транспортних засобів.</text:p>
      <text:p text:style-name="P4">
Як передає Укрінформ, Кабінет Міністрів України оприлюднив <text:a xlink:type="simple" xlink:href="https://www.kmu.gov.ua/npas/pro-vnesennia-zmin-do-poriadkiv-zatverdzhenykh-postanovamy-kabinetu-ministriv-ukrainy-vid-7-s437-20523" text:style-name="Internet_20_link" text:visited-style-name="Visited_20_Internet_20_Link">
</text:a>
 від 02 травня 2023року, яка дозволяє покупцеві нового транспортного засобу покластипредставницькі функції в сервісних центрах МВС на юридичну особу, яка продаєавто чи мотоцикл.</text:p>
      <text:p text:style-name="P4">
«Купуючи транспортний засіб в автосалоні покупець зможе не їхати в сервіснийцентр МВС, щоб його зареєструвати. За нього це зможе зробити представникавтосалону. Для цього подається заява від імені покупця, відповідно додоговору купівлі-продажу із зазначенням умов на вчинення реєстраційних дій,документи, які необхідні для реєстрації нового транспортного засобу тадовіреність на перереєстрацію, яка формується засобами Єдиного державногореєстру транспортних засобів та підписується покупцем в електронній абопаперовій формі», - пояснили в МВС.</text:p>
      <text:p text:style-name="P4">
<text:span text:style-name="T4">
Читайте також:</text:span>
 <text:a xlink:type="simple" xlink:href="https://www.ukrinform.ua/rubric-other_news/3706990-urad-zalucae-grant-u-ponad-350-miljoniv-na-proekt-heal-ukraine-premer.html" text:style-name="Internet_20_link" text:visited-style-name="Visited_20_Internet_20_Link">
 <text:span text:style-name="T4">
Уряд</text:span>
 </text:a>
</text:p>
      <text:p text:style-name="P4">
Дилери, які продають нові транспортні засоби, зможуть віддавати покупцю автоуже зареєстроване в Україні — з номерним знаком державної реєстрації та зісвідоцтвом про реєстрацію транспортного засобу одразу вже на ім’я цьоговласника просто з салону. Відтак, покупець нового авто може не звертатись досервісних центрів МВС особисто.</text:p>
      <text:p text:style-name="P4">
Раніше при покупці нового авто обов’язковим було отримання номерних знаків дляразових поїздок — «транзитних» номерних знаків. Від серпня це буде необов’язковим для покупців нових авто. Оскільки, якщо транспортний засіб будезареєстровано без того, що авто фізично покидає приміщення або парковкуавтосалону, то можна і не отримувати ці номерні знаки для разових поїздок.</text:p>
      <text:p text:style-name="P4">
Постанова набуде чинності через три місяці з дня її опублікування, тобто 6серпня 2023 року.</text:p>
      <text:p text:style-name="P4">
<text:span text:style-name="T4">
Читайте також:</text:span>
 <text:a xlink:type="simple" xlink:href="https://www.ukrinform.ua/rubric-ato/3703905-mvs-majze-vtrici-zmensit-kilkist-servisnih-centriv-zadla-minimizacii-korupcii.html" text:style-name="Internet_20_link" text:visited-style-name="Visited_20_Internet_20_Link">
 <text:span text:style-name="T4">
сервісних</text:span>
 <text:span text:style-name="T4">
центр</text:span>
</text:a>
</text:p>
      <text:p text:style-name="P4">
Як повідомлялося, консультацію щодо послуг сервісних центрів МВС можнаотримати за телефоном (044) 290-19-88 або на сторінці Головного сервісногоцентру МВС в Фейсбуці. Відповіді на найпоширеніші питання можна знайти насайті.</text:p>
      <text:p text:style-name="P4">
Source: <text:a xlink:type="simple" xlink:href="https://www.ukrinform.ua/rubric-society/3707012-avtosaloni-zmozut-predstavlati-interesi-klientiv-u-servisnih-centrah-mvs-postanova-uradu.html" text:style-name="Internet_20_link" text:visited-style-name="Visited_20_Internet_20_Link">
https://www.ukrinform.ua/rubric-society/3707012-avtosaloni-zmozut-predstavlati-interesi-klientiv-u-servisnih-centrah-mvs-postanova-uradu.html</text:a>
</text:p>
      <!--NEWS-->
      <text:h text:style-name="P10" text:outline-level="1">
<text:span text:style-name="T4">
Війська рф вдарили ракетами по Куп'янську, є поранені</text:span>
</text:h>
      <text:p text:style-name="P4">
Authors: Ukrinform (Person)</text:p>
      <text:p text:style-name="P4">
Publisher: Укринформ (Organization)</text:p>
      <text:p text:style-name="P4">
Published Time: 2023-05-09T20:55:00+03:00</text:p>
      <text:p text:style-name="P4">
Modified Time: 2023-05-09T20:55:00+03:00</text:p>
      <text:p text:style-name="P4">
Description: російська армія ввечері 9 травня завдала ракетного удару по місту Куп'янськ Харківської області, унаслідок чого поранення дістали троє мирних жителів. — Укрінформ.</text:p>
      <text:p text:style-name="P4">
Images: ["<text:a xlink:type="simple" xlink:href="https://static.ukrinform.com/photos/2018_10/thumb_files/630_360_1538997483-946.jpg" text:style-name="Internet_20_link" text:visited-style-name="Visited_20_Internet_20_Link">
630_360_15389...</text:a>
"]</text:p>
      <text:p text:style-name="P4">
Tags: ['Обстріл', 'Харківщина', 'Синєгубов', 'Війна з росією']</text:p>
      <text:p text:style-name="P4">
Type: Article</text:p>
      <!--METADATA-->
      <text:p text:style-name="P4">
<draw:frame draw:style-name="fr1" draw:name="Image241" text:anchor-type="as-char" svg:width="6.9236in" svg:height="3.948443in" draw:z-index="0">
<draw:image xlink:href="../Images/yкринформ/2023-05-09T20-55-00-03-00/630_360_1538997483-946.jpg" xlink:type="simple" xlink:show="embed" xlink:actuate="onLoad" draw:mime-type="image/jpeg"/>
</draw:frame>
 російськаармія ввечері 9 травня завдала ракетного удару по місту Куп'янськ Харківськоїобласті, унаслідок чого поранення дістали троє мирних жителів.</text:p>
      <text:p text:style-name="P4">
Як передає Укрінформ, про це голова Харківської обласної військовоїадміністрації Олег Синєгубов повідомив у <text:a xlink:type="simple" xlink:href="https://t.me/synegubov/6150" text:style-name="Internet_20_link" text:visited-style-name="Visited_20_Internet_20_Link">
 </text:a>
 .</text:p>
      <text:p text:style-name="P4">
"Щойно ворог вкотре завдав ракетного удару по Куп'янську. Є влучання в об'єктцивільної промисловості. Також пошкоджено щонайменше 5 приватних житловихбудинків. На жаль, є поранені", – зазначив він.</text:p>
      <text:p text:style-name="P4">
<text:span text:style-name="T4">
Читайте також:</text:span>
 <text:a xlink:type="simple" xlink:href="https://www.ukrinform.ua/rubric-ato/3707005-zagarbniki-obstrilali-dvi-gromadi-na-dnipropetrovsini-e-rujnuvanna.html" text:style-name="Internet_20_link" text:visited-style-name="Visited_20_Internet_20_Link">
 <text:span text:style-name="T4">
обстріл</text:span>
 </text:a>
</text:p>
      <text:p text:style-name="P4">
За попередніми даними, постраждали дві жінки та чоловік. Одному з постраждалихдопомога надана на місці, решта двоє госпіталізовані.</text:p>
      <text:p text:style-name="P4">
На місці влучання працюють усі екстрені служби.</text:p>
      <text:p text:style-name="P4">
Як повідомляв Укрінформ, минулої доби російські війська обстрілювали населеніпункти трьох районів Харківської області, спричинивши низку пошкоджень,зокрема транспортної інфраструктури.</text:p>
      <text:p text:style-name="P4">
Source: <text:a xlink:type="simple" xlink:href="https://www.ukrinform.ua/rubric-ato/3707014-vijska-rf-vdarili-raketami-po-kupansku-e-poraneni.html" text:style-name="Internet_20_link" text:visited-style-name="Visited_20_Internet_20_Link">
https://www.ukrinform.ua/rubric-ato/3707014-vijska-rf-vdarili-raketami-po-kupansku-e-poraneni.html</text:a>
</text:p>
      <!--NEWS-->
      <text:h text:style-name="P10" text:outline-level="1">
<text:span text:style-name="T4">
«Шахтар» може проводити єврокубкові матчі у Гданську в наступному сезоні</text:span>
</text:h>
      <text:p text:style-name="P4">
Authors: Ukrinform (Person)</text:p>
      <text:p text:style-name="P4">
Publisher: Укринформ (Organization)</text:p>
      <text:p text:style-name="P4">
Published Time: 2023-05-09T21:01:02+03:00</text:p>
      <text:p text:style-name="P4">
Modified Time: 2023-05-09T21:01:02+03:00</text:p>
      <text:p text:style-name="P4">
Description: Йдеться про домашній стадіон місцевої «Лехії». — Укрінформ.</text:p>
      <text:p text:style-name="P4">
Images: ["<text:a xlink:type="simple" xlink:href="https://static.ukrinform.com/photos/2023_05/thumb_files/630_360_1683654934-230.jpg" text:style-name="Internet_20_link" text:visited-style-name="Visited_20_Internet_20_Link">
630_360_16836...</text:a>
"]</text:p>
      <text:p text:style-name="P4">
Tags: ['Футбол', 'Шахтар']</text:p>
      <text:p text:style-name="P4">
Type: Article</text:p>
      <!--METADATA-->
      <text:p text:style-name="P4">
<draw:frame draw:style-name="fr1" draw:name="Image242" text:anchor-type="as-char" svg:width="6.9236in" svg:height="3.956343in" draw:z-index="0">
<draw:image xlink:href="../Images/yкринформ/2023-05-09T21-01-02-03-00/630_360_1683654934-230.jpg" xlink:type="simple" xlink:show="embed" xlink:actuate="onLoad" draw:mime-type="image/jpeg"/>
</draw:frame>
 Йдетьсяпро домашній стадіон місцевої «Лехії».</text:p>
      <text:p text:style-name="P4">
«Шахтар» в сезоні 2023/24 може проводити єврокубкові матчі у польськомуГданську, <text:a xlink:type="simple" xlink:href="https://www.meczyki.pl/newsy/europejskie-puchary-na-stadionie-w-gdansku-trwaja-negocjacje-z-miastem-nasz-news/211451-n" text:style-name="Internet_20_link" text:visited-style-name="Visited_20_Internet_20_Link">
 </text:a>
 Meczyki.pl, передаєУкрінформ.</text:p>
      <text:p text:style-name="P4">
В минулому сезоні «гірники» проводили єврокубкові матчі у Варшаві - настадіоні столичної «Легії».</text:p>
      <text:p text:style-name="P4">
В сезоні 2022/23 донецький клуб теж розглядав «Полсат Плюс Арену» в якостіномінально домашнього стадіону для матчів в єврокубках, але тоді сторони незмогли домовитися. Тоді польську сторону не влаштували фінансові умови«Шахтаря».</text:p>
      <text:p text:style-name="P4">
В наступному сезоні українська команда не зможе знову грати на «СтадіоніВійська Польського», бо «Легія» виступить у кваліфікації Ліги конференцій.</text:p>
      <text:p text:style-name="P4">
«Лехія», яка грає на PGE Арена Гданськ (Polsat Plus Arena Gdańsk) вилетіла зелітного дивізіону Польщі, тому може переїхати на інший стадіон. PGE АренаГданськ розрахована на 44 000 місць.</text:p>
      <text:p text:style-name="P4">
<text:span text:style-name="T4">
Читайте також:</text:span>
 <text:a xlink:type="simple" xlink:href="https://www.ukrinform.ua/rubric-sports/3706793-srna-fk-sahtar-rozgladae-mozlivist-pridbanna-dla-upl-sistemi-var.html" text:style-name="Internet_20_link" text:visited-style-name="Visited_20_Internet_20_Link">
 <text:span text:style-name="T4">
Шахтар</text:span>
 </text:a>
</text:p>
      <text:p text:style-name="P4">
Як повідомляв Укрінформ, «Шахтар» вже гарантував собі участь в єврокубкахнаступного сезону, команда точно не опуститься нижче 5-го місця у турнірнійтаблиці УПЛ.</text:p>
      <text:p text:style-name="P4">
Фото: facebook.com/PolsatPlusArenaGdansk</text:p>
      <text:p text:style-name="P4">
Source: <text:a xlink:type="simple" xlink:href="https://www.ukrinform.ua/rubric-sports/3707016-sahtar-moze-provoditi-evrokubkovi-matci-u-gdansku-v-nastupnomu-sezoni.html" text:style-name="Internet_20_link" text:visited-style-name="Visited_20_Internet_20_Link">
https://www.ukrinform.ua/rubric-sports/3707016-sahtar-moze-provoditi-evrokubkovi-matci-u-gdansku-v-nastupnomu-sezoni.html</text:a>
</text:p>
      <!--NEWS-->
      <text:h text:style-name="P10" text:outline-level="1">
<text:span text:style-name="T4">
Зеленська зустрілась з президенткою Єврокомісії – говорили про психологічну реабілітацію дітей</text:span>
</text:h>
      <text:p text:style-name="P4">
Authors: Ukrinform (Person)</text:p>
      <text:p text:style-name="P4">
Publisher: Укринформ (Organization)</text:p>
      <text:p text:style-name="P4">
Published Time: 2023-05-09T21:07:00+03:00</text:p>
      <text:p text:style-name="P4">
Modified Time: 2023-05-09T21:07:00+03:00</text:p>
      <text:p text:style-name="P4">
Description: Євросоюз запропонував експертну допомогу під час розробки програми психологічної допомоги для дітей з України, які мають досвід війни. — Укрінформ.</text:p>
      <text:p text:style-name="P4">
Images: ["<text:a xlink:type="simple" xlink:href="https://static.ukrinform.com/photos/2023_05/thumb_files/630_360_1683655513-134.jpg" text:style-name="Internet_20_link" text:visited-style-name="Visited_20_Internet_20_Link">
630_360_16836...</text:a>
"]</text:p>
      <text:p text:style-name="P4">
Tags: ['Діти', 'Олена Зеленська', 'Фон дер Ляєн']</text:p>
      <text:p text:style-name="P4">
Type: Article</text:p>
      <!--METADATA-->
      <text:p text:style-name="P4">
<draw:frame draw:style-name="fr1" draw:name="Image243" text:anchor-type="as-char" svg:width="6.9236in" svg:height="3.956343in" draw:z-index="0">
<draw:image xlink:href="../Images/yкринформ/2023-05-09T21-07-00-03-00/630_360_1683655513-134.jpg" xlink:type="simple" xlink:show="embed" xlink:actuate="onLoad" draw:mime-type="image/jpeg"/>
</draw:frame>
 Євросоюззапропонував експертну допомогу під час розробки програми психологічноїдопомоги для дітей з України, які мають досвід війни.</text:p>
      <text:p text:style-name="P4">
Про результати зустрічі з президенткою Європейської комісії Урсулою фон дерЛяєн повідомила перша леді Олена Зеленська в <text:a xlink:type="simple" xlink:href="https://t.me/FirstLadyOfUkraine/3071" text:style-name="Internet_20_link" text:visited-style-name="Visited_20_Internet_20_Link">
</text:a>
 , передає Укрінформ.</text:p>
      <text:p text:style-name="P4">
"У центрі уваги - психологічна реабілітація українських дітей. Маленькіукраїнці переживають складний період через події війни: навчання убомбосховищах, переїзд до нових країн, нестача спілкування з рідними тадрузями тощо. А також є 364 дитини, яких Україна повернула з росії. Вонипережили викрадення, розлуку з близькими, намовляння, що "нікому в Україні непотрібні", погрози і навіть фізичне насильство", - написала вона.</text:p>
      <text:p text:style-name="P4">
<text:span text:style-name="T4">
Читайте також:</text:span>
 <text:a xlink:type="simple" xlink:href="https://www.ukrinform.ua/rubric-society/3705889-zelenska-nagadala-pro-vazlivist-pidtrimanna-vodnogo-balansu-organizmu.html" text:style-name="Internet_20_link" text:visited-style-name="Visited_20_Internet_20_Link">
 </text:a>
</text:p>
      <text:p text:style-name="P4">
Зеленська зазначила, що фон дер Ляєн запропонувала експертну допомогу ЄС, асама унікальна програма допомоги українським дітям буде напрацьованавітчизняними фахівцями – " так само як вони вже це роблять для психологічноготабору, де реабілітують дітей, котрі втратили на війни близьких".</text:p>
      <text:p text:style-name="P4">
Перша леді підкреслила, що у відповідь на страшний досвід війни в Україніформується потужна психологічна допомога, щоб "ніхто не залишився з пережитимсам на сам".</text:p>
      <text:p text:style-name="P4">
<text:span text:style-name="T4">
Читайте також:</text:span>
 <text:a xlink:type="simple" xlink:href="https://www.ukrinform.ua/rubric-society/3705382-zelenska-zaklikala-pracedavciv-zabezpeciti-komfortni-umovi-dla-poranenih-na-fronti-bijciv.html" text:style-name="Internet_20_link" text:visited-style-name="Visited_20_Internet_20_Link">
 </text:a>
</text:p>
      <text:p text:style-name="P4">
Як повідомляв Укрінформ, президентка Єврокомісії Урсула фон дер Ляєн прибуладо Києва 9 травня, щоб разом з українцями відзначити День Європи. У деньвізиту політик зустрілася з президентом України Володимиром Зеленським тапрем’єр-міністром Денисом Шмигалем.</text:p>
      <text:p text:style-name="P4">
Source: <text:a xlink:type="simple" xlink:href="https://www.ukrinform.ua/rubric-society/3707019-zelenska-zustrilas-z-prezidentkou-evrokomisii-govorili-pro-psihologicnu-reabilitaciu-ditej.html" text:style-name="Internet_20_link" text:visited-style-name="Visited_20_Internet_20_Link">
https://www.ukrinform.ua/rubric-society/3707019-zelenska-zustrilas-z-prezidentkou-evrokomisii-govorili-pro-psihologicnu-reabilitaciu-ditej.html</text:a>
</text:p>
      <!--NEWS-->
      <text:h text:style-name="P10" text:outline-level="1">
<text:span text:style-name="T4">
НКРЕКП розширила права споживачів на продаж власної електроенергії</text:span>
</text:h>
      <text:p text:style-name="P4">
Authors: Ukrinform (Person)</text:p>
      <text:p text:style-name="P4">
Publisher: Укринформ (Organization)</text:p>
      <text:p text:style-name="P4">
Published Time: 2023-05-09T21:10:27+03:00</text:p>
      <text:p text:style-name="P4">
Modified Time: 2023-05-09T21:10:27+03:00</text:p>
      <text:p text:style-name="P4">
Description: </text:p>
      <text:p text:style-name="P4">
Національна комісія, що здійснює державне регулювання у сферах енергетики та комунальних послуг, (НКРЕКП) розширила права споживачів на продаж електроенергії, виробленої з власних генеруючих установок. — Укрінформ.</text:p>
      <text:p text:style-name="P4">
Images: ["<text:a xlink:type="simple" xlink:href="https://static.ukrinform.com/photos/2023_05/thumb_files/630_360_1683655707-516.png" text:style-name="Internet_20_link" text:visited-style-name="Visited_20_Internet_20_Link">
630_360_16836...</text:a>
"]</text:p>
      <text:p text:style-name="P4">
Tags: ['Електроенергія', 'НКРЕКП', 'Ринок']</text:p>
      <text:p text:style-name="P4">
Type: Article</text:p>
      <!--METADATA-->
      <text:p text:style-name="P4">
<draw:frame draw:style-name="fr1" draw:name="Image244" text:anchor-type="as-char" svg:width="6.9236in" svg:height="3.956343in" draw:z-index="0">
<draw:image xlink:href="../Images/yкринформ/2023-05-09T21-10-27-03-00/630_360_1683655707-516.png" xlink:type="simple" xlink:show="embed" xlink:actuate="onLoad" draw:mime-type="image/png"/>
</draw:frame>
Національна комісія, що здійснює державне регулювання у сферах енергетики такомунальних послуг, (НКРЕКП) розширила права споживачів на продажелектроенергії, виробленої з власних генеруючих установок.</text:p>
      <text:p text:style-name="P4">
Як передає Укрінформ, про це повідомляє пресслужба <text:a xlink:type="simple" xlink:href="https://ua-energy.org/uk/posts/nkrekp-rozshyryv-prava-spozhyvachiv-na-prodazh-vlasnoi-ee" text:style-name="Internet_20_link" text:visited-style-name="Visited_20_Internet_20_Link">
 </text:a>
.</text:p>
      <text:p text:style-name="P4">
«НКРЕКП прийняла рішення про надання всім споживачам електричної енергії (якпобутовим, так і непобутовим) прав на продаж виробленої генеруючою установкоюта/або установкою зберігання енергії такого споживача <text:a xlink:type="simple" xlink:href="https://www.ukrinform.ua/tag-elektroenergia" text:style-name="Internet_20_link" text:visited-style-name="Visited_20_Internet_20_Link">
</text:a>
 будь-якому постачальнику завільним договором та за договірною ціною», – йдеться у повідомленні.</text:p>
      <text:p text:style-name="P4">
Зазначається, що таке рішення сприятиме розширенню конкуренції на роздрібномуринку електричної енергії та направлене на розвиток розподіленої генерації ізабезпечення проведення зеленої трансформації енергетики.</text:p>
      <text:p text:style-name="P4">
<text:span text:style-name="T4">
Читайте також:</text:span>
 <text:a xlink:type="simple" xlink:href="https://www.ukrinform.ua/rubric-economy/3686066-nkrekp-viznacila-tarif-dla-postacalnika-ostannoi-nadii-na-ii-kvartal.html" text:style-name="Internet_20_link" text:visited-style-name="Visited_20_Internet_20_Link">
 <text:span text:style-name="T4">
НКРЕКП</text:span>
 </text:a>
</text:p>
      <text:p text:style-name="P4">
Як повідомлялося, НКРЕКП 9 травня <text:a xlink:type="simple" xlink:href="https://www.ukrinform.ua/rubric-economy/3706253-nkrekp-za-iniciativou-ukrenergo-provede-planovu-perevirku-kompanii.html" text:style-name="Internet_20_link" text:visited-style-name="Visited_20_Internet_20_Link">
 </text:a>
 дотримання вимог законодавства та ліцензійних умов у сферіенергетики НЕК «Укренерго».</text:p>
      <text:p text:style-name="P4">
Source: <text:a xlink:type="simple" xlink:href="https://www.ukrinform.ua/rubric-economy/3707022-nkrekp-rozsirila-prava-spozivaciv-na-prodaz-vlasnoi-elektroenergii.html" text:style-name="Internet_20_link" text:visited-style-name="Visited_20_Internet_20_Link">
https://www.ukrinform.ua/rubric-economy/3707022-nkrekp-rozsirila-prava-spozivaciv-na-prodaz-vlasnoi-elektroenergii.html</text:a>
</text:p>
      <!--NEWS-->
      <text:h text:style-name="P10" text:outline-level="1">
<text:span text:style-name="T4">
росіяни двічі за день обстріляли прикордоння Чернігівщини</text:span>
</text:h>
      <text:p text:style-name="P4">
Authors: Ukrinform (Person)</text:p>
      <text:p text:style-name="P4">
Publisher: Укринформ (Organization)</text:p>
      <text:p text:style-name="P4">
Published Time: 2023-05-09T21:12:00+03:00</text:p>
      <text:p text:style-name="P4">
Modified Time: 2023-05-09T21:12:00+03:00</text:p>
      <text:p text:style-name="P4">
Description: російські війська у вівторок, 9 травня, двічі обстріляли з артилерії прикордоння Чернігівської області, здійснивши загалом понад 20 влучань. — Укрінформ.</text:p>
      <text:p text:style-name="P4">
Images: ["<text:a xlink:type="simple" xlink:href="https://static.ukrinform.com/photos/2023_03/thumb_files/630_360_1679917009-251.jpg" text:style-name="Internet_20_link" text:visited-style-name="Visited_20_Internet_20_Link">
630_360_16799...</text:a>
"]</text:p>
      <text:p text:style-name="P4">
Tags: ['Обстріл', 'Чернігівщина', 'Війна з росією']</text:p>
      <text:p text:style-name="P4">
Type: Article</text:p>
      <!--METADATA-->
      <text:p text:style-name="P4">
<draw:frame draw:style-name="fr1" draw:name="Image245" text:anchor-type="as-char" svg:width="6.9236in" svg:height="3.956343in" draw:z-index="0">
<draw:image xlink:href="../Images/yкринформ/2023-05-09T21-12-00-03-00/630_360_1679917009-251.jpg" xlink:type="simple" xlink:show="embed" xlink:actuate="onLoad" draw:mime-type="image/jpeg"/>
</draw:frame>
 російськівійська у вівторок, 9 травня, двічі обстріляли з артилерії прикордонняЧернігівської області, здійснивши загалом понад 20 влучань.</text:p>
      <text:p text:style-name="P4">
Як передає Укрінформ, про це оперативне командування "Північ" повідомило в <text:a xlink:type="simple" xlink:href="https://t.me/ok_pivnich1/2477" text:style-name="Internet_20_link" text:visited-style-name="Visited_20_Internet_20_Link">
</text:a>
 .</text:p>
      <text:p text:style-name="P4">
Зокрема, з 10:13 до 10:45 у районі села Залізний Міст відбулися 17 влучань,імовірно зі ствольної артилерії загарбників.</text:p>
      <text:p text:style-name="P4">
<text:span text:style-name="T4">
Читайте також:</text:span>
 <text:a xlink:type="simple" xlink:href="https://www.ukrinform.ua/rubric-ato/3707005-zagarbniki-obstrilali-dvi-gromadi-na-dnipropetrovsini-e-rujnuvanna.html" text:style-name="Internet_20_link" text:visited-style-name="Visited_20_Internet_20_Link">
 <text:span text:style-name="T4">
обстріл</text:span>
 </text:a>
</text:p>
      <text:p text:style-name="P4">
З 15:55 до 16:20 у районі села Гасичівка зафіксовані п'ять влучань, імовірноіз самохідних артилерійських установок ворога.</text:p>
      <text:p text:style-name="P4">
В обох випадках інформація про втрати серед місцевого населення чи пошкодженняцивільної інфраструктури не надходила.</text:p>
      <text:p text:style-name="P4">
<text:span text:style-name="T4">
Читайте також:</text:span>
 <text:a xlink:type="simple" xlink:href="https://www.ukrinform.ua/rubric-ato/3707014-vijska-rf-vdarili-raketami-po-kupansku-e-poraneni.html" text:style-name="Internet_20_link" text:visited-style-name="Visited_20_Internet_20_Link">
 </text:a>
</text:p>
      <text:p text:style-name="P4">
Як повідомляв Укрінформ, за минулу добу російські загарбники сім разіватакували Чернігівську область із застосуванням мінометів й артилерії. Безелектропостачання через ворожі обстріли залишилися 15 населених пунктів.</text:p>
      <text:p text:style-name="P4">
Фото ілюстративне</text:p>
      <text:p text:style-name="P4">
Source: <text:a xlink:type="simple" xlink:href="https://www.ukrinform.ua/rubric-ato/3707025-rosiani-dvici-za-den-obstrilali-prikordonna-cernigivsini.html" text:style-name="Internet_20_link" text:visited-style-name="Visited_20_Internet_20_Link">
https://www.ukrinform.ua/rubric-ato/3707025-rosiani-dvici-za-den-obstrilali-prikordonna-cernigivsini.html</text:a>
</text:p>
      <!--NEWS-->
      <text:h text:style-name="P10" text:outline-level="1">
<text:span text:style-name="T4">
У Нідерландах до Дня Європи відбувся захід на підтримку митців</text:span>
</text:h>
      <text:p text:style-name="P4">
Authors: Ukrinform (Person)</text:p>
      <text:p text:style-name="P4">
Publisher: Укринформ (Organization)</text:p>
      <text:p text:style-name="P4">
Published Time: 2023-05-09T21:17:00+03:00</text:p>
      <text:p text:style-name="P4">
Modified Time: 2023-05-09T21:17:00+03:00</text:p>
      <text:p text:style-name="P4">
Description: У нідерландському Роттердамі у День Європи відбувся захід, спрямований на підтримки митців. — Укрінформ.</text:p>
      <text:p text:style-name="P4">
Images: ["<text:a xlink:type="simple" xlink:href="https://static.ukrinform.com/photos/2023_05/thumb_files/630_360_1683657085-542.jpeg" text:style-name="Internet_20_link" text:visited-style-name="Visited_20_Internet_20_Link">
630_360_16836...</text:a>
", "<text:a xlink:type="simple" xlink:href="https://static.ukrinform.com/photos/2023_05/1683657175-577.jpeg" text:style-name="Internet_20_link" text:visited-style-name="Visited_20_Internet_20_Link">
1683657175-57...</text:a>
", "<text:a xlink:type="simple" xlink:href="https://static.ukrinform.com/photos/2023_05/1683657174-443.jpeg" text:style-name="Internet_20_link" text:visited-style-name="Visited_20_Internet_20_Link">
1683657174-44...</text:a>
"]</text:p>
      <text:p text:style-name="P4">
Tags: ['Нідерланди', 'День Європи ', 'Мистецтво']</text:p>
      <text:p text:style-name="P4">
Type: Article</text:p>
      <!--METADATA-->
      <text:p text:style-name="P4">
<draw:frame draw:style-name="fr1" draw:name="Image246" text:anchor-type="as-char" svg:width="6.9236in" svg:height="3.951434in" draw:z-index="0">
<draw:image xlink:href="../Images/yкринформ/2023-05-09T21-17-00-03-00/630_360_1683657085-542.jpeg" xlink:type="simple" xlink:show="embed" xlink:actuate="onLoad" draw:mime-type="image/jpeg"/>
</draw:frame>
 Унідерландському Роттердамі у День Європи відбувся захід, спрямований напідтримки митців.</text:p>
      <text:p text:style-name="P4">
Як повідомляє кореспондент Укрінформу в Гаазі, зокрема, йшлося про стратегіїта підходи до роботи, підтримку молодих митців, створення справедливогосередовища з точки зору фінансування, винагороди, авторського права дляпрацівників культури в Європі.</text:p>
      <text:p text:style-name="P4">
“На цьогорічний день Європи в Роттердамі проходить дуже важливий захід дляпідтримки митців та чесної оплати їх праці. Він організований різнимиєвропейськими організаціями, такими як EUNIC, EU National Institute forCulture, European Cultural Foundation та багатьма іншими”, - розповіла вкоментарі кореспонденту Укрінформу співзасновниця Фундації Ватага, яка єплатформою для українського мистецтва та культури в Нідерландах, Уляна Бунь.</text:p>
      <text:p text:style-name="P4">
<draw:frame draw:style-name="fr1" draw:name="Image247" text:anchor-type="as-char" svg:width="6.9236in" svg:height="5.1927in" draw:z-index="0">
<draw:image xlink:href="../Images/yкринформ/2023-05-09T21-17-00-03-00/1683657175-577.jpeg" xlink:type="simple" xlink:show="embed" xlink:actuate="onLoad" draw:mime-type="image/jpeg"/>
</draw:frame>
</text:p>
      <text:p text:style-name="P4">
Захід був дуже інформативним, зазначила вона, та порушував багато питань, якідопоможуть українським митцям відчувати себе частиною європейської мистецькоїсім’ї, налагодити зв’язки з різними організаціями та отримати можливість дляспільної роботи в майбутньому. Найважливішим моментом було власне обговоренняфінансової складової роботи кожного митця.</text:p>
      <text:p text:style-name="P4">
<draw:frame draw:style-name="fr1" draw:name="Image248" text:anchor-type="as-char" svg:width="6.9236in" svg:height="5.1927in" draw:z-index="0">
<draw:image xlink:href="../Images/yкринформ/2023-05-09T21-17-00-03-00/1683657174-443.jpeg" xlink:type="simple" xlink:show="embed" xlink:actuate="onLoad" draw:mime-type="image/jpeg"/>
</draw:frame>
</text:p>
      <text:p text:style-name="P4">
<text:span text:style-name="T4">
Читайте також:</text:span>
 <text:a xlink:type="simple" xlink:href="https://www.ukrinform.ua/rubric-diaspora/3706403-u-niderlandah-gurt-goa-vistupiv-na-festivali-prisvacenomu-dnu-vizvolenna.html" text:style-name="Internet_20_link" text:visited-style-name="Visited_20_Internet_20_Link">
 <text:span text:style-name="T4">
Нідерлан</text:span>
 </text:a>
</text:p>
      <text:p text:style-name="P4">
За її словами, було дуже приємно побачити та обговорити "зовсім інакший поглядна звичні проблеми кожної людини, яка працює у сфері мистецтва".</text:p>
      <text:p text:style-name="P4">
Як відомо, відповідно до указу Президента Володимира Зеленського, Україна 9травня відзначає День Європи.</text:p>
      <text:p text:style-name="P4">
Source: <text:a xlink:type="simple" xlink:href="https://www.ukrinform.ua/rubric-culture/3707028-u-niderlandah-do-dna-evropi-vidbuvsa-zahid-na-pidtrimku-mitciv.html" text:style-name="Internet_20_link" text:visited-style-name="Visited_20_Internet_20_Link">
https://www.ukrinform.ua/rubric-culture/3707028-u-niderlandah-do-dna-evropi-vidbuvsa-zahid-na-pidtrimku-mitciv.html</text:a>
</text:p>
      <!--NEWS-->
      <text:h text:style-name="P10" text:outline-level="1">
<text:span text:style-name="T4">
Якщо росію не зупинити зараз, світ заплатить дорожчу ціну - глава МЗС Британії</text:span>
</text:h>
      <text:p text:style-name="P4">
Authors: Ukrinform (Person)</text:p>
      <text:p text:style-name="P4">
Publisher: Укринформ (Organization)</text:p>
      <text:p text:style-name="P4">
Published Time: 2023-05-09T21:29:00+03:00</text:p>
      <text:p text:style-name="P4">
Modified Time: 2023-05-09T21:29:00+03:00</text:p>
      <text:p text:style-name="P4">
Description: Міжнародна спільнота має докласти спільних зусиль, аби підтримати Україну та зупинити російську агресію зараз, інакше ціна для цивілізованого світу потім буде набагато вищою, а наслідки – болючішими. — Укрінформ.</text:p>
      <text:p text:style-name="P4">
Images: ["<text:a xlink:type="simple" xlink:href="https://static.ukrinform.com/photos/2023_01/thumb_files/630_360_1673994222-668.jpg" text:style-name="Internet_20_link" text:visited-style-name="Visited_20_Internet_20_Link">
630_360_16739...</text:a>
"]</text:p>
      <text:p text:style-name="P4">
Tags: ['Британія', 'США', 'Війна з росією', 'Клеверлі']</text:p>
      <text:p text:style-name="P4">
Type: Article</text:p>
      <!--METADATA-->
      <text:p text:style-name="P4">
<draw:frame draw:style-name="fr1" draw:name="Image249" text:anchor-type="as-char" svg:width="6.9236in" svg:height="3.956343in" draw:z-index="0">
<draw:image xlink:href="../Images/yкринформ/2023-05-09T21-29-00-03-00/630_360_1673994222-668.jpg" xlink:type="simple" xlink:show="embed" xlink:actuate="onLoad" draw:mime-type="image/jpeg"/>
</draw:frame>
 Міжнароднаспільнота має докласти спільних зусиль, аби підтримати Україну та зупинитиросійську агресію зараз, інакше ціна для цивілізованого світу потім буденабагато вищою, а наслідки – болючішими.</text:p>
      <text:p text:style-name="P4">
Про це у Вашингтоні під час спільної пресконференції з держсекретарем СШАЕнтоні Блінкеном заявив глава МЗС Британії Джеймс Клеверлі, передає власнийкореспондент Укрінформу.</text:p>
      <text:p text:style-name="P4">
«Ми повинні визнати, якщо ми не відновимо принципи Статуту ООН –фундаментальної основи миру в епоху після Другої світової війни – щоби більшікраїни не могли безкарно вторгатися до своїх сусідів, то світ станенебезпечнішим, дорожчим, складнішим», - сказав глава британської дипломатії.</text:p>
      <text:p text:style-name="P4">
За його словами, війна росії зачіпає не лише Україну, хоча, звісно, українцідуже постраждали. У цьому зв’язку він нагадав, що розв’язана кремлем війнавпливає на глобальну <text:a xlink:type="simple" xlink:href="https://www.ukrinform.ua/tag-ekonomika" text:style-name="Internet_20_link" text:visited-style-name="Visited_20_Internet_20_Link">
 </text:a>
 , і цевідчули люди і в США, і в Британії. Це не побічний продукт вторгнення рф вУкраїну, це - частина конфлікту, оскільки росія прагне створювати економічніпроблеми у сфері поставок вуглеводнів, припинення постачання зерна тощо.</text:p>
      <text:p text:style-name="P4">
<text:span text:style-name="T4">
Читайте також:</text:span>
 <text:a xlink:type="simple" xlink:href="https://www.ukrinform.ua/rubric-polytics/3691599-kuleba-i-glava-mzs-britanii-obgovorili-posilenna-kontrnastupalnih-mozlivostej-ukraini.html" text:style-name="Internet_20_link" text:visited-style-name="Visited_20_Internet_20_Link">
 </text:a>
</text:p>
      <text:p text:style-name="P4">
«Це стосується нас, і це в наших інтересах, як і в інтересах України, щоб мизберігали рішучу підтримку», - наголосив Клеверлі. Інакше, за його словами,буде болісніше і доведеться дорожче платити, якщо цього не зробити зараз.</text:p>
      <text:p text:style-name="P4">
«Я думаю, що ми маємо надіслати меседж про те, що коли ми беремо на себезобов’язання, ми їх дотримуємося» - переконаний глава МЗС Британії.</text:p>
      <text:p text:style-name="P4">
Як повідомляв Укрінформ, міністр закордонних справ Великої Британії в вівторокнаголосив на необхідності <text:a xlink:type="simple" xlink:href="https://www.ukrinform.ua/rubric-ato/3706971-ukraina-mae-peremogti-u-vijni-svidko-kleverli-zaklikav-zbilsiti-dopomogu.html" text:style-name="Internet_20_link" text:visited-style-name="Visited_20_Internet_20_Link">
 </text:a>
 України.</text:p>
      <text:p text:style-name="P4">
Source: <text:a xlink:type="simple" xlink:href="https://www.ukrinform.ua/rubric-world/3707032-akso-rosiu-ne-zupiniti-zaraz-svit-zaplatit-dorozcu-cinu-glava-mzs-britanii.html" text:style-name="Internet_20_link" text:visited-style-name="Visited_20_Internet_20_Link">
https://www.ukrinform.ua/rubric-world/3707032-akso-rosiu-ne-zupiniti-zaraz-svit-zaplatit-dorozcu-cinu-glava-mzs-britanii.html</text:a>
</text:p>
      <!--NEWS-->
      <text:h text:style-name="P10" text:outline-level="1">
<text:span text:style-name="T4">
У Швайнштайгера та Іванович народилася третя дитина</text:span>
</text:h>
      <text:p text:style-name="P4">
Authors: Ukrinform (Person)</text:p>
      <text:p text:style-name="P4">
Publisher: Укринформ (Organization)</text:p>
      <text:p text:style-name="P4">
Published Time: 2023-05-09T21:37:20+03:00</text:p>
      <text:p text:style-name="P4">
Modified Time: 2023-05-09T21:37:20+03:00</text:p>
      <text:p text:style-name="P4">
Description: Переможниця «Ролан Гаррос»-2008 Ана Іванович і чемпіон світу з футболу Бастіан Швайштайгер втретє стали батьками. — Укрінформ.</text:p>
      <text:p text:style-name="P4">
Images: ["<text:a xlink:type="simple" xlink:href="https://static.ukrinform.com/photos/2023_05/thumb_files/630_360_1683657310-976.jpg" text:style-name="Internet_20_link" text:visited-style-name="Visited_20_Internet_20_Link">
630_360_16836...</text:a>
"]</text:p>
      <text:p text:style-name="P4">
Tags: ['Футбол', 'Теніс']</text:p>
      <text:p text:style-name="P4">
Type: Article</text:p>
      <!--METADATA-->
      <text:p text:style-name="P4">
<draw:frame draw:style-name="fr1" draw:name="Image250" text:anchor-type="as-char" svg:width="6.9236in" svg:height="3.956343in" draw:z-index="0">
<draw:image xlink:href="../Images/yкринформ/2023-05-09T21-37-20-03-00/630_360_1683657310-976.jpg" xlink:type="simple" xlink:show="embed" xlink:actuate="onLoad" draw:mime-type="image/jpeg"/>
</draw:frame>
Переможниця «Ролан Гаррос»-2008 Ана Іванович і чемпіон світу з футболу БастіанШвайштайгер втретє стали батьками.</text:p>
      <text:p text:style-name="P4">
Про це <text:a xlink:type="simple" xlink:href="https://twitter.com/anaivanovic/status/1655861671229902848" text:style-name="Internet_20_link" text:visited-style-name="Visited_20_Internet_20_Link">
 </text:a>
 матидитини у своєму твіттері, передає Укрінформ.</text:p>
      <text:p text:style-name="P4">
«Привіт, світе! Наші серця сповнені любові», - написала Іванович.</text:p>
      <text:p text:style-name="P4">
При цьому Ана не розповіла про стать дитини. За інформацією сербських ЗМІ, упари народився третій син. Іванович та Швайнштайгер виховують двох хлопчиків -5-річного Люку та 3-річного Леона.</text:p>
      <text:p text:style-name="P4">
<text:span text:style-name="T4">
Читайте також:</text:span>
 <text:a xlink:type="simple" xlink:href="https://www.ukrinform.ua/rubric-sports/3706520-real-i-mancester-siti-vidkrivaut-12-finalu-ligi-cempioniv-uefa.html" text:style-name="Internet_20_link" text:visited-style-name="Visited_20_Internet_20_Link">
 <text:span text:style-name="T4">
Манчестер</text:span>
 </text:a>
</text:p>
      <text:p text:style-name="P4">
Як повідомляв Укрінформ, у Лізі чемпіонів УЄФА сьогодні, 9 травня, відбудетьсяперший матч 1/2 фіналу Ліги чемпіонів УЄФА сезону-2022/23, на стадіоні«Сантьяго Бернабеу» у Мадриді о 22.00 чинний володар титулу іспанський «Реал»зійдеться з футболістами англійського «Манчестер Сіті».</text:p>
      <text:p text:style-name="P4">
Фото: Getty Images</text:p>
      <text:p text:style-name="P4">
Source: <text:a xlink:type="simple" xlink:href="https://www.ukrinform.ua/rubric-sports/3707034-u-svajnstajgera-ta-ivanovic-narodilasa-treta-ditina.html" text:style-name="Internet_20_link" text:visited-style-name="Visited_20_Internet_20_Link">
https://www.ukrinform.ua/rubric-sports/3707034-u-svajnstajgera-ta-ivanovic-narodilasa-treta-ditina.html</text:a>
</text:p>
      <!--NEWS-->
      <text:h text:style-name="P10" text:outline-level="1">
<text:span text:style-name="T4">
Блінкен про зернову угоду: Годі світові переконувати рф, аби вона не перетворювала їжу на зброю</text:span>
</text:h>
      <text:p text:style-name="P4">
Authors: Ukrinform (Person)</text:p>
      <text:p text:style-name="P4">
Publisher: Укринформ (Organization)</text:p>
      <text:p text:style-name="P4">
Published Time: 2023-05-09T21:40:00+03:00</text:p>
      <text:p text:style-name="P4">
Modified Time: 2023-05-09T21:40:00+03:00</text:p>
      <text:p text:style-name="P4">
Description: Державний секретар США Ентоні Блінкен закликав до зміцнення міжнародних зусиль щодо продовження й розширення Чорноморської зернової угоди та позбавлення росії можливості регулярно використовувати голод як зброю у війні проти України. — Укрінформ.</text:p>
      <text:p text:style-name="P4">
Images: ["<text:a xlink:type="simple" xlink:href="https://static.ukrinform.com/photos/2023_01/thumb_files/630_360_1674007118-313.jpg" text:style-name="Internet_20_link" text:visited-style-name="Visited_20_Internet_20_Link">
630_360_16740...</text:a>
"]</text:p>
      <text:p text:style-name="P4">
Tags: ['МЗС', 'США', 'Зерно', 'Блінкен']</text:p>
      <text:p text:style-name="P4">
Type: Article</text:p>
      <!--METADATA-->
      <text:p text:style-name="P4">
<draw:frame draw:style-name="fr1" draw:name="Image251" text:anchor-type="as-char" svg:width="6.9236in" svg:height="3.956343in" draw:z-index="0">
<draw:image xlink:href="../Images/yкринформ/2023-05-09T21-40-00-03-00/630_360_1674007118-313.jpg" xlink:type="simple" xlink:show="embed" xlink:actuate="onLoad" draw:mime-type="image/jpeg"/>
</draw:frame>
 Державнийсекретар США Ентоні Блінкен закликав до зміцнення міжнародних зусиль щодопродовження й розширення Чорноморської зернової угоди та позбавлення росіїможливості регулярно використовувати голод як зброю у війні проти України.</text:p>
      <text:p text:style-name="P4">
Про це він заявив у вівторок під час спільної пресконференції в Вашингтоні зглавою МЗС Британії, передає власний кореспондент Укрінформу.</text:p>
      <text:p text:style-name="P4">
«Хоча ми вдячні за невтомні зусилля генерального секретаря (ООН – ред.)Гутерреша та наших колег у Туреччині, які працюють над розв’язанням проблеми,світ не має кожні кілька тижнів нагадувати москві, щоби вона припинилавикористовувати голод як зброю у війні проти України», - наголосив державнийсекретар США.</text:p>
      <text:p text:style-name="P4">
<text:span text:style-name="T4">
Читайте також:</text:span>
 <text:a xlink:type="simple" xlink:href="https://www.ukrinform.ua/rubric-world/3706999-ssa-zaklikaut-vooz-zaprositi-tajvan-na-travnevu-zustric-blinken.html" text:style-name="Internet_20_link" text:visited-style-name="Visited_20_Internet_20_Link">
 <text:span text:style-name="T4">
Блінкен</text:span>
 </text:a>
</text:p>
      <text:p text:style-name="P4">
Він пояснив, що останнім часом росія знову вдалася до блокування суден, якіпрямують до українських портів, щоби завантажитися зерном. Блінкен назвав цідії російської сторони «цинічними», спрямованими на зменшення обсягів поставокпродовольства у країни Африки, Близького Сходу та інші країни, які потребуютьпродовольства.</text:p>
      <text:p text:style-name="P4">
Держсекретар США також повідомив, що обговорив можливості для продовження тарозширення Чорноморської зернової ініціативи з главою британської дипломатіїДжеймсом Клеверлі.</text:p>
      <text:p text:style-name="P4">
<text:span text:style-name="T4">
Читайте також:</text:span>
 <text:a xlink:type="simple" xlink:href="https://www.ukrinform.ua/rubric-world/3707032-akso-rosiu-ne-zupiniti-zaraz-svit-zaplatit-dorozcu-cinu-glava-mzs-britanii.html" text:style-name="Internet_20_link" text:visited-style-name="Visited_20_Internet_20_Link">
 </text:a>
</text:p>
      <text:p text:style-name="P4">
Як повідомляв Укрінформ, міністр закордонних справ Британії перебуває звізитом у США, де заплановані його зустрічі з держсекретарем та провіднимидіячами Конгресу. Одна з головних тем обговорень – довготермінові зобов’язанняСША й Великої Британії щодо підтримки України.</text:p>
      <text:p text:style-name="P4">
Source: <text:a xlink:type="simple" xlink:href="https://www.ukrinform.ua/rubric-economy/3707035-blinken-pro-zernovu-ugodu-godi-svitovi-perekonuvati-rf-abi-vona-ne-peretvoruvala-izu-na-zbrou.html" text:style-name="Internet_20_link" text:visited-style-name="Visited_20_Internet_20_Link">
https://www.ukrinform.ua/rubric-economy/3707035-blinken-pro-zernovu-ugodu-godi-svitovi-perekonuvati-rf-abi-vona-ne-peretvoruvala-izu-na-zbrou.html</text:a>
</text:p>
      <!--NEWS-->
      <text:h text:style-name="P10" text:outline-level="1">
<text:span text:style-name="T4">
Євробачення-2023: TVORCHI запустили маніфест із закликом продовжити підтримку Україну</text:span>
</text:h>
      <text:p text:style-name="P4">
Authors: Ukrinform (Person)</text:p>
      <text:p text:style-name="P4">
Publisher: Укринформ (Organization)</text:p>
      <text:p text:style-name="P4">
Published Time: 2023-05-09T21:47:00+03:00</text:p>
      <text:p text:style-name="P4">
Modified Time: 2023-05-09T21:47:00+03:00</text:p>
      <text:p text:style-name="P4">
Description: Гурт TVORCHI в інтерактивному просторі Ukraine.ua презентували відео "OpenYourHeartForUkraine" із закликом продовжити підтримку України. — Укрінформ.</text:p>
      <text:p text:style-name="P4">
Images: ["<text:a xlink:type="simple" xlink:href="https://static.ukrinform.com/photos/2023_05/thumb_files/630_360_1683552802-292.jpeg" text:style-name="Internet_20_link" text:visited-style-name="Visited_20_Internet_20_Link">
630_360_16835...</text:a>
"]</text:p>
      <text:p text:style-name="P4">
Tags: ['Євробачення', 'Україна', 'Відеоролик', 'Tvorchi']</text:p>
      <text:p text:style-name="P4">
Type: Article</text:p>
      <!--METADATA-->
      <text:p text:style-name="P4">
<draw:frame draw:style-name="fr1" draw:name="Image252" text:anchor-type="as-char" svg:width="6.9236in" svg:height="3.956343in" draw:z-index="0">
<draw:image xlink:href="../Images/yкринформ/2023-05-09T21-47-00-03-00/630_360_1683552802-292.jpeg" xlink:type="simple" xlink:show="embed" xlink:actuate="onLoad" draw:mime-type="image/jpeg"/>
</draw:frame>
 ГуртTVORCHI в інтерактивному просторі Ukraine.ua презентували відео"OpenYourHeartForUkraine" із закликом продовжити підтримку України.</text:p>
      <text:p text:style-name="P4">
Про це повідомляє пресслужба Міністерства культури та інформаційної політики вТелеграмі, передає Укрінформ.</text:p>
      <text:p text:style-name="P4">
"Маніфест-відео закликає усіх відкрити своє серце для України та продовжуватипідтримувати її. Наші серця можуть відчувати абсолютно різні емоції — любов,біль, гнів, щастя. Якими б не були слова, саме серце це все відчуває. Увесьцей спектр — у ньому", - йдеться в дописі.</text:p>
      <text:p text:style-name="P4">
_Відео:<text:a xlink:type="simple" xlink:href="https://www.instagram.com/reel/CsA1V31tRwn/" text:style-name="Internet_20_link" text:visited-style-name="Visited_20_Internet_20_Link">
</text:a>
 _</text:p>
      <text:p text:style-name="P4">
Презентація відео відбулася в інтерактивному просторі Ukraine.ua, якийрозповідає про Україну гостям Євробачення-2023, що проходить у британськомуЛіверпулі. Відео озвучив вокаліст гурту TVORCHI Джеффрі Кенні.</text:p>
      <text:p text:style-name="P4">
Простір представлений фотозоною та інтерактивною інсталяцією, які покликаніпоказати справжню Україну, де мирне життя живе поруч з реаліями воєнного часу.Вони першими зустрічають гостей <text:a xlink:type="simple" xlink:href="https://www.ukrinform.ua/tag-evrobacenna" text:style-name="Internet_20_link" text:visited-style-name="Visited_20_Internet_20_Link">
 </text:a>
на алеї Discover Ukraine, що працює в рамках Eurovision Village, та нагадують,чому країна-переможниця не може приймати конкурс цьогоріч — повномасштабнавійна РФ проти України триває.</text:p>
      <text:p text:style-name="P4">
<text:span text:style-name="T4">
Читайте також:</text:span>
 <text:a xlink:type="simple" xlink:href="https://www.ukrinform.ua/rubric-culture/3706379-tvorchi-pidtrimali-zbir-10-miljoniv-na-poratunok-peredcasno-narodzenih-ditej.html" text:style-name="Internet_20_link" text:visited-style-name="Visited_20_Internet_20_Link">
 <text:span text:style-name="T4">
TVORCHI</text:span>
 </text:a>
</text:p>
      <text:p text:style-name="P4">
Відео створено Ukraine.ua спільно з креативною агенцією Bickerstaff.734.</text:p>
      <text:p text:style-name="P4">
Як повідомляв Укрінформ, гурт TVORCHI, що цьогоріч представляє Україну наЄвробаченні, на церемонії відкриття конкурсу підтримав збір ₴ 10 мільйонів напорятунок передчасно народжених українських дітей.</text:p>
      <text:p text:style-name="P4">
Source: <text:a xlink:type="simple" xlink:href="https://www.ukrinform.ua/rubric-culture/3707037-evrobacenna2023-tvorchi-zapustili-manifest-iz-zaklikom-prodovziti-pidtrimku-ukrainu.html" text:style-name="Internet_20_link" text:visited-style-name="Visited_20_Internet_20_Link">
https://www.ukrinform.ua/rubric-culture/3707037-evrobacenna2023-tvorchi-zapustili-manifest-iz-zaklikom-prodovziti-pidtrimku-ukrainu.html</text:a>
</text:p>
      <!--NEWS-->
      <text:h text:style-name="P10" text:outline-level="1">
<text:span text:style-name="T4">
Зеленський виступив перед студентами Альянсу європейських університетів EUniWell</text:span>
</text:h>
      <text:p text:style-name="P4">
Authors: Ukrinform (Person)</text:p>
      <text:p text:style-name="P4">
Publisher: Укринформ (Organization)</text:p>
      <text:p text:style-name="P4">
Published Time: 2023-05-09T21:55:00+03:00</text:p>
      <text:p text:style-name="P4">
Modified Time: 2023-05-09T21:55:00+03:00</text:p>
      <text:p text:style-name="P4">
Description: Президент України Володимир Зеленський виступив перед студентами Альянсу європейських університетів EUniWell, де закликав їх не втрачати сміливості для спроможності захистити себе і свою країну. — Укрінформ.</text:p>
      <text:p text:style-name="P4">
Images: ["<text:a xlink:type="simple" xlink:href="https://static.ukrinform.com/photos/2023_05/thumb_files/630_360_1683658411-868.jpeg" text:style-name="Internet_20_link" text:visited-style-name="Visited_20_Internet_20_Link">
630_360_16836...</text:a>
", "<text:a xlink:type="simple" xlink:href="https://static.ukrinform.com/photos/2023_05/1683658444-176.jpeg" text:style-name="Internet_20_link" text:visited-style-name="Visited_20_Internet_20_Link">
1683658444-17...</text:a>
", "<text:a xlink:type="simple" xlink:href="https://static.ukrinform.com/photos/2023_05/1683658465-744.jpeg" text:style-name="Internet_20_link" text:visited-style-name="Visited_20_Internet_20_Link">
1683658465-74...</text:a>
"]</text:p>
      <text:p text:style-name="P4">
Tags: ['Зеленський', 'Іноземні студенти', 'Війна з росією']</text:p>
      <text:p text:style-name="P4">
Type: Article</text:p>
      <!--METADATA-->
      <text:p text:style-name="P4">
<draw:frame draw:style-name="fr1" draw:name="Image253" text:anchor-type="as-char" svg:width="6.9236in" svg:height="3.956343in" draw:z-index="0">
<draw:image xlink:href="../Images/yкринформ/2023-05-09T21-55-00-03-00/630_360_1683658411-868.jpeg" xlink:type="simple" xlink:show="embed" xlink:actuate="onLoad" draw:mime-type="image/jpeg"/>
</draw:frame>
 ПрезидентУкраїни Володимир Зеленський виступив перед студентами Альянсу європейськихуніверситетів EUniWell, де закликав їх не втрачати сміливості для спроможностізахистити себе і свою країну.</text:p>
      <text:p text:style-name="P4">
Про це йдеться на <text:a xlink:type="simple" xlink:href="https://www.president.gov.ua/news/zahist-i-svoboda-ce-pryamij-rezultat-smilivosti-volodimir-ze-82793" text:style-name="Internet_20_link" text:visited-style-name="Visited_20_Internet_20_Link">
 </text:a>
 , передає Укрінформ.</text:p>
      <text:p text:style-name="P4">
"Ви не повинні втрачати сміливості! Ніхто не знає того свого часу, коли,можливо, доведеться стати на захист свободи. Ніхто не знає достеменно, якізагрози свободі можуть виникнути через рік, через пʼять років. Якщо доведетьсязахищати свободу, будь ласка, будьте сміливими! Будь ласка, не здавайте своїхцінностей тим, хто прагне їх знищити. Боріться, щоб простір свободи нічого невтрачав. Якби так не робили до нас, сьогодні нас тут не було б. Якщо так небудемо робити ми, то хіба свобода збережеться після нас?", – сказавЗеленський.</text:p>
      <text:p text:style-name="P4">
<draw:frame draw:style-name="fr1" draw:name="Image254" text:anchor-type="as-char" svg:width="6.9236in" svg:height="4.613521in" draw:z-index="0">
<draw:image xlink:href="../Images/yкринформ/2023-05-09T21-55-00-03-00/1683658444-176.jpeg" xlink:type="simple" xlink:show="embed" xlink:actuate="onLoad" draw:mime-type="image/jpeg"/>
</draw:frame>
</text:p>
      <text:p text:style-name="P4">
Він наголосив, що сьогодні не варто піддаватися ілюзії, що битву за свободувже завершено й що сміливість більше ніколи не знадобиться.</text:p>
      <text:p text:style-name="P4">
<text:span text:style-name="T4">
Читайте також:</text:span>
 <text:a xlink:type="simple" xlink:href="https://www.ukrinform.ua/rubric-polytics/3706961-zelenskij-zvernuvsa-do-ucasnikiv-samitu-koalicii-zi-stvorenna-spectribunalu-dla-rosii.html" text:style-name="Internet_20_link" text:visited-style-name="Visited_20_Internet_20_Link">
 <text:span text:style-name="T4">
Зеленський</text:span>
 </text:a>
</text:p>
      <text:p text:style-name="P4">
"Ця жорстока терористична війна, яку веде росія проти України, – нагадуваннякожній нашій країні, кожному й кожній із вас особисто, що сміливість може бутипотрібна вам сьогодні так само як і в будь-який інший час сміливість булапотрібна для захисту свободи й наших європейських цінностей", – підкресливглава держави.</text:p>
      <text:p text:style-name="P4">
Він зауважив, що зараз Європа є сміливою в ухваленні рішень, захисті свободи,тиску на агресора. На його думку, це сталося завдяки сміливості лідерів ізвичайних людей, за якими йдуть лідери. Зеленський зазначив, що саме факторсміливості зумовить перемогу України та її союзників.</text:p>
      <text:p text:style-name="P4">
"Наша перемога зараз, коли російська агресія торкнулася лише України, зробитьте, чого не вдалося зробити у вирішальне десятиліття перед Другою світовоювійною. Ми знищимо тотальне зло при його корінні, коли воно ще не встиглоохопити агресією інші народи Європи», – сказав Зеленський.</text:p>
      <text:p text:style-name="P4">
<text:span text:style-name="T4">
Читайте також:</text:span>
 <text:a xlink:type="simple" xlink:href="https://www.ukrinform.ua/rubric-other_news/3706942-zelenskij-ocoliv-samit-osnovnoi-grupi-zi-stvorenna-spectribunalu-z-37-ucasnikami.html" text:style-name="Internet_20_link" text:visited-style-name="Visited_20_Internet_20_Link">
 <text:span text:style-name="T4">
Зеленський</text:span>
 </text:a>
</text:p>
      <text:p text:style-name="P4">
Водночас глава держави побажав кожному студенту й студентці знайти ту сферу, уякій їхня сміливість зможе дати більше свободи й можливостей усій Європі.</text:p>
      <text:p text:style-name="P4">
<draw:frame draw:style-name="fr1" draw:name="Image255" text:anchor-type="as-char" svg:width="6.9236in" svg:height="4.604691in" draw:z-index="0">
<draw:image xlink:href="../Images/yкринформ/2023-05-09T21-55-00-03-00/1683658465-744.jpeg" xlink:type="simple" xlink:show="embed" xlink:actuate="onLoad" draw:mime-type="image/jpeg"/>
</draw:frame>
</text:p>
      <text:p text:style-name="P4">
"Я щиро бажаю вашому поколінню передати вашим дітям ще вільнішу, ще більшоб’єднану та ще більш захищену Європу, ніж ми можемо забезпечити зараз іобов’язково забезпечимо", – зазначив глава держави.</text:p>
      <text:p text:style-name="P4">
Захід Europe Unity For Well-Being ініційований Київським національнимуніверситетом імені Тараса Шевченка в межах Альянсу європейських університетівEUniWell.</text:p>
      <text:p text:style-name="P4">
Як раніше повідомляв Укрінформ, Президент України Володимир Зеленськийзвернувся до учасників саміту коаліції зі створення спецтрибуналу для росії,де наголосив, що справедливе правосуддя над росією як країною-агресором маєдовести міжнародну єдність, як це було у Нюрнберзі, і для цього має бутистворений спецтрибунал.</text:p>
      <text:p text:style-name="P4">
Фото, відео: ОП</text:p>
      <text:p text:style-name="P4">
Source: <text:a xlink:type="simple" xlink:href="https://www.ukrinform.ua/rubric-society/3707039-zelenskij-vistupiv-pered-studentami-alansu-evropejskih-universitetiv-euniwell.html" text:style-name="Internet_20_link" text:visited-style-name="Visited_20_Internet_20_Link">
https://www.ukrinform.ua/rubric-society/3707039-zelenskij-vistupiv-pered-studentami-alansu-evropejskih-universitetiv-euniwell.html</text:a>
</text:p>
      <!--NEWS-->
      <text:h text:style-name="P10" text:outline-level="1">
<text:span text:style-name="T4">
У Ліверпулі стартував перший півфінал Євробачення 2023</text:span>
</text:h>
      <text:p text:style-name="P4">
Authors: Ukrinform (Person)</text:p>
      <text:p text:style-name="P4">
Publisher: Укринформ (Organization)</text:p>
      <text:p text:style-name="P4">
Published Time: 2023-05-09T22:00:00+03:00</text:p>
      <text:p text:style-name="P4">
Modified Time: 2023-05-09T22:00:00+03:00</text:p>
      <text:p text:style-name="P4">
Description: У британському Ліверпулі щойно стартував перший півфінал 67-го міжнародного пісенного конкурсу Євробачення 2023. — Укрінформ.</text:p>
      <text:p text:style-name="P4">
Images: ["<text:a xlink:type="simple" xlink:href="https://static.ukrinform.com/photos/2023_02/thumb_files/630_360_1675352996-430.png" text:style-name="Internet_20_link" text:visited-style-name="Visited_20_Internet_20_Link">
630_360_16753...</text:a>
"]</text:p>
      <text:p text:style-name="P4">
Tags: ['Євробачення', 'Конкурс', 'Ліверпуль']</text:p>
      <text:p text:style-name="P4">
Type: Article</text:p>
      <!--METADATA-->
      <text:p text:style-name="P4">
<draw:frame draw:style-name="fr1" draw:name="Image256" text:anchor-type="as-char" svg:width="6.9236in" svg:height="3.956343in" draw:z-index="0">
<draw:image xlink:href="../Images/yкринформ/2023-05-09T22-00-00-03-00/630_360_1675352996-430.png" xlink:type="simple" xlink:show="embed" xlink:actuate="onLoad" draw:mime-type="image/png"/>
</draw:frame>
 Убританському Ліверпулі щойно стартував перший півфінал 67-го міжнародногопісенного конкурсу Євробачення 2023.</text:p>
      <text:p text:style-name="P4">
Шоу відбувається на сцені Liverpool Arena, де сьогодні за вихід у фіналконкурсу змагатимуться 15 виконавців, повідомляє Укрінформ із посиланням на <text:a xlink:type="simple" xlink:href="https://eurovisionworld.com/" text:style-name="Internet_20_link" text:visited-style-name="Visited_20_Internet_20_Link">
</text:a>
</text:p>
      <text:p text:style-name="P4">
Ведучі шоу: українська співачка та авторка пісень Юлія Саніна, британськаактриса та співачка Ханна Веддінгем, британська реперка та танцюристка АлешаДіксон.</text:p>
      <text:p text:style-name="P4">
Сьогодні, у раніше визначеному жеребкуванням порядку, виступають представники15 країн.</text:p>
      <text:p text:style-name="P4">
Порядок виступів:</text:p>
      <ul>
        <li>
Норвегія (Alessandra з піснею Queen of Kings)   * Мальта (The Busker, Dance (Our Own Party)   * Сербія (Luke Black, Samo mi se spava)   * Латвія (Sudden Lights, Aijā)   * Португалія (Mimicat, Ai coração)   * Ірландія (Wild Youth, We Are One)   * Хорватія (Let 3, Mama ŠČ!)   * Швейцарія (Remo Forrer, Watergun)   * Ізраїль (Noa Kirel, Unicorn)   * Молдова (Pasha Parfeni, Soarele și luna)   * Швеція (Loreen, Tattoo)   * Азербайджан (TuralTuranX, Tell Me More)   * Чехія (Vesna, My Sister's Crown)   * Нідерланди (Mia Nicolai &amp; Dion Cooper, Burning Daylight)   * Фінляндія (Käärijä, Cha Cha Cha)</li>
      </ul>
      <text:p text:style-name="P4">
<text:span text:style-name="T4">
Читайте також:</text:span>
 <text:a xlink:type="simple" xlink:href="https://www.ukrinform.ua/rubric-culture/3706285-evrobacenna2023-i-navkolo-nogo-abo-ukrainskij-duh-u-britanskomu-liverpuli.html" text:style-name="Internet_20_link" text:visited-style-name="Visited_20_Internet_20_Link">
 <text:span text:style-name="T4">
Євробачення</text:span>
 </text:a>
</text:p>
      <text:p text:style-name="P4">
Другий півфінал конкурсу відбудеться 11 травня, у ньому візьмуть участь 16учасників, буде відібрано 10 пісень. Гранд-фінал відбудеться 13 травня.</text:p>
      <text:p text:style-name="P4">
Представники України, гурт TVORCHI з піснею "Heart of Steel", відповідно доправил, одразу потрапляють у фінал шоу.</text:p>
      <text:p text:style-name="P4">
Як повідомляв Укрінформ, тисячі глядачів <text:a xlink:type="simple" xlink:href="https://www.ukrinform.ua/amp/rubric-culture/3706689-gladaci-mistecka-evrobacenna-skanduvali-slava-ukraini.html" text:style-name="Internet_20_link" text:visited-style-name="Visited_20_Internet_20_Link">
</text:a>
 в містечку “Євробачення” наісторичному березі річки в Ліверпулі під час виступу гурту Go_A.</text:p>
      <text:p text:style-name="P4">
Source: <text:a xlink:type="simple" xlink:href="https://www.ukrinform.ua/rubric-culture/3706972-u-liverpuli-startuvav-persij-pivfinal-evrobacenna-2023.html" text:style-name="Internet_20_link" text:visited-style-name="Visited_20_Internet_20_Link">
https://www.ukrinform.ua/rubric-culture/3706972-u-liverpuli-startuvav-persij-pivfinal-evrobacenna-2023.html</text:a>
</text:p>
      <!--NEWS-->
      <text:h text:style-name="P10" text:outline-level="1">
<text:span text:style-name="T4">
Зеленський: Лише питання часу, коли ми зможемо відновити справедливий мир</text:span>
</text:h>
      <text:p text:style-name="P4">
Authors: Ukrinform (Person)</text:p>
      <text:p text:style-name="P4">
Publisher: Укринформ (Organization)</text:p>
      <text:p text:style-name="P4">
Published Time: 2023-05-09T22:04:00+03:00</text:p>
      <text:p text:style-name="P4">
Modified Time: 2023-05-09T22:04:00+03:00</text:p>
      <text:p text:style-name="P4">
Description: Лише питання часу, коли українці зможуть відновити справедливий мир для нашої частини Європи, для нашої країни. — Укрінформ.</text:p>
      <text:p text:style-name="P4">
Images: ["<text:a xlink:type="simple" xlink:href="https://static.ukrinform.com/photos/2023_04/thumb_files/630_360_1682451261-591.jpeg" text:style-name="Internet_20_link" text:visited-style-name="Visited_20_Internet_20_Link">
630_360_16824...</text:a>
"]</text:p>
      <text:p text:style-name="P4">
Tags: ['Україна', 'Зеленський', 'Війна з росією']</text:p>
      <text:p text:style-name="P4">
Type: Article</text:p>
      <!--METADATA-->
      <text:p text:style-name="P4">
<draw:frame draw:style-name="fr1" draw:name="Image257" text:anchor-type="as-char" svg:width="6.9236in" svg:height="3.956343in" draw:z-index="0">
<draw:image xlink:href="../Images/yкринформ/2023-05-09T22-04-00-03-00/630_360_1682451261-591.jpeg" xlink:type="simple" xlink:show="embed" xlink:actuate="onLoad" draw:mime-type="image/jpeg"/>
</draw:frame>
 Лишепитання часу, коли українці зможуть відновити справедливий мир для нашоїчастини Європи, для нашої країни.</text:p>
      <text:p text:style-name="P4">
Про це Володимир Зеленський сказав у <text:a xlink:type="simple" xlink:href="https://www.youtube.com/watch" text:style-name="Internet_20_link" text:visited-style-name="Visited_20_Internet_20_Link">
</text:a>
 , повідомляє Укрінформ.</text:p>
      <text:p text:style-name="P4">
_Відео:<text:a xlink:type="simple" xlink:href="https://www.youtube.com/watch" text:style-name="Internet_20_link" text:visited-style-name="Visited_20_Internet_20_Link">
 </text:a>
 _</text:p>
      <text:p text:style-name="P4">
<text:span text:style-name="T4">
Бажаю здоровʼя, шановні українці!</text:span>
</text:p>
      <text:p text:style-name="P4">
Сьогодні ми всі змогли побачити: коли державі повернуто чесну історію, топослідовність подій набуває особливого сенсу.</text:p>
      <text:p text:style-name="P4">
Учора, 8 травня, Європа та світ згадували про спільну перемогу над агресієюнацизму, про капітуляцію того зла. А сьогодні, 9 травня, ми разом з усієювільною Європою, відзначаючи День Європи, вшановуємо досягнення, якого простоне було б, якби не було перемоги над нацизмом. Не було б у нас такоїобʼєднаної Європи – Європи без агресій і реваншизму, Європи, що поважає різнікультури, яка долає суперечки виключно у правовій площині і яка пишаєтьсярізноманіттям на нашому континенті.</text:p>
      <text:p text:style-name="P4">
Що більше люди знатимуть чесну історію, що більше бачитимуть спільне міжжорстокими агресіями ХХ і ХХІ століть, то більше цінуватимуть цюпослідовність. День памʼяті та перемоги над нацизмом у Другій світовій війні,а одразу за ним – День Європи, Європи як реалізованої мрії про мирнийконтинент. І це лише питання часу, коли ми зможемо відновити сталий ісправедливий мир для нашої частини Європи, для України. Це лише питання часу,коли й теперішній агресор програє, як той агресор, що програв 78 років тому,коли й російський реваншизм буде роздавлений хоробрістю наших воїнів таспільною силою вільного світу.</text:p>
      <text:p text:style-name="P4">
Сьогодні День Європи в Україні ми відзначали разом з Європою.</text:p>
      <text:p text:style-name="P4">
Візит Урсули фон дер Ляєн, пані Президентки Європейської комісії, був ісимволічним саме в цей день, і дуже продуктивним. Ми обговорили й нашу оборону– те, чого маємо досягти, і те, чого очікуємо від партнерів. Обговорилисанкційний тиск на росію, активно готуємо разом із Європою 11-й санкційнийпакет проти росії. Обговорили наші політичні перспективи у європейськійінтеграції. Звичайно, обговорили й експортну суперечку із нашими сусідами вЄС. Маємо подолати її в чіткому дусі наявної між нами договірної бази.</text:p>
      <text:p text:style-name="P4">
Дякую пані Президентці Єврокомісії й за участь у сьогоднішній зустрічі нашихпартнерів, які працюють задля створення трибуналу щодо злочину агресії росіїпроти України. Загалом 37 учасників зустрічі – держави та міжнародніінституції. Звернувся до учасників, закликав рухатися без зупинок на шляху доповної відповідальності агресора.</text:p>
      <text:p text:style-name="P4">
Зустрівся сьогодні й зі спільнотами європейських університетів – Британія,Швеція, Франція, Італія, Іспанія, Угорщина і, звичайно, українські студенти.Поговорили з ними про сміливість, яка завжди буде потрібною Європі, та про те,як ми всі разом можемо наблизити нашу спільну перемогу.</text:p>
      <text:p text:style-name="P4">
Є чергові хороші новини від партнерів. Із того, що можна сказати публічно: єновий оборонний пакет від Сполучених Штатів. Загальний обсяг – 1 млрд 200 млндоларів. Артилерія, захист від ракет і безпілотників терористів, інші речі дляпосилення наших захисників і захисниць. Дякую Президенту Байдену, Конгресу –обом партіям, – та кожній американській родині за незмінну підтримку й заамериканську силу, яка додає нам міцності.</text:p>
      <text:p text:style-name="P4">
Працюємо також і з іншими партнерами над додатковими оборонними пакетами –додаємо нові можливості для наших воїнів.</text:p>
      <text:p text:style-name="P4">
Окрема вдячність парламенту Франції за сьогоднішнє рішення щодо визнаннятерористичною російської псевдоприватної групи «вагнер». Це те, що має бутиухвалено всім світом – кожен прояв тероризму має бути знищений, а кожентерорист – засуджений.</text:p>
      <text:p text:style-name="P4">
І, звичайно, сьогодні, після того, як держава-терорист укотре намагаласяпознущатися з наших людей та вкотре програла нашим захисникам і захисницямнеба, я дякую нашим Повітряним силам та всім нашим воїнам інших родів військ,які здійснюють протиповітряну оборону. Справді молодці!</text:p>
      <text:p text:style-name="P4">
<text:span text:style-name="T4">
Слава всім, хто захищає Україну й українців! Дякую всім, хто допомагає!</text:span>
</text:p>
      <text:p text:style-name="P4">
<text:span text:style-name="T4">
Дякую всім, хто разом із нами повертає Європі мир і справедливість!</text:span>
</text:p>
      <text:p text:style-name="P4">
<text:span text:style-name="T4">
Слава Україні!</text:span>
</text:p>
      <text:p text:style-name="P4">
<text:span text:style-name="T5">
Фото: ОП</text:span>
</text:p>
      <text:p text:style-name="P4">
Source: <text:a xlink:type="simple" xlink:href="https://www.ukrinform.ua/rubric-ato/3707040-zelenskij-lise-pitanna-casu-koli-mi-zmozemo-vidnoviti-spravedlivij-mir.html" text:style-name="Internet_20_link" text:visited-style-name="Visited_20_Internet_20_Link">
https://www.ukrinform.ua/rubric-ato/3707040-zelenskij-lise-pitanna-casu-koli-mi-zmozemo-vidnoviti-spravedlivij-mir.html</text:a>
</text:p>
      <!--NEWS-->
      <text:h text:style-name="P10" text:outline-level="1">
<text:span text:style-name="T4">
Фронтвумен українського гурту The Hardkiss Юлія Саніна відкрила перший півфінал Євробачення</text:span>
</text:h>
      <text:p text:style-name="P4">
Authors: Ukrinform (Person)</text:p>
      <text:p text:style-name="P4">
Publisher: Укринформ (Organization)</text:p>
      <text:p text:style-name="P4">
Published Time: 2023-05-09T22:07:00+03:00</text:p>
      <text:p text:style-name="P4">
Modified Time: 2023-05-09T22:07:00+03:00</text:p>
      <text:p text:style-name="P4">
Description: Фронтвумен українського гурту The Hardkiss та ведуча шоу від України Юлія Саніна під бурхливі оплески та синьо-жовті кольори відкрила перший півфінал Євробачення-2023 в Ліверпулі з піснею “Маяк”. — Укрінформ.</text:p>
      <text:p text:style-name="P4">
Images: ["<text:a xlink:type="simple" xlink:href="https://static.ukrinform.com/photos/2023_01/thumb_files/630_360_1675157588-354.png" text:style-name="Internet_20_link" text:visited-style-name="Visited_20_Internet_20_Link">
630_360_16751...</text:a>
", "<text:a xlink:type="simple" xlink:href="https://static.ukrinform.com/photos/2023_05/1683660920-901.jpg" text:style-name="Internet_20_link" text:visited-style-name="Visited_20_Internet_20_Link">
1683660920-90...</text:a>
", "<text:a xlink:type="simple" xlink:href="https://static.ukrinform.com/photos/2023_05/1683660920-419.jpg" text:style-name="Internet_20_link" text:visited-style-name="Visited_20_Internet_20_Link">
1683660920-41...</text:a>
"]</text:p>
      <text:p text:style-name="P4">
Tags: ['Британія', 'Євробачення', 'Концерт']</text:p>
      <text:p text:style-name="P4">
Type: Article</text:p>
      <!--METADATA-->
      <text:p text:style-name="P4">
<draw:frame draw:style-name="fr1" draw:name="Image258" text:anchor-type="as-char" svg:width="6.9236in" svg:height="3.930895in" draw:z-index="0">
<draw:image xlink:href="../Images/yкринформ/2023-05-09T22-07-00-03-00/630_360_1675157588-354.png" xlink:type="simple" xlink:show="embed" xlink:actuate="onLoad" draw:mime-type="image/png"/>
</draw:frame>
 Фронтвуменукраїнського гурту The Hardkiss та ведуча шоу від України Юлія Саніна підбурхливі оплески та синьо-жовті кольори відкрила перший півфіналЄвробачення-2023 в Ліверпулі з піснею “Маяк”.</text:p>
      <text:p text:style-name="P4">
Її виступ символізує «обʼєднання музикою» двох країн, повідомляє кореспондентУкрінформу.</text:p>
      <text:p text:style-name="P4">
“Цього року Україна не може прийняти захід через війну. Тож Великобританія,яка посіла друге місце, прийняла повноваження за нас. Це перший раз, коли однакраїна приймає від імені іншої країни, і прекрасний Ліверпуль прийняв нас зрозпростертими обіймами, тож велике вам дякую”, - сказала Саніна зі сцени.</text:p>
      <text:p text:style-name="P4">
<draw:frame draw:style-name="fr1" draw:name="Image259" text:anchor-type="as-char" svg:width="6.9236in" svg:height="5.805727in" draw:z-index="0">
<draw:image xlink:href="../Images/yкринформ/2023-05-09T22-07-00-03-00/1683660920-901.jpg" xlink:type="simple" xlink:show="embed" xlink:actuate="onLoad" draw:mime-type="image/jpeg"/>
</draw:frame>
</text:p>
      <text:p text:style-name="P4">
<text:span text:style-name="T4">
Читайте також:</text:span>
 <text:a xlink:type="simple" xlink:href="https://www.ukrinform.ua/rubric-culture/3707037-evrobacenna2023-tvorchi-zapustili-manifest-iz-zaklikom-prodovziti-pidtrimku-ukrainu.html" text:style-name="Internet_20_link" text:visited-style-name="Visited_20_Internet_20_Link">
 <text:span text:style-name="T4">
Євробаче</text:span>
 </text:a>
</text:p>
      <text:p text:style-name="P4">
Варто зазначити, що це унікальне Євробачення, адже проходить у ВеликійБританії, але від імені України.</text:p>
      <text:p text:style-name="P4">
<draw:frame draw:style-name="fr1" draw:name="Image260" text:anchor-type="as-char" svg:width="6.9236in" svg:height="3.878498in" draw:z-index="0">
<draw:image xlink:href="../Images/yкринформ/2023-05-09T22-07-00-03-00/1683660920-419.jpg" xlink:type="simple" xlink:show="embed" xlink:actuate="onLoad" draw:mime-type="image/jpeg"/>
</draw:frame>
</text:p>
      <text:p text:style-name="P4">
Як повідомляв Укрінформ, <text:a xlink:type="simple" xlink:href="https://www.ukrinform.ua/rubric-culture/3706972-u-liverpuli-startuvav-persij-pivfinal-evrobacenna-2023.html" text:style-name="Internet_20_link" text:visited-style-name="Visited_20_Internet_20_Link">
 </text:a>
 .</text:p>
      <text:p text:style-name="P4">
Шоу відбувається на сцені Liverpool Arena, де сьогодні за вихід у фіналконкурсу змагаються 15 виконавців, повідомляє Укрінформ із посиланням наEurovision Song Contest 2023.</text:p>
      <text:p text:style-name="P4">
Ведучі шоу: українська співачка та авторка пісень Юлія Саніна, британськаактриса та співачка Ханна Веддінгем, британська реперка та танцюристка АлешаДіксон.</text:p>
      <text:p text:style-name="P4">
Сьогодні, у раніше визначеному жеребкуванням порядку, виступають представники15 країн.</text:p>
      <text:p text:style-name="P4">
Порядок виступів:</text:p>
      <ul>
        <li>
Норвегія (Alessandra з піснею Queen of Kings)   * Мальта (The Busker, Dance (Our Own Party)   * Сербія (Luke Black, Samo mi se spava)   * Латвія (Sudden Lights, Aijā)   * Португалія (Mimicat, Ai coração)   * Ірландія (Wild Youth, We Are One)   * Хорватія (Let 3, Mama ŠČ!)   * Швейцарія (Remo Forrer, Watergun)   * Ізраїль (Noa Kirel, Unicorn)   * Молдова (Pasha Parfeni, Soarele și luna)   * Швеція (Loreen, Tattoo)   * Азербайджан (TuralTuranX, Tell Me More)   * Чехія (Vesna, My Sister's Crown)   * Нідерланди (Mia Nicolai &amp; Dion Cooper, Burning Daylight)   * Фінляндія (Käärijä, Cha Cha Cha)</li>
      </ul>
      <text:p text:style-name="P4">
Другий півфінал конкурсу відбудеться 11 травня, у ньому візьмуть участь 16учасників, буде відібрано 10 пісень. Гранд-фінал відбудеться 13 травня.</text:p>
      <text:p text:style-name="P4">
Представники України, гурт TVORCHI з піснею "Heart of Steel", відповідно доправил, одразу потрапляють у фінал шоу.</text:p>
      <text:p text:style-name="P4">
Фото: BBC</text:p>
      <text:p text:style-name="P4">
Source: <text:a xlink:type="simple" xlink:href="https://www.ukrinform.ua/rubric-culture/3707045-frontvumen-ukrainskogo-gurtu-the-hardkiss-ulia-sanina-vidkrila-persij-pivfinal-evrobacenna.html" text:style-name="Internet_20_link" text:visited-style-name="Visited_20_Internet_20_Link">
https://www.ukrinform.ua/rubric-culture/3707045-frontvumen-ukrainskogo-gurtu-the-hardkiss-ulia-sanina-vidkrila-persij-pivfinal-evrobacenna.html</text:a>
</text:p>
      <!--NEWS-->
      <text:h text:style-name="P10" text:outline-level="1">
<text:span text:style-name="T4">
Новий пакет допомоги Україні розрахований на довгострокову перспективу – Пентагон</text:span>
</text:h>
      <text:p text:style-name="P4">
Authors: Ukrinform (Person)</text:p>
      <text:p text:style-name="P4">
Publisher: Укринформ (Organization)</text:p>
      <text:p text:style-name="P4">
Published Time: 2023-05-09T22:11:00+03:00</text:p>
      <text:p text:style-name="P4">
Modified Time: 2023-05-09T22:11:00+03:00</text:p>
      <text:p text:style-name="P4">
Description: Оголошений у вівторок новий пакет військової допомоги Україні на суму $1,2 млрд передбачає виробництво нових озброєнь для ЗСУ або отримання їх у країн-партнерів та покриватиме оборонні потреби України в довгостроковій перспективі. — Укрінформ.</text:p>
      <text:p text:style-name="P4">
Images: ["<text:a xlink:type="simple" xlink:href="https://static.ukrinform.com/photos/2023_04/thumb_files/630_360_1681170438-481.png" text:style-name="Internet_20_link" text:visited-style-name="Visited_20_Internet_20_Link">
630_360_16811...</text:a>
"]</text:p>
      <text:p text:style-name="P4">
Tags: ['Пентагон', 'Зброя', 'Війна з росією']</text:p>
      <text:p text:style-name="P4">
Type: Article</text:p>
      <!--METADATA-->
      <text:p text:style-name="P4">
<draw:frame draw:style-name="fr1" draw:name="Image261" text:anchor-type="as-char" svg:width="6.9236in" svg:height="3.956343in" draw:z-index="0">
<draw:image xlink:href="../Images/yкринформ/2023-05-09T22-11-00-03-00/630_360_1681170438-481.png" xlink:type="simple" xlink:show="embed" xlink:actuate="onLoad" draw:mime-type="image/png"/>
</draw:frame>
 Оголошенийу вівторок новий пакет військової допомоги Україні на суму $1,2 млрдпередбачає виробництво нових озброєнь для ЗСУ або отримання їх у країн-партнерів та покриватиме оборонні потреби України в довгостроковійперспективі.</text:p>
      <text:p text:style-name="P4">
Про це заявив у вівторок під час пресконференції речник Міністерства оборониСША генерал Патрік Райдер, передає власний кореспондент Укрінформу.</text:p>
      <text:p text:style-name="P4">
Він пояснив, що новий пакет виділяється в межах Ініціативи сприяння безпеці вУкраїні (USAI), що дає можливість закуповувати озброєння у виробників чипартнерів замість вилучення наявних запасів зі складів Міноборони США.</text:p>
      <text:p text:style-name="P4">
<text:span text:style-name="T4">
Читайте також:</text:span>
 <text:a xlink:type="simple" xlink:href="https://www.ukrinform.ua/rubric-ato/3707040-zelenskij-lise-pitanna-casu-koli-mi-zmozemo-vidnoviti-spravedlivij-mir.html" text:style-name="Internet_20_link" text:visited-style-name="Visited_20_Internet_20_Link">
 </text:a>
</text:p>
      <text:p text:style-name="P4">
«Тож, наступним кроком у цьому процесі буде розгляд фінансування додатковихможливостей для задоволення довгострокових потреб України»,- зауваживпредставник оборонного відомства США.</text:p>
      <text:p text:style-name="P4">
Як повідомляв Укрінформ, у вівторок адміністрація США <text:a xlink:type="simple" xlink:href="https://www.ukrinform.ua/rubric-ato/3706891-ssa-vidilaut-ukraini-novij-paket-vijskovoi-dopomogi-na-sumu-12-milarda-pentagon.html" text:style-name="Internet_20_link" text:visited-style-name="Visited_20_Internet_20_Link">
</text:a>
 , зокрема, длязміцнення її протиповітряної оборони та забезпечення потреб ЗСУ вартилерійських боєприпасах.</text:p>
      <text:p text:style-name="P4">
Пакет включає додаткові системи ППО та боєприпаси; обладнання для інтеграціїзахідних пускових установок, ракет і радарів із системами протиповітряноїоборони України; боєприпаси для боротьби з безпілотниками; артилерійськіснаряди калібру 155 мм; послуги комерційної супутникової зйомки; підтримкунавчання, технічного обслуговування та підтримку українських бійців.</text:p>
      <text:p text:style-name="P4">
Source: <text:a xlink:type="simple" xlink:href="https://www.ukrinform.ua/rubric-ato/3707041-novij-paket-dopomogi-ukraini-rozrahovanij-na-dovgostrokovu-perspektivu-pentagon.html" text:style-name="Internet_20_link" text:visited-style-name="Visited_20_Internet_20_Link">
https://www.ukrinform.ua/rubric-ato/3707041-novij-paket-dopomogi-ukraini-rozrahovanij-na-dovgostrokovu-perspektivu-pentagon.html</text:a>
</text:p>
      <!--NEWS-->
      <text:h text:style-name="P10" text:outline-level="1">
<text:span text:style-name="T4">
Президент запросив європейських студентів долучитися до відбудови України</text:span>
</text:h>
      <text:p text:style-name="P4">
Authors: Ukrinform (Person)</text:p>
      <text:p text:style-name="P4">
Publisher: Укринформ (Organization)</text:p>
      <text:p text:style-name="P4">
Published Time: 2023-05-09T22:19:00+03:00</text:p>
      <text:p text:style-name="P4">
Modified Time: 2023-05-09T22:19:00+03:00</text:p>
      <text:p text:style-name="P4">
Description: Володимир Зеленський запросив студентів європейських вишів долучитися до повоєнної відбудови України. — Укрінформ.</text:p>
      <text:p text:style-name="P4">
Images: ["<text:a xlink:type="simple" xlink:href="https://static.ukrinform.com/photos/2023_03/thumb_files/630_360_1677947352-436.jpg" text:style-name="Internet_20_link" text:visited-style-name="Visited_20_Internet_20_Link">
630_360_16779...</text:a>
"]</text:p>
      <text:p text:style-name="P4">
Tags: ['Україна', 'Студент', 'Зеленський', 'Відбудова']</text:p>
      <text:p text:style-name="P4">
Type: Article</text:p>
      <!--METADATA-->
      <text:p text:style-name="P4">
<draw:frame draw:style-name="fr1" draw:name="Image262" text:anchor-type="as-char" svg:width="6.9236in" svg:height="3.956343in" draw:z-index="0">
<draw:image xlink:href="../Images/yкринформ/2023-05-09T22-19-00-03-00/630_360_1677947352-436.jpg" xlink:type="simple" xlink:show="embed" xlink:actuate="onLoad" draw:mime-type="image/jpeg"/>
</draw:frame>
 ВолодимирЗеленський запросив студентів європейських вишів долучитися до повоєнноївідбудови України.</text:p>
      <text:p text:style-name="P4">
Про це глава держави сказав під час спілкування зі студентами Альянсуєвропейських університетів EUniWell, передає Укрінформ із посиланням на <text:a xlink:type="simple" xlink:href="https://www.president.gov.ua/news/zahist-i-svoboda-ce-pryamij-rezultat-smilivosti-volodimir-ze-82793" text:style-name="Internet_20_link" text:visited-style-name="Visited_20_Internet_20_Link">
</text:a>
 глави держави.</text:p>
      <text:p text:style-name="P4">
За словами Зеленського, після завершення війни Україна – майбутнійповноправний член ЄС – потребуватиме відбудови, адже багато міст і громадзруйновані внаслідок бойових дій.</text:p>
      <text:p text:style-name="P4">
"Для всього цього знадобиться допомога: у роботі, у розвитку, у внеску вреновацію України. Тому запрошуємо енергійних людей, студентів зі своїмиідеями, зі своїми знаннями в Україну для відновлення нашої держави", – сказавПрезидент.</text:p>
      <text:p text:style-name="P4">
Він наголосив, що війна має закінчитися виведенням російських військ, а неперетворитися на заморожений конфлікт у Європі. За його словами, українці вборотьбі з росією відстоюють європейські цінності, тож Україну можна вважатиопорою демократичного світу.</text:p>
      <text:p text:style-name="P4">
<text:span text:style-name="T4">
Читайте також:</text:span>
 <text:a xlink:type="simple" xlink:href="https://www.ukrinform.ua/rubric-society/3707039-zelenskij-vistupiv-pered-studentami-alansu-evropejskih-universitetiv-euniwell.html" text:style-name="Internet_20_link" text:visited-style-name="Visited_20_Internet_20_Link">
 <text:span text:style-name="T4">
студент</text:span>
 </text:a>
</text:p>
      <text:p text:style-name="P4">
"Україна – це стіна між абсолютною автократією й демократією. І тому миповинні вистояти. Для того, щоб у майбутньому бути справді опорою потужної танезалежної Європи. Тому й тримаємо цю стіну міцно", – зазначив <text:a xlink:type="simple" xlink:href="https://www.ukrinform.ua/tag-zelenskij" text:style-name="Internet_20_link" text:visited-style-name="Visited_20_Internet_20_Link">
</text:a>
 .</text:p>
      <text:p text:style-name="P4">
Президент підкреслив, що на полі бою українці впораються. І водночас закликавєвропейську спільноту тиснути на свої суспільства і політичних лідерів, абимати єдність в допомозі та підтримці України.</text:p>
      <text:p text:style-name="P4">
"Якщо санкції проти росії – то потужні, якщо передавати зброю – то беззволікань, якщо допомагати Україні в захисті в інформаційному просторі – то навсі сто відсотків», - сказав глава держави.</text:p>
      <text:p text:style-name="P4">
<text:span text:style-name="T4">
Читайте також:</text:span>
 <text:a xlink:type="simple" xlink:href="https://www.ukrinform.ua/rubric-ato/3707040-zelenskij-lise-pitanna-casu-koli-mi-zmozemo-vidnoviti-spravedlivij-mir.html" text:style-name="Internet_20_link" text:visited-style-name="Visited_20_Internet_20_Link">
 <text:span text:style-name="T4">
Зеленський</text:span>
 </text:a>
</text:p>
      <text:p text:style-name="P4">
Глава держави привітав усіх присутніх із Днем Європи та запросив наступногороку відзначити цей день вже в мирній Україні.</text:p>
      <text:p text:style-name="P4">
Як повідомлялося, захід відбувся за ініціативою Київського національногоуніверситету імені Тараса Шевченка в межах Альянсу EUniWell, який об'єднує 11університетів Європи, де навчаються 337 тис. студентів.</text:p>
      <text:p text:style-name="P4">
<text:span text:style-name="T5">
Фото: ОП</text:span>
</text:p>
      <text:p text:style-name="P4">
Source: <text:a xlink:type="simple" xlink:href="https://www.ukrinform.ua/rubric-vidbudova/3707042-zelenskij-zaprosiv-evropejskih-studentiv-dolucitisa-do-vidbudovi-ukraini.html" text:style-name="Internet_20_link" text:visited-style-name="Visited_20_Internet_20_Link">
https://www.ukrinform.ua/rubric-vidbudova/3707042-zelenskij-zaprosiv-evropejskih-studentiv-dolucitisa-do-vidbudovi-ukraini.html</text:a>
</text:p>
      <!--NEWS-->
      <text:h text:style-name="P10" text:outline-level="1">
<text:span text:style-name="T4">
У Маріуполі армія рф знищила понад 1100 будинків – міськрада</text:span>
</text:h>
      <text:p text:style-name="P4">
Authors: Ukrinform (Person)</text:p>
      <text:p text:style-name="P4">
Publisher: Укринформ (Organization)</text:p>
      <text:p text:style-name="P4">
Published Time: 2023-05-09T22:25:00+03:00</text:p>
      <text:p text:style-name="P4">
Modified Time: 2023-05-09T22:25:00+03:00</text:p>
      <text:p text:style-name="P4">
Description: У захопленому Маріуполі з початку повномасштабного вторгнення армія рф пошкодила 2208 будинків, з них 50% знищила та вже майже 300 будинків знесла. У планах – демонтаж іще 700 будинків. — Укрінформ.</text:p>
      <text:p text:style-name="P4">
Images: ["<text:a xlink:type="simple" xlink:href="https://static.ukrinform.com/photos/2023_04/thumb_files/630_360_1680546247-363.jpg" text:style-name="Internet_20_link" text:visited-style-name="Visited_20_Internet_20_Link">
630_360_16805...</text:a>
"]</text:p>
      <text:p text:style-name="P4">
Tags: ['Будинок', 'Маріуполь', 'Міськрада']</text:p>
      <text:p text:style-name="P4">
Type: Article</text:p>
      <!--METADATA-->
      <text:p text:style-name="P4">
<draw:frame draw:style-name="fr1" draw:name="Image263" text:anchor-type="as-char" svg:width="6.9236in" svg:height="3.956343in" draw:z-index="0">
<draw:image xlink:href="../Images/yкринформ/2023-05-09T22-25-00-03-00/630_360_1680546247-363.jpg" xlink:type="simple" xlink:show="embed" xlink:actuate="onLoad" draw:mime-type="image/jpeg"/>
</draw:frame>
 Узахопленому Маріуполі з початку повномасштабного вторгнення армія рф пошкодила2208 будинків, з них 50% знищила та вже майже 300 будинків знесла. У планах –демонтаж іще 700 будинків.</text:p>
      <text:p text:style-name="P4">
Як передає Укрінформ, про це у <text:a xlink:type="simple" xlink:href="https://t.me/mariupolrada/14076" text:style-name="Internet_20_link" text:visited-style-name="Visited_20_Internet_20_Link">
 </text:a>
 повідомляєМаріупольська міська рада з посиланням на міського голову Вадима Бойченка.</text:p>
      <text:p text:style-name="P4">
«З початку повномасштабного вторгнення російські окупанти пошкодили 2208будинків у Маріуполі. З них 50% - знищено. Зараз вони їх зносять, залишаючикотловани та груди каміння. Майже 300 будинків уже демонтовано, ще у планахокупантів знести приблизно 700 будинків», - заявив мер.</text:p>
      <text:p text:style-name="P4">
<text:span text:style-name="T4">
Читайте також:</text:span>
 <text:a xlink:type="simple" xlink:href="https://www.ukrinform.ua/rubric-regions/3706878-u-mariupoli-vivisili-prapor-ukraini-na-zrujnovanij-rosianami-budivli-palacu-kulturi.html" text:style-name="Internet_20_link" text:visited-style-name="Visited_20_Internet_20_Link">
 <text:span text:style-name="T4">
Маріупол</text:span>
 </text:a>
</text:p>
      <text:p text:style-name="P4">
У міськраді підкреслили, що сьогодні знесення загарбниками будинків уМаріуполі – це один зі способів приховати свої злочини, але як би вони ненамагались, а покарання буде для кожного воєнного злочинця.</text:p>
      <text:p text:style-name="P4">
Як повідомлялося, агресія росії спричинила в Маріуполі одну з найбільшихгуманітарних катастроф. Місто майже на 90% зруйноване внаслідок ворожихобстрілів. Пошкоджені та зруйновані житлові будинки, лікарні, школи, дитсадкитощо.</text:p>
      <text:p text:style-name="P4">
Наразі у місті залишаються понад 100 тис. жителів. Загарбники примушуютьмешканців міста, особливо бюджетників, отримувати російські паспорти.</text:p>
      <text:p text:style-name="P4">
<text:span text:style-name="T4">
Читайте також:</text:span>
 <text:a xlink:type="simple" xlink:href="https://www.ukrinform.ua/rubric-ato/3706538-zagarbniki-pocali-mobilizaciu-budzetnikiv-u-mariupoli.html" text:style-name="Internet_20_link" text:visited-style-name="Visited_20_Internet_20_Link">
 <text:span text:style-name="T4">
Маріупол</text:span>
 </text:a>
</text:p>
      <text:p text:style-name="P4">
Маріуполь та навколишні селища загарбники перетворюють на військово-логістичний хаб російської армії.</text:p>
      <text:p text:style-name="P4">
Source: <text:a xlink:type="simple" xlink:href="https://www.ukrinform.ua/rubric-regions/3706980-u-mariupoli-armia-rf-znisila-ponad-1100-budinkiv-miskrada.html" text:style-name="Internet_20_link" text:visited-style-name="Visited_20_Internet_20_Link">
https://www.ukrinform.ua/rubric-regions/3706980-u-mariupoli-armia-rf-znisila-ponad-1100-budinkiv-miskrada.html</text:a>
</text:p>
      <!--NEWS-->
      <text:h text:style-name="P10" text:outline-level="1">
<text:span text:style-name="T4">
Зеленський подякував парламенту Франції за визнання пвк «вагнер» терористами</text:span>
</text:h>
      <text:p text:style-name="P4">
Authors: Ukrinform (Person)</text:p>
      <text:p text:style-name="P4">
Publisher: Укринформ (Organization)</text:p>
      <text:p text:style-name="P4">
Published Time: 2023-05-09T22:34:00+03:00</text:p>
      <text:p text:style-name="P4">
Modified Time: 2023-05-09T22:34:00+03:00</text:p>
      <text:p text:style-name="P4">
Description: Парламент Франції визнав приватну військову компанію "вагнер" терористами. — Укрінформ.</text:p>
      <text:p text:style-name="P4">
Images: ["<text:a xlink:type="simple" xlink:href="https://static.ukrinform.com/photos/2023_05/thumb_files/630_360_1683661262-371.jpeg" text:style-name="Internet_20_link" text:visited-style-name="Visited_20_Internet_20_Link">
630_360_16836...</text:a>
"]</text:p>
      <text:p text:style-name="P4">
Tags: ['Франція', 'США', 'ПВК "Вагнера"', 'Зеленський']</text:p>
      <text:p text:style-name="P4">
Type: Article</text:p>
      <!--METADATA-->
      <text:p text:style-name="P4">
<draw:frame draw:style-name="fr1" draw:name="Image264" text:anchor-type="as-char" svg:width="6.9236in" svg:height="3.956343in" draw:z-index="0">
<draw:image xlink:href="../Images/yкринформ/2023-05-09T22-34-00-03-00/630_360_1683661262-371.jpeg" xlink:type="simple" xlink:show="embed" xlink:actuate="onLoad" draw:mime-type="image/jpeg"/>
</draw:frame>
 ПарламентФранції визнав приватну військову компанію "вагнер" терористами.</text:p>
      <text:p text:style-name="P4">
Про це повідомив президент України Володимир Зеленський під час <text:a xlink:type="simple" xlink:href="https://www.facebook.com/watch/" text:style-name="Internet_20_link" text:visited-style-name="Visited_20_Internet_20_Link">
</text:a>
 наприкінці 440-го днявійни.</text:p>
      <text:p text:style-name="P4">
Він також висловив окрему вдячність парламенту Франції за це рішення щодовизнання терористичною "російської псевдоприватної групи "Вагнер".</text:p>
      <text:p text:style-name="P4">
<text:span text:style-name="T4">
Читайте також:</text:span>
 <text:a xlink:type="simple" xlink:href="https://www.ukrinform.ua/rubric-ato/3707040-zelenskij-lise-pitanna-casu-koli-mi-zmozemo-vidnoviti-spravedlivij-mir.html" text:style-name="Internet_20_link" text:visited-style-name="Visited_20_Internet_20_Link">
 <text:span text:style-name="T4">
Зеленський</text:span>
 </text:a>
</text:p>
      <text:p text:style-name="P4">
"Це те, що має бути ухвалено всім світом – кожен прояв тероризму має бутизнищений, а кожен терорист – засуджений", - наголосив він.</text:p>
      <text:p text:style-name="P4">
Також він подякував США за новий оборонний пакет.</text:p>
      <text:p text:style-name="P4">
"Є чергові хороші новини від партнерів. Із того, що можна сказати публічно: єновий оборонний пакет від Сполучених Штатів. Загальний обсяг – 1 млрд 200 млндоларів. Артилерія, захист від ракет і безпілотників терористів, інші речі дляпосилення наших захисників і захисниць. Дякую Президенту Байдену, Конгресу –обом партіям, – та кожній американській родині за незмінну підтримку й заамериканську силу, яка додає нам міцності", - сказав він.</text:p>
      <text:p text:style-name="P4">
<text:span text:style-name="T4">
Читайте також:</text:span>
 <text:a xlink:type="simple" xlink:href="https://www.ukrinform.ua/rubric-ato/3706891-ssa-vidilaut-ukraini-novij-paket-vijskovoi-dopomogi-na-sumu-12-milarda-pentagon.html" text:style-name="Internet_20_link" text:visited-style-name="Visited_20_Internet_20_Link">
 <text:span text:style-name="T4">
пакет</text:span>
 </text:a>
</text:p>
      <text:p text:style-name="P4">
Водночас Зеленський зауважив, що продовжуються перемовини з іншими партнераминад додатковими оборонними пакетами, які забезпечать нові можливості длявоїнів ЗСУ.</text:p>
      <text:p text:style-name="P4">
Як повідомляв Укрінформ, під час спільного брифінгу з главою ЄвропейськоїКомісії Урсулою фон дер Ляєн у Києві, Зеленський заявив, що ЄС нададутьУкраїні мільйон снарядів для артилерії.</text:p>
      <text:p text:style-name="P4">
Фото: ОП</text:p>
      <text:p text:style-name="P4">
Source: <text:a xlink:type="simple" xlink:href="https://www.ukrinform.ua/rubric-ato/3707046-zelenskij-podakuvav-parlamentu-francii-za-viznanna-pvk-vagner-teroristami.html" text:style-name="Internet_20_link" text:visited-style-name="Visited_20_Internet_20_Link">
https://www.ukrinform.ua/rubric-ato/3707046-zelenskij-podakuvav-parlamentu-francii-za-viznanna-pvk-vagner-teroristami.html</text:a>
</text:p>
      <!--NEWS-->
      <text:h text:style-name="P10" text:outline-level="1">
<text:span text:style-name="T4">
Ястремська зіграє з росіянкою в основі турніру у Римі</text:span>
</text:h>
      <text:p text:style-name="P4">
Authors: Ukrinform (Person)</text:p>
      <text:p text:style-name="P4">
Publisher: Укринформ (Organization)</text:p>
      <text:p text:style-name="P4">
Published Time: 2023-05-09T22:44:00+03:00</text:p>
      <text:p text:style-name="P4">
Modified Time: 2023-05-09T22:44:00+03:00</text:p>
      <text:p text:style-name="P4">
Description: Українська тенісистка отримала першу суперницю, після успішного проходження кваліфікації. — Укрінформ.</text:p>
      <text:p text:style-name="P4">
Images: ["<text:a xlink:type="simple" xlink:href="https://static.ukrinform.com/photos/2023_05/thumb_files/630_360_1683661412-772.jpg" text:style-name="Internet_20_link" text:visited-style-name="Visited_20_Internet_20_Link">
630_360_16836...</text:a>
"]</text:p>
      <text:p text:style-name="P4">
Tags: ['Теніс', 'Даяна Ястремська']</text:p>
      <text:p text:style-name="P4">
Type: Article</text:p>
      <!--METADATA-->
      <text:p text:style-name="P4">
<draw:frame draw:style-name="fr1" draw:name="Image265" text:anchor-type="as-char" svg:width="6.9236in" svg:height="3.956343in" draw:z-index="0">
<draw:image xlink:href="../Images/yкринформ/2023-05-09T22-44-00-03-00/630_360_1683661412-772.jpg" xlink:type="simple" xlink:show="embed" xlink:actuate="onLoad" draw:mime-type="image/jpeg"/>
</draw:frame>
 Українськатенісистка отримала першу суперницю, після успішного проходження кваліфікації.</text:p>
      <text:p text:style-name="P4">
У першому колі основної сітки ґрунтового турніру серії WTA 1000 у Римі ДаянаЯстремська (WTA 158) зіграє проти росіянки Анни Калинської (WTA 57), <text:a xlink:type="simple" xlink:href="https://btu.org.ua/ua/news/ukrainskiy-tennis/44926-rim-yastremska-zigraye-proti-nejtralnoyi-tenisistki-v-pershomu-koli-osnovnoyi-sitki.html" text:style-name="Internet_20_link" text:visited-style-name="Visited_20_Internet_20_Link">
</text:a>
 BTU,передає Укрінформ.</text:p>
      <text:p text:style-name="P4">
Поєдинок відбудеться завтра,10 травня останнім запуском на корті №1.Орієнтовний час початку матчу – 17:00 за Києвом.</text:p>
      <text:p text:style-name="P4">
Тенісистки раніше грали одна з одною чотири рази і здобули по дві перемоги.Три матчі відбулися на ґрунті у 2016-2017 роках і там двічі сильнішою булаукраїнка.</text:p>
      <text:p text:style-name="P4">
<text:span text:style-name="T4">
Читайте також:</text:span>
 <text:a xlink:type="simple" xlink:href="https://www.ukrinform.ua/rubric-sports/3706978-astremska-vigrala-final-kvalifikacii-i-vistupit-na-turniri-wta-v-rimi.html" text:style-name="Internet_20_link" text:visited-style-name="Visited_20_Internet_20_Link">
 <text:span text:style-name="T4">
Ястремська</text:span>
 </text:a>
</text:p>
      <text:p text:style-name="P4">
Як повідомляв Укрінформ, Ястремська в Римі успішно подолала кваліфікацію,обігравши Леолію Жанжан і Ребекку Масарову.</text:p>
      <text:p text:style-name="P4">
Фото: btu.org.ua</text:p>
      <text:p text:style-name="P4">
Source: <text:a xlink:type="simple" xlink:href="https://www.ukrinform.ua/rubric-sports/3707047-astremska-zigrae-z-rosiankou-v-osnovi-turniru-u-rimi.html" text:style-name="Internet_20_link" text:visited-style-name="Visited_20_Internet_20_Link">
https://www.ukrinform.ua/rubric-sports/3707047-astremska-zigrae-z-rosiankou-v-osnovi-turniru-u-rimi.html</text:a>
</text:p>
      <!--NEWS-->
      <text:h text:style-name="P10" text:outline-level="1">
<text:span text:style-name="T4">
ФБР знешкодила мережу шкідливих програм «Snake», які використовує російська фсб</text:span>
</text:h>
      <text:p text:style-name="P4">
Authors: Ukrinform (Person)</text:p>
      <text:p text:style-name="P4">
Publisher: Укринформ (Organization)</text:p>
      <text:p text:style-name="P4">
Published Time: 2023-05-09T22:45:00+03:00</text:p>
      <text:p text:style-name="P4">
Modified Time: 2023-05-09T22:45:00+03:00</text:p>
      <text:p text:style-name="P4">
Description: Федеральне бюро розслідувань (ФБР) США виявило та нейтралізувало пакет шкідливих програм під назвою "Snake", які використовують у Федеральній службі безпеки (ФСБ) рф. — Укрінформ.</text:p>
      <text:p text:style-name="P4">
Images: ["<text:a xlink:type="simple" xlink:href="https://static.ukrinform.com/photos/2022_11/thumb_files/630_360_1669824895-205.jpg" text:style-name="Internet_20_link" text:visited-style-name="Visited_20_Internet_20_Link">
630_360_16698...</text:a>
"]</text:p>
      <text:p text:style-name="P4">
Tags: ['ФБР', 'фсб рф', 'Хакери']</text:p>
      <text:p text:style-name="P4">
Type: Article</text:p>
      <!--METADATA-->
      <text:p text:style-name="P4">
<draw:frame draw:style-name="fr1" draw:name="Image266" text:anchor-type="as-char" svg:width="6.9236in" svg:height="3.956343in" draw:z-index="0">
<draw:image xlink:href="../Images/yкринформ/2023-05-09T22-45-00-03-00/630_360_1669824895-205.jpg" xlink:type="simple" xlink:show="embed" xlink:actuate="onLoad" draw:mime-type="image/jpeg"/>
</draw:frame>
 Федеральнебюро розслідувань (ФБР) США виявило та нейтралізувало пакет шкідливих програмпід назвою "Snake", які використовують у Федеральній службі безпеки (ФСБ) рф.</text:p>
      <text:p text:style-name="P4">
Про це повідомляє <text:a xlink:type="simple" xlink:href="https://www.justice.gov/opa/pr/justice-department-announces-court-authorized-disruption-snake-malware-network-controlled" text:style-name="Internet_20_link" text:visited-style-name="Visited_20_Internet_20_Link">
 </text:a>
 ,передає Укрінформ.</text:p>
      <text:p text:style-name="P4">
"Завершилася операція під кодовою назвою "MEDUSA" щодо порушення глобальноїоднорангової мережі комп'ютерів, скомпрометованих складним шкідливимпрограмним забезпеченням під назвою "Snake", - йдеться у повідомленні.</text:p>
      <text:p text:style-name="P4">
<text:span text:style-name="T4">
Читайте також:</text:span>
 <text:a xlink:type="simple" xlink:href="https://www.ukrinform.ua/rubric-ato/3700816-fbr-spivpracue-z-amerikanskimi-kompaniami-dla-zboru-dokaziv-voennih-zlociniv-v-ukraini.html" text:style-name="Internet_20_link" text:visited-style-name="Visited_20_Internet_20_Link">
 <text:span text:style-name="T4">
ФБР</text:span>
 </text:a>
</text:p>
      <text:p text:style-name="P4">
Зазначається, що уряд США авторами "Snake" працівників підрозділу Центру 16Федеральної служби безпеки росії.</text:p>
      <text:p text:style-name="P4">
"Протягом майже 20 років цей підрозділ використовував версії шкідливого ПЗ"Snake" для крадіжки конфіденційних документів із сотень комп'ютерних системщонайменше у 50 країнах, що входять до НАТО", - повідомили у відомстві.</text:p>
      <text:p text:style-name="P4">
Йдеться про дані членів урядів країн НАТО, журналістів та інших об'єктів, якістановлять інтерес для росії.</text:p>
      <text:p text:style-name="P4">
<text:span text:style-name="T4">
Читайте також:</text:span>
 <text:a xlink:type="simple" xlink:href="https://www.ukrinform.ua/rubric-economy/3703589-ukrainski-pravoohoronci-ta-fbr-likviduvali-devat-servisiv-obminu-kriptovaluti.html" text:style-name="Internet_20_link" text:visited-style-name="Visited_20_Internet_20_Link">
 <text:span text:style-name="T4">
ФБР</text:span>
 </text:a>
</text:p>
      <text:p text:style-name="P4">
Знищенням шкідливої мережі "Snake" займалися Нью-Йоркське відділення ФБР,кіберпідрозділ ФБР, прокуратура США зі східного округу Нью-Йорка та відділконтррозвідки та експортного контролю Управління національної безпеки.</text:p>
      <text:p text:style-name="P4">
Як повідомляв Укрінформ, російські хакери вивели з ладу сайт французькогосенату.</text:p>
      <text:p text:style-name="P4">
Фото: Shutterstock/Militarist</text:p>
      <text:p text:style-name="P4">
Source: <text:a xlink:type="simple" xlink:href="https://www.ukrinform.ua/rubric-world/3707049-fbr-zneskodila-merezu-skidlivih-program-snake-aki-vikoristovue-rosijska-fsb.html" text:style-name="Internet_20_link" text:visited-style-name="Visited_20_Internet_20_Link">
https://www.ukrinform.ua/rubric-world/3707049-fbr-zneskodila-merezu-skidlivih-program-snake-aki-vikoristovue-rosijska-fsb.html</text:a>
</text:p>
      <!--NEWS-->
      <text:h text:style-name="P10" text:outline-level="1">
<text:span text:style-name="T4">
Експортна суперечка з ЄС вирішиться у межах чинної договірної бази - Президент</text:span>
</text:h>
      <text:p text:style-name="P4">
Authors: Ukrinform (Person)</text:p>
      <text:p text:style-name="P4">
Publisher: Укринформ (Organization)</text:p>
      <text:p text:style-name="P4">
Published Time: 2023-05-09T22:52:00+03:00</text:p>
      <text:p text:style-name="P4">
Modified Time: 2023-05-09T22:52:00+03:00</text:p>
      <text:p text:style-name="P4">
Description: Президент України Володимир Зеленський і очільниця Європейської комісії Урсула фон дер Ляєн обговорили експортну суперечку між Україною та низкою країн ЄС. — Укрінформ.</text:p>
      <text:p text:style-name="P4">
Images: ["<text:a xlink:type="simple" xlink:href="https://static.ukrinform.com/photos/2023_05/thumb_files/630_360_1683632260-653.jpg" text:style-name="Internet_20_link" text:visited-style-name="Visited_20_Internet_20_Link">
630_360_16836...</text:a>
"]</text:p>
      <text:p text:style-name="P4">
Tags: ['Економіка', 'Експорт', 'Євросоюз', 'Торгівля', 'Зеленський', 'Фон дер Ляєн']</text:p>
      <text:p text:style-name="P4">
Type: Article</text:p>
      <!--METADATA-->
      <text:p text:style-name="P4">
<draw:frame draw:style-name="fr1" draw:name="Image267" text:anchor-type="as-char" svg:width="6.9236in" svg:height="3.956343in" draw:z-index="0">
<draw:image xlink:href="../Images/yкринформ/2023-05-09T22-52-00-03-00/630_360_1683632260-653.jpg" xlink:type="simple" xlink:show="embed" xlink:actuate="onLoad" draw:mime-type="image/jpeg"/>
</draw:frame>
 ПрезидентУкраїни Володимир Зеленський і очільниця Європейської комісії Урсула фон дерЛяєн обговорили експортну суперечку між Україною та низкою країн ЄС.</text:p>
      <text:p text:style-name="P4">
Про це повідомив Володимир Зеленський під час <text:a xlink:type="simple" xlink:href="https://www.youtube.com/watch" text:style-name="Internet_20_link" text:visited-style-name="Visited_20_Internet_20_Link">
</text:a>
 наприкінці 440-го дня війни.</text:p>
      <text:p text:style-name="P4">
"Візит Урсули фон дер Ляєн, пані Президентки Європейської комісії, був ісимволічним саме в цей день, і дуже продуктивним... Звичайно, обговорили йекспортну суперечку із нашими сусідами в ЄС. Маємо подолати її в чіткому дусінаявної між нами договірної бази", - сказав глава держави.</text:p>
      <text:p text:style-name="P4">
_Відео:<text:a xlink:type="simple" xlink:href="https://t.me/OP_UA/9464" text:style-name="Internet_20_link" text:visited-style-name="Visited_20_Internet_20_Link">
 </text:a>
 _</text:p>
      <text:p text:style-name="P4">
Зеленський зазначив, що сторони також порушили питання санкційного тиску наросію, підготовки 11-го пакета <text:a xlink:type="simple" xlink:href="https://www.ukrinform.ua/tag-sankcii" text:style-name="Internet_20_link" text:visited-style-name="Visited_20_Internet_20_Link">
 </text:a>
 протирф. Водночас Україна висвітлила свої досягнення на полі бою й артикулювалаочікування від партнерів у галузі оборони. Також під час зустрічі булообговорено політичні перспективи України у європейській інтеграції.</text:p>
      <text:p text:style-name="P4">
<text:span text:style-name="T4">
Читайте також:</text:span>
 <text:a xlink:type="simple" xlink:href="https://www.ukrinform.ua/rubric-economy/3706889-smigal-obgovoriv-z-fon-der-laen-eksport-ukrainskoi-agroprodukcii-do-es.html" text:style-name="Internet_20_link" text:visited-style-name="Visited_20_Internet_20_Link">
 <text:span text:style-name="T4">
експорт</text:span>
 </text:a>
</text:p>
      <text:p text:style-name="P4">
Глава держави висловив вдячність очільниці Єврокомісії й за участь усьогоднішній зустрічі з нагоди створення трибуналу щодо злочину агресії росіїпроти України.</text:p>
      <text:p text:style-name="P4">
"Загалом 37 учасників зустрічі – держави та міжнародні інституції. Звернувсядо учасників, закликав рухатися без зупинок на шляху до повноївідповідальності агресора", - резюиував Президент.</text:p>
      <text:p text:style-name="P4">
Як повідомляв Укрінформ, Україна розраховує, що Європейський Союз найближчимчасом ухвалить 11-й санкційний пакет щодо російської федерації, який міститимеобмеження проти атомної галузі держави-терориста.</text:p>
      <text:p text:style-name="P4">
Source: <text:a xlink:type="simple" xlink:href="https://www.ukrinform.ua/rubric-economy/3707048-eksportna-superecka-z-es-virisitsa-u-mezah-cinnoi-dogovirnoi-bazi-prezident.html" text:style-name="Internet_20_link" text:visited-style-name="Visited_20_Internet_20_Link">
https://www.ukrinform.ua/rubric-economy/3707048-eksportna-superecka-z-es-virisitsa-u-mezah-cinnoi-dogovirnoi-bazi-prezident.html</text:a>
</text:p>
      <!--NEWS-->
      <text:h text:style-name="P10" text:outline-level="1">
<text:span text:style-name="T4">
Сили оборони на Донеччині знищили РЕБ росіян</text:span>
</text:h>
      <text:p text:style-name="P4">
Authors: Ukrinform (Person)</text:p>
      <text:p text:style-name="P4">
Publisher: Укринформ (Organization)</text:p>
      <text:p text:style-name="P4">
Published Time: 2023-05-09T23:00:39+03:00</text:p>
      <text:p text:style-name="P4">
Modified Time: 2023-05-09T23:00:39+03:00</text:p>
      <text:p text:style-name="P4">
Description: У Донецькій області українські захисники за допомогою аеророзвідки знищили засіб радіоелектронної боротьби російських військ. — Укрінформ.</text:p>
      <text:p text:style-name="P4">
Images: ["<text:a xlink:type="simple" xlink:href="https://static.ukrinform.com/photos/2023_05/thumb_files/630_360_1683662375-929.jpg" text:style-name="Internet_20_link" text:visited-style-name="Visited_20_Internet_20_Link">
630_360_16836...</text:a>
"]</text:p>
      <text:p text:style-name="P4">
Tags: ['Прикордонники', 'Війна з росією']</text:p>
      <text:p text:style-name="P4">
Type: Article</text:p>
      <!--METADATA-->
      <text:p text:style-name="P4">
<draw:frame draw:style-name="fr1" draw:name="Image268" text:anchor-type="as-char" svg:width="6.9236in" svg:height="3.956343in" draw:z-index="0">
<draw:image xlink:href="../Images/yкринформ/2023-05-09T23-00-39-03-00/630_360_1683662375-929.jpg" xlink:type="simple" xlink:show="embed" xlink:actuate="onLoad" draw:mime-type="image/jpeg"/>
</draw:frame>
 УДонецькій області українські захисники за допомогою аеророзвідки знищили засібрадіоелектронної боротьби російських військ.</text:p>
      <text:p text:style-name="P4">
Як передає Укрінформ, про це повідомила <text:a xlink:type="simple" xlink:href="https://dpsu.gov.ua/ua/news/%20video%20-na-donechchini-prikordonniki-dopomogli-znishchiti-vorozhiy-zasib-reb/" text:style-name="Internet_20_link" text:visited-style-name="Visited_20_Internet_20_Link">
</text:a>
 , оприлюднивши відповідне відео.</text:p>
      <text:p text:style-name="P4">
Прикордонники за допомогою безпілотника виявили позиції, розташування засобуРЕБ і переміщення ворожої піхоти, після чого в режимі онлайн передаликоординати артилерійському підрозділу однієї з бригад Збройних сил України.</text:p>
      <text:p text:style-name="P4">
<text:span text:style-name="T4">
Читайте також:</text:span>
 <text:a xlink:type="simple" xlink:href="https://www.ukrinform.ua/rubric-ato/3707003-na-tavrijskomu-napramku-rosiani-22-razi-bezrezultatno-atakuvali-pozicii-zsu.html" text:style-name="Internet_20_link" text:visited-style-name="Visited_20_Internet_20_Link">
 </text:a>
</text:p>
      <text:p text:style-name="P4">
У результаті ведення вогню під коригуванням бійців ДПСУ ліквідовані декільказагарбників.</text:p>
      <text:p text:style-name="P4">
Як повідомляв Укрінформ, станом на 9 травня у розв'язаній проти Україниповномасштабній війні росія втратила вже понад 195 тисяч своїх військових ітисячі одиниць техніки.</text:p>
      <text:p text:style-name="P4">
Фото ілюстративне</text:p>
      <text:p text:style-name="P4">
Source: <text:a xlink:type="simple" xlink:href="https://www.ukrinform.ua/rubric-ato/3707051-sili-oboroni-na-doneccini-znisili-reb-rosian.html" text:style-name="Internet_20_link" text:visited-style-name="Visited_20_Internet_20_Link">
https://www.ukrinform.ua/rubric-ato/3707051-sili-oboroni-na-doneccini-znisili-reb-rosian.html</text:a>
</text:p>
      <!--NEWS-->
      <text:h text:style-name="P10" text:outline-level="1">
<text:span text:style-name="T4">
Зеленський: Без перемоги над нацизмом 8 травня не було б Дня Європи</text:span>
</text:h>
      <text:p text:style-name="P4">
Authors: Ukrinform (Person)</text:p>
      <text:p text:style-name="P4">
Publisher: Укринформ (Organization)</text:p>
      <text:p text:style-name="P4">
Published Time: 2023-05-09T23:06:00+03:00</text:p>
      <text:p text:style-name="P4">
Modified Time: 2023-05-09T23:06:00+03:00</text:p>
      <text:p text:style-name="P4">
Description: Відсьогодні в Україні встановлена чесна послідовність історичних подій: без перемоги над нацизмом 8 травня не було б Дня Європи 9 травня. — Укрінформ.</text:p>
      <text:p text:style-name="P4">
Images: ["<text:a xlink:type="simple" xlink:href="https://static.ukrinform.com/photos/2023_04/thumb_files/630_360_1680700465-123.jpg" text:style-name="Internet_20_link" text:visited-style-name="Visited_20_Internet_20_Link">
630_360_16807...</text:a>
"]</text:p>
      <text:p text:style-name="P4">
Tags: ['Друга світова', 'Україна', 'День Європи ', 'Зеленський', 'Війна з росією']</text:p>
      <text:p text:style-name="P4">
Type: Article</text:p>
      <!--METADATA-->
      <text:p text:style-name="P4">
<draw:frame draw:style-name="fr1" draw:name="Image269" text:anchor-type="as-char" svg:width="6.9236in" svg:height="3.956343in" draw:z-index="0">
<draw:image xlink:href="../Images/yкринформ/2023-05-09T23-06-00-03-00/630_360_1680700465-123.jpg" xlink:type="simple" xlink:show="embed" xlink:actuate="onLoad" draw:mime-type="image/jpeg"/>
</draw:frame>
Відсьогодні в Україні встановлена чесна послідовність історичних подій: безперемоги над нацизмом 8 травня не було б Дня Європи 9 травня.</text:p>
      <text:p text:style-name="P4">
На цьому наголосив Володимир Зеленський під час <text:a xlink:type="simple" xlink:href="https://www.youtube.com/watch" text:style-name="Internet_20_link" text:visited-style-name="Visited_20_Internet_20_Link">
</text:a>
 наприкінці 440-го дня війни.</text:p>
      <text:p text:style-name="P4">
"Учора, 8 травня, Європа та світ згадували про спільну перемогу над агресієюнацизму, про капітуляцію того зла. А сьогодні, 9 травня, ми разом з усієювільною Європою, відзначаючи День Європи, вшановуємо досягнення, якого простоне було б, якби не було перемоги над нацизмом. Не було б у нас такоїобʼєднаної Європи – Європи без агресій і реваншизму, Європи, що поважає різнікультури, яка долає суперечки виключно у правовій площині і яка пишаєтьсярізноманіттям на нашому континенті", - сказав Президент.</text:p>
      <text:p text:style-name="P4">
За його словами, що більше люди знатимуть чесну історію і бачитимуть спільнеміж жорстокими агресіями ХХ і ХХІ століть, то більше цінуватимуть цюпослідовність.</text:p>
      <text:p text:style-name="P4">
"День памʼяті та перемоги над нацизмом у Другій світовій війні, а одразу заним – <text:a xlink:type="simple" xlink:href="https://www.ukrinform.ua/tag-den-evropi" text:style-name="Internet_20_link" text:visited-style-name="Visited_20_Internet_20_Link">
 </text:a>
 , Європи як реалізованоїмрії про мирний континент. І це лише питання часу, коли ми зможемо відновитисталий і справедливий мир для нашої частини Європи, для України", - зауваживЗеленський.</text:p>
      <text:p text:style-name="P4">
<text:span text:style-name="T4">
Читайте також:</text:span>
 <text:a xlink:type="simple" xlink:href="https://www.ukrinform.ua/rubric-world/3707015-den-evropi-osoblivij-ukrainskij.html" text:style-name="Internet_20_link" text:visited-style-name="Visited_20_Internet_20_Link">
 <text:span text:style-name="T4">
День</text:span>
 <text:span text:style-name="T4">
Європи</text:span>
 </text:a>
</text:p>
      <text:p text:style-name="P4">
Глава держави підкреслив, що програш теперішнього агресора - це питання часу,й російський реваншизм буде роздавлений хоробрістю наших воїнів та спільноюсилою вільного світу. Президент також висловив вдячність воїнам, якінаближають перемогу, зокрема, бійцям Повітряних сил, які відбивають російськіатаки з неба.</text:p>
      <text:p text:style-name="P4">
Як повідомляв Укрінформ, Володимир Зеленський підписав указ №266/2023, згідноз яким 9 травня <text:a xlink:type="simple" xlink:href="http://www.ukrinform.ua/rubric-society/3706138-ukraina-soricno-9-travna-vidznacatime-den-evropi-ukaz-prezidenta.html" text:style-name="Internet_20_link" text:visited-style-name="Visited_20_Internet_20_Link">
 </text:a>
 . Раніше ДеньЄвропи святкували у третю суботу травня.</text:p>
      <text:p text:style-name="P4">
Президент також <text:a xlink:type="simple" xlink:href="http://www.ukrinform.ua/rubric-polytics/3706137-zelenskij-proponue-vidznacati-den-pamati-ta-peremogi-nad-nacizmom-8-travna.html" text:style-name="Internet_20_link" text:visited-style-name="Visited_20_Internet_20_Link">
 </text:a>
законопроєкт про встановлення 8 травня Дня пам’яті та перемоги над нацизмом уДругій світовій війні.</text:p>
      <text:p text:style-name="P4">
<text:span text:style-name="T5">
Фото: ОП</text:span>
</text:p>
      <text:p text:style-name="P4">
Source: <text:a xlink:type="simple" xlink:href="https://www.ukrinform.ua/rubric-ato/3707052-zelenskij-bez-peremogi-nad-nacizmom-8-travna-ne-bulo-b-dna-evropi.html" text:style-name="Internet_20_link" text:visited-style-name="Visited_20_Internet_20_Link">
https://www.ukrinform.ua/rubric-ato/3707052-zelenskij-bez-peremogi-nad-nacizmom-8-travna-ne-bulo-b-dna-evropi.html</text:a>
</text:p>
      <!--NEWS-->
      <text:h text:style-name="P10" text:outline-level="1">
<text:span text:style-name="T4">
Руху трасою «Одеса – Рені» буде ускладнений до кінця тижня</text:span>
</text:h>
      <text:p text:style-name="P4">
Authors: Ukrinform (Person)</text:p>
      <text:p text:style-name="P4">
Publisher: Укринформ (Organization)</text:p>
      <text:p text:style-name="P4">
Published Time: 2023-05-09T23:09:43+03:00</text:p>
      <text:p text:style-name="P4">
Modified Time: 2023-05-09T23:09:43+03:00</text:p>
      <text:p text:style-name="P4">
Description: Державна прикордонна служба України попереджає про ускладнення руху автомобільною дорогою "Одеса – Рені" в районі контрольного посту "Маяки" у зв'язку з ремонтними роботами, що триватимуть до 14 травня. — Укрінформ.</text:p>
      <text:p text:style-name="P4">
Images: ["<text:a xlink:type="simple" xlink:href="https://static.ukrinform.com/photos/2017_08/thumb_files/630_360_1503496321-2944.jpg" text:style-name="Internet_20_link" text:visited-style-name="Visited_20_Internet_20_Link">
630_360_15034...</text:a>
"]</text:p>
      <text:p text:style-name="P4">
Tags: ['Одеса', 'Прикордонники']</text:p>
      <text:p text:style-name="P4">
Type: Article</text:p>
      <!--METADATA-->
      <text:p text:style-name="P4">
<draw:frame draw:style-name="fr1" draw:name="Image270" text:anchor-type="as-char" svg:width="6.9236in" svg:height="3.956343in" draw:z-index="0">
<draw:image xlink:href="../Images/yкринформ/2023-05-09T23-09-43-03-00/630_360_1503496321-2944.jpg" xlink:type="simple" xlink:show="embed" xlink:actuate="onLoad" draw:mime-type="image/jpeg"/>
</draw:frame>
 Державнаприкордонна служба України попереджає про ускладнення руху автомобільноюдорогою "Одеса – Рені" в районі контрольного посту "Маяки" у зв'язку зремонтними роботами, що триватимуть до 14 травня.</text:p>
      <text:p text:style-name="P4">
Як передає Укрінформ, про це ДПСУ повідомила в <text:a xlink:type="simple" xlink:href="https://t.me/DPSUkr/11118" text:style-name="Internet_20_link" text:visited-style-name="Visited_20_Internet_20_Link">
 </text:a>
.</text:p>
      <text:p text:style-name="P4">
"До уваги водіїв! З 08:30 10 травня по 18:00 14 травня на автомобільній дорозі"Одеса – Рені" в районі контрольного посту "Маяки" здійснюватимуться ремонтніроботи. Рух даною ділянкою буде ускладнено", – ідеться в повідомленні.</text:p>
      <text:p text:style-name="P4">
<text:span text:style-name="T4">
Читайте також:</text:span>
 <text:a xlink:type="simple" xlink:href="https://www.ukrinform.ua/rubric-kyiv/3706725-u-stolici-na-vulici-volodimirskij-cerez-remont-castkovo-obmezili-ruh.html" text:style-name="Internet_20_link" text:visited-style-name="Visited_20_Internet_20_Link">
 <text:span text:style-name="T4">
ремонт</text:span>
 </text:a>
</text:p>
      <text:p text:style-name="P4">
За попередніми даними, проїзд транспортних засобів здійснюватиметься шляхомреверсного руху.</text:p>
      <text:p text:style-name="P4">
Як повідомляв Укрінформ, <text:a xlink:type="simple" xlink:href="https://www.ukrinform.ua/rubric-economy/3705022-u-punkti-propusku-agodindorogusk-obmezili-ruh-vantazivok-do-3-cervna.html" text:style-name="Internet_20_link" text:visited-style-name="Visited_20_Internet_20_Link">
 </text:a>
 через акцію протесту польських перевізників.</text:p>
      <text:p text:style-name="P4">
Фото ілюстративне, траса Одеса-Рені</text:p>
      <text:p text:style-name="P4">
Source: <text:a xlink:type="simple" xlink:href="https://www.ukrinform.ua/rubric-regions/3707054-ruhu-trasou-odesa-reni-bude-uskladnenij-do-kinca-tizna.html" text:style-name="Internet_20_link" text:visited-style-name="Visited_20_Internet_20_Link">
https://www.ukrinform.ua/rubric-regions/3707054-ruhu-trasou-odesa-reni-bude-uskladnenij-do-kinca-tizna.html</text:a>
</text:p>
      <!--NEWS-->
      <text:h text:style-name="P10" text:outline-level="1">
<text:span text:style-name="T4">
Коаліція зі створення спецтрибуналу для рф закликала світ підтримати українську формулу миру</text:span>
</text:h>
      <text:p text:style-name="P4">
Authors: Ukrinform (Person)</text:p>
      <text:p text:style-name="P4">
Publisher: Укринформ (Organization)</text:p>
      <text:p text:style-name="P4">
Published Time: 2023-05-09T23:28:00+03:00</text:p>
      <text:p text:style-name="P4">
Modified Time: 2023-05-09T23:28:00+03:00</text:p>
      <text:p text:style-name="P4">
Description: Учасники коаліції зі створення спеціального трибуналу для росіії закликали міжнародну спільноту підтримати застосування до рф належного механізму правосуддя за злочин агресії проти України. — Укрінформ.</text:p>
      <text:p text:style-name="P4">
Images: ["<text:a xlink:type="simple" xlink:href="https://static.ukrinform.com/photos/2018_07/thumb_files/630_360_1531734661-9587.jpg" text:style-name="Internet_20_link" text:visited-style-name="Visited_20_Internet_20_Link">
630_360_15317...</text:a>
"]</text:p>
      <text:p text:style-name="P4">
Tags: ['Трибунал', 'Україна', 'Воєнні злочини', 'Війна з росією', 'Формула миру']</text:p>
      <text:p text:style-name="P4">
Type: Article</text:p>
      <!--METADATA-->
      <text:p text:style-name="P4">
<draw:frame draw:style-name="fr1" draw:name="Image271" text:anchor-type="as-char" svg:width="6.9236in" svg:height="3.956343in" draw:z-index="0">
<draw:image xlink:href="../Images/yкринформ/2023-05-09T23-28-00-03-00/630_360_1531734661-9587.jpg" xlink:type="simple" xlink:show="embed" xlink:actuate="onLoad" draw:mime-type="image/jpeg"/>
</draw:frame>
 Учасникикоаліції зі створення спеціального трибуналу для росіії закликали міжнароднуспільноту підтримати застосування до рф належного механізму правосуддя зазлочин агресії проти України.</text:p>
      <text:p text:style-name="P4">
Про це йдеться у спільній заяві учасників коаліції, оприлюдненій на <text:a xlink:type="simple" xlink:href="http://www.president.gov.ua/news/spilna-zayava-stosovno-zusil-zi-stvorennya-tribunalu-shodo-z-82785" text:style-name="Internet_20_link" text:visited-style-name="Visited_20_Internet_20_Link">
</text:a>
 , передає Укрінформ.</text:p>
      <text:p text:style-name="P4">
"Ми підтверджуємо, що особи, відповідальні за скоєння злочину агресії протиУкраїни, не повинні залишитися безкарними, і закликаємо міжнародну спільнотурозглянути відповідні дії, зокрема шляхом створення належного механізмуправосуддя для забезпечення ефективної відповідальності за злочин агресії,який викликає стурбованість міжнародної спільноти загалом", — зазначається вдокументі.</text:p>
      <text:p text:style-name="P4">
Наголошується, що безпека у Європі та світі взаємопов’язані й можуть бутигарантовані лише за умови повного дотримання міжнародного права, невід’ємнимискладовими якого є територіальна цілісність і політична незалежність держав,заборона застосування сили й невід’ємне право держав на самооборону, як цевідображено у Статуті ООН.</text:p>
      <text:p text:style-name="P4">
Учасники коаліції висловлюють глибоку повагу до мужності й витривалостіЗбройних сил України, які стали міцним щитом для всіх європейських націй запідтримки держав світу.</text:p>
      <text:p text:style-name="P4">
<text:span text:style-name="T4">
Читайте також:</text:span>
 <text:a xlink:type="simple" xlink:href="https://www.ukrinform.ua/rubric-polytics/3706961-zelenskij-zvernuvsa-do-ucasnikiv-samitu-koalicii-zi-stvorenna-spectribunalu-dla-rosii.html" text:style-name="Internet_20_link" text:visited-style-name="Visited_20_Internet_20_Link">
 <text:span text:style-name="T4">
спецтрибунал</text:span>
 </text:a>
</text:p>
      <text:p text:style-name="P4">
"Україна платить високу ціну не лише за своє майбутнє, а й за безпеку тамайбутнє інших. Ми підтверджуємо нашу непохитну підтримку народу України, якийбореться за захист своєї незалежності на тлі російської агресії", - сказано взаяві.</text:p>
      <text:p text:style-name="P4">
Серед іншого, учасники коаліції заявляють про підтримку принципівсправедливого та тривалого миру, відображених у формулі ВолодимираЗеленського. Вони підтримують імплементацію згаданої ініціативи та закликаютьдо аналогічного кроку всі держави.</text:p>
      <text:p text:style-name="P4">
"Ми наголошуємо, що будемо пліч-о-пліч з Україною в її боротьбі протиросійського агресора та закликаємо до повного відновлення територіальноїцілісності України в її міжнародно визнаних кордонах, що поширюються на їїтериторіальні води. Ми закликаємо весь світ якомога швидше підтримати танадати допомогу Україні", - підкреслюють автори заяви.</text:p>
      <text:p text:style-name="P4">
Учасники коаліції рішуче засуджують "незаконну, невиправдану та неспровокованузбройну агресію росії, яка грубо порушує Статут ООН", а також будь-які злочинита звірства, вчинені російськими військами й посадовими особами, включно затаками проти цивільних, пов’язане з конфліктом сексуальне насильство й інші <text:a xlink:type="simple" xlink:href="https://www.ukrinform.ua/tag-vijskovi-zlocini" text:style-name="Internet_20_link" text:visited-style-name="Visited_20_Internet_20_Link">
</text:a>
 та злочини проти людства.</text:p>
      <text:p text:style-name="P4">
Також вони закликають росію негайно звільнити всіх незаконно утримуванихгромадян України та повернути всіх депортованих, зокрема дітей.</text:p>
      <text:p text:style-name="P4">
<text:span text:style-name="T4">
Читайте також:</text:span>
 <text:a xlink:type="simple" xlink:href="https://www.ukrinform.ua/rubric-polytics/3704632-zelenskij-ukraina-pracuvatime-nad-stvorennam-okremogo-miznarodnogo-tribunalu-a-ne-gibridnogo.html" text:style-name="Internet_20_link" text:visited-style-name="Visited_20_Internet_20_Link">
 <text:span text:style-name="T4">
трибунал</text:span>
 </text:a>
</text:p>
      <text:p text:style-name="P4">
"Ми підтверджуємо нашу відданість притягненню винних до відповідальностізгідно з міжнародним правом та підтримуємо зусилля міжнародних механізмів,включно з Міжнародним кримінальним судом, московським механізмом ОБСЄ таНезалежною міжнародною слідчою комісією ООН щодо України", — зазначається вдокументі.</text:p>
      <text:p text:style-name="P4">
Учасники коаліції наголошують на необхідності досягнення справедливості, як цепередбачено в Бучанській декларації щодо відповідальності за найтяжчі злочинипроти міжнародного права, скоєні на території України.</text:p>
      <text:p text:style-name="P4">
Як повідомляв Укрінформ, 9 травня <text:a xlink:type="simple" xlink:href="http://www.ukrinform.ua/amp/rubric-polytics/3706934-zelenskij-ocoliv-samit-osnovnoi-grupi-zi-stvorenna-spectribunalu-z-37-ucasnikami.html" text:style-name="Internet_20_link" text:visited-style-name="Visited_20_Internet_20_Link">
 </text:a>
 основної групи, що працює над створеннямСпеціального трибуналу щодо злочину агресії проти України.</text:p>
      <text:p text:style-name="P4">
Source: <text:a xlink:type="simple" xlink:href="https://www.ukrinform.ua/rubric-polytics/3707058-koalicia-zi-stvorenna-spectribunalu-dla-rf-zaklikala-svit-pidtrimati-ukrainsku-formulu-miru.html" text:style-name="Internet_20_link" text:visited-style-name="Visited_20_Internet_20_Link">
https://www.ukrinform.ua/rubric-polytics/3707058-koalicia-zi-stvorenna-spectribunalu-dla-rf-zaklikala-svit-pidtrimati-ukrainsku-formulu-miru.html</text:a>
</text:p>
      <!--NEWS-->
      <text:h text:style-name="P10" text:outline-level="1">
<text:span text:style-name="T4">
«Мотор» поступився у матчі Другої Бундесліги</text:span>
</text:h>
      <text:p text:style-name="P4">
Authors: Ukrinform (Person)</text:p>
      <text:p text:style-name="P4">
Publisher: Укринформ (Organization)</text:p>
      <text:p text:style-name="P4">
Published Time: 2023-05-09T23:29:00+03:00</text:p>
      <text:p text:style-name="P4">
Modified Time: 2023-05-09T23:29:00+03:00</text:p>
      <text:p text:style-name="P4">
Description: Запорізька команда посідає 17-те місце. — Укрінформ.</text:p>
      <text:p text:style-name="P4">
Images: ["<text:a xlink:type="simple" xlink:href="https://static.ukrinform.com/photos/2023_05/thumb_files/630_360_1683663942-166.jpg" text:style-name="Internet_20_link" text:visited-style-name="Visited_20_Internet_20_Link">
630_360_16836...</text:a>
"]</text:p>
      <text:p text:style-name="P4">
Tags: ['гандбол', 'Мотор Запоріжжя']</text:p>
      <text:p text:style-name="P4">
Type: Article</text:p>
      <!--METADATA-->
      <text:p text:style-name="P4">
<draw:frame draw:style-name="fr1" draw:name="Image272" text:anchor-type="as-char" svg:width="6.9236in" svg:height="3.956343in" draw:z-index="0">
<draw:image xlink:href="../Images/yкринформ/2023-05-09T23-29-00-03-00/630_360_1683663942-166.jpg" xlink:type="simple" xlink:show="embed" xlink:actuate="onLoad" draw:mime-type="image/jpeg"/>
</draw:frame>
 Запорізькакоманда посідає 17-те місце.</text:p>
      <text:p text:style-name="P4">
«Мотор» Запоріжжя на виїзді поступився аутсайдеру турніру, команді «ВольфВюрцбург» - 35:37, передає Укрінформ.</text:p>
      <text:p text:style-name="P4">
Програвши перший тайм (15:18), українська команда переламала хід гри та вела урахунку у 3 м'ячі (32:29). Проте закінчення матчу залишилося за суперником, і«Мотор» програв поєдинок з рахунком 35:37.</text:p>
      <text:p text:style-name="P4">
У другій Бундеслізі «Мотор» має 9 перемог, 3 нічиї та 20 поразок. Запорізькакоманда набрала 21 очко та посідає 17-те місце серед 20 команд.</text:p>
      <text:p text:style-name="P4">
<text:span text:style-name="T4">
Читайте також:</text:span>
 <text:a xlink:type="simple" xlink:href="https://www.ukrinform.ua/rubric-sports/3704586-gandbolisti-zaporizkogo-motora-vodinadcate-stali-cempionami-ukraini.html" text:style-name="Internet_20_link" text:visited-style-name="Visited_20_Internet_20_Link">
 <text:span text:style-name="T4">
Мотор</text:span>
 </text:a>
</text:p>
      <text:p text:style-name="P4">
Як повідомляв Укрінформ, запорізький «Мотор» виграв чемпіонат України згандболу.</text:p>
      <text:p text:style-name="P4">
Фото: facebook.com/handball.club.motor</text:p>
      <text:p text:style-name="P4">
Source: <text:a xlink:type="simple" xlink:href="https://www.ukrinform.ua/rubric-sports/3707057-motor-postupivsa-u-matci-drugoi-bundesligi.html" text:style-name="Internet_20_link" text:visited-style-name="Visited_20_Internet_20_Link">
https://www.ukrinform.ua/rubric-sports/3707057-motor-postupivsa-u-matci-drugoi-bundesligi.html</text:a>
</text:p>
      <!--NEWS-->
      <text:h text:style-name="P10" text:outline-level="1">
<text:span text:style-name="T4">
На Євробаченні-2023 почалося голосування за першу десятку фіналістів</text:span>
</text:h>
      <text:p text:style-name="P4">
Authors: Ukrinform (Person)</text:p>
      <text:p text:style-name="P4">
Publisher: Укринформ (Organization)</text:p>
      <text:p text:style-name="P4">
Published Time: 2023-05-09T23:42:00+03:00</text:p>
      <text:p text:style-name="P4">
Modified Time: 2023-05-09T23:42:00+03:00</text:p>
      <text:p text:style-name="P4">
Description: У британському Ліверпулі виступили перші 15 виконавців, які змагаються за вихід у фінал пісенного конкурсу Євробачення. — Укрінформ.</text:p>
      <text:p text:style-name="P4">
Images: ["<text:a xlink:type="simple" xlink:href="https://static.ukrinform.com/photos/2023_02/thumb_files/630_360_1675352996-430.png" text:style-name="Internet_20_link" text:visited-style-name="Visited_20_Internet_20_Link">
630_360_16753...</text:a>
"]</text:p>
      <text:p text:style-name="P4">
Tags: ['Євробачення', 'Конкурс', 'Музика']</text:p>
      <text:p text:style-name="P4">
Type: Article</text:p>
      <!--METADATA-->
      <text:p text:style-name="P4">
<draw:frame draw:style-name="fr1" draw:name="Image273" text:anchor-type="as-char" svg:width="6.9236in" svg:height="3.956343in" draw:z-index="0">
<draw:image xlink:href="../Images/yкринформ/2023-05-09T23-42-00-03-00/630_360_1675352996-430.png" xlink:type="simple" xlink:show="embed" xlink:actuate="onLoad" draw:mime-type="image/png"/>
</draw:frame>
 Убританському Ліверпулі виступили перші 15 виконавців, які змагаються за вихіду фінал пісенного конкурсу Євробачення.</text:p>
      <text:p text:style-name="P4">
Як повідомляє кореспондент Укрінфорум, почалося голосування за першу десяткуфіналістів конкурсу.</text:p>
      <text:p text:style-name="P4">
Тим часом на сцену вийшла українська співачка Alyosha, яка виступила ізпотужним номером про повномасштабну війну росії проти України та вимушенихпереселенців. Під звуки сирени вона разом з британською виконавицею РебеккоюФергюсон виконала пісню культового британського гурту Duran Duran “OrdinaryWorld”. Також у її виконанні можна було почути текст українською.</text:p>
      <text:p text:style-name="P4">
Варто зазначити, що Україна не голосує у першому півфіналі Євробачення-2023.</text:p>
      <text:p text:style-name="P4">
Як повідомляв Укрінформ, у британському Ліверпулі стартував перший півфінал67-го міжнародного пісенного конкурсу Євробачення 2023. Шоу відбувається насцені Liverpool Arena.</text:p>
      <text:p text:style-name="P4">
Ведучі шоу: українська співачка та авторка пісень Юлія Саніна, британськаактриса та співачка Ханна Веддінгем, британська реперка та танцюристка АлешаДіксон.</text:p>
      <text:p text:style-name="P4">
<text:span text:style-name="T4">
Читайте також:</text:span>
 <text:a xlink:type="simple" xlink:href="https://www.ukrinform.ua/rubric-culture/3707045-frontvumen-ukrainskogo-gurtu-the-hardkiss-ulia-sanina-vidkrila-persij-pivfinal-evrobacenna.html" text:style-name="Internet_20_link" text:visited-style-name="Visited_20_Internet_20_Link">
 <text:span text:style-name="T4">
Євробач</text:span>
 </text:a>
</text:p>
      <text:p text:style-name="P4">
9 травня, у першому півфіналі, виступали представники 15 країн.</text:p>
      <text:p text:style-name="P4">
Норвегія (Alessandra з піснею Queen of Kings)</text:p>
      <text:p text:style-name="P4">
Мальта (The Busker, Dance (Our Own Party)</text:p>
      <text:p text:style-name="P4">
Сербія (Luke Black, Samo mi se spava)</text:p>
      <text:p text:style-name="P4">
Латвія (Sudden Lights, Aijā)</text:p>
      <text:p text:style-name="P4">
Португалія (Mimicat, Ai coração)</text:p>
      <text:p text:style-name="P4">
Ірландія (Wild Youth, We Are One)</text:p>
      <text:p text:style-name="P4">
Хорватія (Let 3, Mama ŠČ!)</text:p>
      <text:p text:style-name="P4">
Швейцарія (Remo Forrer, Watergun)</text:p>
      <text:p text:style-name="P4">
Ізраїль (Noa Kirel, Unicorn)</text:p>
      <text:p text:style-name="P4">
Молдова (Pasha Parfeni, Soarele și luna)</text:p>
      <text:p text:style-name="P4">
Швеція (Loreen, Tattoo)</text:p>
      <text:p text:style-name="P4">
Азербайджан (TuralTuranX, Tell Me More)</text:p>
      <text:p text:style-name="P4">
Чехія (Vesna, My Sister's Crown)</text:p>
      <text:p text:style-name="P4">
Нідерланди (Mia Nicolai &amp; Dion Cooper, Burning Daylight)</text:p>
      <text:p text:style-name="P4">
Фінляндія (Käärijä, Cha Cha Cha)</text:p>
      <text:p text:style-name="P4">
<text:span text:style-name="T4">
Читайте також:</text:span>
 <text:a xlink:type="simple" xlink:href="https://www.ukrinform.ua/rubric-culture/3707037-evrobacenna2023-tvorchi-zapustili-manifest-iz-zaklikom-prodovziti-pidtrimku-ukrainu.html" text:style-name="Internet_20_link" text:visited-style-name="Visited_20_Internet_20_Link">
 <text:span text:style-name="T4">
Євробач</text:span>
 </text:a>
</text:p>
      <text:p text:style-name="P4">
Другий півфінал <text:a xlink:type="simple" xlink:href="https://www.ukrinform.ua/tag-evrobacenna" text:style-name="Internet_20_link" text:visited-style-name="Visited_20_Internet_20_Link">
 </text:a>
 відбудеться 11травня, у ньому візьмуть участь 16 учасників. Гранд-фінал - 13 травня.</text:p>
      <text:p text:style-name="P4">
Представники України, гурт TVORCHI з піснею "Heart of Steel", відповідно доправил, одразу потрапляють у фінал шоу.</text:p>
      <text:p text:style-name="P4">
<text:span text:style-name="T5">
Фото: BBC</text:span>
</text:p>
      <text:p text:style-name="P4">
Source: <text:a xlink:type="simple" xlink:href="https://www.ukrinform.ua/rubric-culture/3707059-evrobacenna-2023-pocalosa-golosuvanna-za-persu-desatku-finalistiv.html" text:style-name="Internet_20_link" text:visited-style-name="Visited_20_Internet_20_Link">
https://www.ukrinform.ua/rubric-culture/3707059-evrobacenna-2023-pocalosa-golosuvanna-za-persu-desatku-finalistiv.html</text:a>
</text:p>
      <!--NEWS-->
      <text:h text:style-name="P10" text:outline-level="1">
<text:span text:style-name="T4">
«Реал» зіграв внічию з «Манчестер Сіті» у першому матчі 1/2 фіналу Ліги чемпіонів УЄФА</text:span>
</text:h>
      <text:p text:style-name="P4">
Authors: Ukrinform (Person)</text:p>
      <text:p text:style-name="P4">
Publisher: Укринформ (Organization)</text:p>
      <text:p text:style-name="P4">
Published Time: 2023-05-09T23:53:35+03:00</text:p>
      <text:p text:style-name="P4">
Modified Time: 2023-05-09T23:53:35+03:00</text:p>
      <text:p text:style-name="P4">
Description: Матч-відповідь відбудеться 17 травня. — Укрінформ.</text:p>
      <text:p text:style-name="P4">
Images: ["<text:a xlink:type="simple" xlink:href="https://static.ukrinform.com/photos/2023_05/thumb_files/630_360_1683665486-414.jpg" text:style-name="Internet_20_link" text:visited-style-name="Visited_20_Internet_20_Link">
630_360_16836...</text:a>
"]</text:p>
      <text:p text:style-name="P4">
Tags: ['Футбол', 'Ліга чемпіонів', 'Реал Мадрид', 'Манчестер Сіті']</text:p>
      <text:p text:style-name="P4">
Type: Article</text:p>
      <!--METADATA-->
      <text:p text:style-name="P4">
<draw:frame draw:style-name="fr1" draw:name="Image274" text:anchor-type="as-char" svg:width="6.9236in" svg:height="3.956343in" draw:z-index="0">
<draw:image xlink:href="../Images/yкринформ/2023-05-09T23-53-35-03-00/630_360_1683665486-414.jpg" xlink:type="simple" xlink:show="embed" xlink:actuate="onLoad" draw:mime-type="image/jpeg"/>
</draw:frame>
 Матч-відповідь відбудеться 17 травня.</text:p>
      <text:p text:style-name="P4">
Чинний володар титулу іспанський «Реал» зіграв внічию з футболістамианглійського «Манчестер Сіті» (1:1), передає Укрінформ.</text:p>
      <text:p text:style-name="P4">
Рахунок у матчі відкрив Вінісіус Жуніор, він відзначився на 36-й хвилинізустрічі. Це 23-й гол футболіста у 51 матчі сезоні 2022/23. Це особистийрекорд Вінісіуса.</text:p>
      <text:p text:style-name="P4">
Футболістам «МанСіті» вдалось зрівняти рахунок у другому таймі – на 67-йхвилині гол забив Де Брюйне. Відтак, визначити сильнішого у цьому матчі невийшло - 1:1.</text:p>
      <text:p text:style-name="P4">
Цей поєдинок став для наставника мадридської команди Карло Анчелотті 190-м.63-річний італієць повторив рекорд турніру, який належить легендарному СеруАлексу Фергюсону.</text:p>
      <text:p text:style-name="P4">
У матчі-відповіді 1/2 фіналу головного клубного єврокубкового турніру з«Манчестер Сіті» Анчелотті поб'є досягнення іменитого шотландського фахівця істане абсолютним рекордсменом Ліги чемпіонів за кількістю ігор.</text:p>
      <text:p text:style-name="P4">
Матч у відповідь відбудеться 17 травня на арені «Етіхад» у Манчестері.</text:p>
      <text:p text:style-name="P4">
<text:span text:style-name="T4">
Читайте також:</text:span>
 <text:a xlink:type="simple" xlink:href="https://www.ukrinform.ua/rubric-sports/3706444-rozpocinautsa-matci-12-finalu-futbolnih-evrokubkiv.html" text:style-name="Internet_20_link" text:visited-style-name="Visited_20_Internet_20_Link">
 </text:a>
</text:p>
      <text:p text:style-name="P4">
Як повідомляв Укрінформ, завтра, 10 травня, «Мілан» зіграє з «Інтером» свійперший поєдинок півфіналу ЛЧ.</text:p>
      <text:p text:style-name="P4">
Фото: Getty Image</text:p>
      <text:p text:style-name="P4">
Source: <text:a xlink:type="simple" xlink:href="https://www.ukrinform.ua/rubric-sports/3707060-real-zigrav-vniciu-z-mancester-siti-u-persomu-matci-12-finalu-ligi-cempioniv-uefa.html" text:style-name="Internet_20_link" text:visited-style-name="Visited_20_Internet_20_Link">
https://www.ukrinform.ua/rubric-sports/3707060-real-zigrav-vniciu-z-mancester-siti-u-persomu-matci-12-finalu-ligi-cempioniv-uefa.html</text:a>
</text:p>
      <!--NEWS-->
      <text:h text:style-name="P10" text:outline-level="1">
<text:span text:style-name="T4">
У Франківську провели трансплантацію нирки від посмертного донора</text:span>
</text:h>
      <text:p text:style-name="P4">
Authors: Ukrinform (Person)</text:p>
      <text:p text:style-name="P4">
Publisher: Укринформ (Organization)</text:p>
      <text:p text:style-name="P4">
Published Time: 2023-05-09T23:55:00+03:00</text:p>
      <text:p text:style-name="P4">
Modified Time: 2023-05-09T23:55:00+03:00</text:p>
      <text:p text:style-name="P4">
Description: В Івано-Франківській обласній клінічній лікарні провели трансплантацію нирки. — Укрінформ.</text:p>
      <text:p text:style-name="P4">
Images: ["<text:a xlink:type="simple" xlink:href="https://static.ukrinform.com/photos/2023_05/thumb_files/630_360_1683623062-972.jpg" text:style-name="Internet_20_link" text:visited-style-name="Visited_20_Internet_20_Link">
630_360_16836...</text:a>
", "<text:a xlink:type="simple" xlink:href="https://static.ukrinform.com/photos/2023_05/1683623063-632.jpg" text:style-name="Internet_20_link" text:visited-style-name="Visited_20_Internet_20_Link">
1683623063-63...</text:a>
", "<text:a xlink:type="simple" xlink:href="https://static.ukrinform.com/photos/2023_05/1683623063-366.jpg" text:style-name="Internet_20_link" text:visited-style-name="Visited_20_Internet_20_Link">
1683623063-36...</text:a>
", "<text:a xlink:type="simple" xlink:href="https://static.ukrinform.com/photos/2023_05/1683623063-938.jpg" text:style-name="Internet_20_link" text:visited-style-name="Visited_20_Internet_20_Link">
1683623063-93...</text:a>
"]</text:p>
      <text:p text:style-name="P4">
Tags: ['Івано-Франківськ', 'Операція', 'Трансплантація', 'Нирка']</text:p>
      <text:p text:style-name="P4">
Type: Article</text:p>
      <!--METADATA-->
      <text:p text:style-name="P4">
<draw:frame draw:style-name="fr1" draw:name="Image275" text:anchor-type="as-char" svg:width="6.9236in" svg:height="3.956343in" draw:z-index="0">
<draw:image xlink:href="../Images/yкринформ/2023-05-09T23-55-00-03-00/630_360_1683623062-972.jpg" xlink:type="simple" xlink:show="embed" xlink:actuate="onLoad" draw:mime-type="image/jpeg"/>
</draw:frame>
 В Івано-Франківській обласній клінічній лікарні провели трансплантацію нирки.</text:p>
      <text:p text:style-name="P4">
Про це у <text:a xlink:type="simple" xlink:href="https://www.facebook.com/okl.if.ua/posts/pfbid02g6gCNRDfAczECeSrKRHShVX8bvCzXX2ryT3FFR4X7umaiJSEQYxaha7TK6oQGZQyl" text:style-name="Internet_20_link" text:visited-style-name="Visited_20_Internet_20_Link">
</text:a>
повідомляє КНП ОКЛ Івано-Франківської обласної ради, передає Укрінформ.</text:p>
      <text:p text:style-name="P4">
«8 травня в обласній клінічній лікарні провели посмертний забір нирок тапечінки у пацієнта. Одну з нирок одразу <text:a xlink:type="simple" xlink:href="https://www.ukrinform.ua/tag-transplantacia" text:style-name="Internet_20_link" text:visited-style-name="Visited_20_Internet_20_Link">
 </text:a>
 51-річному коломиянину, який попередньо рік перебував надіалізі», - йдеться у повідомленні ОКЛ.</text:p>
      <text:p text:style-name="P4">
<draw:frame draw:style-name="fr1" draw:name="Image276" text:anchor-type="as-char" svg:width="6.9236in" svg:height="4.615733in" draw:z-index="0">
<draw:image xlink:href="../Images/yкринформ/2023-05-09T23-55-00-03-00/1683623063-632.jpg" xlink:type="simple" xlink:show="embed" xlink:actuate="onLoad" draw:mime-type="image/jpeg"/>
</draw:frame>
<draw:frame draw:style-name="fr1" draw:name="Image277" text:anchor-type="as-char" svg:width="6.9236in" svg:height="4.615733in" draw:z-index="0">
<draw:image xlink:href="../Images/yкринформ/2023-05-09T23-55-00-03-00/1683623063-366.jpg" xlink:type="simple" xlink:show="embed" xlink:actuate="onLoad" draw:mime-type="image/jpeg"/>
</draw:frame>
</text:p>
      <text:p text:style-name="P4">
Донором став 65-річний мешканець Івано-Франківська, у якого лікарі напередодніконстатували смерть мозку.</text:p>
      <text:p text:style-name="P4">
«У цього пацієнта був складний ішемічний інсульт і шансів на його поверненнядо життя практично не було», — розповідає трансплант-координаторка ЛіліяШевага.</text:p>
      <text:p text:style-name="P4">
<draw:frame draw:style-name="fr1" draw:name="Image278" text:anchor-type="as-char" svg:width="6.9236in" svg:height="4.615733in" draw:z-index="0">
<draw:image xlink:href="../Images/yкринформ/2023-05-09T23-55-00-03-00/1683623063-938.jpg" xlink:type="simple" xlink:show="embed" xlink:actuate="onLoad" draw:mime-type="image/jpeg"/>
</draw:frame>
</text:p>
      <text:p text:style-name="P4">
Зазначається, що згоду на посмертну трансплантацію підтвердили дружина та двідоньки донора. В Івано-Франківській ОКЛ пересадка нирки відбулась за планом.</text:p>
      <text:p text:style-name="P4">
<text:span text:style-name="T4">
Читайте також:</text:span>
 <text:a xlink:type="simple" xlink:href="https://www.ukrinform.ua/rubric-regions/3705070-u-lvovi-proveli-persu-uspisnu-transplantaciu-pidslunkovoi-zalozi-ta-nirki.html" text:style-name="Internet_20_link" text:visited-style-name="Visited_20_Internet_20_Link">
 <text:span text:style-name="T4">
нирки</text:span>
 </text:a>
</text:p>
      <text:p text:style-name="P4">
Решту органів відправили до львівських лікарень, аби ще двоє пацієнтівотримали шанс на повноцінне життя вже з трансплантованою печінкою та ниркою.</text:p>
      <text:p text:style-name="P4">
Як повідомляв Укрінформ, від початку року в Україні провели вже 124трансплантації органів.</text:p>
      <text:p text:style-name="P4">
<text:span text:style-name="T5">
Фото: КНП ОКЛ Івано-Франківської обласної ради</text:span>
</text:p>
      <text:p text:style-name="P4">
Source: <text:a xlink:type="simple" xlink:href="https://www.ukrinform.ua/rubric-regions/3706695-u-frankivsku-proveli-transplantaciu-nirki-vid-posmertnogo-donora.html" text:style-name="Internet_20_link" text:visited-style-name="Visited_20_Internet_20_Link">
https://www.ukrinform.ua/rubric-regions/3706695-u-frankivsku-proveli-transplantaciu-nirki-vid-posmertnogo-donora.html</text:a>
</text:p>
      <!--NEWS-->
      <text:h text:style-name="P10" text:outline-level="1">
<text:span text:style-name="T4">
Пентагон підтвердив, що система Patriot в Україні збила російський «Кинджал»</text:span>
</text:h>
      <text:p text:style-name="P4">
Authors: Ukrinform (Person)</text:p>
      <text:p text:style-name="P4">
Publisher: Укринформ (Organization)</text:p>
      <text:p text:style-name="P4">
Published Time: 2023-05-09T23:57:00+03:00</text:p>
      <text:p text:style-name="P4">
Modified Time: 2023-05-09T23:57:00+03:00</text:p>
      <text:p text:style-name="P4">
Description: Міністерство оборони США підтвердило, що українські військові за допомогою системи Patriot збили російську ракету «Кинджал», яку путін назвав недосяжною для засобів ППО. — Укрінформ.</text:p>
      <text:p text:style-name="P4">
Images: ["<text:a xlink:type="simple" xlink:href="https://static.ukrinform.com/photos/2017_03/thumb_files/630_360_1490957505-5736.jpg" text:style-name="Internet_20_link" text:visited-style-name="Visited_20_Internet_20_Link">
630_360_14909...</text:a>
"]</text:p>
      <text:p text:style-name="P4">
Tags: ['Пентагон', 'Ракета', 'США', 'Війна з росією', 'Patriot ', 'ППО']</text:p>
      <text:p text:style-name="P4">
Type: Article</text:p>
      <!--METADATA-->
      <text:p text:style-name="P4">
<draw:frame draw:style-name="fr1" draw:name="Image279" text:anchor-type="as-char" svg:width="6.9236in" svg:height="3.949857in" draw:z-index="0">
<draw:image xlink:href="../Images/yкринформ/2023-05-09T23-57-00-03-00/630_360_1490957505-5736.jpg" xlink:type="simple" xlink:show="embed" xlink:actuate="onLoad" draw:mime-type="image/jpeg"/>
</draw:frame>
Міністерство оборони США підтвердило, що українські військові за допомогоюсистеми Patriot збили російську ракету «Кинджал», яку путін назвав недосяжноюдля засобів ППО.</text:p>
      <text:p text:style-name="P4">
Про це заявив під час пресбрифінгу речник Пентагону генерал Патрік Райдер,передає власний кореспондент Укрінформу.</text:p>
      <text:p text:style-name="P4">
«Я можу підтвердити, що вони (українські військові – ред.) збили російськуракету, застосувавши систему протиракетної оборони Patriot», - сказавпредставник оборонного відомства США.</text:p>
      <text:p text:style-name="P4">
Він нагадав, що Сполучені Штати й країни-партнери передали Україні системиPatriot, а також цілий перелік інших установок, які зараз застосовуються ЗСУдля оборони.</text:p>
      <text:p text:style-name="P4">
Генерал також підкреслив, що міжнародне співтовариство продовжить нарощуватизасоби <text:a xlink:type="simple" xlink:href="https://www.ukrinform.ua/tag-ppo" text:style-name="Internet_20_link" text:visited-style-name="Visited_20_Internet_20_Link">
 </text:a>
 України, а також забезпечувати їхбоєприпасами, щоби посилити обороноздатність нашої держави.</text:p>
      <text:p text:style-name="P4">
<text:span text:style-name="T4">
Читайте також:</text:span>
 <text:a xlink:type="simple" xlink:href="https://www.ukrinform.ua/rubric-ato/3705549-rosijskij-kindzal-znisili-iz-sistemi-patriot-ignat.html" text:style-name="Internet_20_link" text:visited-style-name="Visited_20_Internet_20_Link">
 <text:span text:style-name="T4">
Patriot</text:span>
 </text:a>
</text:p>
      <text:p text:style-name="P4">
Як повідомляв Укрінформ, у вівторок <text:a xlink:type="simple" xlink:href="http://www.ukrinform.ua/rubric-ato/3706891-ssa-vidilaut-ukraini-novij-paket-vijskovoi-dopomogi-na-sumu-12-milarda-pentagon.html" text:style-name="Internet_20_link" text:visited-style-name="Visited_20_Internet_20_Link">
 </text:a>
 на суму $1,2 млрд. Він включає додатковісистеми ППО та боєприпаси; обладнання для інтеграції західних пусковихустановок, ракет і радарів із системами ППО України; боєприпаси для боротьби збезпілотниками; артилерійські снаряди калібру 155 мм; послуги комерційноїсупутникової зйомки; підтримку навчання, технічного обслуговування тапідтримку українських бійців.</text:p>
      <text:p text:style-name="P4">
Source: <text:a xlink:type="simple" xlink:href="https://www.ukrinform.ua/rubric-ato/3707061-pentagon-pidtverdiv-so-sistema-patriot-v-ukraini-zbila-rosijskij-kindzal.html" text:style-name="Internet_20_link" text:visited-style-name="Visited_20_Internet_20_Link">
https://www.ukrinform.ua/rubric-ato/3707061-pentagon-pidtverdiv-so-sistema-patriot-v-ukraini-zbila-rosijskij-kindzal.html</text:a>
</text:p>
      <!--NEWS-->
      <text:h text:style-name="P10" text:outline-level="1">
<text:span text:style-name="T4">
Після перемоги України потреба у фахівцях військової психології зросте вдвічі — Ганна Маляр</text:span>
</text:h>
      <text:p text:style-name="P4">
Author: ['АРМІЯINFORM']</text:p>
      <text:p text:style-name="P4">
Time: 2023-05-09T27:00:00-04:00</text:p>
      <text:p text:style-name="P4">
Description: Після нашої перемоги потреба в допомозі психологів зросте вдвічі, адже постане пит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5275097_188708664105382_8408719237544675300_n.jpg" text:style-name="Internet_20_link" text:visited-style-name="Visited_20_Internet_20_Link">
345275097_188708664105382_8408719237544675300_n.jpg</text:a>
', '<text:a xlink:type="simple" xlink:href="https://armyinform.com.ua/wp-content/uploads/2023/05/345291273_606145264780560_4187245030671415129_n-150x150.jpg" text:style-name="Internet_20_link" text:visited-style-name="Visited_20_Internet_20_Link">
345291273_606145264780560_4187245030671415129_n-150x150.jpg</text:a>
']</text:p>
      <text:p text:style-name="P4">
Tags: ['ВІКНУ', 'ГАННА МАЛЯР']</text:p>
      <text:p text:style-name="P4">
Category: News</text:p>
      <!--METADATA-->
      <text:p text:style-name="P4">
<draw:frame draw:style-name="fr1" draw:name="Image280" text:anchor-type="as-char" svg:width="6.9236in" svg:height="4.61393in" draw:z-index="0">
<draw:image xlink:href="../Images/AРМІЯINFORM/2023-05-09T27-00-00-04-00/345275097_188708664105382_8408719237544675300_n.jpg" xlink:type="simple" xlink:show="embed" xlink:actuate="onLoad" draw:mime-type="image/jpeg"/>
</draw:frame>
</text:p>
      <text:p text:style-name="P4">
Після нашої перемоги потреба в допомозі психологів зросте вдвічі, адже постанепитання адаптації військових після повернення з фронту, робота з сім’ямивійськових тощо.</text:p>
      <text:p text:style-name="P4">
Про це<text:a xlink:type="simple" xlink:href="https%3A%2F%2Fwww.facebook.com%2FVIKNUKIEV%2Fposts%2Fpfbid0w2w2FCgARgYSc4iVRRfvGeUdUBVoAsyBascDzANB33H7emKLLxL7rHjRNZJtnE27l&amp;show_text=true&amp;width=500" text:style-name="Internet_20_link" text:visited-style-name="Visited_20_Internet_20_Link">
зазначила</text:a>
заступниця Міністра оборони України Ганна Маляр під час лекції у Військовомуінституті Київського національного університету імені Тараса Шевченка.</text:p>
      <text:p text:style-name="P4">
Ганна Маляр зазначила, що під час російсько-української війни і психологічнихоперацій ворога важливу роль у війську відіграють психологи, підготовку якихпроводить тільки Військовий інститут.</text:p>
      <text:p text:style-name="P4">
<text:a xlink:type="simple" xlink:href="https://armyinform.com.ua/wp-content/uploads/2023/05/345291273_606145264780560_4187245030671415129_n.jpg" text:style-name="Internet_20_link" text:visited-style-name="Visited_20_Internet_20_Link">
<draw:frame draw:style-name="fr1" draw:name="Image281" text:anchor-type="as-char" svg:width="6.9236in" svg:height="6.9236in" draw:z-index="0">
<draw:image xlink:href="../Images/AРМІЯINFORM/2023-05-09T27-00-00-04-00/345291273_606145264780560_4187245030671415129_n-150x150.jpg" xlink:type="simple" xlink:show="embed" xlink:actuate="onLoad" draw:mime-type="image/jpeg"/>
</draw:frame>
</text:a>
</text:p>
      <text:p text:style-name="P4">
Під час лекції заступниця Міністра оборони України приділила особливу увагуінформаційно-психологічній боротьбі, як одному із ключових аспектів уросійсько-українській війні.</text:p>
      <text:p text:style-name="P4">
«російські ЗМІ, соціальні мережі та інтернет-ресурси активно використовувалисядля поширення дезінформації про події в Україні ще до початку війни в 2014році. російська пропаганда і дезінформація широко використовувалися якінструмент для збільшення напруги, невпевненості та дезорієнтації суспільства.Усі ці психологічні злочини спричинили тяжкі наслідки для України та їїнароду», — зазначила вона.</text:p>
      <text:p text:style-name="P4">
Source: <text:a xlink:type="simple" xlink:href="https://armyinform.com.ua/2023/05/09/pislya-peremogy-ukrayiny-potreba-u-fahivczyah-vijskovoyi-psyhologiyi-zroste-vdvichi-ganna-malyar/" text:style-name="Internet_20_link" text:visited-style-name="Visited_20_Internet_20_Link">
https://armyinform.com.ua/2023/05/09/pislya-peremogy-ukrayiny-potreba-u-fahivczyah-vijskovoyi-psyhologiyi-zroste-vdvichi-ganna-malyar/</text:a>
</text:p>
      <!--NEWS-->
      <text:h text:style-name="P10" text:outline-level="1">
<text:span text:style-name="T4">
Як підтримати близьких, які повернулися з полону: поради психолога</text:span>
</text:h>
      <text:p text:style-name="P4">
Author: ['АРМІЯINFORM']</text:p>
      <text:p text:style-name="P4">
Time: 2023-05-09T28:00:00-04:00</text:p>
      <text:p text:style-name="P4">
Description: Через перебування у полоні емоційний стан і поведінка людини можуть змінитися. Тож...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holovne-1024x576-1.webp" text:style-name="Internet_20_link" text:visited-style-name="Visited_20_Internet_20_Link">
holovne-1024x576-1.webp</text:a>
']</text:p>
      <text:p text:style-name="P4">
Tags: ['ПОВЕРНЕННЯ З ПОЛОНУ', 'ПОРАДИ ПСИХОЛОГА', 'ПСИХОЛОГИ']</text:p>
      <text:p text:style-name="P4">
Category: News</text:p>
      <!--METADATA-->
      <text:p text:style-name="P4">
<draw:frame draw:style-name="fr1" draw:name="Image282" text:anchor-type="as-char" svg:width="6.9236in" svg:height="3.894525in" draw:z-index="0">
<draw:image xlink:href="../ConvertedIMGs/AРМІЯINFORM/2023-05-09T28-00-00-04-00/holovne-1024x576-1.png" xlink:type="simple" xlink:show="embed" xlink:actuate="onLoad" draw:mime-type="image/png"/>
</draw:frame>
</text:p>
      <text:p text:style-name="P4">
Через перебування у полоні емоційний стан і поведінка людини можуть змінитися.Тож звільнені з полону потребують особливої підтримки рідних, близьких ідрузів, щоб повернутися до звичного життя.</text:p>
      <text:p text:style-name="P4">
Про це <text:a xlink:type="simple" xlink:href="https://t.me/minre_ua/3283" text:style-name="Internet_20_link" text:visited-style-name="Visited_20_Internet_20_Link">
повідомляє</text:a>
 Мінреінтеграції.</text:p>
      <text:p text:style-name="P4">
Зокрема, у них може з’явитися відчуженість, тривожність, безсоння,спостерігатися погіршення стану здоров’я тощо.</text:p>
      <text:p text:style-name="P4">
У таких випадках психологічний хаб Національного інформаційного бюро (НІБ) приМінреінтеграції рекомендує:</text:p>
      <text:p text:style-name="P4">
• За можливості рідним необхідно дозувати інформацію (особливо негативногохарактеру).</text:p>
      <text:p text:style-name="P4">
• Приділяти звільненому з полону увагу, але не розпитувати про те, чого він нехоче розповідати.</text:p>
      <text:p text:style-name="P4">
• Переконати того, хто був у полоні, пройти лікування, реабілітацію, а такожвідвідувати психолога.</text:p>
      <text:p text:style-name="P4">
• Після цього підтримувати звільненого з полону під час працевлаштування чигромадської діяльності тощо.</text:p>
      <text:p text:style-name="P4">
Нагадаємо, щоб звернутися за психологічною підтримкою до хабу, достатньозателефонувати на гарячу лінію НІБ за коротким номером: 16-48 і залишитизаявку.</text:p>
      <text:p text:style-name="P4">
Source: <text:a xlink:type="simple" xlink:href="https://armyinform.com.ua/2023/05/09/yak-pidtrymaty-blyzkyh-yaki-povernulysya-z-polonu-porady-psyhologa/" text:style-name="Internet_20_link" text:visited-style-name="Visited_20_Internet_20_Link">
https://armyinform.com.ua/2023/05/09/yak-pidtrymaty-blyzkyh-yaki-povernulysya-z-polonu-porady-psyhologa/</text:a>
</text:p>
      <!--NEWS-->
      <text:h text:style-name="P10" text:outline-level="1">
<text:span text:style-name="T4">
Україна отримала майже €190 мільйонів від Світового банку</text:span>
</text:h>
      <text:p text:style-name="P4">
Author: ['АРМІЯINFORM']</text:p>
      <text:p text:style-name="P4">
Time: 2023-05-09T29:00:00-04:00</text:p>
      <text:p text:style-name="P4">
Description: До загального фонду державного бюджету України надійшло 189,32 мільйона євро фінансув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630_360_1545153813-165.jpg" text:style-name="Internet_20_link" text:visited-style-name="Visited_20_Internet_20_Link">
630_360_1545153813-165.jpg</text:a>
']</text:p>
      <text:p text:style-name="P4">
Tags: ['БЮДЖЕТ', 'ПІДТРИМКА УКРАЇНИ', 'ФІНАНСУВАННЯ']</text:p>
      <text:p text:style-name="P4">
Category: News</text:p>
      <!--METADATA-->
      <text:p text:style-name="P4">
<draw:frame draw:style-name="fr1" draw:name="Image283" text:anchor-type="as-char" svg:width="6.9236in" svg:height="3.956343in" draw:z-index="0">
<draw:image xlink:href="../Images/AРМІЯINFORM/2023-05-09T29-00-00-04-00/630_360_1545153813-165.jpg" xlink:type="simple" xlink:show="embed" xlink:actuate="onLoad" draw:mime-type="image/jpeg"/>
</draw:frame>
</text:p>
      <text:p text:style-name="P4">
До загального фонду державного бюджету України надійшло 189,32 мільйона єврофінансування від Світового банку.</text:p>
      <text:p text:style-name="P4">
Кошти надано на пільгових умовах від Міжнародної асоціації розвитку,<text:a xlink:type="simple" xlink:href="https://www.mof.gov.ua/uk/news/ukraine_received_eur_18932_million_from_the_world_bank-3992" text:style-name="Internet_20_link" text:visited-style-name="Visited_20_Internet_20_Link">
повідомляє</text:a>
Міністерство фінансів України.</text:p>
      <text:p text:style-name="P4">
Гроші будуть спрямовані на часткове відшкодування видатків бюджету із оплатипраці працівників держорганів та педпрацівникам за лютий 2023 року.</text:p>
      <text:p text:style-name="P4">
«Залучені кошти нададуть змогу відшкодувати першочергові соціальні видаткидержбюджету, зокрема, фінансування оплати праці працівників бюджетної сфери, атакож надалі забезпечувати стале державне управління в Україні», — сказавміністр фінансів Сергій Марченко.</text:p>
      <text:p text:style-name="P4">
Source: <text:a xlink:type="simple" xlink:href="https://armyinform.com.ua/2023/05/09/ukrayina-otrymala-majzhe-e190-miljoniv-vid-svitovogo-banku/" text:style-name="Internet_20_link" text:visited-style-name="Visited_20_Internet_20_Link">
https://armyinform.com.ua/2023/05/09/ukrayina-otrymala-majzhe-e190-miljoniv-vid-svitovogo-banku/</text:a>
</text:p>
      <!--NEWS-->
      <text:h text:style-name="P10" text:outline-level="1">
<text:span text:style-name="T4">
Як створити надійний пароль до облікових записів — поради Держспецзв’язку</text:span>
</text:h>
      <text:p text:style-name="P4">
Author: ['АРМІЯINFORM']</text:p>
      <text:p text:style-name="P4">
Time: 2023-05-09T30:00:00-04:00</text:p>
      <text:p text:style-name="P4">
Description: Державна служба спеціального зв’язку та захисту інформації нагоди Всесвітнього дня парол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screenshot_18-3.jpg" text:style-name="Internet_20_link" text:visited-style-name="Visited_20_Internet_20_Link">
screenshot_18-3.jpg</text:a>
']</text:p>
      <text:p text:style-name="P4">
Tags: ['ВІЙНА', 'ДЕРЖСПЕЦЗВ’ЯЗКУ']</text:p>
      <text:p text:style-name="P4">
Category: News</text:p>
      <!--METADATA-->
      <text:p text:style-name="P4">
<draw:frame draw:style-name="fr1" draw:name="Image284" text:anchor-type="as-char" svg:width="6.9236in" svg:height="4.318596in" draw:z-index="0">
<draw:image xlink:href="../Images/AРМІЯINFORM/2023-05-09T30-00-00-04-00/screenshot_18-3.jpg" xlink:type="simple" xlink:show="embed" xlink:actuate="onLoad" draw:mime-type="image/jpeg"/>
</draw:frame>
</text:p>
      <text:p text:style-name="P4">
Державна служба спеціального зв’язку та захисту інформації нагоди Всесвітньогодня пароля пояснила, як створити надійний пароль до електронних поштовихскриньок, сторінок у соцмережах та будь-яких інших акаунтів.</text:p>
      <text:p text:style-name="P4">
Про це Держспецзв’язку <text:a xlink:type="simple" xlink:href="http://t.me/dsszzi_official/5790" text:style-name="Internet_20_link" text:visited-style-name="Visited_20_Internet_20_Link">
повідомила</text:a>
 уТелеграмі.</text:p>
      <text:p text:style-name="P4">
Зазначається, що використання «сильних» паролів до банківських застосунків,електронних поштових скриньок, сторінок у соцмережах чи будь-яких іншихакаунтів — одне з основних правил кібергігієни, дотримання якого допомагаєзахистити дані від викрадення.</text:p>
      <text:p text:style-name="P4">
У Держспецзв’язку нагадали, що надійний пароль має містити понад вісімсимволів: великі та малі літери, цифри, спеціальні символи.</text:p>
      <text:p text:style-name="P4">
Ефективним є використання пасфрази. Це набір слів, зашифрованих користувачем.Наприклад, рядок із вірша, пісні, в якому видалені пробіли, деякі літеризамінені цифрами, спецсимволами, певні букви переведені у верхній регістр.</text:p>
      <text:p text:style-name="P4">
Сильний пароль можна також створити за допомогою спеціальних сервісівгенерування паролів.</text:p>
      <text:p text:style-name="P4">
Для кожного облікового запису важливо мати окремий, неповторний пароль.</text:p>
      <text:p text:style-name="P4">
Якщо важко запам’ятати велику кількість складних паролів, можна використатименеджери паролів — це програми, які служать своєрідним «сейфом», даютьможливість тримати паролі у безпеці завдяки шифруванню. Використовуватименеджери паролів можна і на комп’ютерах, і на смартфонах. При виборі кращенадавати перевагу програмам відомих розробників, перед встановленнямперевіряти репутацію продукту, вивчати відгуки щодо безпеки.</text:p>
      <text:p text:style-name="P4">
Водночас у Держспецзв’язку застерегли від використання у паролях простих слів,поширених поєднань літер і слів, символів, що повторюються або йдуть один заодним.</text:p>
      <text:p text:style-name="P4">
«Такі комбінації як 123456, qwerty, password та подібні — категоричнозаборонені, хакери зламують такі паролі менше ніж за секунду», — зауважили услужбі.</text:p>
      <text:p text:style-name="P4">
Не варто використовувати як пароль власне ім’я, прізвище, дату народження чиінші персональні дані. Те саме стосується імен, прізвищ та будь-якої особистоїінформації родичів.</text:p>
      <text:p text:style-name="P4">
Source: <text:a xlink:type="simple" xlink:href="https://armyinform.com.ua/2023/05/09/yak-stvoryty-nadijnyj-parol-do-oblikovyh-zapysiv-porady-derzhspeczzvyazku/" text:style-name="Internet_20_link" text:visited-style-name="Visited_20_Internet_20_Link">
https://armyinform.com.ua/2023/05/09/yak-stvoryty-nadijnyj-parol-do-oblikovyh-zapysiv-porady-derzhspeczzvyazku/</text:a>
</text:p>
      <!--NEWS-->
      <text:h text:style-name="P10" text:outline-level="1">
<text:span text:style-name="T4">
росія вчергове заблокувала роботу «зернового коридору»</text:span>
</text:h>
      <text:p text:style-name="P4">
Author: ['АРМІЯINFORM']</text:p>
      <text:p text:style-name="P4">
Time: 2023-05-09T31:00:00-04:00</text:p>
      <text:p text:style-name="P4">
Description: російська федерація відмовилась реєструвати та проводити інспекції суден, що прямую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2825730.jpg" text:style-name="Internet_20_link" text:visited-style-name="Visited_20_Internet_20_Link">
2825730.jpg</text:a>
']</text:p>
      <text:p text:style-name="P4">
Tags: ['ЧОРНОМОРСЬКА ЗЕРНОВА ІНІЦІАТИВА']</text:p>
      <text:p text:style-name="P4">
Category: News</text:p>
      <!--METADATA-->
      <text:p text:style-name="P4">
<draw:frame draw:style-name="fr1" draw:name="Image285" text:anchor-type="as-char" svg:width="6.9236in" svg:height="4.369813in" draw:z-index="0">
<draw:image xlink:href="../Images/AРМІЯINFORM/2023-05-09T31-00-00-04-00/2825730.jpg" xlink:type="simple" xlink:show="embed" xlink:actuate="onLoad" draw:mime-type="image/jpeg"/>
</draw:frame>
</text:p>
      <text:p text:style-name="P4">
російська федерація відмовилась реєструвати та проводити інспекції суден, щопрямують «зерновим коридором» на вхід до морських портів України.</text:p>
      <text:p text:style-name="P4">
Про це<text:a xlink:type="simple" xlink:href="https://www.facebook.com/Ministry.for.restoration/posts/pfbid0VnRXxxQDK1mGCx17DENZxvV6JWaUb5SdYsnqaahRNEFe2Gur3kAmNHWZksNrT5j1l" text:style-name="Internet_20_link" text:visited-style-name="Visited_20_Internet_20_Link">
повідомляє</text:a>
пресслужба Міністерства розвитку громад, територій та інфраструктури України уФейсбуці.</text:p>
      <text:p text:style-name="P4">
«російська федерація в черговий раз фактично зупинила «зернову ініціативу»,відмовившись реєструвати судна на вхід та проводити їх інспекції. Такий підхідповністю суперечить умовам чинної угоди», — йдеться у повідомленні.</text:p>
      <text:p text:style-name="P4">
У міністерстві наголошують, що деструктивна політика росії унеможливлюєскладання інспекційного плану відповідно до процедур спільного координаційногоцентру, які передбачають щоденне погодження всіма сторонами плану інспекцій якна вихід, так і на вхід.</text:p>
      <text:p text:style-name="P4">
Станом на 8 травня 2023 року на інспекцію в територіальних водах Туреччиниочікують 90 суден, з яких 62 — це судна, які йдуть під завантаження. Інспекціїяк вхідного, так і вихідного флота призупинені.</text:p>
      <text:p text:style-name="P4">
«Україна категорично не приймає намагання росії зупинити реєстрацію таінспектування вхідного флоту, які мають відбуватися з огляду на працюючуініціативу. Очікуємо на позицію партнерів, ООН та Туреччини», — підкреслюють уміністерстві.</text:p>
      <text:p text:style-name="P4">
Source: <text:a xlink:type="simple" xlink:href="https://armyinform.com.ua/2023/05/09/rosiya-vchergove-zablokuvala-robotu-zernovogo-korydoru/" text:style-name="Internet_20_link" text:visited-style-name="Visited_20_Internet_20_Link">
https://armyinform.com.ua/2023/05/09/rosiya-vchergove-zablokuvala-robotu-zernovogo-korydoru/</text:a>
</text:p>
      <!--NEWS-->
      <text:h text:style-name="P10" text:outline-level="1">
<text:span text:style-name="T4">
Представники України і росії розпочали моніторингові візити до місць утримання цивільних</text:span>
</text:h>
      <text:p text:style-name="P4">
Author: ['АРМІЯINFORM']</text:p>
      <text:p text:style-name="P4">
Time: 2023-05-09T32:00:00-04:00</text:p>
      <text:p text:style-name="P4">
Description: Офіс Уповноваженого ВР України з прав людини та представники державної думи рф...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296180753_1986220775099941_2136709016554393374_n.jpg" text:style-name="Internet_20_link" text:visited-style-name="Visited_20_Internet_20_Link">
296180753_1986220775099941_2136709016554393374_n.jpg</text:a>
']</text:p>
      <text:p text:style-name="P4">
Tags: ['ДМИТРО ЛУБІНЕЦЬ']</text:p>
      <text:p text:style-name="P4">
Category: News</text:p>
      <!--METADATA-->
      <text:p text:style-name="P4">
<draw:frame draw:style-name="fr1" draw:name="Image286" text:anchor-type="as-char" svg:width="6.9236in" svg:height="4.615733in" draw:z-index="0">
<draw:image xlink:href="../Images/AРМІЯINFORM/2023-05-09T32-00-00-04-00/296180753_1986220775099941_2136709016554393374_n.jpg" xlink:type="simple" xlink:show="embed" xlink:actuate="onLoad" draw:mime-type="image/jpeg"/>
</draw:frame>
</text:p>
      <text:p text:style-name="P4">
Офіс Уповноваженого ВР України з прав людини та представники державної думи рфрозпочали моніторингові візити в місця утримання цивільних осіб.</text:p>
      <text:p text:style-name="P4">
Про це <text:a xlink:type="simple" xlink:href="https://t.me/dmytro_lubinetzs/2374" text:style-name="Internet_20_link" text:visited-style-name="Visited_20_Internet_20_Link">
заявив</text:a>
 уповноважений ВерховноїРади України з прав людини Дмитро Лубінець у своєму Телеграмі.</text:p>
      <text:p text:style-name="P4">
«Офіс Уповноваженого ВР України з прав людини та представники Державної думирф розпочали спільну діяльність щодо моніторингових візитів місць утриманняцивільних осіб з обох сторін та передачі їм наборів речей первинноїнеобхідності», — зазначив він.</text:p>
      <text:p text:style-name="P4">
За його словами, 23 квітня цього року росіяни відвідали наших громадян умісцях позбавлення волі у Луганській області, усього 17 осіб.</text:p>
      <text:p text:style-name="P4">
«Представники Офісу Уповноваженого ВР України з прав людини здійснили візит 3травня цього року разом із ГО Надія та передали попередньо погоджений складречей первинної необхідності 17-ом обвинуваченим, що утримуються на територіїУкраїни», — розказав він.</text:p>
      <text:p text:style-name="P4">
Source: <text:a xlink:type="simple" xlink:href="https://armyinform.com.ua/2023/05/09/predstavnyky-ukrayiny-i-rosiyi-rozpochaly-monitoryngovi-vizyty-do-miscz-utrymannya-czyvilnyh/" text:style-name="Internet_20_link" text:visited-style-name="Visited_20_Internet_20_Link">
https://armyinform.com.ua/2023/05/09/predstavnyky-ukrayiny-i-rosiyi-rozpochaly-monitoryngovi-vizyty-do-miscz-utrymannya-czyvilnyh/</text:a>
</text:p>
      <!--NEWS-->
      <text:h text:style-name="P10" text:outline-level="1">
<text:span text:style-name="T4">
Загарбники рф під час розмови розмірковують над неминучістю програшу у війні — перехоплення ГУР</text:span>
</text:h>
      <text:p text:style-name="P4">
Author: ['АРМІЯINFORM']</text:p>
      <text:p text:style-name="P4">
Time: 2023-05-09T33:00:00-04:00</text:p>
      <text:p text:style-name="P4">
Description: Два військовослужбовці рф обговорюють мізерні бойові виплати і розмірковують над...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157513-1_large.jpg" text:style-name="Internet_20_link" text:visited-style-name="Visited_20_Internet_20_Link">
157513-1_large.jpg</text:a>
']</text:p>
      <text:p text:style-name="P4">
Tags: ['ГУР ПЕРЕХОПЛЕННЯ', 'РОЗВІДКА']</text:p>
      <text:p text:style-name="P4">
Category: News</text:p>
      <!--METADATA-->
      <text:p text:style-name="P4">
<draw:frame draw:style-name="fr1" draw:name="Image287" text:anchor-type="as-char" svg:width="6.9236in" svg:height="3.893007in" draw:z-index="0">
<draw:image xlink:href="../Images/AРМІЯINFORM/2023-05-09T33-00-00-04-00/157513-1_large.jpg" xlink:type="simple" xlink:show="embed" xlink:actuate="onLoad" draw:mime-type="image/jpeg"/>
</draw:frame>
</text:p>
      <text:p text:style-name="P4">
Два військовослужбовці рф обговорюють мізерні бойові виплати і розмірковуютьнад неминучістю програшу у цій війні.</text:p>
      <text:p text:style-name="P4">
Як <text:a xlink:type="simple" xlink:href="https://gur.gov.ua/content/ponymaesh-tut-mozhet-byt-takaia-fyhnia-chto-nas-prosto-tut-obankrotiat-nastolko-chto-uzhe-hosudarstvo-nycheho-platyt-ne-smozhet.html" text:style-name="Internet_20_link" text:visited-style-name="Visited_20_Internet_20_Link">
повідомляє</text:a>
 Головне управління розвідки МОУ, про це йдеться учерговому перехопленні.</text:p>
      <text:p text:style-name="P4">
«Розумієш, тут може бути таке, що нас просто тут обанкротять настільки, що вжедержава нічого платити не зможе», — йдеться у розмові.</text:p>
      <text:p text:style-name="P4">
Source: <text:a xlink:type="simple" xlink:href="https://armyinform.com.ua/2023/05/09/zagarbnyky-rf-pid-chas-rozmovy-rozmirkovuyut-nad-nemynuchistyu-prograshu-u-vijni-perehoplennya-gur/" text:style-name="Internet_20_link" text:visited-style-name="Visited_20_Internet_20_Link">
https://armyinform.com.ua/2023/05/09/zagarbnyky-rf-pid-chas-rozmovy-rozmirkovuyut-nad-nemynuchistyu-prograshu-u-vijni-perehoplennya-gur/</text:a>
</text:p>
      <!--NEWS-->
      <text:h text:style-name="P10" text:outline-level="1">
<text:span text:style-name="T4">
Минулої доби противник завдав 30 ракетних, 61 авіаційного удару та здійснив 89 обстрілів з РСЗВ</text:span>
</text:h>
      <text:p text:style-name="P4">
Author: ['АРМІЯINFORM']</text:p>
      <text:p text:style-name="P4">
Time: 2023-05-09T34:00:00-04:00</text:p>
      <text:p text:style-name="P4">
Description: Про це йдеться в оперативній інформації Генерального штабу ЗСУ.    «Протягом минул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2022-10-06-vorog-znov-obstrilyav-raketamy.jpg" text:style-name="Internet_20_link" text:visited-style-name="Visited_20_Internet_20_Link">
2022-10-06-vorog-znov-obstrilyav-raketamy.jpg</text:a>
']</text:p>
      <text:p text:style-name="P4">
Tags: ['STOPRUSSIA', 'АГРЕСІЯ РФ', 'ВТОРГНЕННЯ РФ', 'ВТРАТИ ВОРОГА', 'ГШ ЗСУ']</text:p>
      <text:p text:style-name="P4">
Category: News</text:p>
      <!--METADATA-->
      <text:p text:style-name="P4">
<draw:frame draw:style-name="fr1" draw:name="Image288" text:anchor-type="as-char" svg:width="6.9236in" svg:height="3.893007in" draw:z-index="0">
<draw:image xlink:href="../Images/AРМІЯINFORM/2023-05-09T34-00-00-04-00/2022-10-06-vorog-znov-obstrilyav-raketamy.jpg" xlink:type="simple" xlink:show="embed" xlink:actuate="onLoad" draw:mime-type="image/jpeg"/>
</draw:frame>
 Ілюстративне фото</text:p>
      <text:p text:style-name="P4">
<text:span text:style-name="T4">
<text:span text:style-name="T5">
*🔥 Ситуація щодо російського вторгнення</text:span>
</text:span>
*</text:p>
      <text:p text:style-name="P4">
Про це <text:a xlink:type="simple" xlink:href="https://www.facebook.com/GeneralStaff.ua/posts/pfbid02zNT977Ae4gAnMsForcf5pRkxXp1imddAzWxxxZZMuyJsqVAya6bnQy2Tr22VBhKml" text:style-name="Internet_20_link" text:visited-style-name="Visited_20_Internet_20_Link">
йдеться</text:a>
воперативній інформації Генерального штабу ЗСУ.</text:p>
      <text:p text:style-name="P4">
«Протягом минулої доби противник завдав 30 ракетних, 61 авіаційного удару таздійснив 89 обстрілів з реактивних систем залпового вогню по позиціях нашихвійськ та населених пунктах. Зруйновано та пошкоджено приватні житлові будинкита інша цивільна інфраструктура, є постраждалі», — йдеться у повідомленні.</text:p>
      <text:p text:style-name="P4">
У Генштабі ЗСУ додали, що ймовірність завдання ракетних та авіаційних ударівпо всій території України залишається високою.</text:p>
      <text:p text:style-name="P4">
Source: <text:a xlink:type="simple" xlink:href="https://armyinform.com.ua/2023/05/09/mynuloyi-doby-protyvnyk-zavdav-30-raketnyh-61-aviaczijnogo-udaru-ta-zdijsnyv-89-obstriliv-z-rszv/" text:style-name="Internet_20_link" text:visited-style-name="Visited_20_Internet_20_Link">
https://armyinform.com.ua/2023/05/09/mynuloyi-doby-protyvnyk-zavdav-30-raketnyh-61-aviaczijnogo-udaru-ta-zdijsnyv-89-obstriliv-z-rszv/</text:a>
</text:p>
      <!--NEWS-->
      <text:h text:style-name="P10" text:outline-level="1">
<text:span text:style-name="T4">
Українські захисники відбили 42 ворожі атаки на чотирьох напрямках</text:span>
</text:h>
      <text:p text:style-name="P4">
Author: ['АРМІЯINFORM']</text:p>
      <text:p text:style-name="P4">
Time: 2023-05-09T35:00:00-04:00</text:p>
      <text:p text:style-name="P4">
Description: Про це йдеться в оперативній інформації Генерального штабу ЗСУ.    «Противни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1000_545_1681538376-5149.webp" text:style-name="Internet_20_link" text:visited-style-name="Visited_20_Internet_20_Link">
1000_545_1681538376-5149.webp</text:a>
']</text:p>
      <text:p text:style-name="P4">
Tags: ['STOPRUSSIA', 'АГРЕСІЯ РФ', 'ВТОРГНЕННЯ РФ']</text:p>
      <text:p text:style-name="P4">
Category: News</text:p>
      <!--METADATA-->
      <text:p text:style-name="P4">
<draw:frame draw:style-name="fr1" draw:name="Image289" text:anchor-type="as-char" svg:width="6.9236in" svg:height="3.773362in" draw:z-index="0">
<draw:image xlink:href="../ConvertedIMGs/AРМІЯINFORM/2023-05-09T35-00-00-04-00/1000_545_1681538376-5149.png" xlink:type="simple" xlink:show="embed" xlink:actuate="onLoad" draw:mime-type="image/png"/>
</draw:frame>
 Ілюстративне фото</text:p>
      <text:p text:style-name="P4">
<text:span text:style-name="T4">
<text:span text:style-name="T5">
*🔥 Ситуація щодо російського вторгнення</text:span>
</text:span>
*</text:p>
      <text:p text:style-name="P4">
Про це <text:a xlink:type="simple" xlink:href="https://www.facebook.com/GeneralStaff.ua/posts/pfbid02zNT977Ae4gAnMsForcf5pRkxXp1imddAzWxxxZZMuyJsqVAya6bnQy2Tr22VBhKml" text:style-name="Internet_20_link" text:visited-style-name="Visited_20_Internet_20_Link">
йдеться</text:a>
воперативній інформації Генерального штабу ЗСУ.</text:p>
      <text:p text:style-name="P4">
«Противник продовжує зосереджувати основні зусилля на Лиманському,Бахмутському, Авдіївському та Мар’їнському напрямках. Ведуться важкі бої заміста Бахмут та Мар’їнка. Загалом, протягом минулої доби було відбито 42 атакипротивника на зазначених ділянках фронту», — йдеться у повідомленні.</text:p>
      <text:p text:style-name="P4">
Source: <text:a xlink:type="simple" xlink:href="https://armyinform.com.ua/2023/05/09/ukrayinski-zahysnyky-vidbyly-42-vorozhyh-ataky-na-chotyroh-napryamkah/" text:style-name="Internet_20_link" text:visited-style-name="Visited_20_Internet_20_Link">
https://armyinform.com.ua/2023/05/09/ukrayinski-zahysnyky-vidbyly-42-vorozhyh-ataky-na-chotyroh-napryamkah/</text:a>
</text:p>
      <!--NEWS-->
      <text:h text:style-name="P10" text:outline-level="1">
<text:span text:style-name="T4">
рашисти вивозять награбоване майно з прифронтових територій у Запорізькій області — Генштаб</text:span>
</text:h>
      <text:p text:style-name="P4">
Author: ['АРМІЯINFORM']</text:p>
      <text:p text:style-name="P4">
Time: 2023-05-09T36:00:00-04:00</text:p>
      <text:p text:style-name="P4">
Description: Російські окупанти не припиняють грабувати громадян України, підприємства та держав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rosiyany-marodery.jpg" text:style-name="Internet_20_link" text:visited-style-name="Visited_20_Internet_20_Link">
rosiyany-marodery.jpg</text:a>
']</text:p>
      <text:p text:style-name="P4">
Tags: ['STOPRUSSIA', 'АГРЕСІЯ РФ', 'ВІЙНА', 'ВТОРГНЕННЯ РФ', 'ГШ ЗСУ']</text:p>
      <text:p text:style-name="P4">
Category: News</text:p>
      <!--METADATA-->
      <text:p text:style-name="P4">
<draw:frame draw:style-name="fr1" draw:name="Image290" text:anchor-type="as-char" svg:width="6.9236in" svg:height="4.615733in" draw:z-index="0">
<draw:image xlink:href="../Images/AРМІЯINFORM/2023-05-09T36-00-00-04-00/rosiyany-marodery.jpg" xlink:type="simple" xlink:show="embed" xlink:actuate="onLoad" draw:mime-type="image/jpeg"/>
</draw:frame>
 Ілюстративне фото</text:p>
      <text:p text:style-name="P4">
<text:span text:style-name="T4">
<text:span text:style-name="T5">
*🔥 Ситуація щодо російського вторгнення</text:span>
</text:span>
*</text:p>
      <text:p text:style-name="P4">
Російські окупанти не припиняють грабувати громадян України, підприємства тадержавні установи на тимчасово захоплених територіях Запорізької області.</text:p>
      <text:p text:style-name="P4">
Про це <text:a xlink:type="simple" xlink:href="https://www.facebook.com/GeneralStaff.ua/posts/pfbid02zNT977Ae4gAnMsForcf5pRkxXp1imddAzWxxxZZMuyJsqVAya6bnQy2Tr22VBhKml" text:style-name="Internet_20_link" text:visited-style-name="Visited_20_Internet_20_Link">
йдеться</text:a>
воперативній інформації Генерального штабу ЗСУ.</text:p>
      <text:p text:style-name="P4">
«Для вивезення награбованого майна з населених пунктів, що неподалік лініїбойового зіткнення, загарбники залучають водіїв та власників вантажівок зчисла місцевих колаборантів. Везуть його у напрямку АР Крим», — йдеться уповідомленні.</text:p>
      <text:p text:style-name="P4">
Source: <text:a xlink:type="simple" xlink:href="https://armyinform.com.ua/2023/05/09/rashysty-vyvozyat-nagrabovane-majno-z-pryfrontovyh-terytorij-u-zaporizkij-oblasti-genshtab/" text:style-name="Internet_20_link" text:visited-style-name="Visited_20_Internet_20_Link">
https://armyinform.com.ua/2023/05/09/rashysty-vyvozyat-nagrabovane-majno-z-pryfrontovyh-terytorij-u-zaporizkij-oblasti-genshtab/</text:a>
</text:p>
      <!--NEWS-->
      <text:h text:style-name="P10" text:outline-level="1">
<text:span text:style-name="T4">
Сили оборони знищили 23 із 25 ракет, випущених по Україні у ніч на 9 травня — Валерій Залужний</text:span>
</text:h>
      <text:p text:style-name="P4">
Author: ['АРМІЯINFORM']</text:p>
      <text:p text:style-name="P4">
Time: 2023-05-09T37:00:00-04:00</text:p>
      <text:p text:style-name="P4">
Description: У ніч на 9 травня окупанти здійснили пуски 25 крилатих ракет «Калібр» та Х-101/Х-555....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35_main-v1670826199.jpg" text:style-name="Internet_20_link" text:visited-style-name="Visited_20_Internet_20_Link">
35_main-v1670826199.jpg</text:a>
']</text:p>
      <text:p text:style-name="P4">
Tags: ['ВАЛЕРІЙ ЗАЛУЖНИЙ', 'ГОЛОВНОКОМАНДУВАЧ ЗБРОЙНИХ СИЛ УКРАЇНИ', 'РАКЕТНА АТАКА', 'РАКЕТНИЙ ОБСТРІЛ']</text:p>
      <text:p text:style-name="P4">
Category: News</text:p>
      <!--METADATA-->
      <text:p text:style-name="P4">
<draw:frame draw:style-name="fr1" draw:name="Image291" text:anchor-type="as-char" svg:width="6.9236in" svg:height="4.61903in" draw:z-index="0">
<draw:image xlink:href="../Images/AРМІЯINFORM/2023-05-09T37-00-00-04-00/35_main-v1670826199.jpg" xlink:type="simple" xlink:show="embed" xlink:actuate="onLoad" draw:mime-type="image/jpeg"/>
</draw:frame>
</text:p>
      <text:p text:style-name="P4">
У ніч на 9 травня окупанти здійснили пуски 25 крилатих ракет «Калібр» таХ-101/Х-555. 23 із них знищено протиповітряною обороною Повітряних СилЗбройних Сил України у взаємодії із складовими Сил оборони України.</text:p>
      <text:p text:style-name="P4">
Про це <text:a xlink:type="simple" xlink:href="https://t.me/CinCAFU/495" text:style-name="Internet_20_link" text:visited-style-name="Visited_20_Internet_20_Link">
повідомив</text:a>
 Головнокомандувач ЗСУ генералВалерій Залужний.</text:p>
      <text:p text:style-name="P4">
Зазначається, що противник завдав удару по території України крилатимиракетами морського та повітряного базування.</text:p>
      <text:p text:style-name="P4">
«Близько 22:00 години 8-го травня ворог випустив вісім крилатих ракет „Калібр“із носіїв у Чорному морі, які спрямував на східні регіони країни. Усі вісім —знищено силами та засобами протиповітряної оборони повітряного командування„Схід“.</text:p>
      <text:p text:style-name="P4">
Уже ближче до 04:00 ранку 9-го травня окупанти здійснили пуски 17 крилатихракет повітряного базування Х-101/Х-555 з літаків стратегічної авіації —чотирьох Ту-95мс (район Каспію). Силами та засобами протиповітряної оборониповітряного командування „Центр“ знищено 14 крилатих ракет, ще одну — у зонівідповідальності повітряного командування „Південь“. Усього знищено 15крилатих ракет Х-101/Х-555», — написав Валерій Залужний.</text:p>
      <text:p text:style-name="P4">
Source: <text:a xlink:type="simple" xlink:href="https://armyinform.com.ua/2023/05/09/syly-oborony-znyshhyly-23-iz-25-raket-vypushhenyh-po-ukrayini-u-nich-na-9-travnya-valerij-zaluzhnyj/" text:style-name="Internet_20_link" text:visited-style-name="Visited_20_Internet_20_Link">
https://armyinform.com.ua/2023/05/09/syly-oborony-znyshhyly-23-iz-25-raket-vypushhenyh-po-ukrayini-u-nich-na-9-travnya-valerij-zaluzhnyj/</text:a>
</text:p>
      <!--NEWS-->
      <text:h text:style-name="P10" text:outline-level="1">
<text:span text:style-name="T4">
Авіація Сил оборони за минулу добу завдала 16 ударів по районах зосередження противника</text:span>
</text:h>
      <text:p text:style-name="P4">
Author: ['АРМІЯINFORM']</text:p>
      <text:p text:style-name="P4">
Time: 2023-05-09T38:00:00-04:00</text:p>
      <text:p text:style-name="P4">
Description: Авіація Сил оборони за минулу добу завдала 16 ударів по районах зосередже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war-1.jpg" text:style-name="Internet_20_link" text:visited-style-name="Visited_20_Internet_20_Link">
war-1.jpg</text:a>
']</text:p>
      <text:p text:style-name="P4">
Tags: ['STOPRUSSIA', 'АГРЕСІЯ РФ', 'ВТОРГНЕННЯ РФ', 'ГШ ЗСУ']</text:p>
      <text:p text:style-name="P4">
Category: News</text:p>
      <!--METADATA-->
      <text:p text:style-name="P4">
<draw:frame draw:style-name="fr1" draw:name="Image292" text:anchor-type="as-char" svg:width="6.9236in" svg:height="4.501139in" draw:z-index="0">
<draw:image xlink:href="../Images/AРМІЯINFORM/2023-05-09T38-00-00-04-00/war-1.jpg" xlink:type="simple" xlink:show="embed" xlink:actuate="onLoad" draw:mime-type="image/jpeg"/>
</draw:frame>
Ілюстративне фото</text:p>
      <text:p text:style-name="P4">
<text:span text:style-name="T4">
<text:span text:style-name="T5">
*🔥 Ситуація щодо російського вторгнення</text:span>
</text:span>
*</text:p>
      <text:p text:style-name="P4">
Авіація Сил оборони за минулу добу завдала 16 ударів по районах зосередженняособового складу та військової техніки противника.</text:p>
      <text:p text:style-name="P4">
Про це <text:a xlink:type="simple" xlink:href="https://www.facebook.com/GeneralStaff.ua/posts/pfbid02zNT977Ae4gAnMsForcf5pRkxXp1imddAzWxxxZZMuyJsqVAya6bnQy2Tr22VBhKml" text:style-name="Internet_20_link" text:visited-style-name="Visited_20_Internet_20_Link">
йдеться</text:a>
воперативній інформації Генерального штабу ЗСУ.</text:p>
      <text:p text:style-name="P4">
«Протягом минулої доби нашими захисниками було знищено, зокрема, ворожийрозвідувальний БпЛА типу Zala.</text:p>
      <text:p text:style-name="P4">
Підрозділи ракетних військ і артилерії уразили 3 райони зосередження живоїсили, 2 склади боєприпасів та ще 3 важливих ворожих цілі», — йдеться уповідомленні.</text:p>
      <text:p text:style-name="P4">
Source: <text:a xlink:type="simple" xlink:href="https://armyinform.com.ua/2023/05/09/aviacziya-syl-oborony-za-mynulu-dobu-zavdala-16-udariv-po-rajonah-zoseredzhennya-protyvnyka/" text:style-name="Internet_20_link" text:visited-style-name="Visited_20_Internet_20_Link">
https://armyinform.com.ua/2023/05/09/aviacziya-syl-oborony-za-mynulu-dobu-zavdala-16-udariv-po-rajonah-zoseredzhennya-protyvnyka/</text:a>
</text:p>
      <!--NEWS-->
      <text:h text:style-name="P10" text:outline-level="1">
<text:span text:style-name="T4">
Генштаб ЗСУ попереджає: 9 травня росія готує провокації проти своїх мешканців</text:span>
</text:h>
      <text:p text:style-name="P4">
Author: ['АРМІЯINFORM']</text:p>
      <text:p text:style-name="P4">
Time: 2023-05-09T39:00:00-04:00</text:p>
      <text:p text:style-name="P4">
Description: «Побідобісся» росії постійно вимагає нових великих жертв та злочинів, аби здобу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8/censor_social-e1683610187532.jpg" text:style-name="Internet_20_link" text:visited-style-name="Visited_20_Internet_20_Link">
censor_social-e1683610187532.jpg</text:a>
']</text:p>
      <text:p text:style-name="P4">
Tags: ['STOPRUSSIA', 'АГРЕСІЯ РФ', 'ВТОРГНЕННЯ РФ', 'ГШ ЗСУ']</text:p>
      <text:p text:style-name="P4">
Category: News</text:p>
      <!--METADATA-->
      <text:p text:style-name="P4">
<draw:frame draw:style-name="fr1" draw:name="Image293" text:anchor-type="as-char" svg:width="6.9236in" svg:height="3.584808in" draw:z-index="0">
<draw:image xlink:href="../Images/AРМІЯINFORM/2023-05-09T39-00-00-04-00/censor_social-e1683610187532.jpg" xlink:type="simple" xlink:show="embed" xlink:actuate="onLoad" draw:mime-type="image/jpeg"/>
</draw:frame>
</text:p>
      <text:p text:style-name="P4">
«Побідобісся» росії постійно вимагає нових великих жертв та злочинів, абиздобути підтримку власного населення. За інформацією Генерального штабу ЗСУ, убагатьох російських містах 9 травня заплановані паради, зокрема й за участідітей. Не виключено, що росія готує провокації проти своїх жителів. Вонинеодноразово знищували власних людей заради політичних цілей.</text:p>
      <text:p text:style-name="P4">
Про це<text:a xlink:type="simple" xlink:href="https://www.facebook.com/GeneralStaff.ua/posts/pfbid027tkFSkbLVaKdj8mqBsgjRJAiSpoVA7YhMg2V64T8UVSGWtzrsdTtSioqUMSUGyHtl" text:style-name="Internet_20_link" text:visited-style-name="Visited_20_Internet_20_Link">
інформує</text:a>
Генеральний штаб ЗСУ.</text:p>
      <text:p text:style-name="P4">
«Провокації і брехня — одвічна зброя тиранів та агресорів. Вся суть війни, якурозв’язала росія проти України, полягає в тому, що ми — не вони. Ми б’ємося наполі бою. Вони ж бомбардують пологові будинки і вокзали, де збираютьсяцивільні люди. Наш ворог — це держава-терорист, схиблена на сакральних датах»,— йдеться у повідомленні.</text:p>
      <text:p text:style-name="P4">
У Генштабі ЗСУ нагадують, що Сили оборони України діють виключно в рамкахміжнародного гуманітарного права, дотримуються правил та звичаїв війни.</text:p>
      <text:p text:style-name="P4">
«Життя людей — ключова цінність для нас. Ми не воюємо проти цивільногонаселення і, зокрема, дітей. Наша мета — захист своєї країни», — зазначили уГенштабі ЗСУ.</text:p>
      <text:p text:style-name="P4">
Source: <text:a xlink:type="simple" xlink:href="https://armyinform.com.ua/2023/05/09/genshtab-zsu-poperedzhaye-9-travnya-rosiya-gotuye-provokacziyi-proty-svoyih-meshkancziv/" text:style-name="Internet_20_link" text:visited-style-name="Visited_20_Internet_20_Link">
https://armyinform.com.ua/2023/05/09/genshtab-zsu-poperedzhaye-9-travnya-rosiya-gotuye-provokacziyi-proty-svoyih-meshkancziv/</text:a>
</text:p>
      <!--NEWS-->
      <text:h text:style-name="P10" text:outline-level="1">
<text:span text:style-name="T4">
Понад 195 тисяч військових втратила армія рф в Україні з початку широкомасштабної агресії</text:span>
</text:h>
      <text:p text:style-name="P4">
Author: ['АРМІЯINFORM']</text:p>
      <text:p text:style-name="P4">
Time: 2023-05-09T40:00:00-04:00</text:p>
      <text:p text:style-name="P4">
Description: Загальні бойові втрати противника з 24.02.22 по 09.05.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c2400a40-4734-4556-9d59-54441f38e9af-scaled.jpg" text:style-name="Internet_20_link" text:visited-style-name="Visited_20_Internet_20_Link">
c2400a40-4734-4556-9d59-54441f38e9af-scaled.jpg</text:a>
']</text:p>
      <text:p text:style-name="P4">
Tags: ['STOPRUSSIA', 'АГРЕСІЯ РФ', 'ВТОРГНЕННЯ РФ', 'ВТРАТИ ВОРОГА', 'ГШ ЗСУ']</text:p>
      <text:p text:style-name="P4">
Category: News</text:p>
      <!--METADATA-->
      <text:p text:style-name="P4">
<draw:frame draw:style-name="fr1" draw:name="Image294" text:anchor-type="as-char" svg:width="6.9236in" svg:height="6.975527in" draw:z-index="0">
<draw:image xlink:href="../Images/AРМІЯINFORM/2023-05-09T40-00-00-04-00/c2400a40-4734-4556-9d59-54441f38e9af-scaled.jpg" xlink:type="simple" xlink:show="embed" xlink:actuate="onLoad" draw:mime-type="image/jpeg"/>
</draw:frame>
</text:p>
      <text:p text:style-name="P4">
Загальні бойові втрати противника з 24.02.22 по 09.05.23 орієнтовностановлять:</text:p>
      <ul>
        <li>
<text:span text:style-name="T4">
особового складу ‒</text:span>
 195620 (+650) осіб ліквідовано  * <text:span text:style-name="T4">
танків ‒</text:span>
 3734 (+4)  * <text:span text:style-name="T4">
бойових броньованих машин ‒</text:span>
 7258 (+4)  * <text:span text:style-name="T4">
артилерійських систем ‒</text:span>
 3031 (+13)  * <text:span text:style-name="T4">
РСЗВ ‒</text:span>
 554 (0)  * <text:span text:style-name="T4">
засоби ППО ‒</text:span>
 307 (+1)  * <text:span text:style-name="T4">
літаків ‒</text:span>
 308 (0)  * <text:span text:style-name="T4">
гелікоптерів ‒</text:span>
 294 (0)  * <text:span text:style-name="T4">
БПЛА оперативно-тактичного рівня ‒</text:span>
 2618 (+4)  * <text:span text:style-name="T4">
крилаті ракети ‒</text:span>
 955 (+8)  * <text:span text:style-name="T4">
кораблі / катери ‒</text:span>
 18 (0)  * <text:span text:style-name="T4">
автомобільної техніки та автоцистерн ‒</text:span>
 5969 (+11)  * <text:span text:style-name="T4">
спеціальна техніка ‒</text:span>
 388 (+4)</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09.05.23.</text:p>
      <text:p text:style-name="P4">
Source: <text:a xlink:type="simple" xlink:href="https://armyinform.com.ua/2023/05/09/ponad-195-tysyach-vijskovyh-vtratyla-armiya-rf-v-ukrayini-z-pochatku-shyrokomasshtabnoyi-agresiyi/" text:style-name="Internet_20_link" text:visited-style-name="Visited_20_Internet_20_Link">
https://armyinform.com.ua/2023/05/09/ponad-195-tysyach-vijskovyh-vtratyla-armiya-rf-v-ukrayini-z-pochatku-shyrokomasshtabnoyi-agresiyi/</text:a>
</text:p>
      <!--NEWS-->
      <text:h text:style-name="P10" text:outline-level="1">
<text:span text:style-name="T4">
У день вшанування перемоги над тиранією росія відзначилася масованим обстрілом України — Посол США</text:span>
</text:h>
      <text:p text:style-name="P4">
Author: ['АРМІЯINFORM']</text:p>
      <text:p text:style-name="P4">
Time: 2023-05-09T41:00:00-04:00</text:p>
      <text:p text:style-name="P4">
Description: У той час, коли цивілізований світ відзначав річницю перемоги на тиранією, росі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obstril.jpg" text:style-name="Internet_20_link" text:visited-style-name="Visited_20_Internet_20_Link">
obstril.jpg</text:a>
']</text:p>
      <text:p text:style-name="P4">
Tags: ['STOPRUSSIA', 'БРІДЖИТ БРІНК', 'ОБСТРІЛ УКРАЇНИ', 'ПОСОЛ США В УКРАЇНІ']</text:p>
      <text:p text:style-name="P4">
Category: News</text:p>
      <!--METADATA-->
      <text:p text:style-name="P4">
<draw:frame draw:style-name="fr1" draw:name="Image295" text:anchor-type="as-char" svg:width="6.9236in" svg:height="3.894525in" draw:z-index="0">
<draw:image xlink:href="../Images/AРМІЯINFORM/2023-05-09T41-00-00-04-00/obstril.jpg" xlink:type="simple" xlink:show="embed" xlink:actuate="onLoad" draw:mime-type="image/jpeg"/>
</draw:frame>
</text:p>
      <text:p text:style-name="P4">
У той час, коли цивілізований світ відзначав річницю перемоги на тиранією,росія здійснила масований обстріл України.</text:p>
      <text:p text:style-name="P4">
Про це <text:a xlink:type="simple" xlink:href="https://twitter.com/USAmbKyiv/status/1655791068166733824" text:style-name="Internet_20_link" text:visited-style-name="Visited_20_Internet_20_Link">
заявила</text:a>
Посол США в Україні Бріджит Брінк.</text:p>
      <text:p text:style-name="P4">
«Україна, Європа та США вчора вшановували перемогу над тиранією. росіявідзначає 9 травня новими ракетами та безпілотниками, запущеними в бікукраїнських міст та сплячих мирних жителів», — повідомила Бріджит Брінк.</text:p>
      <text:p text:style-name="P4">
Нагадаємо, у ніч на 9 травня окупанти здійснили пуски 25 крилатих ракет«Калібр» та Х-101/Х-555, 23 із них<text:a xlink:type="simple" xlink:href="https://armyinform.com.ua/2023/05/09/syly-oborony-znyshhyly-23-iz-25-raket-vypushhenyh-po-ukrayini-u-nich-na-9-travnya-valerij-zaluzhnyj/" text:style-name="Internet_20_link" text:visited-style-name="Visited_20_Internet_20_Link">
знищено</text:a>
 протиповітряною обороною Повітряних Сил Збройних Сил України увзаємодії із складовими Сил оборони України.</text:p>
      <text:p text:style-name="P4">
Source: <text:a xlink:type="simple" xlink:href="https://armyinform.com.ua/2023/05/09/u-den-vshanuvannya-peremogy-nad-tyraniyeyu-rosiya-vidznachylasya-masovanym-obstrilom-ukrayiny-posol-ssha/" text:style-name="Internet_20_link" text:visited-style-name="Visited_20_Internet_20_Link">
https://armyinform.com.ua/2023/05/09/u-den-vshanuvannya-peremogy-nad-tyraniyeyu-rosiya-vidznachylasya-masovanym-obstrilom-ukrayiny-posol-ssha/</text:a>
</text:p>
      <!--NEWS-->
      <text:h text:style-name="P10" text:outline-level="1">
<text:span text:style-name="T4">
В Україні хвилина мовчання</text:span>
</text:h>
      <text:p text:style-name="P4">
Author: ['АРМІЯINFORM']</text:p>
      <text:p text:style-name="P4">
Time: 2023-05-09T42:00:00-04:00</text:p>
      <text:p text:style-name="P4">
Description: Згідно з указом Президента України Володимира Зеленського № 143/2022, хвилина мовч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candle.gif" text:style-name="Internet_20_link" text:visited-style-name="Visited_20_Internet_20_Link">
candle.gif</text:a>
']</text:p>
      <text:p text:style-name="P4">
Tags: ['STOPRUSSIA', "ВШАНУВАННЯ ПАМ'ЯТІ ГЕРОЇВ", 'ХВИЛИНА МОВЧАННЯ']</text:p>
      <text:p text:style-name="P4">
Category: News</text:p>
      <!--METADATA-->
      <text:p text:style-name="P4">
<draw:frame draw:style-name="fr1" draw:name="Image296" text:anchor-type="as-char" svg:width="6.9236in" svg:height="3.895992in" draw:z-index="0">
<draw:image xlink:href="../Images/AРМІЯINFORM/2023-05-09T42-00-00-04-00/candle.gif" xlink:type="simple" xlink:show="embed" xlink:actuate="onLoad" draw:mime-type="image/gif"/>
</draw:frame>
</text:p>
      <text:p text:style-name="P4">
Згідно <text:a xlink:type="simple" xlink:href="https://www.president.gov.ua/documents/1432022-41729" text:style-name="Internet_20_link" text:visited-style-name="Visited_20_Internet_20_Link">
з указом ПрезидентаУкраїни</text:a>
 ВолодимираЗеленського № 143/2022, хвилина мовчання проводиться щодня о 9:00, їїоголошують у всіх засобах масової інформації.</text:p>
      <text:p text:style-name="P4">
«З метою вшанування світлої пам’яті, громадянської відваги і самовідданості,сили духу, стійкості та героїчного подвигу воїнів, полеглих під час виконаннябойових завдань із захисту державного суверенітету та територіальноїцілісності України, мирних громадян, які загинули унаслідок збройної агресіїросійської федерації проти України, постановляю: започаткувати проведеннящоденно о 9 годині 00 хвилин загальнонаціональної хвилини мовчання заспіввітчизниками, загиблими внаслідок збройної агресії російської федераціїпроти України, яку оголошувати у всіх засобах масової інформації незалежно відформи власності», — йдеться в документі.</text:p>
      <text:p text:style-name="P4">
Source: <text:a xlink:type="simple" xlink:href="https://armyinform.com.ua/2023/05/09/v-ukrayini-hvylyna-movchannya-2/" text:style-name="Internet_20_link" text:visited-style-name="Visited_20_Internet_20_Link">
https://armyinform.com.ua/2023/05/09/v-ukrayini-hvylyna-movchannya-2/</text:a>
</text:p>
      <!--NEWS-->
      <text:h text:style-name="P10" text:outline-level="1">
<text:span text:style-name="T4">
В Україну прибула президентка Єврокомісії: Київ — доречне місце для святкування Дня Європи</text:span>
</text:h>
      <text:p text:style-name="P4">
Author: ['АРМІЯINFORM']</text:p>
      <text:p text:style-name="P4">
Time: 2023-05-09T43:00:00-04:00</text:p>
      <text:p text:style-name="P4">
Description: До української столиці прибула президентка Європейської комісії Урсула фон дер Ляєн.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ursula-1.jpg" text:style-name="Internet_20_link" text:visited-style-name="Visited_20_Internet_20_Link">
ursula-1.jpg</text:a>
']</text:p>
      <text:p text:style-name="P4">
Tags: ['STOPRUSSIA', 'ДЕНЬ ЄВРОПИ', 'ПРЕЗИДЕНТКА ЄВРОКОМІСІЇ', 'УРСУЛА ФОН ДЕР ЛЯЄН']</text:p>
      <text:p text:style-name="P4">
Category: News</text:p>
      <!--METADATA-->
      <text:p text:style-name="P4">
<draw:frame draw:style-name="fr1" draw:name="Image297" text:anchor-type="as-char" svg:width="6.9236in" svg:height="3.894525in" draw:z-index="0">
<draw:image xlink:href="../Images/AРМІЯINFORM/2023-05-09T43-00-00-04-00/ursula-1.jpg" xlink:type="simple" xlink:show="embed" xlink:actuate="onLoad" draw:mime-type="image/jpeg"/>
</draw:frame>
</text:p>
      <text:p text:style-name="P4">
До української столиці прибула президентка Європейської комісії Урсула фон дерЛяєн.</text:p>
      <text:p text:style-name="P4">
Про це вона<text:a xlink:type="simple" xlink:href="https://twitter.com/vonderleyen/status/1655801973378019329" text:style-name="Internet_20_link" text:visited-style-name="Visited_20_Internet_20_Link">
повідомила</text:a>
 уTwitter.</text:p>
      <text:p text:style-name="P4">
«Добре знову опинитися в Києві. Де цінності, які ми цінуємо, захищаютьсящодня. Тож це таке доречне місце для святкування Дня Європи. Я вітаю рішенняПрезидента України Володимира Зеленського зробити 9 травня Днем Європи і тут,в Україні», — зазначила Урсула фон дер Ляєн.</text:p>
      <text:p text:style-name="P4">
Зазначимо, що це — п’ятий візит президентки Єврокомісії до Києва від початкуширокомасштабного вторгнення росії в Україну. Минулого разу Урсула фон дерЛяєн <text:a xlink:type="simple" xlink:href="https://armyinform.com.ua/2023/02/02/uchetverte-z-pochatku-vtorgnennya-rf-prezydentka-yevrokomisiyi-prybula-do-kyyeva/" text:style-name="Internet_20_link" text:visited-style-name="Visited_20_Internet_20_Link">
приїздила</text:a>
 до Києва 2 лютого2023 року.</text:p>
      <text:p text:style-name="P4">
Нагадаємо, Президент України Володимир Зеленський<text:a xlink:type="simple" xlink:href="https://armyinform.com.ua/2023/05/08/shhoroku-9-travnya-ukrayina-vidznachatyme-den-yevropy-ukaz-prezydenta/" text:style-name="Internet_20_link" text:visited-style-name="Visited_20_Internet_20_Link">
ухвалив</text:a>
 відповідний указ, яким установив 9травня Днем Європи.</text:p>
      <text:p text:style-name="P4">
Source: <text:a xlink:type="simple" xlink:href="https://armyinform.com.ua/2023/05/09/v-ukrayinu-prybula-prezydentka-yevrokomisiyi-kyyiv-dorechne-miscze-dlya-svyatkuvannya-dnya-yevropy/" text:style-name="Internet_20_link" text:visited-style-name="Visited_20_Internet_20_Link">
https://armyinform.com.ua/2023/05/09/v-ukrayinu-prybula-prezydentka-yevrokomisiyi-kyyiv-dorechne-miscze-dlya-svyatkuvannya-dnya-yevropy/</text:a>
</text:p>
      <!--NEWS-->
      <text:h text:style-name="P10" text:outline-level="1">
<text:span text:style-name="T4">
Понад 9 млн гривень допомоги перерахували звільненим з російського полону</text:span>
</text:h>
      <text:p text:style-name="P4">
Author: ['АРМІЯINFORM']</text:p>
      <text:p text:style-name="P4">
Time: 2023-05-09T44:00:00-04:00</text:p>
      <text:p text:style-name="P4">
Description: Україна продовжує виплачувати державну допомогу звільненим з полону. Днями бул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groshova-dopomoga.jpg" text:style-name="Internet_20_link" text:visited-style-name="Visited_20_Internet_20_Link">
groshova-dopomoga.jpg</text:a>
']</text:p>
      <text:p text:style-name="P4">
Tags: ['АГРЕСІЯ РФ', 'ВІЙСЬКОВОПОЛОНЕНІ', 'ДЕРЖАВНА ДОПОМОГА', 'ЗВІЛЬНЕНІ З ПОЛОНУ', 'МІНРЕІНТЕГРАЦІЇ']</text:p>
      <text:p text:style-name="P4">
Category: News</text:p>
      <!--METADATA-->
      <text:p text:style-name="P4">
<draw:frame draw:style-name="fr1" draw:name="Image298" text:anchor-type="as-char" svg:width="6.9236in" svg:height="4.542853in" draw:z-index="0">
<draw:image xlink:href="../Images/AРМІЯINFORM/2023-05-09T44-00-00-04-00/groshova-dopomoga.jpg" xlink:type="simple" xlink:show="embed" xlink:actuate="onLoad" draw:mime-type="image/jpeg"/>
</draw:frame>
</text:p>
      <text:p text:style-name="P4">
Україна продовжує виплачувати державну допомогу звільненим з полону. Днямибуло перераховано ще 9,3 млн гривень на банківські рахунки звільненим зросійського полону.</text:p>
      <text:p text:style-name="P4">
Про це <text:a xlink:type="simple" xlink:href="https://minre.gov.ua/2023/05/08/minreintegracziyi-prodovzhuye-vyplachuvaty-derzhdopomogu-zvilnenym-z-polonu/" text:style-name="Internet_20_link" text:visited-style-name="Visited_20_Internet_20_Link">
повідомляє</text:a>
 Міністерство зпитань реінтеграції тимчасово окупованих територій України.</text:p>
      <text:p text:style-name="P4">
За інформацією відомства, державну грошову допомогу по 100 тисяч гривеньотримали ще 93 особи, які були звільнені з полону.</text:p>
      <text:p text:style-name="P4">
Довідково: у січні-квітні 2023 року Мінреінтеграції перерахувало по 100 тисячгривень держдопомоги 328 звільненим з полону і 255 сім’ям полонених.</text:p>
      <text:p text:style-name="P4">
Source: <text:a xlink:type="simple" xlink:href="https://armyinform.com.ua/2023/05/09/ponad-9-mln-gryven-dopomogy-pererahuvaly-zvilnenym-z-rosijskogo-polonu/" text:style-name="Internet_20_link" text:visited-style-name="Visited_20_Internet_20_Link">
https://armyinform.com.ua/2023/05/09/ponad-9-mln-gryven-dopomogy-pererahuvaly-zvilnenym-z-rosijskogo-polonu/</text:a>
</text:p>
      <!--NEWS-->
      <text:h text:style-name="P10" text:outline-level="1">
<text:span text:style-name="T4">
Є кілька версій атаки БПЛА по кремлю — ГУР</text:span>
</text:h>
      <text:p text:style-name="P4">
Author: ['АРМІЯINFORM']</text:p>
      <text:p text:style-name="P4">
Time: 2023-05-09T45:00:00-04:00</text:p>
      <text:p text:style-name="P4">
Description: Удар безпілотників по московському кремлю 4 травня може бути пов’язаний з активністю...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yusov.jpg" text:style-name="Internet_20_link" text:visited-style-name="Visited_20_Internet_20_Link">
yusov.jpg</text:a>
']</text:p>
      <text:p text:style-name="P4">
Tags: ['АГРЕСІЯ РФ', 'АНДРІЙ ЮСОВ', 'БПЛА', 'ВТОРГНЕННЯ РФ', 'ГУР МОУ']</text:p>
      <text:p text:style-name="P4">
Category: News</text:p>
      <!--METADATA-->
      <text:p text:style-name="P4">
<draw:frame draw:style-name="fr1" draw:name="Image299" text:anchor-type="as-char" svg:width="6.9236in" svg:height="4.612849in" draw:z-index="0">
<draw:image xlink:href="../Images/AРМІЯINFORM/2023-05-09T45-00-00-04-00/yusov.jpg" xlink:type="simple" xlink:show="embed" xlink:actuate="onLoad" draw:mime-type="image/jpeg"/>
</draw:frame>
</text:p>
      <text:p text:style-name="P4">
Удар безпілотників по московському кремлю 4 травня може бути пов’язаний зактивністю місцевих сил спротиву або ж із розборками так званих кремлівськихвеж.</text:p>
      <text:p text:style-name="P4">
Про це <text:a xlink:type="simple" xlink:href="https://gur.gov.ua/content/vnutrishnorosiiske-protystoiannia-predstavnyk-hur-andrii-iusov-pro-ataku-droniv-na-kreml.html" text:style-name="Internet_20_link" text:visited-style-name="Visited_20_Internet_20_Link">
повідомляє</text:a>
Головне управління розвідки Міністерства оборони України.</text:p>
      <text:p text:style-name="P4">
За словами представника воєнної розвідки Андрія Юсова, така серйознаінформаційно-пропагандистська акція, чим і є удар БПЛА по кремлю, потребувалаб відповідного планування та ресурсів. Україна ж скеровує свої сили йможливості в інше русло.</text:p>
      <text:p text:style-name="P4">
«Є офіційна позиція України, офіційних посадових осіб: ні, не причетні і вцьому немає потреби. Тому що заходи українських Сил безпеки та оборониспрямовані на деокупацію, визволення українських територій і на знешкодженнявійськових об'єктів супротивника»,— підкреслив представник ГУР.</text:p>
      <text:p text:style-name="P4">
На думку Андрія Юсова, ефект від дронів над кремлем делегітимізує режим путіна— показує, що він не контролює ситуацію.</text:p>
      <text:p text:style-name="P4">
«Коли ми говоримо про кремль, потрібно пам'ятати, що в нього є різні «вежі» ів них живуть різні люди, часто з різними, а іноді навіть з протилежнимиінтересами. Тому мешканці певних «веж» цілком могли бути до цього причетними»,— додав Андрій Юсов.</text:p>
      <text:p text:style-name="P4">
Водночас представник ГУР МО України не відкидає версію, що атака могла бутизрежисованою у кремлі як провокація для чергової хвилі мобілізації всерединіросії.</text:p>
      <text:p text:style-name="P4">
«Точно цю подію не можна трактувати як замах на путіна, як це подала російськапропаганда дуже швидко і дуже оперативно», — підкреслив представник ГУР.</text:p>
      <text:p text:style-name="P4">
Source: <text:a xlink:type="simple" xlink:href="https://armyinform.com.ua/2023/05/09/ye-kilka-versij-ataky-bpla-po-kremlyu-gur/" text:style-name="Internet_20_link" text:visited-style-name="Visited_20_Internet_20_Link">
https://armyinform.com.ua/2023/05/09/ye-kilka-versij-ataky-bpla-po-kremlyu-gur/</text:a>
</text:p>
      <!--NEWS-->
      <text:h text:style-name="P10" text:outline-level="1">
<text:span text:style-name="T4">
Наталія Гуменюк повідомила, скільки ракетоносіїв з «Калібрами» росія тримає в Чорному морі</text:span>
</text:h>
      <text:p text:style-name="P4">
Author: ['Володимир Скоростецький']</text:p>
      <text:p text:style-name="P4">
Time: 2023-05-09T46:00:00-04:00</text:p>
      <text:p text:style-name="P4">
Description: Про ситуацію на півдні країни в етері телемарафону «Єдині новини» повідомила речниц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1/2-nataliya-gumenyuk-e1672058964734.jpg" text:style-name="Internet_20_link" text:visited-style-name="Visited_20_Internet_20_Link">
2-nataliya-gumenyuk-e1672058964734.jpg</text:a>
']</text:p>
      <text:p text:style-name="P4">
Tags: ['ЄДИНІ НОВИНИ', 'НАТАЛІЯ ГУМЕНЮК', 'РАКЕТНІ ОБСТРІЛИ']</text:p>
      <text:p text:style-name="P4">
Category: News</text:p>
      <!--METADATA-->
      <text:p text:style-name="P4">
<draw:frame draw:style-name="fr1" draw:name="Image300" text:anchor-type="as-char" svg:width="6.9236in" svg:height="4.206087in" draw:z-index="0">
<draw:image xlink:href="../Images/AРМІЯINFORM/2023-05-09T46-00-00-04-00/2-nataliya-gumenyuk-e1672058964734.jpg" xlink:type="simple" xlink:show="embed" xlink:actuate="onLoad" draw:mime-type="image/jpeg"/>
</draw:frame>
 Наталія Гуменюк</text:p>
      <text:p text:style-name="P4">
Про ситуацію на півдні країни в етері телемарафону «Єдині новини» повідомиларечниця пресцентру Сил оборони півдня України капітан першого рангу НаталіяГуменюк.</text:p>
      <text:p text:style-name="P4">
За її словами, чимало регіонів України цієї ночі відчули ракетну атаку ворога.</text:p>
      <text:p text:style-name="P4">
— Це те, про що ми попереджали і акцентували на цьому увагу. Що в цей деньцілком ймовірна ворожа активність. Прив’язуючись до тих «сакральних дат», вонивсе одно не полишають своє «побєдобєсіє». Вже відзвітовано, що три ракети булозбито саме в зоні нашої відповідальності. Здебільшого ворог цілив у центральнучастину України. І ми говоримо про те, що ворог буде продовжувати тероризуватиі спрямовувати свої зусилля, щоб тримати в напрузі наше населення щонайменшеупродовж сьогоднішнього дня, — зазначила Наталія Гуменюк.</text:p>
      <text:p text:style-name="P4">
Вона також нагадала, щоб не наражатися на небезпеку, слід уникати скупченьлюдей, свідомо ставитись до тої небезпеки, що несуть в собі ворожі атаки.</text:p>
      <text:p text:style-name="P4">
Також вона додала, що ворог уночі використовував ракети не лише повітряногобазування, але й ракети морського базування, які вони тривалий час трималинапоготові. І їх носії баражували по просторах Чорного моря, переховуючись віднаших ударів.</text:p>
      <text:p text:style-name="P4">
— Було чотири таких ракетоносії. Впродовж ночі ворог наростив їх кількість,додавши ще один. І з одного з надводних носіїв були пуски «Калібрів», які нашісили протиповітряної оборони успішно збили. Якраз про це ми і попереджали, щоцілком імовірно, що за допомогою попередніх ракетних обстрілів ворог намагавсяз’ясувати, яким чином обійти наші сили ППО. Але їм це не вдалося, —підкреслила речниця Сил оборони півдня України.</text:p>
      <text:p text:style-name="P4">
Також капітан 1 рангу Наталія Гуменюк поінформувала, що наразі ворожекорабельне угруповання в Чорному морі становить 18 одиниць. З них п’ять —ракетоносії. З урахуванням того, що вночі вони здійснювали залпи. Алещонайменше 28 ракет типу «Калібр» ворог тримає напоготові. Ракети «Калібр» —високоточна зброя, яку окупанти часто використовують для ударів по конкретнихцілях і об’єктах критичної інфраструктури, логістики тощо.</text:p>
      <text:p text:style-name="P4">
Також, за її словами, ворог продовжує використовувати той ракетний потенціал,який ще можуть собі дозволити. Зокрема, окрім ракет Х-101, вони використовуютьракети Х-555, Х-22. І дуже часто використовують дрони.</text:p>
      <text:p text:style-name="P4">
— За даними розвідки ми знаємо, що запас дронів у них ще чималий. І вонивикористовують не лише дрони типу «Шахед» іранського виробництва. А і свої«Ланцети». Зокрема вздовж лінії фронту, вони ними атакують прифронтовітериторії, — наголосила вона.</text:p>
      <text:p text:style-name="P4">
Source: <text:a xlink:type="simple" xlink:href="https://armyinform.com.ua/2023/05/09/nataliya-gumenyuk-povidomyla-skilky-raketonosiyiv-z-kalibramy-rosiya-trymaye-v-chornomu-mori/" text:style-name="Internet_20_link" text:visited-style-name="Visited_20_Internet_20_Link">
https://armyinform.com.ua/2023/05/09/nataliya-gumenyuk-povidomyla-skilky-raketonosiyiv-z-kalibramy-rosiya-trymaye-v-chornomu-mori/</text:a>
</text:p>
      <!--NEWS-->
      <text:h text:style-name="P10" text:outline-level="1">
<text:span text:style-name="T4">
За добу рятувальники майже 200 разів виїжджали на ліквідацію наслідків ворожих обстрілів</text:span>
</text:h>
      <text:p text:style-name="P4">
Author: ['АРМІЯINFORM']</text:p>
      <text:p text:style-name="P4">
Time: 2023-05-09T47:00:00-04:00</text:p>
      <text:p text:style-name="P4">
Description: Протягом минулої доби, 8 травня, підрозділи Державної служби України з надзвичай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ac9232d099cb3d54f7d73ef2deca81a2_l.jpg" text:style-name="Internet_20_link" text:visited-style-name="Visited_20_Internet_20_Link">
ac9232d099cb3d54f7d73ef2deca81a2_l.jpg</text:a>
']</text:p>
      <text:p text:style-name="P4">
Tags: ['STOPRUSSIA', 'АГРЕСІЯ РФ', 'ВІЙНА', 'ВТОРГНЕННЯ РФ', 'ДСНС УКРАЇНИ', 'ЛІКВІДАЦІЯ НАСЛІДКІВ ВОРОЖИХ ОБСТРІЛІВ']</text:p>
      <text:p text:style-name="P4">
Category: News</text:p>
      <!--METADATA-->
      <text:p text:style-name="P4">
<draw:frame draw:style-name="fr1" draw:name="Image301" text:anchor-type="as-char" svg:width="6.9236in" svg:height="4.592655in" draw:z-index="0">
<draw:image xlink:href="../Images/AРМІЯINFORM/2023-05-09T47-00-00-04-00/ac9232d099cb3d54f7d73ef2deca81a2_l.jpg" xlink:type="simple" xlink:show="embed" xlink:actuate="onLoad" draw:mime-type="image/jpeg"/>
</draw:frame>
 Ілюстративнефото</text:p>
      <text:p text:style-name="P4">
Протягом минулої доби, <text:span text:style-name="T4">
8 травня,</text:span>
 підрозділи Державної служби України знадзвичайних ситуацій <text:span text:style-name="T4">
здійснили 196 виїздів</text:span>
 на ліквідацію наслідківобстрілів окупантами населених пунктів та об’єктів інфраструктури. Ліквідовано10 пожеж. Надано психологічну допомогу 121 особі.</text:p>
      <text:p text:style-name="P4">
Про це йдеться у <text:a xlink:type="simple" xlink:href="https://dsns.gov.ua/uk/news/nadzvicaini-podiyi/operativna-informaciia-dsns-shhodo-naslidkiv-vedennia-boiovix-dii-rosiiskoiu-federacijeiu-151" text:style-name="Internet_20_link" text:visited-style-name="Visited_20_Internet_20_Link">
повідомленні</text:a>
 ДСНС України.</text:p>
      <text:p text:style-name="P4">
З початку широкомасштабної агресії росії підрозділами ДСНС України здійснено93 391 виїзд на ліквідацію наслідків обстрілів, ліквідовано 14 455 пожеж,врятовано 4040 осіб, надано психологічну допомогу 213 484 особам.</text:p>
      <text:p text:style-name="P4">
Source: <text:a xlink:type="simple" xlink:href="https://armyinform.com.ua/2023/05/09/za-dobu-ryatuvalnyky-majzhe-200-raziv-vyyizhdzhaly-na-likvidacziyu-naslidkiv-vorozhyh-obstriliv-3/" text:style-name="Internet_20_link" text:visited-style-name="Visited_20_Internet_20_Link">
https://armyinform.com.ua/2023/05/09/za-dobu-ryatuvalnyky-majzhe-200-raziv-vyyizhdzhaly-na-likvidacziyu-naslidkiv-vorozhyh-obstriliv-3/</text:a>
</text:p>
      <!--NEWS-->
      <text:h text:style-name="P10" text:outline-level="1">
<text:span text:style-name="T4">
Юрій Ігнат розповів подробиці нічних атак по Україні</text:span>
</text:h>
      <text:p text:style-name="P4">
Author: ['Володимир Скоростецький']</text:p>
      <text:p text:style-name="P4">
Time: 2023-05-09T48:00:00-04:00</text:p>
      <text:p text:style-name="P4">
Description: — Мали вечірню атаку близько 22:00 8 травня. Вісім «Калібрів» було запущено з корабл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1/rechnyk-ps-zsu-yurij-ignat.jpg" text:style-name="Internet_20_link" text:visited-style-name="Visited_20_Internet_20_Link">
rechnyk-ps-zsu-yurij-ignat.jpg</text:a>
']</text:p>
      <text:p text:style-name="P4">
Tags: ['ПС ЗСУ', 'РАКЕТНИЙ ОБСТРІЛ', 'ЮРІЙ ІГНАТ']</text:p>
      <text:p text:style-name="P4">
Category: News</text:p>
      <!--METADATA-->
      <text:p text:style-name="P4">
<draw:frame draw:style-name="fr1" draw:name="Image302" text:anchor-type="as-char" svg:width="6.9236in" svg:height="4.612849in" draw:z-index="0">
<draw:image xlink:href="../Images/AРМІЯINFORM/2023-05-09T48-00-00-04-00/rechnyk-ps-zsu-yurij-ignat.jpg" xlink:type="simple" xlink:show="embed" xlink:actuate="onLoad" draw:mime-type="image/jpeg"/>
</draw:frame>
 Речник Командування Повітряних Сил Збройних Сил України полковникЮрій Ігнат. Ілюстративне фото</text:p>
      <text:p text:style-name="P4">
— Мали вечірню атаку близько 22:00 8 травня. Вісім «Калібрів» було запущено зкораблів ворога в Чорному морі. Усі повітряні цілі було знищено. У зонівідповідальності повітряного командування «Схід» відпрацювали на 100відсотків. Вночі ворог підняв літаки стратегічної авіації Ту-95МС, і з районуКаспію було здійснено 17 пусків крилатих ракет Х-101/Х-555. 15 ракет булознищено: 14 у зоні відповідальності повітряного командування «Центр», одна —силами ППО повітряного командування «Південь». Загалом маємо 23 збиті крилатіракети в ніч на 9 травня із 25 запущених. Командувач ПС ЗСУ подякував усімвійськовослужбовцям, що брали участь у відбитті нічної повітряної атаки, —розповів в етері «Єдиних новин» речник командування Повітряних Сил ЗСУполковник Юрій Ігнат.</text:p>
      <text:p text:style-name="P4">
Також полковник Юрій Ігнат зазначив, що наразі немає інформації прозастосування ворогом балістичних ракет під час атаки вночі. Тож не можеповідомити про їх збиття нашими силами ППО.</text:p>
      <text:p text:style-name="P4">
Однак прецедент збиття ворожого «Кинджалу» відбувся. За словами полковникаЮрія Ігната, на бойове чергування вже заступила визначена кількістьрозрахунків системи Patriot, якої бракувало до того силам українського ППОсаме для боротьби з російськими балістичними ракетами.</text:p>
      <text:p text:style-name="P4">
— Ворожа балістика — це не лише аеробалістичний «Кинджал», але й «Іскандер-М»та інше озброєння, яке може опинитись на росії в подальшому. Тому ми повиннірозуміти, що зенітні керовані ракети проти аеробалістичних та балістичнихцілей — це дуже важливо. Ми маємо серйозні об’єкти критичної інфраструктури,які потребують захисту і прикриття. І міжнародним партнерам про це постійноговоримо. Спілкуючись із бойовими обслугами перших Patriot, які заступили набойове чергування, командувач ПС ЗСУ наголосив, що в іноземних виробників єунікальна можливість випробувати і показати, наскільки ті чи інші зразкиздатні захистити державу від повітряної агресії, — сказав полковник ЮрійІгнат. — Будемо просити більше, щоб остаточно замінити старі радянські зразки.</text:p>
      <text:p text:style-name="P4">
Також полковник Юрій Ігнат підкреслив, що на сьогодні лінія фронту становить вУкраїні близько 2500 кілометрів. Включно із кордоном із білоруссю. Бо це такожфронт.</text:p>
      <text:p text:style-name="P4">
— Ми повинні розуміти, що маємо величезний повітряний простір, і для йогозахисту потрібна чимала кількість засобів ППО. Саме тому ми говоримо про те,що потрібні десятки різних систем новітніх ППО та літаки F-16, які зміцнятьсистему протиповітряної оборони. Літаки можуть оперативно злітати назагрозливий напрямок, відпрацьовувати по цілях та повернутись на аеродроми.</text:p>
      <text:p text:style-name="P4">
Source: <text:a xlink:type="simple" xlink:href="https://armyinform.com.ua/2023/05/09/yurij-ignat-rozpoviv-podrobyczi-nichnyh-atak-po-ukrayini/" text:style-name="Internet_20_link" text:visited-style-name="Visited_20_Internet_20_Link">
https://armyinform.com.ua/2023/05/09/yurij-ignat-rozpoviv-podrobyczi-nichnyh-atak-po-ukrayini/</text:a>
</text:p>
      <!--NEWS-->
      <text:h text:style-name="P10" text:outline-level="1">
<text:span text:style-name="T4">
У Нюрнберзі ухвалили декларацію щодо воєнних злочинів рф проти України</text:span>
</text:h>
      <text:p text:style-name="P4">
Author: ['АРМІЯINFORM']</text:p>
      <text:p text:style-name="P4">
Time: 2023-05-09T49:00:00-04:00</text:p>
      <text:p text:style-name="P4">
Description: Міжнародна академія Нюрнберзьких принципів ухвалила декларацію, яка засуджує воєн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638f2b218e99a294951481.png" text:style-name="Internet_20_link" text:visited-style-name="Visited_20_Internet_20_Link">
638f2b218e99a294951481.png</text:a>
']</text:p>
      <text:p text:style-name="P4">
Tags: ['STOPRUSSIA', 'АГРЕСІЯ РФ', 'ДМИТРО КУЛЕБА', 'ДОПОМОГА ПАРТНЕРІВ', 'НЮРНБЕРГ', 'СВІТ ПІДТРИМУЄ УКРАЇНУ']</text:p>
      <text:p text:style-name="P4">
Category: News</text:p>
      <!--METADATA-->
      <text:p text:style-name="P4">
<draw:frame draw:style-name="fr1" draw:name="Image303" text:anchor-type="as-char" svg:width="6.9236in" svg:height="3.63489in" draw:z-index="0">
<draw:image xlink:href="../Images/AРМІЯINFORM/2023-05-09T49-00-00-04-00/638f2b218e99a294951481.png" xlink:type="simple" xlink:show="embed" xlink:actuate="onLoad" draw:mime-type="image/png"/>
</draw:frame>
</text:p>
      <text:p text:style-name="P4">
Міжнародна академія Нюрнберзьких принципів ухвалила декларацію, яка засуджуєвоєнні злочини російської федерації проти України. У документі наголошується:всі винні мають бути притягнуті до відповідальності за агресію протиукраїнського народу.</text:p>
      <text:p text:style-name="P4">
Про це у<text:a xlink:type="simple" xlink:href="https://twitter.com/NurembergAcadem/status/1655604712001896448" text:style-name="Internet_20_link" text:visited-style-name="Visited_20_Internet_20_Link">
Twitter</text:a>
 повідомило представництвоакадемії.</text:p>
      <text:p text:style-name="P4">
Нюрнберзька декларація закликає створити трибунал для судового переслідуванняза злочини в Україні. Зокрема, пропонується розширити повноваженняМіжнародного кримінального суду і створити трибунал для судовогопереслідування за злочини росії, вчинені в Україні.</text:p>
      <text:p text:style-name="P4">
«Закликаємо міжнародне співтовариство підтримати створення трибуналу дляпереслідування злочинів агресії, як їх визначено в міжнародному праві, скоєнихна території України», — йдеться в документі.</text:p>
      <text:p text:style-name="P4">
Таке рішення Міжнародної академії Нюрнберзьких принципів<text:a xlink:type="simple" xlink:href="https://twitter.com/DmytroKuleba/status/1655619857331761181" text:style-name="Internet_20_link" text:visited-style-name="Visited_20_Internet_20_Link">
привітав</text:a>
міністр закордонних справ України Дмитро Кулеба.</text:p>
      <text:p text:style-name="P4">
«Я вітаю Нюрнберзьку декларацію, яка встановлює прямий зв'язок міжНюрнберзьким трибуналом і Спеціальним трибуналом щодо злочину агресії протиУкраїни. російське керівництво, як і нацистське керівництво 1945 року, маєбути притягнуте до відповідальності за злочин агресії», — наголосив він.</text:p>
      <text:p text:style-name="P4">
Source: <text:a xlink:type="simple" xlink:href="https://armyinform.com.ua/2023/05/09/u-nyurnberzi-uhvalyly-deklaracziyu-shhodo-voyennyh-zlochyniv-rf-proty-ukrayiny/" text:style-name="Internet_20_link" text:visited-style-name="Visited_20_Internet_20_Link">
https://armyinform.com.ua/2023/05/09/u-nyurnberzi-uhvalyly-deklaracziyu-shhodo-voyennyh-zlochyniv-rf-proty-ukrayiny/</text:a>
</text:p>
      <!--NEWS-->
      <text:h text:style-name="P10" text:outline-level="1">
<text:span text:style-name="T4">
9 травня відбудеться пряма телефонна лінія з командувачем Сил ТрО ЗСУ</text:span>
</text:h>
      <text:p text:style-name="P4">
Author: ['АРМІЯINFORM']</text:p>
      <text:p text:style-name="P4">
Time: 2023-05-09T50:00:00-04:00</text:p>
      <text:p text:style-name="P4">
Description: Сьогодні, 9 травня, з 13:00 до 14:00 за номером 0 800 507 028 військовослужбовці Сил...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tanczyura.jpg" text:style-name="Internet_20_link" text:visited-style-name="Visited_20_Internet_20_Link">
tanczyura.jpg</text:a>
']</text:p>
      <text:p text:style-name="P4">
Tags: ['ГАРЯЧА ЛІНІЯ', 'ГЕНЕРАЛ-МАЙОР ІГОР ТАНЦЮРА', 'СИЛИ ТРО ЗСУ']</text:p>
      <text:p text:style-name="P4">
Category: News</text:p>
      <!--METADATA-->
      <text:p text:style-name="P4">
<draw:frame draw:style-name="fr1" draw:name="Image304" text:anchor-type="as-char" svg:width="6.9236in" svg:height="4.615733in" draw:z-index="0">
<draw:image xlink:href="../Images/AРМІЯINFORM/2023-05-09T50-00-00-04-00/tanczyura.jpg" xlink:type="simple" xlink:show="embed" xlink:actuate="onLoad" draw:mime-type="image/jpeg"/>
</draw:frame>
</text:p>
      <text:p text:style-name="P4">
Сьогодні, <text:span text:style-name="T4">
9 травня, з 13:00 до 14:00</text:span>
 за номером <text:span text:style-name="T4">
0 800 507 028</text:span>
військовослужбовці Сил територіальної оборони ЗСУ та їхні рідні можутьвпродовж години поспілкуватися з командувачем Сил ТрО ЗСУ генерал-майоромІгорем Танцюрою.</text:p>
      <text:p text:style-name="P4">
Про це<text:a xlink:type="simple" xlink:href="https://www.facebook.com/TerritorialDefenseForces/posts/pfbid023bxzrJwqWHksx6i5X7Hw6zcMxGZNdqNoQAYwH2GMx8kyvwteHZVfpbQGCGPxBnzSl" text:style-name="Internet_20_link" text:visited-style-name="Visited_20_Internet_20_Link">
повідомляє</text:a>
служба зв’язків з громадськістю Командування Сил ТрО ЗСУ.</text:p>
      <text:p text:style-name="P4">
«Наша гаряча лінія працює щодня з початку лютого 2022. За цей час булоприйнято понад 90 тисяч дзвінків. Ми намагаємось вирішити кожне питання, ізяким до нас звертаються. Для нас дуже важливо підтримати кожного нашого бійця.Щоб отримати консультацію, телефонувати можна щодня з 7:00 до 20:00 за номером0 800 507 028», — йдеться у повідомленні.</text:p>
      <text:p text:style-name="P4">
Source: <text:a xlink:type="simple" xlink:href="https://armyinform.com.ua/2023/05/09/9-travnya-vidbudetsya-pryama-telefonna-liniya-z-komanduvachem-syl-tro-zsu/" text:style-name="Internet_20_link" text:visited-style-name="Visited_20_Internet_20_Link">
https://armyinform.com.ua/2023/05/09/9-travnya-vidbudetsya-pryama-telefonna-liniya-z-komanduvachem-syl-tro-zsu/</text:a>
</text:p>
      <!--NEWS-->
      <text:h text:style-name="P10" text:outline-level="1">
<text:span text:style-name="T4">
Сьогодні відзначаємо День Європи спільно з державами ЄС</text:span>
</text:h>
      <text:p text:style-name="P4">
Author: ['АРМІЯINFORM']</text:p>
      <text:p text:style-name="P4">
Time: 2023-05-09T51:00:00-04:00</text:p>
      <text:p text:style-name="P4">
Description: Цьогоріч Україна разом з країнами ЄС відзначає День Європи — свято на знак миру 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5390899842085145362_y-e1683619342392.jpg" text:style-name="Internet_20_link" text:visited-style-name="Visited_20_Internet_20_Link">
photo_5390899842085145362_y-e1683619342392.jpg</text:a>
']</text:p>
      <text:p text:style-name="P4">
Tags: ['ДЕНЬ ЄВРОПИ']</text:p>
      <text:p text:style-name="P4">
Category: News</text:p>
      <!--METADATA-->
      <text:p text:style-name="P4">
<draw:frame draw:style-name="fr1" draw:name="Image305" text:anchor-type="as-char" svg:width="6.9236in" svg:height="3.391482in" draw:z-index="0">
<draw:image xlink:href="../Images/AРМІЯINFORM/2023-05-09T51-00-00-04-00/photo_5390899842085145362_y-e1683619342392.jpg" xlink:type="simple" xlink:show="embed" xlink:actuate="onLoad" draw:mime-type="image/jpeg"/>
</draw:frame>
</text:p>
      <text:p text:style-name="P4">
Цьогоріч Україна разом з країнами ЄС відзначає <text:a xlink:type="simple" xlink:href="https://armyinform.com.ua/2023/05/08/shhoroku-9-travnya-ukrayina-vidznachatyme-den-yevropy-ukaz-prezydenta/" text:style-name="Internet_20_link" text:visited-style-name="Visited_20_Internet_20_Link">
ДеньЄвропи</text:a>
 — свято на знак миру та єдності наконтиненті.</text:p>
      <text:p text:style-name="P4">
Нині ми особливо гостро відчуваємо нашу єдність з Європою, яка дала притулокмільйонам наших земляків, допомагає озброєнням, підтримує економічно,розуміючи, яку страшну ціну ми платимо за європейський вибір, захищаючиконтинент від рашизму.</text:p>
      <text:p text:style-name="P4">
Наша країна як ніхто знає ціну єдності демократичних країн, чия підтримкадозволяє нам зупиняти російського агресора. І саме ми українці разом пишемоновий розділ історії Вільної Європи, відстоюючи на полі бою свою незалежність,самобутню ідентичність та своє вільне майбутнє.</text:p>
      <text:p text:style-name="P4">
Source: <text:a xlink:type="simple" xlink:href="https://armyinform.com.ua/2023/05/09/sogodni-vidznachayemo-den-yevropy-spilno-z-derzhavamy-yes/" text:style-name="Internet_20_link" text:visited-style-name="Visited_20_Internet_20_Link">
https://armyinform.com.ua/2023/05/09/sogodni-vidznachayemo-den-yevropy-spilno-z-derzhavamy-yes/</text:a>
</text:p>
      <!--NEWS-->
      <text:h text:style-name="P10" text:outline-level="1">
<text:span text:style-name="T4">
Понад 100 об’єктів інфраструктури уражено внаслідок ворожих обстрілів за минулу добу</text:span>
</text:h>
      <text:p text:style-name="P4">
Author: ['АРМІЯINFORM']</text:p>
      <text:p text:style-name="P4">
Time: 2023-05-09T52:00:00-04:00</text:p>
      <text:p text:style-name="P4">
Description: Протягом минулої доби російські окупаційні війська обстріляли територію 10 областе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febc0e16-e498-4fd8-ade1-cb13c5faa8ea.jpg" text:style-name="Internet_20_link" text:visited-style-name="Visited_20_Internet_20_Link">
febc0e16-e498-4fd8-ade1-cb13c5faa8ea.jpg</text:a>
']</text:p>
      <text:p text:style-name="P4">
Tags: ['АГРЕСІЯ РФ', 'ВТОРГНЕННЯ РФ', 'ОБСТРІЛИ ІНФРАСТРУКТУРИ', 'ХАРКІВСЬКИЙ ТРИБУНАЛ']</text:p>
      <text:p text:style-name="P4">
Category: News</text:p>
      <!--METADATA-->
      <text:p text:style-name="P4">
<draw:frame draw:style-name="fr1" draw:name="Image306" text:anchor-type="as-char" svg:width="6.9236in" svg:height="5.05478in" draw:z-index="0">
<draw:image xlink:href="../Images/AРМІЯINFORM/2023-05-09T52-00-00-04-00/febc0e16-e498-4fd8-ade1-cb13c5faa8ea.jpg" xlink:type="simple" xlink:show="embed" xlink:actuate="onLoad" draw:mime-type="image/jpeg"/>
</draw:frame>
</text:p>
      <text:p text:style-name="P4">
Протягом минулої доби російські окупаційні війська обстріляли територію 10областей України.</text:p>
      <text:p text:style-name="P4">
Про це <text:a xlink:type="simple" xlink:href="https://t.me/militarymediacenter/1890" text:style-name="Internet_20_link" text:visited-style-name="Visited_20_Internet_20_Link">
повідомляє</text:a>
 Military MediaCenter.</text:p>
      <text:p text:style-name="P4">
Загалом із різних видів озброєння (стрілецька зброя, гранатомети, міномети,танки, артилерія, РСЗВ, ЗРК, БПЛА, стратегічна та тактична авіація) здійсненообстріли 139 населених пунктів, підтверджено ураження 104 об’єктівінфраструктури.</text:p>
      <text:p text:style-name="P4">
За попередньою інформацією, серед цивільного населення є загиблі та поранені,кількість жертв уточнюється.</text:p>
      <text:p text:style-name="P4">
Source: <text:a xlink:type="simple" xlink:href="https://armyinform.com.ua/2023/05/09/ponad-100-obyektiv-infrastruktury-urazheno-vnaslidok-vorozhyh-obstriliv-za-mynulu-dobu/" text:style-name="Internet_20_link" text:visited-style-name="Visited_20_Internet_20_Link">
https://armyinform.com.ua/2023/05/09/ponad-100-obyektiv-infrastruktury-urazheno-vnaslidok-vorozhyh-obstriliv-za-mynulu-dobu/</text:a>
</text:p>
      <!--NEWS-->
      <text:h text:style-name="P10" text:outline-level="1">
<text:span text:style-name="T4">
У Румунії розпочалися масштабні навчання Сил спеціальних операцій країн НАТО Junction Strike 2023</text:span>
</text:h>
      <text:p text:style-name="P4">
Author: ['АРМІЯINFORM']</text:p>
      <text:p text:style-name="P4">
Time: 2023-05-09T53:00:00-04:00</text:p>
      <text:p text:style-name="P4">
Description: У Румунії почалися найбільші навчання Сил спеціальних операцій Junction Strike 2023 (JUST...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just23.jpg" text:style-name="Internet_20_link" text:visited-style-name="Visited_20_Internet_20_Link">
just23.jpg</text:a>
']</text:p>
      <text:p text:style-name="P4">
Tags: ['JUNCTION STRIKE 2023', 'ВІЙСЬКОВІ НАВЧАННЯ', 'РУМУНІЯ']</text:p>
      <text:p text:style-name="P4">
Category: News</text:p>
      <!--METADATA-->
      <text:p text:style-name="P4">
<draw:frame draw:style-name="fr1" draw:name="Image307" text:anchor-type="as-char" svg:width="6.9236in" svg:height="3.894525in" draw:z-index="0">
<draw:image xlink:href="../Images/AРМІЯINFORM/2023-05-09T53-00-00-04-00/just23.jpg" xlink:type="simple" xlink:show="embed" xlink:actuate="onLoad" draw:mime-type="image/jpeg"/>
</draw:frame>
</text:p>
      <text:p text:style-name="P4">
У Румунії почалися найбільші навчання Сил спеціальних операцій Junction Strike2023 (JUST 23), які триватимуть до 18 травня.</text:p>
      <text:p text:style-name="P4">
Про це йдеться у <text:a xlink:type="simple" xlink:href="https://www.mapn.ro/cpresa/17928_exercitiul--fortelor-pentru-operatii-speciale-junction-strike-23" text:style-name="Internet_20_link" text:visited-style-name="Visited_20_Internet_20_Link">
повідомленні</text:a>
 пресслужби румунськогооборонного відомства.</text:p>
      <text:p text:style-name="P4">
Ці навчання, в яких задіяно понад 500 румунських солдатів та близько 100наземних, повітряних та військово-морських технічних засобів, забезпечуютьорганізаційні умови для проведення максимально реалістичних навчань.</text:p>
      <text:p text:style-name="P4">
Основною метою комплексних навчань є сертифікація трьох об'єктів сил НАТО:морської групи Сил спеціальних операцій, сухопутної групи Сил спеціальнихоперацій та підрозділів спеціальних операцій Повітряних сил з вертольотами.</text:p>
      <text:p text:style-name="P4">
Разом із румунськими солдатами зі структур Сил спеціальних операційздійснюватимуться дії з керівництва та координації власних сил та приблизно100 іноземних військовослужбовців з країн-союзників, як Болгарія, Польща,Португалія, Іспанія та Сполучені Штати Америки. Військовослужбовці з країн-партнерів, таких як Грузія, Йорданія та Республіка Молдова також братимутьучасть у тренуваннях як спостерігачі.</text:p>
      <text:p text:style-name="P4">
Source: <text:a xlink:type="simple" xlink:href="https://armyinform.com.ua/2023/05/09/u-rumuniyi-rozpochalysya-masshtabni-navchannya-syl-speczialnyh-operaczij-krayin-nato-junction-strike-2023/" text:style-name="Internet_20_link" text:visited-style-name="Visited_20_Internet_20_Link">
https://armyinform.com.ua/2023/05/09/u-rumuniyi-rozpochalysya-masshtabni-navchannya-syl-speczialnyh-operaczij-krayin-nato-junction-strike-2023/</text:a>
</text:p>
      <!--NEWS-->
      <text:h text:style-name="P10" text:outline-level="1">
<text:span text:style-name="T4">
Олексій Резніков привітав європейські народи із Днем Європи</text:span>
</text:h>
      <text:p text:style-name="P4">
Author: ['АРМІЯINFORM']</text:p>
      <text:p text:style-name="P4">
Time: 2023-05-09T54:00:00-04:00</text:p>
      <text:p text:style-name="P4">
Description: Міністр оборони України Олексій Резніков привітав усі європейські народи із Днем Європи.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fvrftjbxoae9bel.jpg" text:style-name="Internet_20_link" text:visited-style-name="Visited_20_Internet_20_Link">
fvrftjbxoae9bel.jpg</text:a>
']</text:p>
      <text:p text:style-name="P4">
Tags: ['STOPRUSSIA', 'ДЕНЬ ЄВРОПИ', 'ОЛЕКСІЙ РЕЗНІКОВ', 'ОФІЦІЙНО']</text:p>
      <text:p text:style-name="P4">
Category: News</text:p>
      <!--METADATA-->
      <text:p text:style-name="P4">
<draw:frame draw:style-name="fr1" draw:name="Image308" text:anchor-type="as-char" svg:width="6.9236in" svg:height="4.15416in" draw:z-index="0">
<draw:image xlink:href="../Images/AРМІЯINFORM/2023-05-09T54-00-00-04-00/fvrftjbxoae9bel.jpg" xlink:type="simple" xlink:show="embed" xlink:actuate="onLoad" draw:mime-type="image/jpeg"/>
</draw:frame>
</text:p>
      <text:p text:style-name="P4">
Міністр оборони України Олексій Резніков привітав усі європейські народи ізДнем Європи.</text:p>
      <text:p text:style-name="P4">
Привітання глава українського оборонного відомства<text:a xlink:type="simple" xlink:href="https://twitter.com/oleksiireznikov/status/1655852755594952706" text:style-name="Internet_20_link" text:visited-style-name="Visited_20_Internet_20_Link">
розмістив</text:a>
 уTwitter.</text:p>
      <text:p text:style-name="P4">
«Тісна співпраця та інтеграція зробили значний внесок у мир і процвітанняЄвропи. Але Європа ніколи не буде в безпеці, якщо Україна не переможе і нестане повноправним членом ЄС і НАТО», — зазначив Олексій Резніков.</text:p>
      <text:p text:style-name="P4">
Нагадаємо, 9 травня Україна<text:a xlink:type="simple" xlink:href="https://armyinform.com.ua/2023/05/09/sogodni-vidznachayemo-den-yevropy-spilno-z-derzhavamy-yes/" text:style-name="Internet_20_link" text:visited-style-name="Visited_20_Internet_20_Link">
відзначає</text:a>
 День Європи спільно з державами ЄС.</text:p>
      <text:p text:style-name="P4">
Source: <text:a xlink:type="simple" xlink:href="https://armyinform.com.ua/2023/05/09/oleksij-reznikov-pryvitav-yevropejski-narody-iz-dnem-yevropy/" text:style-name="Internet_20_link" text:visited-style-name="Visited_20_Internet_20_Link">
https://armyinform.com.ua/2023/05/09/oleksij-reznikov-pryvitav-yevropejski-narody-iz-dnem-yevropy/</text:a>
</text:p>
      <!--NEWS-->
      <text:h text:style-name="P10" text:outline-level="1">
<text:span text:style-name="T4">
За добу піротехніки ДСНС знешкодили понад 500 вибухонебезпечних предметів та одну авіабомбу</text:span>
</text:h>
      <text:p text:style-name="P4">
Author: ['АРМІЯINFORM']</text:p>
      <text:p text:style-name="P4">
Time: 2023-05-09T55:00:00-04:00</text:p>
      <text:p text:style-name="P4">
Description: Протягом минулої доби, 8 травня, піротехнічні підрозділи Державної служби України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29a5a7db791be056-1.jpg" text:style-name="Internet_20_link" text:visited-style-name="Visited_20_Internet_20_Link">
29a5a7db791be056-1.jpg</text:a>
', '<text:a xlink:type="simple" xlink:href="https://armyinform.com.ua/wp-content/uploads/2023/05/345588592_267905555596774_1301402032132135145_n.jpg" text:style-name="Internet_20_link" text:visited-style-name="Visited_20_Internet_20_Link">
345588592_267905555596774_1301402032132135145_n.jpg</text:a>
']</text:p>
      <text:p text:style-name="P4">
Tags: ['STOPRUSSIA', 'АГРЕСІЯ РФ', 'ВІЙНА', 'ВТОРГНЕННЯ РФ', 'ДСНС УКРАЇНИ', 'РОЗМІНУВАННЯ']</text:p>
      <text:p text:style-name="P4">
Category: News</text:p>
      <!--METADATA-->
      <text:p text:style-name="P4">
<draw:frame draw:style-name="fr1" draw:name="Image309" text:anchor-type="as-char" svg:width="6.9236in" svg:height="3.892602in" draw:z-index="0">
<draw:image xlink:href="../Images/AРМІЯINFORM/2023-05-09T55-00-00-04-00/29a5a7db791be056-1.jpg" xlink:type="simple" xlink:show="embed" xlink:actuate="onLoad" draw:mime-type="image/jpeg"/>
</draw:frame>
 Ілюстративне фото</text:p>
      <text:p text:style-name="P4">
Протягом минулої доби, <text:span text:style-name="T4">
8 травня</text:span>
 , піротехнічні підрозділи Державної службиУкраїни з надзвичайних ситуацій <text:span text:style-name="T4">
148 разів</text:span>
 залучалися до виконання завданьз розмінування.</text:p>
      <text:p text:style-name="P4">
Про це <text:span text:style-name="T5">
<text:a xlink:type="simple" xlink:href="https://dsns.gov.ua/uk/news/nadzvicaini-podiyi/operativna-informaciia-shhodo-roboti-pirotexnicnix-pidrozdiliv-dsns-ukrayini-46" text:style-name="Internet_20_link" text:visited-style-name="Visited_20_Internet_20_Link">
повідомляє</text:a>
</text:span>
 ДСНС України.</text:p>
      <text:p text:style-name="P4">
Піротехнічними підрозділами виявлено, вилучено і знешкоджено <text:span text:style-name="T4">
520</text:span>
<text:span text:style-name="T4">
вибухонебезпечних</text:span>
 <text:span text:style-name="T4">
предметів,</text:span>
 зокрема <text:span text:style-name="T4">
одну авіаційну бомбу.</text:span>
Обстежено (очищено) територію площею <text:span text:style-name="T4">
207 гектарів</text:span>
.</text:p>
      <text:p text:style-name="P4">
Найчастіше піротехнічні підрозділи працювали: на Харківщині 17 753 рази,Київщині — 7644, Донеччині — 5152, Миколаївщині — 4824, Херсонщині — 4669,Чернігівщині — 4585, Сумщині — 1962, Черкащині — 1099.</text:p>
      <text:p text:style-name="P4">
Довідково: Всього від початку широкомасштабної агресії російської федерації натериторії України піротехнічні підрозділи ДСНС України залучалися 54 178 разівдо виконання завдань з розмінування. Знешкоджено 357 377 вибухонебезпечнихпредмети, зокрема 2220. Обстежено (очищено) територію площею 84 787 гектарів.</text:p>
      <text:p text:style-name="P4">
Усього залишається 174 тис. кв. км потенційно небезпечних територій, щостановить 30% від загальної площі держави.</text:p>
      <text:p text:style-name="P4">
<draw:frame draw:style-name="fr1" draw:name="Image310" text:anchor-type="as-char" svg:width="6.9236in" svg:height="5.804039in" draw:z-index="0">
<draw:image xlink:href="../Images/AРМІЯINFORM/2023-05-09T55-00-00-04-00/345588592_267905555596774_1301402032132135145_n.jpg" xlink:type="simple" xlink:show="embed" xlink:actuate="onLoad" draw:mime-type="image/jpeg"/>
</draw:frame>
</text:p>
      <text:p text:style-name="P4">
Нагадуємо, якщо ви виявили підозрілі предмети, схожі на уламки від ракет абодронів, у жодному разі не торкайтеся знахідок власноруч і не дозволяйте церобити іншим. А <text:a xlink:type="simple" xlink:href="https://armyinform.com.ua/2022/12/21/shho-robyty-yakshho-znajshly-ulamky-vorozhogo-dronu-chy-rakety-2/" text:style-name="Internet_20_link" text:visited-style-name="Visited_20_Internet_20_Link">
також</text:a>
:</text:p>
      <ul>
        <li>
не переміщуйте предмети, не намагайтеся розібрати їх, заносити у приміщення, закопувати у землю, кидати у водойми тощо,  * не фотографуйте та не публікуйте знімки у мережі Інтернет,  * позначте місце знахідки,  * відійдіть від підозрілого предмета якомога далі.</li>
      </ul>
      <text:p text:style-name="P4">
Негайно повідомте про знахідку підрозділи ДСНС — 101 або поліції — 102.Дочекайтеся приїзду фахівців та вкажіть місце розташування підозрілоїзнахідки.</text:p>
      <text:p text:style-name="P4">
Source: <text:a xlink:type="simple" xlink:href="https://armyinform.com.ua/2023/05/09/za-dobu-pirotehniky-dsns-zneshkodyly-ponad-500-vybuhonebezpechnyh-predmetiv-ta-odnu-aviabombu/" text:style-name="Internet_20_link" text:visited-style-name="Visited_20_Internet_20_Link">
https://armyinform.com.ua/2023/05/09/za-dobu-pirotehniky-dsns-zneshkodyly-ponad-500-vybuhonebezpechnyh-predmetiv-ta-odnu-aviabombu/</text:a>
</text:p>
      <!--NEWS-->
      <text:h text:style-name="P10" text:outline-level="1">
<text:span text:style-name="T4">
На сайті Міноборони офіційно запрацював розділ щодо шляху пораненого</text:span>
</text:h>
      <text:p text:style-name="P4">
Author: ['АРМІЯINFORM']</text:p>
      <text:p text:style-name="P4">
Time: 2023-05-09T56:00:00-04:00</text:p>
      <text:p text:style-name="P4">
Description: Заступниця Міністра оборони України Ганна Маляр повідомила про те, що відсьогодні 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0/09/77acfef9ac002e47cfc3020e10de49c60959d638.jpg" text:style-name="Internet_20_link" text:visited-style-name="Visited_20_Internet_20_Link">
77acfef9ac002e47cfc3020e10de49c60959d638.jpg</text:a>
', '<text:a xlink:type="simple" xlink:href="https://armyinform.com.ua/wp-content/uploads/2023/05/photo_5390898145573062253_y-150x150.jpg" text:style-name="Internet_20_link" text:visited-style-name="Visited_20_Internet_20_Link">
photo_5390898145573062253_y-150x150.jpg</text:a>
', '<text:a xlink:type="simple" xlink:href="https://armyinform.com.ua/wp-content/uploads/2023/05/photo_5390898145573062254_y-150x150.jpg" text:style-name="Internet_20_link" text:visited-style-name="Visited_20_Internet_20_Link">
photo_5390898145573062254_y-150x150.jpg</text:a>
', '<text:a xlink:type="simple" xlink:href="https://armyinform.com.ua/wp-content/uploads/2023/05/b68202c7-1e8b-4366-abfd-f61726f162ed-150x150.jpg" text:style-name="Internet_20_link" text:visited-style-name="Visited_20_Internet_20_Link">
b68202c7-1e8b-4366-abfd-f61726f162ed-150x150.jpg</text:a>
']</text:p>
      <text:p text:style-name="P4">
Tags: ['ГАННА МАЛЯР']</text:p>
      <text:p text:style-name="P4">
Category: News</text:p>
      <!--METADATA-->
      <text:p text:style-name="P4">
<draw:frame draw:style-name="fr1" draw:name="Image311" text:anchor-type="as-char" svg:width="6.9236in" svg:height="4.615733in" draw:z-index="0">
<draw:image xlink:href="../Images/AРМІЯINFORM/2023-05-09T56-00-00-04-00/77acfef9ac002e47cfc3020e10de49c60959d638.jpg" xlink:type="simple" xlink:show="embed" xlink:actuate="onLoad" draw:mime-type="image/jpeg"/>
</draw:frame>
</text:p>
      <text:p text:style-name="P4">
Заступниця Міністра оборони України Ганна Маляр повідомила про те, щовідсьогодні на сайті Міноборони офіційно запрацював розділ щодо шляхупораненого.</text:p>
      <text:p text:style-name="P4">
Про це вона<text:a xlink:type="simple" xlink:href="https://t.me/annamaliar/712" text:style-name="Internet_20_link" text:visited-style-name="Visited_20_Internet_20_Link">
 зазначила</text:a>
 у Телеграм-каналі.</text:p>
      <text:p text:style-name="P4">
«Сайт простий у користуванні, містить алгоритми дій пораненого та відповіді навсі питання, які виникають під час лікування, проходження ВЛК, отриманнявиплат тощо», — наголосила Ганна Маляр та додала, що на сайті є також«Довідник військовослужбовця після поранення», який можна завантажити.</text:p>
      <text:p text:style-name="P4">
Через вкладку <text:a xlink:type="simple" xlink:href="https://www.mil.gov.ua/" text:style-name="Internet_20_link" text:visited-style-name="Visited_20_Internet_20_Link">
«військовослужбовцям»</text:a>
 здійснюєтьсяперехід на сайт <text:a xlink:type="simple" xlink:href="https://turbota.mil.gov.ua/" text:style-name="Internet_20_link" text:visited-style-name="Visited_20_Internet_20_Link">
ТУРБОТА</text:a>
.</text:p>
      <text:p text:style-name="P4">
<text:a xlink:type="simple" xlink:href="https://armyinform.com.ua/wp-content/uploads/2023/05/photo_5390898145573062253_y.jpg" text:style-name="Internet_20_link" text:visited-style-name="Visited_20_Internet_20_Link">
<draw:frame draw:style-name="fr1" draw:name="Image312" text:anchor-type="as-char" svg:width="6.9236in" svg:height="6.9236in" draw:z-index="0">
<draw:image xlink:href="../Images/AРМІЯINFORM/2023-05-09T56-00-00-04-00/photo_5390898145573062253_y-150x150.jpg" xlink:type="simple" xlink:show="embed" xlink:actuate="onLoad" draw:mime-type="image/jpeg"/>
</draw:frame>
</text:a>
</text:p>
      <text:p text:style-name="P4">
<text:a xlink:type="simple" xlink:href="https://armyinform.com.ua/wp-content/uploads/2023/05/photo_5390898145573062254_y.jpg" text:style-name="Internet_20_link" text:visited-style-name="Visited_20_Internet_20_Link">
<draw:frame draw:style-name="fr1" draw:name="Image313" text:anchor-type="as-char" svg:width="6.9236in" svg:height="6.9236in" draw:z-index="0">
<draw:image xlink:href="../Images/AРМІЯINFORM/2023-05-09T56-00-00-04-00/photo_5390898145573062254_y-150x150.jpg" xlink:type="simple" xlink:show="embed" xlink:actuate="onLoad" draw:mime-type="image/jpeg"/>
</draw:frame>
</text:a>
</text:p>
      <text:p text:style-name="P4">
<text:a xlink:type="simple" xlink:href="https://armyinform.com.ua/wp-content/uploads/2023/05/b68202c7-1e8b-4366-abfd-f61726f162ed.jpg" text:style-name="Internet_20_link" text:visited-style-name="Visited_20_Internet_20_Link">
<draw:frame draw:style-name="fr1" draw:name="Image314" text:anchor-type="as-char" svg:width="6.9236in" svg:height="6.9236in" draw:z-index="0">
<draw:image xlink:href="../Images/AРМІЯINFORM/2023-05-09T56-00-00-04-00/b68202c7-1e8b-4366-abfd-f61726f162ed-150x150.jpg" xlink:type="simple" xlink:show="embed" xlink:actuate="onLoad" draw:mime-type="image/jpeg"/>
</draw:frame>
</text:a>
</text:p>
      <text:p text:style-name="P4">
За словами заступниці Міністра оборони, для максимального комфорту сайтмістить зразки рапортів та покрокові інструкції отримання виплат,протезування, отримання статусу УБД, посвідчення особи з інвалідністю тощо.Сервіс створений спільно Міноборони та ЗСУ. Особливо варто відзначитиУправління стратегічних комунікацій ЗСУ.</text:p>
      <text:p text:style-name="P4">
«Ми щиро вдячні українському офісу компанії Locaria, яка зробила волонтерськийвнесок у проєкт, створивши сайт для цього сервісу», — резюмувала вона.</text:p>
      <text:p text:style-name="P4">
Source: <text:a xlink:type="simple" xlink:href="https://armyinform.com.ua/2023/05/09/na-sajti-minoborony-oficzijno-zapraczyuvav-rozdil-shhodo-shlyahu-poranenogo/" text:style-name="Internet_20_link" text:visited-style-name="Visited_20_Internet_20_Link">
https://armyinform.com.ua/2023/05/09/na-sajti-minoborony-oficzijno-zapraczyuvav-rozdil-shhodo-shlyahu-poranenogo/</text:a>
</text:p>
      <!--NEWS-->
      <text:h text:style-name="P10" text:outline-level="1">
<text:span text:style-name="T4">
Міністри оборони Польщі та Канади: Працюємо пліч-о-пліч для підтримки України</text:span>
</text:h>
      <text:p text:style-name="P4">
Author: ['АРМІЯINFORM']</text:p>
      <text:p text:style-name="P4">
Time: 2023-05-09T57:00:00-04:00</text:p>
      <text:p text:style-name="P4">
Description: Польща та Канада визнають непохитну підтримку України у боротьбі з агресією рф.    Про ц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ollska_canada.jpg" text:style-name="Internet_20_link" text:visited-style-name="Visited_20_Internet_20_Link">
pollska_canada.jpg</text:a>
']</text:p>
      <text:p text:style-name="P4">
Tags: ['ВІЙСЬКОВА ДОПОМОГА УКРАЇНІ', 'КАНАДА', 'ПОЛЬЩА']</text:p>
      <text:p text:style-name="P4">
Category: News</text:p>
      <!--METADATA-->
      <text:p text:style-name="P4">
<draw:frame draw:style-name="fr1" draw:name="Image315" text:anchor-type="as-char" svg:width="6.9236in" svg:height="3.894525in" draw:z-index="0">
<draw:image xlink:href="../Images/AРМІЯINFORM/2023-05-09T57-00-00-04-00/pollska_canada.jpg" xlink:type="simple" xlink:show="embed" xlink:actuate="onLoad" draw:mime-type="image/jpeg"/>
</draw:frame>
</text:p>
      <text:p text:style-name="P4">
Польща та Канада визнають непохитну підтримку України у боротьбі з агресієюрф.</text:p>
      <text:p text:style-name="P4">
Про це під час офіційного візиту до Канади<text:a xlink:type="simple" xlink:href="https://www.gov.pl/web/obrona-narodowa/kanada-jest-niezawodnym-przyjacielem-i-sojusznikiem-polski" text:style-name="Internet_20_link" text:visited-style-name="Visited_20_Internet_20_Link">
заявив</text:a>
 міністр національної оборони Польщі МаріушБлащак.</text:p>
      <text:p text:style-name="P4">
«Я хотів би подякувати міністру оборони Канади Аніті Ананд за її підтримкуУкраїни, особливо — за чіткість <text:a xlink:type="simple" xlink:href="https://armyinform.com.ua/2023/04/18/u-zbrojnyh-sylah-kanady-pokazaly-yak-dostavlyaly-tanky-leopard-2-dlya-ukrayiny/" text:style-name="Internet_20_link" text:visited-style-name="Visited_20_Internet_20_Link">
поставок танківLeopard</text:a>
. Ваше рішення надатицю техніку змусило інші країни наслідувати вашому прикладу і створити танковукоаліцію», — сказав глава Міноборони Польщі.</text:p>
      <text:p text:style-name="P4">
Обговорюючи ситуацію на східному фланзі НАТО та загрозу безпеці, особливо вЄвропі, у зв’язку з нападом росії на Україну, очільник польського Міноборонизазначив, що в цей час важливі солідарність і єдність союзників.</text:p>
      <text:p text:style-name="P4">
«Участь Канади в допомозі Україні та у двосторонній і союзницькій співпрацідоводить, що Канада є надійним другом і союзником Польщі. Ми діємо разом, щобпідтримувати безпеку Європи», — підкреслив Маріуш Блащак.</text:p>
      <text:p text:style-name="P4">
Міністр оборони Канади Аніта Ананд зазначила, що Канада надала значну допомогуУкраїні, і наразі в Польщі перебуває 80 канадських військових, які навчаютьукраїнських солдатів —<text:a xlink:type="simple" xlink:href="https://armyinform.com.ua/2023/04/06/kanadski-sapery-u-polshhi-navchayut-ukrayinskyh-vijskovyh-dolaty-minnu-zagrozu-na-poli-boyu/" text:style-name="Internet_20_link" text:visited-style-name="Visited_20_Internet_20_Link">
саперів</text:a>
 і<text:a xlink:type="simple" xlink:href="https://armyinform.com.ua/2023/02/27/u-polshhi-kanadski-instruktory-navchayut-ukrayinskyh-tankistiv-na-leopard/" text:style-name="Internet_20_link" text:visited-style-name="Visited_20_Internet_20_Link">
танкістів</text:a>
. Також <text:a xlink:type="simple" xlink:href="https://armyinform.com.ua/2022/10/30/kanadski-instruktory-provely-navchannya-z-taktychnoyi-medyczyny-ta-evakuacziyi-u-ramkah-operacziyi-unifier-uk/" text:style-name="Internet_20_link" text:visited-style-name="Visited_20_Internet_20_Link">
проводятьнавчання</text:a>
 з надання першої медичної допомоги на полі бою.</text:p>
      <text:p text:style-name="P4">
«Ми можемо запропонувати ці навички значною мірою тому, бо Польща була готовадопомогти», — сказала Аніта Ананд.</text:p>
      <text:p text:style-name="P4">
Вона також додала, що військові Збройних сил Канади та Польщі працюють пліч-о-пліч, аби навчати українців і захищати НАТО через посилену бойову групупередової присутності у Латвії. Країни й надалі продовжуватимуть зміцнюватиоборонне партнерство.</text:p>
      <text:p text:style-name="P4">
Нагадаємо, наприкінці квітня 2023 року Канада<text:a xlink:type="simple" xlink:href="https://armyinform.com.ua/2023/04/21/kanada-vydilyaye-ukrayini-paket-vijskovoyi-dopomogy-majzhe-na-29-mln/" text:style-name="Internet_20_link" text:visited-style-name="Visited_20_Internet_20_Link">
оголосила</text:a>
 про надання Україні черговогопакета військової допомоги.</text:p>
      <text:p text:style-name="P4">
<text:span text:style-name="T5">
Підготував Віталій Литвин</text:span>
</text:p>
      <text:p text:style-name="P4">
Source: <text:a xlink:type="simple" xlink:href="https://armyinform.com.ua/2023/05/09/ministry-oborony-polshhi-ta-kanady-praczyuyemo-plich-o-plich-dlya-pidtrymky-ukrayiny/" text:style-name="Internet_20_link" text:visited-style-name="Visited_20_Internet_20_Link">
https://armyinform.com.ua/2023/05/09/ministry-oborony-polshhi-ta-kanady-praczyuyemo-plich-o-plich-dlya-pidtrymky-ukrayiny/</text:a>
</text:p>
      <!--NEWS-->
      <text:h text:style-name="P10" text:outline-level="1">
<text:span text:style-name="T4">
Понад 102 тисячі злочинів рф задокументував Офіс Генерального прокурора</text:span>
</text:h>
      <text:p text:style-name="P4">
Author: ['АРМІЯINFORM']</text:p>
      <text:p text:style-name="P4">
Time: 2023-05-09T58:00:00-04:00</text:p>
      <text:p text:style-name="P4">
Description: Офіс Генерального прокурора України повідомляє про задокументовані злочини, вчинені 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1-36.jpg" text:style-name="Internet_20_link" text:visited-style-name="Visited_20_Internet_20_Link">
1-36.jpg</text:a>
', '<text:a xlink:type="simple" xlink:href="https://armyinform.com.ua/wp-content/uploads/2023/05/2-35.jpg" text:style-name="Internet_20_link" text:visited-style-name="Visited_20_Internet_20_Link">
2-35.jpg</text:a>
']</text:p>
      <text:p text:style-name="P4">
Tags: ['ВОЄННІ ЗЛОЧИНИ РФ', 'ОФІС ГЕНЕРАЛЬНОГО ПРОКУРОРА УКРАЇНИ']</text:p>
      <text:p text:style-name="P4">
Category: News</text:p>
      <!--METADATA-->
      <text:p text:style-name="P4">
<draw:frame draw:style-name="fr1" draw:name="Image316" text:anchor-type="as-char" svg:width="6.9236in" svg:height="4.448413in" draw:z-index="0">
<draw:image xlink:href="../Images/AРМІЯINFORM/2023-05-09T58-00-00-04-00/1-36.jpg" xlink:type="simple" xlink:show="embed" xlink:actuate="onLoad" draw:mime-type="image/jpeg"/>
</draw:frame>
</text:p>
      <text:p text:style-name="P4">
Офіс Генерального прокурора України <text:a xlink:type="simple" xlink:href="https://www.gp.gov.ua/" text:style-name="Internet_20_link" text:visited-style-name="Visited_20_Internet_20_Link">
повідомляє</text:a>
 прозадокументовані злочини, вчинені в період широкомасштабної агресії російськоїфедерації проти України.</text:p>
      <text:p text:style-name="P4">
Станом на 9 травня зареєстровано 85 455 воєнних злочинів та 17 075 злочинівпроти національної безпеки України.</text:p>
      <text:p text:style-name="P4">
Крім того, за даними ювенальних прокурорів, 1447 дітей постраждали внаслідокагресії рф, з них:</text:p>
      <ul>
        <li>
480 — дітей загинули,  * 967 — дітей дістали поранення різного ступеня тяжкості.</li>
      </ul>
      <text:p text:style-name="P4">
У відомстві наголошують, що ці цифри не остаточні, оскільки триває робота з їхвстановлення в місцях ведення активних бойових дій, на тимчасово окупованих тазвільнених територіях.</text:p>
      <text:p text:style-name="P4">
<draw:frame draw:style-name="fr1" draw:name="Image317" text:anchor-type="as-char" svg:width="6.9236in" svg:height="4.448413in" draw:z-index="0">
<draw:image xlink:href="../Images/AРМІЯINFORM/2023-05-09T58-00-00-04-00/2-35.jpg" xlink:type="simple" xlink:show="embed" xlink:actuate="onLoad" draw:mime-type="image/jpeg"/>
</draw:frame>
</text:p>
      <text:p text:style-name="P4">
Source: <text:a xlink:type="simple" xlink:href="https://armyinform.com.ua/2023/05/09/ponad-102-tysyachi-zlochyniv-rf-zadokumentuvav-ofis-generalnogo-prokurora/" text:style-name="Internet_20_link" text:visited-style-name="Visited_20_Internet_20_Link">
https://armyinform.com.ua/2023/05/09/ponad-102-tysyachi-zlochyniv-rf-zadokumentuvav-ofis-generalnogo-prokurora/</text:a>
</text:p>
      <!--NEWS-->
      <text:h text:style-name="P10" text:outline-level="1">
<text:span text:style-name="T4">
ОБСЄ оприлюднила звіт про злочини росії проти українських дітей</text:span>
</text:h>
      <text:p text:style-name="P4">
Author: ['АРМІЯINFORM']</text:p>
      <text:p text:style-name="P4">
Time: 2023-05-09T59:00:00-04:00</text:p>
      <text:p text:style-name="P4">
Description: Про це повідомляє  Мінреінтеграції.    ОБСЄ оприлюднила звіт про порушення росією пра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0/11/obsye.jpg" text:style-name="Internet_20_link" text:visited-style-name="Visited_20_Internet_20_Link">
obsye.jpg</text:a>
']</text:p>
      <text:p text:style-name="P4">
Tags: ['STOPRUSSIA', 'АГРЕСІЯ РФ', 'ВІЙНА', 'ВТОРГНЕННЯ РФ', 'ОБСЄ']</text:p>
      <text:p text:style-name="P4">
Category: News</text:p>
      <!--METADATA-->
      <text:p text:style-name="P4">
<draw:frame draw:style-name="fr1" draw:name="Image318" text:anchor-type="as-char" svg:width="6.9236in" svg:height="3.928332in" draw:z-index="0">
<draw:image xlink:href="../Images/AРМІЯINFORM/2023-05-09T59-00-00-04-00/obsye.jpg" xlink:type="simple" xlink:show="embed" xlink:actuate="onLoad" draw:mime-type="image/jpeg"/>
</draw:frame>
</text:p>
      <text:p text:style-name="P4">
Про це <text:a xlink:type="simple" xlink:href="https://minre.gov.ua/2023/05/09/obsye-oprylyudnyla-zvit-pro-zlochyny-rosiyi-proty-ukrayinskyh-ditej/" text:style-name="Internet_20_link" text:visited-style-name="Visited_20_Internet_20_Link">
повідомляє</text:a>
 Мінреінтеграції.</text:p>
      <text:p text:style-name="P4">
ОБСЄ <text:a xlink:type="simple" xlink:href="https://www.osce.org/odihr/542751" text:style-name="Internet_20_link" text:visited-style-name="Visited_20_Internet_20_Link">
оприлюднила</text:a>
 звіт про порушенняросією прав українських дітей і їх примусову депортацію. Це перший окремийспеціальний міжнародний звіт щодо проблеми незаконного переміщення рфукраїнських дітей.</text:p>
      <text:p text:style-name="P4">
<text:span text:style-name="T4">
Серед ключових висновків Звіту варто виділити такі:</text:span>
</text:p>
      <ul>
        <li>
від початку вторгнення велика кількість українських дітей була переміщена на тимчасово окуповані території України та на територію рф. Це можна кваліфікувати як злочин проти людяності «депортація або примусове переміщення населення»;  * евакуація й тривале переміщення українських дітей без згоди є порушенням міжнародного гуманітарного права. В окремих випадках — серйозними порушеннями IV Женевської конвенції та воєнними злочинами;  * примусово переміщені чи депортовані українські діти опиняються в суцільно російському середовищі. Піддаються проросійській інформаційній кампанії, яка часто зводиться до цілеспрямованого перевиховання та залучення до військової освіти;  * дії росії зі зміни громадянства українських дітей, незаконне усиновлення дітей або подібні заходи з асиміляції є порушеннями IV Женевської конвенції;  * рф створює різноманітні перепони для сімей, які прагнуть повернути своїх дітей. Перешкоджає встановленню переліку та місцезнаходження дітей, що є порушенням Женевських конвенцій;  * зафіксовано численні та повторювані порушення інтересів та прав дітей, передбачених Конвенцією ООН про права дитини;  * наслідки цих численних порушень викликають серйозні занепокоєння щодо того, що було порушено право переміщених українських дітей, зокрема: не піддаватися катуванням та іншим нелюдським видам поводження чи покарання.</li>
      </ul>
      <text:p text:style-name="P4">
У Міністерстві закордонних справ України<text:a xlink:type="simple" xlink:href="https://www.kmu.gov.ua/news/komentar-mzs-ukrainy-shchodo-zvitu-obsie-stosovno-porushen-mizhnarodnoho-prava-poviazanykh-iz-deportatsiieiu-ukrainskykh-ditei-do-rf" text:style-name="Internet_20_link" text:visited-style-name="Visited_20_Internet_20_Link">
зазначили</text:a>
, що вітають оприлюднення Звіту. Адже його висновкиможуть бути використані у межах національних і міжнародних механізмівпритягнення до відповідальності причетних до зафіксованих у документізлочинів.</text:p>
      <text:p text:style-name="P4">
Source: <text:a xlink:type="simple" xlink:href="https://armyinform.com.ua/2023/05/09/obsye-oprylyudnyla-zvit-pro-zlochyny-rosiyi-proty-ukrayinskyh-ditej/" text:style-name="Internet_20_link" text:visited-style-name="Visited_20_Internet_20_Link">
https://armyinform.com.ua/2023/05/09/obsye-oprylyudnyla-zvit-pro-zlochyny-rosiyi-proty-ukrayinskyh-ditej/</text:a>
</text:p>
      <!--NEWS-->
      <text:h text:style-name="P10" text:outline-level="1">
<text:span text:style-name="T4">
У Хмельницькому відбулось спецпогашення нової поштової марки</text:span>
</text:h>
      <text:p text:style-name="P4">
Author: ['Анастасія Богач']</text:p>
      <text:p text:style-name="P4">
Time: 2023-05-09T60:00:00-04:00</text:p>
      <text:p text:style-name="P4">
Description: У Хмельницькому відбулось спецпогашення нової марки «Укрпошти» «Слава Силам оборо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35.jpg" text:style-name="Internet_20_link" text:visited-style-name="Visited_20_Internet_20_Link">
3-35.jpg</text:a>
', '<text:a xlink:type="simple" xlink:href="https://armyinform.com.ua/wp-content/uploads/2023/05/5-22-150x150.jpg" text:style-name="Internet_20_link" text:visited-style-name="Visited_20_Internet_20_Link">
5-22-150x150.jpg</text:a>
', '<text:a xlink:type="simple" xlink:href="https://armyinform.com.ua/wp-content/uploads/2023/05/1-38-150x150.jpg" text:style-name="Internet_20_link" text:visited-style-name="Visited_20_Internet_20_Link">
1-38-150x150.jpg</text:a>
', '<text:a xlink:type="simple" xlink:href="https://armyinform.com.ua/wp-content/uploads/2023/05/6-18-150x150.jpg" text:style-name="Internet_20_link" text:visited-style-name="Visited_20_Internet_20_Link">
6-18-150x150.jpg</text:a>
', '<text:a xlink:type="simple" xlink:href="https://armyinform.com.ua/wp-content/uploads/2023/05/7-14-150x150.jpg" text:style-name="Internet_20_link" text:visited-style-name="Visited_20_Internet_20_Link">
7-14-150x150.jpg</text:a>
', '<text:a xlink:type="simple" xlink:href="https://armyinform.com.ua/wp-content/uploads/2023/05/8-11-150x150.jpg" text:style-name="Internet_20_link" text:visited-style-name="Visited_20_Internet_20_Link">
8-11-150x150.jpg</text:a>
', '<text:a xlink:type="simple" xlink:href="https://armyinform.com.ua/wp-content/uploads/2023/05/9-12-150x150.jpg" text:style-name="Internet_20_link" text:visited-style-name="Visited_20_Internet_20_Link">
9-12-150x150.jpg</text:a>
', '<text:a xlink:type="simple" xlink:href="https://armyinform.com.ua/wp-content/uploads/2023/05/10-14-150x150.jpg" text:style-name="Internet_20_link" text:visited-style-name="Visited_20_Internet_20_Link">
10-14-150x150.jpg</text:a>
']</text:p>
      <text:p text:style-name="P4">
Tags: ['STOPRUSSIA', 'АГРЕСІЯ РФ', 'ВІЙНА', 'ВТОРГНЕННЯ РФ', 'ПОШТОВІ МАРКИ', 'УКРПОШТА', 'ХМЕЛЬНИЧЧИНА']</text:p>
      <text:p text:style-name="P4">
Category: News</text:p>
      <!--METADATA-->
      <text:p text:style-name="P4">
<draw:frame draw:style-name="fr1" draw:name="Image319" text:anchor-type="as-char" svg:width="6.9236in" svg:height="4.615733in" draw:z-index="0">
<draw:image xlink:href="../Images/AРМІЯINFORM/2023-05-09T60-00-00-04-00/3-35.jpg" xlink:type="simple" xlink:show="embed" xlink:actuate="onLoad" draw:mime-type="image/jpeg"/>
</draw:frame>
</text:p>
      <text:p text:style-name="P4">
У Хмельницькому відбулось спецпогашення нової марки «Укрпошти» «Слава Силамоборони і безпеки України! Гвардія наступу». Цей поштовий блок є продовженнямвипуску «Слава Збройним Силам України!», який був презентований у 2022 році.</text:p>
      <text:p text:style-name="P4">
<text:a xlink:type="simple" xlink:href="https://armyinform.com.ua/wp-content/uploads/2023/05/5-22.jpg" text:style-name="Internet_20_link" text:visited-style-name="Visited_20_Internet_20_Link">
<draw:frame draw:style-name="fr1" draw:name="Image320" text:anchor-type="as-char" svg:width="6.9236in" svg:height="6.9236in" draw:z-index="0">
<draw:image xlink:href="../Images/AРМІЯINFORM/2023-05-09T60-00-00-04-00/5-22-150x150.jpg" xlink:type="simple" xlink:show="embed" xlink:actuate="onLoad" draw:mime-type="image/jpeg"/>
</draw:frame>
</text:a>
</text:p>
      <text:p text:style-name="P4">
<text:a xlink:type="simple" xlink:href="https://armyinform.com.ua/wp-content/uploads/2023/05/1-38.jpg" text:style-name="Internet_20_link" text:visited-style-name="Visited_20_Internet_20_Link">
<draw:frame draw:style-name="fr1" draw:name="Image321" text:anchor-type="as-char" svg:width="6.9236in" svg:height="6.9236in" draw:z-index="0">
<draw:image xlink:href="../Images/AРМІЯINFORM/2023-05-09T60-00-00-04-00/1-38-150x150.jpg" xlink:type="simple" xlink:show="embed" xlink:actuate="onLoad" draw:mime-type="image/jpeg"/>
</draw:frame>
</text:a>
</text:p>
      <text:p text:style-name="P4">
За словами керівника Хмельницької дирекції АТ «Укрпошта» Миколи Громова,випуск здійснено за сприяння Національної Гвардії, Державної прикордонноїслужби та Національної поліції України. Автором марок та конвертів єзаслужений художник України Олександр Охапкін.</text:p>
      <text:p text:style-name="P4">
На марках зображені воїни підрозділів Нацполіції, Нацгвардії таДержприкордонслужби, які щодня боронять нашу країну та нищать російськихокупантів. До марки було випущено конверт «Перший день», немаркований художнійконверт та три художні картки.</text:p>
      <text:p text:style-name="P4">
<text:a xlink:type="simple" xlink:href="https://armyinform.com.ua/wp-content/uploads/2023/05/6-18.jpg" text:style-name="Internet_20_link" text:visited-style-name="Visited_20_Internet_20_Link">
<draw:frame draw:style-name="fr1" draw:name="Image322" text:anchor-type="as-char" svg:width="6.9236in" svg:height="6.9236in" draw:z-index="0">
<draw:image xlink:href="../Images/AРМІЯINFORM/2023-05-09T60-00-00-04-00/6-18-150x150.jpg" xlink:type="simple" xlink:show="embed" xlink:actuate="onLoad" draw:mime-type="image/jpeg"/>
</draw:frame>
</text:a>
</text:p>
      <text:p text:style-name="P4">
<text:a xlink:type="simple" xlink:href="https://armyinform.com.ua/wp-content/uploads/2023/05/7-14.jpg" text:style-name="Internet_20_link" text:visited-style-name="Visited_20_Internet_20_Link">
<draw:frame draw:style-name="fr1" draw:name="Image323" text:anchor-type="as-char" svg:width="6.9236in" svg:height="6.9236in" draw:z-index="0">
<draw:image xlink:href="../Images/AРМІЯINFORM/2023-05-09T60-00-00-04-00/7-14-150x150.jpg" xlink:type="simple" xlink:show="embed" xlink:actuate="onLoad" draw:mime-type="image/jpeg"/>
</draw:frame>
</text:a>
</text:p>
      <text:p text:style-name="P4">
<text:a xlink:type="simple" xlink:href="https://armyinform.com.ua/wp-content/uploads/2023/05/8-11.jpg" text:style-name="Internet_20_link" text:visited-style-name="Visited_20_Internet_20_Link">
<draw:frame draw:style-name="fr1" draw:name="Image324" text:anchor-type="as-char" svg:width="6.9236in" svg:height="6.9236in" draw:z-index="0">
<draw:image xlink:href="../Images/AРМІЯINFORM/2023-05-09T60-00-00-04-00/8-11-150x150.jpg" xlink:type="simple" xlink:show="embed" xlink:actuate="onLoad" draw:mime-type="image/jpeg"/>
</draw:frame>
</text:a>
</text:p>
      <text:p text:style-name="P4">
У спецпогашенні марки також взяли участь перший заступник начальникаХмельницької ОВА Сергій Тюрін, заступник голови Хмельницької обласної радиВалентин Соколюк та представники підрозділів «Гвардія наступу».</text:p>
      <text:p text:style-name="P4">
— Дуже символічно, що якраз під час формування Гвардії наступу виходить такаспецмарка, — зазначив Сергій Тюрін.</text:p>
      <text:p text:style-name="P4">
<text:a xlink:type="simple" xlink:href="https://armyinform.com.ua/wp-content/uploads/2023/05/9-12.jpg" text:style-name="Internet_20_link" text:visited-style-name="Visited_20_Internet_20_Link">
<draw:frame draw:style-name="fr1" draw:name="Image325" text:anchor-type="as-char" svg:width="6.9236in" svg:height="6.9236in" draw:z-index="0">
<draw:image xlink:href="../Images/AРМІЯINFORM/2023-05-09T60-00-00-04-00/9-12-150x150.jpg" xlink:type="simple" xlink:show="embed" xlink:actuate="onLoad" draw:mime-type="image/jpeg"/>
</draw:frame>
</text:a>
</text:p>
      <text:p text:style-name="P4">
<text:a xlink:type="simple" xlink:href="https://armyinform.com.ua/wp-content/uploads/2023/05/10-14.jpg" text:style-name="Internet_20_link" text:visited-style-name="Visited_20_Internet_20_Link">
<draw:frame draw:style-name="fr1" draw:name="Image326" text:anchor-type="as-char" svg:width="6.9236in" svg:height="6.9236in" draw:z-index="0">
<draw:image xlink:href="../Images/AРМІЯINFORM/2023-05-09T60-00-00-04-00/10-14-150x150.jpg" xlink:type="simple" xlink:show="embed" xlink:actuate="onLoad" draw:mime-type="image/jpeg"/>
</draw:frame>
</text:a>
</text:p>
      <text:p text:style-name="P4">
Тираж блоку складає 235 000 примірників. Номінал кожної марки — F (23 грн), авартість блоку — 69 грн.</text:p>
      <text:p text:style-name="P4">
Як зазначається на сайті «Укрпошти», придбати новий поштовий випуск можнапочинаючи з 9 травня у відділеннях «Укрпошти» по всій країні, офіційномуфілателістичному онлайн-магазині «Укрпошти» та на маркетплейсах eBay і Amazon.</text:p>
      <text:p text:style-name="P4">
<text:span text:style-name="T5">
Фото автора.</text:span>
</text:p>
      <text:p text:style-name="P4">
Source: <text:a xlink:type="simple" xlink:href="https://armyinform.com.ua/2023/05/09/u-hmelnyczkomu-vidbulos-speczpogashennya-novoyi-poshtovoyi-marky/" text:style-name="Internet_20_link" text:visited-style-name="Visited_20_Internet_20_Link">
https://armyinform.com.ua/2023/05/09/u-hmelnyczkomu-vidbulos-speczpogashennya-novoyi-poshtovoyi-marky/</text:a>
</text:p>
      <!--NEWS-->
      <text:h text:style-name="P10" text:outline-level="1">
<text:span text:style-name="T4">
Після ранкового обстрілу Кулеба вчергове закликав партнерів надати Україні літаки F-16</text:span>
</text:h>
      <text:p text:style-name="P4">
Author: ['АРМІЯINFORM']</text:p>
      <text:p text:style-name="P4">
Time: 2023-05-09T61:00:00-04:00</text:p>
      <text:p text:style-name="P4">
Description: Уночі та раннім ранком 9 травня рашисти здійснили пуски 25 крилатих ракет «Калібр» 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kuleba.jpg" text:style-name="Internet_20_link" text:visited-style-name="Visited_20_Internet_20_Link">
kuleba.jpg</text:a>
']</text:p>
      <text:p text:style-name="P4">
Tags: ['F-16', 'STOPRUSSIA', 'ВІЙСЬКОВА ДОПОМОГА УКРАЇНІ', 'ГЛАВА МЗС УКРАЇНИ', 'ДМИТРО КУЛЕБА']</text:p>
      <text:p text:style-name="P4">
Category: News</text:p>
      <!--METADATA-->
      <text:p text:style-name="P4">
<draw:frame draw:style-name="fr1" draw:name="Image327" text:anchor-type="as-char" svg:width="6.9236in" svg:height="3.891564in" draw:z-index="0">
<draw:image xlink:href="../Images/AРМІЯINFORM/2023-05-09T61-00-00-04-00/kuleba.jpg" xlink:type="simple" xlink:show="embed" xlink:actuate="onLoad" draw:mime-type="image/jpeg"/>
</draw:frame>
</text:p>
      <text:p text:style-name="P4">
Уночі та раннім ранком 9 травня рашисти здійснили пуски 25 крилатих ракет«Калібр» та Х-101/Х-555. 23 із них було знищено протиповітряною обороноюПовітряних Сил Збройних Сил України.</text:p>
      <text:p text:style-name="P4">
Свідком їхньої роботи був і міністр закордонних справ України Дмитро Кулеба,котрий закликав іноземних партнерів надати України більше систем ППО талітаків F-16.</text:p>
      <text:p text:style-name="P4">
— Сьогодні рано вранці прокинувся від гучних вибухів: наша ППО перехоплюваларосійські ракети. Я дякую партнерам за надання систем AD. Я повторюю свійзаклик збільшити їхню кількість і надати F-16, які працюватимуть разом ізназемними платформами, щоб закрити наше небо, —<text:a xlink:type="simple" xlink:href="https://twitter.com/DmytroKuleba/status/1655851624869376001" text:style-name="Internet_20_link" text:visited-style-name="Visited_20_Internet_20_Link">
написав</text:a>
 усвоєму Twitter Дмитро Кулеба.</text:p>
      <text:p text:style-name="P4">
Source: <text:a xlink:type="simple" xlink:href="https://armyinform.com.ua/2023/05/09/pislya-rankovogo-obstrilu-kuleba-vchergove-zaklykav-partneriv-nadaty-ukrayini-litaky-f-16/" text:style-name="Internet_20_link" text:visited-style-name="Visited_20_Internet_20_Link">
https://armyinform.com.ua/2023/05/09/pislya-rankovogo-obstrilu-kuleba-vchergove-zaklykav-partneriv-nadaty-ukrayini-litaky-f-16/</text:a>
</text:p>
      <!--NEWS-->
      <text:h text:style-name="P10" text:outline-level="1">
<text:span text:style-name="T4">
Справи Майдану: ексочільника МВС та його заступника судитимуть заочно</text:span>
</text:h>
      <text:p text:style-name="P4">
Author: ['АРМІЯINFORM']</text:p>
      <text:p text:style-name="P4">
Time: 2023-05-09T62:00:00-04:00</text:p>
      <text:p text:style-name="P4">
Description: За незаконне постачання спецзасобів та їх використання для придушення протестів у люто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spravy-majdanu-foto.jpg" text:style-name="Internet_20_link" text:visited-style-name="Visited_20_Internet_20_Link">
spravy-majdanu-foto.jpg</text:a>
']</text:p>
      <text:p text:style-name="P4">
Tags: ['ГЕНЕРАЛЬНИЙ ПРОКУРОР', 'ОФІС ГЕНЕРАЛЬНОГО ПРОКУРОРА', 'РЕВОЛЮЦІЯ ГІДНОСТІ', 'СПРАВИ МАЙДАНУ', 'СУД']</text:p>
      <text:p text:style-name="P4">
Category: News</text:p>
      <!--METADATA-->
      <text:p text:style-name="P4">
<draw:frame draw:style-name="fr1" draw:name="Image328" text:anchor-type="as-char" svg:width="6.9236in" svg:height="4.661891in" draw:z-index="0">
<draw:image xlink:href="../Images/AРМІЯINFORM/2023-05-09T62-00-00-04-00/spravy-majdanu-foto.jpg" xlink:type="simple" xlink:show="embed" xlink:actuate="onLoad" draw:mime-type="image/jpeg"/>
</draw:frame>
</text:p>
      <text:p text:style-name="P4">
За незаконне постачання спецзасобів та їх використання для придушенняпротестів у лютому 2014 року — в Україні заочно судитимуть утікачів з числакерівництва МВС України. Частину цих гранат, які не були застосовані домітингувальників, передадуть Національній поліції України для стриманнявійськової агресії російської федерації.</text:p>
      <text:p text:style-name="P4">
Про це на своєму офіційному сайті<text:a xlink:type="simple" xlink:href="https://www.gp.gov.ua/ua/posts/spravi-maidanu-nezakonne-postacannya-speczasobiv-ta-yix-vikoristannya-dlya-pridusennya-protestiv-u-lyutomu-2014-roku-v-ukrayini-zaocno-suditimut-vtikaciv-z-cisla-kerivnictva-mvs-ukrayini" text:style-name="Internet_20_link" text:visited-style-name="Visited_20_Internet_20_Link">
повідомляє</text:a>
Офіс Генерального прокурора.</text:p>
      <text:p text:style-name="P4">
«За клопотанням прокурорів Офісу Генерального прокурора суд прийняв рішенняпро здійснення спеціального судового провадження — in absentia стосовноколишніх Міністра внутрішніх справ України, одного з його заступників таексдиректора Департаменту матеріального забезпечення МВС України. Це дозволитьпровести судовий розгляд та прийняти кінцеве рішення без участіобвинувачених», — йдеться у повідомленні.</text:p>
      <text:p text:style-name="P4">
Слідством установлено, що колишні правоохоронці у січні 2014 року організувалипостачання для озброєння підрозділів МВС України спеціальних засобів — понад13 тисяч гранат виробництва російської федерації.</text:p>
      <text:p text:style-name="P4">
У подальшому обвинувачені, перевищуючи владу та службові повноваження,організували застосування цих спецзасобів, що не перебували на озброєнні МВСУкраїни, працівниками підрозділів внутрішніх справ до мітингувальників 18 та19 лютого 2014 року в центральній частині м. Києва. Внаслідок цього заподіянотілесні ушкодження 127 особам.</text:p>
      <text:p text:style-name="P4">
На цей час за клопотанням сторони обвинувачення судом прийнято рішення пропередачу частини цих гранат, які не були застосовані до мітингувальників,Національній поліції України для стримання військової агресії російськоїфедерації.</text:p>
      <text:p text:style-name="P4">
Ексміністр внутрішніх справ України обвинувачується в організації перевищеннявлади та службових повноважень працівниками правоохоронних органів та розтратимайна МВС України в особливо великих розмірах, колишній заступник Міністра — уперевищенні влади та службових повноважень працівником правоохоронного органута у пособництві у розтраті коштів МВС України, а ексдиректор Департаментуматеріального забезпечення МВС України — у перевищенні влади та службовихповноважень працівником правоохоронного органу, пособництві у розтраті коштівМВС України та в пособництві у незаконному перешкоджанні проведенню зборів,мітингів, вуличних походів і демонстрацій, вчиненому службовою особою іззастосуванням фізичного насильства та за попередньою змовою групою осіб.</text:p>
      <text:p text:style-name="P4">
Також прокурори Офісу Генерального прокурора висунули додаткове обвинуваченняіншому колишньому заступнику Міністра внутрішніх справ України, щодо якогосудове провадження триває з 2015 року.</text:p>
      <text:p text:style-name="P4">
Експосадовець, який брав участь у прийнятті Кабінетом Міністрів Українипостанов, що дозволяли використання російських спеціальних засобів,обвинувачується у пособництві працівникам правоохоронних органів у спричиненні18 учасникам акцій протесту тяжких тілесних ушкоджень, середньої тяжкостітілесних ушкоджень 54 особам, легких тілесних ушкоджень 91 особі. Йому такожінкриміновано пособництво працівникам правоохоронних органів у незаконномуперешкоджанні проведенню зборів, мітингів, вуличних походів і демонстрацій,вчиненому службовою особою із застосуванням фізичного насильства та запопередньою змовою групою осіб.</text:p>
      <text:p text:style-name="P4">
<text:span text:style-name="T4">
Примітка:</text:span>
 відповідно до ст. 62 Конституції України особа вважаєтьсяневинуватою у вчиненні злочину і не може бути піддана кримінальному покаранню,доки її вину не буде доведено в законному порядку і встановлено обвинувальнимвироком суду.</text:p>
      <text:p text:style-name="P4">
Source: <text:a xlink:type="simple" xlink:href="https://armyinform.com.ua/2023/05/09/spravy-majdanu-eksochilnyka-mvs-ta-jogo-zastupnyka-sudytymut-zaochno/" text:style-name="Internet_20_link" text:visited-style-name="Visited_20_Internet_20_Link">
https://armyinform.com.ua/2023/05/09/spravy-majdanu-eksochilnyka-mvs-ta-jogo-zastupnyka-sudytymut-zaochno/</text:a>
</text:p>
      <!--NEWS-->
      <text:h text:style-name="P10" text:outline-level="1">
<text:span text:style-name="T4">
Координаційний штаб закликає родичів полонених військових допомагати фахівцям зі збором інформації</text:span>
</text:h>
      <text:p text:style-name="P4">
Author: ['АРМІЯINFORM']</text:p>
      <text:p text:style-name="P4">
Time: 2023-05-09T63:00:00-04:00</text:p>
      <text:p text:style-name="P4">
Description: З ініціативи ГО «Вояцький визвіл» у Координаційному штабі відбулася зустріч з родинам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91d48f13-4976-4527-bc09-42d594533332.jpg" text:style-name="Internet_20_link" text:visited-style-name="Visited_20_Internet_20_Link">
91d48f13-4976-4527-bc09-42d594533332.jpg</text:a>
']</text:p>
      <text:p text:style-name="P4">
Tags: ['ВІЙСЬКОВОПОЛОНЕНІ', 'КООРДИНАЦІЙНИЙ ШТАБ З ПИТАНЬ ПОВОДЖЕННЯ З ВІЙСЬКОВОПОЛОНЕНИМИ']</text:p>
      <text:p text:style-name="P4">
Category: News</text:p>
      <!--METADATA-->
      <text:p text:style-name="P4">
<draw:frame draw:style-name="fr1" draw:name="Image329" text:anchor-type="as-char" svg:width="6.9236in" svg:height="4.800363in" draw:z-index="0">
<draw:image xlink:href="../Images/AРМІЯINFORM/2023-05-09T63-00-00-04-00/91d48f13-4976-4527-bc09-42d594533332.jpg" xlink:type="simple" xlink:show="embed" xlink:actuate="onLoad" draw:mime-type="image/jpeg"/>
</draw:frame>
</text:p>
      <text:p text:style-name="P4">
З ініціативи ГО «Вояцький визвіл» у Координаційному штабі відбулася зустріч зродинами оборонців бригади оперативного призначення імені Дмитра ВишневецькогоНаціональної гвардії України, під час якої представники Штабу закликалиродичів військовослужбовців допомагати фахівцям зі збором інформації, аджетільки близькі люди можуть упізнати рідну людину на відео або фото.</text:p>
      <text:p text:style-name="P4">
Про це <text:a xlink:type="simple" xlink:href="https://t.me/Koord_shtab/1017" text:style-name="Internet_20_link" text:visited-style-name="Visited_20_Internet_20_Link">
повідомляє</text:a>
 Координаційний штаб зпитань поводженням з військовополоненими.</text:p>
      <text:p text:style-name="P4">
Одне з питань, що було порушене під час зустрічі, стосувалося джерелінформації про військовополонених. За словами представника Штабу, відомостіпро зниклих безвісти й полонених захисників і захисниць накопичуються у різнийспосіб, зокрема значну кількість корисної інформації надають родичі.</text:p>
      <text:p text:style-name="P4">
Співробітники Координаційного штабу спілкуються зі звільненими з полонувійськовослужбовцями і таким чином отримують цінні дані про умови утримання йстан здоров’я тих оборонців, які досі перебувають у російській неволі.</text:p>
      <text:p text:style-name="P4">
Слід зазначити, що наявність нових відомостей про зниклого безвістивійськовослужбовця може бути підставою для зміни облікової категорії, зокремау військовій частині.</text:p>
      <text:p text:style-name="P4">
Окремо обговорили питання інформаційної безпеки. Представник Штабу закликавбути уважними й пильними, використовуючи інформацію з неперевірених джерел,зокрема, з ресурсів країни-агресорки. Її можна відстежувати, аналізувати,проте варто ставитися до неї критично й, за можливості, перевіряти. У жодномуразі не можна передавати неверифікованим організаціям та особам персональнуінформацію свою або зниклого безвісти чи полоненого військовослужбовця.</text:p>
      <text:p text:style-name="P4">
Source: <text:a xlink:type="simple" xlink:href="https://armyinform.com.ua/2023/05/09/koordynaczijnyj-shtab-zaklykaye-rodychiv-polonenyh-vijskovyh-dopomagaty-fahivczyam-zi-zborom-informacziyi/" text:style-name="Internet_20_link" text:visited-style-name="Visited_20_Internet_20_Link">
https://armyinform.com.ua/2023/05/09/koordynaczijnyj-shtab-zaklykaye-rodychiv-polonenyh-vijskovyh-dopomagaty-fahivczyam-zi-zborom-informacziyi/</text:a>
</text:p>
      <!--NEWS-->
      <text:h text:style-name="P10" text:outline-level="1">
<text:span text:style-name="T4">
росія у Чорному морі тримає чотири ракетоносії з 32 «Калібрами»</text:span>
</text:h>
      <text:p text:style-name="P4">
Author: ['АРМІЯINFORM']</text:p>
      <text:p text:style-name="P4">
Time: 2023-05-09T64:00:00-04:00</text:p>
      <text:p text:style-name="P4">
Description: У Чорному морі на бойовому чергуванні знаходяться 14 ворожих кораблів, серед яких — 4...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240260_uh7lhcbyzvmbfhxgaaysszsedy-e1679309364839.jpg" text:style-name="Internet_20_link" text:visited-style-name="Visited_20_Internet_20_Link">
240260_uh7lhcbyzvmbfhxgaaysszsedy-e1679309364839.jpg</text:a>
', '<text:a xlink:type="simple" xlink:href="https://armyinform.com.ua/wp-content/uploads/2023/05/346036690_1234036810814513_3189758798487301624_n.jpg" text:style-name="Internet_20_link" text:visited-style-name="Visited_20_Internet_20_Link">
346036690_1234036810814513_3189758798487301624_n.jpg</text:a>
']</text:p>
      <text:p text:style-name="P4">
Tags: ['STOPRUSSIA', 'АГРЕСІЯ РФ', 'ВІЙНА', 'ВМС ЗС УКРАЇНИ', 'ВТОРГНЕННЯ РФ']</text:p>
      <text:p text:style-name="P4">
Category: News</text:p>
      <!--METADATA-->
      <text:p text:style-name="P4">
<draw:frame draw:style-name="fr1" draw:name="Image330" text:anchor-type="as-char" svg:width="6.9236in" svg:height="4.260677in" draw:z-index="0">
<draw:image xlink:href="../Images/AРМІЯINFORM/2023-05-09T64-00-00-04-00/240260_uh7lhcbyzvmbfhxgaaysszsedy-e1679309364839.jpg" xlink:type="simple" xlink:show="embed" xlink:actuate="onLoad" draw:mime-type="image/jpeg"/>
</draw:frame>
Ілюстративне фото</text:p>
      <text:p text:style-name="P4">
У Чорному морі на бойовому чергуванні знаходяться 14 ворожих кораблів, середяких — 4 носії крилатих ракет «Калібр» із загальним залпом до 32 ракет.</text:p>
      <text:p text:style-name="P4">
Про це у <text:a xlink:type="simple" xlink:href="https://www.facebook.com/navy.mil.gov.ua/posts/622473036586949" text:style-name="Internet_20_link" text:visited-style-name="Visited_20_Internet_20_Link">
Фейсбуці</text:a>
повідомляєКомандування ВМС ЗСУ.</text:p>
      <ul>
        <li>
в Азовському морі — 2 ворожих кораблі;  * у Середземному морі на бойовому чергуванні знаходиться до 5 ворожих кораблі, з них 1 носій крилатих ракет «Калібр», загальний залп до 4 ракет.</li>
      </ul>
      <text:p text:style-name="P4">
За добу в інтересах рф прохід Керч-Єнікальською протокою здійснили:</text:p>
      <ul>
        <li>
до Азовського моря — 35 суден, з них 8 рухалось у напрямку протоки Босфор;  * до Чорного моря — 36 суден, з них 13 продовжили рух у напрямку протоки Босфор.</li>
      </ul>
      <text:p text:style-name="P4">
<draw:frame draw:style-name="fr1" draw:name="Image331" text:anchor-type="as-char" svg:width="6.9236in" svg:height="8.6545in" draw:z-index="0">
<draw:image xlink:href="../Images/AРМІЯINFORM/2023-05-09T64-00-00-04-00/346036690_1234036810814513_3189758798487301624_n.jpg" xlink:type="simple" xlink:show="embed" xlink:actuate="onLoad" draw:mime-type="image/jpeg"/>
</draw:frame>
</text:p>
      <text:p text:style-name="P4">
рф продовжує порушувати Міжнародну конвенцію з охорони людського життя на морі1974 р. (SOLAS), вимикаючи системи автоматичної ідентифікації (AIS), нацивільних суднах в акваторії Азовського моря.</text:p>
      <text:p text:style-name="P4">
Source: <text:a xlink:type="simple" xlink:href="https://armyinform.com.ua/2023/05/09/rosiya-u-chornomu-mori-trymaye-chotyry-raketonosiyi-z-32-kalibramy/" text:style-name="Internet_20_link" text:visited-style-name="Visited_20_Internet_20_Link">
https://armyinform.com.ua/2023/05/09/rosiya-u-chornomu-mori-trymaye-chotyry-raketonosiyi-z-32-kalibramy/</text:a>
</text:p>
      <!--NEWS-->
      <text:h text:style-name="P10" text:outline-level="1">
<text:span text:style-name="T4">
Україна розглядає участь лідерів 6 країн у кремлівському параді як вияв зневаги — МЗС</text:span>
</text:h>
      <text:p text:style-name="P4">
Author: ['АРМІЯINFORM']</text:p>
      <text:p text:style-name="P4">
Time: 2023-05-09T65:00:00-04:00</text:p>
      <text:p text:style-name="P4">
Description: У зовнішньополітичному відомстві України звернули увагу на те, що 9 травня участь 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1/ff6ac1c-mzs2.jpg" text:style-name="Internet_20_link" text:visited-style-name="Visited_20_Internet_20_Link">
ff6ac1c-mzs2.jpg</text:a>
']</text:p>
      <text:p text:style-name="P4">
Tags: ['STOPRUSSIA', 'АГРЕСІЯ РФ', 'ВТОРГНЕННЯ РФ', 'ЗАЯВА МЗС УКРАЇНИ']</text:p>
      <text:p text:style-name="P4">
Category: News</text:p>
      <!--METADATA-->
      <text:p text:style-name="P4">
<draw:frame draw:style-name="fr1" draw:name="Image332" text:anchor-type="as-char" svg:width="6.9236in" svg:height="3.883237in" draw:z-index="0">
<draw:image xlink:href="../Images/AРМІЯINFORM/2023-05-09T65-00-00-04-00/ff6ac1c-mzs2.jpg" xlink:type="simple" xlink:show="embed" xlink:actuate="onLoad" draw:mime-type="image/jpeg"/>
</draw:frame>
</text:p>
      <text:p text:style-name="P4">
У зовнішньополітичному відомстві України звернули увагу на те, що 9 травняучасть у заході на червоній площі в москві брали прем'єр-міністр Вірменії,президенти Казахстану, Киргизстану, Таджикистану, Туркменістану таУзбекистану.</text:p>
      <text:p text:style-name="P4">
Про це йдеться в <text:a xlink:type="simple" xlink:href="https://mfa.gov.ua/news/zayava-mzs-ukrayini-shchodo-uchasti-lideriv-virmeniyi-kazahstanu-kirgizstanu-tadzhikistanu-turkmenistanu-ta-uzbekistanu-v-zahodi-na-chervonij-ploshchi-v-moskvi" text:style-name="Internet_20_link" text:visited-style-name="Visited_20_Internet_20_Link">
заяві</text:a>
 Міністерствазакордонних справ України.</text:p>
      <text:p text:style-name="P4">
Під час заходу президент російської федерації владімір путін, якийрозшукується міжнародним правосуддям за скоєння воєнних злочинів,виправдовував вбивства українців, знищення українських міст та сіл, викраденняукраїнських дітей та репресії проти мешканців захоплених українськихтериторій. У ніч перед зібранням рф випустила по Україні 25 крилатих ракет,зокрема 15 по Києву, аби заподіяти іще більше смертей та завдати іще більшеруйнувань на українській землі.</text:p>
      <text:p text:style-name="P4">
Учасникам була продемонстрована російська військова техніка, яка вже десятийрік поспіль бере участь в неспровокованій агресивній війні росії протиУкраїни.</text:p>
      <text:p text:style-name="P4">
«Розглядаємо участь лідерів зазначених іноземних держав в публічному заходіпоряд із воєнним злочинцем, який хизується розв'язанням війни в Європі вмасштабах, незнаних із часів Другої світової війни, як аморальний та недружнійкрок щодо України, вияв зневаги до українського народу, який бореться за своєвиживання та свободу.</text:p>
      <text:p text:style-name="P4">
Народи Центральної Азії та Кавказу внесли неоціненний вклад в перемогу наднацизмом 78 років тому. Вони не заслуговують на долю бути використаними заразкремлем для участі в фальшивому дійстві, яке не має нічого спільного ізподвигом переможців над нацизмом», — заявили в МЗС України.</text:p>
      <text:p text:style-name="P4">
Source: <text:a xlink:type="simple" xlink:href="https://armyinform.com.ua/2023/05/09/ukrayina-rozglyadaye-uchast-lideriv-6-krayin-u-kremlivskomu-paradi-yak-vyyav-znevagy-do-ukrayincziv-mzs/" text:style-name="Internet_20_link" text:visited-style-name="Visited_20_Internet_20_Link">
https://armyinform.com.ua/2023/05/09/ukrayina-rozglyadaye-uchast-lideriv-6-krayin-u-kremlivskomu-paradi-yak-vyyav-znevagy-do-ukrayincziv-mzs/</text:a>
</text:p>
      <!--NEWS-->
      <text:h text:style-name="P10" text:outline-level="1">
<text:span text:style-name="T4">
На Запоріжжі затримали агентів рф, які готували теракти проти командування ЗСУ</text:span>
</text:h>
      <text:p text:style-name="P4">
Author: ['АРМІЯINFORM']</text:p>
      <text:p text:style-name="P4">
Time: 2023-05-09T66:00:00-04:00</text:p>
      <text:p text:style-name="P4">
Description: Нейтралізовано агентурну мережу фсб у результаті багатоетапної спецоперації на Запоріжж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084fa8993d7bfa6349cf34f16230156e-e1683620460355.jpeg" text:style-name="Internet_20_link" text:visited-style-name="Visited_20_Internet_20_Link">
084fa8993d7bfa6349cf34f16230156e-e1683620460355.jpeg</text:a>
']</text:p>
      <text:p text:style-name="P4">
Tags: ['STOPRUSSIA', 'АГРЕСІЯ РФ', 'ВТОРГНЕННЯ РФ', 'КОЛАБОРАНТИ', 'СБУ']</text:p>
      <text:p text:style-name="P4">
Category: News</text:p>
      <!--METADATA-->
      <text:p text:style-name="P4">
<draw:frame draw:style-name="fr1" draw:name="Image333" text:anchor-type="as-char" svg:width="6.9236in" svg:height="4.256684in" draw:z-index="0">
<draw:image xlink:href="../Images/AРМІЯINFORM/2023-05-09T66-00-00-04-00/084fa8993d7bfa6349cf34f16230156e-e1683620460355.jpeg" xlink:type="simple" xlink:show="embed" xlink:actuate="onLoad" draw:mime-type="image/jpeg"/>
</draw:frame>
</text:p>
      <text:p text:style-name="P4">
Нейтралізовано агентурну мережу фсб у результаті багатоетапної спецоперації наЗапоріжжі. Зловмисники займались підготовкою терактів проти командного складуСил оборони та співробітників СБУ, які дислокуються на території регіону ізалучені до виконання бойових завдань на південному фронті.</text:p>
      <text:p text:style-name="P4">
Про це <text:a xlink:type="simple" xlink:href="https://ssu.gov.ua/novyny/sbu-zatrymala-na-zaporizhzhi-rosiiskykh-ahentiv-yaki-hotuvaly-terakty-proty-komanduvannia-zsu-ta-spetspryznachentsiv-sbu-video" text:style-name="Internet_20_link" text:visited-style-name="Visited_20_Internet_20_Link">
повідомляє</text:a>
 Служба безпеки України.</text:p>
      <text:p text:style-name="P4">
Для цього російська агентура збирала «погодинну» інформацію про місцятимчасового базування та маршрути переміщення українських захисників. Отриманівідомості передавали до фсб у вигляді електронних геолокацій, медіафайлів ітекстових повідомлень через закритий чат у месенджері Телеграм.</text:p>
      <text:p text:style-name="P4">
За координатами ворожих агентів окупанти хотіли здійснити прицільні ударикрилатими або балістичними ракетами. Крім того, загарбники розглядали«варіант» фізичної ліквідації українських захисників через приведення в діювибухівок, які планували встановити в районах базування Сил оборони.</text:p>
      <text:p text:style-name="P4">
Для підготовки терактів російські агенти отримали від своїх «кураторів» з фсб4 тисячі доларів «авансу».</text:p>
      <text:p text:style-name="P4">
Однак зловмисників своєчасно викрили, задокументували злочинні дії і затрималипід час виконання ворожого завдання.</text:p>
      <text:p text:style-name="P4">
Під час обшуків за місцями проживання затриманих вилучено: зброю, боєприпасирізного калібру, бойові та димові гранати з комплектуючими.</text:p>
      <text:p text:style-name="P4">
На підставі зібраних доказів затриманим повідомлено про підозру за державнузраду, вчинену в умовах воєнного стану за попередньою змовою групою осіб. Їмобрано запобіжний захід у виді тримання під вартою. Триває розслідування длявстановлення всіх обставин злочину та притягнення винних до відповідальності.</text:p>
      <text:p text:style-name="P4">
Source: <text:a xlink:type="simple" xlink:href="https://armyinform.com.ua/2023/05/09/na-zaporizhzhi-zatrymaly-agentiv-rf-yaki-gotuvaly-terakty-proty-komanduvannya-zsu/" text:style-name="Internet_20_link" text:visited-style-name="Visited_20_Internet_20_Link">
https://armyinform.com.ua/2023/05/09/na-zaporizhzhi-zatrymaly-agentiv-rf-yaki-gotuvaly-terakty-proty-komanduvannya-zsu/</text:a>
</text:p>
      <!--NEWS-->
      <text:h text:style-name="P10" text:outline-level="1">
<text:span text:style-name="T4">
Президентка Єврокомісії у Києві розкрила деталі 11-го пакета санкцій проти росії</text:span>
</text:h>
      <text:p text:style-name="P4">
Author: ['АРМІЯINFORM']</text:p>
      <text:p text:style-name="P4">
Time: 2023-05-09T67:00:00-04:00</text:p>
      <text:p text:style-name="P4">
Description: Єврокомісія готується до запровадження 11-го пакету санкцій проти росії.    Про це під...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ursula-2.jpg" text:style-name="Internet_20_link" text:visited-style-name="Visited_20_Internet_20_Link">
ursula-2.jpg</text:a>
']</text:p>
      <text:p text:style-name="P4">
Tags: ['STOPRUSSIA', 'ЕКОНОМІКА РФ', 'КРАХ РОСІЙСЬКОЇ ЕКОНОМІКИ', 'САНКЦІЇ РФ', 'УРСУЛА ФОН ДЕР ЛЯЄН']</text:p>
      <text:p text:style-name="P4">
Category: News</text:p>
      <!--METADATA-->
      <text:p text:style-name="P4">
<draw:frame draw:style-name="fr1" draw:name="Image334" text:anchor-type="as-char" svg:width="6.9236in" svg:height="3.894525in" draw:z-index="0">
<draw:image xlink:href="../Images/AРМІЯINFORM/2023-05-09T67-00-00-04-00/ursula-2.jpg" xlink:type="simple" xlink:show="embed" xlink:actuate="onLoad" draw:mime-type="image/jpeg"/>
</draw:frame>
</text:p>
      <text:p text:style-name="P4">
Єврокомісія готується до запровадження 11-го пакету санкцій проти росії.</text:p>
      <text:p text:style-name="P4">
Про це під час зустрічі з Президентом України Володимиром Зеленським<text:a xlink:type="simple" xlink:href="https://twitter.com/vonderleyen/status/1655883674267549696" text:style-name="Internet_20_link" text:visited-style-name="Visited_20_Internet_20_Link">
заявила</text:a>
президентка Єврокомісії Урсула фон дер Ляєн, яка<text:a xlink:type="simple" xlink:href="https://armyinform.com.ua/2023/05/09/v-ukrayinu-prybula-prezydentka-yevrokomisiyi-kyyiv-dorechne-miscze-dlya-svyatkuvannya-dnya-yevropy/" text:style-name="Internet_20_link" text:visited-style-name="Visited_20_Internet_20_Link">
перебуває</text:a>
 з офіційним візитом в Україні.</text:p>
      <text:p text:style-name="P4">
«Основна увага в цьому пакеті приділятиметься контролю за виконанням вжевведених обмежень, а також торговим заборонам. Ми продовжуємо робити все, що внаших силах для підриву військової машини путіна та його доходів», —повідомила Урсула фон дер Ляєн.</text:p>
      <text:p text:style-name="P4">
Вона поділилася деталями нового переліку санкційних обмежень, у яких, зокремайдеться про:</text:p>
      <ol>
        <li>
додавання нових продуктів до заборони на транзит;  2. пропозицію нових інструментів для боротьби з обходом санкцій;  3. пропозицію заборонити «тіньові» організації з росії та третіх країн, які навмисно обходять європейські санкції.</li>
      </ol>
      <text:p text:style-name="P4">
Source: <text:a xlink:type="simple" xlink:href="https://armyinform.com.ua/2023/05/09/prezydentka-yevrokomisiyi-u-kyyevi-rozkryla-detali-11-go-paketu-sankcziyi-proty-rosiyi/" text:style-name="Internet_20_link" text:visited-style-name="Visited_20_Internet_20_Link">
https://armyinform.com.ua/2023/05/09/prezydentka-yevrokomisiyi-u-kyyevi-rozkryla-detali-11-go-paketu-sankcziyi-proty-rosiyi/</text:a>
</text:p>
      <!--NEWS-->
      <text:h text:style-name="P10" text:outline-level="1">
<text:span text:style-name="T4">
російських танкістів, які обстріляли лікарню в Тростянці, заочно позбавили волі на 11 років</text:span>
</text:h>
      <text:p text:style-name="P4">
Author: ['АРМІЯINFORM']</text:p>
      <text:p text:style-name="P4">
Time: 2023-05-09T68:00:00-04:00</text:p>
      <text:p text:style-name="P4">
Description: Суд заочно виніс вирок у вигляді позбавлення волі на строк до 11 років дво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0cd90746d5aeee7a.jpg" text:style-name="Internet_20_link" text:visited-style-name="Visited_20_Internet_20_Link">
0cd90746d5aeee7a.jpg</text:a>
']</text:p>
      <text:p text:style-name="P4">
Tags: ['АГРЕСІЯ РФ', 'ВТОРГНЕННЯ РФ', 'ДБР', 'ПОРУШЕННЯ ЗАКОНІВ ТА ЗВИЧАЇВ ВІЙНИ', 'ТРОСТЯНЕЦЬКА ЛІКАРНЯ']</text:p>
      <text:p text:style-name="P4">
Category: News</text:p>
      <!--METADATA-->
      <text:p text:style-name="P4">
<draw:frame draw:style-name="fr1" draw:name="Image335" text:anchor-type="as-char" svg:width="6.9236in" svg:height="3.894525in" draw:z-index="0">
<draw:image xlink:href="../Images/AРМІЯINFORM/2023-05-09T68-00-00-04-00/0cd90746d5aeee7a.jpg" xlink:type="simple" xlink:show="embed" xlink:actuate="onLoad" draw:mime-type="image/jpeg"/>
</draw:frame>
</text:p>
      <text:p text:style-name="P4">
Суд заочно виніс вирок у вигляді позбавлення волі на строк до 11 років двомвійськовослужбовцям рф, які прицільно обстріляли з танка Тростянецьку лікарнюна Сумщині.</text:p>
      <text:p text:style-name="P4">
Про це <text:a xlink:type="simple" xlink:href="https://dbr.gov.ua/news/za-materialami-dbr-sud-zaochno-pozbaviv-voli-na-11-rokiv-rosijskih-tankistiv-yaki-obstrilyali-likarnyu-v-trostyanci" text:style-name="Internet_20_link" text:visited-style-name="Visited_20_Internet_20_Link">
повідомляє</text:a>
 Державне бюро розслідувань.</text:p>
      <text:p text:style-name="P4">
Віддав наказ обстріляти лікарню молодший сержант петро смірнов, командир танка1-го танкового взводу 5-ї танкової роти 2-го танкового батальйону 1-гогвардійського танкового полку «чертківський» 2-ї гвардійської таманськоїмотострілецької дивізії.</text:p>
      <text:p text:style-name="P4">
Виконав злочинний наказ рядовий айнур мухаметханов, який був навідником-оператором танка.</text:p>
      <text:p text:style-name="P4">
Під’їхавши до лікарні, молодший сержант віддав наказ мухаметханову прямимнаведенням стріляти по медичному закладу 125 мм осколково-фугасним снарядом.Під обстрілами опинилися як медичні працівники, так і пацієнти, зокремавагітні жінки. Саме в момент атаки на лікарню одна з породіль народжуваладвійню.</text:p>
      <text:p text:style-name="P4">
Тростянецький районний суд 9 травня 2023 року визнав молодшого сержантасмірнова та рядового мухаметханова винними у порушенні законів та звичаїввійни.</text:p>
      <text:p text:style-name="P4">
Обох російських військових засуджено до 11 років позбавлення волі.</text:p>
      <text:p text:style-name="P4">
Суд також ухвалив рішення про стягнення з країни-агресора збитків, до якихпризвели антигуманні дії її військовослужбовців.</text:p>
      <text:p text:style-name="P4">
Оскільки місцеперебування обвинувачених наразі встановлюється, стосовно нихздійснювалось спеціальне судове провадження згідно з вимогами КПК України.</text:p>
      <text:p text:style-name="P4">
Тікаючи з Сумщини, російські військові кинули свій танк. ЗСУ йоговідремонтували та сьогодні він «мстить» на полі бою окупантам за їхні злочини.</text:p>
      <text:p text:style-name="P4">
Source: <text:a xlink:type="simple" xlink:href="https://armyinform.com.ua/2023/05/09/rosijskyh-tankistiv-yaki-obstrilyaly-likarnyu-v-trostyanczi-zaochno-pozbavyly-voli-na-11-rokiv/" text:style-name="Internet_20_link" text:visited-style-name="Visited_20_Internet_20_Link">
https://armyinform.com.ua/2023/05/09/rosijskyh-tankistiv-yaki-obstrilyaly-likarnyu-v-trostyanczi-zaochno-pozbavyly-voli-na-11-rokiv/</text:a>
</text:p>
      <!--NEWS-->
      <text:h text:style-name="P10" text:outline-level="1">
<text:span text:style-name="T4">
У День Європи в Єврокомісії поруч з прапорами ЄС підняли стяг України</text:span>
</text:h>
      <text:p text:style-name="P4">
Author: ['АРМІЯINFORM']</text:p>
      <text:p text:style-name="P4">
Time: 2023-05-09T69:00:00-04:00</text:p>
      <text:p text:style-name="P4">
Description: У День Європи поруч із прапорами ЄС біля будівлі Європейської комісії замайор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rapor-ukrayiny-632x356-1.jpg" text:style-name="Internet_20_link" text:visited-style-name="Visited_20_Internet_20_Link">
prapor-ukrayiny-632x356-1.jpg</text:a>
']</text:p>
      <text:p text:style-name="P4">
Tags: ['ДЕНЬ ЄВРОПИ В УКРАЇНІ', 'ЄВРОСОЮЗ']</text:p>
      <text:p text:style-name="P4">
Category: News</text:p>
      <!--METADATA-->
      <text:p text:style-name="P4">
<draw:frame draw:style-name="fr1" draw:name="Image336" text:anchor-type="as-char" svg:width="6.9236in" svg:height="3.900003in" draw:z-index="0">
<draw:image xlink:href="../Images/AРМІЯINFORM/2023-05-09T69-00-00-04-00/prapor-ukrayiny-632x356-1.jpg" xlink:type="simple" xlink:show="embed" xlink:actuate="onLoad" draw:mime-type="image/jpeg"/>
</draw:frame>
</text:p>
      <text:p text:style-name="P4">
У День Європи поруч із прапорами ЄС біля будівлі Європейської комісіїзамайорів український національний стяг.</text:p>
      <text:p text:style-name="P4">
Про це йдеться у<text:a xlink:type="simple" xlink:href="https://twitter.com/eu_commission/status/1655865495168352256" text:style-name="Internet_20_link" text:visited-style-name="Visited_20_Internet_20_Link">
Твіттері</text:a>
Єврокомісії.</text:p>
      <text:p text:style-name="P4">
«Непохитні єдність і солідарність на підтримку України. Європа була з нею,коли росія розпочала своє широкомасштабне вторгнення в лютому 2022 року. Мивсе ще з нею. І будемо поруч стільки часу, скільки буде потрібно», — запевнилив Єврокомісії, додавши відео підняття прапора України.</text:p>
      <text:p text:style-name="P4">
Нагадаємо, цьогоріч Україна вперше 9 травня відзначає <text:a xlink:type="simple" xlink:href="https://armyinform.com.ua/2023/05/09/sogodni-vidznachayemo-den-yevropy-spilno-z-derzhavamy-yes/" text:style-name="Internet_20_link" text:visited-style-name="Visited_20_Internet_20_Link">
ДеньЄвропи</text:a>
 синхронно з Європейським Союзом. Такий<text:a xlink:type="simple" xlink:href="https://armyinform.com.ua/2023/05/08/shhoroku-9-travnya-ukrayina-vidznachatyme-den-yevropy-ukaz-prezydenta/" text:style-name="Internet_20_link" text:visited-style-name="Visited_20_Internet_20_Link">
указ</text:a>
 напередодні видав ПрезидентУкраїни Володимир Зеленський.</text:p>
      <text:p text:style-name="Quotations">

<text:p text:style-name="P4">
🇺🇦🇪🇺 Unshakeable unity and solidarity in support of Ukraine.&gt;
&gt;
 Europe was there for Ukraine when Russia launched its full-scale invasion in&gt;
 February 2022.&gt;
&gt;
 We are still there today. And we will be there for as long as it&gt;
 takes.<text:a xlink:type="simple" xlink:href="https://twitter.com/hashtag/StandWithUkraine" text:style-name="Internet_20_link" text:visited-style-name="Visited_20_Internet_20_Link">
#StandWithUkraine</text:a>
&gt;
 <text:a xlink:type="simple" xlink:href="https://twitter.com/hashtag/EuropeDay" text:style-name="Internet_20_link" text:visited-style-name="Visited_20_Internet_20_Link">
#EuropeDay</text:a>
&gt;
 <text:a xlink:type="simple" xlink:href="https://t.co/hSVro8GNNO" text:style-name="Internet_20_link" text:visited-style-name="Visited_20_Internet_20_Link">
pic.twitter.com/hSVro8GNNO</text:a>
&gt;
&gt;
 -- European Commission (@EU_Commission) <text:a xlink:type="simple" xlink:href="https://twitter.com/EU_Commission/status/1655865495168352256" text:style-name="Internet_20_link" text:visited-style-name="Visited_20_Internet_20_Link">
May 9,&gt;
 2023</text:a>
</text:p>

</text:p>
      <text:p text:style-name="P4">
Source: <text:a xlink:type="simple" xlink:href="https://armyinform.com.ua/2023/05/09/u-den-yevropy-v-yevrokomisiyi-poruch-z-praporamy-yes-pidnyaly-styag-ukrayiny/" text:style-name="Internet_20_link" text:visited-style-name="Visited_20_Internet_20_Link">
https://armyinform.com.ua/2023/05/09/u-den-yevropy-v-yevrokomisiyi-poruch-z-praporamy-yes-pidnyaly-styag-ukrayiny/</text:a>
</text:p>
      <!--NEWS-->
      <text:h text:style-name="P10" text:outline-level="1">
<text:span text:style-name="T4">
Українське військо змінило кількісно-якісний склад росармії — Сергій Череватий</text:span>
</text:h>
      <text:p text:style-name="P4">
Author: ['Володимир Скоростецький']</text:p>
      <text:p text:style-name="P4">
Time: 2023-05-09T70:00:00-04:00</text:p>
      <text:p text:style-name="P4">
Description: Речник східного угруповання військ полковник Сергій Череватий розповів про ситуацію...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cherevatyj-bahmut-2.jpg" text:style-name="Internet_20_link" text:visited-style-name="Visited_20_Internet_20_Link">
cherevatyj-bahmut-2.jpg</text:a>
']</text:p>
      <text:p text:style-name="P4">
Tags: ['БАХМУТ', 'ВТОРГНЕННЯ РФ', 'ЄДИНІ НОВИНИ', 'СЕРГІЙ ЧЕРЕВАТИЙ']</text:p>
      <text:p text:style-name="P4">
Category: News</text:p>
      <!--METADATA-->
      <text:p text:style-name="P4">
<draw:frame draw:style-name="fr1" draw:name="Image337" text:anchor-type="as-char" svg:width="6.9236in" svg:height="4.32725in" draw:z-index="0">
<draw:image xlink:href="../Images/AРМІЯINFORM/2023-05-09T70-00-00-04-00/cherevatyj-bahmut-2.jpg" xlink:type="simple" xlink:show="embed" xlink:actuate="onLoad" draw:mime-type="image/jpeg"/>
</draw:frame>
 Полковник Сергій Череватий. Колаж АрміяInform</text:p>
      <text:p text:style-name="P4">
Речник східного угруповання військ полковник Сергій Череватий розповів проситуацію у районі відповідальності в етері телемарафону «Єдині новини».</text:p>
      <text:p text:style-name="P4">
За його словами, ворог і надалі продовжує наступальні дії, ставлячи головноюметою захоплення міста Бахмут.</text:p>
      <text:p text:style-name="P4">
— За цю добу 375 разів окупанти обстріляли цю ділянку фронту різними видами ікалібрами артилерії. Відбулося вісім боєзіткнень, під час яких 166 окупантівбуло знищено і 206 поранено. Підбито ворожий Т-72, бойову машину піхоти,легкоброньований тягач, знищено БПЛА Орлан-10 та 6 польових складів збоєприпасами.</text:p>
      <text:p text:style-name="P4">
Лиманський напрямок наступний за активністю ворога. 444 рази тут ворогзавдавав ударів різними типами артилерії. Відбулося 7 боєзіткнень. 55окупантів було знищено, 111 поранено, 2 взято у полон нашими воїнами. Підбитоворожий танк, БТР-80, знищено мінометний розрахунок і 3 БПЛА</text:p>
      <text:p text:style-name="P4">
Полковник Сергій Череватий вкотре повідомив про порушення окупантамиконвенційних методів війни. Зокрема, застосування фосфорних боєприпасів.</text:p>
      <text:p text:style-name="P4">
— Вони неодноразово порушували правила та звичаї війни. Зокрема в контекстінеконвенційних боєприпасів. Це, звісно, дуже дошкульно. І ускладнювалооборону. Але це ще раз підтверджує звитяжність наших воїнів, які цьомупротистоять.</text:p>
      <text:p text:style-name="P4">
Крім цього, полковник Сергій Череватий зазначив, що за рік війни українськевійсько змінило кількісно-якісний склад сил ворога. Під час боїв за Київщину,північні області, Харківщину та Херсонщину було вибито основний кістякворожого війська.</text:p>
      <text:p text:style-name="P4">
— Зараз вони значною мірою комплектуються новомобілізованими. До прикладу, налимано-куп’янському напрямку ворог менш активний і обережний в своїх діях самечерез це. Якщо говорити про бахмутський напрямок — там здебільшого ув’язнені«вагнерівці». Вони були першим атакувальним елементом. Їх доповнювалиповітрянодесантними підрозділами та піхотою. Вони проводять довербування. Іголовна проблема ворога це не снарядний голод, а особовий склад, якого бракує.</text:p>
      <text:p text:style-name="P4">
Source: <text:a xlink:type="simple" xlink:href="https://armyinform.com.ua/2023/05/09/ukrayinske-vijsko-zminylo-kilkisno-yakisnyj-sklad-rosarmiyi-sergij-cherevatyj/" text:style-name="Internet_20_link" text:visited-style-name="Visited_20_Internet_20_Link">
https://armyinform.com.ua/2023/05/09/ukrayinske-vijsko-zminylo-kilkisno-yakisnyj-sklad-rosarmiyi-sergij-cherevatyj/</text:a>
</text:p>
      <!--NEWS-->
      <text:h text:style-name="P10" text:outline-level="1">
<text:span text:style-name="T4">
Володимир Зеленський назвав причини, чому росармія посилила повітряні атаки на Україну</text:span>
</text:h>
      <text:p text:style-name="P4">
Author: ['АРМІЯINFORM']</text:p>
      <text:p text:style-name="P4">
Time: 2023-05-09T71:00:00-04:00</text:p>
      <text:p text:style-name="P4">
Description: Президент України Володимир Зеленський переконаний, що збільшення інтенсивності ата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852028459b9e594b8df528ba9d12e1bb_1683631474_extra_large.jpeg" text:style-name="Internet_20_link" text:visited-style-name="Visited_20_Internet_20_Link">
852028459b9e594b8df528ba9d12e1bb_1683631474_extra_large.jpeg</text:a>
']</text:p>
      <text:p text:style-name="P4">
Tags: ['АГРЕСІЯ РФ', 'БАХМУТ', 'ВОЛОДИМИР ЗЕЛЕНСЬКИЙ', 'ВТОРГНЕННЯ РФ', 'ПРЕЗИДЕНТ УКРАЇНИ']</text:p>
      <text:p text:style-name="P4">
Category: News</text:p>
      <!--METADATA-->
      <text:p text:style-name="P4">
<draw:frame draw:style-name="fr1" draw:name="Image338" text:anchor-type="as-char" svg:width="6.9236in" svg:height="4.617948in" draw:z-index="0">
<draw:image xlink:href="../Images/AРМІЯINFORM/2023-05-09T71-00-00-04-00/852028459b9e594b8df528ba9d12e1bb_1683631474_extra_large.jpeg" xlink:type="simple" xlink:show="embed" xlink:actuate="onLoad" draw:mime-type="image/jpeg"/>
</draw:frame>
</text:p>
      <text:p text:style-name="P4">
Президент України Володимир Зеленський переконаний, що збільшенняінтенсивності атак ракетами й «Шахедами» з боку держави-агресора росіївикликано тим, що ворог не зміг продемонструвати своєму суспільству вагомихперемог до 9 травня, зокрема захопити місто Бахмут.</text:p>
      <text:p text:style-name="P4">
Про це <text:a xlink:type="simple" xlink:href="https://www.president.gov.ua/news/rosiya-posilila-povitryani-ataki-na-ukrayinu-tomu-sho-ne-zmo-82777" text:style-name="Internet_20_link" text:visited-style-name="Visited_20_Internet_20_Link">
повідомляє</text:a>
 Офіс Президента України.</text:p>
      <text:p text:style-name="P4">
Відповідаючи на запитання представників ЗМІ після переговорів із президентомЄвропейської комісії Урсулою фон дер Ляєн у Києві, Володимир Зеленськийзазначив, що військово-політичному керівництву рф треба щось «продавати»своєму суспільству, але воно не має жодних вагомих перемог на полі бою.</text:p>
      <text:p text:style-name="P4">
«А ненажерливе суспільство — воно там є, і ми бачимо, як воно підтримує ті чиінші радикальні дії, кількість смертей. Вони завжди радіють цьому. Бахмут«продати» не вийшло, тому що не вийшло захопити. Це була в них остання важливаоперація — до 9 травня встигнути це зробити. Хоч, на жаль, не існує вже тамтакого цілого міста, все зруйновано абсолютно», — сказав глава держави.</text:p>
      <text:p text:style-name="P4">
Source: <text:a xlink:type="simple" xlink:href="https://armyinform.com.ua/2023/05/09/volodymyr-zelenskyj-nazvav-prychyny-chomu-rosarmiya-posylyla-povitryani-ataky-na-ukrayinu/" text:style-name="Internet_20_link" text:visited-style-name="Visited_20_Internet_20_Link">
https://armyinform.com.ua/2023/05/09/volodymyr-zelenskyj-nazvav-prychyny-chomu-rosarmiya-posylyla-povitryani-ataky-na-ukrayinu/</text:a>
</text:p>
      <!--NEWS-->
      <text:h text:style-name="P10" text:outline-level="1">
<text:span text:style-name="T4">
У Варшаві активісти біля пам’ятника радянським солдатам встановили сотні українських прапорів</text:span>
</text:h>
      <text:p text:style-name="P4">
Author: ['АРМІЯINFORM']</text:p>
      <text:p text:style-name="P4">
Time: 2023-05-09T72:00:00-04:00</text:p>
      <text:p text:style-name="P4">
Description: Сьогодні, 9 травня, у Варшаві біля пам’ятника радянським солдатам українські та польськ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6264029_626041092762824_517257953646494874_n-e1683638454219.jpg" text:style-name="Internet_20_link" text:visited-style-name="Visited_20_Internet_20_Link">
346264029_626041092762824_517257953646494874_n-e1683638454219.jpg</text:a>
', '<text:a xlink:type="simple" xlink:href="https://armyinform.com.ua/wp-content/uploads/2023/05/346028588_604887031566613_7249035118666960973_n-e1683638494116-150x150.jpg" text:style-name="Internet_20_link" text:visited-style-name="Visited_20_Internet_20_Link">
346028588_604887031566613_7249035118666960973_n-e1683638494116-150x150.jpg</text:a>
', '<text:a xlink:type="simple" xlink:href="https://armyinform.com.ua/wp-content/uploads/2023/05/345594881_129851240089208_627049455821355361_n-150x150.jpg" text:style-name="Internet_20_link" text:visited-style-name="Visited_20_Internet_20_Link">
345594881_129851240089208_627049455821355361_n-150x150.jpg</text:a>
', '<text:a xlink:type="simple" xlink:href="https://armyinform.com.ua/wp-content/uploads/2023/05/346050829_218512990888098_4236508914574121656_n-150x150.jpg" text:style-name="Internet_20_link" text:visited-style-name="Visited_20_Internet_20_Link">
346050829_218512990888098_4236508914574121656_n-150x150.jpg</text:a>
', '<text:a xlink:type="simple" xlink:href="https://armyinform.com.ua/wp-content/uploads/2023/05/346051483_535258182152378_6079138916916229903_n-150x150.jpg" text:style-name="Internet_20_link" text:visited-style-name="Visited_20_Internet_20_Link">
346051483_535258182152378_6079138916916229903_n-150x150.jpg</text:a>
', '<text:a xlink:type="simple" xlink:href="https://armyinform.com.ua/wp-content/uploads/2023/05/345616950_1866298240423581_6958881992815439144_n-150x150.jpg" text:style-name="Internet_20_link" text:visited-style-name="Visited_20_Internet_20_Link">
345616950_1866298240423581_6958881992815439144_n-150x150.jpg</text:a>
']</text:p>
      <text:p text:style-name="P4">
Tags: ['STOPRUSSIA', 'АГРЕСІЯ РФ', 'ВАРШАВА', 'ВТОРГНЕННЯ РФ']</text:p>
      <text:p text:style-name="P4">
Category: News</text:p>
      <!--METADATA-->
      <text:p text:style-name="P4">
<draw:frame draw:style-name="fr1" draw:name="Image339" text:anchor-type="as-char" svg:width="6.9236in" svg:height="5.104803in" draw:z-index="0">
<draw:image xlink:href="../Images/AРМІЯINFORM/2023-05-09T72-00-00-04-00/346264029_626041092762824_517257953646494874_n-e1683638454219.jpg" xlink:type="simple" xlink:show="embed" xlink:actuate="onLoad" draw:mime-type="image/jpeg"/>
</draw:frame>
</text:p>
      <text:p text:style-name="P4">
Сьогодні, 9 травня, у Варшаві біля пам’ятника радянським солдатам українськіта польські активісти розгорнули велику художню інсталяцію. У ній — сотніукраїнських прапорців, багато з яких залиті червоною фарбою, невеликідерев’яні хрести з прізвищами загиблих українців і поляків, макети житловихбудинків.</text:p>
      <text:p text:style-name="P4">
По це <text:a xlink:type="simple" xlink:href="https://t.me/verkhovnaradaukrainy/50243" text:style-name="Internet_20_link" text:visited-style-name="Visited_20_Internet_20_Link">
інформує</text:a>
 пресслужба ВерховноїРади України.</text:p>
      <text:p text:style-name="P4">
«Тепер російський посол у Польщі для того, аби на День перемоги 9 травняпокласти квіти до пам'ятника — повинен буде пройти символічними вулицямизнищеного російськими військовими Маріуполя, повз розбомблені будинки Бучі,Ірпеня, Херсона та Бахмута», — заявили активісти.</text:p>
      <text:p text:style-name="P4">
<text:a xlink:type="simple" xlink:href="https://armyinform.com.ua/wp-content/uploads/2023/05/346028588_604887031566613_7249035118666960973_n-e1683638494116.jpg" text:style-name="Internet_20_link" text:visited-style-name="Visited_20_Internet_20_Link">
<draw:frame draw:style-name="fr1" draw:name="Image340" text:anchor-type="as-char" svg:width="6.9236in" svg:height="6.9236in" draw:z-index="0">
<draw:image xlink:href="../Images/AРМІЯINFORM/2023-05-09T72-00-00-04-00/346028588_604887031566613_7249035118666960973_n-e1683638494116-150x150.jpg" xlink:type="simple" xlink:show="embed" xlink:actuate="onLoad" draw:mime-type="image/jpeg"/>
</draw:frame>
</text:a>
</text:p>
      <text:p text:style-name="P4">
<text:a xlink:type="simple" xlink:href="https://armyinform.com.ua/wp-content/uploads/2023/05/345594881_129851240089208_627049455821355361_n.jpg" text:style-name="Internet_20_link" text:visited-style-name="Visited_20_Internet_20_Link">
<draw:frame draw:style-name="fr1" draw:name="Image341" text:anchor-type="as-char" svg:width="6.9236in" svg:height="6.9236in" draw:z-index="0">
<draw:image xlink:href="../Images/AРМІЯINFORM/2023-05-09T72-00-00-04-00/345594881_129851240089208_627049455821355361_n-150x150.jpg" xlink:type="simple" xlink:show="embed" xlink:actuate="onLoad" draw:mime-type="image/jpeg"/>
</draw:frame>
</text:a>
</text:p>
      <text:p text:style-name="P4">
<text:a xlink:type="simple" xlink:href="https://armyinform.com.ua/wp-content/uploads/2023/05/346050829_218512990888098_4236508914574121656_n.jpg" text:style-name="Internet_20_link" text:visited-style-name="Visited_20_Internet_20_Link">
<draw:frame draw:style-name="fr1" draw:name="Image342" text:anchor-type="as-char" svg:width="6.9236in" svg:height="6.9236in" draw:z-index="0">
<draw:image xlink:href="../Images/AРМІЯINFORM/2023-05-09T72-00-00-04-00/346050829_218512990888098_4236508914574121656_n-150x150.jpg" xlink:type="simple" xlink:show="embed" xlink:actuate="onLoad" draw:mime-type="image/jpeg"/>
</draw:frame>
</text:a>
</text:p>
      <text:p text:style-name="P4">
<text:a xlink:type="simple" xlink:href="https://armyinform.com.ua/wp-content/uploads/2023/05/346051483_535258182152378_6079138916916229903_n.jpg" text:style-name="Internet_20_link" text:visited-style-name="Visited_20_Internet_20_Link">
<draw:frame draw:style-name="fr1" draw:name="Image343" text:anchor-type="as-char" svg:width="6.9236in" svg:height="6.9236in" draw:z-index="0">
<draw:image xlink:href="../Images/AРМІЯINFORM/2023-05-09T72-00-00-04-00/346051483_535258182152378_6079138916916229903_n-150x150.jpg" xlink:type="simple" xlink:show="embed" xlink:actuate="onLoad" draw:mime-type="image/jpeg"/>
</draw:frame>
</text:a>
</text:p>
      <text:p text:style-name="P4">
<text:a xlink:type="simple" xlink:href="https://armyinform.com.ua/wp-content/uploads/2023/05/345616950_1866298240423581_6958881992815439144_n.jpg" text:style-name="Internet_20_link" text:visited-style-name="Visited_20_Internet_20_Link">
<draw:frame draw:style-name="fr1" draw:name="Image344" text:anchor-type="as-char" svg:width="6.9236in" svg:height="6.9236in" draw:z-index="0">
<draw:image xlink:href="../Images/AРМІЯINFORM/2023-05-09T72-00-00-04-00/345616950_1866298240423581_6958881992815439144_n-150x150.jpg" xlink:type="simple" xlink:show="embed" xlink:actuate="onLoad" draw:mime-type="image/jpeg"/>
</draw:frame>
</text:a>
</text:p>
      <text:p text:style-name="P4">
Водночас, як зазначили в повідомленні, послові рф у Польщі не дали покластиквіти на меморіальному цвинтарі у Варшаві. Активісти увімкнути звук повітряноїтривоги та перегородили дорогу дипломату.</text:p>
      <text:p text:style-name="P4">
Source: <text:a xlink:type="simple" xlink:href="https://armyinform.com.ua/2023/05/09/u-varshavi-aktyvisty-bilya-pamyatnyka-radyanskym-soldatam-vstanovyly-sotni-ukrayinskyh-praporiv/" text:style-name="Internet_20_link" text:visited-style-name="Visited_20_Internet_20_Link">
https://armyinform.com.ua/2023/05/09/u-varshavi-aktyvisty-bilya-pamyatnyka-radyanskym-soldatam-vstanovyly-sotni-ukrayinskyh-praporiv/</text:a>
</text:p>
      <!--NEWS-->
      <text:h text:style-name="P10" text:outline-level="1">
<text:span text:style-name="T4">
У ДШВ ЗСУ завершився черговий курс підготовки сержантського складу</text:span>
</text:h>
      <text:p text:style-name="P4">
Author: ['АРМІЯINFORM']</text:p>
      <text:p text:style-name="P4">
Time: 2023-05-09T73:00:00-04:00</text:p>
      <text:p text:style-name="P4">
Description: У Десантно-штурмових військах Збройних Сил України завершився черговий суміщений курс...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5274749_197373906487797_5252395405635129303_n.jpg" text:style-name="Internet_20_link" text:visited-style-name="Visited_20_Internet_20_Link">
345274749_197373906487797_5252395405635129303_n.jpg</text:a>
', '<text:a xlink:type="simple" xlink:href="https://armyinform.com.ua/wp-content/uploads/2023/05/344926385_570509761902337_1090497745815579562_n-150x150.jpg" text:style-name="Internet_20_link" text:visited-style-name="Visited_20_Internet_20_Link">
344926385_570509761902337_1090497745815579562_n-150x150.jpg</text:a>
', '<text:a xlink:type="simple" xlink:href="https://armyinform.com.ua/wp-content/uploads/2023/05/344761219_5755259621244981_6303552206966959936_n-150x150.jpg" text:style-name="Internet_20_link" text:visited-style-name="Visited_20_Internet_20_Link">
344761219_5755259621244981_6303552206966959936_n-150x150.jpg</text:a>
', '<text:a xlink:type="simple" xlink:href="https://armyinform.com.ua/wp-content/uploads/2023/05/345605203_1330983644298055_4559700715320246320_n-150x150.jpg" text:style-name="Internet_20_link" text:visited-style-name="Visited_20_Internet_20_Link">
345605203_1330983644298055_4559700715320246320_n-150x150.jpg</text:a>
', '<text:a xlink:type="simple" xlink:href="https://armyinform.com.ua/wp-content/uploads/2023/05/345438991_605021361558900_507765150297948680_n-150x150.jpg" text:style-name="Internet_20_link" text:visited-style-name="Visited_20_Internet_20_Link">
345438991_605021361558900_507765150297948680_n-150x150.jpg</text:a>
']</text:p>
      <text:p text:style-name="P4">
Tags: ['КОМАНДУВАННЯ ДЕСАНТНО-ШТУРМОВИХ ВІЙСЬК', 'КУРС ПІДГОТОВКИ', 'СЕРЖАНТ ЗСУ']</text:p>
      <text:p text:style-name="P4">
Category: News</text:p>
      <!--METADATA-->
      <text:p text:style-name="P4">
<draw:frame draw:style-name="fr1" draw:name="Image345" text:anchor-type="as-char" svg:width="6.9236in" svg:height="4.615733in" draw:z-index="0">
<draw:image xlink:href="../Images/AРМІЯINFORM/2023-05-09T73-00-00-04-00/345274749_197373906487797_5252395405635129303_n.jpg" xlink:type="simple" xlink:show="embed" xlink:actuate="onLoad" draw:mime-type="image/jpeg"/>
</draw:frame>
</text:p>
      <text:p text:style-name="P4">
У Десантно-штурмових військах Збройних Сил України завершився черговийсуміщений курс підготовки командирів відділень та головних сержантів взводів.</text:p>
      <text:p text:style-name="P4">
Про це<text:a xlink:type="simple" xlink:href="https%3A%2F%2Fwww.facebook.com%2Fuaairborne%2Fposts%2Fpfbid0g1etEKQBtsu75pLkMg9gk8fZGsPUFiL9Nt3KcLHfGUd3sX3YUfPVaUM3Fe7NNMpul&amp;show_text=true&amp;width=500" text:style-name="Internet_20_link" text:visited-style-name="Visited_20_Internet_20_Link">
повідомляє</text:a>
Командування ДШВ ЗСУ.</text:p>
      <text:p text:style-name="P4">
Після проходження відповідної підготовки сержантський склад продовжить бойовуслужбу в підрозділах військових частинах Десантно-штурмових військ ЗбройнихСил України.</text:p>
      <text:p text:style-name="P4">
<text:a xlink:type="simple" xlink:href="https://armyinform.com.ua/wp-content/uploads/2023/05/344926385_570509761902337_1090497745815579562_n.jpg" text:style-name="Internet_20_link" text:visited-style-name="Visited_20_Internet_20_Link">
<draw:frame draw:style-name="fr1" draw:name="Image346" text:anchor-type="as-char" svg:width="6.9236in" svg:height="6.9236in" draw:z-index="0">
<draw:image xlink:href="../Images/AРМІЯINFORM/2023-05-09T73-00-00-04-00/344926385_570509761902337_1090497745815579562_n-150x150.jpg" xlink:type="simple" xlink:show="embed" xlink:actuate="onLoad" draw:mime-type="image/jpeg"/>
</draw:frame>
</text:a>
</text:p>
      <text:p text:style-name="P4">
<text:a xlink:type="simple" xlink:href="https://armyinform.com.ua/wp-content/uploads/2023/05/344761219_5755259621244981_6303552206966959936_n.jpg" text:style-name="Internet_20_link" text:visited-style-name="Visited_20_Internet_20_Link">
<draw:frame draw:style-name="fr1" draw:name="Image347" text:anchor-type="as-char" svg:width="6.9236in" svg:height="6.9236in" draw:z-index="0">
<draw:image xlink:href="../Images/AРМІЯINFORM/2023-05-09T73-00-00-04-00/344761219_5755259621244981_6303552206966959936_n-150x150.jpg" xlink:type="simple" xlink:show="embed" xlink:actuate="onLoad" draw:mime-type="image/jpeg"/>
</draw:frame>
</text:a>
</text:p>
      <text:p text:style-name="P4">
«Відтепер, будучи на сержантських посадах, ви буде відповідати за успішневиконання бойових завдань своїх підрозділів, військову дисципліну, бойовупідготовку та за життя підлеглих», – наголосили інструктори під час врученнясертифікатів.</text:p>
      <text:p text:style-name="P4">
<text:a xlink:type="simple" xlink:href="https://armyinform.com.ua/wp-content/uploads/2023/05/345605203_1330983644298055_4559700715320246320_n.jpg" text:style-name="Internet_20_link" text:visited-style-name="Visited_20_Internet_20_Link">
<draw:frame draw:style-name="fr1" draw:name="Image348" text:anchor-type="as-char" svg:width="6.9236in" svg:height="6.9236in" draw:z-index="0">
<draw:image xlink:href="../Images/AРМІЯINFORM/2023-05-09T73-00-00-04-00/345605203_1330983644298055_4559700715320246320_n-150x150.jpg" xlink:type="simple" xlink:show="embed" xlink:actuate="onLoad" draw:mime-type="image/jpeg"/>
</draw:frame>
</text:a>
</text:p>
      <text:p text:style-name="P4">
<text:a xlink:type="simple" xlink:href="https://armyinform.com.ua/wp-content/uploads/2023/05/345438991_605021361558900_507765150297948680_n.jpg" text:style-name="Internet_20_link" text:visited-style-name="Visited_20_Internet_20_Link">
<draw:frame draw:style-name="fr1" draw:name="Image349" text:anchor-type="as-char" svg:width="6.9236in" svg:height="6.9236in" draw:z-index="0">
<draw:image xlink:href="../Images/AРМІЯINFORM/2023-05-09T73-00-00-04-00/345438991_605021361558900_507765150297948680_n-150x150.jpg" xlink:type="simple" xlink:show="embed" xlink:actuate="onLoad" draw:mime-type="image/jpeg"/>
</draw:frame>
</text:a>
</text:p>
      <text:p text:style-name="P4">
У Командуванні зазначили, що весь особовий склад курсу має бойовий досвід,який вони безпосередньо здобули на солдатських посадах: стрілки, розвідники,кулеметники, гранатометники та інші.</text:p>
      <text:p text:style-name="P4">
Source: <text:a xlink:type="simple" xlink:href="https://armyinform.com.ua/2023/05/09/u-dshv-zsu-zavershyvsya-chergovyj-kurs-pidgotovky-serzhantskogo-skladu/" text:style-name="Internet_20_link" text:visited-style-name="Visited_20_Internet_20_Link">
https://armyinform.com.ua/2023/05/09/u-dshv-zsu-zavershyvsya-chergovyj-kurs-pidgotovky-serzhantskogo-skladu/</text:a>
</text:p>
      <!--NEWS-->
      <text:h text:style-name="P10" text:outline-level="1">
<text:span text:style-name="T4">
Канцлер ФРН — про перспективу членства України в ЄС: Геополітична Європа має дотримуватися обіцянки</text:span>
</text:h>
      <text:p text:style-name="P4">
Author: ['АРМІЯINFORM']</text:p>
      <text:p text:style-name="P4">
Time: 2023-05-09T74:00:00-04:00</text:p>
      <text:p text:style-name="P4">
Description: Канцлер Німеччини Олаф Шольц під час виступу в Європейському парламенті заявив, щ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sholcz.jpg" text:style-name="Internet_20_link" text:visited-style-name="Visited_20_Internet_20_Link">
sholcz.jpg</text:a>
']</text:p>
      <text:p text:style-name="P4">
Tags: ['КАНЦЛЕР ФРН ОЛАФ ШОЛЬЦ', 'НІМЕЧЧИНА', 'ЧЛЕНСТВО УКРАЇНИ В ЄС']</text:p>
      <text:p text:style-name="P4">
Category: News</text:p>
      <!--METADATA-->
      <text:p text:style-name="P4">
<draw:frame draw:style-name="fr1" draw:name="Image350" text:anchor-type="as-char" svg:width="6.9236in" svg:height="3.894525in" draw:z-index="0">
<draw:image xlink:href="../Images/AРМІЯINFORM/2023-05-09T74-00-00-04-00/sholcz.jpg" xlink:type="simple" xlink:show="embed" xlink:actuate="onLoad" draw:mime-type="image/jpeg"/>
</draw:frame>
</text:p>
      <text:p text:style-name="P4">
Канцлер Німеччини Олаф Шольц під час виступу в Європейському парламентізаявив, що просуватиме ідею реформування та розширення Євросоюзу.</text:p>
      <text:p text:style-name="P4">
Про це йдеться у <text:a xlink:type="simple" xlink:href="https://www.europarl.europa.eu/news/en/press-room/20230505IPR85002/olaf-scholz-we-need-a-geopolitical-larger-reformed-eu-open-to-the-future" text:style-name="Internet_20_link" text:visited-style-name="Visited_20_Internet_20_Link">
повідомленні</text:a>
 пресслужби Європарламенту.</text:p>
      <text:p text:style-name="P4">
Олаф Шольц підкреслив, що Європа несе глобальну відповідальність за межамисвоїх кордонів, оскільки добробут Європи не можна відокремити від добробутурешти світу.</text:p>
      <text:p text:style-name="P4">
Канцлер Шольц визначив три уроки для ЄС.</text:p>
      <text:p text:style-name="P4">
«По-перше, майбутнє Європи в наших руках. По-друге, чим об’єднанішою будеЄвропа, тим легше буде забезпечити собі гарне майбутнє. І по-третє, не менше,а більше відкритості та більше співпраці — це порядок дня», — підкресливнімецький канцлер.</text:p>
      <text:p text:style-name="P4">
Він наголосив, що аби забезпечити місце Європи у світі завтрашнього дня, ЄСповинен змінитися.</text:p>
      <text:p text:style-name="P4">
«Нам потрібен геополітичний ЄС, розширений і реформований ЄС і ЄС, спрямованийу майбутнє», — повідомив Олаф Шольц.</text:p>
      <text:p text:style-name="P4">
У питанні війни росії проти України він сказав, що ЄС тепер має визначити курсна відновлення України.</text:p>
      <text:p text:style-name="P4">
«російська агресія проти України також є нападом на цінності та принципи,якими ми керувалися з моменту заснування Європейського Союзу. Процвітаюча,демократична, європейська Україна — це найчіткіша відмова від імперської,ревізіоністської та незаконної політики путіна. Повага до прав людини,міжнародного права, свободи та демократії та права на самовизначення. Разом мибудемо відстоювати ці принципи. Ми будемо підтримувати Україну, поки це будепотрібно», — підкреслив канцлер ФРН.</text:p>
      <text:p text:style-name="P4">
Глава німецького уряду нагадав, що в ЄС зробили вибір на користь «великоїЄвропи» та запропонували країнам Західних Балкан, Україні, Молдові, а вперспективі — і Грузії, перспективу членства.</text:p>
      <text:p text:style-name="P4">
«Ми сказали: ви належите Європі, ми хочемо, щоб ви були частиною ЄС. Йдетьсяне про альтруїзм, а про довіру та економічну доцільність. А також продовготривале забезпечення миру в Європі в часи змін після російської агресії.Геополітична Європа має дотримуватися своєї обіцянки безпосереднім сусідам», —заявив Олаф Шольц.</text:p>
      <text:p text:style-name="P4">
Source: <text:a xlink:type="simple" xlink:href="https://armyinform.com.ua/2023/05/09/kanczler-frn-pro-perspektyvu-chlenstva-ukrayiny-v-yes-geopolitychna-yevropa-maye-dotrymuvatysya-obiczyanky/" text:style-name="Internet_20_link" text:visited-style-name="Visited_20_Internet_20_Link">
https://armyinform.com.ua/2023/05/09/kanczler-frn-pro-perspektyvu-chlenstva-ukrayiny-v-yes-geopolitychna-yevropa-maye-dotrymuvatysya-obiczyanky/</text:a>
</text:p>
      <!--NEWS-->
      <text:h text:style-name="P10" text:outline-level="1">
<text:span text:style-name="T4">
Яку військову техніку показали на параді в москві</text:span>
</text:h>
      <text:p text:style-name="P4">
Author: ['Олександр Козубенко']</text:p>
      <text:p text:style-name="P4">
Time: 2023-05-09T75:00:00-04:00</text:p>
      <text:p text:style-name="P4">
Description: Сьогоднішнє кремлівське «шоу побєдобєсія» вперше з 2007 року пройшло без участі важк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foto-1-rostehnika-parad.jpg" text:style-name="Internet_20_link" text:visited-style-name="Visited_20_Internet_20_Link">
foto-1-rostehnika-parad.jpg</text:a>
', '<text:a xlink:type="simple" xlink:href="https://armyinform.com.ua/wp-content/uploads/2023/05/foto-2-rostehnika-parad.jpg" text:style-name="Internet_20_link" text:visited-style-name="Visited_20_Internet_20_Link">
foto-2-rostehnika-parad.jpg</text:a>
', '<text:a xlink:type="simple" xlink:href="https://armyinform.com.ua/wp-content/uploads/2023/05/foto-3-rostehnika-parad.jpg" text:style-name="Internet_20_link" text:visited-style-name="Visited_20_Internet_20_Link">
foto-3-rostehnika-parad.jpg</text:a>
', '<text:a xlink:type="simple" xlink:href="https://armyinform.com.ua/wp-content/uploads/2023/05/foto-4-rostehnika-parad.jpg" text:style-name="Internet_20_link" text:visited-style-name="Visited_20_Internet_20_Link">
foto-4-rostehnika-parad.jpg</text:a>
', '<text:a xlink:type="simple" xlink:href="https://armyinform.com.ua/wp-content/uploads/2023/05/foto-5-rostehnika-parad.jpg" text:style-name="Internet_20_link" text:visited-style-name="Visited_20_Internet_20_Link">
foto-5-rostehnika-parad.jpg</text:a>
', '<text:a xlink:type="simple" xlink:href="https://armyinform.com.ua/wp-content/uploads/2023/05/foto-6-rostehnika-parad.jpg" text:style-name="Internet_20_link" text:visited-style-name="Visited_20_Internet_20_Link">
foto-6-rostehnika-parad.jpg</text:a>
', '<text:a xlink:type="simple" xlink:href="https://armyinform.com.ua/wp-content/uploads/2023/05/foto-7-rostehnika-parad.jpg" text:style-name="Internet_20_link" text:visited-style-name="Visited_20_Internet_20_Link">
foto-7-rostehnika-parad.jpg</text:a>
', '<text:a xlink:type="simple" xlink:href="https://armyinform.com.ua/wp-content/uploads/2023/05/foto-8-rostehnika-parad.jpg" text:style-name="Internet_20_link" text:visited-style-name="Visited_20_Internet_20_Link">
foto-8-rostehnika-parad.jpg</text:a>
', '<text:a xlink:type="simple" xlink:href="https://armyinform.com.ua/wp-content/uploads/2023/05/foto-9-rostehnika-parad.jpg" text:style-name="Internet_20_link" text:visited-style-name="Visited_20_Internet_20_Link">
foto-9-rostehnika-parad.jpg</text:a>
', '<text:a xlink:type="simple" xlink:href="https://armyinform.com.ua/wp-content/uploads/2023/05/foto-10-rostehnika-parad.jpg" text:style-name="Internet_20_link" text:visited-style-name="Visited_20_Internet_20_Link">
foto-10-rostehnika-parad.jpg</text:a>
']</text:p>
      <text:p text:style-name="P4">
Tags: ['ВТОРГНЕННЯ РФ', 'ДУТА ВЕЛИЧ РОСАРМІЇ']</text:p>
      <text:p text:style-name="P4">
Category: News</text:p>
      <!--METADATA-->
      <text:p text:style-name="P4">
<draw:frame draw:style-name="fr1" draw:name="Image351" text:anchor-type="as-char" svg:width="6.9236in" svg:height="3.894525in" draw:z-index="0">
<draw:image xlink:href="../Images/AРМІЯINFORM/2023-05-09T75-00-00-04-00/foto-1-rostehnika-parad.jpg" xlink:type="simple" xlink:show="embed" xlink:actuate="onLoad" draw:mime-type="image/jpeg"/>
</draw:frame>
</text:p>
      <text:p text:style-name="P4">
Сьогоднішнє кремлівське «шоу побєдобєсія» вперше з 2007 року пройшло безучасті важкої броньованої техніки, якщо не враховувати старезного радянськоговетерана Т-34-85, на якому «дєди ваєвалі». А що трапилося?! На це запитанняможуть відповісти лише Збройні Сили України!</text:p>
      <text:p text:style-name="P4">
Звісно, пропагандисти рф подали це приниження «другої армії світу» як черговедосягнення, тому представляли парад 9 травня лише з ракурсу: «Новітнібронеавтомобілі „Ахмат“ і „Спартан“ уперше взяли участь у параді Перемоги».</text:p>
      <text:p text:style-name="P4">
<draw:frame draw:style-name="fr1" draw:name="Image352" text:anchor-type="as-char" svg:width="6.9236in" svg:height="3.894525in" draw:z-index="0">
<draw:image xlink:href="../Images/AРМІЯINFORM/2023-05-09T75-00-00-04-00/foto-2-rostehnika-parad.jpg" xlink:type="simple" xlink:show="embed" xlink:actuate="onLoad" draw:mime-type="image/jpeg"/>
</draw:frame>
Танк Т-34</text:p>
      <text:p text:style-name="P4">
Але броньовані автомобілі були чи не єдиним, що сьогодні прокотили червоноюплощею перед бункерним дідом і його посіпаками. Хвалена російська «зброяперемоги» — «Армат», Т-90М «Прорив», Т-72Б3, Т-80ВБМ, БМП-3, БМП-2, БМД-4,«Ракушка», «Мста», «Град», «Ураган», «Смерч», «Солнцепьок», «Коаліція»… — усіці танки, БМП, ЗРК, САУ та причіпна артилерія святкують головний кремлівськийшабаш або палаючи на дорогах України, або поки що ховаються, чекаючи на снаряд«Хаймарса».</text:p>
      <text:p text:style-name="P4">
<draw:frame draw:style-name="fr1" draw:name="Image353" text:anchor-type="as-char" svg:width="6.9236in" svg:height="3.894525in" draw:z-index="0">
<draw:image xlink:href="../Images/AРМІЯINFORM/2023-05-09T75-00-00-04-00/foto-3-rostehnika-parad.jpg" xlink:type="simple" xlink:show="embed" xlink:actuate="onLoad" draw:mime-type="image/jpeg"/>
</draw:frame>
Бойова машина піхоти (БМП К-17) на колісній платформі «Бумеранг»</text:p>
      <text:p text:style-name="P4">
Усе, чим наважилися потішити русскій народ у такий урочистий для імперцівдень, це бронеавтомобілі «Тигр», «Ахмат» і «Спартак», а також комплекси«Іскандер-М» (який вже не сміється), С-400 та «Ярс», замикали колонувійськової техніки колісні БМП К-17. Повітряна частина параду взагалі невідбулася.</text:p>
      <text:p text:style-name="P4">
<draw:frame draw:style-name="fr1" draw:name="Image354" text:anchor-type="as-char" svg:width="6.9236in" svg:height="3.894525in" draw:z-index="0">
<draw:image xlink:href="../Images/AРМІЯINFORM/2023-05-09T75-00-00-04-00/foto-4-rostehnika-parad.jpg" xlink:type="simple" xlink:show="embed" xlink:actuate="onLoad" draw:mime-type="image/jpeg"/>
</draw:frame>
Зенітний ракетний комплекс С-400 «Тріумф» на червоній площі<draw:frame draw:style-name="fr1" draw:name="Image355" text:anchor-type="as-char" svg:width="6.9236in" svg:height="3.894525in" draw:z-index="0">
<draw:image xlink:href="../Images/AРМІЯINFORM/2023-05-09T75-00-00-04-00/foto-5-rostehnika-parad.jpg" xlink:type="simple" xlink:show="embed" xlink:actuate="onLoad" draw:mime-type="image/jpeg"/>
</draw:frame>
</text:p>
      <text:p text:style-name="P4">
Модифікація комплексу «Тополь-М» — 15П155М («пересувний») стратегічнийракетний комплекс «Ярс» із міжконтинентальною балістичною ракетою PC-24 напараді в москві, 9 травня 2023 року.</text:p>
      <text:p text:style-name="P4">
<draw:frame draw:style-name="fr1" draw:name="Image356" text:anchor-type="as-char" svg:width="6.9236in" svg:height="3.894525in" draw:z-index="0">
<draw:image xlink:href="../Images/AРМІЯINFORM/2023-05-09T75-00-00-04-00/foto-6-rostehnika-parad.jpg" xlink:type="simple" xlink:show="embed" xlink:actuate="onLoad" draw:mime-type="image/jpeg"/>
</draw:frame>
</text:p>
      <text:p text:style-name="P4">
Основа парадної мехколони — бронеавтомобілі високої прохідності «Тигр-М СпН»(справа). На задньому плані — АМН-590951 «Спартак», уперше представлений лишев березні на виставці «Експотехностраж-2023». Машина призначена для«росгвардії» та озброєна 12,7-мм кулеметом «Корд» на повнопривідній башті.</text:p>
      <text:p text:style-name="P4">
<draw:frame draw:style-name="fr1" draw:name="Image357" text:anchor-type="as-char" svg:width="6.9236in" svg:height="3.894525in" draw:z-index="0">
<draw:image xlink:href="../Images/AРМІЯINFORM/2023-05-09T75-00-00-04-00/foto-7-rostehnika-parad.jpg" xlink:type="simple" xlink:show="embed" xlink:actuate="onLoad" draw:mime-type="image/jpeg"/>
</draw:frame>
</text:p>
      <text:p text:style-name="P4">
Знищені російські машини «Тигр-М» на дорозі в Харків, 28 лютого 2022 року.</text:p>
      <text:p text:style-name="P4">
<draw:frame draw:style-name="fr1" draw:name="Image358" text:anchor-type="as-char" svg:width="6.9236in" svg:height="3.894525in" draw:z-index="0">
<draw:image xlink:href="../Images/AРМІЯINFORM/2023-05-09T75-00-00-04-00/foto-8-rostehnika-parad.jpg" xlink:type="simple" xlink:show="embed" xlink:actuate="onLoad" draw:mime-type="image/jpeg"/>
</draw:frame>
</text:p>
      <text:p text:style-name="P4">
Транспортно-заряджальна машина 9Т250 оперативно-тактичного ракетного комплексу«Іскандер-М».</text:p>
      <text:p text:style-name="P4">
<draw:frame draw:style-name="fr1" draw:name="Image359" text:anchor-type="as-char" svg:width="6.9236in" svg:height="3.894525in" draw:z-index="0">
<draw:image xlink:href="../Images/AРМІЯINFORM/2023-05-09T75-00-00-04-00/foto-9-rostehnika-parad.jpg" xlink:type="simple" xlink:show="embed" xlink:actuate="onLoad" draw:mime-type="image/jpeg"/>
</draw:frame>
</text:p>
      <text:p text:style-name="P4">
Парадні З-СТС <text:span text:style-name="T5">
(рос. «защищенное специальное транспортное средство»)</text:span>
 «Ахмат».Уперше представлені на форумі «Армія-2022» після 25 днів розробки, заснованійна рамі бронеавтомобіля «Тайфун» з колісною формулою 6×6.</text:p>
      <text:p text:style-name="P4">
<draw:frame draw:style-name="fr1" draw:name="Image360" text:anchor-type="as-char" svg:width="6.9236in" svg:height="4.615733in" draw:z-index="0">
<draw:image xlink:href="../Images/AРМІЯINFORM/2023-05-09T75-00-00-04-00/foto-10-rostehnika-parad.jpg" xlink:type="simple" xlink:show="embed" xlink:actuate="onLoad" draw:mime-type="image/jpeg"/>
</draw:frame>
</text:p>
      <text:p text:style-name="P4">
Бронеавтомобілі З-СТС «Ахмат», які не доїхали до району бойових дій. Фотоопубліковане ГУР МОУ 27 березня 2023 року. Раніше такі ББМ були переданіросійсько-татарським батальйонам «алга» і «тімер».</text:p>
      <text:p text:style-name="P4">
Source: <text:a xlink:type="simple" xlink:href="https://armyinform.com.ua/2023/05/09/yaku-vijskovu-tehniku-pokazaly-na-paradi-v-moskvi/" text:style-name="Internet_20_link" text:visited-style-name="Visited_20_Internet_20_Link">
https://armyinform.com.ua/2023/05/09/yaku-vijskovu-tehniku-pokazaly-na-paradi-v-moskvi/</text:a>
</text:p>
      <!--NEWS-->
      <text:h text:style-name="P10" text:outline-level="1">
<text:span text:style-name="T4">
Руслан Стефанчук: Розраховую, що на Вільнюському саміті НАТО буде визначено часові рамки щодо членства України</text:span>
</text:h>
      <text:p text:style-name="P4">
Author: ['АРМІЯINFORM']</text:p>
      <text:p text:style-name="P4">
Time: 2023-05-09T76:00:00-04:00</text:p>
      <text:p text:style-name="P4">
Description: Голова Верховної Ради України Руслан Стефанчук у форматі відеоконференції провів розмов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6099172_756173666054844_5217194733834622341_n.jpg" text:style-name="Internet_20_link" text:visited-style-name="Visited_20_Internet_20_Link">
346099172_756173666054844_5217194733834622341_n.jpg</text:a>
']</text:p>
      <text:p text:style-name="P4">
Tags: ['ВІЛЬНЮСЬКИЙ САМІТ', 'НАТО', 'РУСЛАН СТЕФАНЧУК']</text:p>
      <text:p text:style-name="P4">
Category: News</text:p>
      <!--METADATA-->
      <text:p text:style-name="P4">
<draw:frame draw:style-name="fr1" draw:name="Image361" text:anchor-type="as-char" svg:width="6.9236in" svg:height="4.617987in" draw:z-index="0">
<draw:image xlink:href="../Images/AРМІЯINFORM/2023-05-09T76-00-00-04-00/346099172_756173666054844_5217194733834622341_n.jpg" xlink:type="simple" xlink:show="embed" xlink:actuate="onLoad" draw:mime-type="image/jpeg"/>
</draw:frame>
</text:p>
      <text:p text:style-name="P4">
Голова Верховної Ради України Руслан Стефанчук у форматі відеоконференціїпровів розмову з очільницями парламентів Словенії та Румунії — Уршкою КлакочарЗупанчич та Аліною Штефанією Горгіу.</text:p>
      <text:p text:style-name="P4">
Про це<text:a xlink:type="simple" xlink:href="https://www.facebook.com/photo/" text:style-name="Internet_20_link" text:visited-style-name="Visited_20_Internet_20_Link">
зазначив</text:a>
Руслан Стефанчук.</text:p>
      <text:p text:style-name="P4">
«У липні у Вільнюсі відбудеться саміт НАТО. Розраховую, що під час нього будечітко визначено часові рамки щодо членства України в Альянсі. Для нас вкрайважлива підтримка євроатлантичного майбутнього на всіх рівнях», — зазначивРуслан Стефанчук.</text:p>
      <text:p text:style-name="P4">
Під час розмови з очільницями парламентів Словенії та Румунії Голова ВерховноїРади України наголосив, що розраховує на підтримку курсу України в НАТО самена парламентському рівні.</text:p>
      <text:p text:style-name="P4">
«10 квітня Верховна Рада України звернулася до всіх парламентів країн НАТО іззакликом прийняти резолюції (заяви) щодо підтримки приєднання України доОрганізації Північноатлантичного договору. Такі резолюції продемонстрували бнезмінну та потужну підтримку прагнень України у якнайшвидшому набуттічленства в Альянсі», — заявив Руслан Стефанчук.</text:p>
      <text:p text:style-name="P4">
Source: <text:a xlink:type="simple" xlink:href="https://armyinform.com.ua/2023/05/09/ruslan-stefanchuk-rozrahovuyu-shho-na-vilnyuskomu-samiti-nato-bude-vyznacheno-chasovi-ramky-shhodo-chlenstva-ukrayiny/" text:style-name="Internet_20_link" text:visited-style-name="Visited_20_Internet_20_Link">
https://armyinform.com.ua/2023/05/09/ruslan-stefanchuk-rozrahovuyu-shho-na-vilnyuskomu-samiti-nato-bude-vyznacheno-chasovi-ramky-shhodo-chlenstva-ukrayiny/</text:a>
</text:p>
      <!--NEWS-->
      <text:h text:style-name="P10" text:outline-level="1">
<text:span text:style-name="T4">
Настав час для позитивного рішення щодо переговорів про членство України у Євросоюзі — Зеленський</text:span>
</text:h>
      <text:p text:style-name="P4">
Author: ['АРМІЯINFORM']</text:p>
      <text:p text:style-name="P4">
Time: 2023-05-09T77:00:00-04:00</text:p>
      <text:p text:style-name="P4">
Description: Про це повідомляє Офіс Президента України.    Президент України Володимир Зеленськи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a65ddc2dbbb7c35927297ab316c35ed4_1683622469_extra_large.jpeg" text:style-name="Internet_20_link" text:visited-style-name="Visited_20_Internet_20_Link">
a65ddc2dbbb7c35927297ab316c35ed4_1683622469_extra_large.jpeg</text:a>
', '<text:a xlink:type="simple" xlink:href="https://armyinform.com.ua/wp-content/uploads/2023/05/94debc431116f537b92405319427f067_1683631480_extra_large.jpeg" text:style-name="Internet_20_link" text:visited-style-name="Visited_20_Internet_20_Link">
94debc431116f537b92405319427f067_1683631480_extra_large.jpeg</text:a>
']</text:p>
      <text:p text:style-name="P4">
Tags: ['STOPRUSSIA', 'YES', 'АГРЕСІЯ РФ', 'ВІЙНА', 'ВОЛОДИМИР ЗЕЛЕНСЬКИЙ', 'ВТОРГНЕННЯ РФ', 'ОФІС ПРЕЗИДЕНТА УКРАЇНИ', 'УРСУЛА ФОН ДЕР ЛЯЄН']</text:p>
      <text:p text:style-name="P4">
Category: News</text:p>
      <!--METADATA-->
      <text:p text:style-name="P4">
<draw:frame draw:style-name="fr1" draw:name="Image362" text:anchor-type="as-char" svg:width="6.9236in" svg:height="4.617948in" draw:z-index="0">
<draw:image xlink:href="../Images/AРМІЯINFORM/2023-05-09T77-00-00-04-00/a65ddc2dbbb7c35927297ab316c35ed4_1683622469_extra_large.jpeg" xlink:type="simple" xlink:show="embed" xlink:actuate="onLoad" draw:mime-type="image/jpeg"/>
</draw:frame>
</text:p>
      <text:p text:style-name="P4">
Про це <text:a xlink:type="simple" xlink:href="https://www.president.gov.ua/news/nastav-chas-dlya-pozitivnogo-rishennya-shodo-peregovoriv-pro-82773" text:style-name="Internet_20_link" text:visited-style-name="Visited_20_Internet_20_Link">
повідомляє</text:a>
 Офіс Президента України.</text:p>
      <text:p text:style-name="P4">
Президент України Володимир Зеленський провів у Києві переговори з ПрезидентомЄвропейської комісії Урсулою фон дер Ляєн, яка прибула в нашу країну звізитом.</text:p>
      <text:p text:style-name="P4">
Під час зустрічі з представниками ЗМІ за результатами переговорів Главадержави наголосив, що сьогодні в країнах Європейського Союзу відзначають ДеньЄвропи, який іде після Дня пам’яті та перемоги над нацизмом у Другій світовійвійні.</text:p>
      <text:p text:style-name="P4">
«Наша Європа стала можливою завдяки перемозі над злом агресії та ідеологієюненависті. Наша Європа, яка заснована на повазі до народів та об’єднує різнінації, не підкорює, а об’єднує спільними цінностями. Наша Європа сталаможливою саме тоді, коли зло агресії зазнало поразки», — сказав ВолодимирЗеленський.</text:p>
      <text:p text:style-name="P4">
Президент зазначив, що Україна завжди буде вдячна всім, хто боровся протинацизму й здобув перемогу.</text:p>
      <text:p text:style-name="P4">
«Перемога відкрила історичний простір для об’єднавчих зусиль у Європі, іважливо, що було очевидним тоді, якими мають бути зусилля заради миру, зарадинашої Європи», — додав він.</text:p>
      <text:p text:style-name="P4">
Глава держави процитував перше речення Декларації Шумана, у якому ідеться проте, що мир у світі не може бути забезпечений без будівничих зусиль,пропорційних небезпекам, які йому загрожують.</text:p>
      <text:p text:style-name="P4">
«Зараз, коли ми знову спільно протистоїмо злу агресії й політиці ненависті,які сучасна Росія повернула на континент, коли ми знову потребуємо перемоги,ми знову звертаємося й до сенсу тих слів із Декларації Шумана. Наші зусиллязаради об’єднаної Європи, заради безпеки й миру мають бути настільки жсильними, наскільки сильним є прагнення Росії зруйнувати нашу безпеку, нашусвободу, нашу Європу. Ми маємо разом діяти пропорційно загрозі — не слабше, —щоб перемогти це зло агресії, щоб нові покоління європейців могли так самовідзначати День Європи у мирі, а не просто згадувати, що колись було такесвято й що на континенті був мир», — переконаний Президент.</text:p>
      <text:p text:style-name="P4">
Володимир Зеленський подякував партнерам України за захист Європейськогоконтиненту й цінностей свободи, а також Президенту Європейської комісії — запотужні рішення, які необхідні всій Європі.</text:p>
      <text:p text:style-name="P4">
«Ми сьогодні зустрілися, зокрема, заради таких сильних рішень. Перше —оборона, друге — наше подальше об’єднання, третє — подолання наявнихсуперечностей. Щодо оборони. Україна щодня демонструє ефективність нашогозахисту від російської агресії. Кожна збита ракета терористів, кожен успіхнаших воїнів у відбитті російських штурмів — це докази того, що ми можемоперемогти цього агресора. Головне — пропорційність наших можливостей іможливостей, які має агресор», — наголосив Президент.</text:p>
      <text:p text:style-name="P4">
У цьому контексті Глава держави висловив подяку Урсулі фон дер Ляєн заготовність Євросоюзу надати Україні необхідні боєприпаси — 1 млн снарядів дляартилерії. Він зазначив, що на зустрічі з Президентом Європейської комісіїбуло обговорено питання швидкості закупівлі та постачання боєприпасів.</text:p>
      <text:p text:style-name="P4">
Крім того, під час переговорів лідери торкнулися питання санкцій щодо Росії заагресію проти України.</text:p>
      <text:p text:style-name="P4">
«Розраховуємо на ухвалення найближчим часом 11-го санкційного пакету, і йогоскладовою мають бути санкції проти атомної галузі держави-терориста. Тоді силацього пакету буде пропорційною рівню загрози», — сказав Президент.</text:p>
      <text:p text:style-name="P4">
<draw:frame draw:style-name="fr1" draw:name="Image363" text:anchor-type="as-char" svg:width="6.9236in" svg:height="4.617948in" draw:z-index="0">
<draw:image xlink:href="../Images/AРМІЯINFORM/2023-05-09T77-00-00-04-00/94debc431116f537b92405319427f067_1683631480_extra_large.jpeg" xlink:type="simple" xlink:show="embed" xlink:actuate="onLoad" draw:mime-type="image/jpeg"/>
</draw:frame>
</text:p>
      <text:p text:style-name="P4">
На зустрічі також ішлося про кроки щодо подальшого об’єднання України таЄвропейського Союзу.</text:p>
      <text:p text:style-name="P4">
«Уже давно настав час для того, щоб усунути штучну політичну невизначеність увідносинах між Україною та Євросоюзом. Настав час для позитивного рішення щодовідкриття переговорів про членство України в ЄС. Наші цінності, безпека, нашдобробут, мир на континенті — усе це може реалізуватися на сто відсотків дляЄвропи лише разом з Україною», — переконаний Володимир Зеленський.</text:p>
      <text:p text:style-name="P4">
Глава держави наголосив, що наша країна розраховує отримати в червні позитивнупроміжну оцінку Європейської комісії щодо прогресу України на шляхуєвроінтеграції.</text:p>
      <text:p text:style-name="P4">
Президент України й Президент Єврокомісії обговорили ситуацію щодо експортуукраїнської аграрної продукції.</text:p>
      <text:p text:style-name="P4">
«Ми маємо спільну згоду щодо важливості нашого українського внеску у глобальнупродовольчу безпеку світу й маємо спільні приклади успіху в продовольчійсфері. Зокрема, це стосується таких програм, як наша гуманітарна ініціатива«Зерно з України», як наші «Шляхи солідарності», — сказав ВолодимирЗеленський.</text:p>
      <text:p text:style-name="P4">
Глава держави наголосив, що Україна сьогодні зіткнулася з проблемами саме втому питанні, де Європа має демонструвати сильні прояви солідарності,пропорційні наявним загрозам.</text:p>
      <text:p text:style-name="P4">
«Жорсткі, навіть жорстокі як для часу війни протекціоністські заходи від нашихсусідів не можуть не розчаровувати, мʼяко кажучи. Будь-які обмеження нашогоекспорту зараз абсолютно неприпустимі. Бо це посилює не нас усіх у Європі, алише можливості агресора», — акцентував Володимир Зеленський.</text:p>
      <text:p text:style-name="P4">
Президент зазначив, що Україна пропонує започаткувати консультаційну групу длямоніторингу відповідних проблемних питань та утриматися від будь-яких рішеньщодо торгівлі без консультацій із нашою державою.</text:p>
      <text:p text:style-name="P4">
«Ми очікуємо від Євросоюзу сильних, європейських за змістом рішень і зняттявсіх обмежень якомога швидше. Якщо буде політична воля — а наші сьогоднішніпереговори засвідчують, що така воля є, — то зможемо знайти оптимальні йсправді сильні рішення, які захистять інтереси як Європи загалом, так іукраїнців, які страждають на додачу до всього ще й від застосованих проти насекспортних обмежень», — сказав Глава держави.</text:p>
      <text:p text:style-name="P4">
Зі свого боку Президент Європейської комісії Урсула фон дер Ляєн наголосила,що рада бути в Києві саме 9 травня, яке з ініціативи Президента ВолодимираЗеленського проголошено Днем Європи.</text:p>
      <text:p text:style-name="P4">
«Ми тепло вітаємо ваше рішення зробити 9 травня Днем Європи в Україні. Київ якстолиця України є серцем, яке б’ється в унісон з європейськими цінностями.Україна перебуває на передовій боротьби за все, що ми у Європі любимо: нашусвободу, демократію. Хоробра Україна бореться за ідеали Європи», — зазначилаУрсула фон дер Ляєн.</text:p>
      <text:p text:style-name="P4">
За її словами, режим Володимира Путіна знищив ці цінності в Росії йнамагається зробити те саме в Україні, тому що боїться успішного прикладу,який демонструє наша держава на шляху до Європейського Союзу.</text:p>
      <text:p text:style-name="P4">
«Але агресор уже зробив величезну помилку. Україна витримала цей наступ іуспішно відбивається, зокрема тому, що українське суспільство — вільне.Мільйони хоробрих українців і українок борються за свої європейські цінності,у той час як загарбники відправляють на передову людей із в’язниць», —констатувала вона.</text:p>
      <text:p text:style-name="P4">
Президент Європейської комісії запевнила, що у своїй боротьбі ЄвропейськийСоюз стоїть пліч-о-пліч з Україною. За її словами, 9 травня також символізуєсолідарність, народжену уроками великих конфліктів ХХ століття, яка є основоюдемократії. Урсула фон дер Ляєн наголосила, що Україна може покладатися насолідарність Європи стільки, скільки буде потрібно.</text:p>
      <text:p text:style-name="P4">
Як відзначила Президент Єврокомісії, сьогодні під час зустрічі йшлося,зокрема, про термінове надання Україні необхідної кількості боєприпасів, атакож збільшення обсягів їх виробництва.</text:p>
      <text:p text:style-name="P4">
Крім того, обговорювалося продовження фінансової підтримки України. Урсула фондер Ляєн нагадала про рішення надати у 2023 році допомогу обсягом 18 млрдєвро, із яких Україна вже одержала 6 млрд євро для підтримки бюджетнихпрограм. Також опрацьовується питання фінансової допомоги в наступні роки.</text:p>
      <text:p text:style-name="P4">
Президент Європейської комісії запевнила, що триває робота над посиленнямсанкційного тиску на Росію з метою зупинення її військової машини.</text:p>
      <text:p text:style-name="P4">
«Ми скоротили імпорт із Росії майже на дві третини, позбавляючи її важливихдоходів. Завдяки десяти успішним санкційним пакетам Кремль уже платить великуціну. І минулої п’ятниці Єврокомісія ухвалила пропозиції щодо 11-го пакетусанкцій, який зосереджено на тому, щоб боротися з обходом обмежувальнихзаходів», — повідомила вона.</text:p>
      <text:p text:style-name="P4">
У контексті виконання Україною семи кроків для початку переговорів про набуттячленства в ЄС Урсула фон дер Ляєн зауважила, що наша держава невтомно працюєнад цим попри труднощі здійснення реформ у розпал війни.</text:p>
      <text:p text:style-name="P4">
«Хочу висловити свою найглибшу повагу за цю роботу. Знайте, що ви можетепокладатися на наші знання й підтримку в цьому процесі, який має тривати», —наголосила Президент Європейської комісії.</text:p>
      <text:p text:style-name="P4">
Source: <text:a xlink:type="simple" xlink:href="https://armyinform.com.ua/2023/05/09/nastav-chas-dlya-pozytyvnogo-rishennya-shhodo-peregovoriv-pro-chlenstvo-ukrayiny-u-yevrosoyuzi-zelenskyj/" text:style-name="Internet_20_link" text:visited-style-name="Visited_20_Internet_20_Link">
https://armyinform.com.ua/2023/05/09/nastav-chas-dlya-pozytyvnogo-rishennya-shhodo-peregovoriv-pro-chlenstvo-ukrayiny-u-yevrosoyuzi-zelenskyj/</text:a>
</text:p>
      <!--NEWS-->
      <text:h text:style-name="P10" text:outline-level="1">
<text:span text:style-name="T4">
російська військова техніка знову на околицях Харкова, але… вона вже нерухома</text:span>
</text:h>
      <text:p text:style-name="P4">
Author: ['Оксана Іванець']</text:p>
      <text:p text:style-name="P4">
Time: 2023-05-09T78:00:00-04:00</text:p>
      <text:p text:style-name="P4">
Description: Напередодні чергової річниці перемоги над нацизмом у Другій світовій війні на околиця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golovna-33.jpg" text:style-name="Internet_20_link" text:visited-style-name="Visited_20_Internet_20_Link">
golovna-33.jpg</text:a>
', '<text:a xlink:type="simple" xlink:href="https://armyinform.com.ua/wp-content/uploads/2023/05/1-41.jpg" text:style-name="Internet_20_link" text:visited-style-name="Visited_20_Internet_20_Link">
1-41.jpg</text:a>
', '<text:a xlink:type="simple" xlink:href="https://armyinform.com.ua/wp-content/uploads/2023/05/2-40-150x150.jpg" text:style-name="Internet_20_link" text:visited-style-name="Visited_20_Internet_20_Link">
2-40-150x150.jpg</text:a>
', '<text:a xlink:type="simple" xlink:href="https://armyinform.com.ua/wp-content/uploads/2023/05/3-38-150x150.jpg" text:style-name="Internet_20_link" text:visited-style-name="Visited_20_Internet_20_Link">
3-38-150x150.jpg</text:a>
', '<text:a xlink:type="simple" xlink:href="https://armyinform.com.ua/wp-content/uploads/2023/05/4-34-150x150.jpg" text:style-name="Internet_20_link" text:visited-style-name="Visited_20_Internet_20_Link">
4-34-150x150.jpg</text:a>
', '<text:a xlink:type="simple" xlink:href="https://armyinform.com.ua/wp-content/uploads/2023/05/5-23-150x150.jpg" text:style-name="Internet_20_link" text:visited-style-name="Visited_20_Internet_20_Link">
5-23-150x150.jpg</text:a>
', '<text:a xlink:type="simple" xlink:href="https://armyinform.com.ua/wp-content/uploads/2023/05/6-19-150x150.jpg" text:style-name="Internet_20_link" text:visited-style-name="Visited_20_Internet_20_Link">
6-19-150x150.jpg</text:a>
', '<text:a xlink:type="simple" xlink:href="https://armyinform.com.ua/wp-content/uploads/2023/05/7-15-150x150.jpg" text:style-name="Internet_20_link" text:visited-style-name="Visited_20_Internet_20_Link">
7-15-150x150.jpg</text:a>
', '<text:a xlink:type="simple" xlink:href="https://armyinform.com.ua/wp-content/uploads/2023/05/8-12-150x150.jpg" text:style-name="Internet_20_link" text:visited-style-name="Visited_20_Internet_20_Link">
8-12-150x150.jpg</text:a>
', '<text:a xlink:type="simple" xlink:href="https://armyinform.com.ua/wp-content/uploads/2023/05/9-13-150x150.jpg" text:style-name="Internet_20_link" text:visited-style-name="Visited_20_Internet_20_Link">
9-13-150x150.jpg</text:a>
', '<text:a xlink:type="simple" xlink:href="https://armyinform.com.ua/wp-content/uploads/2023/05/10-15-150x150.jpg" text:style-name="Internet_20_link" text:visited-style-name="Visited_20_Internet_20_Link">
10-15-150x150.jpg</text:a>
', '<text:a xlink:type="simple" xlink:href="https://armyinform.com.ua/wp-content/uploads/2023/05/11-10-150x150.jpg" text:style-name="Internet_20_link" text:visited-style-name="Visited_20_Internet_20_Link">
11-10-150x150.jpg</text:a>
', '<text:a xlink:type="simple" xlink:href="https://armyinform.com.ua/wp-content/uploads/2023/05/12-9-150x150.jpg" text:style-name="Internet_20_link" text:visited-style-name="Visited_20_Internet_20_Link">
12-9-150x150.jpg</text:a>
']</text:p>
      <text:p text:style-name="P4">
Tags: ['STOPRUSSIA', 'АГРЕСІЯ РФ', 'ВІЙНА', 'ВТОРГНЕННЯ РФ', 'ХАРКІВЩИНА']</text:p>
      <text:p text:style-name="P4">
Category: News</text:p>
      <!--METADATA-->
      <text:p text:style-name="P4">
<draw:frame draw:style-name="fr1" draw:name="Image364" text:anchor-type="as-char" svg:width="6.9236in" svg:height="4.615733in" draw:z-index="0">
<draw:image xlink:href="../Images/AРМІЯINFORM/2023-05-09T78-00-00-04-00/golovna-33.jpg" xlink:type="simple" xlink:show="embed" xlink:actuate="onLoad" draw:mime-type="image/jpeg"/>
</draw:frame>
</text:p>
      <text:p text:style-name="P4">
Напередодні чергової річниці перемоги над нацизмом у Другій світовій війні наоколицях Харкова знову з’явилася рашистська техніка. Але є нюанс — це вже неті колони «визволителів», які 24 лютого 2022 року незаконно перетнулидержавний кордон України з метою «взять Киев за три дня».</text:p>
      <text:p text:style-name="P4">
На трьох локаціях навколо Харкова відкрили виставку техніки «другої арміїсвіту», яку українські захисники впродовж року перетворили на брухт. Авторкаматеріалу відвідала одну з них.</text:p>
      <text:p text:style-name="P4">
<draw:frame draw:style-name="fr1" draw:name="Image365" text:anchor-type="as-char" svg:width="6.9236in" svg:height="4.615733in" draw:z-index="0">
<draw:image xlink:href="../Images/AРМІЯINFORM/2023-05-09T78-00-00-04-00/1-41.jpg" xlink:type="simple" xlink:show="embed" xlink:actuate="onLoad" draw:mime-type="image/jpeg"/>
</draw:frame>
</text:p>
      <text:p text:style-name="P4">
На оглядовому майданчику понуро стоять: вигорілий Т-80 — гордість рашистськогооборонпрому; вже заржавілі корпуси БТРів, БМП, САУ «Акація», «Амфібії»,«Тигри» тощо. Організатори виставки підписали кожен екземпляр, абинедосвідчений відвідувач міг бачити, яка бойова машина перед ним, на чомуїхали і з чого вбивали окупанти українців…</text:p>
      <text:p text:style-name="P4">
<text:a xlink:type="simple" xlink:href="https://armyinform.com.ua/wp-content/uploads/2023/05/2-40.jpg" text:style-name="Internet_20_link" text:visited-style-name="Visited_20_Internet_20_Link">
<draw:frame draw:style-name="fr1" draw:name="Image366" text:anchor-type="as-char" svg:width="6.9236in" svg:height="6.9236in" draw:z-index="0">
<draw:image xlink:href="../Images/AРМІЯINFORM/2023-05-09T78-00-00-04-00/2-40-150x150.jpg" xlink:type="simple" xlink:show="embed" xlink:actuate="onLoad" draw:mime-type="image/jpeg"/>
</draw:frame>
</text:a>
</text:p>
      <text:p text:style-name="P4">
<text:a xlink:type="simple" xlink:href="https://armyinform.com.ua/wp-content/uploads/2023/05/3-38.jpg" text:style-name="Internet_20_link" text:visited-style-name="Visited_20_Internet_20_Link">
<draw:frame draw:style-name="fr1" draw:name="Image367" text:anchor-type="as-char" svg:width="6.9236in" svg:height="6.9236in" draw:z-index="0">
<draw:image xlink:href="../Images/AРМІЯINFORM/2023-05-09T78-00-00-04-00/3-38-150x150.jpg" xlink:type="simple" xlink:show="embed" xlink:actuate="onLoad" draw:mime-type="image/jpeg"/>
</draw:frame>
</text:a>
</text:p>
      <text:p text:style-name="P4">
<text:a xlink:type="simple" xlink:href="https://armyinform.com.ua/wp-content/uploads/2023/05/4-34.jpg" text:style-name="Internet_20_link" text:visited-style-name="Visited_20_Internet_20_Link">
<draw:frame draw:style-name="fr1" draw:name="Image368" text:anchor-type="as-char" svg:width="6.9236in" svg:height="6.9236in" draw:z-index="0">
<draw:image xlink:href="../Images/AРМІЯINFORM/2023-05-09T78-00-00-04-00/4-34-150x150.jpg" xlink:type="simple" xlink:show="embed" xlink:actuate="onLoad" draw:mime-type="image/jpeg"/>
</draw:frame>
</text:a>
</text:p>
      <text:p text:style-name="P4">
<text:a xlink:type="simple" xlink:href="https://armyinform.com.ua/wp-content/uploads/2023/05/5-23.jpg" text:style-name="Internet_20_link" text:visited-style-name="Visited_20_Internet_20_Link">
<draw:frame draw:style-name="fr1" draw:name="Image369" text:anchor-type="as-char" svg:width="6.9236in" svg:height="6.9236in" draw:z-index="0">
<draw:image xlink:href="../Images/AРМІЯINFORM/2023-05-09T78-00-00-04-00/5-23-150x150.jpg" xlink:type="simple" xlink:show="embed" xlink:actuate="onLoad" draw:mime-type="image/jpeg"/>
</draw:frame>
</text:a>
</text:p>
      <text:p text:style-name="P4">
До деяких підписів організатори підійшли з гумором — біля вибоїн відукраїнських снарядів, які знищили ту чи іншу бойову машину, напис — «аналоговнет», що пов’язаний з мемом, утвореним від поширеної заяви російськихпропагандистів та чиновників про наявність чогось, чому немає аналогів в іншихкраїнах. (фото 6)</text:p>
      <text:p text:style-name="P4">
Осторонь за парканом сором’язливо, нібито в’язні українського правосуддя,ховаючись від сторонніх очей, лежать залишки російських снарядів різнихкалібрів та ракет. Цей брухт колись ніс смерть жителям міста та області. Теперця купа заліза лише нагадує про ті біди, які принесла українцям, та може бутитакою собі терапією — простіше не боятись того, що вже побачив знищеним ібезпомічним.</text:p>
      <text:p text:style-name="P4">
<text:a xlink:type="simple" xlink:href="https://armyinform.com.ua/wp-content/uploads/2023/05/6-19.jpg" text:style-name="Internet_20_link" text:visited-style-name="Visited_20_Internet_20_Link">
<draw:frame draw:style-name="fr1" draw:name="Image370" text:anchor-type="as-char" svg:width="6.9236in" svg:height="6.9236in" draw:z-index="0">
<draw:image xlink:href="../Images/AРМІЯINFORM/2023-05-09T78-00-00-04-00/6-19-150x150.jpg" xlink:type="simple" xlink:show="embed" xlink:actuate="onLoad" draw:mime-type="image/jpeg"/>
</draw:frame>
</text:a>
</text:p>
      <text:p text:style-name="P4">
<text:a xlink:type="simple" xlink:href="https://armyinform.com.ua/wp-content/uploads/2023/05/7-15.jpg" text:style-name="Internet_20_link" text:visited-style-name="Visited_20_Internet_20_Link">
<draw:frame draw:style-name="fr1" draw:name="Image371" text:anchor-type="as-char" svg:width="6.9236in" svg:height="6.9236in" draw:z-index="0">
<draw:image xlink:href="../Images/AРМІЯINFORM/2023-05-09T78-00-00-04-00/7-15-150x150.jpg" xlink:type="simple" xlink:show="embed" xlink:actuate="onLoad" draw:mime-type="image/jpeg"/>
</draw:frame>
</text:a>
</text:p>
      <text:p text:style-name="P4">
<text:a xlink:type="simple" xlink:href="https://armyinform.com.ua/wp-content/uploads/2023/05/8-12.jpg" text:style-name="Internet_20_link" text:visited-style-name="Visited_20_Internet_20_Link">
<draw:frame draw:style-name="fr1" draw:name="Image372" text:anchor-type="as-char" svg:width="6.9236in" svg:height="6.9236in" draw:z-index="0">
<draw:image xlink:href="../Images/AРМІЯINFORM/2023-05-09T78-00-00-04-00/8-12-150x150.jpg" xlink:type="simple" xlink:show="embed" xlink:actuate="onLoad" draw:mime-type="image/jpeg"/>
</draw:frame>
</text:a>
</text:p>
      <text:p text:style-name="P4">
<text:a xlink:type="simple" xlink:href="https://armyinform.com.ua/wp-content/uploads/2023/05/9-13.jpg" text:style-name="Internet_20_link" text:visited-style-name="Visited_20_Internet_20_Link">
<draw:frame draw:style-name="fr1" draw:name="Image373" text:anchor-type="as-char" svg:width="6.9236in" svg:height="6.9236in" draw:z-index="0">
<draw:image xlink:href="../Images/AРМІЯINFORM/2023-05-09T78-00-00-04-00/9-13-150x150.jpg" xlink:type="simple" xlink:show="embed" xlink:actuate="onLoad" draw:mime-type="image/jpeg"/>
</draw:frame>
</text:a>
</text:p>
      <text:p text:style-name="P4">
Ближче до полудня на локацію починають сходитися відвідувачі. Люди детальнооглядають військовий брухт і фотографують експонати на згадку. Трофеївикликають різні емоції — хтось щиро тішиться успіхами ЗСУ, а хтось не стримуєемоцій та сліз. Але найщиріші відвідувачі все ж таки діти! Двоє хлопців 9-11років наввипередки біжать до першого експоната з криками: «Орківська техніка!Наші ЗСУ їх перемогли! Так їм і треба». Мимоволі ці слова викликають усмішку —окупанти невічні, перемога буде за Україною, і після відбиття навалирашистської наволочі знову буде життя…</text:p>
      <text:p text:style-name="P4">
<text:a xlink:type="simple" xlink:href="https://armyinform.com.ua/wp-content/uploads/2023/05/10-15.jpg" text:style-name="Internet_20_link" text:visited-style-name="Visited_20_Internet_20_Link">
<draw:frame draw:style-name="fr1" draw:name="Image374" text:anchor-type="as-char" svg:width="6.9236in" svg:height="6.9236in" draw:z-index="0">
<draw:image xlink:href="../Images/AРМІЯINFORM/2023-05-09T78-00-00-04-00/10-15-150x150.jpg" xlink:type="simple" xlink:show="embed" xlink:actuate="onLoad" draw:mime-type="image/jpeg"/>
</draw:frame>
</text:a>
</text:p>
      <text:p text:style-name="P4">
<text:a xlink:type="simple" xlink:href="https://armyinform.com.ua/wp-content/uploads/2023/05/11-10.jpg" text:style-name="Internet_20_link" text:visited-style-name="Visited_20_Internet_20_Link">
<draw:frame draw:style-name="fr1" draw:name="Image375" text:anchor-type="as-char" svg:width="6.9236in" svg:height="6.9236in" draw:z-index="0">
<draw:image xlink:href="../Images/AРМІЯINFORM/2023-05-09T78-00-00-04-00/11-10-150x150.jpg" xlink:type="simple" xlink:show="embed" xlink:actuate="onLoad" draw:mime-type="image/jpeg"/>
</draw:frame>
</text:a>
</text:p>
      <text:p text:style-name="P4">
<text:a xlink:type="simple" xlink:href="https://armyinform.com.ua/wp-content/uploads/2023/05/12-9.jpg" text:style-name="Internet_20_link" text:visited-style-name="Visited_20_Internet_20_Link">
<draw:frame draw:style-name="fr1" draw:name="Image376" text:anchor-type="as-char" svg:width="6.9236in" svg:height="6.9236in" draw:z-index="0">
<draw:image xlink:href="../Images/AРМІЯINFORM/2023-05-09T78-00-00-04-00/12-9-150x150.jpg" xlink:type="simple" xlink:show="embed" xlink:actuate="onLoad" draw:mime-type="image/jpeg"/>
</draw:frame>
</text:a>
</text:p>
      <text:p text:style-name="P4">
<text:span text:style-name="T5">
Фото автора</text:span>
</text:p>
      <text:p text:style-name="P4">
Source: <text:a xlink:type="simple" xlink:href="https://armyinform.com.ua/2023/05/09/rosijska-vijskova-tehnika-znovu-na-okolyczyah-harkova-ale-vona-vzhe-neruhoma/" text:style-name="Internet_20_link" text:visited-style-name="Visited_20_Internet_20_Link">
https://armyinform.com.ua/2023/05/09/rosijska-vijskova-tehnika-znovu-na-okolyczyah-harkova-ale-vona-vzhe-neruhoma/</text:a>
</text:p>
      <!--NEWS-->
      <text:h text:style-name="P10" text:outline-level="1">
<text:span text:style-name="T4">
Президент звернувся до учасників саміту коаліції (Core Group) зі створення спеціального трибуналу щодо злочину агресії проти України</text:span>
</text:h>
      <text:p text:style-name="P4">
Author: ['АРМІЯINFORM']</text:p>
      <text:p text:style-name="P4">
Time: 2023-05-09T79:00:00-04:00</text:p>
      <text:p text:style-name="P4">
Description: Про це повідомляє Офіс Президента України.        Пане Генеральний прокуроре!    Добри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ІЙНА', 'ВОЛОДИМИР ЗЕЛЕНСЬКИЙ', 'ВТОРГНЕННЯ РФ', 'ОФІС ПРЕЗИДЕНТА УКРАЇНИ']</text:p>
      <text:p text:style-name="P4">
Category: News</text:p>
      <!--METADATA-->
      <text:p text:style-name="P4">
Про це <text:a xlink:type="simple" xlink:href="https://www.president.gov.ua/news/vidpovidalnist-agresora-za-zlochin-maye-buti-neminuchoyu-vis-82781" text:style-name="Internet_20_link" text:visited-style-name="Visited_20_Internet_20_Link">
повідомляє</text:a>
 Офіс Президента України.</text:p>
      <text:p text:style-name="P4">
<text:span text:style-name="T4">
Пане Генеральний прокуроре!</text:span>
</text:p>
      <text:p text:style-name="P4">
<text:span text:style-name="T4">
Добрий день, шановні колеги, вітаю всіх вас у цьому форматі.</text:span>
</text:p>
      <text:p text:style-name="P4">
<text:span text:style-name="T4">
Шановна Урсуло, шановні колеги!</text:span>
</text:p>
      <text:p text:style-name="P4">
Дякую вам за можливість сьогодні попрацювати заради правосуддя йсправедливості!</text:p>
      <text:p text:style-name="P4">
78 років тому Європа отримала чи не найважливіший шанс у своїй довгій історії— шанс на сталий і справді довготривалий мир.</text:p>
      <text:p text:style-name="P4">
У чому полягав той шанс?</text:p>
      <text:p text:style-name="P4">
Не лише у відмові країн від агресій, не лише у політичних інструментах, якіоб’єднували Європу — колись держави, що ворогували, — щоб не допустити будь-яких нових кроків щодо агресій, будь-яких нових агресій, а й у покаранні. Упокаранні за агресію, яка принесла найбільшу катастрофу ХХ століття — ми всірозуміємо, що це Друга світова війна.</text:p>
      <text:p text:style-name="P4">
Головний винуватець тієї катастрофи не дістався зали трибуналу. Він сам, убункері, здійснив очевидний вирок для себе.Але його спільники, зокрема ключовіфігури агресії, були покарані саме в юридичній площині. Саме так покарані, яклюдство в цивілізований спосіб карає будь-яких злочинців: обвинувачення,судовий процес, вирок та його реалізація. І це слугувало міцною опорою миру —той конкретний приклад, коли порушників миру було покарано всім світом.Цивілізовано покарано!</text:p>
      <text:p text:style-name="P4">
На жаль, через 68 років після того вироку Нюрнберзького трибуналу Європа зновувідчула удар агресії. Побачила, що з’явився режим, який просто не вірить, щосвіт зараз здатен покарати порушників миру. Росія почала в 14-му році агресіюпроти України й зробила її у 22-му році повномасштабною, бо в керівництвіРосії запанувала така думка, ніби Європа залишила історію історикам та щонароди й політики Європи не наважаться реально захищати свої цінності, ненаважаться боротися проти нової агресії так, як це потрібно, щоб захиститися.</text:p>
      <text:p text:style-name="P4">
Ми маємо довести, що агресор помилявся в усьому! І не лише у своїх військовихрозрахунках, не лише в тому, як він оцінював наше лідерство, наші державні таекономічні системи. Але й у тому, як він оцінював наше ставлення саме досправедливості.</text:p>
      <text:p text:style-name="P4">
Наші цінності для нас — справжні. І ми будемо їх захищати! А отже, ми зробимовсе можливе, щоб головний винуватець цієї агресії та всі його спільники булипритягнуті до відповідальності за все скоєними ними — без винятку!</text:p>
      <text:p text:style-name="P4">
Передусім це стосується злочину агресії. Цей злочин Росії поставив тепер уже йХХІ століття на межу глобальної катастрофи. Цей злочин закликає нас доправосуддя.</text:p>
      <text:p text:style-name="P4">
І наше правосуддя має бути швидшим, ніж їхній відчай у їхніх бункерах, якийуже очевидно є.</text:p>
      <text:p text:style-name="P4">
Наше правосуддя має довести міжнародну єдність у справедливості, як це було йу Нюрнберзі. На жаль, у Міжнародного кримінального суду, чию діяльність миповністю підтримуємо, немає юрисдикції щодо злочину агресії. Саме томупотрібен трибунал, щоб доповнити глобальну юридичну систему. Я радийоголосити, що в нашій спільній групі, яка працює для покарання агресора, — ценаша Сore Group — уже 37 держав. І ця кількість зростатиме — ми постійнопрацюємо, щоб наша коаліція захисників справедливості збільшувалася.</text:p>
      <text:p text:style-name="P4">
Нагадаю, що про створення Нюрнберзького трибуналу на початку домовлялися лишечотири держави. Загалом у коаліцію заради того трибуналу увійшли 24 держави.Нас зараз уже суттєво більше, і серед нас — не лише європейські країни. Нашоюспільною роботою ми доводимо, що прагнення до справедливості — глобальне.</text:p>
      <text:p text:style-name="P4">
І вже цього літа почне роботу Міжнародний центр з кримінального переслідуваннязлочину російської агресії — почне свою роботу в Гаазі. Це буде практичнийкрок у напрацюванні матеріалів для трибуналу. Тож ми рухаємося вперед,рухаємося крок за кроком.</text:p>
      <text:p text:style-name="P4">
Ми можемо дискутувати між собою про те, якою має бути модель спецтрибуналущодо злочину агресії Росії проти України, щоб досягти головної мети —справедливості. Ми можемо говорити про порядок кроків, які приведуть дозапуску трибуналу… Ми ж демократичні нації, і говорити та погоджувати для нас— це нормальна, звичайна справа. Але ще раз наголошую: це повинен бутитрибунал.</text:p>
      <text:p text:style-name="P4">
Я радий, що між нами є абсолютно чітка згода про те, що відповідальністьагресора за злочин має бути неминучою. І саме відповідальність агресора зазлочин агресії.</text:p>
      <text:p text:style-name="P4">
9 травня 45-го року після того, як напередодні — 8 травня — відбуласякапітуляція нацистської агресії, світ уже активно рухався до правосуддя щодоагресора. 9 травня цього року аналогічний наш рух іще активніший, іщечисленніший, і я хочу подякувати усім вам за це! Дякую кожному й кожній, хтонаближає початок роботи спецтрибуналу щодо злочину агресії Росії протиУкраїни!</text:p>
      <text:p text:style-name="P4">
Хай шанс нашої Європи та світу на сталий і справді довготривалий мир безагресій буде реалізовано!</text:p>
      <text:p text:style-name="P4">
Дуже дякую!</text:p>
      <text:p text:style-name="P4">
Слава Україні!</text:p>
      <text:p text:style-name="P4">
Source: <text:a xlink:type="simple" xlink:href="https://armyinform.com.ua/2023/05/09/prezydent-zvernuvsya-do-uchasnykiv-samitu-koalicziyi-core-group-zi-stvorennya-speczialnogo-trybunalu-shhodo-zlochynu-agresiyi-proty-ukrayiny/" text:style-name="Internet_20_link" text:visited-style-name="Visited_20_Internet_20_Link">
https://armyinform.com.ua/2023/05/09/prezydent-zvernuvsya-do-uchasnykiv-samitu-koalicziyi-core-group-zi-stvorennya-speczialnogo-trybunalu-shhodo-zlochynu-agresiyi-proty-ukrayiny/</text:a>
</text:p>
      <!--NEWS-->
      <text:h text:style-name="P10" text:outline-level="1">
<text:span text:style-name="T4">
Військовослужбовець Нацгвардії «Іглою» збив крилату ракету під час нічної атаки на столицю</text:span>
</text:h>
      <text:p text:style-name="P4">
Author: ['АРМІЯINFORM']</text:p>
      <text:p text:style-name="P4">
Time: 2023-05-09T80:00:00-04:00</text:p>
      <text:p text:style-name="P4">
Description: Під час сигналу повітряної тривоги розрахунок мобільної вогневої групи НГУ висунувс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6286880_227416196584774_650579073567975245_n.jpg" text:style-name="Internet_20_link" text:visited-style-name="Visited_20_Internet_20_Link">
346286880_227416196584774_650579073567975245_n.jpg</text:a>
', '<text:a xlink:type="simple" xlink:href="https://armyinform.com.ua/wp-content/uploads/2023/05/345860322_935309410951953_7128525719205676057_n-150x150.jpg" text:style-name="Internet_20_link" text:visited-style-name="Visited_20_Internet_20_Link">
345860322_935309410951953_7128525719205676057_n-150x150.jpg</text:a>
', '<text:a xlink:type="simple" xlink:href="https://armyinform.com.ua/wp-content/uploads/2023/05/346092203_795715048565896_4325518198704163048_n-150x150.jpg" text:style-name="Internet_20_link" text:visited-style-name="Visited_20_Internet_20_Link">
346092203_795715048565896_4325518198704163048_n-150x150.jpg</text:a>
']</text:p>
      <text:p text:style-name="P4">
Tags: ['STOPRUSSIA', 'АГРЕСІЯ РФ', 'НГУ', 'ПЗРК «ІГЛА»', 'Х-55']</text:p>
      <text:p text:style-name="P4">
Category: News</text:p>
      <!--METADATA-->
      <text:p text:style-name="P4">
<draw:frame draw:style-name="fr1" draw:name="Image377" text:anchor-type="as-char" svg:width="6.9236in" svg:height="5.1927in" draw:z-index="0">
<draw:image xlink:href="../Images/AРМІЯINFORM/2023-05-09T80-00-00-04-00/346286880_227416196584774_650579073567975245_n.jpg" xlink:type="simple" xlink:show="embed" xlink:actuate="onLoad" draw:mime-type="image/jpeg"/>
</draw:frame>
</text:p>
      <text:p text:style-name="P4">
Під час сигналу повітряної тривоги розрахунок мобільної вогневої групи НГУвисунувся на свою позицію. Вже за короткий час було отримано інформацію пронаближення повітряної цілі. Гвардієць захопив ціль та здійснив пуск із ПЗРК«Ігла». У результаті чого вдалося збити ворожу крилату ракету Х-55.</text:p>
      <text:p text:style-name="P4">
Про це<text:a xlink:type="simple" xlink:href="https://www.facebook.com/NGUmainpage/posts/pfbid02mUoJReFYSmVa7t3hwB1uqpoaNQGWnToqneVCvf7Ho5T1tMt6QVA93GrFkwPrvfgql" text:style-name="Internet_20_link" text:visited-style-name="Visited_20_Internet_20_Link">
повідомляє</text:a>
пресслужба Національної гвардії України на своїй офіційній сторінці уFacebook.</text:p>
      <text:p text:style-name="P4">
Частини збитої ворожої ракети виявили на території одного із населенихпунктів. Є часткові руйнування цивільної інфраструктури.</text:p>
      <text:p text:style-name="P4">
— Але завдяки майстерній роботі мобільної вогневої групи Нацгвардії вдалосяуникнути людських жертв і перетворити на металобрухт чергову російську крилатуракету, — йдеться у повідомленні.</text:p>
      <text:p text:style-name="P4">
<text:a xlink:type="simple" xlink:href="https://armyinform.com.ua/wp-content/uploads/2023/05/345860322_935309410951953_7128525719205676057_n.jpg" text:style-name="Internet_20_link" text:visited-style-name="Visited_20_Internet_20_Link">
<draw:frame draw:style-name="fr1" draw:name="Image378" text:anchor-type="as-char" svg:width="6.9236in" svg:height="6.9236in" draw:z-index="0">
<draw:image xlink:href="../Images/AРМІЯINFORM/2023-05-09T80-00-00-04-00/345860322_935309410951953_7128525719205676057_n-150x150.jpg" xlink:type="simple" xlink:show="embed" xlink:actuate="onLoad" draw:mime-type="image/jpeg"/>
</draw:frame>
</text:a>
</text:p>
      <text:p text:style-name="P4">
<text:a xlink:type="simple" xlink:href="https://armyinform.com.ua/wp-content/uploads/2023/05/346092203_795715048565896_4325518198704163048_n.jpg" text:style-name="Internet_20_link" text:visited-style-name="Visited_20_Internet_20_Link">
<draw:frame draw:style-name="fr1" draw:name="Image379" text:anchor-type="as-char" svg:width="6.9236in" svg:height="6.9236in" draw:z-index="0">
<draw:image xlink:href="../Images/AРМІЯINFORM/2023-05-09T80-00-00-04-00/346092203_795715048565896_4325518198704163048_n-150x150.jpg" xlink:type="simple" xlink:show="embed" xlink:actuate="onLoad" draw:mime-type="image/jpeg"/>
</draw:frame>
</text:a>
</text:p>
      <text:p text:style-name="P4">
Source: <text:a xlink:type="simple" xlink:href="https://armyinform.com.ua/2023/05/09/vijskovosluzhbovecz-naczgvardiyi-igloyu-zbyv-krylatu-raketu-pid-chas-nichnoyi-ataky-na-stolyczyu/" text:style-name="Internet_20_link" text:visited-style-name="Visited_20_Internet_20_Link">
https://armyinform.com.ua/2023/05/09/vijskovosluzhbovecz-naczgvardiyi-igloyu-zbyv-krylatu-raketu-pid-chas-nichnoyi-ataky-na-stolyczyu/</text:a>
</text:p>
      <!--NEWS-->
      <text:h text:style-name="P10" text:outline-level="1">
<text:span text:style-name="T4">
Уряд змінив підходи до оборонних закупівель</text:span>
</text:h>
      <text:p text:style-name="P4">
Author: ['АРМІЯINFORM']</text:p>
      <text:p text:style-name="P4">
Time: 2023-05-09T81:00:00-04:00</text:p>
      <text:p text:style-name="P4">
Description: Уряд покращує прозорість державних закупівель оборонної продукції в умовах воєн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uryad.jpg" text:style-name="Internet_20_link" text:visited-style-name="Visited_20_Internet_20_Link">
uryad.jpg</text:a>
']</text:p>
      <text:p text:style-name="P4">
Tags: ['STOPRUSSIA', 'АГРЕСІЯ РФ', 'ВІЙНА', 'ВТОРГНЕННЯ РФ', 'КАБІНЕТ МІНІСТРІВ УКРАЇНИ', 'ОБОРОННІ ЗАКУПІВЛІ', 'УРЯД УКРАЇНИ']</text:p>
      <text:p text:style-name="P4">
Category: News</text:p>
      <!--METADATA-->
      <text:p text:style-name="P4">
<draw:frame draw:style-name="fr1" draw:name="Image380" text:anchor-type="as-char" svg:width="6.9236in" svg:height="4.610104in" draw:z-index="0">
<draw:image xlink:href="../Images/AРМІЯINFORM/2023-05-09T81-00-00-04-00/uryad.jpg" xlink:type="simple" xlink:show="embed" xlink:actuate="onLoad" draw:mime-type="image/jpeg"/>
</draw:frame>
</text:p>
      <text:p text:style-name="P4">
Уряд покращує прозорість державних закупівель оборонної продукції в умовахвоєнного стану.</text:p>
      <text:p text:style-name="P4">
Про це <text:a xlink:type="simple" xlink:href="https://www.kmu.gov.ua/news/denys-shmyhal-uriad-pokrashchuie-prozorist-derzhavnykh-zakupivel-oboronnoi-produktsii-v-umovakh-voiennoho-stanu" text:style-name="Internet_20_link" text:visited-style-name="Visited_20_Internet_20_Link">
повідомляє</text:a>
 Департамент комунікацій Секретаріату Кабінету МіністрівУкраїни на Єдиному веб-порталі органів виконавчої влади.</text:p>
      <text:p text:style-name="P4">
Під час засідання 9 травня змінено підходи до закупівлі оборонної продукції.На час воєнного стану вони будуть розділені на дві групи. Про це зазначивПрем’єр-міністр Денис Шмигаль.</text:p>
      <text:p text:style-name="P4">
«Перша група — це зброя, техніка й інша продукція оборонного призначення.Інформація про ці закупівлі залишиться закритою. Друга група — це, наприклад,продукти харчування для нашої армії. Відтепер замовник буде заздалегідьоприлюднювати оголошення про таку закупівлю, і це оголошення включатимеінформацію про орієнтовні обсяги, умови та терміни поставок», — відзначивочільник Уряду.</text:p>
      <text:p text:style-name="P4">
Також в електронній системі, за словами Прем’єр-міністра, будутьоприлюднюватися звіти про закупівлю, якщо вона укладалася без електронноїсистеми.</text:p>
      <text:p text:style-name="P4">
Source: <text:a xlink:type="simple" xlink:href="https://armyinform.com.ua/2023/05/09/uryad-zminyv-pidhody-do-oboronnyh-zakupivel/" text:style-name="Internet_20_link" text:visited-style-name="Visited_20_Internet_20_Link">
https://armyinform.com.ua/2023/05/09/uryad-zminyv-pidhody-do-oboronnyh-zakupivel/</text:a>
</text:p>
      <!--NEWS-->
      <text:h text:style-name="P10" text:outline-level="1">
<text:span text:style-name="T4">
Судитимуть ще 59 депутатів держдуми рф, які голосували за визнання псевдореспублік «л/днр»</text:span>
</text:h>
      <text:p text:style-name="P4">
Author: ['АРМІЯINFORM']</text:p>
      <text:p text:style-name="P4">
Time: 2023-05-09T82:00:00-04:00</text:p>
      <text:p text:style-name="P4">
Description: Прокурори Вінницької, Івано-Франківської і Тернопільської обласних прокуратур скерувал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6053868_1012061379957227_6933535086244881331_n.jpg" text:style-name="Internet_20_link" text:visited-style-name="Visited_20_Internet_20_Link">
346053868_1012061379957227_6933535086244881331_n.jpg</text:a>
']</text:p>
      <text:p text:style-name="P4">
Tags: ['STOPRUSSIA', 'АГРЕСІЯ РФ', 'ВІЙНА', 'ВТОРГНЕННЯ РФ', 'ОФІС ГЕНЕРАЛЬНОГО ПРОКУРОРА', 'СУД']</text:p>
      <text:p text:style-name="P4">
Category: News</text:p>
      <!--METADATA-->
      <text:p text:style-name="P4">
<draw:frame draw:style-name="fr1" draw:name="Image381" text:anchor-type="as-char" svg:width="6.9236in" svg:height="4.661891in" draw:z-index="0">
<draw:image xlink:href="../Images/AРМІЯINFORM/2023-05-09T82-00-00-04-00/346053868_1012061379957227_6933535086244881331_n.jpg" xlink:type="simple" xlink:show="embed" xlink:actuate="onLoad" draw:mime-type="image/jpeg"/>
</draw:frame>
</text:p>
      <text:p text:style-name="P4">
Прокурори Вінницької, Івано-Франківської і Тернопільської обласних прокуратурскерували до суду обвинувальні акти стосовно 59 депутатів держдуми рф, якіголосували за визнання псевдореспублік «лнр» і «днр» (ч. 3 ст. 110 ККУкраїни).</text:p>
      <text:p text:style-name="P4">
Про це на своїй офіційній сторінці у Facebook<text:a xlink:type="simple" xlink:href="https://www.facebook.com/pgo.gov.ua/posts/pfbid024HPfUi3aVCxQ9xUbGbSCujLQi4Lb3tWBofEEHkja8JCSK93yvJVTzPSo4k7hmWNul" text:style-name="Internet_20_link" text:visited-style-name="Visited_20_Internet_20_Link">
повідомляє</text:a>
Офіс Генерального прокурора.</text:p>
      <text:p text:style-name="P4">
Слідством встановлено, що у лютому 2022 року депутати підтримали постановущодо звернення до президента рф з проханням визнати «незалежність» тимчасовоокупованих районів Донецької та Луганської областей.</text:p>
      <text:p text:style-name="P4">
Крім цього, 22 лютого вони проголосували за ратифікацію так званого «договорао дружбе, сотрудничестве и взаимной помощи» між країною-агресором та «л/днр».</text:p>
      <text:p text:style-name="P4">
Тим самим депутати сприяли реалізації плану щодо початку повномасштабноговторгнення в Україну, що призвело до загибелі людей та інших тяжких наслідків.</text:p>
      <text:p text:style-name="P4">
Спеціальне досудове розслідування у кримінальних провадженнях здійснювало СБУ.</text:p>
      <text:p text:style-name="P4">
Source: <text:a xlink:type="simple" xlink:href="https://armyinform.com.ua/2023/05/09/sudytymut-shhe-59-deputativ-derzhdumy-rf-yaki-golosuvaly-za-vyznannya-psevdorespublik-l-dnr/" text:style-name="Internet_20_link" text:visited-style-name="Visited_20_Internet_20_Link">
https://armyinform.com.ua/2023/05/09/sudytymut-shhe-59-deputativ-derzhdumy-rf-yaki-golosuvaly-za-vyznannya-psevdorespublik-l-dnr/</text:a>
</text:p>
      <!--NEWS-->
      <text:h text:style-name="P10" text:outline-level="1">
<text:span text:style-name="T4">
Авіація ЗСУ завдала 6 ударів по районах зосередження ворога</text:span>
</text:h>
      <text:p text:style-name="P4">
Author: ['АРМІЯINFORM']</text:p>
      <text:p text:style-name="P4">
Time: 2023-05-09T83:00:00-04:00</text:p>
      <text:p text:style-name="P4">
Description: Авіація Сил оборони за добу завдала 4 удари по районах зосередження особового складу 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1/10/2021-10-28-v-brygadi-taktychnoyi-aviacziya-kyyivskij-oblasti-zavershylysya-navchannya1-e1683649919657.jpg" text:style-name="Internet_20_link" text:visited-style-name="Visited_20_Internet_20_Link">
2021-10-28-v-brygadi-taktychnoyi-aviacziya-kyyivskij-oblasti-zavershylysya-navchannya1-e1683649919657.jpg</text:a>
']</text:p>
      <text:p text:style-name="P4">
Tags: ['STOPRUSSIA', 'АВІАЦІЯ ЗСУ', 'АГРЕСІЯ РФ', 'ВЕЧІРНЄ ЗВЕДЕННЯ', 'ВІЙНА', 'ВТОРГНЕННЯ РФ', 'ГЕНЕРАЛЬНИЙ ШТАБ ЗС УКРАЇНИ']</text:p>
      <text:p text:style-name="P4">
Category: News</text:p>
      <!--METADATA-->
      <text:p text:style-name="P4">
<draw:frame draw:style-name="fr1" draw:name="Image382" text:anchor-type="as-char" svg:width="6.9236in" svg:height="4.233493in" draw:z-index="0">
<draw:image xlink:href="../Images/AРМІЯINFORM/2023-05-09T83-00-00-04-00/2021-10-28-v-brygadi-taktychnoyi-aviacziya-kyyivskij-oblasti-zavershylysya-navchannya1-e1683649919657.jpg" xlink:type="simple" xlink:show="embed" xlink:actuate="onLoad" draw:mime-type="image/jpeg"/>
</draw:frame>
 Ілюстративне фото</text:p>
      <text:p text:style-name="P4">
<text:span text:style-name="T4">
🔥 Ситуація щодо російського вторгнення</text:span>
</text:p>
      <text:p text:style-name="P4">
Авіація Сил оборони за добу завдала 4 удари по районах зосередження особовогоскладу та військової техніки противника, а також 2 удари по його зенітно-ракетних комплексах.</text:p>
      <text:p text:style-name="P4">
Про це на своїй офіційній сторінці у Facebook<text:a xlink:type="simple" xlink:href="https://www.facebook.com/GeneralStaff.ua/posts/pfbid02UvWoRasFHtwm6GPMLB6opX1xeXcLbSkvEiW4dKcpu44Rz6XQyBA9NKpvMxPHZgL8l" text:style-name="Internet_20_link" text:visited-style-name="Visited_20_Internet_20_Link">
повідомляє</text:a>
Генеральний штаб Збройних Сил України.</text:p>
      <text:p text:style-name="P4">
А підрозділи ракетних військ і артилерії уразили 2 райони зосередження живоїсили та станцію радіоелектронної боротьби окупантів.</text:p>
      <text:p text:style-name="P4">
Source: <text:a xlink:type="simple" xlink:href="https://armyinform.com.ua/2023/05/09/aviacziya-zsu-zavdala-6-udariv-po-rajonah-zoseredzhennya-voroga/" text:style-name="Internet_20_link" text:visited-style-name="Visited_20_Internet_20_Link">
https://armyinform.com.ua/2023/05/09/aviacziya-zsu-zavdala-6-udariv-po-rajonah-zoseredzhennya-voroga/</text:a>
</text:p>
      <!--NEWS-->
      <text:h text:style-name="P10" text:outline-level="1">
<text:span text:style-name="T4">
Генштаб ЗСУ: окупанти вивозять з Кам’янки-Дніпровської дітей та освітян</text:span>
</text:h>
      <text:p text:style-name="P4">
Author: ['АРМІЯINFORM']</text:p>
      <text:p text:style-name="P4">
Time: 2023-05-09T84:00:00-04:00</text:p>
      <text:p text:style-name="P4">
Description: 8 травня російські окупанти розпочали вивезення з міста Кам’янка-Дніпровська Запорізьк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dity.jpg" text:style-name="Internet_20_link" text:visited-style-name="Visited_20_Internet_20_Link">
dity.jpg</text:a>
']</text:p>
      <text:p text:style-name="P4">
Tags: ['ВЕЧІРНЄ ЗВЕДЕННЯ', 'ГЕНЕРАЛЬНИЙ ШТАБ ЗС УКРАЇНИ', 'ДЕПОРТАЦІЯ УКРАЇНСЬКИХ ДІТЕЙ', 'РОСІЙСЬКІ ОКУПАНТИ']</text:p>
      <text:p text:style-name="P4">
Category: News</text:p>
      <!--METADATA-->
      <text:p text:style-name="P4">
<draw:frame draw:style-name="fr1" draw:name="Image383" text:anchor-type="as-char" svg:width="6.9236in" svg:height="3.953152in" draw:z-index="0">
<draw:image xlink:href="../Images/AРМІЯINFORM/2023-05-09T84-00-00-04-00/dity.jpg" xlink:type="simple" xlink:show="embed" xlink:actuate="onLoad" draw:mime-type="image/jpeg"/>
</draw:frame>
Ілюстративне фото</text:p>
      <text:p text:style-name="P4">
8 травня російські окупанти розпочали вивезення з міста Кам’янка-ДніпровськаЗапорізької області дітей дошкільного та шкільного віку разом з батьками, атакож освітян та інших працівників бюджетної сфери.</text:p>
      <text:p text:style-name="P4">
Генеральний штаб ЗСУ на своїй офіційній сторінці у Facebook<text:a xlink:type="simple" xlink:href="https://www.facebook.com/GeneralStaff.ua/posts/pfbid02UvWoRasFHtwm6GPMLB6opX1xeXcLbSkvEiW4dKcpu44Rz6XQyBA9NKpvMxPHZgL8l" text:style-name="Internet_20_link" text:visited-style-name="Visited_20_Internet_20_Link">
інформує</text:a>
,що охочих виявилось небагато. Евакуація здійснюється до Бердянська.</text:p>
      <text:p text:style-name="P4">
Водночас усіх медичних працівників місцевої лікарні окупанти викликали нароботу.</text:p>
      <text:p text:style-name="P4">
Source: <text:a xlink:type="simple" xlink:href="https://armyinform.com.ua/2023/05/09/genshtab-zsu-okupanty-vyvozyat-z-kamyanky-dniprovskoyi-ditej-i-osvityan/" text:style-name="Internet_20_link" text:visited-style-name="Visited_20_Internet_20_Link">
https://armyinform.com.ua/2023/05/09/genshtab-zsu-okupanty-vyvozyat-z-kamyanky-dniprovskoyi-ditej-i-osvityan/</text:a>
</text:p>
      <!--NEWS-->
      <text:h text:style-name="P10" text:outline-level="1">
<text:span text:style-name="T4">
Ворог здійснив майже 30 атак на чотирьох ділянках фронту</text:span>
</text:h>
      <text:p text:style-name="P4">
Author: ['АРМІЯINFORM']</text:p>
      <text:p text:style-name="P4">
Time: 2023-05-09T85:00:00-04:00</text:p>
      <text:p text:style-name="P4">
Description: Про це на своїй офіційній сторінці у Facebook повідомляє Генеральний штаб Зброй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9b71d924-784d-4523-ac69-e5e8b12967ea.jpg" text:style-name="Internet_20_link" text:visited-style-name="Visited_20_Internet_20_Link">
9b71d924-784d-4523-ac69-e5e8b12967ea.jpg</text:a>
']</text:p>
      <text:p text:style-name="P4">
Tags: ['STOPRUSSIA', 'АГРЕСІЯ РФ', 'ВІЙНА', 'ВТОРГНЕННЯ РФ', 'ВТРАТИ ВОРОГА', 'ГШ ЗСУ']</text:p>
      <text:p text:style-name="P4">
Category: News</text:p>
      <!--METADATA-->
      <text:p text:style-name="P4">
<draw:frame draw:style-name="fr1" draw:name="Image384" text:anchor-type="as-char" svg:width="6.9236in" svg:height="4.622144in" draw:z-index="0">
<draw:image xlink:href="../Images/AРМІЯINFORM/2023-05-09T85-00-00-04-00/9b71d924-784d-4523-ac69-e5e8b12967ea.jpg" xlink:type="simple" xlink:show="embed" xlink:actuate="onLoad" draw:mime-type="image/jpeg"/>
</draw:frame>
 Ілюстративнефото <text:span text:style-name="T4">
🔥 Ситуація щодо російського вторгнення</text:span>
</text:p>
      <text:p text:style-name="P4">
Про це на своїй офіційній сторінці у Facebook<text:a xlink:type="simple" xlink:href="https://www.facebook.com/GeneralStaff.ua/posts/pfbid02UvWoRasFHtwm6GPMLB6opX1xeXcLbSkvEiW4dKcpu44Rz6XQyBA9NKpvMxPHZgL8l" text:style-name="Internet_20_link" text:visited-style-name="Visited_20_Internet_20_Link">
повідомляє</text:a>
Генеральний штаб Збройних Сил України.</text:p>
      <text:p text:style-name="P4">
— Противник продовжує зосереджувати основні зусилля на Лиманському,Бахмутському, Авдіївському та Мар’їнському напрямках. Протягом доби ворогздійснив майже 30 атак на зазначених ділянках фронту. Найзапекліші боїтривають за міста Бахмут та Мар’їнка, — повідомляє Генеральний штаб ЗбройнихСил України.</text:p>
      <text:p text:style-name="P4">
За інформацією Генштабу ЗСУ, на Волинському та Поліському напрямках ознакформування наступальних угруповань ворога не виявлено. На полігонах республікибілорусь і надалі перебувають визначені підрозділи збройних сил російськоїфедерації.</text:p>
      <text:p text:style-name="P4">
На Сіверському та Слобожанському напрямках противник продовжує зберігативійськову присутність у прикордонних з Україною районах. Протягом минулої добиздійснив мінометні та артилерійські обстріли населених пунктів Залізний Міст,Мурав’ї Чернігівської області; Товстодубове, Бачівськ, Старі Вирки,Іскрисківщина, Волфине, Юнаківка, Могриця, Попівка і Славгород Сумськоїобласті, а також Гоптівка, Варварівка, Бугруватка, Огірцеве, Гатище,Плетенівка, Тихе, Мала Вовча, Бударки, Землянки, Вільхуватка, Дворічанське таХатнє на Харківщині.</text:p>
      <text:p text:style-name="P4">
На Куп’янському напрямку противник намагався покращити тактичне положення, вівнаступальні дії поблизу населених пунктів Масютівка та Стельмахівка, успіху немав. Безуспішні наступальні дії ворог вів і в районі Білогорівки (Лиманськийнапрямок). Артилерійських обстрілів зазнали Макіївка, Білогорівка, ВеселеЛуганської області та Ямполівка і Спірне Донецької області.</text:p>
      <text:p text:style-name="P4">
На Авдіївському напрямку противник наступальних дій не проводив. Завдававіаційного удару в районі населеного пункту Авдіївка. Здійснив обстрілиАвдіївки, Первомайського, Нетайлового та Карлівки Донецької області.</text:p>
      <text:p text:style-name="P4">
На Запорізькому та Херсонському напрямках противник продовжує вести обороннідії. Поміж тим, здійснив обстріли населених пунктів Времівка, НовопільДонецької області; Ольгівське, Малинівка, Гуляйполе, Чарівне, Мала Токмачка,Оріхів, Новоданилівка, Кам’янське та Плавні Запорізької області; Антонівка,Молодіжне та Зеленівка Херсонської області.</text:p>
      <text:p text:style-name="P4">
Source: <text:a xlink:type="simple" xlink:href="https://armyinform.com.ua/2023/05/09/vorog-zdijsnyv-majzhe-30-atak-na-chotyroh-dilyankah-frontu/" text:style-name="Internet_20_link" text:visited-style-name="Visited_20_Internet_20_Link">
https://armyinform.com.ua/2023/05/09/vorog-zdijsnyv-majzhe-30-atak-na-chotyroh-dilyankah-frontu/</text:a>
</text:p>
      <!--NEWS-->
      <text:h text:style-name="P10" text:outline-level="1">
<text:span text:style-name="T4">
У Координаційному штабі відбулася зустріч з родинами військовослужбовців бригади «Азов»</text:span>
</text:h>
      <text:p text:style-name="P4">
Author: ['АРМІЯINFORM']</text:p>
      <text:p text:style-name="P4">
Time: 2023-05-09T86:00:00-04:00</text:p>
      <text:p text:style-name="P4">
Description: Координаційний штаб з питань поводження з військовополоненими у своє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5390844673230227972_y-1.jpg" text:style-name="Internet_20_link" text:visited-style-name="Visited_20_Internet_20_Link">
photo_5390844673230227972_y-1.jpg</text:a>
', '<text:a xlink:type="simple" xlink:href="https://armyinform.com.ua/wp-content/uploads/2023/05/photo_5390844673230227973_y.jpg" text:style-name="Internet_20_link" text:visited-style-name="Visited_20_Internet_20_Link">
photo_5390844673230227973_y.jpg</text:a>
']</text:p>
      <text:p text:style-name="P4">
Tags: ['БРИГАДА АЗОВ', 'ВІЙСЬКОВОПОЛОНЕНІ', 'ЖІНКИ ЗІ СТАЛІ', 'КООРДИНАЦІЙНИЙ ШТАБ', 'РОДИНИ ВІЙСЬКОВОСЛУЖБОВЦІВ']</text:p>
      <text:p text:style-name="P4">
Category: News</text:p>
      <!--METADATA-->
      <text:p text:style-name="P4">
<draw:frame draw:style-name="fr1" draw:name="Image385" text:anchor-type="as-char" svg:width="6.9236in" svg:height="4.615733in" draw:z-index="0">
<draw:image xlink:href="../Images/AРМІЯINFORM/2023-05-09T86-00-00-04-00/photo_5390844673230227972_y-1.jpg" xlink:type="simple" xlink:show="embed" xlink:actuate="onLoad" draw:mime-type="image/jpeg"/>
</draw:frame>
</text:p>
      <text:p text:style-name="P4">
Координаційний штаб з питань поводження з військовополоненими у своємуTelegram-каналі <text:a xlink:type="simple" xlink:href="https://t.me/Koord_shtab/1023" text:style-name="Internet_20_link" text:visited-style-name="Visited_20_Internet_20_Link">
повідомив</text:a>
, що ця зустрічвідбулася за ініціативи громадської організації «Жінки зі сталі».</text:p>
      <text:p text:style-name="P4">
На запитання близьких відповіли керівник робочої групи з питань взаємодії зіЗМІ та родичами захисників Координаційного штабу Андрій Юсов, керівник відділусупроводу та консультування родичів Оборонців Юрій Таранюк, представникиНаціональної гвардії, бригади «Азов», Національної поліції та Служби безпекиУкраїни, а також представниця Міжнародного комітету Червоного Хреста.</text:p>
      <text:p text:style-name="P4">
Україна на найвищому міжнародному рівні піднімає питання теракту в Оленівці.Звільнені з полону Захисники й Захисниці, рідні тих, хто ще лишився в неволі,дипломати на всіх майданчиках вимагають розслідування цього злочину. Оборонціпісля звільнення свідчать про тортури й Міністерство закордонних справрозповсюджує ці свідчення на міждержавному рівні.</text:p>
      <text:p text:style-name="P4">
«росія не надала доступ до місця теракту. Ми не мовчимо. Вихід з Маріуполявідбувся під гарантії, що росія дотримуватиметься Женевських конвенцій, —зазначив Андрій Юсов. — Країна-агресорка порушила ці гарантії. Червоний Хрест,під наглядом якого відбулася евакуація, на жаль, не має важелів водносторонньому порядку примусити її виконувати домовленості. Розслідуваннязлочинів росіян у Бучі стало можливим, бо це місто звільнили. Так буде і зОленівкою. Міжнародний кримінальний суд порушив справи щодо цього злочину.Проте Україна проводить своє розслідування також. Головне, що рік тому вдалосязберегти життя Оборонців Маріуполя. Не чекаючи перемоги й завершення бойовихдій, ми звільнили з полону 2324 Захисника. Жодна країна під час такогоконфлікту не змогла досягнути такого результату».</text:p>
      <text:p text:style-name="P4">
Міжнародний комітет Червоного Хреста робив публікації про Оленівку. Проте цяорганізація не має мандату засуджувати жодну зі сторін конфлікту йдотримується політики конфіденційності.</text:p>
      <text:p text:style-name="P4">
«Ми неодноразово намагалися отримати доступ до Оленівки після події 29 липня2022 року, — зазначила представниця МКЧХ. — Під час виходу з Маріуполя мифіксували, на жаль, не всіх, а кого змогли. Анкетували, щоб люди не зниклибезвісти».</text:p>
      <text:p text:style-name="P4">
Також обговорили перспективи обміну «всіх на всіх».</text:p>
      <text:p text:style-name="P4">
«Це реальний процес, а не розповіді для заспокоєння. Поняття „всіх“ у нас і вросіян різне. Навколо цього й буде велика битва», — підсумував Андрій Юсов.</text:p>
      <text:p text:style-name="P4">
<draw:frame draw:style-name="fr1" draw:name="Image386" text:anchor-type="as-char" svg:width="6.9236in" svg:height="4.615733in" draw:z-index="0">
<draw:image xlink:href="../Images/AРМІЯINFORM/2023-05-09T86-00-00-04-00/photo_5390844673230227973_y.jpg" xlink:type="simple" xlink:show="embed" xlink:actuate="onLoad" draw:mime-type="image/jpeg"/>
</draw:frame>
</text:p>
      <text:p text:style-name="P4">
Source: <text:a xlink:type="simple" xlink:href="https://armyinform.com.ua/2023/05/09/u-koordynaczijnomu-shtabi-vidbulasya-zustrich-z-rodynamy-vijskovosluzhbovcziv-brygady-azov/" text:style-name="Internet_20_link" text:visited-style-name="Visited_20_Internet_20_Link">
https://armyinform.com.ua/2023/05/09/u-koordynaczijnomu-shtabi-vidbulasya-zustrich-z-rodynamy-vijskovosluzhbovcziv-brygady-azov/</text:a>
</text:p>
      <!--NEWS-->
      <text:h text:style-name="P10" text:outline-level="1">
<text:span text:style-name="T4">
Спільна заява стосовно зусиль зі створення трибуналу щодо злочину агресії проти України</text:span>
</text:h>
      <text:p text:style-name="P4">
Author: ['АРМІЯINFORM']</text:p>
      <text:p text:style-name="P4">
Time: 2023-05-09T87:00:00-04:00</text:p>
      <text:p text:style-name="P4">
Description: Про це повідомляє Офіс Президента України.    Ми, представники учасників Коаліції щод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f9e3bc109cf9c96e97f9330f62bd6d8f_1683639034_extra_large-1.jpeg" text:style-name="Internet_20_link" text:visited-style-name="Visited_20_Internet_20_Link">
f9e3bc109cf9c96e97f9330f62bd6d8f_1683639034_extra_large-1.jpeg</text:a>
']</text:p>
      <text:p text:style-name="P4">
Tags: ['STOPRUSSIA', 'АГРЕСІЯ РФ', 'ВІЙНА', 'ВОЛОДИМИР ЗЕЛЕНСЬКИЙ', 'ВТОРГНЕННЯ РФ', 'ОФІС ПРЕЗИДЕНТА УКРАЇНИ']</text:p>
      <text:p text:style-name="P4">
Category: News</text:p>
      <!--METADATA-->
      <text:p text:style-name="P4">
<draw:frame draw:style-name="fr1" draw:name="Image387" text:anchor-type="as-char" svg:width="6.9236in" svg:height="4.617948in" draw:z-index="0">
<draw:image xlink:href="../Images/AРМІЯINFORM/2023-05-09T87-00-00-04-00/f9e3bc109cf9c96e97f9330f62bd6d8f_1683639034_extra_large-1.jpeg" xlink:type="simple" xlink:show="embed" xlink:actuate="onLoad" draw:mime-type="image/jpeg"/>
</draw:frame>
</text:p>
      <text:p text:style-name="P4">
Про це <text:a xlink:type="simple" xlink:href="https://www.youtube.com/live/6DMM3dbWcXc" text:style-name="Internet_20_link" text:visited-style-name="Visited_20_Internet_20_Link">
повідомляє</text:a>
 Офіс ПрезидентаУкраїни.</text:p>
      <text:p text:style-name="P4">
Ми, представники учасників Коаліції щодо пошуку опцій створення трибуналу щодозлочину агресії проти України, зібралися сьогодні, 9 травня 2023 року, щобпідтвердити нашу непохитну підтримку миру, безпеки та демократії у світі.</text:p>
      <text:p text:style-name="P4">
Ми нагадуємо, що безпека у Європі та світі взаємопов’язані й можуть бутигарантовані лише за умови повного дотримання міжнародного права, невід’ємнимискладовими якого є територіальна цілісність і політична незалежність держав,заборона застосування сили та невід’ємне право держав на самооборону, як цевідображено в Статуті ООН.</text:p>
      <text:p text:style-name="P4">
Ми висловлюємо глибоку повагу до мужності й витривалості Збройних Сил України,які стали міцним щитом для всіх європейських націй за підтримки держав світу.Україна платить високу ціну не лише за своє майбутнє, а й за безпеку тамайбутнє інших.</text:p>
      <text:p text:style-name="P4">
Ми підтверджуємо нашу непохитну підтримку народу України, який бореться зазахист своєї незалежності на тлі російської агресії.</text:p>
      <text:p text:style-name="P4">
Ми підтримуємо принципи справедливого й тривалого миру, відображені у формулімиру Президента України Володимира Зеленського, необхідність того, щоб будь-який мир повністю відображав Статут ООН та Резолюцію Генеральної Асамблеї ООНвід 23 лютого 2023 року «Принципи Статуту ООН, що лежать в основі всебічного,справедливого та сталого миру в Україні». Ми висловлюємо підтримкуімплементації цієї мирної ініціативи та закликаємо всі держави такожпідтримати цей процес.</text:p>
      <text:p text:style-name="P4">
Ми наголошуємо, що будемо пліч-о-пліч з Україною в її боротьбі протиросійського агресора та закликаємо до повного відновлення територіальноїцілісності України в її міжнародно визнаних кордонах, що поширюються на їїтериторіальні води.</text:p>
      <text:p text:style-name="P4">
Ми закликаємо весь світ якомога швидше підтримати та надати допомогу Україні.</text:p>
      <text:p text:style-name="P4">
Ми рішуче засуджуємо незаконну, невиправдану та неспровоковану збройну агресіюРосії, яка грубо порушує Статут ООН, що підтверджено Резолюцією ES-11/1 (2022)Генеральної Асамблеї ООН, яка рішуче засудила агресію Російської Федераціїпроти України та нагадує про Резолюцію 3314 (XXIX) від 14 грудня 1974 року, щовизначає агресію як використання збройної сили державою проти суверенітету,територіальної цілісності чи політичної незалежності іншої держави або в будь-який інший спосіб, що суперечить Статуту, і яка визначає агресивну війнузлочином проти міжнародного миру.</text:p>
      <text:p text:style-name="P4">
Ми засуджуємо будь-які злочини та звірства, вчинені російськими військами тапосадовими особами, включно з атаками проти цивільних осіб, пов’язане зконфліктом сексуальне насильство та інші воєнні злочини та злочини протилюдства. Ми закликаємо Росію негайно звільнити всіх незаконно утримуванихгромадян України та повернути всіх депортованих, зокрема дітей. Мипідтверджуємо нашу відданість притягненню винних до відповідальності згідно зміжнародним правом та підтримуємо зусилля міжнародних механізмів, включно зМіжнародним кримінальним судом, Московським механізмом ОБСЄ та Незалежноюміжнародною слідчою комісією ООН щодо України.</text:p>
      <text:p text:style-name="P4">
Ми наголошуємо на необхідності досягнення справедливості, як це передбачено вБучанській декларації щодо відповідальності за найтяжчі злочини протиміжнародного права, скоєні на території України. Тому ми підтверджуємо, щоособи, відповідальні за скоєння злочину агресії проти України, не повиннізалишитися безкарними, і закликаємо міжнародну спільноту розглянути відповіднідії, зокрема шляхом створення належного механізму правосуддя для забезпеченняефективної відповідальності за злочин агресії, який викликає стурбованістьміжнародної спільноти загалом.</text:p>
      <text:p text:style-name="P4">
Тому ми підтримуємо створення трибуналу для забезпечення ефективноївідповідальності за злочин агресії проти України.</text:p>
      <text:p text:style-name="P4">
Ми наголошуємо на важливості Коаліції як основної платформи для пошукуефективного механізму та для вивчення юридичних і технічних питань, пов’язанихзі створенням такого трибуналу, і закликаємо інші держави та міжнародніорганізації приєднатися до нашої спільної роботи.</text:p>
      <text:p text:style-name="P4">
Source: <text:a xlink:type="simple" xlink:href="https://armyinform.com.ua/2023/05/09/spilna-zayava-stosovno-zusyl-zi-stvorennya-trybunalu-shhodo-zlochynu-agresiyi-proty-ukrayiny/" text:style-name="Internet_20_link" text:visited-style-name="Visited_20_Internet_20_Link">
https://armyinform.com.ua/2023/05/09/spilna-zayava-stosovno-zusyl-zi-stvorennya-trybunalu-shhodo-zlochynu-agresiyi-proty-ukrayiny/</text:a>
</text:p>
      <!--NEWS-->
      <text:h text:style-name="P10" text:outline-level="1">
<text:span text:style-name="T4">
Артилерійські боєприпаси, системи ППО — США надали новий пакет військової допомоги для України</text:span>
</text:h>
      <text:p text:style-name="P4">
Author: ['АРМІЯINFORM']</text:p>
      <text:p text:style-name="P4">
Time: 2023-05-09T88:00:00-04:00</text:p>
      <text:p text:style-name="P4">
Description: Міністр оборони України Олексій Резніков у своєму Twitter подякував Міністру оборони СШ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024c3e0e-ceda-40d1-8a04-592fd83934ef_w1080_h608.jpg" text:style-name="Internet_20_link" text:visited-style-name="Visited_20_Internet_20_Link">
024c3e0e-ceda-40d1-8a04-592fd83934ef_w1080_h608.jpg</text:a>
', '<text:a xlink:type="simple" xlink:href="https://armyinform.com.ua/wp-content/uploads/2023/05/fvsahnnaqai3fzp.jpg" text:style-name="Internet_20_link" text:visited-style-name="Visited_20_Internet_20_Link">
fvsahnnaqai3fzp.jpg</text:a>
']</text:p>
      <text:p text:style-name="P4">
Tags: ['STOPRUSSIA', 'АГРЕСІЯ РФ', 'ВІЙНА', 'ВТОРГНЕННЯ РФ']</text:p>
      <text:p text:style-name="P4">
Category: News</text:p>
      <!--METADATA-->
      <text:p text:style-name="P4">
<draw:frame draw:style-name="fr1" draw:name="Image388" text:anchor-type="as-char" svg:width="6.9236in" svg:height="3.89773in" draw:z-index="0">
<draw:image xlink:href="../Images/AРМІЯINFORM/2023-05-09T88-00-00-04-00/024c3e0e-ceda-40d1-8a04-592fd83934ef_w1080_h608.jpg" xlink:type="simple" xlink:show="embed" xlink:actuate="onLoad" draw:mime-type="image/jpeg"/>
</draw:frame>
</text:p>
      <text:p text:style-name="P4">
Міністр оборони України Олексій Резніков у своєму Twitter<text:a xlink:type="simple" xlink:href="https://twitter.com/oleksiireznikov/status/1655946005735690242" text:style-name="Internet_20_link" text:visited-style-name="Visited_20_Internet_20_Link">
подякував</text:a>
Міністру оборони США Ллойду Остіну та американському народові за черговудопомогу.</text:p>
      <text:p text:style-name="P4">
«У цей День Європи Сполучені Штати зробили ще одну значну інвестицію в мир ібезпеку нашого континенту — новий пакет допомоги у сфері безпеки для арміїУкраїни. Дякуємо Міністрові оборони Ллойду Остіну і всім американцям!», —написав Олексій Резніков.</text:p>
      <text:p text:style-name="P4">
Міністр запевнив, що артилерійські боєприпаси, системи протиповітряної оборонита інше допоможуть нам перемогти в цьому бою.</text:p>
      <text:p text:style-name="P4">
<text:span text:style-name="T4">
Довідково:</text:span>
 9 травня Міністерство оборони США оголосило про новий пакетдопомоги Україні у сфері безпеки на 1,2 мільярда доларів. Загалом СполученіШтати з початку великої війни на безпекову допомогу нашій країні виділилипонад 36,9 мільярдів доларів. Про це 9 травня<text:a xlink:type="simple" xlink:href="https://media.defense.gov/2023/May/09/2003218471/-1/-1/0/UKRAINE-FACT-SHEET-RUE.PDF" text:style-name="Internet_20_link" text:visited-style-name="Visited_20_Internet_20_Link">
написав</text:a>
 сайт Пентагону.</text:p>
      <text:p text:style-name="P4">
<draw:frame draw:style-name="fr1" draw:name="Image389" text:anchor-type="as-char" svg:width="6.9236in" svg:height="6.9236in" draw:z-index="0">
<draw:image xlink:href="../Images/AРМІЯINFORM/2023-05-09T88-00-00-04-00/fvsahnnaqai3fzp.jpg" xlink:type="simple" xlink:show="embed" xlink:actuate="onLoad" draw:mime-type="image/jpeg"/>
</draw:frame>
</text:p>
      <text:p text:style-name="P4">
Source: <text:a xlink:type="simple" xlink:href="https://armyinform.com.ua/2023/05/09/artylerijski-boyeprypasy-systemy-ppo-ssha-nadaly-novyj-paket-vijskovoyi-dopomogy-dlya-ukrayiny/" text:style-name="Internet_20_link" text:visited-style-name="Visited_20_Internet_20_Link">
https://armyinform.com.ua/2023/05/09/artylerijski-boyeprypasy-systemy-ppo-ssha-nadaly-novyj-paket-vijskovoyi-dopomogy-dlya-ukrayiny/</text:a>
</text:p>
      <!--NEWS-->
      <text:h text:style-name="P10" text:outline-level="1">
<text:span text:style-name="T4">
Повернення депортованих дітей та цивільних заручників: що обговорювали на зустрічі з Генеральним Секретарем ОБСЄ</text:span>
</text:h>
      <text:p text:style-name="P4">
Author: ['АРМІЯINFORM']</text:p>
      <text:p text:style-name="P4">
Time: 2023-05-09T89:00:00-04:00</text:p>
      <text:p text:style-name="P4">
Description: Про це повідомляє Уповноважений Верховної Ради України з прав людини.    Провів зустріч...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25adaa7f-69e5-4c84-9bc5-732166736f3a.jpg" text:style-name="Internet_20_link" text:visited-style-name="Visited_20_Internet_20_Link">
25adaa7f-69e5-4c84-9bc5-732166736f3a.jpg</text:a>
']</text:p>
      <text:p text:style-name="P4">
Tags: ['STOPRUSSIA', 'АГРЕСІЯ РФ', 'ВІЙНА', 'ВТОРГНЕННЯ РФ', 'ОБСЄ', 'ХЕЛЬГОЮ МАРІЄЮ ШМІДТ']</text:p>
      <text:p text:style-name="P4">
Category: News</text:p>
      <!--METADATA-->
      <text:p text:style-name="P4">
<draw:frame draw:style-name="fr1" draw:name="Image390" text:anchor-type="as-char" svg:width="6.9236in" svg:height="5.1927in" draw:z-index="0">
<draw:image xlink:href="../Images/AРМІЯINFORM/2023-05-09T89-00-00-04-00/25adaa7f-69e5-4c84-9bc5-732166736f3a.jpg" xlink:type="simple" xlink:show="embed" xlink:actuate="onLoad" draw:mime-type="image/jpeg"/>
</draw:frame>
</text:p>
      <text:p text:style-name="P4">
Про це <text:a xlink:type="simple" xlink:href="https://t.me/dmytro_lubinetzs/2387" text:style-name="Internet_20_link" text:visited-style-name="Visited_20_Internet_20_Link">
повідомляє</text:a>
 УповноваженийВерховної Ради України з прав людини.</text:p>
      <text:p text:style-name="P4">
Провів зустріч із Генеральним Секретарем ОБСЄ Хельгою Марією Шмідт.</text:p>
      <text:p text:style-name="P4">
Обговорили дві надзвичайно важливі теми — повернення депортованих Росієюукраїнських дітей, а також цивільних заручників.</text:p>
      <text:p text:style-name="P4">
Наголосив, що ці питання повинні постійно перебувати у фокусі міжнародноїспільноти, як перебувають у фокусі роботи Офісу Омбудсмана, — задля поверненнядодому кожного примусово вивезеного країною-агресором та захисту прав цихосіб.</text:p>
      <text:p text:style-name="P4">
Також спільно із Генеральним Секретарем розглянули проєкти ОБСЄ для підтримкиУкраїни.</text:p>
      <text:p text:style-name="P4">
Дякую за готовність приходити на допомогу!</text:p>
      <text:p text:style-name="P4">
Source: <text:a xlink:type="simple" xlink:href="https://armyinform.com.ua/2023/05/09/povernennya-deportovanyh-ditej-ta-czyvilnyh-zaruchnykiv-shho-obgovoryuvaly-na-zustrichi-z-generalnym-sekretarem-obsye/" text:style-name="Internet_20_link" text:visited-style-name="Visited_20_Internet_20_Link">
https://armyinform.com.ua/2023/05/09/povernennya-deportovanyh-ditej-ta-czyvilnyh-zaruchnykiv-shho-obgovoryuvaly-na-zustrichi-z-generalnym-sekretarem-obsye/</text:a>
</text:p>
      <!--NEWS-->
      <text:h text:style-name="P10" text:outline-level="1">
<text:span text:style-name="T4">
Володимир Зеленський поспілкувався зі студентами Альянсу європейських університетів EUniWell</text:span>
</text:h>
      <text:p text:style-name="P4">
Author: ['АРМІЯINFORM']</text:p>
      <text:p text:style-name="P4">
Time: 2023-05-09T90:00:00-04:00</text:p>
      <text:p text:style-name="P4">
Description: Президент України Володимир Зеленський узяв участь у заході Europe Unity For Well-Being,...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718ccdd777971f83215a5840e8958540_1683654619_extra_large.jpeg" text:style-name="Internet_20_link" text:visited-style-name="Visited_20_Internet_20_Link">
718ccdd777971f83215a5840e8958540_1683654619_extra_large.jpeg</text:a>
', '<text:a xlink:type="simple" xlink:href="https://armyinform.com.ua/wp-content/uploads/2023/05/028fd47f53bdf67d0cd2c81de6ec81b7_1683648898_wysiwyg.jpeg" text:style-name="Internet_20_link" text:visited-style-name="Visited_20_Internet_20_Link">
028fd47f53bdf67d0cd2c81de6ec81b7_1683648898_wysiwyg.jpeg</text:a>
', '<text:a xlink:type="simple" xlink:href="https://armyinform.com.ua/wp-content/uploads/2023/05/4d0de89ff74aaabc9974b7f3c76ef2bc_1683648898_wysiwyg.jpeg" text:style-name="Internet_20_link" text:visited-style-name="Visited_20_Internet_20_Link">
4d0de89ff74aaabc9974b7f3c76ef2bc_1683648898_wysiwyg.jpeg</text:a>
', '<text:a xlink:type="simple" xlink:href="https://armyinform.com.ua/wp-content/uploads/2023/05/d7e7e2211f1e8acaa5de92080d5f8ac3_1683648898_wysiwyg.jpeg" text:style-name="Internet_20_link" text:visited-style-name="Visited_20_Internet_20_Link">
d7e7e2211f1e8acaa5de92080d5f8ac3_1683648898_wysiwyg.jpeg</text:a>
']</text:p>
      <text:p text:style-name="P4">
Tags: ['ВОЛОДИМИР ЗЕЛЕНСЬКИЙ', 'ПРЕЗИДЕНТ УКРАЇНИ']</text:p>
      <text:p text:style-name="P4">
Category: News</text:p>
      <!--METADATA-->
      <text:p text:style-name="P4">
<draw:frame draw:style-name="fr1" draw:name="Image391" text:anchor-type="as-char" svg:width="6.9236in" svg:height="4.604691in" draw:z-index="0">
<draw:image xlink:href="../Images/AРМІЯINFORM/2023-05-09T90-00-00-04-00/718ccdd777971f83215a5840e8958540_1683654619_extra_large.jpeg" xlink:type="simple" xlink:show="embed" xlink:actuate="onLoad" draw:mime-type="image/jpeg"/>
</draw:frame>
</text:p>
      <text:p text:style-name="P4">
Президент України Володимир Зеленський узяв участь у заході Europe Unity ForWell-Being, ініційованому Київським національним університетом імені ТарасаШевченка в межах Альянсу європейських університетів EUniWell.</text:p>
      <text:p text:style-name="P4">
Про це йдеться у <text:a xlink:type="simple" xlink:href="https://www.president.gov.ua/news/zahist-i-svoboda-ce-pryamij-rezultat-smilivosti-volodimir-ze-82793" text:style-name="Internet_20_link" text:visited-style-name="Visited_20_Internet_20_Link">
публікації</text:a>
 на сторінці новинОфіційного інтернет-преставництва Президента України.</text:p>
      <text:p text:style-name="P4">
Глава Української держави присвятив свій виступ сміливості, адже вона єважливою в усіх сферах життя: і в житті людини, і в житті держави, і в життівсього Європейського континенту.</text:p>
      <text:p text:style-name="P4">
«Чи були б ми тут сьогодні, якби 80 років тому вільні народи світу не проявилиб достатньої сміливості, щоб знищити зло нацизму? Очевидно, якби тоді виникдефіцит сміливості, сьогодні нас би тут не було», — сказав ВолодимирЗеленський.</text:p>
      <text:p text:style-name="P4">
<draw:frame draw:style-name="fr1" draw:name="Image392" text:anchor-type="as-char" svg:width="6.9236in" svg:height="4.612849in" draw:z-index="0">
<draw:image xlink:href="../Images/AРМІЯINFORM/2023-05-09T90-00-00-04-00/028fd47f53bdf67d0cd2c81de6ec81b7_1683648898_wysiwyg.jpeg" xlink:type="simple" xlink:show="embed" xlink:actuate="onLoad" draw:mime-type="image/jpeg"/>
</draw:frame>
</text:p>
      <text:p text:style-name="P4">
За його словами, після Другої світової війни простір свободи у Європі та майжевсюди у світі неухильно розширювався, бо сміливості в людей ставало більше.Утім, як зазначив Глава держави, за свободу доводилося боротися, бо існувалипротивники свободи й автократи, які вважали, що можуть дозволити собі невіддати людям те чи інше право.</text:p>
      <text:p text:style-name="P4">
«Усі ви можете поглянути на шлях, який пройшли ваші країни в боротьбі засвободу для людей, у боротьбі за нашу Європу, яку ми знаємо й цінуємо, тапобачити, що це був шлях саме сміливості — конкретних сміливих людей, якібудували нашу спільноту вільних народів», — зауважив Президент.</text:p>
      <text:p text:style-name="P4">
Він наголосив, що в наші дні ми не маємо права піддаватися ілюзії, що битву засвободу вже завершено й що сміливість більше ніколи не знадобиться.</text:p>
      <text:p text:style-name="P4">
«Ця жорстока терористична війна, яку веде росія проти України, — нагадуваннякожній нашій країні, кожному й кожній із вас особисто, що сміливість може бутипотрібна вам сьогодні так само, як і в будь-який інший час сміливість булапотрібна для захисту свободи й наших європейських цінностей», — акцентувавГлава держави.</text:p>
      <text:p text:style-name="P4">
За словами Володимира Зеленського, особиста сміливість переростає у сміливістьсуспільств, народів і держав і в результаті — у сміливість континенту.</text:p>
      <text:p text:style-name="P4">
«Зараз Європа саме така — смілива. Ухвалює рішення, підтримує захист свободи,тисне на агресора. Завдяки чому це відбувається? Це сміливість лідерів. І цесміливість звичайних людей, за якими йдуть лідери», — пояснив він.</text:p>
      <text:p text:style-name="P4">
<draw:frame draw:style-name="fr1" draw:name="Image393" text:anchor-type="as-char" svg:width="6.9236in" svg:height="4.604194in" draw:z-index="0">
<draw:image xlink:href="../Images/AРМІЯINFORM/2023-05-09T90-00-00-04-00/4d0de89ff74aaabc9974b7f3c76ef2bc_1683648898_wysiwyg.jpeg" xlink:type="simple" xlink:show="embed" xlink:actuate="onLoad" draw:mime-type="image/jpeg"/>
</draw:frame>
</text:p>
      <text:p text:style-name="P4">
Президент висловив переконання, що саме завдяки сміливості Україна та їїсоюзники переможуть у цій жорстокій війні, яку розвʼязала росія, і подолаютьросійську ідеологію ненависті до європейської свободи.</text:p>
      <text:p text:style-name="P4">
«Причому наша перемога зараз, коли російська агресія торкнулася лише України,зробить те, чого не вдалося зробити у вирішальне десятиліття перед Другоюсвітовою війною. Ми знищимо тотальне зло при його корінні, коли воно ще невстигло охопити агресією інші народи Європи», — зауважив Глава держави.</text:p>
      <text:p text:style-name="P4">
Водночас, за його словами, навіть після нашої перемоги не можна втрачатисміливості.</text:p>
      <text:p text:style-name="P4">
«Ви не повинні втрачати сміливості! Ніхто не знає того свого часу, коли,можливо, доведеться стати на захист свободи. Ніхто не знає достеменно, якізагрози свободі можуть виникнути через рік, через пʼять років. Якщо доведетьсязахищати свободу, будь ласка, будьте сміливими! Будь ласка, не здавайте своїхцінностей тим, хто прагне їх знищити. Боріться, щоб простір свободи нічого невтрачав. Якби так не робили до нас, сьогодні нас тут не було б. Якщо так небудемо робити ми, то хіба свобода збережеться після нас?», — сказав ПрезидентУкраїни.</text:p>
      <text:p text:style-name="P4">
Володимир Зеленський побажав кожному студенту й студентці знайти ту сферу, уякій їхня сміливість зможе дати більше свободи й можливостей усій Європі.</text:p>
      <text:p text:style-name="P4">
«Я щиро бажаю вашому поколінню передати вашим дітям ще більш вільну, ще більшоб’єднану та ще більш захищену Європу, ніж ми можемо забезпечити зараз іобов’язково забезпечимо», — зазначив Глава держави.</text:p>
      <text:p text:style-name="P4">
<draw:frame draw:style-name="fr1" draw:name="Image394" text:anchor-type="as-char" svg:width="6.9236in" svg:height="4.604194in" draw:z-index="0">
<draw:image xlink:href="../Images/AРМІЯINFORM/2023-05-09T90-00-00-04-00/d7e7e2211f1e8acaa5de92080d5f8ac3_1683648898_wysiwyg.jpeg" xlink:type="simple" xlink:show="embed" xlink:actuate="onLoad" draw:mime-type="image/jpeg"/>
</draw:frame>
</text:p>
      <text:p text:style-name="P4">
Відповідаючи на запитання студентів, Володимир Зеленський наголосив, що ниніукраїнці в боротьбі з росією відстоюють європейські цінності, тож Українуможна вважати опорою демократичного світу.</text:p>
      <text:p text:style-name="P4">
«Україна — це стіна між абсолютною автократією й демократією. І тому миповинні вистояти. Для того, щоб у майбутньому бути справді опорою потужної танезалежної Європи. Тому й тримаємо цю стіну міцно», — сказав Президент.</text:p>
      <text:p text:style-name="P4">
На переконання Глави держави, європейці також мають усвідомити, що громадяниУкраїни, хоч і були колись в СРСР, за своєю суттю — європейці, сповідують такісамі цінності і, найголовніше, — захищають їх сьогодні. Саме тому громадяникраїн ЄС мають і далі підтримувати Україну й допомагати в боротьбі зросійським агресором.</text:p>
      <text:p text:style-name="P4">
«Не на полі бою в Україні — тут ми впораємося самі. Але дуже важливо, щоб витиснули на свої суспільства, щоб були об’єднані в допомозі та підтримціУкраїни, засуджували агресію Росії. І тиснули на своїх політичних лідерів, якіповинні допомагати Україні. Якщо санкції проти Росії — то потужні, якщопередавати зброю — то без зволікань, якщо допомагати Україні в захисті вінформаційному просторі — то на всі сто відсотків», — акцентував ВолодимирЗеленський і додав, що Росія веде війну не лише проти України, а й протиЄвропи.</text:p>
      <text:p text:style-name="P4">
Президент наголосив, що війна має закінчитися виведенням російських військ зусіх українських територій, а не перетворитися на заморожений конфлікт уЄвропі.</text:p>
      <text:p text:style-name="P4">
«Ми хочемо витіснити російські війська з нашої території. Більше жодногопродовження війни ми не хочемо. Ми хочемо просто бути вільними й нагадати, щоми не в ляльковому театрі Президента Путіна, а ми — самодостатня держава», —заявив Володимир Зеленський.</text:p>
      <text:p text:style-name="P4">
Він також зауважив, що після завершення війни Україна — майбутній повноправнийчлен ЄС — потребуватиме відбудови, адже багато міст і громад зруйнованівнаслідок бойових дій.</text:p>
      <text:p text:style-name="P4">
«Для всього цього знадобиться допомога: у роботі, у розвитку, у внеску вреновацію України. Тому запрошуємо енергійних людей, студентів зі своїмиідеями, зі своїми знаннями в Україну для відновлення нашої держави», — сказавПрезидент.</text:p>
      <text:p text:style-name="P4">
Глава держави привітав усіх присутніх із Днем Європи та запросив наступногороку відзначити цей день вже в мирній Україні.</text:p>
      <text:p text:style-name="P4">
Альянс EUniWell об’єднує 11 університетів Європи (загальна кількість студентів— 337 тис.): Університет Ліннея (Швеція), Нантський університет (Франція),Університет Земмельвайса (Угорщина), Бірмінгемський університет (ВеликаБританія), Кельнський університет (ФРН), Університет Флоренції (Італія),Констанцький університет (Німеччина), Університет Мурсії (Іспанія),Університет Сантьяго-де-Компостела (Іспанія), Київський національнийуніверситет імені Тараса Шевченка (Україна), Національний інститут східних мові цивілізацій INALCO (Франція). Захід транслювався для всіх 11 університетівEUniWell.</text:p>
      <text:p text:style-name="P4">
Source: <text:a xlink:type="simple" xlink:href="https://armyinform.com.ua/2023/05/09/volodymyr-zelenskyj-pospilkuvavsya-zi-studentamy-alyansu-yevropejskyh-universytetiv-euniwell/" text:style-name="Internet_20_link" text:visited-style-name="Visited_20_Internet_20_Link">
https://armyinform.com.ua/2023/05/09/volodymyr-zelenskyj-pospilkuvavsya-zi-studentamy-alyansu-yevropejskyh-universytetiv-euniwell/</text:a>
</text:p>
      <!--NEWS-->
      <text:h text:style-name="P10" text:outline-level="1">
<text:span text:style-name="T4">
Туреччина та Азербайджан проводять спільні військові навчання</text:span>
</text:h>
      <text:p text:style-name="P4">
Author: ['АРМІЯINFORM']</text:p>
      <text:p text:style-name="P4">
Time: 2023-05-09T91:00:00-04:00</text:p>
      <text:p text:style-name="P4">
Description: Турецькі та азербайджанські підрозділи збройних сил у провінції Карс, що на південно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image-3.jpg" text:style-name="Internet_20_link" text:visited-style-name="Visited_20_Internet_20_Link">
image-3.jpg</text:a>
']</text:p>
      <text:p text:style-name="P4">
Tags: ['ВІЙСЬКОВІ НАВЧАННЯ']</text:p>
      <text:p text:style-name="P4">
Category: News</text:p>
      <!--METADATA-->
      <text:p text:style-name="P4">
<draw:frame draw:style-name="fr1" draw:name="Image395" text:anchor-type="as-char" svg:width="6.9236in" svg:height="3.894525in" draw:z-index="0">
<draw:image xlink:href="../Images/AРМІЯINFORM/2023-05-09T91-00-00-04-00/image-3.jpg" xlink:type="simple" xlink:show="embed" xlink:actuate="onLoad" draw:mime-type="image/jpeg"/>
</draw:frame>
</text:p>
      <text:p text:style-name="P4">
Турецькі та азербайджанські підрозділи збройних сил у провінції Карс, що напівденному сході Туреччини, проводять спільні військові навчання.</text:p>
      <text:p text:style-name="P4">
Про це повідомляє Міністерство національної оборони Туреччини у<text:a xlink:type="simple" xlink:href="https://twitter.com/tcsavunma/status/1655876803485917185" text:style-name="Internet_20_link" text:visited-style-name="Visited_20_Internet_20_Link">
Твіттері</text:a>
.</text:p>
      <text:p text:style-name="P4">
«Успішно тривають навчання «Гайдар Алієв-2023», які збройні сили Туреччини таАзербайджану проводять у Карсі», — зазначають у військовому відомстві.</text:p>
      <text:p text:style-name="P4">
У спільних навчання військовослужбовці відпрацьовують вправи в умовах гірськоїмісцевості, використовують БПЛА, відточують висадку десанту та інші завдання.</text:p>
      <text:p text:style-name="P4">
Source: <text:a xlink:type="simple" xlink:href="https://armyinform.com.ua/2023/05/09/turechchyna-ta-azerbajdzhan-provodyat-spilni-vijskovi-navchannya/" text:style-name="Internet_20_link" text:visited-style-name="Visited_20_Internet_20_Link">
https://armyinform.com.ua/2023/05/09/turechchyna-ta-azerbajdzhan-provodyat-spilni-vijskovi-navchannya/</text:a>
</text:p>
      <!--NEWS-->
      <text:h text:style-name="P10" text:outline-level="1">
<text:span text:style-name="T4">
У Ліверпулі розпочалося «Євробачення» з українським серцем</text:span>
</text:h>
      <text:p text:style-name="P4">
Author: ['АРМІЯINFORM']</text:p>
      <text:p text:style-name="P4">
Time: 2023-05-09T92:00:00-04:00</text:p>
      <text:p text:style-name="P4">
Description: Про це повідомляє Верховна Рада України.    У ці хвилини, в Ліверпулі розпочинаєтьс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5877665_615501827154220_2789499651292199795_n.jpg" text:style-name="Internet_20_link" text:visited-style-name="Visited_20_Internet_20_Link">
345877665_615501827154220_2789499651292199795_n.jpg</text:a>
']</text:p>
      <text:p text:style-name="P4">
Tags: ['STOPRUSSIA', 'ВЕРХОВНА РАДА УКРАЇНИ', 'ЄВРОБАЧЕННЯ']</text:p>
      <text:p text:style-name="P4">
Category: News</text:p>
      <!--METADATA-->
      <text:p text:style-name="P4">
<draw:frame draw:style-name="fr1" draw:name="Image396" text:anchor-type="as-char" svg:width="6.9236in" svg:height="4.482906in" draw:z-index="0">
<draw:image xlink:href="../Images/AРМІЯINFORM/2023-05-09T92-00-00-04-00/345877665_615501827154220_2789499651292199795_n.jpg" xlink:type="simple" xlink:show="embed" xlink:actuate="onLoad" draw:mime-type="image/jpeg"/>
</draw:frame>
</text:p>
      <text:p text:style-name="P4">
Про це<text:a xlink:type="simple" xlink:href="https://www.facebook.com/verkhovna.rada.ukraine/posts/pfbid0F9yHpu9LV5xHNWFQcQnct2jhjsMfLGAh8v1AJaNTdLSJMF3zWMWL5m9EKBsnYoQal" text:style-name="Internet_20_link" text:visited-style-name="Visited_20_Internet_20_Link">
повідомляє</text:a>
Верховна Рада України.</text:p>
      <text:p text:style-name="P4">
У ці хвилини, в Ліверпулі розпочинається перший півфінал пісенного конкурсу«Євробачення».</text:p>
      <text:p text:style-name="P4">
Ця найбільша музична подія Європи мала би відбуватися в Україні, адже торікконкурс виграв гурт Kalush Orchestra з композицією «Стефанія». Через війнупроведення «Євробачення» перенесли до Великої Британії, утім, організаториакцентують на тому, що конкурс відбувається «з Україною в серці».</text:p>
      <text:p text:style-name="P4">
Справді, на вулицях Ліверпуля ще на початку травня з’явилося чималоінсталяцій, присвячених нашій країни. І днями платформа Ukraine. ua відкрилаінтерактивний простір про Україну.</text:p>
      <text:p text:style-name="P4">
Фотозона у формі серця (на знімку) представляє символ України на цьогорічномуЄвробаченні — пісню #HeartOfSteel гурту TVORCHI.</text:p>
      <text:p text:style-name="P4">
Source: <text:a xlink:type="simple" xlink:href="https://armyinform.com.ua/2023/05/09/yevrobachennya-z-ukrayinskym-serczem/" text:style-name="Internet_20_link" text:visited-style-name="Visited_20_Internet_20_Link">
https://armyinform.com.ua/2023/05/09/yevrobachennya-z-ukrayinskym-serczem/</text:a>
</text:p>
      <!--NEWS-->
      <text:h text:style-name="P10" text:outline-level="1">
<text:span text:style-name="T4">
Теперішній агресор програє, як той агресор, що програв 78 років тому, це лише питання часу — Президент України</text:span>
</text:h>
      <text:p text:style-name="P4">
Author: ['АРМІЯINFORM']</text:p>
      <text:p text:style-name="P4">
Time: 2023-05-09T93:00:00-04:00</text:p>
      <text:p text:style-name="P4">
Description: Про це йдеться у публікації на сторінці Офіційного інтернет-преставництва Президен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f9a156b495dad34af5b9ace993128fb2_1683658439_extra_large.jpeg" text:style-name="Internet_20_link" text:visited-style-name="Visited_20_Internet_20_Link">
f9a156b495dad34af5b9ace993128fb2_1683658439_extra_large.jpeg</text:a>
']</text:p>
      <text:p text:style-name="P4">
Tags: ['STOPRUSSIA', 'АГРЕСІЯ РФ', 'ВІДЕОЗВЕРНЕННЯ', 'ВІЙНА', 'ВОЛОДИМИР ЗЕЛЕНСЬКИЙ', 'ВТОРГНЕННЯ РФ', 'ОФІС ПРЕЗИДЕНТА УКРАЇНИ']</text:p>
      <text:p text:style-name="P4">
Category: News</text:p>
      <!--METADATA-->
      <text:p text:style-name="P4">
<draw:frame draw:style-name="fr1" draw:name="Image397" text:anchor-type="as-char" svg:width="6.9236in" svg:height="5.157451in" draw:z-index="0">
<draw:image xlink:href="../Images/AРМІЯINFORM/2023-05-09T93-00-00-04-00/f9a156b495dad34af5b9ace993128fb2_1683658439_extra_large.jpeg" xlink:type="simple" xlink:show="embed" xlink:actuate="onLoad" draw:mime-type="image/jpeg"/>
</draw:frame>
</text:p>
      <text:p text:style-name="P4">
Про це йдеться у <text:a xlink:type="simple" xlink:href="https://www.president.gov.ua/news/lishe-pitannya-chasu-koli-mi-zmozhemo-vidnoviti-spravedlivij-82797" text:style-name="Internet_20_link" text:visited-style-name="Visited_20_Internet_20_Link">
публікації</text:a>
 на сторінціОфіційного інтернет-преставництва Президента України.</text:p>
      <text:p text:style-name="P4">
— Сьогодні ми всі змогли побачити: коли державі повернуто чесну історію, топослідовність подій набуває особливого сенсу. Учора, 8 травня, Європа та світзгадували про спільну перемогу над агресією нацизму, про капітуляцію того зла.А сьогодні, 9 травня, ми разом з усією вільною Європою, відзначаючи ДеньЄвропи, вшановуємо досягнення, якого просто не було б, якби не було перемогинад нацизмом, — повідомив Володимир Зеленський у своєму зверненні наприкінці440-го дня війни.</text:p>
      <text:p text:style-name="P4">
— Не було б у нас такої обʼєднаної Європи — Європи без агресій і реваншизму,Європи, що поважає різні культури, яка долає суперечки виключно у правовійплощині і яка пишається різноманіттям на нашому континенті. Що більше людизнатимуть чесну історію, що більше бачитимуть спільне між жорстокими агресіямиХХ і ХХІ століть, то більше цінуватимуть цю послідовність. День памʼяті таперемоги над нацизмом у Другій світовій війні, а одразу за ним — День Європи,Європи як реалізованої мрії про мирний континент. І це лише питання часу, колими зможемо відновити сталий і справедливий мир для нашої частини Європи, дляУкраїни.</text:p>
      <text:p text:style-name="P4">
Це лише питання часу, коли й теперішній агресор програє, як той агресор, щопрограв 78 років тому, коли й російський реваншизм буде роздавлений хоробрістюнаших воїнів та спільною силою вільного світу.</text:p>
      <text:p text:style-name="P4">
Source: <text:a xlink:type="simple" xlink:href="https://armyinform.com.ua/2023/05/09/teperishnij-agresor-prograye-yak-toj-agresor-shho-prograv-78-rokiv-tomu-cze-lyshe-pytannya-chasu-prezydent-ukrayiny/" text:style-name="Internet_20_link" text:visited-style-name="Visited_20_Internet_20_Link">
https://armyinform.com.ua/2023/05/09/teperishnij-agresor-prograye-yak-toj-agresor-shho-prograv-78-rokiv-tomu-cze-lyshe-pytannya-chasu-prezydent-ukrayiny/</text:a>
</text:p>
      <!--NEWS-->
      <text:h text:style-name="P10" text:outline-level="1">
<text:span text:style-name="T4">
Володимир Зеленський: активно готуємо разом із Європою 11-й санкційний пакет проти Росії</text:span>
</text:h>
      <text:p text:style-name="P4">
Author: ['АРМІЯINFORM']</text:p>
      <text:p text:style-name="P4">
Time: 2023-05-09T94:00:00-04:00</text:p>
      <text:p text:style-name="P4">
Description: Про це йдеться у публікації на сторінці Офіційного інтернет-преставництва Президен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maxresdefault.jpg" text:style-name="Internet_20_link" text:visited-style-name="Visited_20_Internet_20_Link">
maxresdefault.jpg</text:a>
']</text:p>
      <text:p text:style-name="P4">
Tags: ['STOPRUSSIA', 'АГРЕСІЯ РФ', 'ВОЛОДИМИР ЗЕЛЕНСЬКИЙ', 'ВТОРГНЕННЯ РФ', 'ОФІС ПРЕЗИДЕНТА УКРАЇНИ']</text:p>
      <text:p text:style-name="P4">
Category: News</text:p>
      <!--METADATA-->
      <text:p text:style-name="P4">
<draw:frame draw:style-name="fr1" draw:name="Image398" text:anchor-type="as-char" svg:width="6.9236in" svg:height="3.894525in" draw:z-index="0">
<draw:image xlink:href="../Images/AРМІЯINFORM/2023-05-09T94-00-00-04-00/maxresdefault.jpg" xlink:type="simple" xlink:show="embed" xlink:actuate="onLoad" draw:mime-type="image/jpeg"/>
</draw:frame>
Ілюстративне фото</text:p>
      <text:p text:style-name="P4">
Про це йдеться у <text:a xlink:type="simple" xlink:href="https://www.president.gov.ua/news/lishe-pitannya-chasu-koli-mi-zmozhemo-vidnoviti-spravedlivij-82797" text:style-name="Internet_20_link" text:visited-style-name="Visited_20_Internet_20_Link">
публікації</text:a>
 на сторінціОфіційного інтернет-преставництва Президента України.</text:p>
      <text:p text:style-name="P4">
— Сьогодні День Європи в Україні ми відзначали разом з Європою. Візит Урсулифон дер Ляєн, пані Президентки Європейської комісії, був і символічним саме вцей день, і дуже продуктивним. Ми обговорили й нашу оборону — те, чого маємодосягти, і те, чого очікуємо від партнерів. Обговорили санкційний тиск наРосію, активно готуємо разом із Європою 11-й санкційний пакет проти Росії.Обговорили наші політичні перспективи у європейській інтеграції, — повідомивВолодимир Зеленський у своєму зверненні наприкінці 440-го дня війни.</text:p>
      <text:p text:style-name="P4">
— Звичайно, обговорили й експортну суперечку із нашими сусідами в ЄС. Маємоподолати її в чіткому дусі наявної між нами договірної бази. Дякую паніПрезидентці Єврокомісії й за участь у сьогоднішній зустрічі наших партнерів,які працюють задля створення трибуналу щодо злочину агресії Росії протиУкраїни. Загалом 37 учасників зустрічі — держави та міжнародні інституції.Звернувся до учасників, закликав рухатися без зупинок на шляху до повноївідповідальності агресора.</text:p>
      <text:p text:style-name="P4">
Source: <text:a xlink:type="simple" xlink:href="https://armyinform.com.ua/2023/05/09/volodymyr-zelenskyj-aktyvno-gotuyemo-razom-iz-yevropoyu-11-j-sankczijnyj-paket-proty-rosiyi/" text:style-name="Internet_20_link" text:visited-style-name="Visited_20_Internet_20_Link">
https://armyinform.com.ua/2023/05/09/volodymyr-zelenskyj-aktyvno-gotuyemo-razom-iz-yevropoyu-11-j-sankczijnyj-paket-proty-rosiyi/</text:a>
</text:p>
      <!--NEWS-->
      <text:h text:style-name="P10" text:outline-level="1">
<text:span text:style-name="T4">
Парламент Франції визнав терористичною російську групу «Вагнер»</text:span>
</text:h>
      <text:p text:style-name="P4">
Author: ['АРМІЯINFORM']</text:p>
      <text:p text:style-name="P4">
Time: 2023-05-09T95:00:00-04:00</text:p>
      <text:p text:style-name="P4">
Description: Про це йдеться у публікації на сторінці Офіційного інтернет-преставництва Президен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view_parlament_frantsii.jpg" text:style-name="Internet_20_link" text:visited-style-name="Visited_20_Internet_20_Link">
view_parlament_frantsii.jpg</text:a>
']</text:p>
      <text:p text:style-name="P4">
Tags: ['STOPRUSSIA', 'АГРЕСІЯ РФ', 'ВІДЕОЗВЕРНЕННЯ', 'ВІЙНА', 'ВОЛОДИМИР ЗЕЛЕНСЬКИЙ', 'ВТОРГНЕННЯ РФ', 'ОФІС ПРЕЗИДЕНТА УКРАЇНИ']</text:p>
      <text:p text:style-name="P4">
Category: News</text:p>
      <!--METADATA-->
      <text:p text:style-name="P4">
<draw:frame draw:style-name="fr1" draw:name="Image399" text:anchor-type="as-char" svg:width="6.9236in" svg:height="3.727205in" draw:z-index="0">
<draw:image xlink:href="../Images/AРМІЯINFORM/2023-05-09T95-00-00-04-00/view_parlament_frantsii.jpg" xlink:type="simple" xlink:show="embed" xlink:actuate="onLoad" draw:mime-type="image/jpeg"/>
</draw:frame>
 Парламент Франції</text:p>
      <text:p text:style-name="P4">
Про це йдеться у <text:a xlink:type="simple" xlink:href="https://www.president.gov.ua/news/lishe-pitannya-chasu-koli-mi-zmozhemo-vidnoviti-spravedlivij-82797" text:style-name="Internet_20_link" text:visited-style-name="Visited_20_Internet_20_Link">
публікації</text:a>
 на сторінціОфіційного інтернет-преставництва Президента України.</text:p>
      <text:p text:style-name="P4">
<text:span text:style-name="T4">
—</text:span>
 Окрема вдячність парламенту Франції за сьогоднішнє рішення щодо визнаннятерористичною російської псевдоприватної групи «Вагнер». Це те, що має бутиухвалено всім світом — кожен прояв тероризму має бути знищений, а кожентерорист — засуджений, — повідомив Володимир Зеленський у своєму зверненнінаприкінці 440-го дня війни.</text:p>
      <text:p text:style-name="P4">
Source: <text:a xlink:type="simple" xlink:href="https://armyinform.com.ua/2023/05/09/parlament-francziyi-vyznav-terorystychnoyu-rosijsku-grupu-vagner/" text:style-name="Internet_20_link" text:visited-style-name="Visited_20_Internet_20_Link">
https://armyinform.com.ua/2023/05/09/parlament-francziyi-vyznav-terorystychnoyu-rosijsku-grupu-vagner/</text:a>
</text:p>
      <!--NEWS-->
      <text:h text:style-name="P10" text:outline-level="1">
<text:span text:style-name="T4">
Український народ став заручником держперевороту і планів Заходу — рашистські фейки</text:span>
</text:h>
      <text:p text:style-name="P4">
Author: ['АРМІЯINFORM']</text:p>
      <text:p text:style-name="P4">
Time: 2023-05-09T96:00:00-04:00</text:p>
      <text:p text:style-name="P4">
Description: Центр протидії дезінформації 9 травня виявив такі маніпуляції і фейки: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5880410_1150245452476779_8975940773828001629_n.jpg" text:style-name="Internet_20_link" text:visited-style-name="Visited_20_Internet_20_Link">
345880410_1150245452476779_8975940773828001629_n.jpg</text:a>
']</text:p>
      <text:p text:style-name="P4">
Tags: ['STOPRUSSIA', 'АГРЕСІЯ РФ', 'РОСФЕЙКИ', 'ЦПД РНБО']</text:p>
      <text:p text:style-name="P4">
Category: News</text:p>
      <!--METADATA-->
      <text:p text:style-name="P4">
<draw:frame draw:style-name="fr1" draw:name="Image400" text:anchor-type="as-char" svg:width="6.9236in" svg:height="6.9236in" draw:z-index="0">
<draw:image xlink:href="../Images/AРМІЯINFORM/2023-05-09T96-00-00-04-00/345880410_1150245452476779_8975940773828001629_n.jpg" xlink:type="simple" xlink:show="embed" xlink:actuate="onLoad" draw:mime-type="image/jpeg"/>
</draw:frame>
</text:p>
      <text:p text:style-name="P4">
Центр протидії дезінформації 9 травня<text:a xlink:type="simple" xlink:href="https://www.facebook.com/protydiyadezinformatsiyi.cpd/posts/pfbid02kUUsSerzYCUSVcBB1a2WMaNAUuWft9JrLzUmqv3uicL6n3do7w4LjkMAEeaYQiGkl" text:style-name="Internet_20_link" text:visited-style-name="Visited_20_Internet_20_Link">
виявив</text:a>
такі маніпуляції і фейки:</text:p>
      <ul>
        <li>
<text:span text:style-name="T4">
Маніпуляція:</text:span>
 «Український народ став заручником держперевороту і планів Заходу, у цьому причина нинішньої катастрофи в Україні», — заявив президент рф в.путін під час виступу на червоній площі.  * <text:span text:style-name="T4">
Дезінформація:</text:span>
 ЗМІ рф із посиланням на російську дитячу омбудсменку м.львову-бєлову повідомили, що «був досвід, коли з „нових регіонів рф“ евакуювали дівчинку з вирізаною свастикою на спині. Дитину не вдалося врятувати. Тому нацизм не повинен існувати. І зараз апарат уповноваженого з прав дитини веде роботу над викоріненням цього явища».  * <text:span text:style-name="T4">
Фейк:</text:span>
 російські ЗМІ повідомили, що «мешканці прифронтового Токмака не чекають на ЗСУ і не збираються нікуди їхати… Стан духу в людей, незважаючи на загрозу наступу ЗСУ, спокійний», а також, начебто цитуючи місцевих жителів, заявили, що «у повернення України не вірять, оскільки вона нічого їм не дасть, бо вже все втратила».</li>
      </ul>
      <text:p text:style-name="P4">
Source: <text:a xlink:type="simple" xlink:href="https://armyinform.com.ua/2023/05/09/ukrayinskyj-narod-stav-zaruchnykom-derzhperevorotu-i-planiv-zahodu-rashystski-fejky/" text:style-name="Internet_20_link" text:visited-style-name="Visited_20_Internet_20_Link">
https://armyinform.com.ua/2023/05/09/ukrayinskyj-narod-stav-zaruchnykom-derzhperevorotu-i-planiv-zahodu-rashystski-fejky/</text:a>
</text:p>
      <!--NEWS-->
      <text:h text:style-name="P10" text:outline-level="1">
<text:span text:style-name="T4">
27 послів Європейського Союзу запевнили, що їхні народи на боці України</text:span>
</text:h>
      <text:p text:style-name="P4">
Author: ['АРМІЯINFORM']</text:p>
      <text:p text:style-name="P4">
Time: 2023-05-09T97:00:00-04:00</text:p>
      <text:p text:style-name="P4">
Description: Генеральний штаб Збройних Сил України розмістив на своїй офіційній сторінці у Facebook...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3612265_256467046758797_8152331309753469459_n.png" text:style-name="Internet_20_link" text:visited-style-name="Visited_20_Internet_20_Link">
343612265_256467046758797_8152331309753469459_n.png</text:a>
']</text:p>
      <text:p text:style-name="P4">
Tags: ['STOPRUSSIA', 'АГРЕСІЯ РФ', 'ГЕНЕРАЛЬНИЙ ШТАБ ЗС УКРАЇНИ', 'ЄВРОСОЮЗ']</text:p>
      <text:p text:style-name="P4">
Category: News</text:p>
      <!--METADATA-->
      <text:p text:style-name="P4">
<draw:frame draw:style-name="fr1" draw:name="Image401" text:anchor-type="as-char" svg:width="6.9236in" svg:height="7.015303in" draw:z-index="0">
<draw:image xlink:href="../Images/AРМІЯINFORM/2023-05-09T97-00-00-04-00/343612265_256467046758797_8152331309753469459_n.png" xlink:type="simple" xlink:show="embed" xlink:actuate="onLoad" draw:mime-type="image/png"/>
</draw:frame>
</text:p>
      <text:p text:style-name="P4">
Генеральний штаб Збройних Сил України<text:a xlink:type="simple" xlink:href="https://www.facebook.com/GeneralStaff.ua/videos/3418283761771752/" text:style-name="Internet_20_link" text:visited-style-name="Visited_20_Internet_20_Link">
розмістив</text:a>
на своїй офіційній сторінці у Facebook звернення 27 послів Європейського Союзуз нагоди Дня Європи. «Ми на боці України», — своїми рідними мовами кажутьпосли.</text:p>
      <text:p text:style-name="P4">
У пості Генштаб подякував європейцям за підтримку та допомогу.</text:p>
      <text:p text:style-name="P4">
Source: <text:a xlink:type="simple" xlink:href="https://armyinform.com.ua/2023/05/09/27-posliv-yevropejskogo-soyuzu-zapevnyly-shho-yihni-narody-na-boczi-ukrayiny/" text:style-name="Internet_20_link" text:visited-style-name="Visited_20_Internet_20_Link">
https://armyinform.com.ua/2023/05/09/27-posliv-yevropejskogo-soyuzu-zapevnyly-shho-yihni-narody-na-boczi-ukrayiny/</text:a>
</text:p>
      <!--NEWS-->
      <text:h text:style-name="P10" text:outline-level="1">
<text:span text:style-name="T4">
Комітет цифрової трансформації Верховної Ради України закликав долучитися до народної розвідки</text:span>
</text:h>
      <text:p text:style-name="P4">
Author: ['АРМІЯINFORM']</text:p>
      <text:p text:style-name="P4">
Time: 2023-05-09T98:00:00-04:00</text:p>
      <text:p text:style-name="P4">
Description: Комітет цифрової трансформації закликає допомогти ЗСУ швидше звільнити Україн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maxresdefault-1.jpg" text:style-name="Internet_20_link" text:visited-style-name="Visited_20_Internet_20_Link">
maxresdefault-1.jpg</text:a>
']</text:p>
      <text:p text:style-name="P4">
Tags: ['STOPRUSSIA', 'АГРЕСІЯ РФ', 'ВЕРХОВНА РАДА УКРАЇНИ', 'ВІЙНА', 'ВТОРГНЕННЯ РФ', 'КОМІТЕТ ЦИФРОВОЇ ТРАНСФОРМАЦІЇ', 'НАРОДНА РОЗВІДКА', 'ЧАТБОТ ЄВОРОГ']</text:p>
      <text:p text:style-name="P4">
Category: News</text:p>
      <!--METADATA-->
      <text:p text:style-name="P4">
<draw:frame draw:style-name="fr1" draw:name="Image402" text:anchor-type="as-char" svg:width="6.9236in" svg:height="3.894525in" draw:z-index="0">
<draw:image xlink:href="../Images/AРМІЯINFORM/2023-05-09T98-00-00-04-00/maxresdefault-1.jpg" xlink:type="simple" xlink:show="embed" xlink:actuate="onLoad" draw:mime-type="image/jpeg"/>
</draw:frame>
</text:p>
      <text:p text:style-name="P4">
Комітет цифрової трансформації закликає допомогти ЗСУ швидше звільнити Українуй долучившись до народної розвідки повідомляти у чат-ботах про колаборантів іпереміщення ворожої техніки у чат-ботах.</text:p>
      <text:p text:style-name="P4">
Про це <text:a xlink:type="simple" xlink:href="https://www.rada.gov.ua/news/news_kom/236274.html" text:style-name="Internet_20_link" text:visited-style-name="Visited_20_Internet_20_Link">
пише</text:a>
 пресслужбаАпарату Верховної Ради України на офіційному вебпорталі парламенту.</text:p>
      <text:p text:style-name="P4">
Сьогодні Україна відзначає День Європи разом з Європейським Союзом.</text:p>
      <text:p text:style-name="P4">
Після кровопролитної Другої світової війни багато народів Європи об’єдналися,щоб разом протистояти ворогам цивілізованого й демократичного світу і недопустити помилок минулого. Сьогодні, як і тоді, Європа об’єднується, щобпротистояти диктатору з імперськими мріями і злочинному режиму загалом. Тодінацисти не змогли зламати вільний світ. Не вдасться це й росіянам зараз.</text:p>
      <text:p text:style-name="P4">
Сьогодні на території України йдуть запеклі бої. Українці воюють не лише засвою свободу, незалежність й європейське майбутнє. Вони на полі бою відстоюютьсвітові демократичні цінності. І попри всі успіхи Збройних Сил України тадипломатичного фронту, російські окупанти не збираються зупинятись. Вони досівірять, що у них вийде зламати український дух своїми терористичнимиобстрілами і захопити наші території.</text:p>
      <text:p text:style-name="P4">
Зараз кожен з нас має допомагати Україні вистояти, продовжувати розвиватись вумовах війни і перемогти. Кожен з нас має допомагати захисникам і захисницямякнайшвидше звільнити територію України. Найменше, що можна зробити — це взятителефон в руки та повідомляти про колаборантів, рашистів і ворожу технікуокупантів.</text:p>
      <text:p text:style-name="P4">
Комітет з питань цифрової трансформації закликає інформувати та відправлятиінформацію у соціальній мережі «Телеграм» про ворожу техніку, колаборантів іросійських вбивць, які чинили звірства на окупованих територіях до:</text:p>
      <text:p text:style-name="P4">
— чат-боту Мінцифри єВорог — <text:a xlink:type="simple" xlink:href="https://t.me/evorog_bot" text:style-name="Internet_20_link" text:visited-style-name="Visited_20_Internet_20_Link">
t.me/evorog_bot</text:a>
;</text:p>
      <text:p text:style-name="P4">
— чат-боту СБУ Stop russian war —<text:a xlink:type="simple" xlink:href="https://t.me/stop_russian_war_bot" text:style-name="Internet_20_link" text:visited-style-name="Visited_20_Internet_20_Link">
t.me/stop_russian_war_bot</text:a>
.</text:p>
      <text:p text:style-name="P4">
Також повідомляйте ДСНС про вибухонебезпечні предмети.</text:p>
      <text:p text:style-name="P4">
Для швидшої деокупації тимчасово окупованих територій Збройним Силам Українипотрібна інформація від народної розвідки Криму, Луганської, Донецької,Запорізької та Херсонської областей. Пишіть всю інформацію, яку знаєте,особливо про розташування:</text:p>
      <text:p text:style-name="P4">
— ракетних комплексів С300 та Іскандер;</text:p>
      <text:p text:style-name="P4">
— систем зв’язку та засобів радіоелектронної боротьби;</text:p>
      <text:p text:style-name="P4">
— бензовозів;</text:p>
      <text:p text:style-name="P4">
— скупчення і переміщення техніки та особового складу;</text:p>
      <text:p text:style-name="P4">
— позицій артилерії;</text:p>
      <text:p text:style-name="P4">
— техніки, яка транспортується залізницею;</text:p>
      <text:p text:style-name="P4">
— польові аеродроми;</text:p>
      <text:p text:style-name="P4">
— складів з боєприпасами;</text:p>
      <text:p text:style-name="P4">
— дислокацію або місця проживання військ росіян.</text:p>
      <text:p text:style-name="P4">
Якщо у вас нестабільний зв’язок і не завантажуються фото чи відео, напишітьдетальний опис текстом. Чим більше ЗСУ отримають ваших спостережень, тимшвидше ліквідують усіх окупантів.</text:p>
      <text:p text:style-name="P4">
Також не забувайте повідомляти про колаборантів і вибухонебезпечні предмети.Зрадники перебувають не лише на окупованих територіях країни, а й напідконтрольних нашій державі. Вони всіляко допомагають рашистам нищити нашідомівки, корегують вогонь, організовують референдуми, зливають дані,допомагають окупантам та агітують українців підтримувати путіна.</text:p>
      <text:p text:style-name="P4">
Якщо у вас є факти, які підтверджують, що людина стає на бік ворога — негайноповідомляйте у чатботи єВорог або Stop russian war. Надсилайте фото чи відеоабо текстовий опис, чому цю людину ви вважаєте зрадником.</text:p>
      <text:p text:style-name="P4">
Не забувайте про правила безпеки народної розвідки!</text:p>
      <text:p text:style-name="P4">
Комітет цифрової трансформації зауважив, що робити фото/відео слід лише збезпечної відстані й після відправки інформації видаляти історію листування ізчатботом і весь відзнятий матеріал зі смартфона.</text:p>
      <text:p text:style-name="P4">
Source: <text:a xlink:type="simple" xlink:href="https://armyinform.com.ua/2023/05/09/komitet-czyfrovoyi-transformacziyi-verhovnoyi-rady-ukrayiny-zaklykav-doluchytysya-do-narodnoyi-rozvidky/" text:style-name="Internet_20_link" text:visited-style-name="Visited_20_Internet_20_Link">
https://armyinform.com.ua/2023/05/09/komitet-czyfrovoyi-transformacziyi-verhovnoyi-rady-ukrayiny-zaklykav-doluchytysya-do-narodnoyi-rozvidky/</text:a>
</text:p>
      <!--NEWS-->
      <text:h text:style-name="P10" text:outline-level="1">
<text:span text:style-name="T4">
Коротко. Війна. День 440. Відеодайджест</text:span>
</text:h>
      <text:p text:style-name="P4">
Author: ['АРМІЯINFORM']</text:p>
      <text:p text:style-name="P4">
Time: 2023-05-09T99:00:00-04:00</text:p>
      <text:p text:style-name="P4">
Description: Про це повідомляє ГШ ЗС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ІДЕОДАЙДЖЕСТ', 'ВІЙНА', 'ВТОРГНЕННЯ РФ', 'ГШ ЗСУ']</text:p>
      <text:p text:style-name="P4">
Category: News</text:p>
      <!--METADATA-->
      <text:p text:style-name="P4">
Про це <text:a xlink:type="simple" xlink:href="https://www.youtube.com/live/6DMM3dbWcXc" text:style-name="Internet_20_link" text:visited-style-name="Visited_20_Internet_20_Link">
повідомляє</text:a>
 ГШ ЗСУ.</text:p>
      <text:p text:style-name="P4">
Source: <text:a xlink:type="simple" xlink:href="https://armyinform.com.ua/2023/05/09/korotko-vijna-den-440-videodajdzhest/" text:style-name="Internet_20_link" text:visited-style-name="Visited_20_Internet_20_Link">
https://armyinform.com.ua/2023/05/09/korotko-vijna-den-440-videodajdzhest/</text:a>
</text:p>
      <!--NEWS-->
      <text:h text:style-name="P10" text:outline-level="1">
<text:span text:style-name="T4">
На саміті НАТО Україна розраховує отримати чіткі часові рамки щодо членства - Стефанчук</text:span>
</text:h>
      <text:p text:style-name="P4">
Authors: Ukrinform (Person)</text:p>
      <text:p text:style-name="P4">
Publisher: Укринформ (Organization)</text:p>
      <text:p text:style-name="P4">
Published Time: 2023-05-10T-31:58:00+03:00</text:p>
      <text:p text:style-name="P4">
Modified Time: 2023-05-10T00:58:00+03:00</text:p>
      <text:p text:style-name="P4">
Description: На саміті Північноатлантичного альянсу у Вільнюсі Україна розраховує отримати чітке визначення часових рамок щодо свого членства в НАТО. — Укрінформ.</text:p>
      <text:p text:style-name="P4">
Images: ["<text:a xlink:type="simple" xlink:href="https://static.ukrinform.com/photos/2023_04/thumb_files/630_360_1681999509-518.jpg" text:style-name="Internet_20_link" text:visited-style-name="Visited_20_Internet_20_Link">
630_360_16819...</text:a>
"]</text:p>
      <text:p text:style-name="P4">
Tags: ['Євроінтеграція', 'Румунія', 'Саміт НАТО', 'Словенія', 'Стефанчук']</text:p>
      <text:p text:style-name="P4">
Type: Article</text:p>
      <!--METADATA-->
      <text:p text:style-name="P4">
<draw:frame draw:style-name="fr1" draw:name="Image403" text:anchor-type="as-char" svg:width="6.9236in" svg:height="3.956343in" draw:z-index="0">
<draw:image xlink:href="../Images/yкринформ/2023-05-10T-31-58-00-03-00/630_360_1681999509-518.jpg" xlink:type="simple" xlink:show="embed" xlink:actuate="onLoad" draw:mime-type="image/jpeg"/>
</draw:frame>
 На самітіПівнічноатлантичного альянсу у Вільнюсі Україна розраховує отримати чіткевизначення часових рамок щодо свого членства в НАТО.</text:p>
      <text:p text:style-name="P4">
Як повідомляє Укрінформ із посиланням на <text:a xlink:type="simple" xlink:href="http://www.rada.gov.ua/news/Top-novyna/236306.html" text:style-name="Internet_20_link" text:visited-style-name="Visited_20_Internet_20_Link">
 </text:a>
 , про це Руслан Стефанчук заявив під час відеоконференційзі спікеркою парламенту Словенії Уршкою Клаклчар Зупанчич та т.в.о спікеркипарламенту Румунії Аліною Штефанією Горгіу,</text:p>
      <text:p text:style-name="P4">
«Для нас вкрай важлива підтримка євроатлантичного шляху на всіх рівнях. Це бзасвідчило вашу відповідальну та незмінну позицію у підтримці таких прагненьУкраїни. І це б продемонструвало провідну роль парламентів у важливому дляусіх нас питанні», — сказав Голова Верховної Ради.</text:p>
      <text:p text:style-name="P4">
Він зазначив, що у квітні ВР звернулася до всіх парламентів країн НАТО іззакликом ухвалити резолюції (заяви) щодо підтримки приєднання України доОрганізації Північноатлантичного договору. Стефанчук підкреслив, що такірезолюції продемонстрували б потужну підтримку прагнень України уякнайшвидшому набутті членства в Альянсі. Тому він закликав парламентиСловенії та Румунії ухвалити заяви на підтримку євроатлантичних намірівУкраїни.</text:p>
      <text:p text:style-name="P4">
Голова ВР подякував колегам за сталу та широку підтримку України їхнімикраїнами й народами протягом всього періоду повномасштабного вторгнення росіїта наголосив, що це важливо для нашого подальшого поступу євроінтеграційним ієвроатлантичним шляхами.</text:p>
      <text:p text:style-name="P4">
<text:span text:style-name="T4">
Читайте також:</text:span>
 <text:a xlink:type="simple" xlink:href="https://www.ukrinform.ua/rubric-polytics/3704279-stefancuk-obgovoriv-iz-golovou-parlamentu-portugalii-integraciu-ukraini-do-es-ta-nato.html" text:style-name="Internet_20_link" text:visited-style-name="Visited_20_Internet_20_Link">
 <text:span text:style-name="T4">
Стефанчук</text:span>
 </text:a>
</text:p>
      <text:p text:style-name="P4">
Окремо зі спікеркою парламенту <text:a xlink:type="simple" xlink:href="https://www.ukrinform.ua/tag-slovenia" text:style-name="Internet_20_link" text:visited-style-name="Visited_20_Internet_20_Link">
 </text:a>
обговорювалася важливість визнання Голодомору 1932-33 років геноцидомукраїнського народу. «Це питання історичної справедливості, адже росія незмінила свої підходи та принципи. Як і 90 років тому, так і сьогодні воначинить свідомий геноцид на Українській землі», - наголосив Стефанчук.</text:p>
      <text:p text:style-name="P4">
Очільниця парламенту Словенії привітала Україну із набуттям статусу кандидатана членство в Євросоюзі та запевнила у подальшій підтримці прагнень нашоїдержави стати повноцінним членом ЄС та НАТО.</text:p>
      <text:p text:style-name="P4">
«Словенія є активним членом ЄС та промоутером миру. І звісно ми визнаємо ізнаємо все, що відбувається в Україні. Ми боремося з дезінформацією іпоширюємо правду про те, що відбувається в Україні», - зауважила УршкаКлаклчар Зупанчич.</text:p>
      <text:p text:style-name="P4">
Вона також наголосила на посиленні міжпарламентської дипломатії, яка останнімчасом стала важливим чинником у відносинах країн та парламентів. Адже самепарламенти є «представниками народу «і наша мета доносити правдиві послання долюдей».</text:p>
      <text:p text:style-name="P4">
<text:span text:style-name="T4">
Читайте також:</text:span>
 <text:a xlink:type="simple" xlink:href="https://www.ukrinform.ua/rubric-polytics/3702060-stefancuk-obgovoriv-iz-prezidentkou-slovaccini-posilenna-sankcijnogo-tisku-na-rf.html" text:style-name="Internet_20_link" text:visited-style-name="Visited_20_Internet_20_Link">
 <text:span text:style-name="T4">
Стефанч</text:span>
 </text:a>
</text:p>
      <text:p text:style-name="P4">
Керівниця парламенту Румунії Аліна Штефанія Горгіу також закцентувала на тому,що її країна підтримує наші євроатлантичні прагнення і надалі залишатиметьсяпоряд з України в боротьбі проти російської агресії.</text:p>
      <text:p text:style-name="P4">
Вона нагадала, що парламент Румунії постійно працює над політичними питаннями,які є важливими для допомоги Україні, зокрема, щодо визнання Голодомору1932-33 років геноцидом українського народу та засудження збройної агресіїросії. І це, за словами спікерки, не зміниться, допоки український народ неотримає мир та перемогу.</text:p>
      <text:p text:style-name="P4">
Нагадаємо, саміт НАТО відбудеться 11-12 липня у Вільнюсі.</text:p>
      <text:p text:style-name="P4">
Source: <text:a xlink:type="simple" xlink:href="https://www.ukrinform.ua/rubric-polytics/3707064-na-samiti-nato-ukraina-rozrahovue-otrimati-citki-casovi-ramki-sodo-clenstva-stefancuk.html" text:style-name="Internet_20_link" text:visited-style-name="Visited_20_Internet_20_Link">
https://www.ukrinform.ua/rubric-polytics/3707064-na-samiti-nato-ukraina-rozrahovue-otrimati-citki-casovi-ramki-sodo-clenstva-stefancuk.html</text:a>
</text:p>
      <!--NEWS-->
      <text:h text:style-name="P10" text:outline-level="1">
<text:span text:style-name="T4">
В Україні подекуди дощитиме - вночі заморозки, вдень до 15° тепла</text:span>
</text:h>
      <text:p text:style-name="P4">
Authors: Ukrinform (Person)</text:p>
      <text:p text:style-name="P4">
Publisher: Укринформ (Organization)</text:p>
      <text:p text:style-name="P4">
Published Time: 2023-05-10T-33:44:00+03:00</text:p>
      <text:p text:style-name="P4">
Modified Time: 2023-05-10T00:44:00+03:00</text:p>
      <text:p text:style-name="P4">
Description: У середу, 10 травня, в Україні буде хмарно з поясненнями. У східних та південно-східних областях, вдень і на Одещині – короткочасні дощі, на решті території без опадів. Вітер переважно північно-східний, 5-10 м/с. — Укрінформ.</text:p>
      <text:p text:style-name="P4">
Images: ["<text:a xlink:type="simple" xlink:href="https://static.ukrinform.com/photos/2020_08/thumb_files/630_360_1598336933-719.jpg" text:style-name="Internet_20_link" text:visited-style-name="Visited_20_Internet_20_Link">
630_360_15983...</text:a>
"]</text:p>
      <text:p text:style-name="P4">
Tags: ['Дощ', 'Погода', 'Прогноз', 'Заморозки']</text:p>
      <text:p text:style-name="P4">
Type: Article</text:p>
      <!--METADATA-->
      <text:p text:style-name="P4">
<draw:frame draw:style-name="fr1" draw:name="Image404" text:anchor-type="as-char" svg:width="6.9236in" svg:height="3.956343in" draw:z-index="0">
<draw:image xlink:href="../Images/yкринформ/2023-05-10T-33-44-00-03-00/630_360_1598336933-719.jpg" xlink:type="simple" xlink:show="embed" xlink:actuate="onLoad" draw:mime-type="image/jpeg"/>
</draw:frame>
 У середу,10 травня, в Україні буде хмарно з поясненнями. У східних та південно-східнихобластях, вдень і на Одещині – короткочасні дощі, на решті території безопадів. Вітер переважно північно-східний, 5-10 м/с.</text:p>
      <text:p text:style-name="P4">
Про це Укрінформу повідомили в Українському гідрометцентрі.</text:p>
      <text:p text:style-name="P4">
За даними синоптиків, температура вночі становитиме 1-6° тепла, у західних,Житомирській та Вінницькій областях у повітрі сильні заморозки 0-5°, уКиївській, Чернігівській, Черкаській, Кіровоградській, Одеській таМиколаївській областях на поверхні ґрунту заморозки 0-5°; завтра вдень повітряпрогріється до 10-15°, на Закарпатті – до 15-20°.</text:p>
      <text:p text:style-name="P4">
У столичному регіоні завтра буде хмарно з проясненнями, без істотних опадів.Вітер переважно північно-східний, 5-10 м/с. Температура по Києву вночі 3-5°тепла, вдень 12-14°; по області: вночі 1-6° тепла, на поверхні ґрунтузаморозки 0-5°; вдень 10-15° тепла.</text:p>
      <text:p text:style-name="P4">
На 11-12 травня синоптики прогнозують мінливу хмарність, буде без істотнихопадів, лише вдень 11 травня у західних, східних та північно-східних областяхневеликий короткочасний <text:a xlink:type="simple" xlink:href="https://www.ukrinform.ua/tag-dos" text:style-name="Internet_20_link" text:visited-style-name="Visited_20_Internet_20_Link">
 </text:a>
 . Вітерпереважно північно-східний, у західних областях – південно-східний, 5-10 м/с.</text:p>
      <text:p text:style-name="P4">
Температура 11 травня вночі 1-6° тепла, в Україні, крім Закарпаття таузбережжя морів, на поверхні ґрунту заморозки 0-5°, температура вдень 12-17°тепла; 12 травня вночі 3-8° тепла, вдень 15-20°; на високогір'ї Карпат вночі0-5° тепла, вдень 7-12°.</text:p>
      <text:p text:style-name="P4">
<text:span text:style-name="T4">
Читайте також:</text:span>
 <text:a xlink:type="simple" xlink:href="https://www.ukrinform.ua/rubric-world/3706478-u-visokogirnih-rajonah-tureccini-snigovi-zameti-sagaut-5-metriv.html" text:style-name="Internet_20_link" text:visited-style-name="Visited_20_Internet_20_Link">
 </text:a>
</text:p>
      <text:p text:style-name="P4">
У Києві та по області 11-12 травня також мінлива хмарність, без істотнихопадів. Вітер переважно північно-східний, 5-10 м/с. Температура по Києву: 11травня вночі 4-6° тепла, вдень 15-17°; 12 травня вночі 6-8° тепла, вдень18-20°. По області: 11 травня вночі 1-6° тепла, на поверхні ґрунту заморозки0-5°, вдень 12-17° тепла; 12 травня вночі 3-8° тепла, вдень 15-20°.</text:p>
      <text:p text:style-name="P4">
За даними Укргідрометцентру, 13 травня на Закарпатті, в Карпатах, вдень і наПрикарпатті, 14 травня вдень у східних, північно-східних областях – невеликийкороткочасний дощ, місцями гроза, на решті території без істотних опадів.Температура вночі 4-10°, на узбережжі морів до 13°; вдень 17-23°, 13 травня наПрикарпатті та в Криму 14-20°; на високогір'ї Карпат вночі 0-5° тепла, вдень13 травня 5-10° тепла, 14 травня 9-14°.</text:p>
      <text:p text:style-name="P4">
У столиці та на Київщині 13-14 травня без істотних опадів. Температура поКиєву вночі 8-10°, вдень близько 20°; по області вночі 5-10°, вдень 17-22°.</text:p>
      <text:p text:style-name="P4">
Source: <text:a xlink:type="simple" xlink:href="https://www.ukrinform.ua/rubric-regions/3706883-v-ukraini-zavtra-podekudi-dositime-vnoci-zamorozki-vden-do-15-tepla.html" text:style-name="Internet_20_link" text:visited-style-name="Visited_20_Internet_20_Link">
https://www.ukrinform.ua/rubric-regions/3706883-v-ukraini-zavtra-podekudi-dositime-vnoci-zamorozki-vden-do-15-tepla.html</text:a>
</text:p>
      <!--NEWS-->
      <text:h text:style-name="P10" text:outline-level="1">
<text:span text:style-name="T4">
Суд визнав Трампа винним у домаганнях, він повинен сплатити потерпілій $5 мільйонів</text:span>
</text:h>
      <text:p text:style-name="P4">
Authors: Ukrinform (Person)</text:p>
      <text:p text:style-name="P4">
Publisher: Укринформ (Organization)</text:p>
      <text:p text:style-name="P4">
Published Time: 2023-05-10T-35:29:00+03:00</text:p>
      <text:p text:style-name="P4">
Modified Time: 2023-05-10T00:29:00+03:00</text:p>
      <text:p text:style-name="P4">
Description: Суд присяжних Нью-Йорка визнав експрезидента США Дональда Трампа винним у сексуальних домаганнях до журналістки Джин Керролл, а також у наклепі на неї, оскільки він заперечував позов. — Укрінформ.</text:p>
      <text:p text:style-name="P4">
Images: ["<text:a xlink:type="simple" xlink:href="https://static.ukrinform.com/photos/2020_06/thumb_files/630_360_1591126095-353.jpg" text:style-name="Internet_20_link" text:visited-style-name="Visited_20_Internet_20_Link">
630_360_15911...</text:a>
"]</text:p>
      <text:p text:style-name="P4">
Tags: ['Компенсація', 'США', 'Суд', 'Трамп', 'Вирок', 'Згвалтування']</text:p>
      <text:p text:style-name="P4">
Type: Article</text:p>
      <!--METADATA-->
      <text:p text:style-name="P4">
<draw:frame draw:style-name="fr1" draw:name="Image405" text:anchor-type="as-char" svg:width="6.9236in" svg:height="3.956343in" draw:z-index="0">
<draw:image xlink:href="../Images/yкринформ/2023-05-10T-35-29-00-03-00/630_360_1591126095-353.jpg" xlink:type="simple" xlink:show="embed" xlink:actuate="onLoad" draw:mime-type="image/jpeg"/>
</draw:frame>
 Судприсяжних Нью-Йорка визнав експрезидента США Дональда Трампа винним усексуальних домаганнях до журналістки Джин Керролл, а також у наклепі на неї,оскільки він заперечував позов.</text:p>
      <text:p text:style-name="P4">
Як передає Укрінформ з посиланням на <text:a xlink:type="simple" xlink:href="http://www.cnbc.com/2023/05/09/trump-rape-defamation-trial-jury-gets-instructions-from-judge-.html" text:style-name="Internet_20_link" text:visited-style-name="Visited_20_Internet_20_Link">
 </text:a>
 , суд присяжнихзобов'язав Трампа виплатити Керролл 5 млн доларів компенсації та штрафнихсанкцій.</text:p>
      <text:p text:style-name="P4">
Вердикт було ухвалено після майже тригодинних дебатів в Окружному судіНижнього Мангеттену.</text:p>
      <text:p text:style-name="P4">
Водночас присяжні не визнали Трампа винним у зґвалтуванні, на чому наполягалаКерролл.</text:p>
      <text:p text:style-name="P4">
«Я абсолютно не знаю, хто ця жінка. Цей вердикт – ганьба», – написав Трамп насвоїй сторінці в соціальній мережі Truth Social. Тим часом його речникзазначив, що вердикт буде оскаржено.</text:p>
      <text:p text:style-name="P4">
79-річна Керролл у своєму позові стверджувала, що Трамп зґвалтував її вроздягальні магазину Bergdorf Goodman в середині 1990-х років.</text:p>
      <text:p text:style-name="P4">
<text:span text:style-name="T4">
Читайте також:</text:span>
 <text:a xlink:type="simple" xlink:href="https://www.ukrinform.ua/rubric-world/3700443-u-nujorku-pocinaetsa-sud-proti-trampa-u-spravi-sodo-sprobi-zgvaltuvanna.html" text:style-name="Internet_20_link" text:visited-style-name="Visited_20_Internet_20_Link">
 <text:span text:style-name="T4">
Трамп</text:span>
 </text:a>
</text:p>
      <text:p text:style-name="P4">
Оскільки термін давності минув, <text:a xlink:type="simple" xlink:href="https://www.ukrinform.ua/tag-tramp" text:style-name="Internet_20_link" text:visited-style-name="Visited_20_Internet_20_Link">
 </text:a>
 неможе бути притягнутий до кримінальної відповідальності за зґвалтування. АлеКерролл подала проти нього - відповідно до нового закону штату Нью-Йорк -цивільний позов про побиття, який передбачає можливість позиватися засексуальні домагання в минулому.</text:p>
      <text:p text:style-name="P4">
У своїх свідченнях Керролл розповіла, що випадково зустріла Трампа в BergdorfGoodman, де він упізнав її як журналістку. За її словами, коли вони опинилисяу відділі жіночої білизни, він затягнув її до роздягальні, де притиснув достіни і зґвалтував.</text:p>
      <text:p text:style-name="P4">
Дві подруги Керролл підтвердили, що невдовзі після інциденту вона розповіла їмпро це.</text:p>
      <text:p text:style-name="P4">
Керролл також заявила, що Трамп вчинив наклеп на неї минулої осені, колисказав, що вона вигадала свою версію про зґвалтування. Своєю чергоюекспрезидент назвав ці звинувачення «цілковитою аферою», заявивши, що вона нев його смаку.</text:p>
      <text:p text:style-name="P4">
<text:span text:style-name="T4">
Читайте також:</text:span>
 <text:a xlink:type="simple" xlink:href="https://www.ukrinform.ua/rubric-world/3691647-trampu-oficijno-ogolosili-obvinuvacenna-vin-svou-vinu-zaperecue.html" text:style-name="Internet_20_link" text:visited-style-name="Visited_20_Internet_20_Link">
 <text:span text:style-name="T4">
Трамп</text:span>
 </text:a>
</text:p>
      <text:p text:style-name="P4">
Нагадаємо, наприкінці березня велике журі Верховного суду штату Нью-Йорквисунуло Трампові обвинувачення за майже трьома десятками пунктів уфальсифікації ділової документації у зв'язку з виплатою у 2016 році грошей замовчання порнозірці Стормі Деніелс, з якою він мав сексуальний зв’язок.</text:p>
      <text:p text:style-name="P4">
Окрім того, тривають федеральні кримінальні провадження, пов'язані зі спробамиТрампа викривити результати президентських виборів 2020 року, а також ізненалежним поводженням з таємними державними документами.</text:p>
      <text:p text:style-name="P4">
Source: <text:a xlink:type="simple" xlink:href="https://www.ukrinform.ua/rubric-world/3707063-sud-viznav-trampa-vinnim-u-domagannah-vin-povinen-splatiti-poterpilij-5-miljoniv.html" text:style-name="Internet_20_link" text:visited-style-name="Visited_20_Internet_20_Link">
https://www.ukrinform.ua/rubric-world/3707063-sud-viznav-trampa-vinnim-u-domagannah-vin-povinen-splatiti-poterpilij-5-miljoniv.html</text:a>
</text:p>
      <!--NEWS-->
      <text:h text:style-name="P10" text:outline-level="1">
<text:span text:style-name="T4">
Євробачення-2023: визначилася перша десятка фіналістів</text:span>
</text:h>
      <text:p text:style-name="P4">
Authors: Ukrinform (Person)</text:p>
      <text:p text:style-name="P4">
Publisher: Укринформ (Organization)</text:p>
      <text:p text:style-name="P4">
Published Time: 2023-05-10T-37:11:00+03:00</text:p>
      <text:p text:style-name="P4">
Modified Time: 2023-05-10T00:11:00+03:00</text:p>
      <text:p text:style-name="P4">
Description: Стали відомі перші десять фіналістів 67-го міжнародного пісенного конкурсу Євробачення-2023, який відбувається у британському Ліверпулі. — Укрінформ.</text:p>
      <text:p text:style-name="P4">
Images: ["<text:a xlink:type="simple" xlink:href="https://static.ukrinform.com/photos/2023_01/thumb_files/630_360_1675157591-243.jpeg" text:style-name="Internet_20_link" text:visited-style-name="Visited_20_Internet_20_Link">
630_360_16751...</text:a>
"]</text:p>
      <text:p text:style-name="P4">
Tags: ['Євробачення', 'Конкурс', 'Музика']</text:p>
      <text:p text:style-name="P4">
Type: Article</text:p>
      <!--METADATA-->
      <text:p text:style-name="P4">
<draw:frame draw:style-name="fr1" draw:name="Image406" text:anchor-type="as-char" svg:width="6.9236in" svg:height="3.956343in" draw:z-index="0">
<draw:image xlink:href="../Images/yкринформ/2023-05-10T-37-11-00-03-00/630_360_1675157591-243.jpeg" xlink:type="simple" xlink:show="embed" xlink:actuate="onLoad" draw:mime-type="image/jpeg"/>
</draw:frame>
 Сталивідомі перші десять фіналістів 67-го міжнародного пісенного конкурсуЄвробачення-2023, який відбувається у британському Ліверпулі.</text:p>
      <text:p text:style-name="P4">
Про це повідомляє кореспондент Укрінформу.</text:p>
      <text:p text:style-name="P4">
У фінал конкурсу вийшли представники таких країн: Хорватія, Молдова,Швейцарія, Фінляндія, Чехія, Ізраїль, Португалія, Швеція, Сербія, Норвегія.</text:p>
      <text:p text:style-name="P4">
За вихід у фінал конкурсу 9 травня змагалися представники 15 країн:</text:p>
      <text:p text:style-name="P4">
Норвегія (Alessandra з піснею Queen of Kings)</text:p>
      <text:p text:style-name="P4">
Мальта (The Busker, Dance (Our Own Party)</text:p>
      <text:p text:style-name="P4">
Сербія (Luke Black, Samo mi se spava)</text:p>
      <text:p text:style-name="P4">
Латвія (Sudden Lights, Aijā)</text:p>
      <text:p text:style-name="P4">
Португалія (Mimicat, Ai coração)</text:p>
      <text:p text:style-name="P4">
Ірландія (Wild Youth, We Are One)</text:p>
      <text:p text:style-name="P4">
Хорватія (Let 3, Mama ŠČ!)</text:p>
      <text:p text:style-name="P4">
Швейцарія (Remo Forrer, Watergun)</text:p>
      <text:p text:style-name="P4">
Ізраїль (Noa Kirel, Unicorn)</text:p>
      <text:p text:style-name="P4">
Молдова (Pasha Parfeni, Soarele și luna)</text:p>
      <text:p text:style-name="P4">
Швеція (Loreen, Tattoo)</text:p>
      <text:p text:style-name="P4">
Азербайджан (TuralTuranX, Tell Me More)</text:p>
      <text:p text:style-name="P4">
Чехія (Vesna, My Sister's Crown)</text:p>
      <text:p text:style-name="P4">
Нідерланди (Mia Nicolai &amp; Dion Cooper, Burning Daylight)</text:p>
      <text:p text:style-name="P4">
Фінляндія (Käärijä, Cha Cha Cha)</text:p>
      <text:p text:style-name="P4">
<text:span text:style-name="T4">
Читайте також:</text:span>
 <text:a xlink:type="simple" xlink:href="https://www.ukrinform.ua/rubric-culture/3707037-evrobacenna2023-tvorchi-zapustili-manifest-iz-zaklikom-prodovziti-pidtrimku-ukrainu.html" text:style-name="Internet_20_link" text:visited-style-name="Visited_20_Internet_20_Link">
 <text:span text:style-name="T4">
Євробач</text:span>
 </text:a>
</text:p>
      <text:p text:style-name="P4">
Другий півфінал конкурсу відбудеться 11 травня, у ньому візьмуть участь 16учасників. Гранд-фінал - 13 травня.</text:p>
      <text:p text:style-name="P4">
Представники України, гурт TVORCHI з піснею "Heart of Steel", відповідно доправил, одразу потрапляють у фінал шоу.</text:p>
      <text:p text:style-name="P4">
<text:span text:style-name="T5">
Фото: Eurovision Song Contest</text:span>
</text:p>
      <text:p text:style-name="P4">
Source: <text:a xlink:type="simple" xlink:href="https://www.ukrinform.ua/rubric-culture/3707062-evrobacenna2023-viznacilasa-persa-desatka-finalistiv.html" text:style-name="Internet_20_link" text:visited-style-name="Visited_20_Internet_20_Link">
https://www.ukrinform.ua/rubric-culture/3707062-evrobacenna2023-viznacilasa-persa-desatka-finalistiv.html</text:a>
</text:p>
      <!--NEWS-->
      <text:h text:style-name="P10" text:outline-level="1">
<text:span text:style-name="T4">
Євробачення-2023: визначилася перша десятка фіналістів</text:span>
</text:h>
      <text:p text:style-name="P4">
Authors: Ukrinform (Person)</text:p>
      <text:p text:style-name="P4">
Publisher: Укринформ (Organization)</text:p>
      <text:p text:style-name="P4">
Published Time: 2023-05-10T00:11:00+03:00</text:p>
      <text:p text:style-name="P4">
Modified Time: 2023-05-10T00:11:00+03:00</text:p>
      <text:p text:style-name="P4">
Description: Стали відомі перші десять фіналістів 67-го міжнародного пісенного конкурсу Євробачення-2023, який відбувається у британському Ліверпулі. — Укрінформ.</text:p>
      <text:p text:style-name="P4">
Images: ["<text:a xlink:type="simple" xlink:href="https://static.ukrinform.com/photos/2023_01/thumb_files/630_360_1675157591-243.jpeg" text:style-name="Internet_20_link" text:visited-style-name="Visited_20_Internet_20_Link">
630_360_16751...</text:a>
"]</text:p>
      <text:p text:style-name="P4">
Tags: ['Євробачення', 'Конкурс', 'Музика']</text:p>
      <text:p text:style-name="P4">
Type: Article</text:p>
      <!--METADATA-->
      <text:p text:style-name="P4">
<draw:frame draw:style-name="fr1" draw:name="Image407" text:anchor-type="as-char" svg:width="6.9236in" svg:height="3.956343in" draw:z-index="0">
<draw:image xlink:href="../Images/yкринформ/2023-05-10T00-11-00-03-00/630_360_1675157591-243.jpeg" xlink:type="simple" xlink:show="embed" xlink:actuate="onLoad" draw:mime-type="image/jpeg"/>
</draw:frame>
 Сталивідомі перші десять фіналістів 67-го міжнародного пісенного конкурсуЄвробачення-2023, який відбувається у британському Ліверпулі.</text:p>
      <text:p text:style-name="P4">
Про це повідомляє кореспондент Укрінформу.</text:p>
      <text:p text:style-name="P4">
У фінал конкурсу вийшли представники таких країн: Хорватія, Молдова,Швейцарія, Фінляндія, Чехія, Ізраїль, Португалія, Швеція, Сербія, Норвегія.</text:p>
      <text:p text:style-name="P4">
За вихід у фінал конкурсу 9 травня змагалися представники 15 країн:</text:p>
      <text:p text:style-name="P4">
Норвегія (Alessandra з піснею Queen of Kings)</text:p>
      <text:p text:style-name="P4">
Мальта (The Busker, Dance (Our Own Party)</text:p>
      <text:p text:style-name="P4">
Сербія (Luke Black, Samo mi se spava)</text:p>
      <text:p text:style-name="P4">
Латвія (Sudden Lights, Aijā)</text:p>
      <text:p text:style-name="P4">
Португалія (Mimicat, Ai coração)</text:p>
      <text:p text:style-name="P4">
Ірландія (Wild Youth, We Are One)</text:p>
      <text:p text:style-name="P4">
Хорватія (Let 3, Mama ŠČ!)</text:p>
      <text:p text:style-name="P4">
Швейцарія (Remo Forrer, Watergun)</text:p>
      <text:p text:style-name="P4">
Ізраїль (Noa Kirel, Unicorn)</text:p>
      <text:p text:style-name="P4">
Молдова (Pasha Parfeni, Soarele și luna)</text:p>
      <text:p text:style-name="P4">
Швеція (Loreen, Tattoo)</text:p>
      <text:p text:style-name="P4">
Азербайджан (TuralTuranX, Tell Me More)</text:p>
      <text:p text:style-name="P4">
Чехія (Vesna, My Sister's Crown)</text:p>
      <text:p text:style-name="P4">
Нідерланди (Mia Nicolai &amp; Dion Cooper, Burning Daylight)</text:p>
      <text:p text:style-name="P4">
Фінляндія (Käärijä, Cha Cha Cha)</text:p>
      <text:p text:style-name="P4">
<text:span text:style-name="T4">
Читайте також:</text:span>
 <text:a xlink:type="simple" xlink:href="https://www.ukrinform.ua/rubric-culture/3707037-evrobacenna2023-tvorchi-zapustili-manifest-iz-zaklikom-prodovziti-pidtrimku-ukrainu.html" text:style-name="Internet_20_link" text:visited-style-name="Visited_20_Internet_20_Link">
 <text:span text:style-name="T4">
Євробач</text:span>
 </text:a>
</text:p>
      <text:p text:style-name="P4">
Другий півфінал конкурсу відбудеться 11 травня, у ньому візьмуть участь 16учасників. Гранд-фінал - 13 травня.</text:p>
      <text:p text:style-name="P4">
Представники України, гурт TVORCHI з піснею "Heart of Steel", відповідно доправил, одразу потрапляють у фінал шоу.</text:p>
      <text:p text:style-name="P4">
<text:span text:style-name="T5">
Фото: Eurovision Song Contest</text:span>
</text:p>
      <text:p text:style-name="P4">
Source: <text:a xlink:type="simple" xlink:href="https://www.ukrinform.ua/rubric-culture/3707062-evrobacenna2023-viznacilasa-persa-desatka-finalistiv.html" text:style-name="Internet_20_link" text:visited-style-name="Visited_20_Internet_20_Link">
https://www.ukrinform.ua/rubric-culture/3707062-evrobacenna2023-viznacilasa-persa-desatka-finalistiv.html</text:a>
</text:p>
      <!--NEWS-->
      <text:h text:style-name="P10" text:outline-level="1">
<text:span text:style-name="T4">
Суд визнав Трампа винним у домаганнях, він повинен сплатити потерпілій $5 мільйонів</text:span>
</text:h>
      <text:p text:style-name="P4">
Authors: Ukrinform (Person)</text:p>
      <text:p text:style-name="P4">
Publisher: Укринформ (Organization)</text:p>
      <text:p text:style-name="P4">
Published Time: 2023-05-10T00:29:00+03:00</text:p>
      <text:p text:style-name="P4">
Modified Time: 2023-05-10T00:29:00+03:00</text:p>
      <text:p text:style-name="P4">
Description: Суд присяжних Нью-Йорка визнав експрезидента США Дональда Трампа винним у сексуальних домаганнях до журналістки Джин Керролл, а також у наклепі на неї, оскільки він заперечував позов. — Укрінформ.</text:p>
      <text:p text:style-name="P4">
Images: ["<text:a xlink:type="simple" xlink:href="https://static.ukrinform.com/photos/2020_06/thumb_files/630_360_1591126095-353.jpg" text:style-name="Internet_20_link" text:visited-style-name="Visited_20_Internet_20_Link">
630_360_15911...</text:a>
"]</text:p>
      <text:p text:style-name="P4">
Tags: ['Компенсація', 'США', 'Суд', 'Трамп', 'Вирок', 'Згвалтування']</text:p>
      <text:p text:style-name="P4">
Type: Article</text:p>
      <!--METADATA-->
      <text:p text:style-name="P4">
<draw:frame draw:style-name="fr1" draw:name="Image408" text:anchor-type="as-char" svg:width="6.9236in" svg:height="3.956343in" draw:z-index="0">
<draw:image xlink:href="../Images/yкринформ/2023-05-10T00-29-00-03-00/630_360_1591126095-353.jpg" xlink:type="simple" xlink:show="embed" xlink:actuate="onLoad" draw:mime-type="image/jpeg"/>
</draw:frame>
 Судприсяжних Нью-Йорка визнав експрезидента США Дональда Трампа винним усексуальних домаганнях до журналістки Джин Керролл, а також у наклепі на неї,оскільки він заперечував позов.</text:p>
      <text:p text:style-name="P4">
Як передає Укрінформ з посиланням на <text:a xlink:type="simple" xlink:href="http://www.cnbc.com/2023/05/09/trump-rape-defamation-trial-jury-gets-instructions-from-judge-.html" text:style-name="Internet_20_link" text:visited-style-name="Visited_20_Internet_20_Link">
 </text:a>
 , суд присяжнихзобов'язав Трампа виплатити Керролл 5 млн доларів компенсації та штрафнихсанкцій.</text:p>
      <text:p text:style-name="P4">
Вердикт було ухвалено після майже тригодинних дебатів в Окружному судіНижнього Мангеттену.</text:p>
      <text:p text:style-name="P4">
Водночас присяжні не визнали Трампа винним у зґвалтуванні, на чому наполягалаКерролл.</text:p>
      <text:p text:style-name="P4">
«Я абсолютно не знаю, хто ця жінка. Цей вердикт – ганьба», – написав Трамп насвоїй сторінці в соціальній мережі Truth Social. Тим часом його речникзазначив, що вердикт буде оскаржено.</text:p>
      <text:p text:style-name="P4">
79-річна Керролл у своєму позові стверджувала, що Трамп зґвалтував її вроздягальні магазину Bergdorf Goodman в середині 1990-х років.</text:p>
      <text:p text:style-name="P4">
<text:span text:style-name="T4">
Читайте також:</text:span>
 <text:a xlink:type="simple" xlink:href="https://www.ukrinform.ua/rubric-world/3700443-u-nujorku-pocinaetsa-sud-proti-trampa-u-spravi-sodo-sprobi-zgvaltuvanna.html" text:style-name="Internet_20_link" text:visited-style-name="Visited_20_Internet_20_Link">
 <text:span text:style-name="T4">
Трамп</text:span>
 </text:a>
</text:p>
      <text:p text:style-name="P4">
Оскільки термін давності минув, <text:a xlink:type="simple" xlink:href="https://www.ukrinform.ua/tag-tramp" text:style-name="Internet_20_link" text:visited-style-name="Visited_20_Internet_20_Link">
 </text:a>
 неможе бути притягнутий до кримінальної відповідальності за зґвалтування. АлеКерролл подала проти нього - відповідно до нового закону штату Нью-Йорк -цивільний позов про побиття, який передбачає можливість позиватися засексуальні домагання в минулому.</text:p>
      <text:p text:style-name="P4">
У своїх свідченнях Керролл розповіла, що випадково зустріла Трампа в BergdorfGoodman, де він упізнав її як журналістку. За її словами, коли вони опинилисяу відділі жіночої білизни, він затягнув її до роздягальні, де притиснув достіни і зґвалтував.</text:p>
      <text:p text:style-name="P4">
Дві подруги Керролл підтвердили, що невдовзі після інциденту вона розповіла їмпро це.</text:p>
      <text:p text:style-name="P4">
Керролл також заявила, що Трамп вчинив наклеп на неї минулої осені, колисказав, що вона вигадала свою версію про зґвалтування. Своєю чергоюекспрезидент назвав ці звинувачення «цілковитою аферою», заявивши, що вона нев його смаку.</text:p>
      <text:p text:style-name="P4">
<text:span text:style-name="T4">
Читайте також:</text:span>
 <text:a xlink:type="simple" xlink:href="https://www.ukrinform.ua/rubric-world/3691647-trampu-oficijno-ogolosili-obvinuvacenna-vin-svou-vinu-zaperecue.html" text:style-name="Internet_20_link" text:visited-style-name="Visited_20_Internet_20_Link">
 <text:span text:style-name="T4">
Трамп</text:span>
 </text:a>
</text:p>
      <text:p text:style-name="P4">
Нагадаємо, наприкінці березня велике журі Верховного суду штату Нью-Йорквисунуло Трампові обвинувачення за майже трьома десятками пунктів уфальсифікації ділової документації у зв'язку з виплатою у 2016 році грошей замовчання порнозірці Стормі Деніелс, з якою він мав сексуальний зв’язок.</text:p>
      <text:p text:style-name="P4">
Окрім того, тривають федеральні кримінальні провадження, пов'язані зі спробамиТрампа викривити результати президентських виборів 2020 року, а також ізненалежним поводженням з таємними державними документами.</text:p>
      <text:p text:style-name="P4">
Source: <text:a xlink:type="simple" xlink:href="https://www.ukrinform.ua/rubric-world/3707063-sud-viznav-trampa-vinnim-u-domagannah-vin-povinen-splatiti-poterpilij-5-miljoniv.html" text:style-name="Internet_20_link" text:visited-style-name="Visited_20_Internet_20_Link">
https://www.ukrinform.ua/rubric-world/3707063-sud-viznav-trampa-vinnim-u-domagannah-vin-povinen-splatiti-poterpilij-5-miljoniv.html</text:a>
</text:p>
      <!--NEWS-->
      <text:h text:style-name="P10" text:outline-level="1">
<text:span text:style-name="T4">
В Україні подекуди дощитиме - вночі заморозки, вдень до 15° тепла</text:span>
</text:h>
      <text:p text:style-name="P4">
Authors: Ukrinform (Person)</text:p>
      <text:p text:style-name="P4">
Publisher: Укринформ (Organization)</text:p>
      <text:p text:style-name="P4">
Published Time: 2023-05-10T00:44:00+03:00</text:p>
      <text:p text:style-name="P4">
Modified Time: 2023-05-10T00:44:00+03:00</text:p>
      <text:p text:style-name="P4">
Description: У середу, 10 травня, в Україні буде хмарно з поясненнями. У східних та південно-східних областях, вдень і на Одещині – короткочасні дощі, на решті території без опадів. Вітер переважно північно-східний, 5-10 м/с. — Укрінформ.</text:p>
      <text:p text:style-name="P4">
Images: ["<text:a xlink:type="simple" xlink:href="https://static.ukrinform.com/photos/2020_08/thumb_files/630_360_1598336933-719.jpg" text:style-name="Internet_20_link" text:visited-style-name="Visited_20_Internet_20_Link">
630_360_15983...</text:a>
"]</text:p>
      <text:p text:style-name="P4">
Tags: ['Дощ', 'Погода', 'Прогноз', 'Заморозки']</text:p>
      <text:p text:style-name="P4">
Type: Article</text:p>
      <!--METADATA-->
      <text:p text:style-name="P4">
<draw:frame draw:style-name="fr1" draw:name="Image409" text:anchor-type="as-char" svg:width="6.9236in" svg:height="3.956343in" draw:z-index="0">
<draw:image xlink:href="../Images/yкринформ/2023-05-10T00-44-00-03-00/630_360_1598336933-719.jpg" xlink:type="simple" xlink:show="embed" xlink:actuate="onLoad" draw:mime-type="image/jpeg"/>
</draw:frame>
 У середу,10 травня, в Україні буде хмарно з поясненнями. У східних та південно-східнихобластях, вдень і на Одещині – короткочасні дощі, на решті території безопадів. Вітер переважно північно-східний, 5-10 м/с.</text:p>
      <text:p text:style-name="P4">
Про це Укрінформу повідомили в Українському гідрометцентрі.</text:p>
      <text:p text:style-name="P4">
За даними синоптиків, температура вночі становитиме 1-6° тепла, у західних,Житомирській та Вінницькій областях у повітрі сильні заморозки 0-5°, уКиївській, Чернігівській, Черкаській, Кіровоградській, Одеській таМиколаївській областях на поверхні ґрунту заморозки 0-5°; завтра вдень повітряпрогріється до 10-15°, на Закарпатті – до 15-20°.</text:p>
      <text:p text:style-name="P4">
У столичному регіоні завтра буде хмарно з проясненнями, без істотних опадів.Вітер переважно північно-східний, 5-10 м/с. Температура по Києву вночі 3-5°тепла, вдень 12-14°; по області: вночі 1-6° тепла, на поверхні ґрунтузаморозки 0-5°; вдень 10-15° тепла.</text:p>
      <text:p text:style-name="P4">
На 11-12 травня синоптики прогнозують мінливу хмарність, буде без істотнихопадів, лише вдень 11 травня у західних, східних та північно-східних областяхневеликий короткочасний <text:a xlink:type="simple" xlink:href="https://www.ukrinform.ua/tag-dos" text:style-name="Internet_20_link" text:visited-style-name="Visited_20_Internet_20_Link">
 </text:a>
 . Вітерпереважно північно-східний, у західних областях – південно-східний, 5-10 м/с.</text:p>
      <text:p text:style-name="P4">
Температура 11 травня вночі 1-6° тепла, в Україні, крім Закарпаття таузбережжя морів, на поверхні ґрунту заморозки 0-5°, температура вдень 12-17°тепла; 12 травня вночі 3-8° тепла, вдень 15-20°; на високогір'ї Карпат вночі0-5° тепла, вдень 7-12°.</text:p>
      <text:p text:style-name="P4">
<text:span text:style-name="T4">
Читайте також:</text:span>
 <text:a xlink:type="simple" xlink:href="https://www.ukrinform.ua/rubric-world/3706478-u-visokogirnih-rajonah-tureccini-snigovi-zameti-sagaut-5-metriv.html" text:style-name="Internet_20_link" text:visited-style-name="Visited_20_Internet_20_Link">
 </text:a>
</text:p>
      <text:p text:style-name="P4">
У Києві та по області 11-12 травня також мінлива хмарність, без істотнихопадів. Вітер переважно північно-східний, 5-10 м/с. Температура по Києву: 11травня вночі 4-6° тепла, вдень 15-17°; 12 травня вночі 6-8° тепла, вдень18-20°. По області: 11 травня вночі 1-6° тепла, на поверхні ґрунту заморозки0-5°, вдень 12-17° тепла; 12 травня вночі 3-8° тепла, вдень 15-20°.</text:p>
      <text:p text:style-name="P4">
За даними Укргідрометцентру, 13 травня на Закарпатті, в Карпатах, вдень і наПрикарпатті, 14 травня вдень у східних, північно-східних областях – невеликийкороткочасний дощ, місцями гроза, на решті території без істотних опадів.Температура вночі 4-10°, на узбережжі морів до 13°; вдень 17-23°, 13 травня наПрикарпатті та в Криму 14-20°; на високогір'ї Карпат вночі 0-5° тепла, вдень13 травня 5-10° тепла, 14 травня 9-14°.</text:p>
      <text:p text:style-name="P4">
У столиці та на Київщині 13-14 травня без істотних опадів. Температура поКиєву вночі 8-10°, вдень близько 20°; по області вночі 5-10°, вдень 17-22°.</text:p>
      <text:p text:style-name="P4">
Source: <text:a xlink:type="simple" xlink:href="https://www.ukrinform.ua/rubric-regions/3706883-v-ukraini-zavtra-podekudi-dositime-vnoci-zamorozki-vden-do-15-tepla.html" text:style-name="Internet_20_link" text:visited-style-name="Visited_20_Internet_20_Link">
https://www.ukrinform.ua/rubric-regions/3706883-v-ukraini-zavtra-podekudi-dositime-vnoci-zamorozki-vden-do-15-tepla.html</text:a>
</text:p>
      <!--NEWS-->
      <text:h text:style-name="P10" text:outline-level="1">
<text:span text:style-name="T4">
На саміті НАТО Україна розраховує отримати чіткі часові рамки щодо членства - Стефанчук</text:span>
</text:h>
      <text:p text:style-name="P4">
Authors: Ukrinform (Person)</text:p>
      <text:p text:style-name="P4">
Publisher: Укринформ (Organization)</text:p>
      <text:p text:style-name="P4">
Published Time: 2023-05-10T00:58:00+03:00</text:p>
      <text:p text:style-name="P4">
Modified Time: 2023-05-10T00:58:00+03:00</text:p>
      <text:p text:style-name="P4">
Description: На саміті Північноатлантичного альянсу у Вільнюсі Україна розраховує отримати чітке визначення часових рамок щодо свого членства в НАТО. — Укрінформ.</text:p>
      <text:p text:style-name="P4">
Images: ["<text:a xlink:type="simple" xlink:href="https://static.ukrinform.com/photos/2023_04/thumb_files/630_360_1681999509-518.jpg" text:style-name="Internet_20_link" text:visited-style-name="Visited_20_Internet_20_Link">
630_360_16819...</text:a>
"]</text:p>
      <text:p text:style-name="P4">
Tags: ['Євроінтеграція', 'Румунія', 'Саміт НАТО', 'Словенія', 'Стефанчук']</text:p>
      <text:p text:style-name="P4">
Type: Article</text:p>
      <!--METADATA-->
      <text:p text:style-name="P4">
<draw:frame draw:style-name="fr1" draw:name="Image410" text:anchor-type="as-char" svg:width="6.9236in" svg:height="3.956343in" draw:z-index="0">
<draw:image xlink:href="../Images/yкринформ/2023-05-10T00-58-00-03-00/630_360_1681999509-518.jpg" xlink:type="simple" xlink:show="embed" xlink:actuate="onLoad" draw:mime-type="image/jpeg"/>
</draw:frame>
 На самітіПівнічноатлантичного альянсу у Вільнюсі Україна розраховує отримати чіткевизначення часових рамок щодо свого членства в НАТО.</text:p>
      <text:p text:style-name="P4">
Як повідомляє Укрінформ із посиланням на <text:a xlink:type="simple" xlink:href="http://www.rada.gov.ua/news/Top-novyna/236306.html" text:style-name="Internet_20_link" text:visited-style-name="Visited_20_Internet_20_Link">
 </text:a>
 , про це Руслан Стефанчук заявив під час відеоконференційзі спікеркою парламенту Словенії Уршкою Клаклчар Зупанчич та т.в.о спікеркипарламенту Румунії Аліною Штефанією Горгіу,</text:p>
      <text:p text:style-name="P4">
«Для нас вкрай важлива підтримка євроатлантичного шляху на всіх рівнях. Це бзасвідчило вашу відповідальну та незмінну позицію у підтримці таких прагненьУкраїни. І це б продемонструвало провідну роль парламентів у важливому дляусіх нас питанні», — сказав Голова Верховної Ради.</text:p>
      <text:p text:style-name="P4">
Він зазначив, що у квітні ВР звернулася до всіх парламентів країн НАТО іззакликом ухвалити резолюції (заяви) щодо підтримки приєднання України доОрганізації Північноатлантичного договору. Стефанчук підкреслив, що такірезолюції продемонстрували б потужну підтримку прагнень України уякнайшвидшому набутті членства в Альянсі. Тому він закликав парламентиСловенії та Румунії ухвалити заяви на підтримку євроатлантичних намірівУкраїни.</text:p>
      <text:p text:style-name="P4">
Голова ВР подякував колегам за сталу та широку підтримку України їхнімикраїнами й народами протягом всього періоду повномасштабного вторгнення росіїта наголосив, що це важливо для нашого подальшого поступу євроінтеграційним ієвроатлантичним шляхами.</text:p>
      <text:p text:style-name="P4">
<text:span text:style-name="T4">
Читайте також:</text:span>
 <text:a xlink:type="simple" xlink:href="https://www.ukrinform.ua/rubric-polytics/3704279-stefancuk-obgovoriv-iz-golovou-parlamentu-portugalii-integraciu-ukraini-do-es-ta-nato.html" text:style-name="Internet_20_link" text:visited-style-name="Visited_20_Internet_20_Link">
 <text:span text:style-name="T4">
Стефанчук</text:span>
 </text:a>
</text:p>
      <text:p text:style-name="P4">
Окремо зі спікеркою парламенту <text:a xlink:type="simple" xlink:href="https://www.ukrinform.ua/tag-slovenia" text:style-name="Internet_20_link" text:visited-style-name="Visited_20_Internet_20_Link">
 </text:a>
обговорювалася важливість визнання Голодомору 1932-33 років геноцидомукраїнського народу. «Це питання історичної справедливості, адже росія незмінила свої підходи та принципи. Як і 90 років тому, так і сьогодні воначинить свідомий геноцид на Українській землі», - наголосив Стефанчук.</text:p>
      <text:p text:style-name="P4">
Очільниця парламенту Словенії привітала Україну із набуттям статусу кандидатана членство в Євросоюзі та запевнила у подальшій підтримці прагнень нашоїдержави стати повноцінним членом ЄС та НАТО.</text:p>
      <text:p text:style-name="P4">
«Словенія є активним членом ЄС та промоутером миру. І звісно ми визнаємо ізнаємо все, що відбувається в Україні. Ми боремося з дезінформацією іпоширюємо правду про те, що відбувається в Україні», - зауважила УршкаКлаклчар Зупанчич.</text:p>
      <text:p text:style-name="P4">
Вона також наголосила на посиленні міжпарламентської дипломатії, яка останнімчасом стала важливим чинником у відносинах країн та парламентів. Адже самепарламенти є «представниками народу «і наша мета доносити правдиві послання долюдей».</text:p>
      <text:p text:style-name="P4">
<text:span text:style-name="T4">
Читайте також:</text:span>
 <text:a xlink:type="simple" xlink:href="https://www.ukrinform.ua/rubric-polytics/3702060-stefancuk-obgovoriv-iz-prezidentkou-slovaccini-posilenna-sankcijnogo-tisku-na-rf.html" text:style-name="Internet_20_link" text:visited-style-name="Visited_20_Internet_20_Link">
 <text:span text:style-name="T4">
Стефанч</text:span>
 </text:a>
</text:p>
      <text:p text:style-name="P4">
Керівниця парламенту Румунії Аліна Штефанія Горгіу також закцентувала на тому,що її країна підтримує наші євроатлантичні прагнення і надалі залишатиметьсяпоряд з України в боротьбі проти російської агресії.</text:p>
      <text:p text:style-name="P4">
Вона нагадала, що парламент Румунії постійно працює над політичними питаннями,які є важливими для допомоги Україні, зокрема, щодо визнання Голодомору1932-33 років геноцидом українського народу та засудження збройної агресіїросії. І це, за словами спікерки, не зміниться, допоки український народ неотримає мир та перемогу.</text:p>
      <text:p text:style-name="P4">
Нагадаємо, саміт НАТО відбудеться 11-12 липня у Вільнюсі.</text:p>
      <text:p text:style-name="P4">
Source: <text:a xlink:type="simple" xlink:href="https://www.ukrinform.ua/rubric-polytics/3707064-na-samiti-nato-ukraina-rozrahovue-otrimati-citki-casovi-ramki-sodo-clenstva-stefancuk.html" text:style-name="Internet_20_link" text:visited-style-name="Visited_20_Internet_20_Link">
https://www.ukrinform.ua/rubric-polytics/3707064-na-samiti-nato-ukraina-rozrahovue-otrimati-citki-casovi-ramki-sodo-clenstva-stefancuk.html</text:a>
</text:p>
      <!--NEWS-->
      <text:h text:style-name="P10" text:outline-level="1">
<text:span text:style-name="T4">
На сторожі неба: як ППО забезпечує захист України від повітряних загроз</text:span>
</text:h>
      <text:p text:style-name="P4">
Author: ['АРМІЯINFORM']</text:p>
      <text:p text:style-name="P4">
Time: 2023-05-10T97:00:00-04:00</text:p>
      <text:p text:style-name="P4">
Description: ППО Сухопутних військ ЗС України на сторожі неба.    Одним із комплексів ППО Сухопут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6027380_573159581329497_2427395200774415437_n.jpg" text:style-name="Internet_20_link" text:visited-style-name="Visited_20_Internet_20_Link">
346027380_573159581329497_2427395200774415437_n.jpg</text:a>
', '<text:a xlink:type="simple" xlink:href="https://armyinform.com.ua/wp-content/uploads/2023/05/346059177_161828103258164_6861174670854764778_n-150x150.jpg" text:style-name="Internet_20_link" text:visited-style-name="Visited_20_Internet_20_Link">
346059177_161828103258164_6861174670854764778_n-150x150.jpg</text:a>
', '<text:a xlink:type="simple" xlink:href="https://armyinform.com.ua/wp-content/uploads/2023/05/346272440_1297994617453643_8823540362755819597_n-150x150.jpg" text:style-name="Internet_20_link" text:visited-style-name="Visited_20_Internet_20_Link">
346272440_1297994617453643_8823540362755819597_n-150x150.jpg</text:a>
']</text:p>
      <text:p text:style-name="P4">
Tags: ['STOPRUSSIA', 'АГРЕСІЯ РФ', 'ВІЙНА', 'ВТОРГНЕННЯ РФ', 'ППО']</text:p>
      <text:p text:style-name="P4">
Category: News</text:p>
      <!--METADATA-->
      <text:p text:style-name="P4">
<draw:frame draw:style-name="fr1" draw:name="Image411" text:anchor-type="as-char" svg:width="6.9236in" svg:height="4.615733in" draw:z-index="0">
<draw:image xlink:href="../Images/AРМІЯINFORM/2023-05-10T97-00-00-04-00/346027380_573159581329497_2427395200774415437_n.jpg" xlink:type="simple" xlink:show="embed" xlink:actuate="onLoad" draw:mime-type="image/jpeg"/>
</draw:frame>
</text:p>
      <text:p text:style-name="P4">
ППО Сухопутних військ ЗС України на сторожі неба.</text:p>
      <text:p text:style-name="P4">
Одним із комплексів ППО Сухопутних військ ЗС України, який боронить небо наКиївщині є шведський переносний зенітно-ракетний комплекс RBS-70.</text:p>
      <text:p text:style-name="P4">
Екіпаж RBS-70 складається з чотирьох «віртуозів» своєї справи: командир,помічник командира навідник та два стрільці-зенітники.</text:p>
      <text:p text:style-name="P4">
<text:a xlink:type="simple" xlink:href="https://armyinform.com.ua/wp-content/uploads/2023/05/346059177_161828103258164_6861174670854764778_n.jpg" text:style-name="Internet_20_link" text:visited-style-name="Visited_20_Internet_20_Link">
<draw:frame draw:style-name="fr1" draw:name="Image412" text:anchor-type="as-char" svg:width="6.9236in" svg:height="6.9236in" draw:z-index="0">
<draw:image xlink:href="../Images/AРМІЯINFORM/2023-05-10T97-00-00-04-00/346059177_161828103258164_6861174670854764778_n-150x150.jpg" xlink:type="simple" xlink:show="embed" xlink:actuate="onLoad" draw:mime-type="image/jpeg"/>
</draw:frame>
</text:a>
</text:p>
      <text:p text:style-name="P4">
<text:a xlink:type="simple" xlink:href="https://armyinform.com.ua/wp-content/uploads/2023/05/346272440_1297994617453643_8823540362755819597_n.jpg" text:style-name="Internet_20_link" text:visited-style-name="Visited_20_Internet_20_Link">
<draw:frame draw:style-name="fr1" draw:name="Image413" text:anchor-type="as-char" svg:width="6.9236in" svg:height="6.9236in" draw:z-index="0">
<draw:image xlink:href="../Images/AРМІЯINFORM/2023-05-10T97-00-00-04-00/346272440_1297994617453643_8823540362755819597_n-150x150.jpg" xlink:type="simple" xlink:show="embed" xlink:actuate="onLoad" draw:mime-type="image/jpeg"/>
</draw:frame>
</text:a>
</text:p>
      <text:p text:style-name="P4">
В січні 2023 року наші військовослужбовці проходили навчання на симуляторахRBS-70. Шведські інструктори були неймовірно вражені, коли наші воїнишвиденько розібралися з даною системою в дії.</text:p>
      <text:p text:style-name="P4">
На рахунку цього шведського комплексу вже є збиті російські ракети та«шахеди».</text:p>
      <text:p text:style-name="P4">
<text:span text:style-name="T4">
Джерело:</text:span>
 <text:a xlink:type="simple" xlink:href="https://www.facebook.com/UALandForces/posts/pfbid0krm5Zz65WucpcDz75WxVAp4vGYkmu9yeCshCNmssSrcToEaXb5vE5LkDk3pefXkSl" text:style-name="Internet_20_link" text:visited-style-name="Visited_20_Internet_20_Link">
<text:span text:style-name="T5">
Служба зв’язків з громадськістю Командування Сухопутних військЗСУкраїни</text:span>
</text:a>
</text:p>
      <text:p text:style-name="P4">
Source: <text:a xlink:type="simple" xlink:href="https://armyinform.com.ua/2023/05/10/na-storozhi-neba-yak-ppo-zabezpechuye-zahyst-ukrayiny-vid-povitryanyh-zagroz/" text:style-name="Internet_20_link" text:visited-style-name="Visited_20_Internet_20_Link">
https://armyinform.com.ua/2023/05/10/na-storozhi-neba-yak-ppo-zabezpechuye-zahyst-ukrayiny-vid-povitryanyh-zagroz/</text:a>
</text:p>
      <!--NEWS-->
      <text:h text:style-name="P10" text:outline-level="1">
<text:span text:style-name="T4">
СКУ запускає міжнародний учнівський проєкт до 90-х роковин голодомору</text:span>
</text:h>
      <text:p text:style-name="P4">
Author: ['АРМІЯINFORM']</text:p>
      <text:p text:style-name="P4">
Time: 2023-05-10T98:00:00-04:00</text:p>
      <text:p text:style-name="P4">
Description: Про це повідомляється на сайті СКУ.    До вшанування 90-х роковин...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day-2.webp" text:style-name="Internet_20_link" text:visited-style-name="Visited_20_Internet_20_Link">
day-2.webp</text:a>
']</text:p>
      <text:p text:style-name="P4">
Tags: ['STOPRUSSIA', 'АГРЕСІЯ РФ', 'ВІЙНА', 'ВТОРГНЕННЯ РФ', 'ГОЛОДОМОР']</text:p>
      <text:p text:style-name="P4">
Category: News</text:p>
      <!--METADATA-->
      <text:p text:style-name="P4">
<draw:frame draw:style-name="fr1" draw:name="Image414" text:anchor-type="as-char" svg:width="6.9236in" svg:height="3.4618in" draw:z-index="0">
<draw:image xlink:href="../ConvertedIMGs/AРМІЯINFORM/2023-05-10T98-00-00-04-00/day-2.png" xlink:type="simple" xlink:show="embed" xlink:actuate="onLoad" draw:mime-type="image/png"/>
</draw:frame>
</text:p>
      <text:p text:style-name="P4">
Про це повідомляється на <text:a xlink:type="simple" xlink:href="https://www.ukrainianworldcongress.org/ua/sku-zapuska%d1%94-mizhnarodnij-uchnivskij-pro%d1%94kt-do-90-h-rokovin-golodomoru/" text:style-name="Internet_20_link" text:visited-style-name="Visited_20_Internet_20_Link">
сайтіСКУ</text:a>
.</text:p>
      <text:p text:style-name="P4">
До вшанування 90-х роковин Голодомору-геноциду 1932-33 років Світовий КонґресУкраїнців (СКУ) оголошує початок унікального проєкту для учнів 8-12 класів зусього світу, які збиратимуть історії від третього та четвертого поколіньнащадків Голодомору, а також зможуть поділитися власними спогадами, як їмвдалося врятуватися від геноцидної війни розв’язаної Росією минулого року.</text:p>
      <text:p text:style-name="P4">
Ініціаторами проєкту «Ми пам’ятаємо» виступила світова Мережа нащадківГолодомору в співпраці зі Світовою Координаційною Виховно-Освітньою Радою(СКВОР) Світового Конґресу Українців та Незалежним українським телебаченнямКанади KONTAKT Next Gen.</text:p>
      <text:p text:style-name="P4">
В рамках проєкту учні 8-12 класів запишуть серію інтерв’ю з нащадкамиГолодомору 1932-33 років. Добірку записів буде професійно відредаговано таупорядковано, і вже цієї осені вона може вийти в ефір телевізійної програмиKONTAKT Next Gen в рамках всесвітньої ініціативи СКУ вшанування 90-ї річниціГолодомору та буде опублікована на сайті Мережі нащадків Голодомору. Коженучень/учениця, який/-а надішле заявку, отримає сертифікат за участь і та будевідзначений/-а на сайті Мережі нащадків Голодомору.</text:p>
      <text:p text:style-name="P4">
Оля Сорока, голова Мережі нащадків Голодомору, вважає цей проект надзвичайноважливим: «Як нащадки тих, хто зазнав невимовних жахів від рук тоталітарногорежиму під час Голодомору-геноциду, МИ ПАМ’ЯТАЄМО. Ми пам’ятаємо розповідінаших сімей про свій досвід і передаємо їх нашим дітям, які передадуть їхмайбутнім поколінням. Ми пам’ятаємо, що Росія намагалася знищити весьукраїнський народ і вкрасти нашу історію, культуру, релігію, тому що вони неможуть пишатися своїм. Ми також пам’ятатимемо, як Росія намагається здійснититой самий геноцид сьогодні, вбиваючи невинних чоловіків, жінок і дітейварварськими методами, щоб знищити українську націю. Ми раді вітати вас унашому циклі „Ми пам’ятаємо“, де ви почуєте від третього та четвертогопоколінь нащадків Голодомору, деякі з яких уникли нинішнього геноциду,здійсненого Росією».</text:p>
      <text:p text:style-name="P4">
Кінцевий термін подання заявок для участі — 31 ЛИПНЯ 2023 РОКУ. Для отриманнядодаткової інформації про проект відвідайте<text:a xlink:type="simple" xlink:href="https://hdn.ukrainianworldcongress.org/" text:style-name="Internet_20_link" text:visited-style-name="Visited_20_Internet_20_Link">
hdn.ukrainianworldcongress.org</text:a>
</text:p>
      <text:p text:style-name="P4">
Ви також можете звернутися зі своїми пропозиціями або запитаннями до ГоловиСвітової Координаційної Виховно-Освітньої Ради СКУ Оксани Левицької <text:a xlink:type="simple" xlink:href="https://armyinform.com.ua/cdn-cgi/l/email-protection#fd928e8b94899cbd88968f9c9493949c938a928f91999e92939a8f988e8ed3928f9a" text:style-name="Internet_20_link" text:visited-style-name="Visited_20_Internet_20_Link">
[emailprotected]</text:a>
або Голови Мережі нащадків Голодомору Олі Сороки <text:a xlink:type="simple" xlink:href="https://armyinform.com.ua/cdn-cgi/l/email-protection#3450514757515a50555a40471a5c5b585b505b595b46745359555d581a575b59" text:style-name="Internet_20_link" text:visited-style-name="Visited_20_Internet_20_Link">
[email protected]</text:a>
</text:p>
      <text:p text:style-name="P4">
Source: <text:a xlink:type="simple" xlink:href="https://armyinform.com.ua/2023/05/10/sku-zapuskaye-mizhnarodnyj-uchnivskyj-proyekt-do-90-h-rokovyn-golodomoru/" text:style-name="Internet_20_link" text:visited-style-name="Visited_20_Internet_20_Link">
https://armyinform.com.ua/2023/05/10/sku-zapuskaye-mizhnarodnyj-uchnivskyj-proyekt-do-90-h-rokovyn-golodomoru/</text:a>
</text:p>
      <!--NEWS-->
      <text:h text:style-name="P10" text:outline-level="1">
<text:span text:style-name="T4">
Активісти встановили інсталяцію біля пам’ятника радянським солдатам у Варшаві — українські прапори і хрести з іменами жертв російської агресії</text:span>
</text:h>
      <text:p text:style-name="P4">
Author: ['АРМІЯINFORM']</text:p>
      <text:p text:style-name="P4">
Time: 2023-05-10T99:00:00-04:00</text:p>
      <text:p text:style-name="P4">
Description: Тепер російський посол у Польщі для того, аби на День перемоги 9 травня покласти кві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5589350_1313024049286339_2337655478816128130_n.jpg" text:style-name="Internet_20_link" text:visited-style-name="Visited_20_Internet_20_Link">
345589350_1313024049286339_2337655478816128130_n.jpg</text:a>
', '<text:a xlink:type="simple" xlink:href="https://armyinform.com.ua/wp-content/uploads/2023/05/346028588_604887031566613_7249035118666960973_n-e1683638494116-150x150.jpg" text:style-name="Internet_20_link" text:visited-style-name="Visited_20_Internet_20_Link">
346028588_604887031566613_7249035118666960973_n-e1683638494116-150x150.jpg</text:a>
', '<text:a xlink:type="simple" xlink:href="https://armyinform.com.ua/wp-content/uploads/2023/05/345594881_129851240089208_627049455821355361_n-150x150.jpg" text:style-name="Internet_20_link" text:visited-style-name="Visited_20_Internet_20_Link">
345594881_129851240089208_627049455821355361_n-150x150.jpg</text:a>
', '<text:a xlink:type="simple" xlink:href="https://armyinform.com.ua/wp-content/uploads/2023/05/346264029_626041092762824_517257953646494874_n-e1683638454219-150x150.jpg" text:style-name="Internet_20_link" text:visited-style-name="Visited_20_Internet_20_Link">
346264029_626041092762824_517257953646494874_n-e1683638454219-150x150.jpg</text:a>
', '<text:a xlink:type="simple" xlink:href="https://armyinform.com.ua/wp-content/uploads/2023/05/346050829_218512990888098_4236508914574121656_n-150x150.jpg" text:style-name="Internet_20_link" text:visited-style-name="Visited_20_Internet_20_Link">
346050829_218512990888098_4236508914574121656_n-150x150.jpg</text:a>
', '<text:a xlink:type="simple" xlink:href="https://armyinform.com.ua/wp-content/uploads/2023/05/346051483_535258182152378_6079138916916229903_n-150x150.jpg" text:style-name="Internet_20_link" text:visited-style-name="Visited_20_Internet_20_Link">
346051483_535258182152378_6079138916916229903_n-150x150.jpg</text:a>
', '<text:a xlink:type="simple" xlink:href="https://armyinform.com.ua/wp-content/uploads/2023/05/345616950_1866298240423581_6958881992815439144_n-150x150.jpg" text:style-name="Internet_20_link" text:visited-style-name="Visited_20_Internet_20_Link">
345616950_1866298240423581_6958881992815439144_n-150x150.jpg</text:a>
']</text:p>
      <text:p text:style-name="P4">
Tags: ['STOPRUSSIA', 'АГРЕСІЯ РФ', 'ВІЙНА', 'ВТОРГНЕННЯ РФ', 'ПОЛЬЩА']</text:p>
      <text:p text:style-name="P4">
Category: News</text:p>
      <!--METADATA-->
      <text:p text:style-name="P4">
<draw:frame draw:style-name="fr1" draw:name="Image415" text:anchor-type="as-char" svg:width="6.9236in" svg:height="8.6545in" draw:z-index="0">
<draw:image xlink:href="../Images/AРМІЯINFORM/2023-05-10T99-00-00-04-00/345589350_1313024049286339_2337655478816128130_n.jpg" xlink:type="simple" xlink:show="embed" xlink:actuate="onLoad" draw:mime-type="image/jpeg"/>
</draw:frame>
</text:p>
      <text:p text:style-name="P4">
Тепер російський посол у Польщі для того, аби на День перемоги 9 травняпокласти квіти до пам’ятника — повинен буде пройти символічними вулицямизнищеного російськими військовими Маріуполя, повз розбомблені будинки Бучі,Ірпеня, Херсона та Бахмута.</text:p>
      <text:p text:style-name="P4">
<text:a xlink:type="simple" xlink:href="https://armyinform.com.ua/wp-content/uploads/2023/05/346028588_604887031566613_7249035118666960973_n-e1683638494116.jpg" text:style-name="Internet_20_link" text:visited-style-name="Visited_20_Internet_20_Link">
<draw:frame draw:style-name="fr1" draw:name="Image416" text:anchor-type="as-char" svg:width="6.9236in" svg:height="6.9236in" draw:z-index="0">
<draw:image xlink:href="../Images/AРМІЯINFORM/2023-05-10T99-00-00-04-00/346028588_604887031566613_7249035118666960973_n-e1683638494116-150x150.jpg" xlink:type="simple" xlink:show="embed" xlink:actuate="onLoad" draw:mime-type="image/jpeg"/>
</draw:frame>
</text:a>
</text:p>
      <text:p text:style-name="P4">
<text:a xlink:type="simple" xlink:href="https://armyinform.com.ua/wp-content/uploads/2023/05/345594881_129851240089208_627049455821355361_n.jpg" text:style-name="Internet_20_link" text:visited-style-name="Visited_20_Internet_20_Link">
<draw:frame draw:style-name="fr1" draw:name="Image417" text:anchor-type="as-char" svg:width="6.9236in" svg:height="6.9236in" draw:z-index="0">
<draw:image xlink:href="../Images/AРМІЯINFORM/2023-05-10T99-00-00-04-00/345594881_129851240089208_627049455821355361_n-150x150.jpg" xlink:type="simple" xlink:show="embed" xlink:actuate="onLoad" draw:mime-type="image/jpeg"/>
</draw:frame>
</text:a>
</text:p>
      <text:p text:style-name="P4">
<text:a xlink:type="simple" xlink:href="https://armyinform.com.ua/wp-content/uploads/2023/05/346264029_626041092762824_517257953646494874_n-e1683638454219.jpg" text:style-name="Internet_20_link" text:visited-style-name="Visited_20_Internet_20_Link">
<draw:frame draw:style-name="fr1" draw:name="Image418" text:anchor-type="as-char" svg:width="6.9236in" svg:height="6.9236in" draw:z-index="0">
<draw:image xlink:href="../Images/AРМІЯINFORM/2023-05-10T99-00-00-04-00/346264029_626041092762824_517257953646494874_n-e1683638454219-150x150.jpg" xlink:type="simple" xlink:show="embed" xlink:actuate="onLoad" draw:mime-type="image/jpeg"/>
</draw:frame>
</text:a>
</text:p>
      <text:p text:style-name="P4">
<text:a xlink:type="simple" xlink:href="https://armyinform.com.ua/wp-content/uploads/2023/05/346050829_218512990888098_4236508914574121656_n.jpg" text:style-name="Internet_20_link" text:visited-style-name="Visited_20_Internet_20_Link">
<draw:frame draw:style-name="fr1" draw:name="Image419" text:anchor-type="as-char" svg:width="6.9236in" svg:height="6.9236in" draw:z-index="0">
<draw:image xlink:href="../Images/AРМІЯINFORM/2023-05-10T99-00-00-04-00/346050829_218512990888098_4236508914574121656_n-150x150.jpg" xlink:type="simple" xlink:show="embed" xlink:actuate="onLoad" draw:mime-type="image/jpeg"/>
</draw:frame>
</text:a>
</text:p>
      <text:p text:style-name="P4">
<text:a xlink:type="simple" xlink:href="https://armyinform.com.ua/wp-content/uploads/2023/05/346051483_535258182152378_6079138916916229903_n.jpg" text:style-name="Internet_20_link" text:visited-style-name="Visited_20_Internet_20_Link">
<draw:frame draw:style-name="fr1" draw:name="Image420" text:anchor-type="as-char" svg:width="6.9236in" svg:height="6.9236in" draw:z-index="0">
<draw:image xlink:href="../Images/AРМІЯINFORM/2023-05-10T99-00-00-04-00/346051483_535258182152378_6079138916916229903_n-150x150.jpg" xlink:type="simple" xlink:show="embed" xlink:actuate="onLoad" draw:mime-type="image/jpeg"/>
</draw:frame>
</text:a>
</text:p>
      <text:p text:style-name="P4">
<text:a xlink:type="simple" xlink:href="https://armyinform.com.ua/wp-content/uploads/2023/05/345616950_1866298240423581_6958881992815439144_n.jpg" text:style-name="Internet_20_link" text:visited-style-name="Visited_20_Internet_20_Link">
<draw:frame draw:style-name="fr1" draw:name="Image421" text:anchor-type="as-char" svg:width="6.9236in" svg:height="6.9236in" draw:z-index="0">
<draw:image xlink:href="../Images/AРМІЯINFORM/2023-05-10T99-00-00-04-00/345616950_1866298240423581_6958881992815439144_n-150x150.jpg" xlink:type="simple" xlink:show="embed" xlink:actuate="onLoad" draw:mime-type="image/jpeg"/>
</draw:frame>
</text:a>
</text:p>
      <text:p text:style-name="P4">
Активісти наголошують, що посол змушений буде «побачити ціну, яку українціплатять за варварства країни, яку він представляє».</text:p>
      <text:p text:style-name="P4">
Водночас «Радіо Свобода» повідомляє, що послові рф у Польщі не дали покластиквіти на меморіальному цвинтарі у Варшаві. Активісти увімкнути звук повітряноїтривоги та перегородили дорогу дипломату.</text:p>
      <text:p text:style-name="P4">
Джерело: <text:span text:style-name="T5">
<text:a xlink:type="simple" xlink:href="https://www.facebook.com/verkhovna.rada.ukraine" text:style-name="Internet_20_link" text:visited-style-name="Visited_20_Internet_20_Link">
Верховна РадаУкраїни</text:a>
</text:span>
</text:p>
      <text:p text:style-name="P4">
Source: <text:a xlink:type="simple" xlink:href="https://armyinform.com.ua/2023/05/10/aktyvisty-vstanovyly-instalyacziyu-bilya-pamyatnyka-radyanskym-soldatam-u-varshavi-ukrayinski-prapory-i-hresty-z-imenamy-zhertv-rosijskoyi-agresiyi/" text:style-name="Internet_20_link" text:visited-style-name="Visited_20_Internet_20_Link">
https://armyinform.com.ua/2023/05/10/aktyvisty-vstanovyly-instalyacziyu-bilya-pamyatnyka-radyanskym-soldatam-u-varshavi-ukrayinski-prapory-i-hresty-z-imenamy-zhertv-rosijskoyi-agresiyi/</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